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media/image1.png" manifest:media-type="image/png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ext-properties fo:color="#000000" fo:font-size="10pt" style:font-size-asian="10pt" style:font-size-complex="10pt"/>
    </style:style>
    <style:style style:name="ce5" style:family="table-cell" style:parent-style-name="Default" style:data-style-name="N15">
      <style:text-properties fo:color="#000000" fo:font-size="10pt" style:font-size-asian="10pt" style:font-size-complex="10pt"/>
    </style:style>
    <style:style style:name="ce6" style:family="table-cell" style:parent-style-name="Default" style:data-style-name="N14"/>
    <style:style style:name="ce7" style:family="table-cell" style:parent-style-name="Default" style:data-style-name="N27">
      <style:table-cell-properties fo:border="thin solid #000000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14">
      <style:table-cell-properties fo:border="thin solid #000000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14">
      <style:text-properties fo:color="#000000" fo:font-size="10pt" style:font-size-asian="10pt" style:font-size-complex="10pt"/>
    </style:style>
    <style:style style:name="ce10" style:family="table-cell" style:parent-style-name="Default" style:data-style-name="N14">
      <style:text-properties fo:font-size="10pt" style:font-size-asian="10pt" style:font-size-complex="10pt"/>
    </style:style>
    <style:style style:name="ce11" style:family="table-cell" style:parent-style-name="Default" style:data-style-name="N0">
      <style:text-properties fo:color="#000000"/>
    </style:style>
    <style:style style:name="ce12" style:family="table-cell" style:parent-style-name="Default" style:data-style-name="N0">
      <style:text-properties fo:color="#000000"/>
    </style:style>
    <style:style style:name="ce13" style:family="table-cell" style:parent-style-name="Default" style:data-style-name="N0">
      <style:table-cell-properties fo:border="thin solid #000000" fo:background-color="#A9D08E"/>
      <style:text-properties style:font-name="Cambria" style:font-name-asian="Cambria" style:font-name-complex="Cambria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A9D08E"/>
      <style:text-properties fo:color="#000000" fo:font-size="10pt" style:font-size-asian="10pt" style:font-size-complex="10pt"/>
    </style:style>
    <style:style style:name="ce15" style:family="table-cell" style:parent-style-name="Default" style:data-style-name="N14">
      <style:table-cell-properties fo:background-color="#A9D08E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4.28625cm"/>
    </style:style>
    <style:style style:name="co8" style:family="table-column">
      <style:table-column-properties fo:break-before="auto" style:column-width="3.466041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3.254375cm"/>
    </style:style>
    <style:style style:name="co11" style:family="table-column">
      <style:table-column-properties fo:break-before="auto" style:column-width="1.9843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2" table:number-columns-repeated="2" table:default-cell-style-name="ce1"/>
        <table:table-column table:style-name="co2" table:default-cell-style-name="ce6"/>
        <table:table-column table:style-name="co6" table:default-cell-style-name="ce6"/>
        <table:table-column table:style-name="co2" table:default-cell-style-name="ce6"/>
        <table:table-column table:style-name="co2" table:number-columns-repeated="16370" table:default-cell-style-name="ce1"/>
        <table:table-row table:style-name="ro1">
          <table:table-cell office:value-type="string" table:style-name="ce3">
            <text:p>FECHAS</text:p>
          </table:table-cell>
          <table:table-cell office:value-type="string" table:style-name="ce3">
            <text:p>Acción A</text:p>
          </table:table-cell>
          <table:table-cell office:value-type="string" table:style-name="ce3">
            <text:p>Accción B</text:p>
          </table:table-cell>
          <table:table-cell office:value-type="string" table:style-name="ce3">
            <text:p>Acción C</text:p>
          </table:table-cell>
          <table:table-cell table:style-name="ce1"/>
          <table:table-cell office:value-type="string" table:style-name="ce3">
            <text:p>FECHAS</text:p>
          </table:table-cell>
          <table:table-cell office:value-type="string" table:style-name="ce3">
            <text:p>Acción A</text:p>
          </table:table-cell>
          <table:table-cell office:value-type="string" table:style-name="ce3">
            <text:p>Accción B</text:p>
          </table:table-cell>
          <table:table-cell office:value-type="string" table:style-name="ce3">
            <text:p>Acción C</text:p>
          </table:table-cell>
          <table:table-cell table:style-name="ce1"/>
          <table:table-cell office:value-type="string" table:style-name="ce1">
            <text:p>var-cov</text:p>
          </table:table-cell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19-01-01T00:00:00" table:style-name="ce7">
            <text:p>1/1/2019 0:00</text:p>
          </table:table-cell>
          <table:table-cell office:value-type="float" office:value="105" table:style-name="ce4">
            <text:p>105</text:p>
          </table:table-cell>
          <table:table-cell office:value-type="float" office:value="165" table:style-name="ce4">
            <text:p>165</text:p>
          </table:table-cell>
          <table:table-cell office:value-type="float" office:value="74" table:style-name="ce4">
            <text:p>74</text:p>
          </table:table-cell>
          <table:table-cell table:style-name="ce1"/>
          <table:table-cell office:value-type="date" office:date-value="2019-01-01T00:00:00" table:style-name="ce7">
            <text:p>1/1/2019 0:00</text:p>
          </table:table-cell>
          <table:table-cell table:number-columns-repeated="3" table:style-name="ce10"/>
          <table:table-cell table:style-name="ce1"/>
          <table:table-cell table:style-name="ce2"/>
          <table:table-cell office:value-type="string" table:style-name="ce8">
            <text:p>Acción A_perf</text:p>
          </table:table-cell>
          <table:table-cell office:value-type="string" table:style-name="ce8">
            <text:p>Accción B_perf</text:p>
          </table:table-cell>
          <table:table-cell office:value-type="string" table:style-name="ce8">
            <text:p>Acción C_perf</text:p>
          </table:table-cell>
          <table:table-cell table:number-columns-repeated="16370"/>
        </table:table-row>
        <table:table-row table:style-name="ro1">
          <table:table-cell office:value-type="date" office:date-value="2019-02-01T00:00:00" table:style-name="ce7">
            <text:p>2/1/2019 0:00</text:p>
          </table:table-cell>
          <table:table-cell office:value-type="float" office:value="110" table:style-name="ce4">
            <text:p>110</text:p>
          </table:table-cell>
          <table:table-cell office:value-type="float" office:value="180" table:style-name="ce4">
            <text:p>180</text:p>
          </table:table-cell>
          <table:table-cell office:value-type="float" office:value="82" table:style-name="ce4">
            <text:p>82</text:p>
          </table:table-cell>
          <table:table-cell table:style-name="ce1"/>
          <table:table-cell office:value-type="date" office:date-value="2019-02-01T00:00:00" table:style-name="ce7">
            <text:p>2/1/2019 0:00</text:p>
          </table:table-cell>
          <table:table-cell office:value-type="percentage" office:value="4.6520015634892997E-2" table:style-name="ce9">
            <text:p>4.65%</text:p>
          </table:table-cell>
          <table:table-cell office:value-type="percentage" office:value="8.7011376989630004E-2" table:style-name="ce9">
            <text:p>8.70%</text:p>
          </table:table-cell>
          <table:table-cell office:value-type="percentage" office:value="0.10265415406008301" table:style-name="ce9">
            <text:p>10.27%</text:p>
          </table:table-cell>
          <table:table-cell table:style-name="ce1"/>
          <table:table-cell office:value-type="string" table:style-name="ce3">
            <text:p>Acción A_perf</text:p>
          </table:table-cell>
          <table:table-cell office:value-type="percentage" office:value="2.3418427074379999E-3" table:style-name="ce9">
            <text:p>0.23%</text:p>
          </table:table-cell>
          <table:table-cell office:value-type="percentage" office:value="7.080513722E-4" table:style-name="ce9">
            <text:p>0.07%</text:p>
          </table:table-cell>
          <table:table-cell office:value-type="percentage" office:value="-1.5931115881617701E-5" table:style-name="ce9">
            <text:p>0.00%</text:p>
          </table:table-cell>
          <table:table-cell table:number-columns-repeated="16370"/>
        </table:table-row>
        <table:table-row table:style-name="ro1">
          <table:table-cell office:value-type="date" office:date-value="2019-03-01T00:00:00" table:style-name="ce7">
            <text:p>3/1/2019 0:00</text:p>
          </table:table-cell>
          <table:table-cell office:value-type="float" office:value="120" table:style-name="ce4">
            <text:p>120</text:p>
          </table:table-cell>
          <table:table-cell office:value-type="float" office:value="160" table:style-name="ce4">
            <text:p>160</text:p>
          </table:table-cell>
          <table:table-cell office:value-type="float" office:value="86" table:style-name="ce4">
            <text:p>86</text:p>
          </table:table-cell>
          <table:table-cell table:style-name="ce1"/>
          <table:table-cell office:value-type="date" office:date-value="2019-03-01T00:00:00" table:style-name="ce7">
            <text:p>3/1/2019 0:00</text:p>
          </table:table-cell>
          <table:table-cell office:value-type="percentage" office:value="8.7011376989630004E-2" table:style-name="ce9">
            <text:p>8.70%</text:p>
          </table:table-cell>
          <table:table-cell office:value-type="percentage" office:value="-0.117783035656383" table:style-name="ce9">
            <text:p>-11.78%</text:p>
          </table:table-cell>
          <table:table-cell office:value-type="percentage" office:value="4.7628048989254997E-2" table:style-name="ce9">
            <text:p>4.76%</text:p>
          </table:table-cell>
          <table:table-cell table:style-name="ce1"/>
          <table:table-cell office:value-type="string" table:style-name="ce3">
            <text:p>Accción B_perf</text:p>
          </table:table-cell>
          <table:table-cell office:value-type="percentage" office:value="7.080513722E-4" table:style-name="ce9">
            <text:p>0.07%</text:p>
          </table:table-cell>
          <table:table-cell office:value-type="percentage" office:value="1.5424753011157E-2" table:style-name="ce9">
            <text:p>1.54%</text:p>
          </table:table-cell>
          <table:table-cell office:value-type="percentage" office:value="1.9179778183469999E-3" table:style-name="ce9">
            <text:p>0.19%</text:p>
          </table:table-cell>
          <table:table-cell table:number-columns-repeated="16370"/>
        </table:table-row>
        <table:table-row table:style-name="ro1">
          <table:table-cell office:value-type="date" office:date-value="2019-04-01T00:00:00" table:style-name="ce7">
            <text:p>4/1/2019 0:00</text:p>
          </table:table-cell>
          <table:table-cell office:value-type="float" office:value="123" table:style-name="ce4">
            <text:p>123</text:p>
          </table:table-cell>
          <table:table-cell office:value-type="float" office:value="188" table:style-name="ce4">
            <text:p>188</text:p>
          </table:table-cell>
          <table:table-cell office:value-type="float" office:value="88" table:style-name="ce4">
            <text:p>88</text:p>
          </table:table-cell>
          <table:table-cell table:style-name="ce1"/>
          <table:table-cell office:value-type="date" office:date-value="2019-04-01T00:00:00" table:style-name="ce7">
            <text:p>4/1/2019 0:00</text:p>
          </table:table-cell>
          <table:table-cell office:value-type="percentage" office:value="2.4692612590372E-2" table:style-name="ce9">
            <text:p>2.47%</text:p>
          </table:table-cell>
          <table:table-cell office:value-type="percentage" office:value="0.16126814759612201" table:style-name="ce9">
            <text:p>16.13%</text:p>
          </table:table-cell>
          <table:table-cell office:value-type="percentage" office:value="2.2989518224698999E-2" table:style-name="ce9">
            <text:p>2.30%</text:p>
          </table:table-cell>
          <table:table-cell table:style-name="ce1"/>
          <table:table-cell office:value-type="string" table:style-name="ce3">
            <text:p>Acción C_perf</text:p>
          </table:table-cell>
          <table:table-cell office:value-type="percentage" office:value="-1.5931115881617701E-5" table:style-name="ce9">
            <text:p>0.00%</text:p>
          </table:table-cell>
          <table:table-cell office:value-type="percentage" office:value="1.9179778183469999E-3" table:style-name="ce9">
            <text:p>0.19%</text:p>
          </table:table-cell>
          <table:table-cell office:value-type="percentage" office:value="1.0060123037984E-2" table:style-name="ce9">
            <text:p>1.01%</text:p>
          </table:table-cell>
          <table:table-cell table:number-columns-repeated="16370"/>
        </table:table-row>
        <table:table-row table:style-name="ro1">
          <table:table-cell office:value-type="date" office:date-value="2019-05-01T00:00:00" table:style-name="ce7">
            <text:p>5/1/2019 0:00</text:p>
          </table:table-cell>
          <table:table-cell office:value-type="float" office:value="125" table:style-name="ce4">
            <text:p>125</text:p>
          </table:table-cell>
          <table:table-cell office:value-type="float" office:value="184" table:style-name="ce4">
            <text:p>184</text:p>
          </table:table-cell>
          <table:table-cell office:value-type="float" office:value="89" table:style-name="ce4">
            <text:p>89</text:p>
          </table:table-cell>
          <table:table-cell table:style-name="ce1"/>
          <table:table-cell office:value-type="date" office:date-value="2019-05-01T00:00:00" table:style-name="ce7">
            <text:p>5/1/2019 0:00</text:p>
          </table:table-cell>
          <table:table-cell office:value-type="percentage" office:value="1.6129381929884001E-2" table:style-name="ce9">
            <text:p>1.61%</text:p>
          </table:table-cell>
          <table:table-cell office:value-type="percentage" office:value="-2.1506205220964001E-2" table:style-name="ce9">
            <text:p>-2.15%</text:p>
          </table:table-cell>
          <table:table-cell office:value-type="percentage" office:value="1.1299555253934E-2" table:style-name="ce9">
            <text:p>1.13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19-06-01T00:00:00" table:style-name="ce7">
            <text:p>6/1/2019 0:00</text:p>
          </table:table-cell>
          <table:table-cell office:value-type="float" office:value="120" table:style-name="ce4">
            <text:p>120</text:p>
          </table:table-cell>
          <table:table-cell office:value-type="float" office:value="184" table:style-name="ce4">
            <text:p>184</text:p>
          </table:table-cell>
          <table:table-cell office:value-type="float" office:value="83" table:style-name="ce4">
            <text:p>83</text:p>
          </table:table-cell>
          <table:table-cell table:style-name="ce1"/>
          <table:table-cell office:value-type="date" office:date-value="2019-06-01T00:00:00" table:style-name="ce7">
            <text:p>6/1/2019 0:00</text:p>
          </table:table-cell>
          <table:table-cell office:value-type="percentage" office:value="-4.0821994520254999E-2" table:style-name="ce9">
            <text:p>-4.08%</text:p>
          </table:table-cell>
          <table:table-cell office:value-type="percentage" office:value="0" table:style-name="ce9">
            <text:p>0.00%</text:p>
          </table:table-cell>
          <table:table-cell office:value-type="percentage" office:value="-6.9795761935542003E-2" table:style-name="ce9">
            <text:p>-6.98%</text:p>
          </table:table-cell>
          <table:table-cell table:style-name="ce1"/>
          <table:table-cell office:value-type="string" table:style-name="ce2">
            <text:p>corr</text:p>
          </table:table-cell>
          <table:table-cell table:number-columns-repeated="3" table:style-name="ce10"/>
          <table:table-cell table:number-columns-repeated="16370"/>
        </table:table-row>
        <table:table-row table:style-name="ro1">
          <table:table-cell office:value-type="date" office:date-value="2019-07-01T00:00:00" table:style-name="ce7">
            <text:p>7/1/2019 0:00</text:p>
          </table:table-cell>
          <table:table-cell office:value-type="float" office:value="122" table:style-name="ce4">
            <text:p>122</text:p>
          </table:table-cell>
          <table:table-cell office:value-type="float" office:value="190" table:style-name="ce4">
            <text:p>190</text:p>
          </table:table-cell>
          <table:table-cell office:value-type="float" office:value="87" table:style-name="ce4">
            <text:p>87</text:p>
          </table:table-cell>
          <table:table-cell table:style-name="ce1"/>
          <table:table-cell office:value-type="date" office:date-value="2019-07-01T00:00:00" table:style-name="ce7">
            <text:p>7/1/2019 0:00</text:p>
          </table:table-cell>
          <table:table-cell office:value-type="percentage" office:value="1.6529301951210999E-2" table:style-name="ce9">
            <text:p>1.65%</text:p>
          </table:table-cell>
          <table:table-cell office:value-type="percentage" office:value="3.2088314551500997E-2" table:style-name="ce9">
            <text:p>3.21%</text:p>
          </table:table-cell>
          <table:table-cell office:value-type="percentage" office:value="4.7067510857986002E-2" table:style-name="ce9">
            <text:p>4.71%</text:p>
          </table:table-cell>
          <table:table-cell table:style-name="ce1"/>
          <table:table-cell table:style-name="ce2"/>
          <table:table-cell office:value-type="string" table:style-name="ce8">
            <text:p>Acción A_perf</text:p>
          </table:table-cell>
          <table:table-cell office:value-type="string" table:style-name="ce8">
            <text:p>Accción B_perf</text:p>
          </table:table-cell>
          <table:table-cell office:value-type="string" table:style-name="ce8">
            <text:p>Acción C_perf</text:p>
          </table:table-cell>
          <table:table-cell table:number-columns-repeated="16370"/>
        </table:table-row>
        <table:table-row table:style-name="ro1">
          <table:table-cell office:value-type="date" office:date-value="2019-08-01T00:00:00" table:style-name="ce7">
            <text:p>8/1/2019 0:00</text:p>
          </table:table-cell>
          <table:table-cell office:value-type="float" office:value="125" table:style-name="ce4">
            <text:p>125</text:p>
          </table:table-cell>
          <table:table-cell office:value-type="float" office:value="192" table:style-name="ce4">
            <text:p>192</text:p>
          </table:table-cell>
          <table:table-cell office:value-type="float" office:value="84" table:style-name="ce4">
            <text:p>84</text:p>
          </table:table-cell>
          <table:table-cell table:style-name="ce1"/>
          <table:table-cell office:value-type="date" office:date-value="2019-08-01T00:00:00" table:style-name="ce7">
            <text:p>8/1/2019 0:00</text:p>
          </table:table-cell>
          <table:table-cell office:value-type="percentage" office:value="2.4292692569045E-2" table:style-name="ce9">
            <text:p>2.43%</text:p>
          </table:table-cell>
          <table:table-cell office:value-type="percentage" office:value="1.0471299867296001E-2" table:style-name="ce9">
            <text:p>1.05%</text:p>
          </table:table-cell>
          <table:table-cell office:value-type="percentage" office:value="-3.5091319811269998E-2" table:style-name="ce9">
            <text:p>-3.51%</text:p>
          </table:table-cell>
          <table:table-cell table:style-name="ce1"/>
          <table:table-cell office:value-type="string" table:style-name="ce3">
            <text:p>Acción A_perf</text:p>
          </table:table-cell>
          <table:table-cell office:value-type="percentage" office:value="1" table:style-name="ce9">
            <text:p>100.00%</text:p>
          </table:table-cell>
          <table:table-cell office:value-type="percentage" office:value="0.117808546711583" table:style-name="ce9">
            <text:p>11.78%</text:p>
          </table:table-cell>
          <table:table-cell office:value-type="percentage" office:value="-3.2822049007380002E-3" table:style-name="ce9">
            <text:p>-0.33%</text:p>
          </table:table-cell>
          <table:table-cell table:number-columns-repeated="16370"/>
        </table:table-row>
        <table:table-row table:style-name="ro1">
          <table:table-cell office:value-type="date" office:date-value="2019-09-01T00:00:00" table:style-name="ce7">
            <text:p>9/1/2019 0:00</text:p>
          </table:table-cell>
          <table:table-cell office:value-type="float" office:value="123" table:style-name="ce4">
            <text:p>123</text:p>
          </table:table-cell>
          <table:table-cell office:value-type="float" office:value="195" table:style-name="ce4">
            <text:p>195</text:p>
          </table:table-cell>
          <table:table-cell office:value-type="float" office:value="84" table:style-name="ce4">
            <text:p>84</text:p>
          </table:table-cell>
          <table:table-cell table:style-name="ce1"/>
          <table:table-cell office:value-type="date" office:date-value="2019-09-01T00:00:00" table:style-name="ce7">
            <text:p>9/1/2019 0:00</text:p>
          </table:table-cell>
          <table:table-cell office:value-type="percentage" office:value="-1.6129381929884001E-2" table:style-name="ce9">
            <text:p>-1.61%</text:p>
          </table:table-cell>
          <table:table-cell office:value-type="percentage" office:value="1.5504186535964999E-2" table:style-name="ce9">
            <text:p>1.55%</text:p>
          </table:table-cell>
          <table:table-cell office:value-type="percentage" office:value="0" table:style-name="ce9">
            <text:p>0.00%</text:p>
          </table:table-cell>
          <table:table-cell table:style-name="ce1"/>
          <table:table-cell office:value-type="string" table:style-name="ce3">
            <text:p>Accción B_perf</text:p>
          </table:table-cell>
          <table:table-cell office:value-type="percentage" office:value="0.117808546711583" table:style-name="ce9">
            <text:p>11.78%</text:p>
          </table:table-cell>
          <table:table-cell office:value-type="percentage" office:value="1" table:style-name="ce9">
            <text:p>100.00%</text:p>
          </table:table-cell>
          <table:table-cell office:value-type="percentage" office:value="0.15396883536410799" table:style-name="ce9">
            <text:p>15.40%</text:p>
          </table:table-cell>
          <table:table-cell table:number-columns-repeated="16370"/>
        </table:table-row>
        <table:table-row table:style-name="ro1">
          <table:table-cell office:value-type="date" office:date-value="2019-10-01T00:00:00" table:style-name="ce7">
            <text:p>10/1/2019 0:00</text:p>
          </table:table-cell>
          <table:table-cell office:value-type="float" office:value="122" table:style-name="ce4">
            <text:p>122</text:p>
          </table:table-cell>
          <table:table-cell office:value-type="float" office:value="210" table:style-name="ce4">
            <text:p>210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date" office:date-value="2019-10-01T00:00:00" table:style-name="ce7">
            <text:p>10/1/2019 0:00</text:p>
          </table:table-cell>
          <table:table-cell office:value-type="percentage" office:value="-8.1633106391610002E-3" table:style-name="ce9">
            <text:p>-0.82%</text:p>
          </table:table-cell>
          <table:table-cell office:value-type="percentage" office:value="7.4107972153722002E-2" table:style-name="ce9">
            <text:p>7.41%</text:p>
          </table:table-cell>
          <table:table-cell office:value-type="percentage" office:value="1.1834457647002999E-2" table:style-name="ce9">
            <text:p>1.18%</text:p>
          </table:table-cell>
          <table:table-cell table:style-name="ce1"/>
          <table:table-cell office:value-type="string" table:style-name="ce3">
            <text:p>Acción C_perf</text:p>
          </table:table-cell>
          <table:table-cell office:value-type="percentage" office:value="-3.2822049007380002E-3" table:style-name="ce9">
            <text:p>-0.33%</text:p>
          </table:table-cell>
          <table:table-cell office:value-type="percentage" office:value="0.15396883536410799" table:style-name="ce9">
            <text:p>15.40%</text:p>
          </table:table-cell>
          <table:table-cell office:value-type="percentage" office:value="1" table:style-name="ce9">
            <text:p>100.00%</text:p>
          </table:table-cell>
          <table:table-cell table:number-columns-repeated="16370"/>
        </table:table-row>
        <table:table-row table:style-name="ro1">
          <table:table-cell office:value-type="date" office:date-value="2019-11-01T00:00:00" table:style-name="ce7">
            <text:p>11/1/2019 0:00</text:p>
          </table:table-cell>
          <table:table-cell office:value-type="float" office:value="130" table:style-name="ce4">
            <text:p>130</text:p>
          </table:table-cell>
          <table:table-cell office:value-type="float" office:value="216" table:style-name="ce4">
            <text:p>216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date" office:date-value="2019-11-01T00:00:00" table:style-name="ce7">
            <text:p>11/1/2019 0:00</text:p>
          </table:table-cell>
          <table:table-cell office:value-type="percentage" office:value="6.3513405722326E-2" table:style-name="ce9">
            <text:p>6.35%</text:p>
          </table:table-cell>
          <table:table-cell office:value-type="percentage" office:value="2.8170876966695999E-2" table:style-name="ce9">
            <text:p>2.82%</text:p>
          </table:table-cell>
          <table:table-cell office:value-type="percentage" office:value="0" table:style-name="ce9">
            <text:p>0.00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19-12-01T00:00:00" table:style-name="ce7">
            <text:p>12/1/2019 0:00</text:p>
          </table:table-cell>
          <table:table-cell office:value-type="float" office:value="132" table:style-name="ce4">
            <text:p>132</text:p>
          </table:table-cell>
          <table:table-cell office:value-type="float" office:value="200" table:style-name="ce4">
            <text:p>200</text:p>
          </table:table-cell>
          <table:table-cell office:value-type="float" office:value="96" table:style-name="ce4">
            <text:p>96</text:p>
          </table:table-cell>
          <table:table-cell table:style-name="ce1"/>
          <table:table-cell office:value-type="date" office:date-value="2019-12-01T00:00:00" table:style-name="ce7">
            <text:p>12/1/2019 0:00</text:p>
          </table:table-cell>
          <table:table-cell office:value-type="percentage" office:value="1.5267472130787999E-2" table:style-name="ce9">
            <text:p>1.53%</text:p>
          </table:table-cell>
          <table:table-cell office:value-type="percentage" office:value="-7.6961041136128006E-2" table:style-name="ce9">
            <text:p>-7.70%</text:p>
          </table:table-cell>
          <table:table-cell office:value-type="percentage" office:value="0.12169693497752" table:style-name="ce9">
            <text:p>12.17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01-01T00:00:00" table:style-name="ce7">
            <text:p>1/1/2020 0:00</text:p>
          </table:table-cell>
          <table:table-cell office:value-type="float" office:value="130" table:style-name="ce4">
            <text:p>130</text:p>
          </table:table-cell>
          <table:table-cell office:value-type="float" office:value="294" table:style-name="ce4">
            <text:p>294</text:p>
          </table:table-cell>
          <table:table-cell office:value-type="float" office:value="97" table:style-name="ce4">
            <text:p>97</text:p>
          </table:table-cell>
          <table:table-cell table:style-name="ce1"/>
          <table:table-cell office:value-type="date" office:date-value="2020-01-01T00:00:00" table:style-name="ce7">
            <text:p>1/1/2020 0:00</text:p>
          </table:table-cell>
          <table:table-cell office:value-type="percentage" office:value="-1.5267472130789E-2" table:style-name="ce9">
            <text:p>-1.53%</text:p>
          </table:table-cell>
          <table:table-cell office:value-type="percentage" office:value="0.385262400790645" table:style-name="ce9">
            <text:p>38.53%</text:p>
          </table:table-cell>
          <table:table-cell office:value-type="percentage" office:value="1.0362787035546999E-2" table:style-name="ce9">
            <text:p>1.04%</text:p>
          </table:table-cell>
          <table:table-cell table:style-name="ce1"/>
          <table:table-cell table:style-name="ce2"/>
          <table:table-cell office:value-type="string" table:style-name="ce8">
            <text:p>mean</text:p>
          </table:table-cell>
          <table:table-cell office:value-type="string" table:style-name="ce8">
            <text:p>std</text:p>
          </table:table-cell>
          <table:table-cell office:value-type="string" table:style-name="ce8">
            <text:p>var</text:p>
          </table:table-cell>
          <table:table-cell table:number-columns-repeated="16370"/>
        </table:table-row>
        <table:table-row table:style-name="ro1">
          <table:table-cell office:value-type="date" office:date-value="2020-02-01T00:00:00" table:style-name="ce7">
            <text:p>2/1/2020 0:00</text:p>
          </table:table-cell>
          <table:table-cell office:value-type="float" office:value="134" table:style-name="ce4">
            <text:p>134</text:p>
          </table:table-cell>
          <table:table-cell office:value-type="float" office:value="265" table:style-name="ce4">
            <text:p>265</text:p>
          </table:table-cell>
          <table:table-cell office:value-type="float" office:value="87" table:style-name="ce4">
            <text:p>87</text:p>
          </table:table-cell>
          <table:table-cell table:style-name="ce1"/>
          <table:table-cell office:value-type="date" office:date-value="2020-02-01T00:00:00" table:style-name="ce7">
            <text:p>2/1/2020 0:00</text:p>
          </table:table-cell>
          <table:table-cell office:value-type="percentage" office:value="3.0305349495328999E-2" table:style-name="ce9">
            <text:p>3.03%</text:p>
          </table:table-cell>
          <table:table-cell office:value-type="percentage" office:value="-0.10384994135245899" table:style-name="ce9">
            <text:p>-10.38%</text:p>
          </table:table-cell>
          <table:table-cell office:value-type="percentage" office:value="-0.10880285984879901" table:style-name="ce9">
            <text:p>-10.88%</text:p>
          </table:table-cell>
          <table:table-cell table:style-name="ce1"/>
          <table:table-cell office:value-type="string" table:style-name="ce3">
            <text:p>Acción A_perf</text:p>
          </table:table-cell>
          <table:table-cell office:value-type="percentage" office:value="1.3598238993302E-2" table:style-name="ce9">
            <text:p>1.36%</text:p>
          </table:table-cell>
          <table:table-cell office:value-type="percentage" office:value="4.8392589385543E-2" table:style-name="ce9">
            <text:p>4.84%</text:p>
          </table:table-cell>
          <table:table-cell office:value-type="percentage" office:value="2.3418427074379999E-3" table:style-name="ce9">
            <text:p>0.23%</text:p>
          </table:table-cell>
          <table:table-cell table:number-columns-repeated="16370"/>
        </table:table-row>
        <table:table-row table:style-name="ro1">
          <table:table-cell office:value-type="date" office:date-value="2020-03-01T00:00:00" table:style-name="ce7">
            <text:p>3/1/2020 0:00</text:p>
          </table:table-cell>
          <table:table-cell office:value-type="float" office:value="135" table:style-name="ce4">
            <text:p>135</text:p>
          </table:table-cell>
          <table:table-cell office:value-type="float" office:value="270" table:style-name="ce4">
            <text:p>270</text:p>
          </table:table-cell>
          <table:table-cell office:value-type="float" office:value="83" table:style-name="ce4">
            <text:p>83</text:p>
          </table:table-cell>
          <table:table-cell table:style-name="ce1"/>
          <table:table-cell office:value-type="date" office:date-value="2020-03-01T00:00:00" table:style-name="ce7">
            <text:p>3/1/2020 0:00</text:p>
          </table:table-cell>
          <table:table-cell office:value-type="percentage" office:value="7.434978487518E-3" table:style-name="ce9">
            <text:p>0.74%</text:p>
          </table:table-cell>
          <table:table-cell office:value-type="percentage" office:value="1.8692133012153E-2" table:style-name="ce9">
            <text:p>1.87%</text:p>
          </table:table-cell>
          <table:table-cell office:value-type="percentage" office:value="-4.7067510857986002E-2" table:style-name="ce9">
            <text:p>-4.71%</text:p>
          </table:table-cell>
          <table:table-cell table:style-name="ce1"/>
          <table:table-cell office:value-type="string" table:style-name="ce3">
            <text:p>Accción B_perf</text:p>
          </table:table-cell>
          <table:table-cell office:value-type="percentage" office:value="2.1971007341469999E-2" table:style-name="ce9">
            <text:p>2.20%</text:p>
          </table:table-cell>
          <table:table-cell office:value-type="percentage" office:value="0.124196429140119" table:style-name="ce9">
            <text:p>12.42%</text:p>
          </table:table-cell>
          <table:table-cell office:value-type="percentage" office:value="1.5424753011157E-2" table:style-name="ce9">
            <text:p>1.54%</text:p>
          </table:table-cell>
          <table:table-cell table:number-columns-repeated="16370"/>
        </table:table-row>
        <table:table-row table:style-name="ro1">
          <table:table-cell office:value-type="date" office:date-value="2020-04-01T00:00:00" table:style-name="ce7">
            <text:p>4/1/2020 0:00</text:p>
          </table:table-cell>
          <table:table-cell office:value-type="float" office:value="133" table:style-name="ce4">
            <text:p>133</text:p>
          </table:table-cell>
          <table:table-cell office:value-type="float" office:value="286" table:style-name="ce4">
            <text:p>286</text:p>
          </table:table-cell>
          <table:table-cell office:value-type="float" office:value="91" table:style-name="ce4">
            <text:p>91</text:p>
          </table:table-cell>
          <table:table-cell table:style-name="ce1"/>
          <table:table-cell office:value-type="date" office:date-value="2020-04-01T00:00:00" table:style-name="ce7">
            <text:p>4/1/2020 0:00</text:p>
          </table:table-cell>
          <table:table-cell office:value-type="percentage" office:value="-1.4925650216676E-2" table:style-name="ce9">
            <text:p>-1.49%</text:p>
          </table:table-cell>
          <table:table-cell office:value-type="percentage" office:value="5.7569851821478002E-2" table:style-name="ce9">
            <text:p>5.76%</text:p>
          </table:table-cell>
          <table:table-cell office:value-type="percentage" office:value="9.2018898720251999E-2" table:style-name="ce9">
            <text:p>9.20%</text:p>
          </table:table-cell>
          <table:table-cell table:style-name="ce1"/>
          <table:table-cell office:value-type="string" table:style-name="ce3">
            <text:p>Acción C_perf</text:p>
          </table:table-cell>
          <table:table-cell office:value-type="percentage" office:value="1.0536106893078E-2" table:style-name="ce9">
            <text:p>1.05%</text:p>
          </table:table-cell>
          <table:table-cell office:value-type="percentage" office:value="0.100300164695695" table:style-name="ce9">
            <text:p>10.03%</text:p>
          </table:table-cell>
          <table:table-cell office:value-type="percentage" office:value="1.0060123037984E-2" table:style-name="ce9">
            <text:p>1.01%</text:p>
          </table:table-cell>
          <table:table-cell table:number-columns-repeated="16370"/>
        </table:table-row>
        <table:table-row table:style-name="ro1">
          <table:table-cell office:value-type="date" office:date-value="2020-05-01T00:00:00" table:style-name="ce7">
            <text:p>5/1/2020 0:00</text:p>
          </table:table-cell>
          <table:table-cell office:value-type="float" office:value="130" table:style-name="ce4">
            <text:p>130</text:p>
          </table:table-cell>
          <table:table-cell office:value-type="float" office:value="277" table:style-name="ce4">
            <text:p>277</text:p>
          </table:table-cell>
          <table:table-cell office:value-type="float" office:value="99" table:style-name="ce4">
            <text:p>99</text:p>
          </table:table-cell>
          <table:table-cell table:style-name="ce1"/>
          <table:table-cell office:value-type="date" office:date-value="2020-05-01T00:00:00" table:style-name="ce7">
            <text:p>5/1/2020 0:00</text:p>
          </table:table-cell>
          <table:table-cell office:value-type="percentage" office:value="-2.2814677766171E-2" table:style-name="ce9">
            <text:p>-2.28%</text:p>
          </table:table-cell>
          <table:table-cell office:value-type="percentage" office:value="-3.1974304632514002E-2" table:style-name="ce9">
            <text:p>-3.20%</text:p>
          </table:table-cell>
          <table:table-cell office:value-type="percentage" office:value="8.4260343617739999E-2" table:style-name="ce9">
            <text:p>8.43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06-01T00:00:00" table:style-name="ce7">
            <text:p>6/1/2020 0:00</text:p>
          </table:table-cell>
          <table:table-cell office:value-type="float" office:value="154" table:style-name="ce4">
            <text:p>154</text:p>
          </table:table-cell>
          <table:table-cell office:value-type="float" office:value="297" table:style-name="ce4">
            <text:p>297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date" office:date-value="2020-06-01T00:00:00" table:style-name="ce7">
            <text:p>6/1/2020 0:00</text:p>
          </table:table-cell>
          <table:table-cell office:value-type="percentage" office:value="0.16941815195804699" table:style-name="ce9">
            <text:p>16.94%</text:p>
          </table:table-cell>
          <table:table-cell office:value-type="percentage" office:value="6.9714632615360997E-2" table:style-name="ce9">
            <text:p>6.97%</text:p>
          </table:table-cell>
          <table:table-cell office:value-type="percentage" office:value="1.0050335853502E-2" table:style-name="ce9">
            <text:p>1.01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07-01T00:00:00" table:style-name="ce7">
            <text:p>7/1/2020 0:00</text:p>
          </table:table-cell>
          <table:table-cell office:value-type="float" office:value="156" table:style-name="ce4">
            <text:p>156</text:p>
          </table:table-cell>
          <table:table-cell office:value-type="float" office:value="280" table:style-name="ce4">
            <text:p>280</text:p>
          </table:table-cell>
          <table:table-cell office:value-type="float" office:value="102" table:style-name="ce4">
            <text:p>102</text:p>
          </table:table-cell>
          <table:table-cell table:style-name="ce1"/>
          <table:table-cell office:value-type="date" office:date-value="2020-07-01T00:00:00" table:style-name="ce7">
            <text:p>7/1/2020 0:00</text:p>
          </table:table-cell>
          <table:table-cell office:value-type="percentage" office:value="1.2903404835907999E-2" table:style-name="ce9">
            <text:p>1.29%</text:p>
          </table:table-cell>
          <table:table-cell office:value-type="percentage" office:value="-5.8942535633449998E-2" table:style-name="ce9">
            <text:p>-5.89%</text:p>
          </table:table-cell>
          <table:table-cell office:value-type="percentage" office:value="1.980262729618E-2" table:style-name="ce9">
            <text:p>1.98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08-01T00:00:00" table:style-name="ce7">
            <text:p>8/1/2020 0:00</text:p>
          </table:table-cell>
          <table:table-cell office:value-type="float" office:value="146" table:style-name="ce4">
            <text:p>146</text:p>
          </table:table-cell>
          <table:table-cell office:value-type="float" office:value="297" table:style-name="ce4">
            <text:p>297</text:p>
          </table:table-cell>
          <table:table-cell office:value-type="float" office:value="98" table:style-name="ce4">
            <text:p>98</text:p>
          </table:table-cell>
          <table:table-cell table:style-name="ce1"/>
          <table:table-cell office:value-type="date" office:date-value="2020-08-01T00:00:00" table:style-name="ce7">
            <text:p>8/1/2020 0:00</text:p>
          </table:table-cell>
          <table:table-cell office:value-type="percentage" office:value="-6.6249385541200995E-2" table:style-name="ce9">
            <text:p>-6.62%</text:p>
          </table:table-cell>
          <table:table-cell office:value-type="percentage" office:value="5.8942535633449998E-2" table:style-name="ce9">
            <text:p>5.89%</text:p>
          </table:table-cell>
          <table:table-cell office:value-type="percentage" office:value="-4.0005334613698998E-2" table:style-name="ce9">
            <text:p>-4.00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09-01T00:00:00" table:style-name="ce7">
            <text:p>9/1/2020 0:00</text:p>
          </table:table-cell>
          <table:table-cell office:value-type="float" office:value="145" table:style-name="ce4">
            <text:p>145</text:p>
          </table:table-cell>
          <table:table-cell office:value-type="float" office:value="300" table:style-name="ce4">
            <text:p>300</text:p>
          </table:table-cell>
          <table:table-cell office:value-type="float" office:value="96" table:style-name="ce4">
            <text:p>96</text:p>
          </table:table-cell>
          <table:table-cell table:style-name="ce1"/>
          <table:table-cell office:value-type="date" office:date-value="2020-09-01T00:00:00" table:style-name="ce7">
            <text:p>9/1/2020 0:00</text:p>
          </table:table-cell>
          <table:table-cell office:value-type="percentage" office:value="-6.8728792877620001E-3" table:style-name="ce9">
            <text:p>-0.69%</text:p>
          </table:table-cell>
          <table:table-cell office:value-type="percentage" office:value="1.0050335853502E-2" table:style-name="ce9">
            <text:p>1.01%</text:p>
          </table:table-cell>
          <table:table-cell office:value-type="percentage" office:value="-2.0619287202736002E-2" table:style-name="ce9">
            <text:p>-2.06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10-01T00:00:00" table:style-name="ce7">
            <text:p>10/1/2020 0:00</text:p>
          </table:table-cell>
          <table:table-cell office:value-type="float" office:value="152" table:style-name="ce4">
            <text:p>152</text:p>
          </table:table-cell>
          <table:table-cell office:value-type="float" office:value="310" table:style-name="ce4">
            <text:p>310</text:p>
          </table:table-cell>
          <table:table-cell office:value-type="float" office:value="95" table:style-name="ce4">
            <text:p>95</text:p>
          </table:table-cell>
          <table:table-cell table:style-name="ce1"/>
          <table:table-cell office:value-type="date" office:date-value="2020-10-01T00:00:00" table:style-name="ce7">
            <text:p>10/1/2020 0:00</text:p>
          </table:table-cell>
          <table:table-cell office:value-type="percentage" office:value="4.7146778425702002E-2" table:style-name="ce9">
            <text:p>4.71%</text:p>
          </table:table-cell>
          <table:table-cell office:value-type="percentage" office:value="3.2789822822990998E-2" table:style-name="ce9">
            <text:p>3.28%</text:p>
          </table:table-cell>
          <table:table-cell office:value-type="percentage" office:value="-1.0471299867295E-2" table:style-name="ce9">
            <text:p>-1.05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11-01T00:00:00" table:style-name="ce7">
            <text:p>11/1/2020 0:00</text:p>
          </table:table-cell>
          <table:table-cell office:value-type="float" office:value="160" table:style-name="ce4">
            <text:p>160</text:p>
          </table:table-cell>
          <table:table-cell office:value-type="float" office:value="293" table:style-name="ce4">
            <text:p>293</text:p>
          </table:table-cell>
          <table:table-cell office:value-type="float" office:value="85" table:style-name="ce4">
            <text:p>85</text:p>
          </table:table-cell>
          <table:table-cell table:style-name="ce1"/>
          <table:table-cell office:value-type="date" office:date-value="2020-11-01T00:00:00" table:style-name="ce7">
            <text:p>11/1/2020 0:00</text:p>
          </table:table-cell>
          <table:table-cell office:value-type="percentage" office:value="5.1293294387551001E-2" table:style-name="ce9">
            <text:p>5.13%</text:p>
          </table:table-cell>
          <table:table-cell office:value-type="percentage" office:value="-5.6399688462125001E-2" table:style-name="ce9">
            <text:p>-5.64%</text:p>
          </table:table-cell>
          <table:table-cell office:value-type="percentage" office:value="-0.111225635110224" table:style-name="ce9">
            <text:p>-11.12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0-12-01T00:00:00" table:style-name="ce7">
            <text:p>12/1/2020 0:00</text:p>
          </table:table-cell>
          <table:table-cell office:value-type="float" office:value="158" table:style-name="ce4">
            <text:p>158</text:p>
          </table:table-cell>
          <table:table-cell office:value-type="float" office:value="270" table:style-name="ce4">
            <text:p>270</text:p>
          </table:table-cell>
          <table:table-cell office:value-type="float" office:value="96" table:style-name="ce4">
            <text:p>96</text:p>
          </table:table-cell>
          <table:table-cell table:style-name="ce1"/>
          <table:table-cell office:value-type="date" office:date-value="2020-12-01T00:00:00" table:style-name="ce7">
            <text:p>12/1/2020 0:00</text:p>
          </table:table-cell>
          <table:table-cell office:value-type="percentage" office:value="-1.257878220686E-2" table:style-name="ce9">
            <text:p>-1.26%</text:p>
          </table:table-cell>
          <table:table-cell office:value-type="percentage" office:value="-8.1750650018693E-2" table:style-name="ce9">
            <text:p>-8.18%</text:p>
          </table:table-cell>
          <table:table-cell office:value-type="percentage" office:value="0.12169693497752" table:style-name="ce9">
            <text:p>12.17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1-01T00:00:00" table:style-name="ce7">
            <text:p>1/1/2021 0:00</text:p>
          </table:table-cell>
          <table:table-cell office:value-type="float" office:value="160" table:style-name="ce4">
            <text:p>160</text:p>
          </table:table-cell>
          <table:table-cell office:value-type="float" office:value="276" table:style-name="ce4">
            <text:p>276</text:p>
          </table:table-cell>
          <table:table-cell office:value-type="float" office:value="106" table:style-name="ce4">
            <text:p>106</text:p>
          </table:table-cell>
          <table:table-cell table:style-name="ce1"/>
          <table:table-cell office:value-type="date" office:date-value="2021-01-01T00:00:00" table:style-name="ce7">
            <text:p>1/1/2021 0:00</text:p>
          </table:table-cell>
          <table:table-cell office:value-type="percentage" office:value="1.257878220686E-2" table:style-name="ce9">
            <text:p>1.26%</text:p>
          </table:table-cell>
          <table:table-cell office:value-type="percentage" office:value="2.1978906718775001E-2" table:style-name="ce9">
            <text:p>2.20%</text:p>
          </table:table-cell>
          <table:table-cell office:value-type="percentage" office:value="9.9090902644230996E-2" table:style-name="ce9">
            <text:p>9.91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2-01T00:00:00" table:style-name="ce7">
            <text:p>2/1/2021 0:00</text:p>
          </table:table-cell>
          <table:table-cell office:value-type="float" office:value="166" table:style-name="ce4">
            <text:p>166</text:p>
          </table:table-cell>
          <table:table-cell office:value-type="float" office:value="380" table:style-name="ce4">
            <text:p>380</text:p>
          </table:table-cell>
          <table:table-cell office:value-type="float" office:value="104" table:style-name="ce4">
            <text:p>104</text:p>
          </table:table-cell>
          <table:table-cell table:style-name="ce1"/>
          <table:table-cell office:value-type="date" office:date-value="2021-02-01T00:00:00" table:style-name="ce7">
            <text:p>2/1/2021 0:00</text:p>
          </table:table-cell>
          <table:table-cell office:value-type="percentage" office:value="3.6813973122715997E-2" table:style-name="ce9">
            <text:p>3.68%</text:p>
          </table:table-cell>
          <table:table-cell office:value-type="percentage" office:value="0.31977038700328098" table:style-name="ce9">
            <text:p>31.98%</text:p>
          </table:table-cell>
          <table:table-cell office:value-type="percentage" office:value="-1.9048194970695001E-2" table:style-name="ce9">
            <text:p>-1.90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3-01T00:00:00" table:style-name="ce7">
            <text:p>3/1/2021 0:00</text:p>
          </table:table-cell>
          <table:table-cell office:value-type="float" office:value="163" table:style-name="ce4">
            <text:p>163</text:p>
          </table:table-cell>
          <table:table-cell office:value-type="float" office:value="390" table:style-name="ce4">
            <text:p>390</text:p>
          </table:table-cell>
          <table:table-cell office:value-type="float" office:value="102" table:style-name="ce4">
            <text:p>102</text:p>
          </table:table-cell>
          <table:table-cell table:style-name="ce1"/>
          <table:table-cell office:value-type="date" office:date-value="2021-03-01T00:00:00" table:style-name="ce7">
            <text:p>3/1/2021 0:00</text:p>
          </table:table-cell>
          <table:table-cell office:value-type="percentage" office:value="-1.8237587549781002E-2" table:style-name="ce9">
            <text:p>-1.82%</text:p>
          </table:table-cell>
          <table:table-cell office:value-type="percentage" office:value="2.5975486403261E-2" table:style-name="ce9">
            <text:p>2.60%</text:p>
          </table:table-cell>
          <table:table-cell office:value-type="percentage" office:value="-1.9418085857101999E-2" table:style-name="ce9">
            <text:p>-1.94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4-01T00:00:00" table:style-name="ce7">
            <text:p>4/1/2021 0:00</text:p>
          </table:table-cell>
          <table:table-cell office:value-type="float" office:value="152" table:style-name="ce4">
            <text:p>152</text:p>
          </table:table-cell>
          <table:table-cell office:value-type="float" office:value="276" table:style-name="ce4">
            <text:p>276</text:p>
          </table:table-cell>
          <table:table-cell office:value-type="float" office:value="108" table:style-name="ce4">
            <text:p>108</text:p>
          </table:table-cell>
          <table:table-cell table:style-name="ce1"/>
          <table:table-cell office:value-type="date" office:date-value="2021-04-01T00:00:00" table:style-name="ce7">
            <text:p>4/1/2021 0:00</text:p>
          </table:table-cell>
          <table:table-cell office:value-type="percentage" office:value="-6.9869679960486E-2" table:style-name="ce9">
            <text:p>-6.99%</text:p>
          </table:table-cell>
          <table:table-cell office:value-type="percentage" office:value="-0.345745873406542" table:style-name="ce9">
            <text:p>-34.57%</text:p>
          </table:table-cell>
          <table:table-cell office:value-type="percentage" office:value="5.7158413839948997E-2" table:style-name="ce9">
            <text:p>5.72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5-01T00:00:00" table:style-name="ce7">
            <text:p>5/1/2021 0:00</text:p>
          </table:table-cell>
          <table:table-cell office:value-type="float" office:value="155" table:style-name="ce4">
            <text:p>155</text:p>
          </table:table-cell>
          <table:table-cell office:value-type="float" office:value="286" table:style-name="ce4">
            <text:p>286</text:p>
          </table:table-cell>
          <table:table-cell office:value-type="float" office:value="104" table:style-name="ce4">
            <text:p>104</text:p>
          </table:table-cell>
          <table:table-cell table:style-name="ce1"/>
          <table:table-cell office:value-type="date" office:date-value="2021-05-01T00:00:00" table:style-name="ce7">
            <text:p>5/1/2021 0:00</text:p>
          </table:table-cell>
          <table:table-cell office:value-type="percentage" office:value="1.9544596072969999E-2" table:style-name="ce9">
            <text:p>1.95%</text:p>
          </table:table-cell>
          <table:table-cell office:value-type="percentage" office:value="3.5590945102702998E-2" table:style-name="ce9">
            <text:p>3.56%</text:p>
          </table:table-cell>
          <table:table-cell office:value-type="percentage" office:value="-3.7740327982847002E-2" table:style-name="ce9">
            <text:p>-3.77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6-01T00:00:00" table:style-name="ce7">
            <text:p>6/1/2021 0:00</text:p>
          </table:table-cell>
          <table:table-cell office:value-type="float" office:value="160" table:style-name="ce4">
            <text:p>160</text:p>
          </table:table-cell>
          <table:table-cell office:value-type="float" office:value="295" table:style-name="ce4">
            <text:p>295</text:p>
          </table:table-cell>
          <table:table-cell office:value-type="float" office:value="100" table:style-name="ce4">
            <text:p>100</text:p>
          </table:table-cell>
          <table:table-cell table:style-name="ce1"/>
          <table:table-cell office:value-type="date" office:date-value="2021-06-01T00:00:00" table:style-name="ce7">
            <text:p>6/1/2021 0:00</text:p>
          </table:table-cell>
          <table:table-cell office:value-type="percentage" office:value="3.174869831458E-2" table:style-name="ce9">
            <text:p>3.17%</text:p>
          </table:table-cell>
          <table:table-cell office:value-type="percentage" office:value="3.0983545519967001E-2" table:style-name="ce9">
            <text:p>3.10%</text:p>
          </table:table-cell>
          <table:table-cell office:value-type="percentage" office:value="-3.9220713153281003E-2" table:style-name="ce9">
            <text:p>-3.92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7-01T00:00:00" table:style-name="ce7">
            <text:p>7/1/2021 0:00</text:p>
          </table:table-cell>
          <table:table-cell office:value-type="float" office:value="163" table:style-name="ce4">
            <text:p>163</text:p>
          </table:table-cell>
          <table:table-cell office:value-type="float" office:value="376" table:style-name="ce4">
            <text:p>376</text:p>
          </table:table-cell>
          <table:table-cell office:value-type="float" office:value="130" table:style-name="ce4">
            <text:p>130</text:p>
          </table:table-cell>
          <table:table-cell table:style-name="ce1"/>
          <table:table-cell office:value-type="date" office:date-value="2021-07-01T00:00:00" table:style-name="ce7">
            <text:p>7/1/2021 0:00</text:p>
          </table:table-cell>
          <table:table-cell office:value-type="percentage" office:value="1.8576385572936002E-2" table:style-name="ce9">
            <text:p>1.86%</text:p>
          </table:table-cell>
          <table:table-cell office:value-type="percentage" office:value="0.242613787050075" table:style-name="ce9">
            <text:p>24.26%</text:p>
          </table:table-cell>
          <table:table-cell office:value-type="percentage" office:value="0.262364264467491" table:style-name="ce9">
            <text:p>26.24%</text:p>
          </table:table-cell>
          <table:table-cell table:number-columns-repeated="2" table:style-name="ce1"/>
          <table:table-cell table:number-columns-repeated="3" table:style-name="ce6"/>
          <table:table-cell table:number-columns-repeated="16370"/>
        </table:table-row>
        <table:table-row table:style-name="ro1">
          <table:table-cell office:value-type="date" office:date-value="2021-08-01T00:00:00" table:style-name="ce7">
            <text:p>8/1/2021 0:00</text:p>
          </table:table-cell>
          <table:table-cell office:value-type="float" office:value="162" table:style-name="ce4">
            <text:p>162</text:p>
          </table:table-cell>
          <table:table-cell office:value-type="float" office:value="344" table:style-name="ce4">
            <text:p>344</text:p>
          </table:table-cell>
          <table:table-cell office:value-type="float" office:value="97" table:style-name="ce4">
            <text:p>97</text:p>
          </table:table-cell>
          <table:table-cell table:style-name="ce1"/>
          <table:table-cell office:value-type="date" office:date-value="2021-08-01T00:00:00" table:style-name="ce7">
            <text:p>8/1/2021 0:00</text:p>
          </table:table-cell>
          <table:table-cell office:value-type="percentage" office:value="-6.1538655743779997E-3" table:style-name="ce9">
            <text:p>-0.62%</text:p>
          </table:table-cell>
          <table:table-cell office:value-type="percentage" office:value="-8.8947486016496005E-2" table:style-name="ce9">
            <text:p>-8.89%</text:p>
          </table:table-cell>
          <table:table-cell office:value-type="percentage" office:value="-0.29282347195219999" table:style-name="ce9">
            <text:p>-29.28%</text:p>
          </table:table-cell>
          <table:table-cell table:number-columns-repeated="16375"/>
        </table:table-row>
        <table:table-row table:style-name="ro1">
          <table:table-cell office:value-type="date" office:date-value="2021-09-01T00:00:00" table:style-name="ce7">
            <text:p>9/1/2021 0:00</text:p>
          </table:table-cell>
          <table:table-cell office:value-type="float" office:value="180" table:style-name="ce4">
            <text:p>180</text:p>
          </table:table-cell>
          <table:table-cell office:value-type="float" office:value="340" table:style-name="ce4">
            <text:p>340</text:p>
          </table:table-cell>
          <table:table-cell office:value-type="float" office:value="110" table:style-name="ce4">
            <text:p>110</text:p>
          </table:table-cell>
          <table:table-cell table:style-name="ce1"/>
          <table:table-cell office:value-type="date" office:date-value="2021-09-01T00:00:00" table:style-name="ce7">
            <text:p>9/1/2021 0:00</text:p>
          </table:table-cell>
          <table:table-cell office:value-type="percentage" office:value="0.105360515657826" table:style-name="ce9">
            <text:p>10.54%</text:p>
          </table:table-cell>
          <table:table-cell office:value-type="percentage" office:value="-1.1696039763191E-2" table:style-name="ce9">
            <text:p>-1.17%</text:p>
          </table:table-cell>
          <table:table-cell office:value-type="percentage" office:value="0.125769387289033" table:style-name="ce9">
            <text:p>12.58%</text:p>
          </table:table-cell>
          <table:table-cell table:number-columns-repeated="16375"/>
        </table:table-row>
        <table:table-row table:style-name="ro1">
          <table:table-cell office:value-type="date" office:date-value="2021-10-01T00:00:00" table:style-name="ce7">
            <text:p>10/1/2021 0:00</text:p>
          </table:table-cell>
          <table:table-cell office:value-type="float" office:value="165" table:style-name="ce4">
            <text:p>165</text:p>
          </table:table-cell>
          <table:table-cell office:value-type="float" office:value="350" table:style-name="ce4">
            <text:p>350</text:p>
          </table:table-cell>
          <table:table-cell office:value-type="float" office:value="120" table:style-name="ce4">
            <text:p>120</text:p>
          </table:table-cell>
          <table:table-cell table:style-name="ce1"/>
          <table:table-cell office:value-type="date" office:date-value="2021-10-01T00:00:00" table:style-name="ce7">
            <text:p>10/1/2021 0:00</text:p>
          </table:table-cell>
          <table:table-cell office:value-type="percentage" office:value="-8.7011376989630004E-2" table:style-name="ce9">
            <text:p>-8.70%</text:p>
          </table:table-cell>
          <table:table-cell office:value-type="percentage" office:value="2.8987536873252E-2" table:style-name="ce9">
            <text:p>2.90%</text:p>
          </table:table-cell>
          <table:table-cell office:value-type="percentage" office:value="8.7011376989630004E-2" table:style-name="ce9">
            <text:p>8.70%</text:p>
          </table:table-cell>
          <table:table-cell table:number-columns-repeated="16375"/>
        </table:table-row>
        <table:table-row table:style-name="ro1">
          <table:table-cell office:value-type="date" office:date-value="2021-11-01T00:00:00" table:style-name="ce7">
            <text:p>11/1/2021 0:00</text:p>
          </table:table-cell>
          <table:table-cell office:value-type="float" office:value="170" table:style-name="ce4">
            <text:p>170</text:p>
          </table:table-cell>
          <table:table-cell office:value-type="float" office:value="352" table:style-name="ce4">
            <text:p>352</text:p>
          </table:table-cell>
          <table:table-cell office:value-type="float" office:value="97" table:style-name="ce4">
            <text:p>97</text:p>
          </table:table-cell>
          <table:table-cell table:style-name="ce1"/>
          <table:table-cell office:value-type="date" office:date-value="2021-11-01T00:00:00" table:style-name="ce7">
            <text:p>11/1/2021 0:00</text:p>
          </table:table-cell>
          <table:table-cell office:value-type="percentage" office:value="2.9852963149681E-2" table:style-name="ce9">
            <text:p>2.99%</text:p>
          </table:table-cell>
          <table:table-cell office:value-type="percentage" office:value="5.6980211146379998E-3" table:style-name="ce9">
            <text:p>0.57%</text:p>
          </table:table-cell>
          <table:table-cell office:value-type="percentage" office:value="-0.21278076427866299" table:style-name="ce9">
            <text:p>-21.28%</text:p>
          </table:table-cell>
          <table:table-cell table:number-columns-repeated="16375"/>
        </table:table-row>
        <table:table-row table:style-name="ro1">
          <table:table-cell office:value-type="date" office:date-value="2021-12-01T00:00:00" table:style-name="ce7">
            <text:p>12/1/2021 0:00</text:p>
          </table:table-cell>
          <table:table-cell office:value-type="float" office:value="169" table:style-name="ce4">
            <text:p>169</text:p>
          </table:table-cell>
          <table:table-cell office:value-type="float" office:value="356" table:style-name="ce4">
            <text:p>356</text:p>
          </table:table-cell>
          <table:table-cell office:value-type="float" office:value="107" table:style-name="ce4">
            <text:p>107</text:p>
          </table:table-cell>
          <table:table-cell table:style-name="ce1"/>
          <table:table-cell office:value-type="date" office:date-value="2021-12-01T00:00:00" table:style-name="ce7">
            <text:p>12/1/2021 0:00</text:p>
          </table:table-cell>
          <table:table-cell office:value-type="percentage" office:value="-5.8997221271880002E-3" table:style-name="ce9">
            <text:p>-0.59%</text:p>
          </table:table-cell>
          <table:table-cell office:value-type="percentage" office:value="1.1299555253934E-2" table:style-name="ce9">
            <text:p>1.13%</text:p>
          </table:table-cell>
          <table:table-cell office:value-type="percentage" office:value="9.8117855958524E-2" table:style-name="ce9">
            <text:p>9.81%</text:p>
          </table:table-cell>
          <table:table-cell table:number-columns-repeated="16375"/>
        </table:table-row>
        <table:table-row table:number-rows-repeated="1048539" table:style-name="ro1">
          <table:table-cell table:number-columns-repeated="16384"/>
        </table:table-row>
      </table:table>
      <table:table table:name="portfolio" table:style-name="ta1">
        <table:table-column table:style-name="co2" table:default-cell-style-name="ce1"/>
        <table:table-column table:style-name="co7" table:default-cell-style-name="ce1"/>
        <table:table-column table:style-name="co4" table:default-cell-style-name="ce1"/>
        <table:table-column table:style-name="co8" table:default-cell-style-name="ce1"/>
        <table:table-column table:style-name="co2" table:number-columns-repeated="2" table:default-cell-style-name="ce6"/>
        <table:table-column table:style-name="co9" table:number-columns-repeated="2" table:default-cell-style-name="ce1"/>
        <table:table-column table:style-name="co2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3" table:default-cell-style-name="ce1"/>
        <table:table-column table:style-name="co2" table:number-columns-repeated="2" table:default-cell-style-name="ce6"/>
        <table:table-column table:style-name="co2" table:number-columns-repeated="16368" table:default-cell-style-name="ce1"/>
        <table:table-row table:style-name="ro1">
          <table:table-cell table:style-name="ce2"/>
          <table:table-cell office:value-type="string" table:style-name="ce3">
            <text:p>Acción A_perf</text:p>
          </table:table-cell>
          <table:table-cell office:value-type="string" table:style-name="ce3">
            <text:p>Accción B_perf</text:p>
          </table:table-cell>
          <table:table-cell office:value-type="string" table:style-name="ce3">
            <text:p>Acción C_perf</text:p>
          </table:table-cell>
          <table:table-cell office:value-type="string" table:style-name="ce8">
            <text:p>risk</text:p>
          </table:table-cell>
          <table:table-cell office:value-type="string" table:style-name="ce8">
            <text:p>return</text:p>
          </table:table-cell>
          <table:table-cell office:value-type="string" table:style-name="ce11">
            <text:p>Sharpe_ratio</text:p>
          </table:table-cell>
          <table:table-cell office:value-type="string" table:style-name="ce1">
            <text:p>Max_ratio</text:p>
          </table:table-cell>
          <table:table-cell table:number-columns-repeated="2" table:style-name="ce1"/>
          <table:table-cell table:style-name="ce2"/>
          <table:table-cell office:value-type="string" table:style-name="ce3">
            <text:p>Acción A_perf</text:p>
          </table:table-cell>
          <table:table-cell office:value-type="string" table:style-name="ce3">
            <text:p>Accción B_perf</text:p>
          </table:table-cell>
          <table:table-cell office:value-type="string" table:style-name="ce3">
            <text:p>Acción C_perf</text:p>
          </table:table-cell>
          <table:table-cell office:value-type="string" table:style-name="ce8">
            <text:p>risk</text:p>
          </table:table-cell>
          <table:table-cell office:value-type="string" table:style-name="ce8">
            <text:p>return</text:p>
          </table:table-cell>
          <table:table-cell table:number-columns-repeated="16368" table:style-name="ce1"/>
        </table:table-row>
        <table:table-row table:style-name="ro1">
          <table:table-cell office:value-type="float" office:value="0" table:style-name="ce3">
            <text:p>0</text:p>
          </table:table-cell>
          <table:table-cell office:value-type="float" office:value="0.94017773251093795" table:style-name="ce4">
            <text:p>0.940177733</text:p>
          </table:table-cell>
          <table:table-cell office:value-type="float" office:value="0" table:style-name="ce4">
            <text:p>0</text:p>
          </table:table-cell>
          <table:table-cell office:value-type="float" office:value="5.9822267489061998E-2" table:style-name="ce4">
            <text:p>0.059822267</text:p>
          </table:table-cell>
          <table:table-cell office:value-type="percentage" office:value="2.104244940795E-3" table:style-name="ce9">
            <text:p>0.21%</text:p>
          </table:table-cell>
          <table:table-cell office:value-type="percentage" office:value="1.3415055307715E-2" table:style-name="ce9">
            <text:p>1.34%</text:p>
          </table:table-cell>
          <table:table-cell office:value-type="string" table:style-name="ce12">
            <text:p>-0.58857418</text:p>
          </table:table-cell>
          <table:table-cell office:value-type="string" table:style-name="ce11">
            <text:p>0.24455737</text:p>
          </table:table-cell>
          <table:table-cell table:number-columns-repeated="2" table:style-name="ce1"/>
          <table:table-cell office:value-type="string" table:style-name="ce13">
            <text:p>min_port</text:p>
          </table:table-cell>
          <table:table-cell office:value-type="float" office:value="0.76583846706020597" table:style-name="ce14">
            <text:p>0.765838467</text:p>
          </table:table-cell>
          <table:table-cell office:value-type="float" office:value="6.2456849118878999E-2" table:style-name="ce14">
            <text:p>0.062456849</text:p>
          </table:table-cell>
          <table:table-cell office:value-type="float" office:value="0.171704683820915" table:style-name="ce14">
            <text:p>0.171704684</text:p>
          </table:table-cell>
          <table:table-cell office:value-type="percentage" office:value="1.8349604254369999E-3" table:style-name="ce15">
            <text:p>0.18%</text:p>
          </table:table-cell>
          <table:table-cell office:value-type="percentage" office:value="1.3595393298643999E-2" table:style-name="ce15">
            <text:p>1.36%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0.851130629407019" table:style-name="ce4">
            <text:p>0.851130629</text:p>
          </table:table-cell>
          <table:table-cell office:value-type="float" office:value="7.2437444304231005E-2" table:style-name="ce4">
            <text:p>0.072437444</text:p>
          </table:table-cell>
          <table:table-cell office:value-type="float" office:value="7.6431926288751006E-2" table:style-name="ce4">
            <text:p>0.076431926</text:p>
          </table:table-cell>
          <table:table-cell office:value-type="percentage" office:value="1.9426648229450001E-3" table:style-name="ce9">
            <text:p>0.19%</text:p>
          </table:table-cell>
          <table:table-cell office:value-type="percentage" office:value="1.3970696279223999E-2" table:style-name="ce9">
            <text:p>1.40%</text:p>
          </table:table-cell>
          <table:table-cell office:value-type="string" table:style-name="ce12">
            <text:p>-0.57673111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max_port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.66533453693774E-16" table:style-name="ce5">
            <text:p>1.67E-16</text:p>
          </table:table-cell>
          <table:table-cell office:value-type="percentage" office:value="1.5424753011157E-2" table:style-name="ce9">
            <text:p>1.54%</text:p>
          </table:table-cell>
          <table:table-cell office:value-type="percentage" office:value="2.1971007341469999E-2" table:style-name="ce9">
            <text:p>2.20%</text:p>
          </table:table-cell>
          <table:table-cell table:number-columns-repeated="16368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7.4467345453057998E-2" table:style-name="ce4">
            <text:p>0.074467345</text:p>
          </table:table-cell>
          <table:table-cell office:value-type="float" office:value="0.925532654546942" table:style-name="ce4">
            <text:p>0.925532655</text:p>
          </table:table-cell>
          <table:table-cell office:value-type="float" office:value="0" table:style-name="ce4">
            <text:p>0</text:p>
          </table:table-cell>
          <table:table-cell office:value-type="percentage" office:value="1.3323595388693E-2" table:style-name="ce9">
            <text:p>1.33%</text:p>
          </table:table-cell>
          <table:table-cell office:value-type="percentage" office:value="2.1347509508489002E-2" table:style-name="ce9">
            <text:p>2.13%</text:p>
          </table:table-cell>
          <table:table-cell office:value-type="string" table:style-name="ce11">
            <text:p>0.15569005</text:p>
          </table:table-cell>
          <table:table-cell table:style-name="ce11"/>
          <table:table-cell table:number-columns-repeated="2" table:style-name="ce1"/>
          <table:table-cell office:value-type="string" table:style-name="ce3">
            <text:p>dist_0</text:p>
          </table:table-cell>
          <table:table-cell office:value-type="float" office:value="0.76578803756667102" table:style-name="ce4">
            <text:p>0.765788038</text:p>
          </table:table-cell>
          <table:table-cell office:value-type="float" office:value="6.2656170417112994E-2" table:style-name="ce4">
            <text:p>0.06265617</text:p>
          </table:table-cell>
          <table:table-cell office:value-type="float" office:value="0.17155579201621601" table:style-name="ce4">
            <text:p>0.171555792</text:p>
          </table:table-cell>
          <table:table-cell office:value-type="percentage" office:value="1.834961138824E-3" table:style-name="ce9">
            <text:p>0.18%</text:p>
          </table:table-cell>
          <table:table-cell office:value-type="percentage" office:value="1.3597518096075E-2" table:style-name="ce9">
            <text:p>1.36%</text:p>
          </table:table-cell>
          <table:table-cell table:number-columns-repeated="2" table:style-name="ce1"/>
          <table:table-cell office:value-type="string" table:style-name="ce1">
            <text:p>No se pueden poner mas de una serie en excel online, por eso graficamos el minimo reisgo en el pc</text:p>
          </table:table-cell>
          <table:table-cell table:number-columns-repeated="16365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52609994028412199" table:style-name="ce4">
            <text:p>0.52609994</text:p>
          </table:table-cell>
          <table:table-cell office:value-type="float" office:value="0.33725703521574102" table:style-name="ce4">
            <text:p>0.337257035</text:p>
          </table:table-cell>
          <table:table-cell office:value-type="float" office:value="0.13664302450013699" table:style-name="ce4">
            <text:p>0.136643025</text:p>
          </table:table-cell>
          <table:table-cell office:value-type="percentage" office:value="3.0162060322270002E-3" table:style-name="ce9">
            <text:p>0.30%</text:p>
          </table:table-cell>
          <table:table-cell office:value-type="percentage" office:value="1.600359503136E-2" table:style-name="ce9">
            <text:p>1.60%</text:p>
          </table:table-cell>
          <table:table-cell office:value-type="string" table:style-name="ce12">
            <text:p>-0.43638907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</text:p>
          </table:table-cell>
          <table:table-cell office:value-type="float" office:value="0.72210605830819297" table:style-name="ce4">
            <text:p>0.722106058</text:p>
          </table:table-cell>
          <table:table-cell office:value-type="float" office:value="0.205833745337657" table:style-name="ce4">
            <text:p>0.205833745</text:p>
          </table:table-cell>
          <table:table-cell office:value-type="float" office:value="7.2060196354149994E-2" table:style-name="ce4">
            <text:p>0.072060196</text:p>
          </table:table-cell>
          <table:table-cell office:value-type="percentage" office:value="2.192590699749E-3" table:style-name="ce9">
            <text:p>0.22%</text:p>
          </table:table-cell>
          <table:table-cell office:value-type="percentage" office:value="1.5100979420845E-2" table:style-name="ce9">
            <text:p>1.51%</text:p>
          </table:table-cell>
          <table:table-cell table:number-columns-repeated="16368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12555977197346799" table:style-name="ce4">
            <text:p>0.125559772</text:p>
          </table:table-cell>
          <table:table-cell office:value-type="float" office:value="0.18402154250557501" table:style-name="ce4">
            <text:p>0.184021543</text:p>
          </table:table-cell>
          <table:table-cell office:value-type="float" office:value="0.69041868552095698" table:style-name="ce4">
            <text:p>0.690418686</text:p>
          </table:table-cell>
          <table:table-cell office:value-type="percentage" office:value="5.8720248642279999E-3" table:style-name="ce9">
            <text:p>0.59%</text:p>
          </table:table-cell>
          <table:table-cell office:value-type="percentage" office:value="1.3024855520245999E-2" table:style-name="ce9">
            <text:p>1.30%</text:p>
          </table:table-cell>
          <table:table-cell office:value-type="string" table:style-name="ce12">
            <text:p>-0.31693057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2</text:p>
          </table:table-cell>
          <table:table-cell office:value-type="float" office:value="0.70389534926684805" table:style-name="ce4">
            <text:p>0.703895349</text:p>
          </table:table-cell>
          <table:table-cell office:value-type="float" office:value="0.26524804049136602" table:style-name="ce4">
            <text:p>0.26524804</text:p>
          </table:table-cell>
          <table:table-cell office:value-type="float" office:value="3.0856610241786001E-2" table:style-name="ce4">
            <text:p>0.03085661</text:p>
          </table:table-cell>
          <table:table-cell office:value-type="percentage" office:value="2.550220246012E-3" table:style-name="ce9">
            <text:p>0.26%</text:p>
          </table:table-cell>
          <table:table-cell office:value-type="percentage" office:value="1.5724612374416001E-2" table:style-name="ce9">
            <text:p>1.57%</text:p>
          </table:table-cell>
          <table:table-cell table:style-name="ce1"/>
          <table:table-cell table:style-name="ce1">
            <draw:frame draw:z-index="2" draw:id="id1" draw:style-name="a1" draw:name="Imagen 30" svg:x="0.65625in" svg:y="0.01042in" svg:width="8.48958in" svg:height="4.48958in" style:rel-width="scale" style:rel-height="scale">
              <draw:image xlink:href="" xlink:type="simple" xlink:show="embed" xlink:actuate="onLoad"/>
              <svg:title/>
              <svg:desc/>
            </draw:frame>
          </table:table-cell>
          <table:table-cell table:number-columns-repeated="16366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56947888412132" table:style-name="ce4">
            <text:p>0.156947888</text:p>
          </table:table-cell>
          <table:table-cell office:value-type="float" office:value="0.76218065950507596" table:style-name="ce4">
            <text:p>0.76218066</text:p>
          </table:table-cell>
          <table:table-cell office:value-type="float" office:value="8.0871452082792006E-2" table:style-name="ce4">
            <text:p>0.080871452</text:p>
          </table:table-cell>
          <table:table-cell office:value-type="percentage" office:value="9.4894552075769998E-3" table:style-name="ce9">
            <text:p>0.95%</text:p>
          </table:table-cell>
          <table:table-cell office:value-type="percentage" office:value="1.9732162025377E-2" table:style-name="ce9">
            <text:p>1.97%</text:p>
          </table:table-cell>
          <table:table-cell office:value-type="string" table:style-name="ce12">
            <text:p>-0.02587375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3</text:p>
          </table:table-cell>
          <table:table-cell office:value-type="float" office:value="0.68888726694929003" table:style-name="ce4">
            <text:p>0.688887267</text:p>
          </table:table-cell>
          <table:table-cell office:value-type="float" office:value="0.31111273305071002" table:style-name="ce4">
            <text:p>0.311112733</text:p>
          </table:table-cell>
          <table:table-cell office:value-type="float" office:value="3.3881317890171999E-19" table:style-name="ce5">
            <text:p>3.39E-19</text:p>
          </table:table-cell>
          <table:table-cell office:value-type="percentage" office:value="2.9078388669809998E-3" table:style-name="ce9">
            <text:p>0.29%</text:p>
          </table:table-cell>
          <table:table-cell office:value-type="percentage" office:value="1.6203113837301001E-2" table:style-name="ce9">
            <text:p>1.62%</text:p>
          </table:table-cell>
          <table:table-cell table:number-columns-repeated="16368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55291127366256998" table:style-name="ce4">
            <text:p>0.552911274</text:p>
          </table:table-cell>
          <table:table-cell office:value-type="float" office:value="5.7200876240284998E-2" table:style-name="ce4">
            <text:p>0.057200876</text:p>
          </table:table-cell>
          <table:table-cell office:value-type="float" office:value="0.389887850097144" table:style-name="ce4">
            <text:p>0.38988785</text:p>
          </table:table-cell>
          <table:table-cell office:value-type="percentage" office:value="2.419128115676E-3" table:style-name="ce9">
            <text:p>0.24%</text:p>
          </table:table-cell>
          <table:table-cell office:value-type="percentage" office:value="1.2883280578104001E-2" table:style-name="ce9">
            <text:p>1.29%</text:p>
          </table:table-cell>
          <table:table-cell office:value-type="string" table:style-name="ce12">
            <text:p>-0.58842713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4</text:p>
          </table:table-cell>
          <table:table-cell office:value-type="float" office:value="0.642250909514262" table:style-name="ce4">
            <text:p>0.64225091</text:p>
          </table:table-cell>
          <table:table-cell office:value-type="float" office:value="0.357749090485738" table:style-name="ce4">
            <text:p>0.35774909</text:p>
          </table:table-cell>
          <table:table-cell office:value-type="float" office:value="6.7220534694101298E-18" table:style-name="ce5">
            <text:p>6.72E-18</text:p>
          </table:table-cell>
          <table:table-cell office:value-type="percentage" office:value="3.2654762040050002E-3" table:style-name="ce9">
            <text:p>0.33%</text:p>
          </table:table-cell>
          <table:table-cell office:value-type="percentage" office:value="1.6593589254707001E-2" table:style-name="ce9">
            <text:p>1.66%</text:p>
          </table:table-cell>
          <table:table-cell table:number-columns-repeated="16368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41527873345177602" table:style-name="ce4">
            <text:p>0.415278733</text:p>
          </table:table-cell>
          <table:table-cell office:value-type="float" office:value="0.56189839904110295" table:style-name="ce4">
            <text:p>0.561898399</text:p>
          </table:table-cell>
          <table:table-cell office:value-type="float" office:value="2.2822867507122001E-2" table:style-name="ce4">
            <text:p>0.022822868</text:p>
          </table:table-cell>
          <table:table-cell office:value-type="percentage" office:value="5.6584908675569997E-3" table:style-name="ce9">
            <text:p>0.57%</text:p>
          </table:table-cell>
          <table:table-cell office:value-type="percentage" office:value="1.8232997488467E-2" table:style-name="ce9">
            <text:p>1.82%</text:p>
          </table:table-cell>
          <table:table-cell office:value-type="string" table:style-name="ce12">
            <text:p>-0.23811275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5</text:p>
          </table:table-cell>
          <table:table-cell office:value-type="float" office:value="0.602844163308353" table:style-name="ce4">
            <text:p>0.602844163</text:p>
          </table:table-cell>
          <table:table-cell office:value-type="float" office:value="0.397155836691647" table:style-name="ce4">
            <text:p>0.397155837</text:p>
          </table:table-cell>
          <table:table-cell office:value-type="float" office:value="0" table:style-name="ce4">
            <text:p>0</text:p>
          </table:table-cell>
          <table:table-cell office:value-type="percentage" office:value="3.6231115395740001E-3" table:style-name="ce9">
            <text:p>0.36%</text:p>
          </table:table-cell>
          <table:table-cell office:value-type="percentage" office:value="1.6923532812044E-2" table:style-name="ce9">
            <text:p>1.69%</text:p>
          </table:table-cell>
          <table:table-cell table:number-columns-repeated="16368" table:style-name="ce1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0.33685945610678703" table:style-name="ce4">
            <text:p>0.336859456</text:p>
          </table:table-cell>
          <table:table-cell office:value-type="float" office:value="0.32686162072451502" table:style-name="ce4">
            <text:p>0.326861621</text:p>
          </table:table-cell>
          <table:table-cell office:value-type="float" office:value="0.33627892316869801" table:style-name="ce4">
            <text:p>0.336278923</text:p>
          </table:table-cell>
          <table:table-cell office:value-type="percentage" office:value="3.625278967101E-3" table:style-name="ce9">
            <text:p>0.36%</text:p>
          </table:table-cell>
          <table:table-cell office:value-type="percentage" office:value="1.5305245140271E-2" table:style-name="ce9">
            <text:p>1.53%</text:p>
          </table:table-cell>
          <table:table-cell office:value-type="string" table:style-name="ce12">
            <text:p>-0.41650565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6</text:p>
          </table:table-cell>
          <table:table-cell office:value-type="float" office:value="0.56805372281489896" table:style-name="ce4">
            <text:p>0.568053723</text:p>
          </table:table-cell>
          <table:table-cell office:value-type="float" office:value="0.43194627718510198" table:style-name="ce4">
            <text:p>0.431946277</text:p>
          </table:table-cell>
          <table:table-cell office:value-type="float" office:value="0" table:style-name="ce4">
            <text:p>0</text:p>
          </table:table-cell>
          <table:table-cell office:value-type="percentage" office:value="3.9810580526830003E-3" table:style-name="ce9">
            <text:p>0.40%</text:p>
          </table:table-cell>
          <table:table-cell office:value-type="percentage" office:value="1.7214825111026E-2" table:style-name="ce9">
            <text:p>1.72%</text:p>
          </table:table-cell>
          <table:table-cell table:number-columns-repeated="16368" table:style-name="ce1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29592796858503201" table:style-name="ce4">
            <text:p>0.295927969</text:p>
          </table:table-cell>
          <table:table-cell office:value-type="float" office:value="0" table:style-name="ce4">
            <text:p>0</text:p>
          </table:table-cell>
          <table:table-cell office:value-type="float" office:value="0.70407203141496799" table:style-name="ce4">
            <text:p>0.704072031</text:p>
          </table:table-cell>
          <table:table-cell office:value-type="percentage" office:value="5.1854226896099996E-3" table:style-name="ce9">
            <text:p>0.52%</text:p>
          </table:table-cell>
          <table:table-cell office:value-type="percentage" office:value="1.1442277425036E-2" table:style-name="ce9">
            <text:p>1.14%</text:p>
          </table:table-cell>
          <table:table-cell office:value-type="string" table:style-name="ce12">
            <text:p>-0.42077088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7</text:p>
          </table:table-cell>
          <table:table-cell office:value-type="float" office:value="0.53657631129034999" table:style-name="ce4">
            <text:p>0.536576311</text:p>
          </table:table-cell>
          <table:table-cell office:value-type="float" office:value="0.46342368870965001" table:style-name="ce4">
            <text:p>0.463423689</text:p>
          </table:table-cell>
          <table:table-cell office:value-type="float" office:value="0" table:style-name="ce4">
            <text:p>0</text:p>
          </table:table-cell>
          <table:table-cell office:value-type="percentage" office:value="4.3390241394629997E-3" table:style-name="ce9">
            <text:p>0.43%</text:p>
          </table:table-cell>
          <table:table-cell office:value-type="percentage" office:value="1.7478378185921E-2" table:style-name="ce9">
            <text:p>1.75%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0.27592929727182097" table:style-name="ce4">
            <text:p>0.275929297</text:p>
          </table:table-cell>
          <table:table-cell office:value-type="float" office:value="0.54662503782533101" table:style-name="ce4">
            <text:p>0.546625038</text:p>
          </table:table-cell>
          <table:table-cell office:value-type="float" office:value="0.17744566490284799" table:style-name="ce4">
            <text:p>0.177445665</text:p>
          </table:table-cell>
          <table:table-cell office:value-type="percentage" office:value="5.6880670975010001E-3" table:style-name="ce9">
            <text:p>0.57%</text:p>
          </table:table-cell>
          <table:table-cell office:value-type="percentage" office:value="1.7631641741777001E-2" table:style-name="ce9">
            <text:p>1.76%</text:p>
          </table:table-cell>
          <table:table-cell office:value-type="string" table:style-name="ce12">
            <text:p>-0.24455652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8</text:p>
          </table:table-cell>
          <table:table-cell office:value-type="float" office:value="0.50768407529780202" table:style-name="ce4">
            <text:p>0.507684075</text:p>
          </table:table-cell>
          <table:table-cell office:value-type="float" office:value="0.49231592470219798" table:style-name="ce4">
            <text:p>0.492315925</text:p>
          </table:table-cell>
          <table:table-cell office:value-type="float" office:value="1.7347234759768099E-17" table:style-name="ce5">
            <text:p>1.73E-17</text:p>
          </table:table-cell>
          <table:table-cell office:value-type="percentage" office:value="4.6961099629340003E-3" table:style-name="ce9">
            <text:p>0.47%</text:p>
          </table:table-cell>
          <table:table-cell office:value-type="percentage" office:value="1.7720286184947E-2" table:style-name="ce9">
            <text:p>1.77%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0.26645687304565402" table:style-name="ce4">
            <text:p>0.266456873</text:p>
          </table:table-cell>
          <table:table-cell office:value-type="float" office:value="0.70389765981668895" table:style-name="ce4">
            <text:p>0.70389766</text:p>
          </table:table-cell>
          <table:table-cell office:value-type="float" office:value="2.9645467137656999E-2" table:style-name="ce4">
            <text:p>0.029645467</text:p>
          </table:table-cell>
          <table:table-cell office:value-type="percentage" office:value="8.1630389672600005E-3" table:style-name="ce9">
            <text:p>0.82%</text:p>
          </table:table-cell>
          <table:table-cell office:value-type="percentage" office:value="1.9401032703216001E-2" table:style-name="ce9">
            <text:p>1.94%</text:p>
          </table:table-cell>
          <table:table-cell office:value-type="string" table:style-name="ce12">
            <text:p>-0.09468367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9</text:p>
          </table:table-cell>
          <table:table-cell office:value-type="float" office:value="0.48073930037568702" table:style-name="ce4">
            <text:p>0.4807393</text:p>
          </table:table-cell>
          <table:table-cell office:value-type="float" office:value="0.51926069962431298" table:style-name="ce4">
            <text:p>0.5192607</text:p>
          </table:table-cell>
          <table:table-cell office:value-type="float" office:value="0" table:style-name="ce4">
            <text:p>0</text:p>
          </table:table-cell>
          <table:table-cell office:value-type="percentage" office:value="5.0537262380939999E-3" table:style-name="ce9">
            <text:p>0.51%</text:p>
          </table:table-cell>
          <table:table-cell office:value-type="percentage" office:value="1.7945888543563999E-2" table:style-name="ce9">
            <text:p>1.79%</text:p>
          </table:table-cell>
          <table:table-cell table:number-columns-repeated="16368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.33232286641008202" table:style-name="ce4">
            <text:p>0.332322866</text:p>
          </table:table-cell>
          <table:table-cell office:value-type="float" office:value="0.118818623960565" table:style-name="ce4">
            <text:p>0.118818624</text:p>
          </table:table-cell>
          <table:table-cell office:value-type="float" office:value="0.54885850962935301" table:style-name="ce4">
            <text:p>0.54885851</text:p>
          </table:table-cell>
          <table:table-cell office:value-type="percentage" office:value="3.8072277802189999E-3" table:style-name="ce9">
            <text:p>0.38%</text:p>
          </table:table-cell>
          <table:table-cell office:value-type="percentage" office:value="1.2912402546354999E-2" table:style-name="ce9">
            <text:p>1.29%</text:p>
          </table:table-cell>
          <table:table-cell office:value-type="string" table:style-name="ce12">
            <text:p>-0.47959872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0</text:p>
          </table:table-cell>
          <table:table-cell office:value-type="float" office:value="0.45009945761084802" table:style-name="ce4">
            <text:p>0.450099458</text:p>
          </table:table-cell>
          <table:table-cell office:value-type="float" office:value="0.54483539294317496" table:style-name="ce4">
            <text:p>0.544835393</text:p>
          </table:table-cell>
          <table:table-cell office:value-type="float" office:value="5.0651494459769998E-3" table:style-name="ce4">
            <text:p>0.005065149</text:p>
          </table:table-cell>
          <table:table-cell office:value-type="percentage" office:value="5.4112454202510001E-3" table:style-name="ce9">
            <text:p>0.54%</text:p>
          </table:table-cell>
          <table:table-cell office:value-type="percentage" office:value="1.8144509369587E-2" table:style-name="ce9">
            <text:p>1.81%</text:p>
          </table:table-cell>
          <table:table-cell table:number-columns-repeated="16368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5.6171016598667002E-2" table:style-name="ce4">
            <text:p>0.056171017</text:p>
          </table:table-cell>
          <table:table-cell office:value-type="float" office:value="3.1217538074886999E-2" table:style-name="ce4">
            <text:p>0.031217538</text:p>
          </table:table-cell>
          <table:table-cell office:value-type="float" office:value="0.912611445326446" table:style-name="ce4">
            <text:p>0.912611445</text:p>
          </table:table-cell>
          <table:table-cell office:value-type="percentage" office:value="8.5112256782729993E-3" table:style-name="ce9">
            <text:p>0.85%</text:p>
          </table:table-cell>
          <table:table-cell office:value-type="percentage" office:value="1.1065079406236999E-2" table:style-name="ce9">
            <text:p>1.11%</text:p>
          </table:table-cell>
          <table:table-cell office:value-type="string" table:style-name="ce12">
            <text:p>-0.13454707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1</text:p>
          </table:table-cell>
          <table:table-cell office:value-type="float" office:value="0.43148203674536301" table:style-name="ce4">
            <text:p>0.431482037</text:p>
          </table:table-cell>
          <table:table-cell office:value-type="float" office:value="0.56851796325463699" table:style-name="ce4">
            <text:p>0.568517963</text:p>
          </table:table-cell>
          <table:table-cell office:value-type="float" office:value="0" table:style-name="ce4">
            <text:p>0</text:p>
          </table:table-cell>
          <table:table-cell office:value-type="percentage" office:value="5.7688498271420002E-3" table:style-name="ce9">
            <text:p>0.58%</text:p>
          </table:table-cell>
          <table:table-cell office:value-type="percentage" office:value="1.8358308201405001E-2" table:style-name="ce9">
            <text:p>1.84%</text:p>
          </table:table-cell>
          <table:table-cell table:number-columns-repeated="16368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.10173614538624701" table:style-name="ce4">
            <text:p>0.101736145</text:p>
          </table:table-cell>
          <table:table-cell office:value-type="float" office:value="0" table:style-name="ce4">
            <text:p>0</text:p>
          </table:table-cell>
          <table:table-cell office:value-type="float" office:value="0.89826385461375302" table:style-name="ce4">
            <text:p>0.898263855</text:p>
          </table:table-cell>
          <table:table-cell office:value-type="percentage" office:value="8.1386183617899992E-3" table:style-name="ce9">
            <text:p>0.81%</text:p>
          </table:table-cell>
          <table:table-cell office:value-type="percentage" office:value="1.0847636409618E-2" table:style-name="ce9">
            <text:p>1.08%</text:p>
          </table:table-cell>
          <table:table-cell office:value-type="string" table:style-name="ce12">
            <text:p>-0.17159333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2</text:p>
          </table:table-cell>
          <table:table-cell office:value-type="float" office:value="0.40869208270124502" table:style-name="ce4">
            <text:p>0.408692083</text:p>
          </table:table-cell>
          <table:table-cell office:value-type="float" office:value="0.59130791729875498" table:style-name="ce4">
            <text:p>0.591307917</text:p>
          </table:table-cell>
          <table:table-cell office:value-type="float" office:value="2.6020852139652099E-18" table:style-name="ce5">
            <text:p>2.60E-18</text:p>
          </table:table-cell>
          <table:table-cell office:value-type="percentage" office:value="6.1265641874800004E-3" table:style-name="ce9">
            <text:p>0.61%</text:p>
          </table:table-cell>
          <table:table-cell office:value-type="percentage" office:value="1.8549123207282001E-2" table:style-name="ce9">
            <text:p>1.85%</text:p>
          </table:table-cell>
          <table:table-cell table:number-columns-repeated="16368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7.0516505429100998E-2" table:style-name="ce4">
            <text:p>0.070516505</text:p>
          </table:table-cell>
          <table:table-cell office:value-type="float" office:value="0.27319079153104198" table:style-name="ce4">
            <text:p>0.273190792</text:p>
          </table:table-cell>
          <table:table-cell office:value-type="float" office:value="0.65629270303985798" table:style-name="ce4">
            <text:p>0.656292703</text:p>
          </table:table-cell>
          <table:table-cell office:value-type="percentage" office:value="6.209507478787E-3" table:style-name="ce9">
            <text:p>0.62%</text:p>
          </table:table-cell>
          <table:table-cell office:value-type="percentage" office:value="1.3875947252523E-2" table:style-name="ce9">
            <text:p>1.39%</text:p>
          </table:table-cell>
          <table:table-cell office:value-type="string" table:style-name="ce12">
            <text:p>-0.27317004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3</text:p>
          </table:table-cell>
          <table:table-cell office:value-type="float" office:value="0.38690223950140601" table:style-name="ce4">
            <text:p>0.38690224</text:p>
          </table:table-cell>
          <table:table-cell office:value-type="float" office:value="0.61309776049859399" table:style-name="ce4">
            <text:p>0.61309776</text:p>
          </table:table-cell>
          <table:table-cell office:value-type="float" office:value="1.7347234759768102E-18" table:style-name="ce5">
            <text:p>1.73E-18</text:p>
          </table:table-cell>
          <table:table-cell office:value-type="percentage" office:value="6.4844633186639999E-3" table:style-name="ce9">
            <text:p>0.65%</text:p>
          </table:table-cell>
          <table:table-cell office:value-type="percentage" office:value="1.8731564516737E-2" table:style-name="ce9">
            <text:p>1.87%</text:p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.19165713645141599" table:style-name="ce4">
            <text:p>0.191657136</text:p>
          </table:table-cell>
          <table:table-cell office:value-type="float" office:value="0.28882836969979703" table:style-name="ce4">
            <text:p>0.28882837</text:p>
          </table:table-cell>
          <table:table-cell office:value-type="float" office:value="0.51951449384878701" table:style-name="ce4">
            <text:p>0.519514494</text:p>
          </table:table-cell>
          <table:table-cell office:value-type="percentage" office:value="4.7387672214389996E-3" table:style-name="ce9">
            <text:p>0.47%</text:p>
          </table:table-cell>
          <table:table-cell office:value-type="percentage" office:value="1.4425710017032E-2" table:style-name="ce9">
            <text:p>1.44%</text:p>
          </table:table-cell>
          <table:table-cell office:value-type="string" table:style-name="ce12">
            <text:p>-0.36471224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4</text:p>
          </table:table-cell>
          <table:table-cell office:value-type="float" office:value="0.36598481378902997" table:style-name="ce4">
            <text:p>0.365984814</text:p>
          </table:table-cell>
          <table:table-cell office:value-type="float" office:value="0.63401518621096997" table:style-name="ce4">
            <text:p>0.634015186</text:p>
          </table:table-cell>
          <table:table-cell office:value-type="float" office:value="1.7347234759768102E-18" table:style-name="ce5">
            <text:p>1.73E-18</text:p>
          </table:table-cell>
          <table:table-cell office:value-type="percentage" office:value="6.8426392768440002E-3" table:style-name="ce9">
            <text:p>0.68%</text:p>
          </table:table-cell>
          <table:table-cell office:value-type="percentage" office:value="1.8906701276667E-2" table:style-name="ce9">
            <text:p>1.89%</text:p>
          </table:table-cell>
          <table:table-cell table:number-columns-repeated="16368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.89045320641994796" table:style-name="ce4">
            <text:p>0.890453206</text:p>
          </table:table-cell>
          <table:table-cell office:value-type="float" office:value="0.109546793580052" table:style-name="ce4">
            <text:p>0.109546794</text:p>
          </table:table-cell>
          <table:table-cell office:value-type="float" office:value="0" table:style-name="ce4">
            <text:p>0</text:p>
          </table:table-cell>
          <table:table-cell office:value-type="percentage" office:value="2.1801035937990001E-3" table:style-name="ce9">
            <text:p>0.22%</text:p>
          </table:table-cell>
          <table:table-cell office:value-type="percentage" office:value="1.4515448919232E-2" table:style-name="ce9">
            <text:p>1.45%</text:p>
          </table:table-cell>
          <table:table-cell office:value-type="string" table:style-name="ce12">
            <text:p>-0.53872918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5</text:p>
          </table:table-cell>
          <table:table-cell office:value-type="float" office:value="0.34593701339774102" table:style-name="ce4">
            <text:p>0.345937013</text:p>
          </table:table-cell>
          <table:table-cell office:value-type="float" office:value="0.65406298660225903" table:style-name="ce4">
            <text:p>0.654062987</text:p>
          </table:table-cell>
          <table:table-cell office:value-type="float" office:value="0" table:style-name="ce4">
            <text:p>0</text:p>
          </table:table-cell>
          <table:table-cell office:value-type="percentage" office:value="7.1993524043279999E-3" table:style-name="ce9">
            <text:p>0.72%</text:p>
          </table:table-cell>
          <table:table-cell office:value-type="percentage" office:value="1.9074556865233998E-2" table:style-name="ce9">
            <text:p>1.91%</text:p>
          </table:table-cell>
          <table:table-cell table:number-columns-repeated="16368" table:style-name="ce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0.33808004099607702" table:style-name="ce4">
            <text:p>0.338080041</text:p>
          </table:table-cell>
          <table:table-cell office:value-type="float" office:value="5.1785241213984E-2" table:style-name="ce4">
            <text:p>0.051785241</text:p>
          </table:table-cell>
          <table:table-cell office:value-type="float" office:value="0.610134717789939" table:style-name="ce4">
            <text:p>0.610134718</text:p>
          </table:table-cell>
          <table:table-cell office:value-type="percentage" office:value="4.1934792314109997E-3" table:style-name="ce9">
            <text:p>0.42%</text:p>
          </table:table-cell>
          <table:table-cell office:value-type="percentage" office:value="1.2163511717034999E-2" table:style-name="ce9">
            <text:p>1.22%</text:p>
          </table:table-cell>
          <table:table-cell office:value-type="string" table:style-name="ce12">
            <text:p>-0.47737208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6</text:p>
          </table:table-cell>
          <table:table-cell office:value-type="float" office:value="0.326540912101623" table:style-name="ce4">
            <text:p>0.326540912</text:p>
          </table:table-cell>
          <table:table-cell office:value-type="float" office:value="0.67345908789837705" table:style-name="ce4">
            <text:p>0.673459088</text:p>
          </table:table-cell>
          <table:table-cell office:value-type="float" office:value="4.3774662714102203E-18" table:style-name="ce5">
            <text:p>4.38E-18</text:p>
          </table:table-cell>
          <table:table-cell office:value-type="percentage" office:value="7.5569788388259998E-3" table:style-name="ce9">
            <text:p>0.76%</text:p>
          </table:table-cell>
          <table:table-cell office:value-type="percentage" office:value="1.9236955928243999E-2" table:style-name="ce9">
            <text:p>1.92%</text:p>
          </table:table-cell>
          <table:table-cell table:number-columns-repeated="16368" table:style-name="ce1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7.1463475637871005E-2" table:style-name="ce4">
            <text:p>0.071463476</text:p>
          </table:table-cell>
          <table:table-cell office:value-type="float" office:value="0.92853652436212897" table:style-name="ce4">
            <text:p>0.928536524</text:p>
          </table:table-cell>
          <table:table-cell office:value-type="percentage" office:value="9.0069526951949992E-3" table:style-name="ce9">
            <text:p>0.90%</text:p>
          </table:table-cell>
          <table:table-cell office:value-type="percentage" office:value="1.1353284622693E-2" table:style-name="ce9">
            <text:p>1.14%</text:p>
          </table:table-cell>
          <table:table-cell office:value-type="string" table:style-name="ce12">
            <text:p>-0.08746781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7</text:p>
          </table:table-cell>
          <table:table-cell office:value-type="float" office:value="0.30777962248942398" table:style-name="ce4">
            <text:p>0.307779622</text:p>
          </table:table-cell>
          <table:table-cell office:value-type="float" office:value="0.69222037751057597" table:style-name="ce4">
            <text:p>0.692220378</text:p>
          </table:table-cell>
          <table:table-cell office:value-type="float" office:value="1.9529191631895201E-17" table:style-name="ce5">
            <text:p>1.95E-17</text:p>
          </table:table-cell>
          <table:table-cell office:value-type="percentage" office:value="7.9146056002290001E-3" table:style-name="ce9">
            <text:p>0.79%</text:p>
          </table:table-cell>
          <table:table-cell office:value-type="percentage" office:value="1.9394039860078999E-2" table:style-name="ce9">
            <text:p>1.94%</text:p>
          </table:table-cell>
          <table:table-cell table:number-columns-repeated="16368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.39593520008164501" table:style-name="ce4">
            <text:p>0.3959352</text:p>
          </table:table-cell>
          <table:table-cell office:value-type="float" office:value="8.6768740166869002E-2" table:style-name="ce4">
            <text:p>0.08676874</text:p>
          </table:table-cell>
          <table:table-cell office:value-type="float" office:value="0.51729605975148596" table:style-name="ce4">
            <text:p>0.51729606</text:p>
          </table:table-cell>
          <table:table-cell office:value-type="percentage" office:value="3.3895904969679998E-3" table:style-name="ce9">
            <text:p>0.34%</text:p>
          </table:table-cell>
          <table:table-cell office:value-type="percentage" office:value="1.2740704684697001E-2" table:style-name="ce9">
            <text:p>1.27%</text:p>
          </table:table-cell>
          <table:table-cell office:value-type="string" table:style-name="ce12">
            <text:p>-0.51884178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8</text:p>
          </table:table-cell>
          <table:table-cell office:value-type="float" office:value="0.28958508495910701" table:style-name="ce4">
            <text:p>0.289585085</text:p>
          </table:table-cell>
          <table:table-cell office:value-type="float" office:value="0.71041491504089305" table:style-name="ce4">
            <text:p>0.710414915</text:p>
          </table:table-cell>
          <table:table-cell office:value-type="float" office:value="0" table:style-name="ce4">
            <text:p>0</text:p>
          </table:table-cell>
          <table:table-cell office:value-type="percentage" office:value="8.2724229382600007E-3" table:style-name="ce9">
            <text:p>0.83%</text:p>
          </table:table-cell>
          <table:table-cell office:value-type="percentage" office:value="1.9546378508022998E-2" table:style-name="ce9">
            <text:p>1.95%</text:p>
          </table:table-cell>
          <table:table-cell table:number-columns-repeated="16368" table:style-name="ce1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0.45631436252227697" table:style-name="ce4">
            <text:p>0.456314363</text:p>
          </table:table-cell>
          <table:table-cell office:value-type="float" office:value="0.433042102273338" table:style-name="ce4">
            <text:p>0.433042102</text:p>
          </table:table-cell>
          <table:table-cell office:value-type="float" office:value="0.110643535204385" table:style-name="ce4">
            <text:p>0.110643535</text:p>
          </table:table-cell>
          <table:table-cell office:value-type="percentage" office:value="3.9653262035609996E-3" table:style-name="ce9">
            <text:p>0.40%</text:p>
          </table:table-cell>
          <table:table-cell office:value-type="percentage" office:value="1.6885195079808998E-2" table:style-name="ce9">
            <text:p>1.69%</text:p>
          </table:table-cell>
          <table:table-cell office:value-type="string" table:style-name="ce12">
            <text:p>-0.35739439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dist_19</text:p>
          </table:table-cell>
          <table:table-cell office:value-type="float" office:value="0.271935997041793" table:style-name="ce4">
            <text:p>0.271935997</text:p>
          </table:table-cell>
          <table:table-cell office:value-type="float" office:value="0.72806400295820695" table:style-name="ce4">
            <text:p>0.728064003</text:p>
          </table:table-cell>
          <table:table-cell office:value-type="float" office:value="9.6460112033319698E-17" table:style-name="ce5">
            <text:p>9.65E-17</text:p>
          </table:table-cell>
          <table:table-cell office:value-type="percentage" office:value="8.6298567985489995E-3" table:style-name="ce9">
            <text:p>0.86%</text:p>
          </table:table-cell>
          <table:table-cell office:value-type="percentage" office:value="1.9694150232711E-2" table:style-name="ce9">
            <text:p>1.97%</text:p>
          </table:table-cell>
          <table:table-cell table:number-columns-repeated="16368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.56305783375677598" table:style-name="ce4">
            <text:p>0.563057834</text:p>
          </table:table-cell>
          <table:table-cell office:value-type="float" office:value="0.146383038733785" table:style-name="ce4">
            <text:p>0.146383039</text:p>
          </table:table-cell>
          <table:table-cell office:value-type="float" office:value="0.29055912750944002" table:style-name="ce4">
            <text:p>0.290559128</text:p>
          </table:table-cell>
          <table:table-cell office:value-type="percentage" office:value="2.1969473954420002E-3" table:style-name="ce9">
            <text:p>0.22%</text:p>
          </table:table-cell>
          <table:table-cell office:value-type="percentage" office:value="1.3934139835361001E-2" table:style-name="ce9">
            <text:p>1.39%</text:p>
          </table:table-cell>
          <table:table-cell office:value-type="string" table:style-name="ce12">
            <text:p>-0.559995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3.0042599458351998E-2" table:style-name="ce4">
            <text:p>0.030042599</text:p>
          </table:table-cell>
          <table:table-cell office:value-type="float" office:value="0.57302206178266002" table:style-name="ce4">
            <text:p>0.573022062</text:p>
          </table:table-cell>
          <table:table-cell office:value-type="float" office:value="0.39693533875898801" table:style-name="ce4">
            <text:p>0.396935339</text:p>
          </table:table-cell>
          <table:table-cell office:value-type="percentage" office:value="7.5484436906170004E-3" table:style-name="ce9">
            <text:p>0.75%</text:p>
          </table:table-cell>
          <table:table-cell office:value-type="percentage" office:value="1.7180551532471E-2" table:style-name="ce9">
            <text:p>1.72%</text:p>
          </table:table-cell>
          <table:table-cell office:value-type="string" table:style-name="ce12">
            <text:p>-0.14269367</text:p>
          </table:table-cell>
          <table:table-cell table:style-name="ce12"/>
          <table:table-cell table:number-columns-repeated="2" table:style-name="ce1"/>
          <table:table-cell office:value-type="string" table:style-name="ce3">
            <text:p>max_ratio</text:p>
          </table:table-cell>
          <table:table-cell office:value-type="float" office:value="0" table:style-name="ce4">
            <text:p>0</text:p>
          </table:table-cell>
          <table:table-cell office:value-type="float" office:value="0.99786599061937797" table:style-name="ce4">
            <text:p>0.997865991</text:p>
          </table:table-cell>
          <table:table-cell office:value-type="float" office:value="2.1340093806220001E-3" table:style-name="ce4">
            <text:p>0.002134009</text:p>
          </table:table-cell>
          <table:table-cell office:value-type="percentage" office:value="1.5367204430328E-2" table:style-name="ce9">
            <text:p>1.54%</text:p>
          </table:table-cell>
          <table:table-cell office:value-type="percentage" office:value="2.1946605156646998E-2" table:style-name="ce9">
            <text:p>2.19%</text:p>
          </table:table-cell>
          <table:table-cell office:value-type="string" table:style-name="ce11">
            <text:p>0.24455737</text:p>
          </table:table-cell>
          <table:table-cell table:number-columns-repeated="16367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.83265812092178404" table:style-name="ce4">
            <text:p>0.832658121</text:p>
          </table:table-cell>
          <table:table-cell office:value-type="float" office:value="3.4512703490465001E-2" table:style-name="ce4">
            <text:p>0.034512703</text:p>
          </table:table-cell>
          <table:table-cell office:value-type="float" office:value="0.13282917558775201" table:style-name="ce4">
            <text:p>0.132829176</text:p>
          </table:table-cell>
          <table:table-cell office:value-type="percentage" office:value="1.8742709331240001E-3" table:style-name="ce9">
            <text:p>0.19%</text:p>
          </table:table-cell>
          <table:table-cell office:value-type="percentage" office:value="1.3480465382282999E-2" table:style-name="ce9">
            <text:p>1.35%</text:p>
          </table:table-cell>
          <table:table-cell office:value-type="string" table:style-name="ce12">
            <text:p>-0.602778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.14884784106437199" table:style-name="ce4">
            <text:p>0.148847841</text:p>
          </table:table-cell>
          <table:table-cell office:value-type="float" office:value="0.35554256930658901" table:style-name="ce4">
            <text:p>0.355542569</text:p>
          </table:table-cell>
          <table:table-cell office:value-type="float" office:value="0.495609589629039" table:style-name="ce4">
            <text:p>0.49560959</text:p>
          </table:table-cell>
          <table:table-cell office:value-type="percentage" office:value="5.2213198077599998E-3" table:style-name="ce9">
            <text:p>0.52%</text:p>
          </table:table-cell>
          <table:table-cell office:value-type="percentage" office:value="1.5057492530437E-2" table:style-name="ce9">
            <text:p>1.51%</text:p>
          </table:table-cell>
          <table:table-cell office:value-type="string" table:style-name="ce12">
            <text:p>-0.317362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style-name="ce10"/>
          <table:table-cell office:value-type="percentage" office:value="0" table:style-name="ce10">
            <text:p>0.00%</text:p>
          </table:table-cell>
          <table:table-cell table:number-columns-repeated="16368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.88797364292621805" table:style-name="ce4">
            <text:p>0.887973643</text:p>
          </table:table-cell>
          <table:table-cell office:value-type="float" office:value="0.112026357073782" table:style-name="ce4">
            <text:p>0.112026357</text:p>
          </table:table-cell>
          <table:table-cell office:value-type="float" office:value="0" table:style-name="ce4">
            <text:p>0</text:p>
          </table:table-cell>
          <table:table-cell office:value-type="percentage" office:value="2.1809844527110002E-3" table:style-name="ce9">
            <text:p>0.22%</text:p>
          </table:table-cell>
          <table:table-cell office:value-type="percentage" office:value="1.4536209729970001E-2" table:style-name="ce9">
            <text:p>1.45%</text:p>
          </table:table-cell>
          <table:table-cell office:value-type="string" table:style-name="ce12">
            <text:p>-0.537899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 table:style-name="ce1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0.19759800252778301" table:style-name="ce4">
            <text:p>0.197598003</text:p>
          </table:table-cell>
          <table:table-cell office:value-type="float" office:value="0.39624121714497801" table:style-name="ce4">
            <text:p>0.396241217</text:p>
          </table:table-cell>
          <table:table-cell office:value-type="float" office:value="0.40616078032724001" table:style-name="ce4">
            <text:p>0.40616078</text:p>
          </table:table-cell>
          <table:table-cell office:value-type="percentage" office:value="4.8984853902959997E-3" table:style-name="ce9">
            <text:p>0.49%</text:p>
          </table:table-cell>
          <table:table-cell office:value-type="percentage" office:value="1.5672156951161E-2" table:style-name="ce9">
            <text:p>1.57%</text:p>
          </table:table-cell>
          <table:table-cell office:value-type="string" table:style-name="ce12">
            <text:p>-0.32551454</text:p>
          </table:table-cell>
          <table:table-cell table:style-name="ce12"/>
          <table:table-cell table:style-name="ce1"/>
          <table:table-cell table:style-name="ce1">
            <draw:frame draw:z-index="1" draw:id="id0" draw:style-name="a0" draw:name="Chart 1" svg:x="1.25in" svg:y="0.17708in" svg:width="5.94792in" svg:height="4.0520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 table:style-name="ce2"/>
          <table:table-cell table:number-columns-repeated="2" table:style-name="ce10"/>
          <table:table-cell table:number-columns-repeated="16368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.65646930940203796" table:style-name="ce4">
            <text:p>0.656469309</text:p>
          </table:table-cell>
          <table:table-cell office:value-type="float" office:value="0.34353069059796199" table:style-name="ce4">
            <text:p>0.343530691</text:p>
          </table:table-cell>
          <table:table-cell office:value-type="percentage" office:value="8.6996306969900003E-3" table:style-name="ce9">
            <text:p>0.87%</text:p>
          </table:table-cell>
          <table:table-cell office:value-type="percentage" office:value="1.8042768093514999E-2" table:style-name="ce9">
            <text:p>1.80%</text:p>
          </table:table-cell>
          <table:table-cell office:value-type="string" table:style-name="ce12">
            <text:p>-0.072071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 table:style-name="ce1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.100380251990648" table:style-name="ce4">
            <text:p>0.100380252</text:p>
          </table:table-cell>
          <table:table-cell office:value-type="float" office:value="0.49635825203032202" table:style-name="ce4">
            <text:p>0.496358252</text:p>
          </table:table-cell>
          <table:table-cell office:value-type="float" office:value="0.40326149597902999" table:style-name="ce4">
            <text:p>0.403261496</text:p>
          </table:table-cell>
          <table:table-cell office:value-type="percentage" office:value="6.2968723089890004E-3" table:style-name="ce9">
            <text:p>0.63%</text:p>
          </table:table-cell>
          <table:table-cell office:value-type="percentage" office:value="1.6519291683632E-2" table:style-name="ce9">
            <text:p>1.65%</text:p>
          </table:table-cell>
          <table:table-cell office:value-type="string" table:style-name="ce12">
            <text:p>-0.22416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.50581326593067" table:style-name="ce4">
            <text:p>0.505813266</text:p>
          </table:table-cell>
          <table:table-cell office:value-type="float" office:value="6.7010489048863003E-2" table:style-name="ce4">
            <text:p>0.067010489</text:p>
          </table:table-cell>
          <table:table-cell office:value-type="float" office:value="0.42717624502046803" table:style-name="ce4">
            <text:p>0.427176245</text:p>
          </table:table-cell>
          <table:table-cell office:value-type="percentage" office:value="2.65510297018E-3" table:style-name="ce9">
            <text:p>0.27%</text:p>
          </table:table-cell>
          <table:table-cell office:value-type="percentage" office:value="1.2851232202675001E-2" table:style-name="ce9">
            <text:p>1.29%</text:p>
          </table:table-cell>
          <table:table-cell office:value-type="string" table:style-name="ce12">
            <text:p>-0.571532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 table:style-name="ce1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0.155391037861834" table:style-name="ce4">
            <text:p>0.155391038</text:p>
          </table:table-cell>
          <table:table-cell office:value-type="float" office:value="0.11345456150151099" table:style-name="ce4">
            <text:p>0.113454562</text:p>
          </table:table-cell>
          <table:table-cell office:value-type="float" office:value="0.73115440063665504" table:style-name="ce4">
            <text:p>0.731154401</text:p>
          </table:table-cell>
          <table:table-cell office:value-type="percentage" office:value="5.972650909207E-3" table:style-name="ce9">
            <text:p>0.60%</text:p>
          </table:table-cell>
          <table:table-cell office:value-type="percentage" office:value="1.2309276394388001E-2" table:style-name="ce9">
            <text:p>1.23%</text:p>
          </table:table-cell>
          <table:table-cell office:value-type="string" table:style-name="ce12">
            <text:p>-0.327180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0.122443723836113" table:style-name="ce4">
            <text:p>0.122443724</text:p>
          </table:table-cell>
          <table:table-cell office:value-type="float" office:value="0.13684436559838301" table:style-name="ce4">
            <text:p>0.136844366</text:p>
          </table:table-cell>
          <table:table-cell office:value-type="float" office:value="0.74071191056550401" table:style-name="ce4">
            <text:p>0.740711911</text:p>
          </table:table-cell>
          <table:table-cell office:value-type="percentage" office:value="6.2531470649430003E-3" table:style-name="ce9">
            <text:p>0.63%</text:p>
          </table:table-cell>
          <table:table-cell office:value-type="percentage" office:value="1.2475847447848999E-2" table:style-name="ce9">
            <text:p>1.25%</text:p>
          </table:table-cell>
          <table:table-cell office:value-type="string" table:style-name="ce12">
            <text:p>-0.300328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0.35278503066831801" table:style-name="ce4">
            <text:p>0.352785031</text:p>
          </table:table-cell>
          <table:table-cell office:value-type="float" office:value="5.7412943688699002E-2" table:style-name="ce4">
            <text:p>0.057412944</text:p>
          </table:table-cell>
          <table:table-cell office:value-type="float" office:value="0.58980202564298301" table:style-name="ce4">
            <text:p>0.589802026</text:p>
          </table:table-cell>
          <table:table-cell office:value-type="percentage" office:value="3.9938290682480001E-3" table:style-name="ce9">
            <text:p>0.40%</text:p>
          </table:table-cell>
          <table:table-cell office:value-type="percentage" office:value="1.2272892555494999E-2" table:style-name="ce9">
            <text:p>1.23%</text:p>
          </table:table-cell>
          <table:table-cell office:value-type="string" table:style-name="ce12">
            <text:p>-0.48938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0.454807343261245" table:style-name="ce4">
            <text:p>0.454807343</text:p>
          </table:table-cell>
          <table:table-cell office:value-type="float" office:value="0" table:style-name="ce4">
            <text:p>0</text:p>
          </table:table-cell>
          <table:table-cell office:value-type="float" office:value="0.54519265673875505" table:style-name="ce4">
            <text:p>0.545192657</text:p>
          </table:table-cell>
          <table:table-cell office:value-type="percentage" office:value="3.4667300266290001E-3" table:style-name="ce9">
            <text:p>0.35%</text:p>
          </table:table-cell>
          <table:table-cell office:value-type="percentage" office:value="1.1928787058296E-2" table:style-name="ce9">
            <text:p>1.19%</text:p>
          </table:table-cell>
          <table:table-cell office:value-type="string" table:style-name="ce12">
            <text:p>-0.547689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0.81326093329288096" table:style-name="ce4">
            <text:p>0.813260933</text:p>
          </table:table-cell>
          <table:table-cell office:value-type="float" office:value="0.18673906670711901" table:style-name="ce4">
            <text:p>0.186739067</text:p>
          </table:table-cell>
          <table:table-cell office:value-type="float" office:value="0" table:style-name="ce4">
            <text:p>0</text:p>
          </table:table-cell>
          <table:table-cell office:value-type="percentage" office:value="2.30182324212E-3" table:style-name="ce9">
            <text:p>0.23%</text:p>
          </table:table-cell>
          <table:table-cell office:value-type="percentage" office:value="1.5161761940393001E-2" table:style-name="ce9">
            <text:p>1.52%</text:p>
          </table:table-cell>
          <table:table-cell office:value-type="string" table:style-name="ce12">
            <text:p>-0.50773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0.80227754215330205" table:style-name="ce4">
            <text:p>0.802277542</text:p>
          </table:table-cell>
          <table:table-cell office:value-type="float" office:value="0.19772245784669801" table:style-name="ce4">
            <text:p>0.197722458</text:p>
          </table:table-cell>
          <table:table-cell office:value-type="float" office:value="0" table:style-name="ce4">
            <text:p>0</text:p>
          </table:table-cell>
          <table:table-cell office:value-type="percentage" office:value="2.33497718804E-3" table:style-name="ce9">
            <text:p>0.23%</text:p>
          </table:table-cell>
          <table:table-cell office:value-type="percentage" office:value="1.5253723330082E-2" table:style-name="ce9">
            <text:p>1.53%</text:p>
          </table:table-cell>
          <table:table-cell office:value-type="string" table:style-name="ce12">
            <text:p>-0.502501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0.31716816894937599" table:style-name="ce4">
            <text:p>0.317168169</text:p>
          </table:table-cell>
          <table:table-cell office:value-type="float" office:value="0.35017945102115999" table:style-name="ce4">
            <text:p>0.350179451</text:p>
          </table:table-cell>
          <table:table-cell office:value-type="float" office:value="0.33265238002946401" table:style-name="ce4">
            <text:p>0.33265238</text:p>
          </table:table-cell>
          <table:table-cell office:value-type="percentage" office:value="3.841040421758E-3" table:style-name="ce9">
            <text:p>0.38%</text:p>
          </table:table-cell>
          <table:table-cell office:value-type="percentage" office:value="1.5511584885886999E-2" table:style-name="ce9">
            <text:p>1.55%</text:p>
          </table:table-cell>
          <table:table-cell office:value-type="string" table:style-name="ce12">
            <text:p>-0.397055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0.405583574359905" table:style-name="ce4">
            <text:p>0.405583574</text:p>
          </table:table-cell>
          <table:table-cell office:value-type="float" office:value="0.42079210093925601" table:style-name="ce4">
            <text:p>0.420792101</text:p>
          </table:table-cell>
          <table:table-cell office:value-type="float" office:value="0.17362432470083899" table:style-name="ce4">
            <text:p>0.173624325</text:p>
          </table:table-cell>
          <table:table-cell office:value-type="percentage" office:value="3.9393855498509999E-3" table:style-name="ce9">
            <text:p>0.39%</text:p>
          </table:table-cell>
          <table:table-cell office:value-type="percentage" office:value="1.6589773159159001E-2" table:style-name="ce9">
            <text:p>1.66%</text:p>
          </table:table-cell>
          <table:table-cell office:value-type="string" table:style-name="ce12">
            <text:p>-0.36532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0.63478809047881402" table:style-name="ce4">
            <text:p>0.63478809</text:p>
          </table:table-cell>
          <table:table-cell office:value-type="float" office:value="0.33685643395137099" table:style-name="ce4">
            <text:p>0.336856434</text:p>
          </table:table-cell>
          <table:table-cell office:value-type="float" office:value="2.8355475569814999E-2" table:style-name="ce4">
            <text:p>0.028355476</text:p>
          </table:table-cell>
          <table:table-cell office:value-type="percentage" office:value="3.040904794975E-3" table:style-name="ce9">
            <text:p>0.30%</text:p>
          </table:table-cell>
          <table:table-cell office:value-type="percentage" office:value="1.6331831669407E-2" table:style-name="ce9">
            <text:p>1.63%</text:p>
          </table:table-cell>
          <table:table-cell office:value-type="string" table:style-name="ce12">
            <text:p>-0.426106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0.47642823818520402" table:style-name="ce4">
            <text:p>0.476428238</text:p>
          </table:table-cell>
          <table:table-cell office:value-type="float" office:value="6.4252812934902995E-2" table:style-name="ce4">
            <text:p>0.064252813</text:p>
          </table:table-cell>
          <table:table-cell office:value-type="float" office:value="0.459318948879894" table:style-name="ce4">
            <text:p>0.459318949</text:p>
          </table:table-cell>
          <table:table-cell office:value-type="percentage" office:value="2.8672496030959999E-3" table:style-name="ce9">
            <text:p>0.29%</text:p>
          </table:table-cell>
          <table:table-cell office:value-type="percentage" office:value="1.2729717614117999E-2" table:style-name="ce9">
            <text:p>1.27%</text:p>
          </table:table-cell>
          <table:table-cell office:value-type="string" table:style-name="ce12">
            <text:p>-0.56032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" table:style-name="ce3">
            <text:p>41</text:p>
          </table:table-cell>
          <table:table-cell office:value-type="float" office:value="0.649706963432235" table:style-name="ce4">
            <text:p>0.649706963</text:p>
          </table:table-cell>
          <table:table-cell office:value-type="float" office:value="0.30218744434403499" table:style-name="ce4">
            <text:p>0.302187444</text:p>
          </table:table-cell>
          <table:table-cell office:value-type="float" office:value="4.8105592223730002E-2" table:style-name="ce4">
            <text:p>0.048105592</text:p>
          </table:table-cell>
          <table:table-cell office:value-type="percentage" office:value="2.7531584831479998E-3" table:style-name="ce9">
            <text:p>0.28%</text:p>
          </table:table-cell>
          <table:table-cell office:value-type="percentage" office:value="1.5981078784371001E-2" table:style-name="ce9">
            <text:p>1.60%</text:p>
          </table:table-cell>
          <table:table-cell office:value-type="string" table:style-name="ce12">
            <text:p>-0.453463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float" office:value="0.111920677726734" table:style-name="ce4">
            <text:p>0.111920678</text:p>
          </table:table-cell>
          <table:table-cell office:value-type="float" office:value="0.51544682224327798" table:style-name="ce4">
            <text:p>0.515446822</text:p>
          </table:table-cell>
          <table:table-cell office:value-type="float" office:value="0.37263250002998799" table:style-name="ce4">
            <text:p>0.3726325</text:p>
          </table:table-cell>
          <table:table-cell office:value-type="percentage" office:value="6.3415102819210003E-3" table:style-name="ce9">
            <text:p>0.63%</text:p>
          </table:table-cell>
          <table:table-cell office:value-type="percentage" office:value="1.6772905891816001E-2" table:style-name="ce9">
            <text:p>1.68%</text:p>
          </table:table-cell>
          <table:table-cell office:value-type="string" table:style-name="ce12">
            <text:p>-0.218119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" table:style-name="ce3">
            <text:p>43</text:p>
          </table:table-cell>
          <table:table-cell office:value-type="float" office:value="7.7303627332202002E-2" table:style-name="ce4">
            <text:p>0.077303627</text:p>
          </table:table-cell>
          <table:table-cell office:value-type="float" office:value="9.2600981573160001E-3" table:style-name="ce4">
            <text:p>0.009260098</text:p>
          </table:table-cell>
          <table:table-cell office:value-type="float" office:value="0.91343627451048204" table:style-name="ce4">
            <text:p>0.913436275</text:p>
          </table:table-cell>
          <table:table-cell office:value-type="percentage" office:value="8.4403503658099996E-3" table:style-name="ce9">
            <text:p>0.84%</text:p>
          </table:table-cell>
          <table:table-cell office:value-type="percentage" office:value="1.0878709112367E-2" table:style-name="ce9">
            <text:p>1.09%</text:p>
          </table:table-cell>
          <table:table-cell office:value-type="string" table:style-name="ce12">
            <text:p>-0.14336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float" office:value="0" table:style-name="ce4">
            <text:p>0</text:p>
          </table:table-cell>
          <table:table-cell office:value-type="float" office:value="0.79136397256452895" table:style-name="ce4">
            <text:p>0.791363973</text:p>
          </table:table-cell>
          <table:table-cell office:value-type="float" office:value="0.20863602743547099" table:style-name="ce4">
            <text:p>0.208636027</text:p>
          </table:table-cell>
          <table:table-cell office:value-type="percentage" office:value="1.0731108854004001E-2" table:style-name="ce9">
            <text:p>1.07%</text:p>
          </table:table-cell>
          <table:table-cell office:value-type="percentage" office:value="1.9585275137798001E-2" table:style-name="ce9">
            <text:p>1.96%</text:p>
          </table:table-cell>
          <table:table-cell office:value-type="string" table:style-name="ce11">
            <text:p>0.0373295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" table:style-name="ce3">
            <text:p>45</text:p>
          </table:table-cell>
          <table:table-cell office:value-type="float" office:value="5.3988165800687E-2" table:style-name="ce4">
            <text:p>0.053988166</text:p>
          </table:table-cell>
          <table:table-cell office:value-type="float" office:value="1.6111757021622999E-2" table:style-name="ce4">
            <text:p>0.016111757</text:p>
          </table:table-cell>
          <table:table-cell office:value-type="float" office:value="0.92990007717768997" table:style-name="ce4">
            <text:p>0.929900077</text:p>
          </table:table-cell>
          <table:table-cell office:value-type="percentage" office:value="8.7670644102430008E-3" table:style-name="ce9">
            <text:p>0.88%</text:p>
          </table:table-cell>
          <table:table-cell office:value-type="percentage" office:value="1.0885662126199999E-2" table:style-name="ce9">
            <text:p>1.09%</text:p>
          </table:table-cell>
          <table:table-cell office:value-type="string" table:style-name="ce12">
            <text:p>-0.113262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float" office:value="0.240503789481056" table:style-name="ce4">
            <text:p>0.240503789</text:p>
          </table:table-cell>
          <table:table-cell office:value-type="float" office:value="0.70652635856729495" table:style-name="ce4">
            <text:p>0.706526359</text:p>
          </table:table-cell>
          <table:table-cell office:value-type="float" office:value="5.2969851951649001E-2" table:style-name="ce4">
            <text:p>0.052969852</text:p>
          </table:table-cell>
          <table:table-cell office:value-type="percentage" office:value="8.2471847790579998E-3" table:style-name="ce9">
            <text:p>0.82%</text:p>
          </table:table-cell>
          <table:table-cell office:value-type="percentage" office:value="1.9351619841455E-2" table:style-name="ce9">
            <text:p>1.94%</text:p>
          </table:table-cell>
          <table:table-cell office:value-type="string" table:style-name="ce12">
            <text:p>-0.0905771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" table:style-name="ce3">
            <text:p>47</text:p>
          </table:table-cell>
          <table:table-cell office:value-type="float" office:value="0.29676978902212198" table:style-name="ce4">
            <text:p>0.296769789</text:p>
          </table:table-cell>
          <table:table-cell office:value-type="float" office:value="0.48907990653346201" table:style-name="ce4">
            <text:p>0.489079907</text:p>
          </table:table-cell>
          <table:table-cell office:value-type="float" office:value="0.21415030444441599" table:style-name="ce4">
            <text:p>0.214150304</text:p>
          </table:table-cell>
          <table:table-cell office:value-type="percentage" office:value="4.9624792276540004E-3" table:style-name="ce9">
            <text:p>0.50%</text:p>
          </table:table-cell>
          <table:table-cell office:value-type="percentage" office:value="1.7037435232937999E-2" table:style-name="ce9">
            <text:p>1.70%</text:p>
          </table:table-cell>
          <table:table-cell office:value-type="string" table:style-name="ce12">
            <text:p>-0.295673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float" office:value="0.37327235137140902" table:style-name="ce4">
            <text:p>0.373272351</text:p>
          </table:table-cell>
          <table:table-cell office:value-type="float" office:value="0.38821361055033299" table:style-name="ce4">
            <text:p>0.388213611</text:p>
          </table:table-cell>
          <table:table-cell office:value-type="float" office:value="0.23851403807825799" table:style-name="ce4">
            <text:p>0.238514038</text:p>
          </table:table-cell>
          <table:table-cell office:value-type="percentage" office:value="3.780823452696E-3" table:style-name="ce9">
            <text:p>0.38%</text:p>
          </table:table-cell>
          <table:table-cell office:value-type="percentage" office:value="1.6118300131692E-2" table:style-name="ce9">
            <text:p>1.61%</text:p>
          </table:table-cell>
          <table:table-cell office:value-type="string" table:style-name="ce12">
            <text:p>-0.385845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" table:style-name="ce3">
            <text:p>49</text:p>
          </table:table-cell>
          <table:table-cell office:value-type="float" office:value="0.56918684230499905" table:style-name="ce4">
            <text:p>0.569186842</text:p>
          </table:table-cell>
          <table:table-cell office:value-type="float" office:value="6.8388363064370003E-2" table:style-name="ce4">
            <text:p>0.068388363</text:p>
          </table:table-cell>
          <table:table-cell office:value-type="float" office:value="0.36242479463063099" table:style-name="ce4">
            <text:p>0.362424795</text:p>
          </table:table-cell>
          <table:table-cell office:value-type="percentage" office:value="2.2958777208809998E-3" table:style-name="ce9">
            <text:p>0.23%</text:p>
          </table:table-cell>
          <table:table-cell office:value-type="percentage" office:value="1.3061046317395001E-2" table:style-name="ce9">
            <text:p>1.31%</text:p>
          </table:table-cell>
          <table:table-cell office:value-type="string" table:style-name="ce12">
            <text:p>-0.58985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" table:style-name="ce3">
            <text:p>50</text:p>
          </table:table-cell>
          <table:table-cell office:value-type="float" office:value="0.59034999669597199" table:style-name="ce4">
            <text:p>0.590349997</text:p>
          </table:table-cell>
          <table:table-cell office:value-type="float" office:value="0.162925681724857" table:style-name="ce4">
            <text:p>0.162925682</text:p>
          </table:table-cell>
          <table:table-cell office:value-type="float" office:value="0.24672432157917101" table:style-name="ce4">
            <text:p>0.246724322</text:p>
          </table:table-cell>
          <table:table-cell office:value-type="percentage" office:value="2.123759427149E-3" table:style-name="ce9">
            <text:p>0.21%</text:p>
          </table:table-cell>
          <table:table-cell office:value-type="percentage" office:value="1.4206875519338E-2" table:style-name="ce9">
            <text:p>1.42%</text:p>
          </table:table-cell>
          <table:table-cell office:value-type="string" table:style-name="ce12">
            <text:p>-0.554396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" table:style-name="ce3">
            <text:p>51</text:p>
          </table:table-cell>
          <table:table-cell office:value-type="float" office:value="0.141694802972712" table:style-name="ce4">
            <text:p>0.141694803</text:p>
          </table:table-cell>
          <table:table-cell office:value-type="float" office:value="0.26285300304154802" table:style-name="ce4">
            <text:p>0.262853003</text:p>
          </table:table-cell>
          <table:table-cell office:value-type="float" office:value="0.59545219398574001" table:style-name="ce4">
            <text:p>0.595452194</text:p>
          </table:table-cell>
          <table:table-cell office:value-type="percentage" office:value="5.3301354287489996E-3" table:style-name="ce9">
            <text:p>0.53%</text:p>
          </table:table-cell>
          <table:table-cell office:value-type="percentage" office:value="1.3975693020037001E-2" table:style-name="ce9">
            <text:p>1.40%</text:p>
          </table:table-cell>
          <table:table-cell office:value-type="string" table:style-name="ce12">
            <text:p>-0.334141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" table:style-name="ce3">
            <text:p>52</text:p>
          </table:table-cell>
          <table:table-cell office:value-type="float" office:value="4.9234377591856997E-2" table:style-name="ce4">
            <text:p>0.049234378</text:p>
          </table:table-cell>
          <table:table-cell office:value-type="float" office:value="0.31614717852240398" table:style-name="ce4">
            <text:p>0.316147179</text:p>
          </table:table-cell>
          <table:table-cell office:value-type="float" office:value="0.63461844388573896" table:style-name="ce4">
            <text:p>0.634618444</text:p>
          </table:table-cell>
          <table:table-cell office:value-type="percentage" office:value="6.3896507726099996E-3" table:style-name="ce9">
            <text:p>0.64%</text:p>
          </table:table-cell>
          <table:table-cell office:value-type="percentage" office:value="1.430198057458E-2" table:style-name="ce9">
            <text:p>1.43%</text:p>
          </table:table-cell>
          <table:table-cell office:value-type="string" table:style-name="ce12">
            <text:p>-0.252436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" table:style-name="ce3">
            <text:p>53</text:p>
          </table:table-cell>
          <table:table-cell office:value-type="float" office:value="0.226056335502998" table:style-name="ce4">
            <text:p>0.226056336</text:p>
          </table:table-cell>
          <table:table-cell office:value-type="float" office:value="0.18051674201540199" table:style-name="ce4">
            <text:p>0.180516742</text:p>
          </table:table-cell>
          <table:table-cell office:value-type="float" office:value="0.59342692248159901" table:style-name="ce4">
            <text:p>0.593426922</text:p>
          </table:table-cell>
          <table:table-cell office:value-type="percentage" office:value="4.6294684783409999E-3" table:style-name="ce9">
            <text:p>0.46%</text:p>
          </table:table-cell>
          <table:table-cell office:value-type="percentage" office:value="1.3292512228695E-2" table:style-name="ce9">
            <text:p>1.33%</text:p>
          </table:table-cell>
          <table:table-cell office:value-type="string" table:style-name="ce12">
            <text:p>-0.404026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" table:style-name="ce3">
            <text:p>54</text:p>
          </table:table-cell>
          <table:table-cell office:value-type="float" office:value="2.4877138348878999E-2" table:style-name="ce4">
            <text:p>0.024877138</text:p>
          </table:table-cell>
          <table:table-cell office:value-type="float" office:value="0.49497081716595098" table:style-name="ce4">
            <text:p>0.494970817</text:p>
          </table:table-cell>
          <table:table-cell office:value-type="float" office:value="0.48015204448517002" table:style-name="ce4">
            <text:p>0.480152044</text:p>
          </table:table-cell>
          <table:table-cell office:value-type="percentage" office:value="7.0284893108410003E-3" table:style-name="ce9">
            <text:p>0.70%</text:p>
          </table:table-cell>
          <table:table-cell office:value-type="percentage" office:value="1.6272225996129999E-2" table:style-name="ce9">
            <text:p>1.63%</text:p>
          </table:table-cell>
          <table:table-cell office:value-type="string" table:style-name="ce12">
            <text:p>-0.182612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" table:style-name="ce3">
            <text:p>55</text:p>
          </table:table-cell>
          <table:table-cell office:value-type="float" office:value="0.56422846677399097" table:style-name="ce4">
            <text:p>0.564228467</text:p>
          </table:table-cell>
          <table:table-cell office:value-type="float" office:value="0.33946708371045198" table:style-name="ce4">
            <text:p>0.339467084</text:p>
          </table:table-cell>
          <table:table-cell office:value-type="float" office:value="9.6304449515557999E-2" table:style-name="ce4">
            <text:p>0.09630445</text:p>
          </table:table-cell>
          <table:table-cell office:value-type="percentage" office:value="3.0112642131629999E-3" table:style-name="ce9">
            <text:p>0.30%</text:p>
          </table:table-cell>
          <table:table-cell office:value-type="percentage" office:value="1.6145621300781999E-2" table:style-name="ce9">
            <text:p>1.61%</text:p>
          </table:table-cell>
          <table:table-cell office:value-type="string" table:style-name="ce12">
            <text:p>-0.432856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" table:style-name="ce3">
            <text:p>56</text:p>
          </table:table-cell>
          <table:table-cell office:value-type="float" office:value="0.42783866306437102" table:style-name="ce4">
            <text:p>0.427838663</text:p>
          </table:table-cell>
          <table:table-cell office:value-type="float" office:value="0.11362278433918201" table:style-name="ce4">
            <text:p>0.113622784</text:p>
          </table:table-cell>
          <table:table-cell office:value-type="float" office:value="0.45853855259644699" table:style-name="ce4">
            <text:p>0.458538553</text:p>
          </table:table-cell>
          <table:table-cell office:value-type="percentage" office:value="3.00546187721E-3" table:style-name="ce9">
            <text:p>0.30%</text:p>
          </table:table-cell>
          <table:table-cell office:value-type="percentage" office:value="1.3145470624552E-2" table:style-name="ce9">
            <text:p>1.31%</text:p>
          </table:table-cell>
          <table:table-cell office:value-type="string" table:style-name="ce12">
            <text:p>-0.532087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" table:style-name="ce3">
            <text:p>57</text:p>
          </table:table-cell>
          <table:table-cell office:value-type="float" office:value="0.42940237379100199" table:style-name="ce4">
            <text:p>0.429402374</text:p>
          </table:table-cell>
          <table:table-cell office:value-type="float" office:value="1.8218678269350001E-3" table:style-name="ce4">
            <text:p>0.001821868</text:p>
          </table:table-cell>
          <table:table-cell office:value-type="float" office:value="0.56877575838206296" table:style-name="ce4">
            <text:p>0.568775758</text:p>
          </table:table-cell>
          <table:table-cell office:value-type="percentage" office:value="3.6836648860210002E-3" table:style-name="ce9">
            <text:p>0.37%</text:p>
          </table:table-cell>
          <table:table-cell office:value-type="percentage" office:value="1.1871826563007001E-2" table:style-name="ce9">
            <text:p>1.19%</text:p>
          </table:table-cell>
          <table:table-cell office:value-type="string" table:style-name="ce12">
            <text:p>-0.532044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" table:style-name="ce3">
            <text:p>58</text:p>
          </table:table-cell>
          <table:table-cell office:value-type="float" office:value="0.110127345055551" table:style-name="ce4">
            <text:p>0.110127345</text:p>
          </table:table-cell>
          <table:table-cell office:value-type="float" office:value="0.83605239186889602" table:style-name="ce4">
            <text:p>0.836052392</text:p>
          </table:table-cell>
          <table:table-cell office:value-type="float" office:value="5.3820263075553001E-2" table:style-name="ce4">
            <text:p>0.053820263</text:p>
          </table:table-cell>
          <table:table-cell office:value-type="percentage" office:value="1.11419914179E-2" table:style-name="ce9">
            <text:p>1.11%</text:p>
          </table:table-cell>
          <table:table-cell office:value-type="percentage" office:value="2.0433507242146001E-2" table:style-name="ce9">
            <text:p>2.04%</text:p>
          </table:table-cell>
          <table:table-cell office:value-type="string" table:style-name="ce11">
            <text:p>0.0558881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" table:style-name="ce3">
            <text:p>59</text:p>
          </table:table-cell>
          <table:table-cell office:value-type="float" office:value="0.176862017109049" table:style-name="ce4">
            <text:p>0.176862017</text:p>
          </table:table-cell>
          <table:table-cell office:value-type="float" office:value="0.16785429507751201" table:style-name="ce4">
            <text:p>0.167854295</text:p>
          </table:table-cell>
          <table:table-cell office:value-type="float" office:value="0.65528368781343904" table:style-name="ce4">
            <text:p>0.655283688</text:p>
          </table:table-cell>
          <table:table-cell office:value-type="percentage" office:value="5.2879027779020003E-3" table:style-name="ce9">
            <text:p>0.53%</text:p>
          </table:table-cell>
          <table:table-cell office:value-type="percentage" office:value="1.2997078907024E-2" table:style-name="ce9">
            <text:p>1.30%</text:p>
          </table:table-cell>
          <table:table-cell office:value-type="string" table:style-name="ce12">
            <text:p>-0.362550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" table:style-name="ce3">
            <text:p>60</text:p>
          </table:table-cell>
          <table:table-cell office:value-type="float" office:value="0.14927499605088099" table:style-name="ce4">
            <text:p>0.149274996</text:p>
          </table:table-cell>
          <table:table-cell office:value-type="float" office:value="0.85072500394911799" table:style-name="ce4">
            <text:p>0.850725004</text:p>
          </table:table-cell>
          <table:table-cell office:value-type="float" office:value="0" table:style-name="ce4">
            <text:p>0</text:p>
          </table:table-cell>
          <table:table-cell office:value-type="percentage" office:value="1.1395420287729999E-2" table:style-name="ce9">
            <text:p>1.14%</text:p>
          </table:table-cell>
          <table:table-cell office:value-type="percentage" office:value="2.0721162379362001E-2" table:style-name="ce9">
            <text:p>2.07%</text:p>
          </table:table-cell>
          <table:table-cell office:value-type="string" table:style-name="ce11">
            <text:p>0.0673427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" table:style-name="ce3">
            <text:p>61</text:p>
          </table:table-cell>
          <table:table-cell office:value-type="float" office:value="0.55550492792627704" table:style-name="ce4">
            <text:p>0.555504928</text:p>
          </table:table-cell>
          <table:table-cell office:value-type="float" office:value="7.2537773633569003E-2" table:style-name="ce4">
            <text:p>0.072537774</text:p>
          </table:table-cell>
          <table:table-cell office:value-type="float" office:value="0.37195729844015402" table:style-name="ce4">
            <text:p>0.371957298</text:p>
          </table:table-cell>
          <table:table-cell office:value-type="percentage" office:value="2.3496367958229999E-3" table:style-name="ce9">
            <text:p>0.23%</text:p>
          </table:table-cell>
          <table:table-cell office:value-type="percentage" office:value="1.3066598584961E-2" table:style-name="ce9">
            <text:p>1.31%</text:p>
          </table:table-cell>
          <table:table-cell office:value-type="string" table:style-name="ce12">
            <text:p>-0.585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" table:style-name="ce3">
            <text:p>62</text:p>
          </table:table-cell>
          <table:table-cell office:value-type="float" office:value="0" table:style-name="ce4">
            <text:p>0</text:p>
          </table:table-cell>
          <table:table-cell office:value-type="float" office:value="0.80972457251571595" table:style-name="ce4">
            <text:p>0.809724573</text:p>
          </table:table-cell>
          <table:table-cell office:value-type="float" office:value="0.190275427484284" table:style-name="ce4">
            <text:p>0.190275427</text:p>
          </table:table-cell>
          <table:table-cell office:value-type="percentage" office:value="1.1068531661769E-2" table:style-name="ce9">
            <text:p>1.11%</text:p>
          </table:table-cell>
          <table:table-cell office:value-type="percentage" office:value="1.9795226770412001E-2" table:style-name="ce9">
            <text:p>1.98%</text:p>
          </table:table-cell>
          <table:table-cell office:value-type="string" table:style-name="ce11">
            <text:p>0.0539792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" table:style-name="ce3">
            <text:p>63</text:p>
          </table:table-cell>
          <table:table-cell office:value-type="float" office:value="0.297864920115192" table:style-name="ce4">
            <text:p>0.29786492</text:p>
          </table:table-cell>
          <table:table-cell office:value-type="float" office:value="6.0629197611846999E-2" table:style-name="ce4">
            <text:p>0.060629198</text:p>
          </table:table-cell>
          <table:table-cell office:value-type="float" office:value="0.64150588227296101" table:style-name="ce4">
            <text:p>0.641505882</text:p>
          </table:table-cell>
          <table:table-cell office:value-type="percentage" office:value="4.5731978875690003E-3" table:style-name="ce9">
            <text:p>0.46%</text:p>
          </table:table-cell>
          <table:table-cell office:value-type="percentage" office:value="1.2141497465451E-2" table:style-name="ce9">
            <text:p>1.21%</text:p>
          </table:table-cell>
          <table:table-cell office:value-type="string" table:style-name="ce12">
            <text:p>-0.4469631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" table:style-name="ce3">
            <text:p>64</text:p>
          </table:table-cell>
          <table:table-cell office:value-type="float" office:value="0.110315853052076" table:style-name="ce4">
            <text:p>0.110315853</text:p>
          </table:table-cell>
          <table:table-cell office:value-type="float" office:value="0.49163749170730098" table:style-name="ce4">
            <text:p>0.491637492</text:p>
          </table:table-cell>
          <table:table-cell office:value-type="float" office:value="0.39804665524062299" table:style-name="ce4">
            <text:p>0.398046655</text:p>
          </table:table-cell>
          <table:table-cell office:value-type="percentage" office:value="6.1767937693140004E-3" table:style-name="ce9">
            <text:p>0.62%</text:p>
          </table:table-cell>
          <table:table-cell office:value-type="percentage" office:value="1.6495734382242999E-2" table:style-name="ce9">
            <text:p>1.65%</text:p>
          </table:table-cell>
          <table:table-cell office:value-type="string" table:style-name="ce12">
            <text:p>-0.231769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" table:style-name="ce3">
            <text:p>65</text:p>
          </table:table-cell>
          <table:table-cell office:value-type="float" office:value="6.1348428547491E-2" table:style-name="ce4">
            <text:p>0.061348429</text:p>
          </table:table-cell>
          <table:table-cell office:value-type="float" office:value="0.47272094591143199" table:style-name="ce4">
            <text:p>0.472720946</text:p>
          </table:table-cell>
          <table:table-cell office:value-type="float" office:value="0.465930625541077" table:style-name="ce4">
            <text:p>0.465930626</text:p>
          </table:table-cell>
          <table:table-cell office:value-type="percentage" office:value="6.5247196045850001E-3" table:style-name="ce9">
            <text:p>0.65%</text:p>
          </table:table-cell>
          <table:table-cell office:value-type="percentage" office:value="1.6129480841799E-2" table:style-name="ce9">
            <text:p>1.61%</text:p>
          </table:table-cell>
          <table:table-cell office:value-type="string" table:style-name="ce12">
            <text:p>-0.215461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" table:style-name="ce3">
            <text:p>66</text:p>
          </table:table-cell>
          <table:table-cell office:value-type="float" office:value="0.585912425329571" table:style-name="ce4">
            <text:p>0.585912425</text:p>
          </table:table-cell>
          <table:table-cell office:value-type="float" office:value="0.38125608701214703" table:style-name="ce4">
            <text:p>0.381256087</text:p>
          </table:table-cell>
          <table:table-cell office:value-type="float" office:value="3.2831487658282997E-2" table:style-name="ce4">
            <text:p>0.032831488</text:p>
          </table:table-cell>
          <table:table-cell office:value-type="percentage" office:value="3.4206018433579999E-3" table:style-name="ce9">
            <text:p>0.34%</text:p>
          </table:table-cell>
          <table:table-cell office:value-type="percentage" office:value="1.6689873538927001E-2" table:style-name="ce9">
            <text:p>1.67%</text:p>
          </table:table-cell>
          <table:table-cell office:value-type="string" table:style-name="ce12">
            <text:p>-0.3942149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" table:style-name="ce3">
            <text:p>67</text:p>
          </table:table-cell>
          <table:table-cell office:value-type="float" office:value="0.69817521628993995" table:style-name="ce4">
            <text:p>0.698175216</text:p>
          </table:table-cell>
          <table:table-cell office:value-type="float" office:value="0.105868479254468" table:style-name="ce4">
            <text:p>0.105868479</text:p>
          </table:table-cell>
          <table:table-cell office:value-type="float" office:value="0.19595630445559201" table:style-name="ce4">
            <text:p>0.195956304</text:p>
          </table:table-cell>
          <table:table-cell office:value-type="percentage" office:value="1.8805990610129999E-3" table:style-name="ce9">
            <text:p>0.19%</text:p>
          </table:table-cell>
          <table:table-cell office:value-type="percentage" office:value="1.3884607155357E-2" table:style-name="ce9">
            <text:p>1.39%</text:p>
          </table:table-cell>
          <table:table-cell office:value-type="string" table:style-name="ce12">
            <text:p>-0.584777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" table:style-name="ce3">
            <text:p>68</text:p>
          </table:table-cell>
          <table:table-cell office:value-type="float" office:value="0.114740156126029" table:style-name="ce4">
            <text:p>0.114740156</text:p>
          </table:table-cell>
          <table:table-cell office:value-type="float" office:value="0.46095779995737302" table:style-name="ce4">
            <text:p>0.4609578</text:p>
          </table:table-cell>
          <table:table-cell office:value-type="float" office:value="0.42430204391659898" table:style-name="ce4">
            <text:p>0.424302044</text:p>
          </table:table-cell>
          <table:table-cell office:value-type="percentage" office:value="5.9430648843390001E-3" table:style-name="ce9">
            <text:p>0.59%</text:p>
          </table:table-cell>
          <table:table-cell office:value-type="percentage" office:value="1.6158462961759001E-2" table:style-name="ce9">
            <text:p>1.62%</text:p>
          </table:table-cell>
          <table:table-cell office:value-type="string" table:style-name="ce12">
            <text:p>-0.251071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" table:style-name="ce3">
            <text:p>69</text:p>
          </table:table-cell>
          <table:table-cell office:value-type="float" office:value="0.199322955834599" table:style-name="ce4">
            <text:p>0.199322956</text:p>
          </table:table-cell>
          <table:table-cell office:value-type="float" office:value="2.5718427970775001E-2" table:style-name="ce4">
            <text:p>0.025718428</text:p>
          </table:table-cell>
          <table:table-cell office:value-type="float" office:value="0.77495861619462603" table:style-name="ce4">
            <text:p>0.774958616</text:p>
          </table:table-cell>
          <table:table-cell office:value-type="percentage" office:value="6.2237502036420001E-3" table:style-name="ce9">
            <text:p>0.62%</text:p>
          </table:table-cell>
          <table:table-cell office:value-type="percentage" office:value="1.1440547777986001E-2" table:style-name="ce9">
            <text:p>1.14%</text:p>
          </table:table-cell>
          <table:table-cell office:value-type="string" table:style-name="ce12">
            <text:p>-0.330075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" table:style-name="ce3">
            <text:p>70</text:p>
          </table:table-cell>
          <table:table-cell office:value-type="float" office:value="0.208004758053462" table:style-name="ce4">
            <text:p>0.208004758</text:p>
          </table:table-cell>
          <table:table-cell office:value-type="float" office:value="0.55123792340911504" table:style-name="ce4">
            <text:p>0.551237923</text:p>
          </table:table-cell>
          <table:table-cell office:value-type="float" office:value="0.24075731853742299" table:style-name="ce4">
            <text:p>0.240757319</text:p>
          </table:table-cell>
          <table:table-cell office:value-type="percentage" office:value="6.0413255729010002E-3" table:style-name="ce9">
            <text:p>0.60%</text:p>
          </table:table-cell>
          <table:table-cell office:value-type="percentage" office:value="1.7476395717273999E-2" table:style-name="ce9">
            <text:p>1.75%</text:p>
          </table:table-cell>
          <table:table-cell office:value-type="string" table:style-name="ce12">
            <text:p>-0.226515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" table:style-name="ce3">
            <text:p>71</text:p>
          </table:table-cell>
          <table:table-cell office:value-type="float" office:value="0.37791126835618699" table:style-name="ce4">
            <text:p>0.377911268</text:p>
          </table:table-cell>
          <table:table-cell office:value-type="float" office:value="0.59337227588058405" table:style-name="ce4">
            <text:p>0.593372276</text:p>
          </table:table-cell>
          <table:table-cell office:value-type="float" office:value="2.8716455763228999E-2" table:style-name="ce4">
            <text:p>0.028716456</text:p>
          </table:table-cell>
          <table:table-cell office:value-type="percentage" office:value="6.1562291253070001E-3" table:style-name="ce9">
            <text:p>0.62%</text:p>
          </table:table-cell>
          <table:table-cell office:value-type="percentage" office:value="1.8478474022478E-2" table:style-name="ce9">
            <text:p>1.85%</text:p>
          </table:table-cell>
          <table:table-cell office:value-type="string" table:style-name="ce12">
            <text:p>-0.208013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" table:style-name="ce3">
            <text:p>72</text:p>
          </table:table-cell>
          <table:table-cell office:value-type="float" office:value="0.38483590137739299" table:style-name="ce4">
            <text:p>0.384835901</text:p>
          </table:table-cell>
          <table:table-cell office:value-type="float" office:value="0.211461423540697" table:style-name="ce4">
            <text:p>0.211461424</text:p>
          </table:table-cell>
          <table:table-cell office:value-type="float" office:value="0.40370267508190999" table:style-name="ce4">
            <text:p>0.403702675</text:p>
          </table:table-cell>
          <table:table-cell office:value-type="percentage" office:value="3.11386867335E-3" table:style-name="ce9">
            <text:p>0.31%</text:p>
          </table:table-cell>
          <table:table-cell office:value-type="percentage" office:value="1.4132565586866999E-2" table:style-name="ce9">
            <text:p>1.41%</text:p>
          </table:table-cell>
          <table:table-cell office:value-type="string" table:style-name="ce12">
            <text:p>-0.48725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" table:style-name="ce3">
            <text:p>73</text:p>
          </table:table-cell>
          <table:table-cell office:value-type="float" office:value="0.252106753460274" table:style-name="ce4">
            <text:p>0.252106753</text:p>
          </table:table-cell>
          <table:table-cell office:value-type="float" office:value="9.5484045600160005E-3" table:style-name="ce4">
            <text:p>0.009548405</text:p>
          </table:table-cell>
          <table:table-cell office:value-type="float" office:value="0.73834484197970995" table:style-name="ce4">
            <text:p>0.738344842</text:p>
          </table:table-cell>
          <table:table-cell office:value-type="percentage" office:value="5.6590775516780004E-3" table:style-name="ce9">
            <text:p>0.57%</text:p>
          </table:table-cell>
          <table:table-cell office:value-type="percentage" office:value="1.1417276131117E-2" table:style-name="ce9">
            <text:p>1.14%</text:p>
          </table:table-cell>
          <table:table-cell office:value-type="string" table:style-name="ce12">
            <text:p>-0.380206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" table:style-name="ce3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0.99786599061937797" table:style-name="ce4">
            <text:p>0.997865991</text:p>
          </table:table-cell>
          <table:table-cell office:value-type="float" office:value="2.1340093806220001E-3" table:style-name="ce4">
            <text:p>0.002134009</text:p>
          </table:table-cell>
          <table:table-cell office:value-type="percentage" office:value="1.5367204430328E-2" table:style-name="ce9">
            <text:p>1.54%</text:p>
          </table:table-cell>
          <table:table-cell office:value-type="percentage" office:value="2.1946605156646998E-2" table:style-name="ce9">
            <text:p>2.19%</text:p>
          </table:table-cell>
          <table:table-cell office:value-type="string" table:style-name="ce11">
            <text:p>0.2445573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" table:style-name="ce3">
            <text:p>75</text:p>
          </table:table-cell>
          <table:table-cell office:value-type="float" office:value="0.72715542484678897" table:style-name="ce4">
            <text:p>0.727155425</text:p>
          </table:table-cell>
          <table:table-cell office:value-type="float" office:value="4.4703478726293003E-2" table:style-name="ce4">
            <text:p>0.044703479</text:p>
          </table:table-cell>
          <table:table-cell office:value-type="float" office:value="0.22814109642691799" table:style-name="ce4">
            <text:p>0.228141096</text:p>
          </table:table-cell>
          <table:table-cell office:value-type="percentage" office:value="1.87256719371E-3" table:style-name="ce9">
            <text:p>0.19%</text:p>
          </table:table-cell>
          <table:table-cell office:value-type="percentage" office:value="1.3273932690285E-2" table:style-name="ce9">
            <text:p>1.33%</text:p>
          </table:table-cell>
          <table:table-cell office:value-type="string" table:style-name="ce12">
            <text:p>-0.612285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" table:style-name="ce3">
            <text:p>76</text:p>
          </table:table-cell>
          <table:table-cell office:value-type="float" office:value="0.54811616826734999" table:style-name="ce4">
            <text:p>0.548116168</text:p>
          </table:table-cell>
          <table:table-cell office:value-type="float" office:value="0.25309501591358102" table:style-name="ce4">
            <text:p>0.253095016</text:p>
          </table:table-cell>
          <table:table-cell office:value-type="float" office:value="0.19878881581906899" table:style-name="ce4">
            <text:p>0.198788816</text:p>
          </table:table-cell>
          <table:table-cell office:value-type="percentage" office:value="2.475147679416E-3" table:style-name="ce9">
            <text:p>0.25%</text:p>
          </table:table-cell>
          <table:table-cell office:value-type="percentage" office:value="1.5108627317537E-2" table:style-name="ce9">
            <text:p>1.51%</text:p>
          </table:table-cell>
          <table:table-cell office:value-type="string" table:style-name="ce12">
            <text:p>-0.498050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" table:style-name="ce3">
            <text:p>77</text:p>
          </table:table-cell>
          <table:table-cell office:value-type="float" office:value="0.132628560748319" table:style-name="ce4">
            <text:p>0.132628561</text:p>
          </table:table-cell>
          <table:table-cell office:value-type="float" office:value="0.46156692031669" table:style-name="ce4">
            <text:p>0.46156692</text:p>
          </table:table-cell>
          <table:table-cell office:value-type="float" office:value="0.40580451893499098" table:style-name="ce4">
            <text:p>0.405804519</text:p>
          </table:table-cell>
          <table:table-cell office:value-type="percentage" office:value="5.7874911110409998E-3" table:style-name="ce9">
            <text:p>0.58%</text:p>
          </table:table-cell>
          <table:table-cell office:value-type="percentage" office:value="1.6220204850443998E-2" table:style-name="ce9">
            <text:p>1.62%</text:p>
          </table:table-cell>
          <table:table-cell office:value-type="string" table:style-name="ce12">
            <text:p>-0.259707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" table:style-name="ce3">
            <text:p>78</text:p>
          </table:table-cell>
          <table:table-cell office:value-type="float" office:value="0.42004438065999899" table:style-name="ce4">
            <text:p>0.420044381</text:p>
          </table:table-cell>
          <table:table-cell office:value-type="float" office:value="0.54749621172092999" table:style-name="ce4">
            <text:p>0.547496212</text:p>
          </table:table-cell>
          <table:table-cell office:value-type="float" office:value="3.2459407619070998E-2" table:style-name="ce4">
            <text:p>0.032459408</text:p>
          </table:table-cell>
          <table:table-cell office:value-type="percentage" office:value="5.4407908469580003E-3" table:style-name="ce9">
            <text:p>0.54%</text:p>
          </table:table-cell>
          <table:table-cell office:value-type="percentage" office:value="1.8082902951515999E-2" table:style-name="ce9">
            <text:p>1.81%</text:p>
          </table:table-cell>
          <table:table-cell office:value-type="string" table:style-name="ce12">
            <text:p>-0.252128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" table:style-name="ce3">
            <text:p>79</text:p>
          </table:table-cell>
          <table:table-cell office:value-type="float" office:value="0.727945885751626" table:style-name="ce4">
            <text:p>0.727945886</text:p>
          </table:table-cell>
          <table:table-cell office:value-type="float" office:value="0.24333497931516301" table:style-name="ce4">
            <text:p>0.243334979</text:p>
          </table:table-cell>
          <table:table-cell office:value-type="float" office:value="2.8719134933212001E-2" table:style-name="ce4">
            <text:p>0.028719135</text:p>
          </table:table-cell>
          <table:table-cell office:value-type="percentage" office:value="2.4395631512590002E-3" table:style-name="ce9">
            <text:p>0.24%</text:p>
          </table:table-cell>
          <table:table-cell office:value-type="percentage" office:value="1.5547684621144E-2" table:style-name="ce9">
            <text:p>1.55%</text:p>
          </table:table-cell>
          <table:table-cell office:value-type="string" table:style-name="ce12">
            <text:p>-0.4862741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" table:style-name="ce3">
            <text:p>80</text:p>
          </table:table-cell>
          <table:table-cell office:value-type="float" office:value="0.64355189383194" table:style-name="ce4">
            <text:p>0.643551894</text:p>
          </table:table-cell>
          <table:table-cell office:value-type="float" office:value="0.17828607575253499" table:style-name="ce4">
            <text:p>0.178286076</text:p>
          </table:table-cell>
          <table:table-cell office:value-type="float" office:value="0.178162030415525" table:style-name="ce4">
            <text:p>0.17816203</text:p>
          </table:table-cell>
          <table:table-cell office:value-type="percentage" office:value="2.0601806649859999E-3" table:style-name="ce9">
            <text:p>0.21%</text:p>
          </table:table-cell>
          <table:table-cell office:value-type="percentage" office:value="1.4545431332905E-2" table:style-name="ce9">
            <text:p>1.45%</text:p>
          </table:table-cell>
          <table:table-cell office:value-type="string" table:style-name="ce12">
            <text:p>-0.545863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" table:style-name="ce3">
            <text:p>81</text:p>
          </table:table-cell>
          <table:table-cell office:value-type="float" office:value="9.3121914600801006E-2" table:style-name="ce4">
            <text:p>0.093121915</text:p>
          </table:table-cell>
          <table:table-cell office:value-type="float" office:value="0.79473602623397699" table:style-name="ce4">
            <text:p>0.794736026</text:p>
          </table:table-cell>
          <table:table-cell office:value-type="float" office:value="0.112142059165223" table:style-name="ce4">
            <text:p>0.112142059</text:p>
          </table:table-cell>
          <table:table-cell office:value-type="percentage" office:value="1.0335521215660001E-2" table:style-name="ce9">
            <text:p>1.03%</text:p>
          </table:table-cell>
          <table:table-cell office:value-type="percentage" office:value="1.9908985839748001E-2" table:style-name="ce9">
            <text:p>1.99%</text:p>
          </table:table-cell>
          <table:table-cell office:value-type="string" table:style-name="ce11">
            <text:p>0.0168527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" table:style-name="ce3">
            <text:p>82</text:p>
          </table:table-cell>
          <table:table-cell office:value-type="float" office:value="0.22736277930052701" table:style-name="ce4">
            <text:p>0.227362779</text:p>
          </table:table-cell>
          <table:table-cell office:value-type="float" office:value="0.46081605279355697" table:style-name="ce4">
            <text:p>0.460816053</text:p>
          </table:table-cell>
          <table:table-cell office:value-type="float" office:value="0.31182116790591602" table:style-name="ce4">
            <text:p>0.311821168</text:p>
          </table:table-cell>
          <table:table-cell office:value-type="percentage" office:value="5.0720040644469996E-3" table:style-name="ce9">
            <text:p>0.51%</text:p>
          </table:table-cell>
          <table:table-cell office:value-type="percentage" office:value="1.6501707446686002E-2" table:style-name="ce9">
            <text:p>1.65%</text:p>
          </table:table-cell>
          <table:table-cell office:value-type="string" table:style-name="ce12">
            <text:p>-0.298635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" table:style-name="ce3">
            <text:p>83</text:p>
          </table:table-cell>
          <table:table-cell office:value-type="float" office:value="0.38412564834929103" table:style-name="ce4">
            <text:p>0.384125648</text:p>
          </table:table-cell>
          <table:table-cell office:value-type="float" office:value="0.47728358746203497" table:style-name="ce4">
            <text:p>0.477283587</text:p>
          </table:table-cell>
          <table:table-cell office:value-type="float" office:value="0.138590764188674" table:style-name="ce4">
            <text:p>0.138590764</text:p>
          </table:table-cell>
          <table:table-cell office:value-type="percentage" office:value="4.5641914482559996E-3" table:style-name="ce9">
            <text:p>0.46%</text:p>
          </table:table-cell>
          <table:table-cell office:value-type="percentage" office:value="1.7170040679686999E-2" table:style-name="ce9">
            <text:p>1.72%</text:p>
          </table:table-cell>
          <table:table-cell office:value-type="string" table:style-name="ce12">
            <text:p>-0.316586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" table:style-name="ce3">
            <text:p>84</text:p>
          </table:table-cell>
          <table:table-cell office:value-type="float" office:value="0.91962337495800295" table:style-name="ce4">
            <text:p>0.919623375</text:p>
          </table:table-cell>
          <table:table-cell office:value-type="float" office:value="7.6655109986045994E-2" table:style-name="ce4">
            <text:p>0.07665511</text:p>
          </table:table-cell>
          <table:table-cell office:value-type="float" office:value="3.7215150559509998E-3" table:style-name="ce4">
            <text:p>0.003721515</text:p>
          </table:table-cell>
          <table:table-cell office:value-type="percentage" office:value="2.172100152478E-3" table:style-name="ce9">
            <text:p>0.22%</text:p>
          </table:table-cell>
          <table:table-cell office:value-type="percentage" office:value="1.4228658701203999E-2" table:style-name="ce9">
            <text:p>1.42%</text:p>
          </table:table-cell>
          <table:table-cell office:value-type="string" table:style-name="ce12">
            <text:p>-0.550150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" table:style-name="ce3">
            <text:p>85</text:p>
          </table:table-cell>
          <table:table-cell office:value-type="float" office:value="0.200638591814225" table:style-name="ce4">
            <text:p>0.200638592</text:p>
          </table:table-cell>
          <table:table-cell office:value-type="float" office:value="0.48780545056118801" table:style-name="ce4">
            <text:p>0.487805451</text:p>
          </table:table-cell>
          <table:table-cell office:value-type="float" office:value="0.31155595762458699" table:style-name="ce4">
            <text:p>0.311555958</text:p>
          </table:table-cell>
          <table:table-cell office:value-type="percentage" office:value="5.4607535537340001E-3" table:style-name="ce9">
            <text:p>0.55%</text:p>
          </table:table-cell>
          <table:table-cell office:value-type="percentage" office:value="1.6728495530966E-2" table:style-name="ce9">
            <text:p>1.67%</text:p>
          </table:table-cell>
          <table:table-cell office:value-type="string" table:style-name="ce12">
            <text:p>-0.271348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" table:style-name="ce3">
            <text:p>86</text:p>
          </table:table-cell>
          <table:table-cell office:value-type="float" office:value="2.9907949839974E-2" table:style-name="ce4">
            <text:p>0.02990795</text:p>
          </table:table-cell>
          <table:table-cell office:value-type="float" office:value="0.40728207299707597" table:style-name="ce4">
            <text:p>0.407282073</text:p>
          </table:table-cell>
          <table:table-cell office:value-type="float" office:value="0.56280997716295" table:style-name="ce4">
            <text:p>0.562809977</text:p>
          </table:table-cell>
          <table:table-cell office:value-type="percentage" office:value="6.6433277005319997E-3" table:style-name="ce9">
            <text:p>0.66%</text:p>
          </table:table-cell>
          <table:table-cell office:value-type="percentage" office:value="1.5284918945471E-2" table:style-name="ce9">
            <text:p>1.53%</text:p>
          </table:table-cell>
          <table:table-cell office:value-type="string" table:style-name="ce12">
            <text:p>-0.219606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" table:style-name="ce3">
            <text:p>87</text:p>
          </table:table-cell>
          <table:table-cell office:value-type="float" office:value="0.49184028893390602" table:style-name="ce4">
            <text:p>0.491840289</text:p>
          </table:table-cell>
          <table:table-cell office:value-type="float" office:value="0.46688136780367401" table:style-name="ce4">
            <text:p>0.466881368</text:p>
          </table:table-cell>
          <table:table-cell office:value-type="float" office:value="4.1278343262419998E-2" table:style-name="ce4">
            <text:p>0.041278343</text:p>
          </table:table-cell>
          <table:table-cell office:value-type="percentage" office:value="4.3443705602270004E-3" table:style-name="ce9">
            <text:p>0.43%</text:p>
          </table:table-cell>
          <table:table-cell office:value-type="percentage" office:value="1.7380928792049999E-2" table:style-name="ce9">
            <text:p>1.74%</text:p>
          </table:table-cell>
          <table:table-cell office:value-type="string" table:style-name="ce12">
            <text:p>-0.325392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" table:style-name="ce3">
            <text:p>88</text:p>
          </table:table-cell>
          <table:table-cell office:value-type="float" office:value="0.48927125604940802" table:style-name="ce4">
            <text:p>0.489271256</text:p>
          </table:table-cell>
          <table:table-cell office:value-type="float" office:value="0.23808778712703901" table:style-name="ce4">
            <text:p>0.238087787</text:p>
          </table:table-cell>
          <table:table-cell office:value-type="float" office:value="0.27264095682355299" table:style-name="ce4">
            <text:p>0.272640957</text:p>
          </table:table-cell>
          <table:table-cell office:value-type="percentage" office:value="2.5924818709699999E-3" table:style-name="ce9">
            <text:p>0.26%</text:p>
          </table:table-cell>
          <table:table-cell office:value-type="percentage" office:value="1.4756830255719E-2" table:style-name="ce9">
            <text:p>1.48%</text:p>
          </table:table-cell>
          <table:table-cell office:value-type="string" table:style-name="ce12">
            <text:p>-0.5019721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" table:style-name="ce3">
            <text:p>89</text:p>
          </table:table-cell>
          <table:table-cell office:value-type="float" office:value="0.85146442579348403" table:style-name="ce4">
            <text:p>0.851464426</text:p>
          </table:table-cell>
          <table:table-cell office:value-type="float" office:value="0" table:style-name="ce4">
            <text:p>0</text:p>
          </table:table-cell>
          <table:table-cell office:value-type="float" office:value="0.148535574206515" table:style-name="ce4">
            <text:p>0.148535574</text:p>
          </table:table-cell>
          <table:table-cell office:value-type="percentage" office:value="1.9157413988899999E-3" table:style-name="ce9">
            <text:p>0.19%</text:p>
          </table:table-cell>
          <table:table-cell office:value-type="percentage" office:value="1.3143403443498999E-2" table:style-name="ce9">
            <text:p>1.31%</text:p>
          </table:table-cell>
          <table:table-cell office:value-type="string" table:style-name="ce12">
            <text:p>-0.615081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" table:style-name="ce3">
            <text:p>90</text:p>
          </table:table-cell>
          <table:table-cell office:value-type="float" office:value="2.2035260032479999E-2" table:style-name="ce4">
            <text:p>0.02203526</text:p>
          </table:table-cell>
          <table:table-cell office:value-type="float" office:value="0.63256496820661701" table:style-name="ce4">
            <text:p>0.632564968</text:p>
          </table:table-cell>
          <table:table-cell office:value-type="float" office:value="0.34539977176090297" table:style-name="ce4">
            <text:p>0.345399772</text:p>
          </table:table-cell>
          <table:table-cell office:value-type="percentage" office:value="8.2309621093960006E-3" table:style-name="ce9">
            <text:p>0.82%</text:p>
          </table:table-cell>
          <table:table-cell office:value-type="percentage" office:value="1.7836899208742998E-2" table:style-name="ce9">
            <text:p>1.78%</text:p>
          </table:table-cell>
          <table:table-cell office:value-type="string" table:style-name="ce12">
            <text:p>-0.099178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" table:style-name="ce3">
            <text:p>91</text:p>
          </table:table-cell>
          <table:table-cell office:value-type="float" office:value="0.17055064217085" table:style-name="ce4">
            <text:p>0.170550642</text:p>
          </table:table-cell>
          <table:table-cell office:value-type="float" office:value="0.27738407844789698" table:style-name="ce4">
            <text:p>0.277384078</text:p>
          </table:table-cell>
          <table:table-cell office:value-type="float" office:value="0.55206527938125305" table:style-name="ce4">
            <text:p>0.552065279</text:p>
          </table:table-cell>
          <table:table-cell office:value-type="percentage" office:value="4.9724221401589996E-3" table:style-name="ce9">
            <text:p>0.50%</text:p>
          </table:table-cell>
          <table:table-cell office:value-type="percentage" office:value="1.4230214812204E-2" table:style-name="ce9">
            <text:p>1.42%</text:p>
          </table:table-cell>
          <table:table-cell office:value-type="string" table:style-name="ce12">
            <text:p>-0.353303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" table:style-name="ce3">
            <text:p>92</text:p>
          </table:table-cell>
          <table:table-cell office:value-type="float" office:value="0.64543665267399197" table:style-name="ce4">
            <text:p>0.645436653</text:p>
          </table:table-cell>
          <table:table-cell office:value-type="float" office:value="0" table:style-name="ce4">
            <text:p>0</text:p>
          </table:table-cell>
          <table:table-cell office:value-type="float" office:value="0.35456334732600803" table:style-name="ce4">
            <text:p>0.354563347</text:p>
          </table:table-cell>
          <table:table-cell office:value-type="percentage" office:value="2.2330031132910002E-3" table:style-name="ce9">
            <text:p>0.22%</text:p>
          </table:table-cell>
          <table:table-cell office:value-type="percentage" office:value="1.2512519185891999E-2" table:style-name="ce9">
            <text:p>1.25%</text:p>
          </table:table-cell>
          <table:table-cell office:value-type="string" table:style-name="ce12">
            <text:p>-0.620738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" table:style-name="ce3">
            <text:p>93</text:p>
          </table:table-cell>
          <table:table-cell office:value-type="float" office:value="9.8363636852513994E-2" table:style-name="ce4">
            <text:p>0.098363637</text:p>
          </table:table-cell>
          <table:table-cell office:value-type="float" office:value="0.83360328588709298" table:style-name="ce4">
            <text:p>0.833603286</text:p>
          </table:table-cell>
          <table:table-cell office:value-type="float" office:value="6.8033077260392996E-2" table:style-name="ce4">
            <text:p>0.068033077</text:p>
          </table:table-cell>
          <table:table-cell office:value-type="percentage" office:value="1.1121245530606999E-2" table:style-name="ce9">
            <text:p>1.11%</text:p>
          </table:table-cell>
          <table:table-cell office:value-type="percentage" office:value="2.0369479930550001E-2" table:style-name="ce9">
            <text:p>2.04%</text:p>
          </table:table-cell>
          <table:table-cell office:value-type="string" table:style-name="ce11">
            <text:p>0.0550453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" table:style-name="ce3">
            <text:p>94</text:p>
          </table:table-cell>
          <table:table-cell office:value-type="float" office:value="0.84642352946738697" table:style-name="ce4">
            <text:p>0.846423529</text:p>
          </table:table-cell>
          <table:table-cell office:value-type="float" office:value="0.13937587065478399" table:style-name="ce4">
            <text:p>0.139375871</text:p>
          </table:table-cell>
          <table:table-cell office:value-type="float" office:value="1.4200599877829E-2" table:style-name="ce4">
            <text:p>0.0142006</text:p>
          </table:table-cell>
          <table:table-cell office:value-type="percentage" office:value="2.1537055068960001E-3" table:style-name="ce9">
            <text:p>0.22%</text:p>
          </table:table-cell>
          <table:table-cell office:value-type="percentage" office:value="1.472171675889E-2" table:style-name="ce9">
            <text:p>1.47%</text:p>
          </table:table-cell>
          <table:table-cell office:value-type="string" table:style-name="ce12">
            <text:p>-0.532974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" table:style-name="ce3">
            <text:p>95</text:p>
          </table:table-cell>
          <table:table-cell office:value-type="float" office:value="0.14619176587878099" table:style-name="ce4">
            <text:p>0.146191766</text:p>
          </table:table-cell>
          <table:table-cell office:value-type="float" office:value="0" table:style-name="ce4">
            <text:p>0</text:p>
          </table:table-cell>
          <table:table-cell office:value-type="float" office:value="0.85380823412121898" table:style-name="ce4">
            <text:p>0.853808234</text:p>
          </table:table-cell>
          <table:table-cell office:value-type="percentage" office:value="7.3797869128139999E-3" table:style-name="ce9">
            <text:p>0.74%</text:p>
          </table:table-cell>
          <table:table-cell office:value-type="percentage" office:value="1.0983765392164E-2" table:style-name="ce9">
            <text:p>1.10%</text:p>
          </table:table-cell>
          <table:table-cell office:value-type="string" table:style-name="ce12">
            <text:p>-0.238553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" table:style-name="ce3">
            <text:p>96</text:p>
          </table:table-cell>
          <table:table-cell office:value-type="float" office:value="6.7233043763338995E-2" table:style-name="ce4">
            <text:p>0.067233044</text:p>
          </table:table-cell>
          <table:table-cell office:value-type="float" office:value="0.82939545234598999" table:style-name="ce4">
            <text:p>0.829395452</text:p>
          </table:table-cell>
          <table:table-cell office:value-type="float" office:value="0.103371503890671" table:style-name="ce4">
            <text:p>0.103371504</text:p>
          </table:table-cell>
          <table:table-cell office:value-type="percentage" office:value="1.1136346734605E-2" table:style-name="ce9">
            <text:p>1.11%</text:p>
          </table:table-cell>
          <table:table-cell office:value-type="percentage" office:value="2.0226037784507E-2" table:style-name="ce9">
            <text:p>2.02%</text:p>
          </table:table-cell>
          <table:table-cell office:value-type="string" table:style-name="ce11">
            <text:p>0.05618238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" table:style-name="ce3">
            <text:p>97</text:p>
          </table:table-cell>
          <table:table-cell office:value-type="float" office:value="0.103312695747065" table:style-name="ce4">
            <text:p>0.103312696</text:p>
          </table:table-cell>
          <table:table-cell office:value-type="float" office:value="7.8760509683732993E-2" table:style-name="ce4">
            <text:p>0.07876051</text:p>
          </table:table-cell>
          <table:table-cell office:value-type="float" office:value="0.81792679456920203" table:style-name="ce4">
            <text:p>0.817926795</text:p>
          </table:table-cell>
          <table:table-cell office:value-type="percentage" office:value="7.106887648227E-3" table:style-name="ce9">
            <text:p>0.71%</text:p>
          </table:table-cell>
          <table:table-cell office:value-type="percentage" office:value="1.1753082602584E-2" table:style-name="ce9">
            <text:p>1.18%</text:p>
          </table:table-cell>
          <table:table-cell office:value-type="string" table:style-name="ce12">
            <text:p>-0.2461577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" table:style-name="ce3">
            <text:p>98</text:p>
          </table:table-cell>
          <table:table-cell office:value-type="float" office:value="0.76255355304233796" table:style-name="ce4">
            <text:p>0.762553553</text:p>
          </table:table-cell>
          <table:table-cell office:value-type="float" office:value="0" table:style-name="ce4">
            <text:p>0</text:p>
          </table:table-cell>
          <table:table-cell office:value-type="float" office:value="0.23744644695766201" table:style-name="ce4">
            <text:p>0.237446447</text:p>
          </table:table-cell>
          <table:table-cell office:value-type="percentage" office:value="1.9231820303559999E-3" table:style-name="ce9">
            <text:p>0.19%</text:p>
          </table:table-cell>
          <table:table-cell office:value-type="percentage" office:value="1.2871146605989E-2" table:style-name="ce9">
            <text:p>1.29%</text:p>
          </table:table-cell>
          <table:table-cell office:value-type="string" table:style-name="ce12">
            <text:p>-0.627513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" table:style-name="ce3">
            <text:p>99</text:p>
          </table:table-cell>
          <table:table-cell office:value-type="float" office:value="0.21125363379131301" table:style-name="ce4">
            <text:p>0.211253634</text:p>
          </table:table-cell>
          <table:table-cell office:value-type="float" office:value="0.490460408446592" table:style-name="ce4">
            <text:p>0.490460408</text:p>
          </table:table-cell>
          <table:table-cell office:value-type="float" office:value="0.29828595776209499" table:style-name="ce4">
            <text:p>0.298285958</text:p>
          </table:table-cell>
          <table:table-cell office:value-type="percentage" office:value="5.4159600127580004E-3" table:style-name="ce9">
            <text:p>0.54%</text:p>
          </table:table-cell>
          <table:table-cell office:value-type="percentage" office:value="1.6791359370864001E-2" table:style-name="ce9">
            <text:p>1.68%</text:p>
          </table:table-cell>
          <table:table-cell office:value-type="string" table:style-name="ce12">
            <text:p>-0.272999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0" table:style-name="ce3">
            <text:p>100</text:p>
          </table:table-cell>
          <table:table-cell office:value-type="float" office:value="0.55990486986145704" table:style-name="ce4">
            <text:p>0.55990487</text:p>
          </table:table-cell>
          <table:table-cell office:value-type="float" office:value="0" table:style-name="ce4">
            <text:p>0</text:p>
          </table:table-cell>
          <table:table-cell office:value-type="float" office:value="0.44009513013854301" table:style-name="ce4">
            <text:p>0.44009513</text:p>
          </table:table-cell>
          <table:table-cell office:value-type="percentage" office:value="2.6747832530860001E-3" table:style-name="ce9">
            <text:p>0.27%</text:p>
          </table:table-cell>
          <table:table-cell office:value-type="percentage" office:value="1.2250609568152E-2" table:style-name="ce9">
            <text:p>1.23%</text:p>
          </table:table-cell>
          <table:table-cell office:value-type="string" table:style-name="ce12">
            <text:p>-0.597947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1" table:style-name="ce3">
            <text:p>101</text:p>
          </table:table-cell>
          <table:table-cell office:value-type="float" office:value="0.470223605255569" table:style-name="ce4">
            <text:p>0.470223605</text:p>
          </table:table-cell>
          <table:table-cell office:value-type="float" office:value="0.397626114895688" table:style-name="ce4">
            <text:p>0.397626115</text:p>
          </table:table-cell>
          <table:table-cell office:value-type="float" office:value="0.132150279848744" table:style-name="ce4">
            <text:p>0.13215028</text:p>
          </table:table-cell>
          <table:table-cell office:value-type="percentage" office:value="3.5966054522490001E-3" table:style-name="ce9">
            <text:p>0.36%</text:p>
          </table:table-cell>
          <table:table-cell office:value-type="percentage" office:value="1.6522808728526999E-2" table:style-name="ce9">
            <text:p>1.65%</text:p>
          </table:table-cell>
          <table:table-cell office:value-type="string" table:style-name="ce12">
            <text:p>-0.387548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2" table:style-name="ce3">
            <text:p>102</text:p>
          </table:table-cell>
          <table:table-cell office:value-type="float" office:value="0.99200329733866299" table:style-name="ce4">
            <text:p>0.992003297</text:p>
          </table:table-cell>
          <table:table-cell office:value-type="float" office:value="7.9967026613359995E-3" table:style-name="ce4">
            <text:p>0.007996703</text:p>
          </table:table-cell>
          <table:table-cell office:value-type="float" office:value="0" table:style-name="ce4">
            <text:p>0</text:p>
          </table:table-cell>
          <table:table-cell office:value-type="percentage" office:value="2.3167583895189999E-3" table:style-name="ce9">
            <text:p>0.23%</text:p>
          </table:table-cell>
          <table:table-cell office:value-type="percentage" office:value="1.3665193532234001E-2" table:style-name="ce9">
            <text:p>1.37%</text:p>
          </table:table-cell>
          <table:table-cell office:value-type="string" table:style-name="ce12">
            <text:p>-0.562249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3" table:style-name="ce3">
            <text:p>103</text:p>
          </table:table-cell>
          <table:table-cell office:value-type="float" office:value="0.22452989369099299" table:style-name="ce4">
            <text:p>0.224529894</text:p>
          </table:table-cell>
          <table:table-cell office:value-type="float" office:value="0.38565705023542701" table:style-name="ce4">
            <text:p>0.38565705</text:p>
          </table:table-cell>
          <table:table-cell office:value-type="float" office:value="0.38981305607358002" table:style-name="ce4">
            <text:p>0.389813056</text:p>
          </table:table-cell>
          <table:table-cell office:value-type="percentage" office:value="4.6373924517130001E-3" table:style-name="ce9">
            <text:p>0.46%</text:p>
          </table:table-cell>
          <table:table-cell office:value-type="percentage" office:value="1.5633597064671999E-2" table:style-name="ce9">
            <text:p>1.56%</text:p>
          </table:table-cell>
          <table:table-cell office:value-type="string" table:style-name="ce12">
            <text:p>-0.343018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4" table:style-name="ce3">
            <text:p>104</text:p>
          </table:table-cell>
          <table:table-cell office:value-type="float" office:value="0.25598012663855901" table:style-name="ce4">
            <text:p>0.255980127</text:p>
          </table:table-cell>
          <table:table-cell office:value-type="float" office:value="0.56662339977829901" table:style-name="ce4">
            <text:p>0.5666234</text:p>
          </table:table-cell>
          <table:table-cell office:value-type="float" office:value="0.17739647358314201" table:style-name="ce4">
            <text:p>0.177396474</text:p>
          </table:table-cell>
          <table:table-cell office:value-type="percentage" office:value="6.0118710845130001E-3" table:style-name="ce9">
            <text:p>0.60%</text:p>
          </table:table-cell>
          <table:table-cell office:value-type="percentage" office:value="1.7799234024071998E-2" table:style-name="ce9">
            <text:p>1.78%</text:p>
          </table:table-cell>
          <table:table-cell office:value-type="string" table:style-name="ce12">
            <text:p>-0.224061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5" table:style-name="ce3">
            <text:p>105</text:p>
          </table:table-cell>
          <table:table-cell office:value-type="float" office:value="0.18296158558724701" table:style-name="ce4">
            <text:p>0.182961586</text:p>
          </table:table-cell>
          <table:table-cell office:value-type="float" office:value="0.54635917907028098" table:style-name="ce4">
            <text:p>0.546359179</text:p>
          </table:table-cell>
          <table:table-cell office:value-type="float" office:value="0.27067923534247201" table:style-name="ce4">
            <text:p>0.270679235</text:p>
          </table:table-cell>
          <table:table-cell office:value-type="percentage" office:value="6.1271598956289999E-3" table:style-name="ce9">
            <text:p>0.61%</text:p>
          </table:table-cell>
          <table:table-cell office:value-type="percentage" office:value="1.7343922259146001E-2" table:style-name="ce9">
            <text:p>1.73%</text:p>
          </table:table-cell>
          <table:table-cell office:value-type="string" table:style-name="ce12">
            <text:p>-0.223296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6" table:style-name="ce3">
            <text:p>106</text:p>
          </table:table-cell>
          <table:table-cell office:value-type="float" office:value="0.36169272006964398" table:style-name="ce4">
            <text:p>0.36169272</text:p>
          </table:table-cell>
          <table:table-cell office:value-type="float" office:value="9.8513612462997002E-2" table:style-name="ce4">
            <text:p>0.098513612</text:p>
          </table:table-cell>
          <table:table-cell office:value-type="float" office:value="0.53979366746735902" table:style-name="ce4">
            <text:p>0.539793667</text:p>
          </table:table-cell>
          <table:table-cell office:value-type="percentage" office:value="3.6355723870430002E-3" table:style-name="ce9">
            <text:p>0.36%</text:p>
          </table:table-cell>
          <table:table-cell office:value-type="percentage" office:value="1.2770151132946E-2" table:style-name="ce9">
            <text:p>1.28%</text:p>
          </table:table-cell>
          <table:table-cell office:value-type="string" table:style-name="ce12">
            <text:p>-0.4983831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7" table:style-name="ce3">
            <text:p>107</text:p>
          </table:table-cell>
          <table:table-cell office:value-type="float" office:value="0.47063453999967703" table:style-name="ce4">
            <text:p>0.47063454</text:p>
          </table:table-cell>
          <table:table-cell office:value-type="float" office:value="0.524023615221896" table:style-name="ce4">
            <text:p>0.524023615</text:p>
          </table:table-cell>
          <table:table-cell office:value-type="float" office:value="5.341844778427E-3" table:style-name="ce4">
            <text:p>0.005341845</text:p>
          </table:table-cell>
          <table:table-cell office:value-type="percentage" office:value="5.1145487152609997E-3" table:style-name="ce9">
            <text:p>0.51%</text:p>
          </table:table-cell>
          <table:table-cell office:value-type="percentage" office:value="1.7969409898154001E-2" table:style-name="ce9">
            <text:p>1.80%</text:p>
          </table:table-cell>
          <table:table-cell office:value-type="string" table:style-name="ce12">
            <text:p>-0.2718759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8" table:style-name="ce3">
            <text:p>108</text:p>
          </table:table-cell>
          <table:table-cell office:value-type="float" office:value="0.39616136594851697" table:style-name="ce4">
            <text:p>0.396161366</text:p>
          </table:table-cell>
          <table:table-cell office:value-type="float" office:value="0.15893615305804201" table:style-name="ce4">
            <text:p>0.158936153</text:p>
          </table:table-cell>
          <table:table-cell office:value-type="float" office:value="0.44490248099343999" table:style-name="ce4">
            <text:p>0.444902481</text:p>
          </table:table-cell>
          <table:table-cell office:value-type="percentage" office:value="3.1032534397940001E-3" table:style-name="ce9">
            <text:p>0.31%</text:p>
          </table:table-cell>
          <table:table-cell office:value-type="percentage" office:value="1.3566624416487E-2" table:style-name="ce9">
            <text:p>1.36%</text:p>
          </table:table-cell>
          <table:table-cell office:value-type="string" table:style-name="ce12">
            <text:p>-0.5083613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09" table:style-name="ce3">
            <text:p>109</text:p>
          </table:table-cell>
          <table:table-cell office:value-type="float" office:value="0" table:style-name="ce4">
            <text:p>0</text:p>
          </table:table-cell>
          <table:table-cell office:value-type="float" office:value="0.51433135209561898" table:style-name="ce4">
            <text:p>0.514331352</text:p>
          </table:table-cell>
          <table:table-cell office:value-type="float" office:value="0.48566864790438102" table:style-name="ce4">
            <text:p>0.485668648</text:p>
          </table:table-cell>
          <table:table-cell office:value-type="percentage" office:value="7.4115367434179997E-3" table:style-name="ce9">
            <text:p>0.74%</text:p>
          </table:table-cell>
          <table:table-cell office:value-type="percentage" office:value="1.6417434701777998E-2" table:style-name="ce9">
            <text:p>1.64%</text:p>
          </table:table-cell>
          <table:table-cell office:value-type="string" table:style-name="ce12">
            <text:p>-0.157665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0" table:style-name="ce3">
            <text:p>110</text:p>
          </table:table-cell>
          <table:table-cell office:value-type="float" office:value="1.832209281765E-3" table:style-name="ce4">
            <text:p>0.001832209</text:p>
          </table:table-cell>
          <table:table-cell office:value-type="float" office:value="0.32923219966286699" table:style-name="ce4">
            <text:p>0.3292322</text:p>
          </table:table-cell>
          <table:table-cell office:value-type="float" office:value="0.66893559105536704" table:style-name="ce4">
            <text:p>0.668935591</text:p>
          </table:table-cell>
          <table:table-cell office:value-type="percentage" office:value="7.0192352722180003E-3" table:style-name="ce9">
            <text:p>0.70%</text:p>
          </table:table-cell>
          <table:table-cell office:value-type="percentage" office:value="1.4306454787484E-2" table:style-name="ce9">
            <text:p>1.43%</text:p>
          </table:table-cell>
          <table:table-cell office:value-type="string" table:style-name="ce12">
            <text:p>-0.208351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1" table:style-name="ce3">
            <text:p>111</text:p>
          </table:table-cell>
          <table:table-cell office:value-type="float" office:value="6.4928129299767004E-2" table:style-name="ce4">
            <text:p>0.064928129</text:p>
          </table:table-cell>
          <table:table-cell office:value-type="float" office:value="0.29277359033419698" table:style-name="ce4">
            <text:p>0.29277359</text:p>
          </table:table-cell>
          <table:table-cell office:value-type="float" office:value="0.64229828036603598" table:style-name="ce4">
            <text:p>0.64229828</text:p>
          </table:table-cell>
          <table:table-cell office:value-type="percentage" office:value="6.2292346926940004E-3" table:style-name="ce9">
            <text:p>0.62%</text:p>
          </table:table-cell>
          <table:table-cell office:value-type="percentage" office:value="1.4082762261404E-2" table:style-name="ce9">
            <text:p>1.41%</text:p>
          </table:table-cell>
          <table:table-cell office:value-type="string" table:style-name="ce12">
            <text:p>-0.267757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2" table:style-name="ce3">
            <text:p>112</text:p>
          </table:table-cell>
          <table:table-cell office:value-type="float" office:value="4.6094417783732002E-2" table:style-name="ce4">
            <text:p>0.046094418</text:p>
          </table:table-cell>
          <table:table-cell office:value-type="float" office:value="0.75488762977093204" table:style-name="ce4">
            <text:p>0.75488763</text:p>
          </table:table-cell>
          <table:table-cell office:value-type="float" office:value="0.19901795244533599" table:style-name="ce4">
            <text:p>0.199017952</text:p>
          </table:table-cell>
          <table:table-cell office:value-type="percentage" office:value="9.8185982212899998E-3" table:style-name="ce9">
            <text:p>0.98%</text:p>
          </table:table-cell>
          <table:table-cell office:value-type="percentage" office:value="1.9309318985568001E-2" table:style-name="ce9">
            <text:p>1.93%</text:p>
          </table:table-cell>
          <table:table-cell office:value-type="string" table:style-name="ce12">
            <text:p>-0.009394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3" table:style-name="ce3">
            <text:p>113</text:p>
          </table:table-cell>
          <table:table-cell office:value-type="float" office:value="0.15767868172159999" table:style-name="ce4">
            <text:p>0.157678682</text:p>
          </table:table-cell>
          <table:table-cell office:value-type="float" office:value="1.2975145469456001E-2" table:style-name="ce4">
            <text:p>0.012975145</text:p>
          </table:table-cell>
          <table:table-cell office:value-type="float" office:value="0.82934617280894496" table:style-name="ce4">
            <text:p>0.829346173</text:p>
          </table:table-cell>
          <table:table-cell office:value-type="percentage" office:value="7.0203341861559999E-3" table:style-name="ce9">
            <text:p>0.70%</text:p>
          </table:table-cell>
          <table:table-cell office:value-type="percentage" office:value="1.1167309342646E-2" table:style-name="ce9">
            <text:p>1.12%</text:p>
          </table:table-cell>
          <table:table-cell office:value-type="string" table:style-name="ce12">
            <text:p>-0.266820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4" table:style-name="ce3">
            <text:p>114</text:p>
          </table:table-cell>
          <table:table-cell office:value-type="float" office:value="0.88591713606464695" table:style-name="ce4">
            <text:p>0.885917136</text:p>
          </table:table-cell>
          <table:table-cell office:value-type="float" office:value="0.114082863935353" table:style-name="ce4">
            <text:p>0.114082864</text:p>
          </table:table-cell>
          <table:table-cell office:value-type="float" office:value="0" table:style-name="ce4">
            <text:p>0</text:p>
          </table:table-cell>
          <table:table-cell office:value-type="percentage" office:value="2.1818675466979999E-3" table:style-name="ce9">
            <text:p>0.22%</text:p>
          </table:table-cell>
          <table:table-cell office:value-type="percentage" office:value="1.4553428385528E-2" table:style-name="ce9">
            <text:p>1.46%</text:p>
          </table:table-cell>
          <table:table-cell office:value-type="string" table:style-name="ce12">
            <text:p>-0.537202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5" table:style-name="ce3">
            <text:p>115</text:p>
          </table:table-cell>
          <table:table-cell office:value-type="float" office:value="0.14023318743160901" table:style-name="ce4">
            <text:p>0.140233187</text:p>
          </table:table-cell>
          <table:table-cell office:value-type="float" office:value="0.68943187395502004" table:style-name="ce4">
            <text:p>0.689431874</text:p>
          </table:table-cell>
          <table:table-cell office:value-type="float" office:value="0.17033493861337101" table:style-name="ce4">
            <text:p>0.170334939</text:p>
          </table:table-cell>
          <table:table-cell office:value-type="percentage" office:value="8.2561965134569995E-3" table:style-name="ce9">
            <text:p>0.83%</text:p>
          </table:table-cell>
          <table:table-cell office:value-type="percentage" office:value="1.8849104282453E-2" table:style-name="ce9">
            <text:p>1.88%</text:p>
          </table:table-cell>
          <table:table-cell office:value-type="string" table:style-name="ce12">
            <text:p>-0.092513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6" table:style-name="ce3">
            <text:p>116</text:p>
          </table:table-cell>
          <table:table-cell office:value-type="float" office:value="0.21886139957317899" table:style-name="ce4">
            <text:p>0.2188614</text:p>
          </table:table-cell>
          <table:table-cell office:value-type="float" office:value="0.63465701959682697" table:style-name="ce4">
            <text:p>0.63465702</text:p>
          </table:table-cell>
          <table:table-cell office:value-type="float" office:value="0.14648158082999299" table:style-name="ce4">
            <text:p>0.146481581</text:p>
          </table:table-cell>
          <table:table-cell office:value-type="percentage" office:value="7.0932523339940004E-3" table:style-name="ce9">
            <text:p>0.71%</text:p>
          </table:table-cell>
          <table:table-cell office:value-type="percentage" office:value="1.8463529248174002E-2" table:style-name="ce9">
            <text:p>1.85%</text:p>
          </table:table-cell>
          <table:table-cell office:value-type="string" table:style-name="ce12">
            <text:p>-0.157431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7" table:style-name="ce3">
            <text:p>117</text:p>
          </table:table-cell>
          <table:table-cell office:value-type="float" office:value="8.8119614140238001E-2" table:style-name="ce4">
            <text:p>0.088119614</text:p>
          </table:table-cell>
          <table:table-cell office:value-type="float" office:value="0.44809892892828102" table:style-name="ce4">
            <text:p>0.448098929</text:p>
          </table:table-cell>
          <table:table-cell office:value-type="float" office:value="0.46378145693148098" table:style-name="ce4">
            <text:p>0.463781457</text:p>
          </table:table-cell>
          <table:table-cell office:value-type="percentage" office:value="6.1310287675620002E-3" table:style-name="ce9">
            <text:p>0.61%</text:p>
          </table:table-cell>
          <table:table-cell office:value-type="percentage" office:value="1.5929907435522001E-2" table:style-name="ce9">
            <text:p>1.59%</text:p>
          </table:table-cell>
          <table:table-cell office:value-type="string" table:style-name="ce12">
            <text:p>-0.242874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8" table:style-name="ce3">
            <text:p>118</text:p>
          </table:table-cell>
          <table:table-cell office:value-type="float" office:value="0.70023649496400298" table:style-name="ce4">
            <text:p>0.700236495</text:p>
          </table:table-cell>
          <table:table-cell office:value-type="float" office:value="0.22144769653395199" table:style-name="ce4">
            <text:p>0.221447697</text:p>
          </table:table-cell>
          <table:table-cell office:value-type="float" office:value="7.8315808502045003E-2" table:style-name="ce4">
            <text:p>0.078315809</text:p>
          </table:table-cell>
          <table:table-cell office:value-type="percentage" office:value="2.2507647317329999E-3" table:style-name="ce9">
            <text:p>0.23%</text:p>
          </table:table-cell>
          <table:table-cell office:value-type="percentage" office:value="1.5212555906447E-2" table:style-name="ce9">
            <text:p>1.52%</text:p>
          </table:table-cell>
          <table:table-cell office:value-type="string" table:style-name="ce12">
            <text:p>-0.50939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19" table:style-name="ce3">
            <text:p>119</text:p>
          </table:table-cell>
          <table:table-cell office:value-type="float" office:value="0.37031552899162601" table:style-name="ce4">
            <text:p>0.370315529</text:p>
          </table:table-cell>
          <table:table-cell office:value-type="float" office:value="0.511656442951132" table:style-name="ce4">
            <text:p>0.511656443</text:p>
          </table:table-cell>
          <table:table-cell office:value-type="float" office:value="0.118028028057242" table:style-name="ce4">
            <text:p>0.118028028</text:p>
          </table:table-cell>
          <table:table-cell office:value-type="percentage" office:value="4.9979459026260002E-3" table:style-name="ce9">
            <text:p>0.50%</text:p>
          </table:table-cell>
          <table:table-cell office:value-type="percentage" office:value="1.7520802450539E-2" table:style-name="ce9">
            <text:p>1.75%</text:p>
          </table:table-cell>
          <table:table-cell office:value-type="string" table:style-name="ce12">
            <text:p>-0.28549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0" table:style-name="ce3">
            <text:p>120</text:p>
          </table:table-cell>
          <table:table-cell office:value-type="float" office:value="0.57749140398254095" table:style-name="ce4">
            <text:p>0.577491404</text:p>
          </table:table-cell>
          <table:table-cell office:value-type="float" office:value="9.7251047959344E-2" table:style-name="ce4">
            <text:p>0.097251048</text:p>
          </table:table-cell>
          <table:table-cell office:value-type="float" office:value="0.32525754805811602" table:style-name="ce4">
            <text:p>0.325257548</text:p>
          </table:table-cell>
          <table:table-cell office:value-type="percentage" office:value="2.1860483528510001E-3" table:style-name="ce9">
            <text:p>0.22%</text:p>
          </table:table-cell>
          <table:table-cell office:value-type="percentage" office:value="1.3416517910733E-2" table:style-name="ce9">
            <text:p>1.34%</text:p>
          </table:table-cell>
          <table:table-cell office:value-type="string" table:style-name="ce12">
            <text:p>-0.582412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1" table:style-name="ce3">
            <text:p>121</text:p>
          </table:table-cell>
          <table:table-cell office:value-type="float" office:value="0.35786643913628802" table:style-name="ce4">
            <text:p>0.357866439</text:p>
          </table:table-cell>
          <table:table-cell office:value-type="float" office:value="0.31720965915527" table:style-name="ce4">
            <text:p>0.317209659</text:p>
          </table:table-cell>
          <table:table-cell office:value-type="float" office:value="0.32492390170844199" table:style-name="ce4">
            <text:p>0.324923902</text:p>
          </table:table-cell>
          <table:table-cell office:value-type="percentage" office:value="3.4665052863529998E-3" table:style-name="ce9">
            <text:p>0.35%</text:p>
          </table:table-cell>
          <table:table-cell office:value-type="percentage" office:value="1.5259202077659E-2" table:style-name="ce9">
            <text:p>1.53%</text:p>
          </table:table-cell>
          <table:table-cell office:value-type="string" table:style-name="ce12">
            <text:p>-0.428167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2" table:style-name="ce3">
            <text:p>122</text:p>
          </table:table-cell>
          <table:table-cell office:value-type="float" office:value="0" table:style-name="ce4">
            <text:p>0</text:p>
          </table:table-cell>
          <table:table-cell office:value-type="float" office:value="0.26795627358408303" table:style-name="ce4">
            <text:p>0.267956274</text:p>
          </table:table-cell>
          <table:table-cell office:value-type="float" office:value="0.73204372641591697" table:style-name="ce4">
            <text:p>0.732043726</text:p>
          </table:table-cell>
          <table:table-cell office:value-type="percentage" office:value="7.2510499614929997E-3" table:style-name="ce9">
            <text:p>0.73%</text:p>
          </table:table-cell>
          <table:table-cell office:value-type="percentage" office:value="1.3600160206034001E-2" table:style-name="ce9">
            <text:p>1.36%</text:p>
          </table:table-cell>
          <table:table-cell office:value-type="string" table:style-name="ce12">
            <text:p>-0.20212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3" table:style-name="ce3">
            <text:p>123</text:p>
          </table:table-cell>
          <table:table-cell office:value-type="float" office:value="0.55765822802228004" table:style-name="ce4">
            <text:p>0.557658228</text:p>
          </table:table-cell>
          <table:table-cell office:value-type="float" office:value="7.1360538390444997E-2" table:style-name="ce4">
            <text:p>0.071360538</text:p>
          </table:table-cell>
          <table:table-cell office:value-type="float" office:value="0.37098123358727497" table:style-name="ce4">
            <text:p>0.370981234</text:p>
          </table:table-cell>
          <table:table-cell office:value-type="percentage" office:value="2.342678456792E-3" table:style-name="ce9">
            <text:p>0.23%</text:p>
          </table:table-cell>
          <table:table-cell office:value-type="percentage" office:value="1.3059730706497E-2" table:style-name="ce9">
            <text:p>1.31%</text:p>
          </table:table-cell>
          <table:table-cell office:value-type="string" table:style-name="ce12">
            <text:p>-0.586330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4" table:style-name="ce3">
            <text:p>124</text:p>
          </table:table-cell>
          <table:table-cell office:value-type="float" office:value="0.13175750438684" table:style-name="ce4">
            <text:p>0.131757504</text:p>
          </table:table-cell>
          <table:table-cell office:value-type="float" office:value="0.48431010062259999" table:style-name="ce4">
            <text:p>0.484310101</text:p>
          </table:table-cell>
          <table:table-cell office:value-type="float" office:value="0.38393239499055998" table:style-name="ce4">
            <text:p>0.383932395</text:p>
          </table:table-cell>
          <table:table-cell office:value-type="percentage" office:value="5.9435486900259998E-3" table:style-name="ce9">
            <text:p>0.59%</text:p>
          </table:table-cell>
          <table:table-cell office:value-type="percentage" office:value="1.6477603563477002E-2" table:style-name="ce9">
            <text:p>1.65%</text:p>
          </table:table-cell>
          <table:table-cell office:value-type="string" table:style-name="ce12">
            <text:p>-0.2461796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5" table:style-name="ce3">
            <text:p>125</text:p>
          </table:table-cell>
          <table:table-cell office:value-type="float" office:value="0.69217089568534795" table:style-name="ce4">
            <text:p>0.692170896</text:p>
          </table:table-cell>
          <table:table-cell office:value-type="float" office:value="0.25310497589218101" table:style-name="ce4">
            <text:p>0.253104976</text:p>
          </table:table-cell>
          <table:table-cell office:value-type="float" office:value="5.4724128422471E-2" table:style-name="ce4">
            <text:p>0.054724128</text:p>
          </table:table-cell>
          <table:table-cell office:value-type="percentage" office:value="2.4402624575710001E-3" table:style-name="ce9">
            <text:p>0.24%</text:p>
          </table:table-cell>
          <table:table-cell office:value-type="percentage" office:value="1.5549855813916E-2" table:style-name="ce9">
            <text:p>1.55%</text:p>
          </table:table-cell>
          <table:table-cell office:value-type="string" table:style-name="ce12">
            <text:p>-0.486161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6" table:style-name="ce3">
            <text:p>126</text:p>
          </table:table-cell>
          <table:table-cell office:value-type="float" office:value="0.14343906872512899" table:style-name="ce4">
            <text:p>0.143439069</text:p>
          </table:table-cell>
          <table:table-cell office:value-type="float" office:value="6.0964561841009998E-2" table:style-name="ce4">
            <text:p>0.060964562</text:p>
          </table:table-cell>
          <table:table-cell office:value-type="float" office:value="0.79559636943386103" table:style-name="ce4">
            <text:p>0.795596369</text:p>
          </table:table-cell>
          <table:table-cell office:value-type="percentage" office:value="6.6681071798999998E-3" table:style-name="ce9">
            <text:p>0.67%</text:p>
          </table:table-cell>
          <table:table-cell office:value-type="percentage" office:value="1.1672459965379E-2" table:style-name="ce9">
            <text:p>1.17%</text:p>
          </table:table-cell>
          <table:table-cell office:value-type="string" table:style-name="ce12">
            <text:p>-0.285449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7" table:style-name="ce3">
            <text:p>127</text:p>
          </table:table-cell>
          <table:table-cell office:value-type="float" office:value="0.54352974989915803" table:style-name="ce4">
            <text:p>0.54352975</text:p>
          </table:table-cell>
          <table:table-cell office:value-type="float" office:value="0.35064677999358101" table:style-name="ce4">
            <text:p>0.35064678</text:p>
          </table:table-cell>
          <table:table-cell office:value-type="float" office:value="0.10582347010726099" table:style-name="ce4">
            <text:p>0.10582347</text:p>
          </table:table-cell>
          <table:table-cell office:value-type="percentage" office:value="3.1114170253869998E-3" table:style-name="ce9">
            <text:p>0.31%</text:p>
          </table:table-cell>
          <table:table-cell office:value-type="percentage" office:value="1.6210077809446999E-2" table:style-name="ce9">
            <text:p>1.62%</text:p>
          </table:table-cell>
          <table:table-cell office:value-type="string" table:style-name="ce12">
            <text:p>-0.424956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8" table:style-name="ce3">
            <text:p>128</text:p>
          </table:table-cell>
          <table:table-cell office:value-type="float" office:value="0.399537396500735" table:style-name="ce4">
            <text:p>0.399537397</text:p>
          </table:table-cell>
          <table:table-cell office:value-type="float" office:value="0.56374651746707205" table:style-name="ce4">
            <text:p>0.563746517</text:p>
          </table:table-cell>
          <table:table-cell office:value-type="float" office:value="3.6716086032192001E-2" table:style-name="ce4">
            <text:p>0.036716086</text:p>
          </table:table-cell>
          <table:table-cell office:value-type="percentage" office:value="5.6874245373970001E-3" table:style-name="ce9">
            <text:p>0.57%</text:p>
          </table:table-cell>
          <table:table-cell office:value-type="percentage" office:value="1.8205928485506E-2" table:style-name="ce9">
            <text:p>1.82%</text:p>
          </table:table-cell>
          <table:table-cell office:value-type="string" table:style-name="ce12">
            <text:p>-0.236877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29" table:style-name="ce3">
            <text:p>129</text:p>
          </table:table-cell>
          <table:table-cell office:value-type="float" office:value="0.45545964746826401" table:style-name="ce4">
            <text:p>0.455459647</text:p>
          </table:table-cell>
          <table:table-cell office:value-type="float" office:value="0.50950596627507205" table:style-name="ce4">
            <text:p>0.509505966</text:p>
          </table:table-cell>
          <table:table-cell office:value-type="float" office:value="3.5034386256664003E-2" table:style-name="ce4">
            <text:p>0.035034386</text:p>
          </table:table-cell>
          <table:table-cell office:value-type="percentage" office:value="4.8989414032940002E-3" table:style-name="ce9">
            <text:p>0.49%</text:p>
          </table:table-cell>
          <table:table-cell office:value-type="percentage" office:value="1.7756934502164E-2" table:style-name="ce9">
            <text:p>1.78%</text:p>
          </table:table-cell>
          <table:table-cell office:value-type="string" table:style-name="ce12">
            <text:p>-0.287271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0" table:style-name="ce3">
            <text:p>130</text:p>
          </table:table-cell>
          <table:table-cell office:value-type="float" office:value="3.4058661721996002E-2" table:style-name="ce4">
            <text:p>0.034058662</text:p>
          </table:table-cell>
          <table:table-cell office:value-type="float" office:value="6.0350903587954002E-2" table:style-name="ce4">
            <text:p>0.060350904</text:p>
          </table:table-cell>
          <table:table-cell office:value-type="float" office:value="0.90559043469004996" table:style-name="ce4">
            <text:p>0.905590435</text:p>
          </table:table-cell>
          <table:table-cell office:value-type="percentage" office:value="8.5207192204759998E-3" table:style-name="ce9">
            <text:p>0.85%</text:p>
          </table:table-cell>
          <table:table-cell office:value-type="percentage" office:value="1.1330505588927E-2" table:style-name="ce9">
            <text:p>1.13%</text:p>
          </table:table-cell>
          <table:table-cell office:value-type="string" table:style-name="ce12">
            <text:p>-0.1305573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1" table:style-name="ce3">
            <text:p>131</text:p>
          </table:table-cell>
          <table:table-cell office:value-type="float" office:value="8.6095598989371996E-2" table:style-name="ce4">
            <text:p>0.086095599</text:p>
          </table:table-cell>
          <table:table-cell office:value-type="float" office:value="0.21024699609289299" table:style-name="ce4">
            <text:p>0.210246996</text:p>
          </table:table-cell>
          <table:table-cell office:value-type="float" office:value="0.70365740491773499" table:style-name="ce4">
            <text:p>0.703657405</text:p>
          </table:table-cell>
          <table:table-cell office:value-type="percentage" office:value="6.2714993466010003E-3" table:style-name="ce9">
            <text:p>0.63%</text:p>
          </table:table-cell>
          <table:table-cell office:value-type="percentage" office:value="1.3203896460327E-2" table:style-name="ce9">
            <text:p>1.32%</text:p>
          </table:table-cell>
          <table:table-cell office:value-type="string" table:style-name="ce12">
            <text:p>-0.282378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2" table:style-name="ce3">
            <text:p>132</text:p>
          </table:table-cell>
          <table:table-cell office:value-type="float" office:value="0.73287667997572303" table:style-name="ce4">
            <text:p>0.73287668</text:p>
          </table:table-cell>
          <table:table-cell office:value-type="float" office:value="0.25544647982781699" table:style-name="ce4">
            <text:p>0.25544648</text:p>
          </table:table-cell>
          <table:table-cell office:value-type="float" office:value="1.167684019646E-2" table:style-name="ce4">
            <text:p>0.01167684</text:p>
          </table:table-cell>
          <table:table-cell office:value-type="percentage" office:value="2.541983532569E-3" table:style-name="ce9">
            <text:p>0.25%</text:p>
          </table:table-cell>
          <table:table-cell office:value-type="percentage" office:value="1.5701277167060001E-2" table:style-name="ce9">
            <text:p>1.57%</text:p>
          </table:table-cell>
          <table:table-cell office:value-type="string" table:style-name="ce12">
            <text:p>-0.474994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3" table:style-name="ce3">
            <text:p>133</text:p>
          </table:table-cell>
          <table:table-cell office:value-type="float" office:value="0.17539307633249601" table:style-name="ce4">
            <text:p>0.175393076</text:p>
          </table:table-cell>
          <table:table-cell office:value-type="float" office:value="0.23771977331189001" table:style-name="ce4">
            <text:p>0.237719773</text:p>
          </table:table-cell>
          <table:table-cell office:value-type="float" office:value="0.58688715035561401" table:style-name="ce4">
            <text:p>0.58688715</text:p>
          </table:table-cell>
          <table:table-cell office:value-type="percentage" office:value="4.9997146792580003E-3" table:style-name="ce9">
            <text:p>0.50%</text:p>
          </table:table-cell>
          <table:table-cell office:value-type="percentage" office:value="1.3791485604709001E-2" table:style-name="ce9">
            <text:p>1.38%</text:p>
          </table:table-cell>
          <table:table-cell office:value-type="string" table:style-name="ce12">
            <text:p>-0.362563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4" table:style-name="ce3">
            <text:p>134</text:p>
          </table:table-cell>
          <table:table-cell office:value-type="float" office:value="0.59798709280672502" table:style-name="ce4">
            <text:p>0.597987093</text:p>
          </table:table-cell>
          <table:table-cell office:value-type="float" office:value="0.26944464915861199" table:style-name="ce4">
            <text:p>0.269444649</text:p>
          </table:table-cell>
          <table:table-cell office:value-type="float" office:value="0.13256825803466399" table:style-name="ce4">
            <text:p>0.132568258</text:p>
          </table:table-cell>
          <table:table-cell office:value-type="percentage" office:value="2.4967222379369998E-3" table:style-name="ce9">
            <text:p>0.25%</text:p>
          </table:table-cell>
          <table:table-cell office:value-type="percentage" office:value="1.5448295104962E-2" table:style-name="ce9">
            <text:p>1.54%</text:p>
          </table:table-cell>
          <table:table-cell office:value-type="string" table:style-name="ce12">
            <text:p>-0.4857026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5" table:style-name="ce3">
            <text:p>135</text:p>
          </table:table-cell>
          <table:table-cell office:value-type="float" office:value="0.100545121972517" table:style-name="ce4">
            <text:p>0.100545122</text:p>
          </table:table-cell>
          <table:table-cell office:value-type="float" office:value="4.2447318096873E-2" table:style-name="ce4">
            <text:p>0.042447318</text:p>
          </table:table-cell>
          <table:table-cell office:value-type="float" office:value="0.85700755993060995" table:style-name="ce4">
            <text:p>0.85700756</text:p>
          </table:table-cell>
          <table:table-cell office:value-type="percentage" office:value="7.5830854132829997E-3" table:style-name="ce9">
            <text:p>0.76%</text:p>
          </table:table-cell>
          <table:table-cell office:value-type="percentage" office:value="1.1329370195330001E-2" table:style-name="ce9">
            <text:p>1.13%</text:p>
          </table:table-cell>
          <table:table-cell office:value-type="string" table:style-name="ce12">
            <text:p>-0.213331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6" table:style-name="ce3">
            <text:p>136</text:p>
          </table:table-cell>
          <table:table-cell office:value-type="float" office:value="0.205279317248135" table:style-name="ce4">
            <text:p>0.205279317</text:p>
          </table:table-cell>
          <table:table-cell office:value-type="float" office:value="0.64999834214269203" table:style-name="ce4">
            <text:p>0.649998342</text:p>
          </table:table-cell>
          <table:table-cell office:value-type="float" office:value="0.14472234060917299" table:style-name="ce4">
            <text:p>0.144722341</text:p>
          </table:table-cell>
          <table:table-cell office:value-type="percentage" office:value="7.3751653454009998E-3" table:style-name="ce9">
            <text:p>0.74%</text:p>
          </table:table-cell>
          <table:table-cell office:value-type="percentage" office:value="1.8597365613957001E-2" table:style-name="ce9">
            <text:p>1.86%</text:p>
          </table:table-cell>
          <table:table-cell office:value-type="string" table:style-name="ce12">
            <text:p>-0.1411401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7" table:style-name="ce3">
            <text:p>137</text:p>
          </table:table-cell>
          <table:table-cell office:value-type="float" office:value="0.34703357751103397" table:style-name="ce4">
            <text:p>0.347033578</text:p>
          </table:table-cell>
          <table:table-cell office:value-type="float" office:value="0.34077355976514401" table:style-name="ce4">
            <text:p>0.34077356</text:p>
          </table:table-cell>
          <table:table-cell office:value-type="float" office:value="0.31219286272382202" table:style-name="ce4">
            <text:p>0.312192863</text:p>
          </table:table-cell>
          <table:table-cell office:value-type="percentage" office:value="3.6258738364999999E-3" table:style-name="ce9">
            <text:p>0.36%</text:p>
          </table:table-cell>
          <table:table-cell office:value-type="percentage" office:value="1.5495481281989E-2" table:style-name="ce9">
            <text:p>1.55%</text:p>
          </table:table-cell>
          <table:table-cell office:value-type="string" table:style-name="ce12">
            <text:p>-0.411353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8" table:style-name="ce3">
            <text:p>138</text:p>
          </table:table-cell>
          <table:table-cell office:value-type="float" office:value="0.30150236159011101" table:style-name="ce4">
            <text:p>0.301502362</text:p>
          </table:table-cell>
          <table:table-cell office:value-type="float" office:value="0.48144344263737499" table:style-name="ce4">
            <text:p>0.481443443</text:p>
          </table:table-cell>
          <table:table-cell office:value-type="float" office:value="0.217054195772513" table:style-name="ce4">
            <text:p>0.217054196</text:p>
          </table:table-cell>
          <table:table-cell office:value-type="percentage" office:value="4.8664351787690002E-3" table:style-name="ce9">
            <text:p>0.49%</text:p>
          </table:table-cell>
          <table:table-cell office:value-type="percentage" office:value="1.6964604790886E-2" table:style-name="ce9">
            <text:p>1.70%</text:p>
          </table:table-cell>
          <table:table-cell office:value-type="string" table:style-name="ce12">
            <text:p>-0.302604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39" table:style-name="ce3">
            <text:p>139</text:p>
          </table:table-cell>
          <table:table-cell office:value-type="float" office:value="0.35563503579639399" table:style-name="ce4">
            <text:p>0.355635036</text:p>
          </table:table-cell>
          <table:table-cell office:value-type="float" office:value="0.16339235357378301" table:style-name="ce4">
            <text:p>0.163392354</text:p>
          </table:table-cell>
          <table:table-cell office:value-type="float" office:value="0.48097261062982299" table:style-name="ce4">
            <text:p>0.480972611</text:p>
          </table:table-cell>
          <table:table-cell office:value-type="percentage" office:value="3.4135322878290002E-3" table:style-name="ce9">
            <text:p>0.34%</text:p>
          </table:table-cell>
          <table:table-cell office:value-type="percentage" office:value="1.3493483649299001E-2" table:style-name="ce9">
            <text:p>1.35%</text:p>
          </table:table-cell>
          <table:table-cell office:value-type="string" table:style-name="ce12">
            <text:p>-0.488122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0" table:style-name="ce3">
            <text:p>140</text:p>
          </table:table-cell>
          <table:table-cell office:value-type="float" office:value="0.99497419435311096" table:style-name="ce4">
            <text:p>0.994974194</text:p>
          </table:table-cell>
          <table:table-cell office:value-type="float" office:value="0" table:style-name="ce4">
            <text:p>0</text:p>
          </table:table-cell>
          <table:table-cell office:value-type="float" office:value="5.0258056468890002E-3" table:style-name="ce4">
            <text:p>0.005025806</text:p>
          </table:table-cell>
          <table:table-cell office:value-type="percentage" office:value="2.3184573440560002E-3" table:style-name="ce9">
            <text:p>0.23%</text:p>
          </table:table-cell>
          <table:table-cell office:value-type="percentage" office:value="1.3582849312501E-2" table:style-name="ce9">
            <text:p>1.36%</text:p>
          </table:table-cell>
          <table:table-cell office:value-type="string" table:style-name="ce12">
            <text:p>-0.565532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1" table:style-name="ce3">
            <text:p>141</text:p>
          </table:table-cell>
          <table:table-cell office:value-type="float" office:value="0.286846769343995" table:style-name="ce4">
            <text:p>0.286846769</text:p>
          </table:table-cell>
          <table:table-cell office:value-type="float" office:value="0.40099812351519998" table:style-name="ce4">
            <text:p>0.400998124</text:p>
          </table:table-cell>
          <table:table-cell office:value-type="float" office:value="0.31215510714080602" table:style-name="ce4">
            <text:p>0.312155107</text:p>
          </table:table-cell>
          <table:table-cell office:value-type="percentage" office:value="4.2934430624400003E-3" table:style-name="ce9">
            <text:p>0.43%</text:p>
          </table:table-cell>
          <table:table-cell office:value-type="percentage" office:value="1.5999843215720001E-2" table:style-name="ce9">
            <text:p>1.60%</text:p>
          </table:table-cell>
          <table:table-cell office:value-type="string" table:style-name="ce12">
            <text:p>-0.356663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2" table:style-name="ce3">
            <text:p>142</text:p>
          </table:table-cell>
          <table:table-cell office:value-type="float" office:value="0.26164862931057598" table:style-name="ce4">
            <text:p>0.261648629</text:p>
          </table:table-cell>
          <table:table-cell office:value-type="float" office:value="0.37038227849037902" table:style-name="ce4">
            <text:p>0.370382278</text:p>
          </table:table-cell>
          <table:table-cell office:value-type="float" office:value="0.367969092199045" table:style-name="ce4">
            <text:p>0.367969092</text:p>
          </table:table-cell>
          <table:table-cell office:value-type="percentage" office:value="4.2954565466829997E-3" table:style-name="ce9">
            <text:p>0.43%</text:p>
          </table:table-cell>
          <table:table-cell office:value-type="percentage" office:value="1.5572594042255999E-2" table:style-name="ce9">
            <text:p>1.56%</text:p>
          </table:table-cell>
          <table:table-cell office:value-type="string" table:style-name="ce12">
            <text:p>-0.366319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3" table:style-name="ce3">
            <text:p>143</text:p>
          </table:table-cell>
          <table:table-cell office:value-type="float" office:value="0.174385049479683" table:style-name="ce4">
            <text:p>0.174385049</text:p>
          </table:table-cell>
          <table:table-cell office:value-type="float" office:value="0" table:style-name="ce4">
            <text:p>0</text:p>
          </table:table-cell>
          <table:table-cell office:value-type="float" office:value="0.82561495052031697" table:style-name="ce4">
            <text:p>0.825614951</text:p>
          </table:table-cell>
          <table:table-cell office:value-type="percentage" office:value="6.9240111513049997E-3" table:style-name="ce9">
            <text:p>0.69%</text:p>
          </table:table-cell>
          <table:table-cell office:value-type="percentage" office:value="1.1070096950888999E-2" table:style-name="ce9">
            <text:p>1.11%</text:p>
          </table:table-cell>
          <table:table-cell office:value-type="string" table:style-name="ce12">
            <text:p>-0.277864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4" table:style-name="ce3">
            <text:p>144</text:p>
          </table:table-cell>
          <table:table-cell office:value-type="float" office:value="0.30496954960816403" table:style-name="ce4">
            <text:p>0.30496955</text:p>
          </table:table-cell>
          <table:table-cell office:value-type="float" office:value="0.35136142173116203" table:style-name="ce4">
            <text:p>0.351361422</text:p>
          </table:table-cell>
          <table:table-cell office:value-type="float" office:value="0.343669028660674" table:style-name="ce4">
            <text:p>0.343669029</text:p>
          </table:table-cell>
          <table:table-cell office:value-type="percentage" office:value="3.9218538760130003E-3" table:style-name="ce9">
            <text:p>0.39%</text:p>
          </table:table-cell>
          <table:table-cell office:value-type="percentage" office:value="1.5487746819425E-2" table:style-name="ce9">
            <text:p>1.55%</text:p>
          </table:table-cell>
          <table:table-cell office:value-type="string" table:style-name="ce12">
            <text:p>-0.392448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5" table:style-name="ce3">
            <text:p>145</text:p>
          </table:table-cell>
          <table:table-cell office:value-type="float" office:value="0.74571806647300398" table:style-name="ce4">
            <text:p>0.745718066</text:p>
          </table:table-cell>
          <table:table-cell office:value-type="float" office:value="0.17263230371499699" table:style-name="ce4">
            <text:p>0.172632304</text:p>
          </table:table-cell>
          <table:table-cell office:value-type="float" office:value="8.1649629811997998E-2" table:style-name="ce4">
            <text:p>0.08164963</text:p>
          </table:table-cell>
          <table:table-cell office:value-type="percentage" office:value="2.06347381597E-3" table:style-name="ce9">
            <text:p>0.21%</text:p>
          </table:table-cell>
          <table:table-cell office:value-type="percentage" office:value="1.4793627329299E-2" table:style-name="ce9">
            <text:p>1.48%</text:p>
          </table:table-cell>
          <table:table-cell office:value-type="string" table:style-name="ce12">
            <text:p>-0.536482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6" table:style-name="ce3">
            <text:p>146</text:p>
          </table:table-cell>
          <table:table-cell office:value-type="float" office:value="0.788456391144716" table:style-name="ce4">
            <text:p>0.788456391</text:p>
          </table:table-cell>
          <table:table-cell office:value-type="float" office:value="0.211543608855284" table:style-name="ce4">
            <text:p>0.211543609</text:p>
          </table:table-cell>
          <table:table-cell office:value-type="float" office:value="0" table:style-name="ce4">
            <text:p>0</text:p>
          </table:table-cell>
          <table:table-cell office:value-type="percentage" office:value="2.3823024576490001E-3" table:style-name="ce9">
            <text:p>0.24%</text:p>
          </table:table-cell>
          <table:table-cell office:value-type="percentage" office:value="1.5369444625782E-2" table:style-name="ce9">
            <text:p>1.54%</text:p>
          </table:table-cell>
          <table:table-cell office:value-type="string" table:style-name="ce12">
            <text:p>-0.495639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7" table:style-name="ce3">
            <text:p>147</text:p>
          </table:table-cell>
          <table:table-cell office:value-type="float" office:value="0.456206788859367" table:style-name="ce4">
            <text:p>0.456206789</text:p>
          </table:table-cell>
          <table:table-cell office:value-type="float" office:value="0" table:style-name="ce4">
            <text:p>0</text:p>
          </table:table-cell>
          <table:table-cell office:value-type="float" office:value="0.54379321114063295" table:style-name="ce4">
            <text:p>0.543793211</text:p>
          </table:table-cell>
          <table:table-cell office:value-type="percentage" office:value="3.4543803176419999E-3" table:style-name="ce9">
            <text:p>0.35%</text:p>
          </table:table-cell>
          <table:table-cell office:value-type="percentage" office:value="1.1933072345584E-2" table:style-name="ce9">
            <text:p>1.19%</text:p>
          </table:table-cell>
          <table:table-cell office:value-type="string" table:style-name="ce12">
            <text:p>-0.548527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8" table:style-name="ce3">
            <text:p>148</text:p>
          </table:table-cell>
          <table:table-cell office:value-type="float" office:value="0" table:style-name="ce4">
            <text:p>0</text:p>
          </table:table-cell>
          <table:table-cell office:value-type="float" office:value="0.89777900249075504" table:style-name="ce4">
            <text:p>0.897779002</text:p>
          </table:table-cell>
          <table:table-cell office:value-type="float" office:value="0.102220997509245" table:style-name="ce4">
            <text:p>0.102220998</text:p>
          </table:table-cell>
          <table:table-cell office:value-type="percentage" office:value="1.2889613378703001E-2" table:style-name="ce9">
            <text:p>1.29%</text:p>
          </table:table-cell>
          <table:table-cell office:value-type="percentage" office:value="2.0802120411216998E-2" table:style-name="ce9">
            <text:p>2.08%</text:p>
          </table:table-cell>
          <table:table-cell office:value-type="string" table:style-name="ce11">
            <text:p>0.1389095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49" table:style-name="ce3">
            <text:p>149</text:p>
          </table:table-cell>
          <table:table-cell office:value-type="float" office:value="0.44526673506279302" table:style-name="ce4">
            <text:p>0.445266735</text:p>
          </table:table-cell>
          <table:table-cell office:value-type="float" office:value="0.26749104279108699" table:style-name="ce4">
            <text:p>0.267491043</text:p>
          </table:table-cell>
          <table:table-cell office:value-type="float" office:value="0.287242222146119" table:style-name="ce4">
            <text:p>0.287242222</text:p>
          </table:table-cell>
          <table:table-cell office:value-type="percentage" office:value="2.857328800994E-3" table:style-name="ce9">
            <text:p>0.29%</text:p>
          </table:table-cell>
          <table:table-cell office:value-type="percentage" office:value="1.4958305900828001E-2" table:style-name="ce9">
            <text:p>1.50%</text:p>
          </table:table-cell>
          <table:table-cell office:value-type="string" table:style-name="ce12">
            <text:p>-0.4775053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0" table:style-name="ce3">
            <text:p>150</text:p>
          </table:table-cell>
          <table:table-cell office:value-type="float" office:value="0.66642112455438296" table:style-name="ce4">
            <text:p>0.666421125</text:p>
          </table:table-cell>
          <table:table-cell office:value-type="float" office:value="0.14146751095708501" table:style-name="ce4">
            <text:p>0.141467511</text:p>
          </table:table-cell>
          <table:table-cell office:value-type="float" office:value="0.192111364488533" table:style-name="ce4">
            <text:p>0.192111364</text:p>
          </table:table-cell>
          <table:table-cell office:value-type="percentage" office:value="1.953713944582E-3" table:style-name="ce9">
            <text:p>0.20%</text:p>
          </table:table-cell>
          <table:table-cell office:value-type="percentage" office:value="1.4194443315318999E-2" table:style-name="ce9">
            <text:p>1.42%</text:p>
          </table:table-cell>
          <table:table-cell office:value-type="string" table:style-name="ce12">
            <text:p>-0.566861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1" table:style-name="ce3">
            <text:p>151</text:p>
          </table:table-cell>
          <table:table-cell office:value-type="float" office:value="0.58007112827708296" table:style-name="ce4">
            <text:p>0.580071128</text:p>
          </table:table-cell>
          <table:table-cell office:value-type="float" office:value="3.872507942331E-3" table:style-name="ce4">
            <text:p>0.003872508</text:p>
          </table:table-cell>
          <table:table-cell office:value-type="float" office:value="0.41605636378058702" table:style-name="ce4">
            <text:p>0.416056364</text:p>
          </table:table-cell>
          <table:table-cell office:value-type="percentage" office:value="2.531328637677E-3" table:style-name="ce9">
            <text:p>0.25%</text:p>
          </table:table-cell>
          <table:table-cell office:value-type="percentage" office:value="1.2356643058194E-2" table:style-name="ce9">
            <text:p>1.24%</text:p>
          </table:table-cell>
          <table:table-cell office:value-type="string" table:style-name="ce12">
            <text:p>-0.604425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2" table:style-name="ce3">
            <text:p>152</text:p>
          </table:table-cell>
          <table:table-cell office:value-type="float" office:value="0.30674877326612898" table:style-name="ce4">
            <text:p>0.306748773</text:p>
          </table:table-cell>
          <table:table-cell office:value-type="float" office:value="0.53274459279207198" table:style-name="ce4">
            <text:p>0.532744593</text:p>
          </table:table-cell>
          <table:table-cell office:value-type="float" office:value="0.16050663394179901" table:style-name="ce4">
            <text:p>0.160506634</text:p>
          </table:table-cell>
          <table:table-cell office:value-type="percentage" office:value="5.4151898965690004E-3" table:style-name="ce9">
            <text:p>0.54%</text:p>
          </table:table-cell>
          <table:table-cell office:value-type="percentage" office:value="1.7567293541397001E-2" table:style-name="ce9">
            <text:p>1.76%</text:p>
          </table:table-cell>
          <table:table-cell office:value-type="string" table:style-name="ce12">
            <text:p>-0.260985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3" table:style-name="ce3">
            <text:p>153</text:p>
          </table:table-cell>
          <table:table-cell office:value-type="float" office:value="0.25906964394201698" table:style-name="ce4">
            <text:p>0.259069644</text:p>
          </table:table-cell>
          <table:table-cell office:value-type="float" office:value="0.226364084275438" table:style-name="ce4">
            <text:p>0.226364084</text:p>
          </table:table-cell>
          <table:table-cell office:value-type="float" office:value="0.51456627178254399" table:style-name="ce4">
            <text:p>0.514566272</text:p>
          </table:table-cell>
          <table:table-cell office:value-type="percentage" office:value="4.1368645584360002E-3" table:style-name="ce9">
            <text:p>0.41%</text:p>
          </table:table-cell>
          <table:table-cell office:value-type="percentage" office:value="1.3917863134768E-2" table:style-name="ce9">
            <text:p>1.39%</text:p>
          </table:table-cell>
          <table:table-cell office:value-type="string" table:style-name="ce12">
            <text:p>-0.42126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4" table:style-name="ce3">
            <text:p>154</text:p>
          </table:table-cell>
          <table:table-cell office:value-type="float" office:value="0.96385058716945804" table:style-name="ce4">
            <text:p>0.963850587</text:p>
          </table:table-cell>
          <table:table-cell office:value-type="float" office:value="0" table:style-name="ce4">
            <text:p>0</text:p>
          </table:table-cell>
          <table:table-cell office:value-type="float" office:value="3.6149412830542002E-2" table:style-name="ce4">
            <text:p>0.036149413</text:p>
          </table:table-cell>
          <table:table-cell office:value-type="percentage" office:value="2.1876267071579999E-3" table:style-name="ce9">
            <text:p>0.22%</text:p>
          </table:table-cell>
          <table:table-cell office:value-type="percentage" office:value="1.3487544715869E-2" table:style-name="ce9">
            <text:p>1.35%</text:p>
          </table:table-cell>
          <table:table-cell office:value-type="string" table:style-name="ce12">
            <text:p>-0.579228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5" table:style-name="ce3">
            <text:p>155</text:p>
          </table:table-cell>
          <table:table-cell office:value-type="float" office:value="0.82515265176288199" table:style-name="ce4">
            <text:p>0.825152652</text:p>
          </table:table-cell>
          <table:table-cell office:value-type="float" office:value="8.8927721639799995E-4" table:style-name="ce4">
            <text:p>0.000889277</text:p>
          </table:table-cell>
          <table:table-cell office:value-type="float" office:value="0.17395807102072" table:style-name="ce4">
            <text:p>0.173958071</text:p>
          </table:table-cell>
          <table:table-cell office:value-type="percentage" office:value="1.896011275265E-3" table:style-name="ce9">
            <text:p>0.19%</text:p>
          </table:table-cell>
          <table:table-cell office:value-type="percentage" office:value="1.3073002112066001E-2" table:style-name="ce9">
            <text:p>1.31%</text:p>
          </table:table-cell>
          <table:table-cell office:value-type="string" table:style-name="ce12">
            <text:p>-0.619902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6" table:style-name="ce3">
            <text:p>156</text:p>
          </table:table-cell>
          <table:table-cell office:value-type="float" office:value="0.33785141685514197" table:style-name="ce4">
            <text:p>0.337851417</text:p>
          </table:table-cell>
          <table:table-cell office:value-type="float" office:value="0.47097016492448601" table:style-name="ce4">
            <text:p>0.470970165</text:p>
          </table:table-cell>
          <table:table-cell office:value-type="float" office:value="0.19117841822037199" table:style-name="ce4">
            <text:p>0.191178418</text:p>
          </table:table-cell>
          <table:table-cell office:value-type="percentage" office:value="4.6250610231160002E-3" table:style-name="ce9">
            <text:p>0.46%</text:p>
          </table:table-cell>
          <table:table-cell office:value-type="percentage" office:value="1.6956149511810001E-2" table:style-name="ce9">
            <text:p>1.70%</text:p>
          </table:table-cell>
          <table:table-cell office:value-type="string" table:style-name="ce12">
            <text:p>-0.316990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7" table:style-name="ce3">
            <text:p>157</text:p>
          </table:table-cell>
          <table:table-cell office:value-type="float" office:value="0.10200854733437099" table:style-name="ce4">
            <text:p>0.102008547</text:p>
          </table:table-cell>
          <table:table-cell office:value-type="float" office:value="0.89010296434729796" table:style-name="ce4">
            <text:p>0.890102964</text:p>
          </table:table-cell>
          <table:table-cell office:value-type="float" office:value="7.8884883183320004E-3" table:style-name="ce4">
            <text:p>0.007888488</text:p>
          </table:table-cell>
          <table:table-cell office:value-type="percentage" office:value="1.2401256890743E-2" table:style-name="ce9">
            <text:p>1.24%</text:p>
          </table:table-cell>
          <table:table-cell office:value-type="percentage" office:value="2.1026709326498E-2" table:style-name="ce9">
            <text:p>2.10%</text:p>
          </table:table-cell>
          <table:table-cell office:value-type="string" table:style-name="ce11">
            <text:p>0.1142003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8" table:style-name="ce3">
            <text:p>158</text:p>
          </table:table-cell>
          <table:table-cell office:value-type="float" office:value="0.38795620075458098" table:style-name="ce4">
            <text:p>0.387956201</text:p>
          </table:table-cell>
          <table:table-cell office:value-type="float" office:value="0.21289183384747201" table:style-name="ce4">
            <text:p>0.212891834</text:p>
          </table:table-cell>
          <table:table-cell office:value-type="float" office:value="0.39915196539794701" table:style-name="ce4">
            <text:p>0.399151965</text:p>
          </table:table-cell>
          <table:table-cell office:value-type="percentage" office:value="3.0923583705879999E-3" table:style-name="ce9">
            <text:p>0.31%</text:p>
          </table:table-cell>
          <table:table-cell office:value-type="percentage" office:value="1.4158476955211E-2" table:style-name="ce9">
            <text:p>1.42%</text:p>
          </table:table-cell>
          <table:table-cell office:value-type="string" table:style-name="ce12">
            <text:p>-0.48788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59" table:style-name="ce3">
            <text:p>159</text:p>
          </table:table-cell>
          <table:table-cell office:value-type="float" office:value="0.297581114851944" table:style-name="ce4">
            <text:p>0.297581115</text:p>
          </table:table-cell>
          <table:table-cell office:value-type="float" office:value="0.47892574462264498" table:style-name="ce4">
            <text:p>0.478925745</text:p>
          </table:table-cell>
          <table:table-cell office:value-type="float" office:value="0.223493140525411" table:style-name="ce4">
            <text:p>0.223493141</text:p>
          </table:table-cell>
          <table:table-cell office:value-type="percentage" office:value="4.8581398271580001E-3" table:style-name="ce9">
            <text:p>0.49%</text:p>
          </table:table-cell>
          <table:table-cell office:value-type="percentage" office:value="1.6923807789217999E-2" table:style-name="ce9">
            <text:p>1.69%</text:p>
          </table:table-cell>
          <table:table-cell office:value-type="string" table:style-name="ce12">
            <text:p>-0.303824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0" table:style-name="ce3">
            <text:p>160</text:p>
          </table:table-cell>
          <table:table-cell office:value-type="float" office:value="0.24280449798661199" table:style-name="ce4">
            <text:p>0.242804498</text:p>
          </table:table-cell>
          <table:table-cell office:value-type="float" office:value="0.24950540571822899" table:style-name="ce4">
            <text:p>0.249505406</text:p>
          </table:table-cell>
          <table:table-cell office:value-type="float" office:value="0.50769009629515904" table:style-name="ce4">
            <text:p>0.507690096</text:p>
          </table:table-cell>
          <table:table-cell office:value-type="percentage" office:value="4.2590536876119999E-3" table:style-name="ce9">
            <text:p>0.43%</text:p>
          </table:table-cell>
          <table:table-cell office:value-type="percentage" office:value="1.4132675816164999E-2" table:style-name="ce9">
            <text:p>1.41%</text:p>
          </table:table-cell>
          <table:table-cell office:value-type="string" table:style-name="ce12">
            <text:p>-0.40621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1" table:style-name="ce3">
            <text:p>161</text:p>
          </table:table-cell>
          <table:table-cell office:value-type="float" office:value="2.5286364430885E-2" table:style-name="ce4">
            <text:p>0.025286364</text:p>
          </table:table-cell>
          <table:table-cell office:value-type="float" office:value="0.67585472998416396" table:style-name="ce4">
            <text:p>0.67585473</text:p>
          </table:table-cell>
          <table:table-cell office:value-type="float" office:value="0.29885890558495098" table:style-name="ce4">
            <text:p>0.298858906</text:p>
          </table:table-cell>
          <table:table-cell office:value-type="percentage" office:value="8.7445131430840001E-3" table:style-name="ce9">
            <text:p>0.87%</text:p>
          </table:table-cell>
          <table:table-cell office:value-type="percentage" office:value="1.8341868636243999E-2" table:style-name="ce9">
            <text:p>1.83%</text:p>
          </table:table-cell>
          <table:table-cell office:value-type="string" table:style-name="ce12">
            <text:p>-0.0684492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2" table:style-name="ce3">
            <text:p>162</text:p>
          </table:table-cell>
          <table:table-cell office:value-type="float" office:value="0.434835937814187" table:style-name="ce4">
            <text:p>0.434835938</text:p>
          </table:table-cell>
          <table:table-cell office:value-type="float" office:value="0.40344753198009398" table:style-name="ce4">
            <text:p>0.403447532</text:p>
          </table:table-cell>
          <table:table-cell office:value-type="float" office:value="0.16171653020571899" table:style-name="ce4">
            <text:p>0.16171653</text:p>
          </table:table-cell>
          <table:table-cell office:value-type="percentage" office:value="3.7130462686580002E-3" table:style-name="ce9">
            <text:p>0.37%</text:p>
          </table:table-cell>
          <table:table-cell office:value-type="percentage" office:value="1.6481014340932E-2" table:style-name="ce9">
            <text:p>1.65%</text:p>
          </table:table-cell>
          <table:table-cell office:value-type="string" table:style-name="ce12">
            <text:p>-0.381466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3" table:style-name="ce3">
            <text:p>163</text:p>
          </table:table-cell>
          <table:table-cell office:value-type="float" office:value="4.8511748247202002E-2" table:style-name="ce4">
            <text:p>0.048511748</text:p>
          </table:table-cell>
          <table:table-cell office:value-type="float" office:value="0.61998328873280095" table:style-name="ce4">
            <text:p>0.619983289</text:p>
          </table:table-cell>
          <table:table-cell office:value-type="float" office:value="0.33150496301999699" table:style-name="ce4">
            <text:p>0.331504963</text:p>
          </table:table-cell>
          <table:table-cell office:value-type="percentage" office:value="7.8705028442279997E-3" table:style-name="ce9">
            <text:p>0.79%</text:p>
          </table:table-cell>
          <table:table-cell office:value-type="percentage" office:value="1.777410346095E-2" table:style-name="ce9">
            <text:p>1.78%</text:p>
          </table:table-cell>
          <table:table-cell office:value-type="string" table:style-name="ce12">
            <text:p>-0.119808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4" table:style-name="ce3">
            <text:p>164</text:p>
          </table:table-cell>
          <table:table-cell office:value-type="float" office:value="0.354162365456206" table:style-name="ce4">
            <text:p>0.354162365</text:p>
          </table:table-cell>
          <table:table-cell office:value-type="float" office:value="0.120486219666563" table:style-name="ce4">
            <text:p>0.12048622</text:p>
          </table:table-cell>
          <table:table-cell office:value-type="float" office:value="0.52535141487723103" table:style-name="ce4">
            <text:p>0.525351415</text:p>
          </table:table-cell>
          <table:table-cell office:value-type="percentage" office:value="3.5915003909020001E-3" table:style-name="ce9">
            <text:p>0.36%</text:p>
          </table:table-cell>
          <table:table-cell office:value-type="percentage" office:value="1.2998346768323E-2" table:style-name="ce9">
            <text:p>1.30%</text:p>
          </table:table-cell>
          <table:table-cell office:value-type="string" table:style-name="ce12">
            <text:p>-0.493024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5" table:style-name="ce3">
            <text:p>165</text:p>
          </table:table-cell>
          <table:table-cell office:value-type="float" office:value="0.37832648416104703" table:style-name="ce4">
            <text:p>0.378326484</text:p>
          </table:table-cell>
          <table:table-cell office:value-type="float" office:value="0.166086978512241" table:style-name="ce4">
            <text:p>0.166086979</text:p>
          </table:table-cell>
          <table:table-cell office:value-type="float" office:value="0.455586537326712" table:style-name="ce4">
            <text:p>0.455586537</text:p>
          </table:table-cell>
          <table:table-cell office:value-type="percentage" office:value="3.2224945586639998E-3" table:style-name="ce9">
            <text:p>0.32%</text:p>
          </table:table-cell>
          <table:table-cell office:value-type="percentage" office:value="1.3593780629654001E-2" table:style-name="ce9">
            <text:p>1.36%</text:p>
          </table:table-cell>
          <table:table-cell office:value-type="string" table:style-name="ce12">
            <text:p>-0.498573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6" table:style-name="ce3">
            <text:p>166</text:p>
          </table:table-cell>
          <table:table-cell office:value-type="float" office:value="0.156918975209658" table:style-name="ce4">
            <text:p>0.156918975</text:p>
          </table:table-cell>
          <table:table-cell office:value-type="float" office:value="0.105298614223719" table:style-name="ce4">
            <text:p>0.105298614</text:p>
          </table:table-cell>
          <table:table-cell office:value-type="float" office:value="0.73778241056662197" table:style-name="ce4">
            <text:p>0.737782411</text:p>
          </table:table-cell>
          <table:table-cell office:value-type="percentage" office:value="6.0223619394570004E-3" table:style-name="ce9">
            <text:p>0.60%</text:p>
          </table:table-cell>
          <table:table-cell office:value-type="percentage" office:value="1.2220692695204E-2" table:style-name="ce9">
            <text:p>1.22%</text:p>
          </table:table-cell>
          <table:table-cell office:value-type="string" table:style-name="ce12">
            <text:p>-0.325483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7" table:style-name="ce3">
            <text:p>167</text:p>
          </table:table-cell>
          <table:table-cell office:value-type="float" office:value="0.58338710002530902" table:style-name="ce4">
            <text:p>0.5833871</text:p>
          </table:table-cell>
          <table:table-cell office:value-type="float" office:value="0.14678385568803701" table:style-name="ce4">
            <text:p>0.146783856</text:p>
          </table:table-cell>
          <table:table-cell office:value-type="float" office:value="0.269829044286654" table:style-name="ce4">
            <text:p>0.269829044</text:p>
          </table:table-cell>
          <table:table-cell office:value-type="percentage" office:value="2.129989321591E-3" table:style-name="ce9">
            <text:p>0.21%</text:p>
          </table:table-cell>
          <table:table-cell office:value-type="percentage" office:value="1.4000974036146E-2" table:style-name="ce9">
            <text:p>1.40%</text:p>
          </table:table-cell>
          <table:table-cell office:value-type="string" table:style-name="ce12">
            <text:p>-0.562104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8" table:style-name="ce3">
            <text:p>168</text:p>
          </table:table-cell>
          <table:table-cell office:value-type="float" office:value="2.0052295499794998E-2" table:style-name="ce4">
            <text:p>0.020052295</text:p>
          </table:table-cell>
          <table:table-cell office:value-type="float" office:value="0.34349535023130501" table:style-name="ce4">
            <text:p>0.34349535</text:p>
          </table:table-cell>
          <table:table-cell office:value-type="float" office:value="0.63645235426890001" table:style-name="ce4">
            <text:p>0.636452354</text:p>
          </table:table-cell>
          <table:table-cell office:value-type="percentage" office:value="6.7439216837760002E-3" table:style-name="ce9">
            <text:p>0.67%</text:p>
          </table:table-cell>
          <table:table-cell office:value-type="percentage" office:value="1.4525344805192001E-2" table:style-name="ce9">
            <text:p>1.45%</text:p>
          </table:table-cell>
          <table:table-cell office:value-type="string" table:style-name="ce12">
            <text:p>-0.224165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69" table:style-name="ce3">
            <text:p>169</text:p>
          </table:table-cell>
          <table:table-cell office:value-type="float" office:value="0.37764720370166399" table:style-name="ce4">
            <text:p>0.377647204</text:p>
          </table:table-cell>
          <table:table-cell office:value-type="float" office:value="0.21689356937840801" table:style-name="ce4">
            <text:p>0.216893569</text:p>
          </table:table-cell>
          <table:table-cell office:value-type="float" office:value="0.40545922691992797" table:style-name="ce4">
            <text:p>0.405459227</text:p>
          </table:table-cell>
          <table:table-cell office:value-type="percentage" office:value="3.1619201740700001E-3" table:style-name="ce9">
            <text:p>0.32%</text:p>
          </table:table-cell>
          <table:table-cell office:value-type="percentage" office:value="1.4172668891831001E-2" table:style-name="ce9">
            <text:p>1.42%</text:p>
          </table:table-cell>
          <table:table-cell office:value-type="string" table:style-name="ce12">
            <text:p>-0.482483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0" table:style-name="ce3">
            <text:p>170</text:p>
          </table:table-cell>
          <table:table-cell office:value-type="float" office:value="0.60695598871459899" table:style-name="ce4">
            <text:p>0.606955989</text:p>
          </table:table-cell>
          <table:table-cell office:value-type="float" office:value="0.120879377232607" table:style-name="ce4">
            <text:p>0.120879377</text:p>
          </table:table-cell>
          <table:table-cell office:value-type="float" office:value="0.27216463405279401" table:style-name="ce4">
            <text:p>0.272164634</text:p>
          </table:table-cell>
          <table:table-cell office:value-type="percentage" office:value="2.0581310188120001E-3" table:style-name="ce9">
            <text:p>0.21%</text:p>
          </table:table-cell>
          <table:table-cell office:value-type="percentage" office:value="1.3776929954461999E-2" table:style-name="ce9">
            <text:p>1.38%</text:p>
          </table:table-cell>
          <table:table-cell office:value-type="string" table:style-name="ce12">
            <text:p>-0.576461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1" table:style-name="ce3">
            <text:p>171</text:p>
          </table:table-cell>
          <table:table-cell office:value-type="float" office:value="0.57389789962233295" table:style-name="ce4">
            <text:p>0.5738979</text:p>
          </table:table-cell>
          <table:table-cell office:value-type="float" office:value="0.40290425974820099" table:style-name="ce4">
            <text:p>0.40290426</text:p>
          </table:table-cell>
          <table:table-cell office:value-type="float" office:value="2.3197840629466001E-2" table:style-name="ce4">
            <text:p>0.023197841</text:p>
          </table:table-cell>
          <table:table-cell office:value-type="percentage" office:value="3.6435170801000002E-3" table:style-name="ce9">
            <text:p>0.36%</text:p>
          </table:table-cell>
          <table:table-cell office:value-type="percentage" office:value="1.6900628174216E-2" table:style-name="ce9">
            <text:p>1.69%</text:p>
          </table:table-cell>
          <table:table-cell office:value-type="string" table:style-name="ce12">
            <text:p>-0.376109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2" table:style-name="ce3">
            <text:p>172</text:p>
          </table:table-cell>
          <table:table-cell office:value-type="float" office:value="0.83826593474538902" table:style-name="ce4">
            <text:p>0.838265935</text:p>
          </table:table-cell>
          <table:table-cell office:value-type="float" office:value="2.3931035464150002E-3" table:style-name="ce4">
            <text:p>0.002393104</text:p>
          </table:table-cell>
          <table:table-cell office:value-type="float" office:value="0.15934096170819601" table:style-name="ce4">
            <text:p>0.159340962</text:p>
          </table:table-cell>
          <table:table-cell office:value-type="percentage" office:value="1.901146850549E-3" table:style-name="ce9">
            <text:p>0.19%</text:p>
          </table:table-cell>
          <table:table-cell office:value-type="percentage" office:value="1.3130352821202E-2" table:style-name="ce9">
            <text:p>1.31%</text:p>
          </table:table-cell>
          <table:table-cell office:value-type="string" table:style-name="ce12">
            <text:p>-0.61680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3" table:style-name="ce3">
            <text:p>173</text:p>
          </table:table-cell>
          <table:table-cell office:value-type="float" office:value="0.42574763405973198" table:style-name="ce4">
            <text:p>0.425747634</text:p>
          </table:table-cell>
          <table:table-cell office:value-type="float" office:value="0.374829979999937" table:style-name="ce4">
            <text:p>0.37482998</text:p>
          </table:table-cell>
          <table:table-cell office:value-type="float" office:value="0.19942238594033099" table:style-name="ce4">
            <text:p>0.199422386</text:p>
          </table:table-cell>
          <table:table-cell office:value-type="percentage" office:value="3.5017246412960001E-3" table:style-name="ce9">
            <text:p>0.35%</text:p>
          </table:table-cell>
          <table:table-cell office:value-type="percentage" office:value="1.6125945896298999E-2" table:style-name="ce9">
            <text:p>1.61%</text:p>
          </table:table-cell>
          <table:table-cell office:value-type="string" table:style-name="ce12">
            <text:p>-0.402970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4" table:style-name="ce3">
            <text:p>174</text:p>
          </table:table-cell>
          <table:table-cell office:value-type="float" office:value="0.40699834383966599" table:style-name="ce4">
            <text:p>0.406998344</text:p>
          </table:table-cell>
          <table:table-cell office:value-type="float" office:value="0.30368816820595401" table:style-name="ce4">
            <text:p>0.303688168</text:p>
          </table:table-cell>
          <table:table-cell office:value-type="float" office:value="0.289313487954379" table:style-name="ce4">
            <text:p>0.289313488</text:p>
          </table:table-cell>
          <table:table-cell office:value-type="percentage" office:value="3.1608577213120001E-3" table:style-name="ce9">
            <text:p>0.32%</text:p>
          </table:table-cell>
          <table:table-cell office:value-type="percentage" office:value="1.5255033557277E-2" table:style-name="ce9">
            <text:p>1.53%</text:p>
          </table:table-cell>
          <table:table-cell office:value-type="string" table:style-name="ce12">
            <text:p>-0.4483203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5" table:style-name="ce3">
            <text:p>175</text:p>
          </table:table-cell>
          <table:table-cell office:value-type="float" office:value="0.17840319604716801" table:style-name="ce4">
            <text:p>0.178403196</text:p>
          </table:table-cell>
          <table:table-cell office:value-type="float" office:value="0.73543107279299402" table:style-name="ce4">
            <text:p>0.735431073</text:p>
          </table:table-cell>
          <table:table-cell office:value-type="float" office:value="8.6165731159837999E-2" table:style-name="ce4">
            <text:p>0.086165731</text:p>
          </table:table-cell>
          <table:table-cell office:value-type="percentage" office:value="8.9202295570710004E-3" table:style-name="ce9">
            <text:p>0.89%</text:p>
          </table:table-cell>
          <table:table-cell office:value-type="percentage" office:value="1.9491982150519001E-2" table:style-name="ce9">
            <text:p>1.95%</text:p>
          </table:table-cell>
          <table:table-cell office:value-type="string" table:style-name="ce12">
            <text:p>-0.05539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6" table:style-name="ce3">
            <text:p>176</text:p>
          </table:table-cell>
          <table:table-cell office:value-type="float" office:value="0.105108603171815" table:style-name="ce4">
            <text:p>0.105108603</text:p>
          </table:table-cell>
          <table:table-cell office:value-type="float" office:value="0.76519392957913801" table:style-name="ce4">
            <text:p>0.76519393</text:p>
          </table:table-cell>
          <table:table-cell office:value-type="float" office:value="0.12969746724904699" table:style-name="ce4">
            <text:p>0.129697467</text:p>
          </table:table-cell>
          <table:table-cell office:value-type="percentage" office:value="9.7207814137090006E-3" table:style-name="ce9">
            <text:p>0.97%</text:p>
          </table:table-cell>
          <table:table-cell office:value-type="percentage" office:value="1.9607879729310999E-2" table:style-name="ce9">
            <text:p>1.96%</text:p>
          </table:table-cell>
          <table:table-cell office:value-type="string" table:style-name="ce12">
            <text:p>-0.0142401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7" table:style-name="ce3">
            <text:p>177</text:p>
          </table:table-cell>
          <table:table-cell office:value-type="float" office:value="0.82265686227166301" table:style-name="ce4">
            <text:p>0.822656862</text:p>
          </table:table-cell>
          <table:table-cell office:value-type="float" office:value="7.5201587824616001E-2" table:style-name="ce4">
            <text:p>0.075201588</text:p>
          </table:table-cell>
          <table:table-cell office:value-type="float" office:value="0.10214154990372" table:style-name="ce4">
            <text:p>0.10214155</text:p>
          </table:table-cell>
          <table:table-cell office:value-type="percentage" office:value="1.891457877013E-3" table:style-name="ce9">
            <text:p>0.19%</text:p>
          </table:table-cell>
          <table:table-cell office:value-type="percentage" office:value="1.3915113548845E-2" table:style-name="ce9">
            <text:p>1.39%</text:p>
          </table:table-cell>
          <table:table-cell office:value-type="string" table:style-name="ce12">
            <text:p>-0.582714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8" table:style-name="ce3">
            <text:p>178</text:p>
          </table:table-cell>
          <table:table-cell office:value-type="float" office:value="0.78801077300501998" table:style-name="ce4">
            <text:p>0.788010773</text:p>
          </table:table-cell>
          <table:table-cell office:value-type="float" office:value="0.21198922699497999" table:style-name="ce4">
            <text:p>0.211989227</text:p>
          </table:table-cell>
          <table:table-cell office:value-type="float" office:value="0" table:style-name="ce4">
            <text:p>0</text:p>
          </table:table-cell>
          <table:table-cell office:value-type="percentage" office:value="2.3839322560790001E-3" table:style-name="ce9">
            <text:p>0.24%</text:p>
          </table:table-cell>
          <table:table-cell office:value-type="percentage" office:value="1.5373175683238E-2" table:style-name="ce9">
            <text:p>1.54%</text:p>
          </table:table-cell>
          <table:table-cell office:value-type="string" table:style-name="ce12">
            <text:p>-0.495412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79" table:style-name="ce3">
            <text:p>179</text:p>
          </table:table-cell>
          <table:table-cell office:value-type="float" office:value="0.64884162127962497" table:style-name="ce4">
            <text:p>0.648841621</text:p>
          </table:table-cell>
          <table:table-cell office:value-type="float" office:value="0.18330118161315401" table:style-name="ce4">
            <text:p>0.183301182</text:p>
          </table:table-cell>
          <table:table-cell office:value-type="float" office:value="0.167857197107221" table:style-name="ce4">
            <text:p>0.167857197</text:p>
          </table:table-cell>
          <table:table-cell office:value-type="percentage" office:value="2.0705988660259999E-3" table:style-name="ce9">
            <text:p>0.21%</text:p>
          </table:table-cell>
          <table:table-cell office:value-type="percentage" office:value="1.4618976413378001E-2" table:style-name="ce9">
            <text:p>1.46%</text:p>
          </table:table-cell>
          <table:table-cell office:value-type="string" table:style-name="ce12">
            <text:p>-0.542404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0" table:style-name="ce3">
            <text:p>180</text:p>
          </table:table-cell>
          <table:table-cell office:value-type="float" office:value="0.68439661820812303" table:style-name="ce4">
            <text:p>0.684396618</text:p>
          </table:table-cell>
          <table:table-cell office:value-type="float" office:value="6.1825954056848001E-2" table:style-name="ce4">
            <text:p>0.061825954</text:p>
          </table:table-cell>
          <table:table-cell office:value-type="float" office:value="0.25377742773502898" table:style-name="ce4">
            <text:p>0.253777428</text:p>
          </table:table-cell>
          <table:table-cell office:value-type="percentage" office:value="1.9183509276940001E-3" table:style-name="ce9">
            <text:p>0.19%</text:p>
          </table:table-cell>
          <table:table-cell office:value-type="percentage" office:value="1.3338793376744E-2" table:style-name="ce9">
            <text:p>1.33%</text:p>
          </table:table-cell>
          <table:table-cell office:value-type="string" table:style-name="ce12">
            <text:p>-0.605875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1" table:style-name="ce3">
            <text:p>181</text:p>
          </table:table-cell>
          <table:table-cell office:value-type="float" office:value="0.36608038551872502" table:style-name="ce4">
            <text:p>0.366080386</text:p>
          </table:table-cell>
          <table:table-cell office:value-type="float" office:value="1.4170246029863999E-2" table:style-name="ce4">
            <text:p>0.014170246</text:p>
          </table:table-cell>
          <table:table-cell office:value-type="float" office:value="0.61974936845141104" table:style-name="ce4">
            <text:p>0.619749368</text:p>
          </table:table-cell>
          <table:table-cell office:value-type="percentage" office:value="4.2147288191570001E-3" table:style-name="ce9">
            <text:p>0.42%</text:p>
          </table:table-cell>
          <table:table-cell office:value-type="percentage" office:value="1.1819128745518E-2" table:style-name="ce9">
            <text:p>1.18%</text:p>
          </table:table-cell>
          <table:table-cell office:value-type="string" table:style-name="ce12">
            <text:p>-0.48948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2" table:style-name="ce3">
            <text:p>182</text:p>
          </table:table-cell>
          <table:table-cell office:value-type="float" office:value="0.20159410592088001" table:style-name="ce4">
            <text:p>0.201594106</text:p>
          </table:table-cell>
          <table:table-cell office:value-type="float" office:value="0.106819510525638" table:style-name="ce4">
            <text:p>0.106819511</text:p>
          </table:table-cell>
          <table:table-cell office:value-type="float" office:value="0.69158638355348201" table:style-name="ce4">
            <text:p>0.691586384</text:p>
          </table:table-cell>
          <table:table-cell office:value-type="percentage" office:value="5.3922825552450001E-3" table:style-name="ce9">
            <text:p>0.54%</text:p>
          </table:table-cell>
          <table:table-cell office:value-type="percentage" office:value="1.2374885144841001E-2" table:style-name="ce9">
            <text:p>1.24%</text:p>
          </table:table-cell>
          <table:table-cell office:value-type="string" table:style-name="ce12">
            <text:p>-0.372344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3" table:style-name="ce3">
            <text:p>183</text:p>
          </table:table-cell>
          <table:table-cell office:value-type="float" office:value="6.9019712189559004E-2" table:style-name="ce4">
            <text:p>0.069019712</text:p>
          </table:table-cell>
          <table:table-cell office:value-type="float" office:value="0.53767092511381998" table:style-name="ce4">
            <text:p>0.537670925</text:p>
          </table:table-cell>
          <table:table-cell office:value-type="float" office:value="0.39330936269662198" table:style-name="ce4">
            <text:p>0.393309363</text:p>
          </table:table-cell>
          <table:table-cell office:value-type="percentage" office:value="6.889401108327E-3" table:style-name="ce9">
            <text:p>0.69%</text:p>
          </table:table-cell>
          <table:table-cell office:value-type="percentage" office:value="1.6895667871992998E-2" table:style-name="ce9">
            <text:p>1.69%</text:p>
          </table:table-cell>
          <table:table-cell office:value-type="string" table:style-name="ce12">
            <text:p>-0.18410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4" table:style-name="ce3">
            <text:p>184</text:p>
          </table:table-cell>
          <table:table-cell office:value-type="float" office:value="0.32215809319015698" table:style-name="ce4">
            <text:p>0.322158093</text:p>
          </table:table-cell>
          <table:table-cell office:value-type="float" office:value="0.48355425994915802" table:style-name="ce4">
            <text:p>0.48355426</text:p>
          </table:table-cell>
          <table:table-cell office:value-type="float" office:value="0.194287646860686" table:style-name="ce4">
            <text:p>0.194287647</text:p>
          </table:table-cell>
          <table:table-cell office:value-type="percentage" office:value="4.8084753201700003E-3" table:style-name="ce9">
            <text:p>0.48%</text:p>
          </table:table-cell>
          <table:table-cell office:value-type="percentage" office:value="1.7051992355496998E-2" table:style-name="ce9">
            <text:p>1.71%</text:p>
          </table:table-cell>
          <table:table-cell office:value-type="string" table:style-name="ce12">
            <text:p>-0.30445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5" table:style-name="ce3">
            <text:p>185</text:p>
          </table:table-cell>
          <table:table-cell office:value-type="float" office:value="0.15058068636930599" table:style-name="ce4">
            <text:p>0.150580686</text:p>
          </table:table-cell>
          <table:table-cell office:value-type="float" office:value="0.11783969680672" table:style-name="ce4">
            <text:p>0.117839697</text:p>
          </table:table-cell>
          <table:table-cell office:value-type="float" office:value="0.73157961682397399" table:style-name="ce4">
            <text:p>0.731579617</text:p>
          </table:table-cell>
          <table:table-cell office:value-type="percentage" office:value="6.0038692908239997E-3" table:style-name="ce9">
            <text:p>0.60%</text:p>
          </table:table-cell>
          <table:table-cell office:value-type="percentage" office:value="1.2344690048337E-2" table:style-name="ce9">
            <text:p>1.23%</text:p>
          </table:table-cell>
          <table:table-cell office:value-type="string" table:style-name="ce12">
            <text:p>-0.323712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6" table:style-name="ce3">
            <text:p>186</text:p>
          </table:table-cell>
          <table:table-cell office:value-type="float" office:value="0" table:style-name="ce4">
            <text:p>0</text:p>
          </table:table-cell>
          <table:table-cell office:value-type="float" office:value="0.86618557050508105" table:style-name="ce4">
            <text:p>0.866185571</text:p>
          </table:table-cell>
          <table:table-cell office:value-type="float" office:value="0.13381442949491901" table:style-name="ce4">
            <text:p>0.133814429</text:p>
          </table:table-cell>
          <table:table-cell office:value-type="percentage" office:value="1.2197602274616E-2" table:style-name="ce9">
            <text:p>1.22%</text:p>
          </table:table-cell>
          <table:table-cell office:value-type="percentage" office:value="2.0440852661637001E-2" table:style-name="ce9">
            <text:p>2.04%</text:p>
          </table:table-cell>
          <table:table-cell office:value-type="string" table:style-name="ce11">
            <text:p>0.1075102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7" table:style-name="ce3">
            <text:p>187</text:p>
          </table:table-cell>
          <table:table-cell office:value-type="float" office:value="0.73985786968580602" table:style-name="ce4">
            <text:p>0.73985787</text:p>
          </table:table-cell>
          <table:table-cell office:value-type="float" office:value="0.25650452410958802" table:style-name="ce4">
            <text:p>0.256504524</text:p>
          </table:table-cell>
          <table:table-cell office:value-type="float" office:value="3.6376062046059999E-3" table:style-name="ce4">
            <text:p>0.003637606</text:p>
          </table:table-cell>
          <table:table-cell office:value-type="percentage" office:value="2.5691356341700001E-3" table:style-name="ce9">
            <text:p>0.26%</text:p>
          </table:table-cell>
          <table:table-cell office:value-type="percentage" office:value="1.5734753123200999E-2" table:style-name="ce9">
            <text:p>1.57%</text:p>
          </table:table-cell>
          <table:table-cell office:value-type="string" table:style-name="ce12">
            <text:p>-0.472258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8" table:style-name="ce3">
            <text:p>188</text:p>
          </table:table-cell>
          <table:table-cell office:value-type="float" office:value="0.29350334903062703" table:style-name="ce4">
            <text:p>0.293503349</text:p>
          </table:table-cell>
          <table:table-cell office:value-type="float" office:value="0.68892062060459802" table:style-name="ce4">
            <text:p>0.688920621</text:p>
          </table:table-cell>
          <table:table-cell office:value-type="float" office:value="1.7576030364775001E-2" table:style-name="ce4">
            <text:p>0.01757603</text:p>
          </table:table-cell>
          <table:table-cell office:value-type="percentage" office:value="7.8582309434589992E-3" table:style-name="ce9">
            <text:p>0.79%</text:p>
          </table:table-cell>
          <table:table-cell office:value-type="percentage" office:value="1.9312591633126E-2" table:style-name="ce9">
            <text:p>1.93%</text:p>
          </table:table-cell>
          <table:table-cell office:value-type="string" table:style-name="ce12">
            <text:p>-0.1109001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89" table:style-name="ce3">
            <text:p>189</text:p>
          </table:table-cell>
          <table:table-cell office:value-type="float" office:value="0.58190910637796101" table:style-name="ce4">
            <text:p>0.581909106</text:p>
          </table:table-cell>
          <table:table-cell office:value-type="float" office:value="3.3032131308995002E-2" table:style-name="ce4">
            <text:p>0.033032131</text:p>
          </table:table-cell>
          <table:table-cell office:value-type="float" office:value="0.38505876231304398" table:style-name="ce4">
            <text:p>0.385058762</text:p>
          </table:table-cell>
          <table:table-cell office:value-type="percentage" office:value="2.3703090956959999E-3" table:style-name="ce9">
            <text:p>0.24%</text:p>
          </table:table-cell>
          <table:table-cell office:value-type="percentage" office:value="1.2695708580247E-2" table:style-name="ce9">
            <text:p>1.27%</text:p>
          </table:table-cell>
          <table:table-cell office:value-type="string" table:style-name="ce12">
            <text:p>-0.600966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0" table:style-name="ce3">
            <text:p>190</text:p>
          </table:table-cell>
          <table:table-cell office:value-type="float" office:value="0.57800532989190301" table:style-name="ce4">
            <text:p>0.57800533</text:p>
          </table:table-cell>
          <table:table-cell office:value-type="float" office:value="0.17271147749626101" table:style-name="ce4">
            <text:p>0.172711477</text:p>
          </table:table-cell>
          <table:table-cell office:value-type="float" office:value="0.24928319261183601" table:style-name="ce4">
            <text:p>0.249283193</text:p>
          </table:table-cell>
          <table:table-cell office:value-type="percentage" office:value="2.1695822507799998E-3" table:style-name="ce9">
            <text:p>0.22%</text:p>
          </table:table-cell>
          <table:table-cell office:value-type="percentage" office:value="1.4280974119305E-2" table:style-name="ce9">
            <text:p>1.43%</text:p>
          </table:table-cell>
          <table:table-cell office:value-type="string" table:style-name="ce12">
            <text:p>-0.54831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1" table:style-name="ce3">
            <text:p>191</text:p>
          </table:table-cell>
          <table:table-cell office:value-type="float" office:value="0.59852094469493" table:style-name="ce4">
            <text:p>0.598520945</text:p>
          </table:table-cell>
          <table:table-cell office:value-type="float" office:value="6.050125120357E-2" table:style-name="ce4">
            <text:p>0.060501251</text:p>
          </table:table-cell>
          <table:table-cell office:value-type="float" office:value="0.34097780410150103" table:style-name="ce4">
            <text:p>0.340977804</text:p>
          </table:table-cell>
          <table:table-cell office:value-type="percentage" office:value="2.1889322351229998E-3" table:style-name="ce9">
            <text:p>0.22%</text:p>
          </table:table-cell>
          <table:table-cell office:value-type="percentage" office:value="1.3060682875000999E-2" table:style-name="ce9">
            <text:p>1.31%</text:p>
          </table:table-cell>
          <table:table-cell office:value-type="string" table:style-name="ce12">
            <text:p>-0.598059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2" table:style-name="ce3">
            <text:p>192</text:p>
          </table:table-cell>
          <table:table-cell office:value-type="float" office:value="0.39782378063081397" table:style-name="ce4">
            <text:p>0.397823781</text:p>
          </table:table-cell>
          <table:table-cell office:value-type="float" office:value="0.50038429892045699" table:style-name="ce4">
            <text:p>0.500384299</text:p>
          </table:table-cell>
          <table:table-cell office:value-type="float" office:value="0.10179192044872901" table:style-name="ce4">
            <text:p>0.10179192</text:p>
          </table:table-cell>
          <table:table-cell office:value-type="percentage" office:value="4.8129766068819996E-3" table:style-name="ce9">
            <text:p>0.48%</text:p>
          </table:table-cell>
          <table:table-cell office:value-type="percentage" office:value="1.7476140506074E-2" table:style-name="ce9">
            <text:p>1.75%</text:p>
          </table:table-cell>
          <table:table-cell office:value-type="string" table:style-name="ce12">
            <text:p>-0.296805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3" table:style-name="ce3">
            <text:p>193</text:p>
          </table:table-cell>
          <table:table-cell office:value-type="float" office:value="0.189784098617573" table:style-name="ce4">
            <text:p>0.189784099</text:p>
          </table:table-cell>
          <table:table-cell office:value-type="float" office:value="0.57959716762511104" table:style-name="ce4">
            <text:p>0.579597168</text:p>
          </table:table-cell>
          <table:table-cell office:value-type="float" office:value="0.23061873375731601" table:style-name="ce4">
            <text:p>0.230618734</text:p>
          </table:table-cell>
          <table:table-cell office:value-type="percentage" office:value="6.4681889033370004E-3" table:style-name="ce9">
            <text:p>0.65%</text:p>
          </table:table-cell>
          <table:table-cell office:value-type="percentage" office:value="1.774488678553E-2" table:style-name="ce9">
            <text:p>1.77%</text:p>
          </table:table-cell>
          <table:table-cell office:value-type="string" table:style-name="ce12">
            <text:p>-0.19903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4" table:style-name="ce3">
            <text:p>194</text:p>
          </table:table-cell>
          <table:table-cell office:value-type="float" office:value="0.133808593744705" table:style-name="ce4">
            <text:p>0.133808594</text:p>
          </table:table-cell>
          <table:table-cell office:value-type="float" office:value="0.186877655050669" table:style-name="ce4">
            <text:p>0.186877655</text:p>
          </table:table-cell>
          <table:table-cell office:value-type="float" office:value="0.679313751204626" table:style-name="ce4">
            <text:p>0.679313751</text:p>
          </table:table-cell>
          <table:table-cell office:value-type="percentage" office:value="5.7425129139030001E-3" table:style-name="ce9">
            <text:p>0.57%</text:p>
          </table:table-cell>
          <table:table-cell office:value-type="percentage" office:value="1.3082773864803001E-2" table:style-name="ce9">
            <text:p>1.31%</text:p>
          </table:table-cell>
          <table:table-cell office:value-type="string" table:style-name="ce12">
            <text:p>-0.325426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5" table:style-name="ce3">
            <text:p>195</text:p>
          </table:table-cell>
          <table:table-cell office:value-type="float" office:value="7.4233751668865006E-2" table:style-name="ce4">
            <text:p>0.074233752</text:p>
          </table:table-cell>
          <table:table-cell office:value-type="float" office:value="0.87135177837956301" table:style-name="ce4">
            <text:p>0.871351778</text:p>
          </table:table-cell>
          <table:table-cell office:value-type="float" office:value="5.4414469951572002E-2" table:style-name="ce4">
            <text:p>0.05441447</text:p>
          </table:table-cell>
          <table:table-cell office:value-type="percentage" office:value="1.2027345290602001E-2" table:style-name="ce9">
            <text:p>1.20%</text:p>
          </table:table-cell>
          <table:table-cell office:value-type="percentage" office:value="2.0727241288282999E-2" table:style-name="ce9">
            <text:p>2.07%</text:p>
          </table:table-cell>
          <table:table-cell office:value-type="string" table:style-name="ce11">
            <text:p>0.0978106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6" table:style-name="ce3">
            <text:p>196</text:p>
          </table:table-cell>
          <table:table-cell office:value-type="float" office:value="0.50305091035854799" table:style-name="ce4">
            <text:p>0.50305091</text:p>
          </table:table-cell>
          <table:table-cell office:value-type="float" office:value="0.33860741347252798" table:style-name="ce4">
            <text:p>0.338607413</text:p>
          </table:table-cell>
          <table:table-cell office:value-type="float" office:value="0.158341676168923" table:style-name="ce4">
            <text:p>0.158341676</text:p>
          </table:table-cell>
          <table:table-cell office:value-type="percentage" office:value="3.0577239824559998E-3" table:style-name="ce9">
            <text:p>0.31%</text:p>
          </table:table-cell>
          <table:table-cell office:value-type="percentage" office:value="1.5948457297880001E-2" table:style-name="ce9">
            <text:p>1.59%</text:p>
          </table:table-cell>
          <table:table-cell office:value-type="string" table:style-name="ce12">
            <text:p>-0.435294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7" table:style-name="ce3">
            <text:p>197</text:p>
          </table:table-cell>
          <table:table-cell office:value-type="float" office:value="0.667885180606689" table:style-name="ce4">
            <text:p>0.667885181</text:p>
          </table:table-cell>
          <table:table-cell office:value-type="float" office:value="0.332114819393311" table:style-name="ce4">
            <text:p>0.332114819</text:p>
          </table:table-cell>
          <table:table-cell office:value-type="float" office:value="0" table:style-name="ce4">
            <text:p>0</text:p>
          </table:table-cell>
          <table:table-cell office:value-type="percentage" office:value="3.0600935949700002E-3" table:style-name="ce9">
            <text:p>0.31%</text:p>
          </table:table-cell>
          <table:table-cell office:value-type="percentage" office:value="1.6378959441076001E-2" table:style-name="ce9">
            <text:p>1.64%</text:p>
          </table:table-cell>
          <table:table-cell office:value-type="string" table:style-name="ce12">
            <text:p>-0.4237086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8" table:style-name="ce3">
            <text:p>198</text:p>
          </table:table-cell>
          <table:table-cell office:value-type="float" office:value="0.41224196554704801" table:style-name="ce4">
            <text:p>0.412241966</text:p>
          </table:table-cell>
          <table:table-cell office:value-type="float" office:value="0" table:style-name="ce4">
            <text:p>0</text:p>
          </table:table-cell>
          <table:table-cell office:value-type="float" office:value="0.58775803445295205" table:style-name="ce4">
            <text:p>0.587758034</text:p>
          </table:table-cell>
          <table:table-cell office:value-type="percentage" office:value="3.865625775197E-3" table:style-name="ce9">
            <text:p>0.39%</text:p>
          </table:table-cell>
          <table:table-cell office:value-type="percentage" office:value="1.1798446248839E-2" table:style-name="ce9">
            <text:p>1.18%</text:p>
          </table:table-cell>
          <table:table-cell office:value-type="string" table:style-name="ce12">
            <text:p>-0.519930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199" table:style-name="ce3">
            <text:p>199</text:p>
          </table:table-cell>
          <table:table-cell office:value-type="float" office:value="0.38182855317620601" table:style-name="ce4">
            <text:p>0.381828553</text:p>
          </table:table-cell>
          <table:table-cell office:value-type="float" office:value="0.58539298006541596" table:style-name="ce4">
            <text:p>0.58539298</text:p>
          </table:table-cell>
          <table:table-cell office:value-type="float" office:value="3.2778466758377998E-2" table:style-name="ce4">
            <text:p>0.032778467</text:p>
          </table:table-cell>
          <table:table-cell office:value-type="percentage" office:value="6.0277973964299996E-3" table:style-name="ce9">
            <text:p>0.60%</text:p>
          </table:table-cell>
          <table:table-cell office:value-type="percentage" office:value="1.8399226812776E-2" table:style-name="ce9">
            <text:p>1.84%</text:p>
          </table:table-cell>
          <table:table-cell office:value-type="string" table:style-name="ce12">
            <text:p>-0.215889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0" table:style-name="ce3">
            <text:p>200</text:p>
          </table:table-cell>
          <table:table-cell office:value-type="float" office:value="0.87471232319318903" table:style-name="ce4">
            <text:p>0.874712323</text:p>
          </table:table-cell>
          <table:table-cell office:value-type="float" office:value="1.6985717899104E-2" table:style-name="ce4">
            <text:p>0.016985718</text:p>
          </table:table-cell>
          <table:table-cell office:value-type="float" office:value="0.108301958907707" table:style-name="ce4">
            <text:p>0.108301959</text:p>
          </table:table-cell>
          <table:table-cell office:value-type="percentage" office:value="1.939321241674E-3" table:style-name="ce9">
            <text:p>0.19%</text:p>
          </table:table-cell>
          <table:table-cell office:value-type="percentage" office:value="1.3408821569609999E-2" table:style-name="ce9">
            <text:p>1.34%</text:p>
          </table:table-cell>
          <table:table-cell office:value-type="string" table:style-name="ce12">
            <text:p>-0.601147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1" table:style-name="ce3">
            <text:p>201</text:p>
          </table:table-cell>
          <table:table-cell office:value-type="float" office:value="0.77374607009925001" table:style-name="ce4">
            <text:p>0.77374607</text:p>
          </table:table-cell>
          <table:table-cell office:value-type="float" office:value="0.22625392990074999" table:style-name="ce4">
            <text:p>0.22625393</text:p>
          </table:table-cell>
          <table:table-cell office:value-type="float" office:value="0" table:style-name="ce4">
            <text:p>0</text:p>
          </table:table-cell>
          <table:table-cell office:value-type="percentage" office:value="2.439534769737E-3" table:style-name="ce9">
            <text:p>0.24%</text:p>
          </table:table-cell>
          <table:table-cell office:value-type="percentage" office:value="1.5492610736223E-2" table:style-name="ce9">
            <text:p>1.55%</text:p>
          </table:table-cell>
          <table:table-cell office:value-type="string" table:style-name="ce12">
            <text:p>-0.488004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2" table:style-name="ce3">
            <text:p>202</text:p>
          </table:table-cell>
          <table:table-cell office:value-type="float" office:value="0.38763504134131999" table:style-name="ce4">
            <text:p>0.387635041</text:p>
          </table:table-cell>
          <table:table-cell office:value-type="float" office:value="5.2276209031021002E-2" table:style-name="ce4">
            <text:p>0.052276209</text:p>
          </table:table-cell>
          <table:table-cell office:value-type="float" office:value="0.56008874962765898" table:style-name="ce4">
            <text:p>0.56008875</text:p>
          </table:table-cell>
          <table:table-cell office:value-type="percentage" office:value="3.6839874679130001E-3" table:style-name="ce9">
            <text:p>0.37%</text:p>
          </table:table-cell>
          <table:table-cell office:value-type="percentage" office:value="1.2320869842430001E-2" table:style-name="ce9">
            <text:p>1.23%</text:p>
          </table:table-cell>
          <table:table-cell office:value-type="string" table:style-name="ce12">
            <text:p>-0.5126271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3" table:style-name="ce3">
            <text:p>203</text:p>
          </table:table-cell>
          <table:table-cell office:value-type="float" office:value="0.29677700899953602" table:style-name="ce4">
            <text:p>0.296777009</text:p>
          </table:table-cell>
          <table:table-cell office:value-type="float" office:value="0" table:style-name="ce4">
            <text:p>0</text:p>
          </table:table-cell>
          <table:table-cell office:value-type="float" office:value="0.70322299100046404" table:style-name="ce4">
            <text:p>0.703222991</text:p>
          </table:table-cell>
          <table:table-cell office:value-type="percentage" office:value="5.1745698164380001E-3" table:style-name="ce9">
            <text:p>0.52%</text:p>
          </table:table-cell>
          <table:table-cell office:value-type="percentage" office:value="1.1444877298944001E-2" table:style-name="ce9">
            <text:p>1.14%</text:p>
          </table:table-cell>
          <table:table-cell office:value-type="string" table:style-name="ce12">
            <text:p>-0.421623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4" table:style-name="ce3">
            <text:p>204</text:p>
          </table:table-cell>
          <table:table-cell office:value-type="float" office:value="0.30354751292079701" table:style-name="ce4">
            <text:p>0.303547513</text:p>
          </table:table-cell>
          <table:table-cell office:value-type="float" office:value="0.27352424775964701" table:style-name="ce4">
            <text:p>0.273524248</text:p>
          </table:table-cell>
          <table:table-cell office:value-type="float" office:value="0.42292823931955598" table:style-name="ce4">
            <text:p>0.422928239</text:p>
          </table:table-cell>
          <table:table-cell office:value-type="percentage" office:value="3.726460694735E-3" table:style-name="ce9">
            <text:p>0.37%</text:p>
          </table:table-cell>
          <table:table-cell office:value-type="percentage" office:value="1.4593332019688999E-2" table:style-name="ce9">
            <text:p>1.46%</text:p>
          </table:table-cell>
          <table:table-cell office:value-type="string" table:style-name="ce12">
            <text:p>-0.429890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5" table:style-name="ce3">
            <text:p>205</text:p>
          </table:table-cell>
          <table:table-cell office:value-type="float" office:value="0" table:style-name="ce4">
            <text:p>0</text:p>
          </table:table-cell>
          <table:table-cell office:value-type="float" office:value="3.7876061068604E-2" table:style-name="ce4">
            <text:p>0.037876061</text:p>
          </table:table-cell>
          <table:table-cell office:value-type="float" office:value="0.96212393893139503" table:style-name="ce4">
            <text:p>0.962123939</text:p>
          </table:table-cell>
          <table:table-cell office:value-type="percentage" office:value="9.4743957135200001E-3" table:style-name="ce9">
            <text:p>0.95%</text:p>
          </table:table-cell>
          <table:table-cell office:value-type="percentage" office:value="1.0969215880775001E-2" table:style-name="ce9">
            <text:p>1.10%</text:p>
          </table:table-cell>
          <table:table-cell office:value-type="string" table:style-name="ce12">
            <text:p>-0.047916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6" table:style-name="ce3">
            <text:p>206</text:p>
          </table:table-cell>
          <table:table-cell office:value-type="float" office:value="0.57673547206356301" table:style-name="ce4">
            <text:p>0.576735472</text:p>
          </table:table-cell>
          <table:table-cell office:value-type="float" office:value="0.26067805034796498" table:style-name="ce4">
            <text:p>0.26067805</text:p>
          </table:table-cell>
          <table:table-cell office:value-type="float" office:value="0.162586477588471" table:style-name="ce4">
            <text:p>0.162586478</text:p>
          </table:table-cell>
          <table:table-cell office:value-type="percentage" office:value="2.4655351901929998E-3" table:style-name="ce9">
            <text:p>0.25%</text:p>
          </table:table-cell>
          <table:table-cell office:value-type="percentage" office:value="1.5282974650231001E-2" table:style-name="ce9">
            <text:p>1.53%</text:p>
          </table:table-cell>
          <table:table-cell office:value-type="string" table:style-name="ce12">
            <text:p>-0.492997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7" table:style-name="ce3">
            <text:p>207</text:p>
          </table:table-cell>
          <table:table-cell office:value-type="float" office:value="0.27311614797570299" table:style-name="ce4">
            <text:p>0.273116148</text:p>
          </table:table-cell>
          <table:table-cell office:value-type="float" office:value="0.34118133117078697" table:style-name="ce4">
            <text:p>0.341181331</text:p>
          </table:table-cell>
          <table:table-cell office:value-type="float" office:value="0.38570252085350998" table:style-name="ce4">
            <text:p>0.385702521</text:p>
          </table:table-cell>
          <table:table-cell office:value-type="percentage" office:value="4.1001958484679999E-3" table:style-name="ce9">
            <text:p>0.41%</text:p>
          </table:table-cell>
          <table:table-cell office:value-type="percentage" office:value="1.5273799173672E-2" table:style-name="ce9">
            <text:p>1.53%</text:p>
          </table:table-cell>
          <table:table-cell office:value-type="string" table:style-name="ce12">
            <text:p>-0.386269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8" table:style-name="ce3">
            <text:p>208</text:p>
          </table:table-cell>
          <table:table-cell office:value-type="float" office:value="0.36575175704099699" table:style-name="ce4">
            <text:p>0.365751757</text:p>
          </table:table-cell>
          <table:table-cell office:value-type="float" office:value="0.51409007052742195" table:style-name="ce4">
            <text:p>0.514090071</text:p>
          </table:table-cell>
          <table:table-cell office:value-type="float" office:value="0.12015817243158" table:style-name="ce4">
            <text:p>0.120158172</text:p>
          </table:table-cell>
          <table:table-cell office:value-type="percentage" office:value="5.0369365036290002E-3" table:style-name="ce9">
            <text:p>0.50%</text:p>
          </table:table-cell>
          <table:table-cell office:value-type="percentage" office:value="1.7534655867013998E-2" table:style-name="ce9">
            <text:p>1.75%</text:p>
          </table:table-cell>
          <table:table-cell office:value-type="string" table:style-name="ce12">
            <text:p>-0.283043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09" table:style-name="ce3">
            <text:p>209</text:p>
          </table:table-cell>
          <table:table-cell office:value-type="float" office:value="0.184481262875445" table:style-name="ce4">
            <text:p>0.184481263</text:p>
          </table:table-cell>
          <table:table-cell office:value-type="float" office:value="0.65339015215453899" table:style-name="ce4">
            <text:p>0.653390152</text:p>
          </table:table-cell>
          <table:table-cell office:value-type="float" office:value="0.162128584970016" table:style-name="ce4">
            <text:p>0.162128585</text:p>
          </table:table-cell>
          <table:table-cell office:value-type="percentage" office:value="7.5053499186529997E-3" table:style-name="ce9">
            <text:p>0.75%</text:p>
          </table:table-cell>
          <table:table-cell office:value-type="percentage" office:value="1.8572464233866E-2" table:style-name="ce9">
            <text:p>1.86%</text:p>
          </table:table-cell>
          <table:table-cell office:value-type="string" table:style-name="ce12">
            <text:p>-0.134319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0" table:style-name="ce3">
            <text:p>210</text:p>
          </table:table-cell>
          <table:table-cell office:value-type="float" office:value="0.375025397626638" table:style-name="ce4">
            <text:p>0.375025398</text:p>
          </table:table-cell>
          <table:table-cell office:value-type="float" office:value="7.4799525441697004E-2" table:style-name="ce4">
            <text:p>0.074799525</text:p>
          </table:table-cell>
          <table:table-cell office:value-type="float" office:value="0.55017507693166601" table:style-name="ce4">
            <text:p>0.550175077</text:p>
          </table:table-cell>
          <table:table-cell office:value-type="percentage" office:value="3.6518026534670001E-3" table:style-name="ce9">
            <text:p>0.37%</text:p>
          </table:table-cell>
          <table:table-cell office:value-type="percentage" office:value="1.2539809328563E-2" table:style-name="ce9">
            <text:p>1.25%</text:p>
          </table:table-cell>
          <table:table-cell office:value-type="string" table:style-name="ce12">
            <text:p>-0.506243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1" table:style-name="ce3">
            <text:p>211</text:p>
          </table:table-cell>
          <table:table-cell office:value-type="float" office:value="0.22046353462954099" table:style-name="ce4">
            <text:p>0.220463535</text:p>
          </table:table-cell>
          <table:table-cell office:value-type="float" office:value="0.32769818863403599" table:style-name="ce4">
            <text:p>0.327698189</text:p>
          </table:table-cell>
          <table:table-cell office:value-type="float" office:value="0.45183827673642202" table:style-name="ce4">
            <text:p>0.451838277</text:p>
          </table:table-cell>
          <table:table-cell office:value-type="percentage" office:value="4.4911902893570001E-3" table:style-name="ce9">
            <text:p>0.45%</text:p>
          </table:table-cell>
          <table:table-cell office:value-type="percentage" office:value="1.4958391523545E-2" table:style-name="ce9">
            <text:p>1.50%</text:p>
          </table:table-cell>
          <table:table-cell office:value-type="string" table:style-name="ce12">
            <text:p>-0.368275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2" table:style-name="ce3">
            <text:p>212</text:p>
          </table:table-cell>
          <table:table-cell office:value-type="float" office:value="6.3330660515825005E-2" table:style-name="ce4">
            <text:p>0.063330661</text:p>
          </table:table-cell>
          <table:table-cell office:value-type="float" office:value="0.91598145148763799" table:style-name="ce4">
            <text:p>0.915981451</text:p>
          </table:table-cell>
          <table:table-cell office:value-type="float" office:value="2.0687887996538E-2" table:style-name="ce4">
            <text:p>0.020687888</text:p>
          </table:table-cell>
          <table:table-cell office:value-type="percentage" office:value="1.3110201895299999E-2" table:style-name="ce9">
            <text:p>1.31%</text:p>
          </table:table-cell>
          <table:table-cell office:value-type="percentage" office:value="2.1204190451906999E-2" table:style-name="ce9">
            <text:p>2.12%</text:p>
          </table:table-cell>
          <table:table-cell office:value-type="string" table:style-name="ce11">
            <text:p>0.1466786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3" table:style-name="ce3">
            <text:p>213</text:p>
          </table:table-cell>
          <table:table-cell office:value-type="float" office:value="0.104902583177169" table:style-name="ce4">
            <text:p>0.104902583</text:p>
          </table:table-cell>
          <table:table-cell office:value-type="float" office:value="0.53996631180482002" table:style-name="ce4">
            <text:p>0.539966312</text:p>
          </table:table-cell>
          <table:table-cell office:value-type="float" office:value="0.35513110501801198" table:style-name="ce4">
            <text:p>0.355131105</text:p>
          </table:table-cell>
          <table:table-cell office:value-type="percentage" office:value="6.6064362457750004E-3" table:style-name="ce9">
            <text:p>0.66%</text:p>
          </table:table-cell>
          <table:table-cell office:value-type="percentage" office:value="1.7031793481395E-2" table:style-name="ce9">
            <text:p>1.70%</text:p>
          </table:table-cell>
          <table:table-cell office:value-type="string" table:style-name="ce12">
            <text:p>-0.199248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4" table:style-name="ce3">
            <text:p>214</text:p>
          </table:table-cell>
          <table:table-cell office:value-type="float" office:value="8.0533005416982995E-2" table:style-name="ce4">
            <text:p>0.080533005</text:p>
          </table:table-cell>
          <table:table-cell office:value-type="float" office:value="0.60866233231403299" table:style-name="ce4">
            <text:p>0.608662332</text:p>
          </table:table-cell>
          <table:table-cell office:value-type="float" office:value="0.31080466226898401" table:style-name="ce4">
            <text:p>0.310804662</text:p>
          </table:table-cell>
          <table:table-cell office:value-type="percentage" office:value="7.4956805380609996E-3" table:style-name="ce9">
            <text:p>0.75%</text:p>
          </table:table-cell>
          <table:table-cell office:value-type="percentage" office:value="1.774270277079E-2" table:style-name="ce9">
            <text:p>1.77%</text:p>
          </table:table-cell>
          <table:table-cell office:value-type="string" table:style-name="ce12">
            <text:p>-0.141146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5" table:style-name="ce3">
            <text:p>215</text:p>
          </table:table-cell>
          <table:table-cell office:value-type="float" office:value="0.20953497909021301" table:style-name="ce4">
            <text:p>0.209534979</text:p>
          </table:table-cell>
          <table:table-cell office:value-type="float" office:value="0.177824253997206" table:style-name="ce4">
            <text:p>0.177824254</text:p>
          </table:table-cell>
          <table:table-cell office:value-type="float" office:value="0.61264076691258096" table:style-name="ce4">
            <text:p>0.612640767</text:p>
          </table:table-cell>
          <table:table-cell office:value-type="percentage" office:value="4.8329972519130003E-3" table:style-name="ce9">
            <text:p>0.48%</text:p>
          </table:table-cell>
          <table:table-cell office:value-type="percentage" office:value="1.3211133320438001E-2" table:style-name="ce9">
            <text:p>1.32%</text:p>
          </table:table-cell>
          <table:table-cell office:value-type="string" table:style-name="ce12">
            <text:p>-0.391109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6" table:style-name="ce3">
            <text:p>216</text:p>
          </table:table-cell>
          <table:table-cell office:value-type="float" office:value="0.60225628777205698" table:style-name="ce4">
            <text:p>0.602256288</text:p>
          </table:table-cell>
          <table:table-cell office:value-type="float" office:value="0.15731700028677401" table:style-name="ce4">
            <text:p>0.157317</text:p>
          </table:table-cell>
          <table:table-cell office:value-type="float" office:value="0.24042671194116899" table:style-name="ce4">
            <text:p>0.240426712</text:p>
          </table:table-cell>
          <table:table-cell office:value-type="percentage" office:value="2.087326449389E-3" table:style-name="ce9">
            <text:p>0.21%</text:p>
          </table:table-cell>
          <table:table-cell office:value-type="percentage" office:value="1.4179199441545E-2" table:style-name="ce9">
            <text:p>1.42%</text:p>
          </table:table-cell>
          <table:table-cell office:value-type="string" table:style-name="ce12">
            <text:p>-0.558048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7" table:style-name="ce3">
            <text:p>217</text:p>
          </table:table-cell>
          <table:table-cell office:value-type="float" office:value="0.479671509075974" table:style-name="ce4">
            <text:p>0.479671509</text:p>
          </table:table-cell>
          <table:table-cell office:value-type="float" office:value="0.25859009222097801" table:style-name="ce4">
            <text:p>0.258590092</text:p>
          </table:table-cell>
          <table:table-cell office:value-type="float" office:value="0.26173839870304699" table:style-name="ce4">
            <text:p>0.261738399</text:p>
          </table:table-cell>
          <table:table-cell office:value-type="percentage" office:value="2.690725869457E-3" table:style-name="ce9">
            <text:p>0.27%</text:p>
          </table:table-cell>
          <table:table-cell office:value-type="percentage" office:value="1.496187638007E-2" table:style-name="ce9">
            <text:p>1.50%</text:p>
          </table:table-cell>
          <table:table-cell office:value-type="string" table:style-name="ce12">
            <text:p>-0.488526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8" table:style-name="ce3">
            <text:p>218</text:p>
          </table:table-cell>
          <table:table-cell office:value-type="float" office:value="0.23648653906460501" table:style-name="ce4">
            <text:p>0.236486539</text:p>
          </table:table-cell>
          <table:table-cell office:value-type="float" office:value="0.17706540976739499" table:style-name="ce4">
            <text:p>0.17706541</text:p>
          </table:table-cell>
          <table:table-cell office:value-type="float" office:value="0.58644805116800003" table:style-name="ce4">
            <text:p>0.586448051</text:p>
          </table:table-cell>
          <table:table-cell office:value-type="percentage" office:value="4.5276624640440003E-3" table:style-name="ce9">
            <text:p>0.45%</text:p>
          </table:table-cell>
          <table:table-cell office:value-type="percentage" office:value="1.3284985249163E-2" table:style-name="ce9">
            <text:p>1.33%</text:p>
          </table:table-cell>
          <table:table-cell office:value-type="string" table:style-name="ce12">
            <text:p>-0.411919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19" table:style-name="ce3">
            <text:p>219</text:p>
          </table:table-cell>
          <table:table-cell office:value-type="float" office:value="0.32576080363399001" table:style-name="ce4">
            <text:p>0.325760804</text:p>
          </table:table-cell>
          <table:table-cell office:value-type="float" office:value="0.32991552113566602" table:style-name="ce4">
            <text:p>0.329915521</text:p>
          </table:table-cell>
          <table:table-cell office:value-type="float" office:value="0.34432367523034302" table:style-name="ce4">
            <text:p>0.344323675</text:p>
          </table:table-cell>
          <table:table-cell office:value-type="percentage" office:value="3.7045038419050002E-3" table:style-name="ce9">
            <text:p>0.37%</text:p>
          </table:table-cell>
          <table:table-cell office:value-type="percentage" office:value="1.5306180647446E-2" table:style-name="ce9">
            <text:p>1.53%</text:p>
          </table:table-cell>
          <table:table-cell office:value-type="string" table:style-name="ce12">
            <text:p>-0.4113041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0" table:style-name="ce3">
            <text:p>220</text:p>
          </table:table-cell>
          <table:table-cell office:value-type="float" office:value="5.6091685798680999E-2" table:style-name="ce4">
            <text:p>0.056091686</text:p>
          </table:table-cell>
          <table:table-cell office:value-type="float" office:value="0.71477980679034403" table:style-name="ce4">
            <text:p>0.714779807</text:p>
          </table:table-cell>
          <table:table-cell office:value-type="float" office:value="0.22912850741097501" table:style-name="ce4">
            <text:p>0.229128507</text:p>
          </table:table-cell>
          <table:table-cell office:value-type="percentage" office:value="9.1007922018769994E-3" table:style-name="ce9">
            <text:p>0.91%</text:p>
          </table:table-cell>
          <table:table-cell office:value-type="percentage" office:value="1.8881302977886E-2" table:style-name="ce9">
            <text:p>1.89%</text:p>
          </table:table-cell>
          <table:table-cell office:value-type="string" table:style-name="ce12">
            <text:p>-0.047624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1" table:style-name="ce3">
            <text:p>221</text:p>
          </table:table-cell>
          <table:table-cell office:value-type="float" office:value="0" table:style-name="ce4">
            <text:p>0</text:p>
          </table:table-cell>
          <table:table-cell office:value-type="float" office:value="0.101934572728518" table:style-name="ce4">
            <text:p>0.101934573</text:p>
          </table:table-cell>
          <table:table-cell office:value-type="float" office:value="0.89806542727148198" table:style-name="ce4">
            <text:p>0.898065427</text:p>
          </table:table-cell>
          <table:table-cell office:value-type="percentage" office:value="8.6251373588360006E-3" table:style-name="ce9">
            <text:p>0.86%</text:p>
          </table:table-cell>
          <table:table-cell office:value-type="percentage" office:value="1.1701718584478001E-2" table:style-name="ce9">
            <text:p>1.17%</text:p>
          </table:table-cell>
          <table:table-cell office:value-type="string" table:style-name="ce12">
            <text:p>-0.117492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2" table:style-name="ce3">
            <text:p>222</text:p>
          </table:table-cell>
          <table:table-cell office:value-type="float" office:value="0.24874836462730901" table:style-name="ce4">
            <text:p>0.248748365</text:p>
          </table:table-cell>
          <table:table-cell office:value-type="float" office:value="0.28502907615936901" table:style-name="ce4">
            <text:p>0.285029076</text:p>
          </table:table-cell>
          <table:table-cell office:value-type="float" office:value="0.46622255921332201" table:style-name="ce4">
            <text:p>0.466222559</text:p>
          </table:table-cell>
          <table:table-cell office:value-type="percentage" office:value="4.1911936547559996E-3" table:style-name="ce9">
            <text:p>0.42%</text:p>
          </table:table-cell>
          <table:table-cell office:value-type="percentage" office:value="1.4557086356061E-2" table:style-name="ce9">
            <text:p>1.46%</text:p>
          </table:table-cell>
          <table:table-cell office:value-type="string" table:style-name="ce12">
            <text:p>-0.399036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3" table:style-name="ce3">
            <text:p>223</text:p>
          </table:table-cell>
          <table:table-cell office:value-type="float" office:value="0.172961809976031" table:style-name="ce4">
            <text:p>0.17296181</text:p>
          </table:table-cell>
          <table:table-cell office:value-type="float" office:value="0.32392005297976401" table:style-name="ce4">
            <text:p>0.323920053</text:p>
          </table:table-cell>
          <table:table-cell office:value-type="float" office:value="0.50311813704420505" table:style-name="ce4">
            <text:p>0.503118137</text:p>
          </table:table-cell>
          <table:table-cell office:value-type="percentage" office:value="4.9366968889200001E-3" table:style-name="ce9">
            <text:p>0.49%</text:p>
          </table:table-cell>
          <table:table-cell office:value-type="percentage" office:value="1.476973236258E-2" table:style-name="ce9">
            <text:p>1.48%</text:p>
          </table:table-cell>
          <table:table-cell office:value-type="string" table:style-name="ce12">
            <text:p>-0.3428161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4" table:style-name="ce3">
            <text:p>224</text:p>
          </table:table-cell>
          <table:table-cell office:value-type="float" office:value="0.13880579345357499" table:style-name="ce4">
            <text:p>0.138805793</text:p>
          </table:table-cell>
          <table:table-cell office:value-type="float" office:value="0.71513430008465395" table:style-name="ce4">
            <text:p>0.7151343</text:p>
          </table:table-cell>
          <table:table-cell office:value-type="float" office:value="0.146059906461771" table:style-name="ce4">
            <text:p>0.146059906</text:p>
          </table:table-cell>
          <table:table-cell office:value-type="percentage" office:value="8.6888180602509996E-3" table:style-name="ce9">
            <text:p>0.87%</text:p>
          </table:table-cell>
          <table:table-cell office:value-type="percentage" office:value="1.9138638097608001E-2" table:style-name="ce9">
            <text:p>1.91%</text:p>
          </table:table-cell>
          <table:table-cell office:value-type="string" table:style-name="ce12">
            <text:p>-0.068509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5" table:style-name="ce3">
            <text:p>225</text:p>
          </table:table-cell>
          <table:table-cell office:value-type="float" office:value="0.49296612997162897" table:style-name="ce4">
            <text:p>0.49296613</text:p>
          </table:table-cell>
          <table:table-cell office:value-type="float" office:value="0.47347352834468998" table:style-name="ce4">
            <text:p>0.473473528</text:p>
          </table:table-cell>
          <table:table-cell office:value-type="float" office:value="3.3560341683681001E-2" table:style-name="ce4">
            <text:p>0.033560342</text:p>
          </table:table-cell>
          <table:table-cell office:value-type="percentage" office:value="4.4292660776389997E-3" table:style-name="ce9">
            <text:p>0.44%</text:p>
          </table:table-cell>
          <table:table-cell office:value-type="percentage" office:value="1.7459756965558001E-2" table:style-name="ce9">
            <text:p>1.75%</text:p>
          </table:table-cell>
          <table:table-cell office:value-type="string" table:style-name="ce12">
            <text:p>-0.319061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6" table:style-name="ce3">
            <text:p>226</text:p>
          </table:table-cell>
          <table:table-cell office:value-type="float" office:value="0.19623546996585201" table:style-name="ce4">
            <text:p>0.19623547</text:p>
          </table:table-cell>
          <table:table-cell office:value-type="float" office:value="0.40674155433167303" table:style-name="ce4">
            <text:p>0.406741554</text:p>
          </table:table-cell>
          <table:table-cell office:value-type="float" office:value="0.39702297570247502" table:style-name="ce4">
            <text:p>0.397022976</text:p>
          </table:table-cell>
          <table:table-cell office:value-type="percentage" office:value="4.9577799450790001E-3" table:style-name="ce9">
            <text:p>0.50%</text:p>
          </table:table-cell>
          <table:table-cell office:value-type="percentage" office:value="1.578805500687E-2" table:style-name="ce9">
            <text:p>1.58%</text:p>
          </table:table-cell>
          <table:table-cell office:value-type="string" table:style-name="ce12">
            <text:p>-0.31936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7" table:style-name="ce3">
            <text:p>227</text:p>
          </table:table-cell>
          <table:table-cell office:value-type="float" office:value="7.183529913009E-2" table:style-name="ce4">
            <text:p>0.071835299</text:p>
          </table:table-cell>
          <table:table-cell office:value-type="float" office:value="0.65837841386627505" table:style-name="ce4">
            <text:p>0.658378414</text:p>
          </table:table-cell>
          <table:table-cell office:value-type="float" office:value="0.26978628700363599" table:style-name="ce4">
            <text:p>0.269786287</text:p>
          </table:table-cell>
          <table:table-cell office:value-type="percentage" office:value="8.1780583453980003E-3" table:style-name="ce9">
            <text:p>0.82%</text:p>
          </table:table-cell>
          <table:table-cell office:value-type="percentage" office:value="1.8284567688405001E-2" table:style-name="ce9">
            <text:p>1.83%</text:p>
          </table:table-cell>
          <table:table-cell office:value-type="string" table:style-name="ce12">
            <text:p>-0.09964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8" table:style-name="ce3">
            <text:p>228</text:p>
          </table:table-cell>
          <table:table-cell office:value-type="float" office:value="0.74315846456596502" table:style-name="ce4">
            <text:p>0.743158465</text:p>
          </table:table-cell>
          <table:table-cell office:value-type="float" office:value="3.3931910993499001E-2" table:style-name="ce4">
            <text:p>0.033931911</text:p>
          </table:table-cell>
          <table:table-cell office:value-type="float" office:value="0.222909624440536" table:style-name="ce4">
            <text:p>0.222909624</text:p>
          </table:table-cell>
          <table:table-cell office:value-type="percentage" office:value="1.870443109231E-3" table:style-name="ce9">
            <text:p>0.19%</text:p>
          </table:table-cell>
          <table:table-cell office:value-type="percentage" office:value="1.3199764307213001E-2" table:style-name="ce9">
            <text:p>1.32%</text:p>
          </table:table-cell>
          <table:table-cell office:value-type="string" table:style-name="ce12">
            <text:p>-0.615886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29" table:style-name="ce3">
            <text:p>229</text:p>
          </table:table-cell>
          <table:table-cell office:value-type="float" office:value="0.94900748520276801" table:style-name="ce4">
            <text:p>0.949007485</text:p>
          </table:table-cell>
          <table:table-cell office:value-type="float" office:value="4.2534725404911003E-2" table:style-name="ce4">
            <text:p>0.042534725</text:p>
          </table:table-cell>
          <table:table-cell office:value-type="float" office:value="8.4577893923210006E-3" table:style-name="ce4">
            <text:p>0.008457789</text:p>
          </table:table-cell>
          <table:table-cell office:value-type="percentage" office:value="2.1960116281940002E-3" table:style-name="ce9">
            <text:p>0.22%</text:p>
          </table:table-cell>
          <table:table-cell office:value-type="percentage" office:value="1.3928473527475E-2" table:style-name="ce9">
            <text:p>1.39%</text:p>
          </table:table-cell>
          <table:table-cell office:value-type="string" table:style-name="ce12">
            <text:p>-0.5602902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0" table:style-name="ce3">
            <text:p>230</text:p>
          </table:table-cell>
          <table:table-cell office:value-type="float" office:value="0.61092555076805999" table:style-name="ce4">
            <text:p>0.610925551</text:p>
          </table:table-cell>
          <table:table-cell office:value-type="float" office:value="9.1105948674452E-2" table:style-name="ce4">
            <text:p>0.091105949</text:p>
          </table:table-cell>
          <table:table-cell office:value-type="float" office:value="0.29796850055748803" table:style-name="ce4">
            <text:p>0.297968501</text:p>
          </table:table-cell>
          <table:table-cell office:value-type="percentage" office:value="2.072418565729E-3" table:style-name="ce9">
            <text:p>0.21%</text:p>
          </table:table-cell>
          <table:table-cell office:value-type="percentage" office:value="1.3448629086280001E-2" table:style-name="ce9">
            <text:p>1.34%</text:p>
          </table:table-cell>
          <table:table-cell office:value-type="string" table:style-name="ce12">
            <text:p>-0.589471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1" table:style-name="ce3">
            <text:p>231</text:p>
          </table:table-cell>
          <table:table-cell office:value-type="float" office:value="0.81116299043651896" table:style-name="ce4">
            <text:p>0.81116299</text:p>
          </table:table-cell>
          <table:table-cell office:value-type="float" office:value="0.131957876437484" table:style-name="ce4">
            <text:p>0.131957876</text:p>
          </table:table-cell>
          <table:table-cell office:value-type="float" office:value="5.6879133125997003E-2" table:style-name="ce4">
            <text:p>0.056879133</text:p>
          </table:table-cell>
          <table:table-cell office:value-type="percentage" office:value="2.0209345473379998E-3" table:style-name="ce9">
            <text:p>0.20%</text:p>
          </table:table-cell>
          <table:table-cell office:value-type="percentage" office:value="1.4528920305051001E-2" table:style-name="ce9">
            <text:p>1.45%</text:p>
          </table:table-cell>
          <table:table-cell office:value-type="string" table:style-name="ce12">
            <text:p>-0.5491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2" table:style-name="ce3">
            <text:p>232</text:p>
          </table:table-cell>
          <table:table-cell office:value-type="float" office:value="0.31310393211211801" table:style-name="ce4">
            <text:p>0.313103932</text:p>
          </table:table-cell>
          <table:table-cell office:value-type="float" office:value="0.438493184591559" table:style-name="ce4">
            <text:p>0.438493185</text:p>
          </table:table-cell>
          <table:table-cell office:value-type="float" office:value="0.24840288329632301" table:style-name="ce4">
            <text:p>0.248402883</text:p>
          </table:table-cell>
          <table:table-cell office:value-type="percentage" office:value="4.4259120502089999E-3" table:style-name="ce9">
            <text:p>0.44%</text:p>
          </table:table-cell>
          <table:table-cell office:value-type="percentage" office:value="1.6508998407408E-2" table:style-name="ce9">
            <text:p>1.65%</text:p>
          </table:table-cell>
          <table:table-cell office:value-type="string" table:style-name="ce12">
            <text:p>-0.337639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3" table:style-name="ce3">
            <text:p>233</text:p>
          </table:table-cell>
          <table:table-cell office:value-type="float" office:value="0.69188270190677503" table:style-name="ce4">
            <text:p>0.691882702</text:p>
          </table:table-cell>
          <table:table-cell office:value-type="float" office:value="0.18622684589127" table:style-name="ce4">
            <text:p>0.186226846</text:p>
          </table:table-cell>
          <table:table-cell office:value-type="float" office:value="0.121890452201955" table:style-name="ce4">
            <text:p>0.121890452</text:p>
          </table:table-cell>
          <table:table-cell office:value-type="percentage" office:value="2.0722944259930001E-3" table:style-name="ce9">
            <text:p>0.21%</text:p>
          </table:table-cell>
          <table:table-cell office:value-type="percentage" office:value="1.4784228567761E-2" table:style-name="ce9">
            <text:p>1.48%</text:p>
          </table:table-cell>
          <table:table-cell office:value-type="string" table:style-name="ce12">
            <text:p>-0.536227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4" table:style-name="ce3">
            <text:p>234</text:p>
          </table:table-cell>
          <table:table-cell office:value-type="float" office:value="0.298364175625428" table:style-name="ce4">
            <text:p>0.298364176</text:p>
          </table:table-cell>
          <table:table-cell office:value-type="float" office:value="0.130285330607771" table:style-name="ce4">
            <text:p>0.130285331</text:p>
          </table:table-cell>
          <table:table-cell office:value-type="float" office:value="0.57135049376680103" table:style-name="ce4">
            <text:p>0.571350494</text:p>
          </table:table-cell>
          <table:table-cell office:value-type="percentage" office:value="4.0894969699860001E-3" table:style-name="ce9">
            <text:p>0.41%</text:p>
          </table:table-cell>
          <table:table-cell office:value-type="percentage" office:value="1.2939537198203E-2" table:style-name="ce9">
            <text:p>1.29%</text:p>
          </table:table-cell>
          <table:table-cell office:value-type="string" table:style-name="ce12">
            <text:p>-0.456778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5" table:style-name="ce3">
            <text:p>235</text:p>
          </table:table-cell>
          <table:table-cell office:value-type="float" office:value="0.14542003314108201" table:style-name="ce4">
            <text:p>0.145420033</text:p>
          </table:table-cell>
          <table:table-cell office:value-type="float" office:value="0.33882252083465397" table:style-name="ce4">
            <text:p>0.338822521</text:p>
          </table:table-cell>
          <table:table-cell office:value-type="float" office:value="0.51575744602426399" table:style-name="ce4">
            <text:p>0.515757446</text:p>
          </table:table-cell>
          <table:table-cell office:value-type="percentage" office:value="5.2340639415800003E-3" table:style-name="ce9">
            <text:p>0.52%</text:p>
          </table:table-cell>
          <table:table-cell office:value-type="percentage" office:value="1.4855804039993E-2" table:style-name="ce9">
            <text:p>1.49%</text:p>
          </table:table-cell>
          <table:table-cell office:value-type="string" table:style-name="ce12">
            <text:p>-0.320813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6" table:style-name="ce3">
            <text:p>236</text:p>
          </table:table-cell>
          <table:table-cell office:value-type="float" office:value="0.14941797299339901" table:style-name="ce4">
            <text:p>0.149417973</text:p>
          </table:table-cell>
          <table:table-cell office:value-type="float" office:value="0.71921817318665404" table:style-name="ce4">
            <text:p>0.719218173</text:p>
          </table:table-cell>
          <table:table-cell office:value-type="float" office:value="0.131363853819947" table:style-name="ce4">
            <text:p>0.131363854</text:p>
          </table:table-cell>
          <table:table-cell office:value-type="percentage" office:value="8.7186943454259994E-3" table:style-name="ce9">
            <text:p>0.87%</text:p>
          </table:table-cell>
          <table:table-cell office:value-type="percentage" office:value="1.9217832675595001E-2" table:style-name="ce9">
            <text:p>1.92%</text:p>
          </table:table-cell>
          <table:table-cell office:value-type="string" table:style-name="ce12">
            <text:p>-0.066672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7" table:style-name="ce3">
            <text:p>237</text:p>
          </table:table-cell>
          <table:table-cell office:value-type="float" office:value="6.0923268965686998E-2" table:style-name="ce4">
            <text:p>0.060923269</text:p>
          </table:table-cell>
          <table:table-cell office:value-type="float" office:value="0" table:style-name="ce4">
            <text:p>0</text:p>
          </table:table-cell>
          <table:table-cell office:value-type="float" office:value="0.93907673103431299" table:style-name="ce4">
            <text:p>0.939076731</text:p>
          </table:table-cell>
          <table:table-cell office:value-type="percentage" office:value="8.8785406750559997E-3" table:style-name="ce9">
            <text:p>0.89%</text:p>
          </table:table-cell>
          <table:table-cell office:value-type="percentage" office:value="1.0722661990629E-2" table:style-name="ce9">
            <text:p>1.07%</text:p>
          </table:table-cell>
          <table:table-cell office:value-type="string" table:style-name="ce12">
            <text:p>-0.104587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8" table:style-name="ce3">
            <text:p>238</text:p>
          </table:table-cell>
          <table:table-cell office:value-type="float" office:value="0.84309464719485505" table:style-name="ce4">
            <text:p>0.843094647</text:p>
          </table:table-cell>
          <table:table-cell office:value-type="float" office:value="0.11562601540553299" table:style-name="ce4">
            <text:p>0.115626015</text:p>
          </table:table-cell>
          <table:table-cell office:value-type="float" office:value="4.1279337399613002E-2" table:style-name="ce4">
            <text:p>0.041279337</text:p>
          </table:table-cell>
          <table:table-cell office:value-type="percentage" office:value="2.0432103994329999E-3" table:style-name="ce9">
            <text:p>0.20%</text:p>
          </table:table-cell>
          <table:table-cell office:value-type="percentage" office:value="1.4439946051186999E-2" table:style-name="ce9">
            <text:p>1.44%</text:p>
          </table:table-cell>
          <table:table-cell office:value-type="string" table:style-name="ce12">
            <text:p>-0.55102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39" table:style-name="ce3">
            <text:p>239</text:p>
          </table:table-cell>
          <table:table-cell office:value-type="float" office:value="0.68823494222429105" table:style-name="ce4">
            <text:p>0.688234942</text:p>
          </table:table-cell>
          <table:table-cell office:value-type="float" office:value="0.28612322134454399" table:style-name="ce4">
            <text:p>0.286123221</text:p>
          </table:table-cell>
          <table:table-cell office:value-type="float" office:value="2.5641836431165001E-2" table:style-name="ce4">
            <text:p>0.025641836</text:p>
          </table:table-cell>
          <table:table-cell office:value-type="percentage" office:value="2.6850794825160002E-3" table:style-name="ce9">
            <text:p>0.27%</text:p>
          </table:table-cell>
          <table:table-cell office:value-type="percentage" office:value="1.5915363754207001E-2" table:style-name="ce9">
            <text:p>1.59%</text:p>
          </table:table-cell>
          <table:table-cell office:value-type="string" table:style-name="ce12">
            <text:p>-0.45961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0" table:style-name="ce3">
            <text:p>240</text:p>
          </table:table-cell>
          <table:table-cell office:value-type="float" office:value="0.156888718250245" table:style-name="ce4">
            <text:p>0.156888718</text:p>
          </table:table-cell>
          <table:table-cell office:value-type="float" office:value="0.30112026026418998" table:style-name="ce4">
            <text:p>0.30112026</text:p>
          </table:table-cell>
          <table:table-cell office:value-type="float" office:value="0.541991021485564" table:style-name="ce4">
            <text:p>0.541991021</text:p>
          </table:table-cell>
          <table:table-cell office:value-type="percentage" office:value="5.1016971936319998E-3" table:style-name="ce9">
            <text:p>0.51%</text:p>
          </table:table-cell>
          <table:table-cell office:value-type="percentage" office:value="1.4459801072509999E-2" table:style-name="ce9">
            <text:p>1.45%</text:p>
          </table:table-cell>
          <table:table-cell office:value-type="string" table:style-name="ce12">
            <text:p>-0.3387531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1" table:style-name="ce3">
            <text:p>241</text:p>
          </table:table-cell>
          <table:table-cell office:value-type="float" office:value="0.46407545392402799" table:style-name="ce4">
            <text:p>0.464075454</text:p>
          </table:table-cell>
          <table:table-cell office:value-type="float" office:value="0.53592454607597195" table:style-name="ce4">
            <text:p>0.535924546</text:p>
          </table:table-cell>
          <table:table-cell office:value-type="float" office:value="0" table:style-name="ce4">
            <text:p>0</text:p>
          </table:table-cell>
          <table:table-cell office:value-type="percentage" office:value="5.2867737347069999E-3" table:style-name="ce9">
            <text:p>0.53%</text:p>
          </table:table-cell>
          <table:table-cell office:value-type="percentage" office:value="1.8085411069693001E-2" table:style-name="ce9">
            <text:p>1.81%</text:p>
          </table:table-cell>
          <table:table-cell office:value-type="string" table:style-name="ce12">
            <text:p>-0.260609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2" table:style-name="ce3">
            <text:p>242</text:p>
          </table:table-cell>
          <table:table-cell office:value-type="float" office:value="0.178267715720618" table:style-name="ce4">
            <text:p>0.178267716</text:p>
          </table:table-cell>
          <table:table-cell office:value-type="float" office:value="0.15885877038389701" table:style-name="ce4">
            <text:p>0.15885877</text:p>
          </table:table-cell>
          <table:table-cell office:value-type="float" office:value="0.66287351389548499" table:style-name="ce4">
            <text:p>0.662873514</text:p>
          </table:table-cell>
          <table:table-cell office:value-type="percentage" office:value="5.32439086484E-3" table:style-name="ce9">
            <text:p>0.53%</text:p>
          </table:table-cell>
          <table:table-cell office:value-type="percentage" office:value="1.2898520412514001E-2" table:style-name="ce9">
            <text:p>1.29%</text:p>
          </table:table-cell>
          <table:table-cell office:value-type="string" table:style-name="ce12">
            <text:p>-0.362491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3" table:style-name="ce3">
            <text:p>243</text:p>
          </table:table-cell>
          <table:table-cell office:value-type="float" office:value="0.27255165382726299" table:style-name="ce4">
            <text:p>0.272551654</text:p>
          </table:table-cell>
          <table:table-cell office:value-type="float" office:value="0.58487232413590495" table:style-name="ce4">
            <text:p>0.584872324</text:p>
          </table:table-cell>
          <table:table-cell office:value-type="float" office:value="0.14257602203683201" table:style-name="ce4">
            <text:p>0.142576022</text:p>
          </table:table-cell>
          <table:table-cell office:value-type="percentage" office:value="6.1992714429730004E-3" table:style-name="ce9">
            <text:p>0.62%</text:p>
          </table:table-cell>
          <table:table-cell office:value-type="percentage" office:value="1.8058652862744998E-2" table:style-name="ce9">
            <text:p>1.81%</text:p>
          </table:table-cell>
          <table:table-cell office:value-type="string" table:style-name="ce12">
            <text:p>-0.210465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4" table:style-name="ce3">
            <text:p>244</text:p>
          </table:table-cell>
          <table:table-cell office:value-type="float" office:value="0.46837102772023598" table:style-name="ce4">
            <text:p>0.468371028</text:p>
          </table:table-cell>
          <table:table-cell office:value-type="float" office:value="0.189753651714127" table:style-name="ce4">
            <text:p>0.189753652</text:p>
          </table:table-cell>
          <table:table-cell office:value-type="float" office:value="0.34187532056563702" table:style-name="ce4">
            <text:p>0.341875321</text:p>
          </table:table-cell>
          <table:table-cell office:value-type="percentage" office:value="2.6145392131059998E-3" table:style-name="ce9">
            <text:p>0.26%</text:p>
          </table:table-cell>
          <table:table-cell office:value-type="percentage" office:value="1.4140134968944999E-2" table:style-name="ce9">
            <text:p>1.41%</text:p>
          </table:table-cell>
          <table:table-cell office:value-type="string" table:style-name="ce12">
            <text:p>-0.522304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5" table:style-name="ce3">
            <text:p>245</text:p>
          </table:table-cell>
          <table:table-cell office:value-type="float" office:value="0.22275032686572199" table:style-name="ce4">
            <text:p>0.222750327</text:p>
          </table:table-cell>
          <table:table-cell office:value-type="float" office:value="0.18739601016211899" table:style-name="ce4">
            <text:p>0.18739601</text:p>
          </table:table-cell>
          <table:table-cell office:value-type="float" office:value="0.58985366297215802" table:style-name="ce4">
            <text:p>0.589853663</text:p>
          </table:table-cell>
          <table:table-cell office:value-type="percentage" office:value="4.6370012540509998E-3" table:style-name="ce9">
            <text:p>0.46%</text:p>
          </table:table-cell>
          <table:table-cell office:value-type="percentage" office:value="1.3361052539939E-2" table:style-name="ce9">
            <text:p>1.34%</text:p>
          </table:table-cell>
          <table:table-cell office:value-type="string" table:style-name="ce12">
            <text:p>-0.401390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6" table:style-name="ce3">
            <text:p>246</text:p>
          </table:table-cell>
          <table:table-cell office:value-type="float" office:value="0.21356017294197199" table:style-name="ce4">
            <text:p>0.213560173</text:p>
          </table:table-cell>
          <table:table-cell office:value-type="float" office:value="3.1738466084356001E-2" table:style-name="ce4">
            <text:p>0.031738466</text:p>
          </table:table-cell>
          <table:table-cell office:value-type="float" office:value="0.75470136097367202" table:style-name="ce4">
            <text:p>0.754701361</text:p>
          </table:table-cell>
          <table:table-cell office:value-type="percentage" office:value="5.9486763973390002E-3" table:style-name="ce9">
            <text:p>0.59%</text:p>
          </table:table-cell>
          <table:table-cell office:value-type="percentage" office:value="1.1552982554032001E-2" table:style-name="ce9">
            <text:p>1.16%</text:p>
          </table:table-cell>
          <table:table-cell office:value-type="string" table:style-name="ce12">
            <text:p>-0.350673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7" table:style-name="ce3">
            <text:p>247</text:p>
          </table:table-cell>
          <table:table-cell office:value-type="float" office:value="8.2683458902714002E-2" table:style-name="ce4">
            <text:p>0.082683459</text:p>
          </table:table-cell>
          <table:table-cell office:value-type="float" office:value="0.205556152027288" table:style-name="ce4">
            <text:p>0.205556152</text:p>
          </table:table-cell>
          <table:table-cell office:value-type="float" office:value="0.71176038906999695" table:style-name="ce4">
            <text:p>0.711760389</text:p>
          </table:table-cell>
          <table:table-cell office:value-type="percentage" office:value="6.347663566187E-3" table:style-name="ce9">
            <text:p>0.63%</text:p>
          </table:table-cell>
          <table:table-cell office:value-type="percentage" office:value="1.3139808701728E-2" table:style-name="ce9">
            <text:p>1.31%</text:p>
          </table:table-cell>
          <table:table-cell office:value-type="string" table:style-name="ce12">
            <text:p>-0.277959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8" table:style-name="ce3">
            <text:p>248</text:p>
          </table:table-cell>
          <table:table-cell office:value-type="float" office:value="0.14792276596357101" table:style-name="ce4">
            <text:p>0.147922766</text:p>
          </table:table-cell>
          <table:table-cell office:value-type="float" office:value="0.35160542647105703" table:style-name="ce4">
            <text:p>0.351605426</text:p>
          </table:table-cell>
          <table:table-cell office:value-type="float" office:value="0.50047180756537202" table:style-name="ce4">
            <text:p>0.500471808</text:p>
          </table:table-cell>
          <table:table-cell office:value-type="percentage" office:value="5.2242290489300002E-3" table:style-name="ce9">
            <text:p>0.52%</text:p>
          </table:table-cell>
          <table:table-cell office:value-type="percentage" office:value="1.50096389919E-2" table:style-name="ce9">
            <text:p>1.50%</text:p>
          </table:table-cell>
          <table:table-cell office:value-type="string" table:style-name="ce12">
            <text:p>-0.318180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49" table:style-name="ce3">
            <text:p>249</text:p>
          </table:table-cell>
          <table:table-cell office:value-type="float" office:value="0.32693000454585702" table:style-name="ce4">
            <text:p>0.326930005</text:p>
          </table:table-cell>
          <table:table-cell office:value-type="float" office:value="0.35481529043974602" table:style-name="ce4">
            <text:p>0.35481529</text:p>
          </table:table-cell>
          <table:table-cell office:value-type="float" office:value="0.31825470501439701" table:style-name="ce4">
            <text:p>0.318254705</text:p>
          </table:table-cell>
          <table:table-cell office:value-type="percentage" office:value="3.805250869223E-3" table:style-name="ce9">
            <text:p>0.38%</text:p>
          </table:table-cell>
          <table:table-cell office:value-type="percentage" office:value="1.559448727827E-2" table:style-name="ce9">
            <text:p>1.56%</text:p>
          </table:table-cell>
          <table:table-cell office:value-type="string" table:style-name="ce12">
            <text:p>-0.397239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0" table:style-name="ce3">
            <text:p>250</text:p>
          </table:table-cell>
          <table:table-cell office:value-type="float" office:value="0.476342191117819" table:style-name="ce4">
            <text:p>0.476342191</text:p>
          </table:table-cell>
          <table:table-cell office:value-type="float" office:value="0.15229426567955401" table:style-name="ce4">
            <text:p>0.152294266</text:p>
          </table:table-cell>
          <table:table-cell office:value-type="float" office:value="0.37136354320262599" table:style-name="ce4">
            <text:p>0.371363543</text:p>
          </table:table-cell>
          <table:table-cell office:value-type="percentage" office:value="2.5905657154270002E-3" table:style-name="ce9">
            <text:p>0.26%</text:p>
          </table:table-cell>
          <table:table-cell office:value-type="percentage" office:value="1.3736199374096999E-2" table:style-name="ce9">
            <text:p>1.37%</text:p>
          </table:table-cell>
          <table:table-cell office:value-type="string" table:style-name="ce12">
            <text:p>-0.5394093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1" table:style-name="ce3">
            <text:p>251</text:p>
          </table:table-cell>
          <table:table-cell office:value-type="float" office:value="0.107789513478337" table:style-name="ce4">
            <text:p>0.107789513</text:p>
          </table:table-cell>
          <table:table-cell office:value-type="float" office:value="0.52876400922155697" table:style-name="ce4">
            <text:p>0.528764009</text:p>
          </table:table-cell>
          <table:table-cell office:value-type="float" office:value="0.36344647730010599" table:style-name="ce4">
            <text:p>0.363446477</text:p>
          </table:table-cell>
          <table:table-cell office:value-type="percentage" office:value="6.485358996758E-3" table:style-name="ce9">
            <text:p>0.65%</text:p>
          </table:table-cell>
          <table:table-cell office:value-type="percentage" office:value="1.6912536428509001E-2" table:style-name="ce9">
            <text:p>1.69%</text:p>
          </table:table-cell>
          <table:table-cell office:value-type="string" table:style-name="ce12">
            <text:p>-0.207812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2" table:style-name="ce3">
            <text:p>252</text:p>
          </table:table-cell>
          <table:table-cell office:value-type="float" office:value="0.64651364712847703" table:style-name="ce4">
            <text:p>0.646513647</text:p>
          </table:table-cell>
          <table:table-cell office:value-type="float" office:value="0" table:style-name="ce4">
            <text:p>0</text:p>
          </table:table-cell>
          <table:table-cell office:value-type="float" office:value="0.35348635287152202" table:style-name="ce4">
            <text:p>0.353486353</text:p>
          </table:table-cell>
          <table:table-cell office:value-type="percentage" office:value="2.2286001224570001E-3" table:style-name="ce9">
            <text:p>0.22%</text:p>
          </table:table-cell>
          <table:table-cell office:value-type="percentage" office:value="1.2515817085183E-2" table:style-name="ce9">
            <text:p>1.25%</text:p>
          </table:table-cell>
          <table:table-cell office:value-type="string" table:style-name="ce12">
            <text:p>-0.62092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3" table:style-name="ce3">
            <text:p>253</text:p>
          </table:table-cell>
          <table:table-cell office:value-type="float" office:value="0.304695637797539" table:style-name="ce4">
            <text:p>0.304695638</text:p>
          </table:table-cell>
          <table:table-cell office:value-type="float" office:value="0.63538151989312597" table:style-name="ce4">
            <text:p>0.63538152</text:p>
          </table:table-cell>
          <table:table-cell office:value-type="float" office:value="5.9922842309334999E-2" table:style-name="ce4">
            <text:p>0.059922842</text:p>
          </table:table-cell>
          <table:table-cell office:value-type="percentage" office:value="6.9002832833060003E-3" table:style-name="ce9">
            <text:p>0.69%</text:p>
          </table:table-cell>
          <table:table-cell office:value-type="percentage" office:value="1.8734649613101999E-2" table:style-name="ce9">
            <text:p>1.87%</text:p>
          </table:table-cell>
          <table:table-cell office:value-type="string" table:style-name="ce12">
            <text:p>-0.165453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4" table:style-name="ce3">
            <text:p>254</text:p>
          </table:table-cell>
          <table:table-cell office:value-type="float" office:value="0.853569112659329" table:style-name="ce4">
            <text:p>0.853569113</text:p>
          </table:table-cell>
          <table:table-cell office:value-type="float" office:value="0.122748246713791" table:style-name="ce4">
            <text:p>0.122748247</text:p>
          </table:table-cell>
          <table:table-cell office:value-type="float" office:value="2.3682640626881E-2" table:style-name="ce4">
            <text:p>0.023682641</text:p>
          </table:table-cell>
          <table:table-cell office:value-type="percentage" office:value="2.103147438069E-3" table:style-name="ce9">
            <text:p>0.21%</text:p>
          </table:table-cell>
          <table:table-cell office:value-type="percentage" office:value="1.4553462254097999E-2" table:style-name="ce9">
            <text:p>1.46%</text:p>
          </table:table-cell>
          <table:table-cell office:value-type="string" table:style-name="ce12">
            <text:p>-0.542609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5" table:style-name="ce3">
            <text:p>255</text:p>
          </table:table-cell>
          <table:table-cell office:value-type="float" office:value="3.7932812988913003E-2" table:style-name="ce4">
            <text:p>0.037932813</text:p>
          </table:table-cell>
          <table:table-cell office:value-type="float" office:value="0.84439678842757104" table:style-name="ce4">
            <text:p>0.844396788</text:p>
          </table:table-cell>
          <table:table-cell office:value-type="float" office:value="0.11767039858351599" table:style-name="ce4">
            <text:p>0.117670399</text:p>
          </table:table-cell>
          <table:table-cell office:value-type="percentage" office:value="1.1566964382942E-2" table:style-name="ce9">
            <text:p>1.16%</text:p>
          </table:table-cell>
          <table:table-cell office:value-type="percentage" office:value="2.0307855391993999E-2" table:style-name="ce9">
            <text:p>2.03%</text:p>
          </table:table-cell>
          <table:table-cell office:value-type="string" table:style-name="ce11">
            <text:p>0.0771604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6" table:style-name="ce3">
            <text:p>256</text:p>
          </table:table-cell>
          <table:table-cell office:value-type="float" office:value="0.43355176256180999" table:style-name="ce4">
            <text:p>0.433551763</text:p>
          </table:table-cell>
          <table:table-cell office:value-type="float" office:value="0.15613436276069301" table:style-name="ce4">
            <text:p>0.156134363</text:p>
          </table:table-cell>
          <table:table-cell office:value-type="float" office:value="0.41031387467749703" table:style-name="ce4">
            <text:p>0.410313875</text:p>
          </table:table-cell>
          <table:table-cell office:value-type="percentage" office:value="2.845848340182E-3" table:style-name="ce9">
            <text:p>0.28%</text:p>
          </table:table-cell>
          <table:table-cell office:value-type="percentage" office:value="1.3649080557069E-2" table:style-name="ce9">
            <text:p>1.36%</text:p>
          </table:table-cell>
          <table:table-cell office:value-type="string" table:style-name="ce12">
            <text:p>-0.524148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7" table:style-name="ce3">
            <text:p>257</text:p>
          </table:table-cell>
          <table:table-cell office:value-type="float" office:value="0.14875393189765901" table:style-name="ce4">
            <text:p>0.148753932</text:p>
          </table:table-cell>
          <table:table-cell office:value-type="float" office:value="0.64665320639064705" table:style-name="ce4">
            <text:p>0.646653206</text:p>
          </table:table-cell>
          <table:table-cell office:value-type="float" office:value="0.204592861711694" table:style-name="ce4">
            <text:p>0.204592862</text:p>
          </table:table-cell>
          <table:table-cell office:value-type="percentage" office:value="7.5656868205310002E-3" table:style-name="ce9">
            <text:p>0.76%</text:p>
          </table:table-cell>
          <table:table-cell office:value-type="percentage" office:value="1.8386026122686999E-2" table:style-name="ce9">
            <text:p>1.84%</text:p>
          </table:table-cell>
          <table:table-cell office:value-type="string" table:style-name="ce12">
            <text:p>-0.1324001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8" table:style-name="ce3">
            <text:p>258</text:p>
          </table:table-cell>
          <table:table-cell office:value-type="float" office:value="0.72226676069731199" table:style-name="ce4">
            <text:p>0.722266761</text:p>
          </table:table-cell>
          <table:table-cell office:value-type="float" office:value="0.27773323930268701" table:style-name="ce4">
            <text:p>0.277733239</text:p>
          </table:table-cell>
          <table:table-cell office:value-type="float" office:value="0" table:style-name="ce4">
            <text:p>0</text:p>
          </table:table-cell>
          <table:table-cell office:value-type="percentage" office:value="2.6955339623039999E-3" table:style-name="ce9">
            <text:p>0.27%</text:p>
          </table:table-cell>
          <table:table-cell office:value-type="percentage" office:value="1.5923635068569E-2" table:style-name="ce9">
            <text:p>1.59%</text:p>
          </table:table-cell>
          <table:table-cell office:value-type="string" table:style-name="ce12">
            <text:p>-0.45871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59" table:style-name="ce3">
            <text:p>259</text:p>
          </table:table-cell>
          <table:table-cell office:value-type="float" office:value="8.6936319731308997E-2" table:style-name="ce4">
            <text:p>0.08693632</text:p>
          </table:table-cell>
          <table:table-cell office:value-type="float" office:value="0.913063680268691" table:style-name="ce4">
            <text:p>0.91306368</text:p>
          </table:table-cell>
          <table:table-cell office:value-type="float" office:value="0" table:style-name="ce4">
            <text:p>0</text:p>
          </table:table-cell>
          <table:table-cell office:value-type="percentage" office:value="1.2989497031174999E-2" table:style-name="ce9">
            <text:p>1.30%</text:p>
          </table:table-cell>
          <table:table-cell office:value-type="percentage" office:value="2.1243109675317999E-2" table:style-name="ce9">
            <text:p>2.12%</text:p>
          </table:table-cell>
          <table:table-cell office:value-type="string" table:style-name="ce11">
            <text:p>0.1407278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0" table:style-name="ce3">
            <text:p>260</text:p>
          </table:table-cell>
          <table:table-cell office:value-type="float" office:value="2.6002428156246999E-2" table:style-name="ce4">
            <text:p>0.026002428</text:p>
          </table:table-cell>
          <table:table-cell office:value-type="float" office:value="0.170417322320595" table:style-name="ce4">
            <text:p>0.170417322</text:p>
          </table:table-cell>
          <table:table-cell office:value-type="float" office:value="0.80358024952315898" table:style-name="ce4">
            <text:p>0.80358025</text:p>
          </table:table-cell>
          <table:table-cell office:value-type="percentage" office:value="7.4767065896230002E-3" table:style-name="ce9">
            <text:p>0.75%</text:p>
          </table:table-cell>
          <table:table-cell office:value-type="percentage" office:value="1.2564434878437E-2" table:style-name="ce9">
            <text:p>1.26%</text:p>
          </table:table-cell>
          <table:table-cell office:value-type="string" table:style-name="ce12">
            <text:p>-0.200828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1" table:style-name="ce3">
            <text:p>261</text:p>
          </table:table-cell>
          <table:table-cell office:value-type="float" office:value="0.119870638937562" table:style-name="ce4">
            <text:p>0.119870639</text:p>
          </table:table-cell>
          <table:table-cell office:value-type="float" office:value="0.25670435181684598" table:style-name="ce4">
            <text:p>0.256704352</text:p>
          </table:table-cell>
          <table:table-cell office:value-type="float" office:value="0.62342500924559197" table:style-name="ce4">
            <text:p>0.623425009</text:p>
          </table:table-cell>
          <table:table-cell office:value-type="percentage" office:value="5.6151364286830003E-3" table:style-name="ce9">
            <text:p>0.56%</text:p>
          </table:table-cell>
          <table:table-cell office:value-type="percentage" office:value="1.3838555332138E-2" table:style-name="ce9">
            <text:p>1.38%</text:p>
          </table:table-cell>
          <table:table-cell office:value-type="string" table:style-name="ce12">
            <text:p>-0.316858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2" table:style-name="ce3">
            <text:p>262</text:p>
          </table:table-cell>
          <table:table-cell office:value-type="float" office:value="0.204083359010198" table:style-name="ce4">
            <text:p>0.204083359</text:p>
          </table:table-cell>
          <table:table-cell office:value-type="float" office:value="0.638568421972454" table:style-name="ce4">
            <text:p>0.638568422</text:p>
          </table:table-cell>
          <table:table-cell office:value-type="float" office:value="0.157348219017348" table:style-name="ce4">
            <text:p>0.157348219</text:p>
          </table:table-cell>
          <table:table-cell office:value-type="percentage" office:value="7.2053094438699998E-3" table:style-name="ce9">
            <text:p>0.72%</text:p>
          </table:table-cell>
          <table:table-cell office:value-type="percentage" office:value="1.8463003432565999E-2" table:style-name="ce9">
            <text:p>1.85%</text:p>
          </table:table-cell>
          <table:table-cell office:value-type="string" table:style-name="ce12">
            <text:p>-0.151367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3" table:style-name="ce3">
            <text:p>263</text:p>
          </table:table-cell>
          <table:table-cell office:value-type="float" office:value="0.142298284944395" table:style-name="ce4">
            <text:p>0.142298285</text:p>
          </table:table-cell>
          <table:table-cell office:value-type="float" office:value="0.857701715055605" table:style-name="ce4">
            <text:p>0.857701715</text:p>
          </table:table-cell>
          <table:table-cell office:value-type="float" office:value="0" table:style-name="ce4">
            <text:p>0</text:p>
          </table:table-cell>
          <table:table-cell office:value-type="percentage" office:value="1.1567508097804E-2" table:style-name="ce9">
            <text:p>1.16%</text:p>
          </table:table-cell>
          <table:table-cell office:value-type="percentage" office:value="2.0779576765289E-2" table:style-name="ce9">
            <text:p>2.08%</text:p>
          </table:table-cell>
          <table:table-cell office:value-type="string" table:style-name="ce11">
            <text:p>0.07543503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4" table:style-name="ce3">
            <text:p>264</text:p>
          </table:table-cell>
          <table:table-cell office:value-type="float" office:value="9.307657706743E-2" table:style-name="ce4">
            <text:p>0.093076577</text:p>
          </table:table-cell>
          <table:table-cell office:value-type="float" office:value="0.54614240857341201" table:style-name="ce4">
            <text:p>0.546142409</text:p>
          </table:table-cell>
          <table:table-cell office:value-type="float" office:value="0.36078101435915699" table:style-name="ce4">
            <text:p>0.360781014</text:p>
          </table:table-cell>
          <table:table-cell office:value-type="percentage" office:value="6.75725105723E-3" table:style-name="ce9">
            <text:p>0.68%</text:p>
          </table:table-cell>
          <table:table-cell office:value-type="percentage" office:value="1.7066203740177002E-2" table:style-name="ce9">
            <text:p>1.71%</text:p>
          </table:table-cell>
          <table:table-cell office:value-type="string" table:style-name="ce12">
            <text:p>-0.1900099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5" table:style-name="ce3">
            <text:p>265</text:p>
          </table:table-cell>
          <table:table-cell office:value-type="float" office:value="0.34243862190452101" table:style-name="ce4">
            <text:p>0.342438622</text:p>
          </table:table-cell>
          <table:table-cell office:value-type="float" office:value="0.16049327800819499" table:style-name="ce4">
            <text:p>0.160493278</text:p>
          </table:table-cell>
          <table:table-cell office:value-type="float" office:value="0.49706810008728303" table:style-name="ce4">
            <text:p>0.4970681</text:p>
          </table:table-cell>
          <table:table-cell office:value-type="percentage" office:value="3.5359703344830001E-3" table:style-name="ce9">
            <text:p>0.35%</text:p>
          </table:table-cell>
          <table:table-cell office:value-type="percentage" office:value="1.3419923846227999E-2" table:style-name="ce9">
            <text:p>1.34%</text:p>
          </table:table-cell>
          <table:table-cell office:value-type="string" table:style-name="ce12">
            <text:p>-0.481674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6" table:style-name="ce3">
            <text:p>266</text:p>
          </table:table-cell>
          <table:table-cell office:value-type="float" office:value="0.78055442746300696" table:style-name="ce4">
            <text:p>0.780554427</text:p>
          </table:table-cell>
          <table:table-cell office:value-type="float" office:value="0.12833350430485699" table:style-name="ce4">
            <text:p>0.128333504</text:p>
          </table:table-cell>
          <table:table-cell office:value-type="float" office:value="9.1112068232136995E-2" table:style-name="ce4">
            <text:p>0.091112068</text:p>
          </table:table-cell>
          <table:table-cell office:value-type="percentage" office:value="1.948793937258E-3" table:style-name="ce9">
            <text:p>0.19%</text:p>
          </table:table-cell>
          <table:table-cell office:value-type="percentage" office:value="1.4393748507303E-2" table:style-name="ce9">
            <text:p>1.44%</text:p>
          </table:table-cell>
          <table:table-cell office:value-type="string" table:style-name="ce12">
            <text:p>-0.5593543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7" table:style-name="ce3">
            <text:p>267</text:p>
          </table:table-cell>
          <table:table-cell office:value-type="float" office:value="0.56897846229309701" table:style-name="ce4">
            <text:p>0.568978462</text:p>
          </table:table-cell>
          <table:table-cell office:value-type="float" office:value="0.42493941401024798" table:style-name="ce4">
            <text:p>0.424939414</text:p>
          </table:table-cell>
          <table:table-cell office:value-type="float" office:value="6.0821236966550002E-3" table:style-name="ce4">
            <text:p>0.006082124</text:p>
          </table:table-cell>
          <table:table-cell office:value-type="percentage" office:value="3.8960049733050002E-3" table:style-name="ce9">
            <text:p>0.39%</text:p>
          </table:table-cell>
          <table:table-cell office:value-type="percentage" office:value="1.7137534002607001E-2" table:style-name="ce9">
            <text:p>1.71%</text:p>
          </table:table-cell>
          <table:table-cell office:value-type="string" table:style-name="ce12">
            <text:p>-0.356176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8" table:style-name="ce3">
            <text:p>268</text:p>
          </table:table-cell>
          <table:table-cell office:value-type="float" office:value="0.55919821074283704" table:style-name="ce4">
            <text:p>0.559198211</text:p>
          </table:table-cell>
          <table:table-cell office:value-type="float" office:value="0.30024880347482602" table:style-name="ce4">
            <text:p>0.300248803</text:p>
          </table:table-cell>
          <table:table-cell office:value-type="float" office:value="0.14055298578233599" table:style-name="ce4">
            <text:p>0.140552986</text:p>
          </table:table-cell>
          <table:table-cell office:value-type="percentage" office:value="2.7187089501180001E-3" table:style-name="ce9">
            <text:p>0.27%</text:p>
          </table:table-cell>
          <table:table-cell office:value-type="percentage" office:value="1.5681760862064999E-2" table:style-name="ce9">
            <text:p>1.57%</text:p>
          </table:table-cell>
          <table:table-cell office:value-type="string" table:style-name="ce12">
            <text:p>-0.464315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69" table:style-name="ce3">
            <text:p>269</text:p>
          </table:table-cell>
          <table:table-cell office:value-type="float" office:value="0.57434097641265602" table:style-name="ce4">
            <text:p>0.574340976</text:p>
          </table:table-cell>
          <table:table-cell office:value-type="float" office:value="0.18826954591511599" table:style-name="ce4">
            <text:p>0.188269546</text:p>
          </table:table-cell>
          <table:table-cell office:value-type="float" office:value="0.23738947767222801" table:style-name="ce4">
            <text:p>0.237389478</text:p>
          </table:table-cell>
          <table:table-cell office:value-type="percentage" office:value="2.2063820886850001E-3" table:style-name="ce9">
            <text:p>0.22%</text:p>
          </table:table-cell>
          <table:table-cell office:value-type="percentage" office:value="1.4447658348428E-2" table:style-name="ce9">
            <text:p>1.44%</text:p>
          </table:table-cell>
          <table:table-cell office:value-type="string" table:style-name="ce12">
            <text:p>-0.539438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0" table:style-name="ce3">
            <text:p>270</text:p>
          </table:table-cell>
          <table:table-cell office:value-type="float" office:value="0.37789599851774303" table:style-name="ce4">
            <text:p>0.377895999</text:p>
          </table:table-cell>
          <table:table-cell office:value-type="float" office:value="0.17271215050324101" table:style-name="ce4">
            <text:p>0.172712151</text:p>
          </table:table-cell>
          <table:table-cell office:value-type="float" office:value="0.44939185097901602" table:style-name="ce4">
            <text:p>0.449391851</text:p>
          </table:table-cell>
          <table:table-cell office:value-type="percentage" office:value="3.2109561168249998E-3" table:style-name="ce9">
            <text:p>0.32%</text:p>
          </table:table-cell>
          <table:table-cell office:value-type="percentage" office:value="1.3668220607918001E-2" table:style-name="ce9">
            <text:p>1.37%</text:p>
          </table:table-cell>
          <table:table-cell office:value-type="string" table:style-name="ce12">
            <text:p>-0.496702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1" table:style-name="ce3">
            <text:p>271</text:p>
          </table:table-cell>
          <table:table-cell office:value-type="float" office:value="0.27034931620672198" table:style-name="ce4">
            <text:p>0.270349316</text:p>
          </table:table-cell>
          <table:table-cell office:value-type="float" office:value="0.52035746455396603" table:style-name="ce4">
            <text:p>0.520357465</text:p>
          </table:table-cell>
          <table:table-cell office:value-type="float" office:value="0.20929321923931199" table:style-name="ce4">
            <text:p>0.209293219</text:p>
          </table:table-cell>
          <table:table-cell office:value-type="percentage" office:value="5.4035976234200001E-3" table:style-name="ce9">
            <text:p>0.54%</text:p>
          </table:table-cell>
          <table:table-cell office:value-type="percentage" office:value="1.731418801726E-2" table:style-name="ce9">
            <text:p>1.73%</text:p>
          </table:table-cell>
          <table:table-cell office:value-type="string" table:style-name="ce12">
            <text:p>-0.265470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2" table:style-name="ce3">
            <text:p>272</text:p>
          </table:table-cell>
          <table:table-cell office:value-type="float" office:value="0.63362547741187503" table:style-name="ce4">
            <text:p>0.633625477</text:p>
          </table:table-cell>
          <table:table-cell office:value-type="float" office:value="1.8593252956307999E-2" table:style-name="ce4">
            <text:p>0.018593253</text:p>
          </table:table-cell>
          <table:table-cell office:value-type="float" office:value="0.34778126963181699" table:style-name="ce4">
            <text:p>0.34778127</text:p>
          </table:table-cell>
          <table:table-cell office:value-type="percentage" office:value="2.1967953478870001E-3" table:style-name="ce9">
            <text:p>0.22%</text:p>
          </table:table-cell>
          <table:table-cell office:value-type="percentage" office:value="1.2688963803548E-2" table:style-name="ce9">
            <text:p>1.27%</text:p>
          </table:table-cell>
          <table:table-cell office:value-type="string" table:style-name="ce12">
            <text:p>-0.6149599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3" table:style-name="ce3">
            <text:p>273</text:p>
          </table:table-cell>
          <table:table-cell office:value-type="float" office:value="0.64009555004088903" table:style-name="ce4">
            <text:p>0.64009555</text:p>
          </table:table-cell>
          <table:table-cell office:value-type="float" office:value="0.25920891063738899" table:style-name="ce4">
            <text:p>0.259208911</text:p>
          </table:table-cell>
          <table:table-cell office:value-type="float" office:value="0.100695539321722" table:style-name="ce4">
            <text:p>0.100695539</text:p>
          </table:table-cell>
          <table:table-cell office:value-type="percentage" office:value="2.4309153820949998E-3" table:style-name="ce9">
            <text:p>0.24%</text:p>
          </table:table-cell>
          <table:table-cell office:value-type="percentage" office:value="1.5460192112543E-2" table:style-name="ce9">
            <text:p>1.55%</text:p>
          </table:table-cell>
          <table:table-cell office:value-type="string" table:style-name="ce12">
            <text:p>-0.489585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4" table:style-name="ce3">
            <text:p>274</text:p>
          </table:table-cell>
          <table:table-cell office:value-type="float" office:value="0.18135747524225901" table:style-name="ce4">
            <text:p>0.181357475</text:p>
          </table:table-cell>
          <table:table-cell office:value-type="float" office:value="0.13826732328628899" table:style-name="ce4">
            <text:p>0.138267323</text:p>
          </table:table-cell>
          <table:table-cell office:value-type="float" office:value="0.68037520147145103" table:style-name="ce4">
            <text:p>0.680375201</text:p>
          </table:table-cell>
          <table:table-cell office:value-type="percentage" office:value="5.4212891296510001E-3" table:style-name="ce9">
            <text:p>0.54%</text:p>
          </table:table-cell>
          <table:table-cell office:value-type="percentage" office:value="1.2672520516676999E-2" table:style-name="ce9">
            <text:p>1.27%</text:p>
          </table:table-cell>
          <table:table-cell office:value-type="string" table:style-name="ce12">
            <text:p>-0.3613101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5" table:style-name="ce3">
            <text:p>275</text:p>
          </table:table-cell>
          <table:table-cell office:value-type="float" office:value="0.11462089707978899" table:style-name="ce4">
            <text:p>0.114620897</text:p>
          </table:table-cell>
          <table:table-cell office:value-type="float" office:value="0.226360361945459" table:style-name="ce4">
            <text:p>0.226360362</text:p>
          </table:table-cell>
          <table:table-cell office:value-type="float" office:value="0.65901874097475199" table:style-name="ce4">
            <text:p>0.659018741</text:p>
          </table:table-cell>
          <table:table-cell office:value-type="percentage" office:value="5.796851261283E-3" table:style-name="ce9">
            <text:p>0.58%</text:p>
          </table:table-cell>
          <table:table-cell office:value-type="percentage" office:value="1.3475499425691E-2" table:style-name="ce9">
            <text:p>1.35%</text:p>
          </table:table-cell>
          <table:table-cell office:value-type="string" table:style-name="ce12">
            <text:p>-0.311910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6" table:style-name="ce3">
            <text:p>276</text:p>
          </table:table-cell>
          <table:table-cell office:value-type="float" office:value="0.17207493956261899" table:style-name="ce4">
            <text:p>0.17207494</text:p>
          </table:table-cell>
          <table:table-cell office:value-type="float" office:value="0.82269621456242303" table:style-name="ce4">
            <text:p>0.822696215</text:p>
          </table:table-cell>
          <table:table-cell office:value-type="float" office:value="5.2288458749580003E-3" table:style-name="ce4">
            <text:p>0.005228846</text:p>
          </table:table-cell>
          <table:table-cell office:value-type="percentage" office:value="1.0726481428485E-2" table:style-name="ce9">
            <text:p>1.07%</text:p>
          </table:table-cell>
          <table:table-cell office:value-type="percentage" office:value="2.0470472401947E-2" table:style-name="ce9">
            <text:p>2.05%</text:p>
          </table:table-cell>
          <table:table-cell office:value-type="string" table:style-name="ce11">
            <text:p>0.0354892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7" table:style-name="ce3">
            <text:p>277</text:p>
          </table:table-cell>
          <table:table-cell office:value-type="float" office:value="0.14362231749145399" table:style-name="ce4">
            <text:p>0.143622317</text:p>
          </table:table-cell>
          <table:table-cell office:value-type="float" office:value="0.330819713941712" table:style-name="ce4">
            <text:p>0.330819714</text:p>
          </table:table-cell>
          <table:table-cell office:value-type="float" office:value="0.52555796856683401" table:style-name="ce4">
            <text:p>0.525557969</text:p>
          </table:table-cell>
          <table:table-cell office:value-type="percentage" office:value="5.246952012956E-3" table:style-name="ce9">
            <text:p>0.52%</text:p>
          </table:table-cell>
          <table:table-cell office:value-type="percentage" office:value="1.4758787897066E-2" table:style-name="ce9">
            <text:p>1.48%</text:p>
          </table:table-cell>
          <table:table-cell office:value-type="string" table:style-name="ce12">
            <text:p>-0.322048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8" table:style-name="ce3">
            <text:p>278</text:p>
          </table:table-cell>
          <table:table-cell office:value-type="float" office:value="0.44393042167890601" table:style-name="ce4">
            <text:p>0.443930422</text:p>
          </table:table-cell>
          <table:table-cell office:value-type="float" office:value="0.46343518664726102" table:style-name="ce4">
            <text:p>0.463435187</text:p>
          </table:table-cell>
          <table:table-cell office:value-type="float" office:value="9.2634391673833E-2" table:style-name="ce4">
            <text:p>0.092634392</text:p>
          </table:table-cell>
          <table:table-cell office:value-type="percentage" office:value="4.3153582349899997E-3" table:style-name="ce9">
            <text:p>0.43%</text:p>
          </table:table-cell>
          <table:table-cell office:value-type="percentage" office:value="1.7194815711160001E-2" table:style-name="ce9">
            <text:p>1.72%</text:p>
          </table:table-cell>
          <table:table-cell office:value-type="string" table:style-name="ce12">
            <text:p>-0.330602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79" table:style-name="ce3">
            <text:p>279</text:p>
          </table:table-cell>
          <table:table-cell office:value-type="float" office:value="0.64019286617461502" table:style-name="ce4">
            <text:p>0.640192866</text:p>
          </table:table-cell>
          <table:table-cell office:value-type="float" office:value="0.14901098453741499" table:style-name="ce4">
            <text:p>0.149010985</text:p>
          </table:table-cell>
          <table:table-cell office:value-type="float" office:value="0.210796149287969" table:style-name="ce4">
            <text:p>0.210796149</text:p>
          </table:table-cell>
          <table:table-cell office:value-type="percentage" office:value="2.0005955316640001E-3" table:style-name="ce9">
            <text:p>0.20%</text:p>
          </table:table-cell>
          <table:table-cell office:value-type="percentage" office:value="1.4200387792828E-2" table:style-name="ce9">
            <text:p>1.42%</text:p>
          </table:table-cell>
          <table:table-cell office:value-type="string" table:style-name="ce12">
            <text:p>-0.563322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0" table:style-name="ce3">
            <text:p>280</text:p>
          </table:table-cell>
          <table:table-cell office:value-type="float" office:value="0.125136221392743" table:style-name="ce4">
            <text:p>0.125136221</text:p>
          </table:table-cell>
          <table:table-cell office:value-type="float" office:value="0.65914440346011405" table:style-name="ce4">
            <text:p>0.659144403</text:p>
          </table:table-cell>
          <table:table-cell office:value-type="float" office:value="0.21571937514714301" table:style-name="ce4">
            <text:p>0.215719375</text:p>
          </table:table-cell>
          <table:table-cell office:value-type="percentage" office:value="7.8678100224030007E-3" table:style-name="ce9">
            <text:p>0.79%</text:p>
          </table:table-cell>
          <table:table-cell office:value-type="percentage" office:value="1.8456541168186999E-2" table:style-name="ce9">
            <text:p>1.85%</text:p>
          </table:table-cell>
          <table:table-cell office:value-type="string" table:style-name="ce12">
            <text:p>-0.11552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1" table:style-name="ce3">
            <text:p>281</text:p>
          </table:table-cell>
          <table:table-cell office:value-type="float" office:value="4.1857731616650002E-3" table:style-name="ce4">
            <text:p>0.004185773</text:p>
          </table:table-cell>
          <table:table-cell office:value-type="float" office:value="0.46056222254345502" table:style-name="ce4">
            <text:p>0.460562223</text:p>
          </table:table-cell>
          <table:table-cell office:value-type="float" office:value="0.53525200429487896" table:style-name="ce4">
            <text:p>0.535252004</text:p>
          </table:table-cell>
          <table:table-cell office:value-type="percentage" office:value="7.1023603299469997E-3" table:style-name="ce9">
            <text:p>0.71%</text:p>
          </table:table-cell>
          <table:table-cell office:value-type="percentage" office:value="1.5815407448515E-2" table:style-name="ce9">
            <text:p>1.58%</text:p>
          </table:table-cell>
          <table:table-cell office:value-type="string" table:style-name="ce12">
            <text:p>-0.183216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2" table:style-name="ce3">
            <text:p>282</text:p>
          </table:table-cell>
          <table:table-cell office:value-type="float" office:value="0.134511833648991" table:style-name="ce4">
            <text:p>0.134511834</text:p>
          </table:table-cell>
          <table:table-cell office:value-type="float" office:value="0" table:style-name="ce4">
            <text:p>0</text:p>
          </table:table-cell>
          <table:table-cell office:value-type="float" office:value="0.865488166351009" table:style-name="ce4">
            <text:p>0.865488166</text:p>
          </table:table-cell>
          <table:table-cell office:value-type="percentage" office:value="7.574396635926E-3" table:style-name="ce9">
            <text:p>0.76%</text:p>
          </table:table-cell>
          <table:table-cell office:value-type="percentage" office:value="1.0947999896755E-2" table:style-name="ce9">
            <text:p>1.09%</text:p>
          </table:table-cell>
          <table:table-cell office:value-type="string" table:style-name="ce12">
            <text:p>-0.221556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3" table:style-name="ce3">
            <text:p>283</text:p>
          </table:table-cell>
          <table:table-cell office:value-type="float" office:value="0.20590547079614499" table:style-name="ce4">
            <text:p>0.205905471</text:p>
          </table:table-cell>
          <table:table-cell office:value-type="float" office:value="1.3753262176928001E-2" table:style-name="ce4">
            <text:p>0.013753262</text:p>
          </table:table-cell>
          <table:table-cell office:value-type="float" office:value="0.78034126702692697" table:style-name="ce4">
            <text:p>0.780341267</text:p>
          </table:table-cell>
          <table:table-cell office:value-type="percentage" office:value="6.2681997780720004E-3" table:style-name="ce9">
            <text:p>0.63%</text:p>
          </table:table-cell>
          <table:table-cell office:value-type="percentage" office:value="1.1323883828649E-2" table:style-name="ce9">
            <text:p>1.13%</text:p>
          </table:table-cell>
          <table:table-cell office:value-type="string" table:style-name="ce12">
            <text:p>-0.3295512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4" table:style-name="ce3">
            <text:p>284</text:p>
          </table:table-cell>
          <table:table-cell office:value-type="float" office:value="0.149122292888345" table:style-name="ce4">
            <text:p>0.149122293</text:p>
          </table:table-cell>
          <table:table-cell office:value-type="float" office:value="0.12833682116491099" table:style-name="ce4">
            <text:p>0.128336821</text:p>
          </table:table-cell>
          <table:table-cell office:value-type="float" office:value="0.72254088594674404" table:style-name="ce4">
            <text:p>0.722540886</text:p>
          </table:table-cell>
          <table:table-cell office:value-type="percentage" office:value="5.9375399682759997E-3" table:style-name="ce9">
            <text:p>0.59%</text:p>
          </table:table-cell>
          <table:table-cell office:value-type="percentage" office:value="1.2460257826874E-2" table:style-name="ce9">
            <text:p>1.25%</text:p>
          </table:table-cell>
          <table:table-cell office:value-type="string" table:style-name="ce12">
            <text:p>-0.326033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5" table:style-name="ce3">
            <text:p>285</text:p>
          </table:table-cell>
          <table:table-cell office:value-type="float" office:value="0.40049415377761599" table:style-name="ce4">
            <text:p>0.400494154</text:p>
          </table:table-cell>
          <table:table-cell office:value-type="float" office:value="0.19024352406685599" table:style-name="ce4">
            <text:p>0.190243524</text:p>
          </table:table-cell>
          <table:table-cell office:value-type="float" office:value="0.40926232215552799" table:style-name="ce4">
            <text:p>0.409262322</text:p>
          </table:table-cell>
          <table:table-cell office:value-type="percentage" office:value="3.0202479541060001E-3" table:style-name="ce9">
            <text:p>0.30%</text:p>
          </table:table-cell>
          <table:table-cell office:value-type="percentage" office:value="1.3937888655967999E-2" table:style-name="ce9">
            <text:p>1.39%</text:p>
          </table:table-cell>
          <table:table-cell office:value-type="string" table:style-name="ce12">
            <text:p>-0.50077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6" table:style-name="ce3">
            <text:p>286</text:p>
          </table:table-cell>
          <table:table-cell office:value-type="float" office:value="8.1065111996764E-2" table:style-name="ce4">
            <text:p>0.081065112</text:p>
          </table:table-cell>
          <table:table-cell office:value-type="float" office:value="0" table:style-name="ce4">
            <text:p>0</text:p>
          </table:table-cell>
          <table:table-cell office:value-type="float" office:value="0.91893488800323597" table:style-name="ce4">
            <text:p>0.918934888</text:p>
          </table:table-cell>
          <table:table-cell office:value-type="percentage" office:value="8.5081996729200002E-3" table:style-name="ce9">
            <text:p>0.85%</text:p>
          </table:table-cell>
          <table:table-cell office:value-type="percentage" office:value="1.0784338974731999E-2" table:style-name="ce9">
            <text:p>1.08%</text:p>
          </table:table-cell>
          <table:table-cell office:value-type="string" table:style-name="ce12">
            <text:p>-0.138330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7" table:style-name="ce3">
            <text:p>287</text:p>
          </table:table-cell>
          <table:table-cell office:value-type="float" office:value="0" table:style-name="ce4">
            <text:p>0</text:p>
          </table:table-cell>
          <table:table-cell office:value-type="float" office:value="2.6069894661622E-2" table:style-name="ce4">
            <text:p>0.026069895</text:p>
          </table:table-cell>
          <table:table-cell office:value-type="float" office:value="0.97393010533837798" table:style-name="ce4">
            <text:p>0.973930105</text:p>
          </table:table-cell>
          <table:table-cell office:value-type="percentage" office:value="9.6503067610380008E-3" table:style-name="ce9">
            <text:p>0.97%</text:p>
          </table:table-cell>
          <table:table-cell office:value-type="percentage" office:value="1.0834213543234E-2" table:style-name="ce9">
            <text:p>1.08%</text:p>
          </table:table-cell>
          <table:table-cell office:value-type="string" table:style-name="ce12">
            <text:p>-0.032276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8" table:style-name="ce3">
            <text:p>288</text:p>
          </table:table-cell>
          <table:table-cell office:value-type="float" office:value="0.25150390080371299" table:style-name="ce4">
            <text:p>0.251503901</text:p>
          </table:table-cell>
          <table:table-cell office:value-type="float" office:value="0.35701127371386898" table:style-name="ce4">
            <text:p>0.357011274</text:p>
          </table:table-cell>
          <table:table-cell office:value-type="float" office:value="0.39148482548241798" table:style-name="ce4">
            <text:p>0.391484825</text:p>
          </table:table-cell>
          <table:table-cell office:value-type="percentage" office:value="4.3160878221940001E-3" table:style-name="ce9">
            <text:p>0.43%</text:p>
          </table:table-cell>
          <table:table-cell office:value-type="percentage" office:value="1.5388633434932001E-2" table:style-name="ce9">
            <text:p>1.54%</text:p>
          </table:table-cell>
          <table:table-cell office:value-type="string" table:style-name="ce12">
            <text:p>-0.369357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89" table:style-name="ce3">
            <text:p>289</text:p>
          </table:table-cell>
          <table:table-cell office:value-type="float" office:value="6.1709226686882002E-2" table:style-name="ce4">
            <text:p>0.061709227</text:p>
          </table:table-cell>
          <table:table-cell office:value-type="float" office:value="0.550479141710011" table:style-name="ce4">
            <text:p>0.550479142</text:p>
          </table:table-cell>
          <table:table-cell office:value-type="float" office:value="0.387811631603107" table:style-name="ce4">
            <text:p>0.387811632</text:p>
          </table:table-cell>
          <table:table-cell office:value-type="percentage" office:value="7.0623101236169999E-3" table:style-name="ce9">
            <text:p>0.71%</text:p>
          </table:table-cell>
          <table:table-cell office:value-type="percentage" office:value="1.7019742881365998E-2" table:style-name="ce9">
            <text:p>1.70%</text:p>
          </table:table-cell>
          <table:table-cell office:value-type="string" table:style-name="ce12">
            <text:p>-0.172604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0" table:style-name="ce3">
            <text:p>290</text:p>
          </table:table-cell>
          <table:table-cell office:value-type="float" office:value="0.73804179089239497" table:style-name="ce4">
            <text:p>0.738041791</text:p>
          </table:table-cell>
          <table:table-cell office:value-type="float" office:value="8.5077013364069004E-2" table:style-name="ce4">
            <text:p>0.085077013</text:p>
          </table:table-cell>
          <table:table-cell office:value-type="float" office:value="0.176881195743536" table:style-name="ce4">
            <text:p>0.176881196</text:p>
          </table:table-cell>
          <table:table-cell office:value-type="percentage" office:value="1.84449519196E-3" table:style-name="ce9">
            <text:p>0.18%</text:p>
          </table:table-cell>
          <table:table-cell office:value-type="percentage" office:value="1.3768935530541E-2" table:style-name="ce9">
            <text:p>1.38%</text:p>
          </table:table-cell>
          <table:table-cell office:value-type="string" table:style-name="ce12">
            <text:p>-0.592311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1" table:style-name="ce3">
            <text:p>291</text:p>
          </table:table-cell>
          <table:table-cell office:value-type="float" office:value="0.67624048104398404" table:style-name="ce4">
            <text:p>0.676240481</text:p>
          </table:table-cell>
          <table:table-cell office:value-type="float" office:value="0.12717576969646399" table:style-name="ce4">
            <text:p>0.12717577</text:p>
          </table:table-cell>
          <table:table-cell office:value-type="float" office:value="0.19658374925955199" table:style-name="ce4">
            <text:p>0.196583749</text:p>
          </table:table-cell>
          <table:table-cell office:value-type="percentage" office:value="1.9226302484070001E-3" table:style-name="ce9">
            <text:p>0.19%</text:p>
          </table:table-cell>
          <table:table-cell office:value-type="percentage" office:value="1.406108684348E-2" table:style-name="ce9">
            <text:p>1.41%</text:p>
          </table:table-cell>
          <table:table-cell office:value-type="string" table:style-name="ce12">
            <text:p>-0.574448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2" table:style-name="ce3">
            <text:p>292</text:p>
          </table:table-cell>
          <table:table-cell office:value-type="float" office:value="0.111559630878449" table:style-name="ce4">
            <text:p>0.111559631</text:p>
          </table:table-cell>
          <table:table-cell office:value-type="float" office:value="6.9101842578353001E-2" table:style-name="ce4">
            <text:p>0.069101843</text:p>
          </table:table-cell>
          <table:table-cell office:value-type="float" office:value="0.81933852654319805" table:style-name="ce4">
            <text:p>0.819338527</text:p>
          </table:table-cell>
          <table:table-cell office:value-type="percentage" office:value="7.0815051693890003E-3" table:style-name="ce9">
            <text:p>0.71%</text:p>
          </table:table-cell>
          <table:table-cell office:value-type="percentage" office:value="1.1667889910564E-2" table:style-name="ce9">
            <text:p>1.17%</text:p>
          </table:table-cell>
          <table:table-cell office:value-type="string" table:style-name="ce12">
            <text:p>-0.250130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3" table:style-name="ce3">
            <text:p>293</text:p>
          </table:table-cell>
          <table:table-cell office:value-type="float" office:value="0.47126847867814903" table:style-name="ce4">
            <text:p>0.471268479</text:p>
          </table:table-cell>
          <table:table-cell office:value-type="float" office:value="4.0944928607647001E-2" table:style-name="ce4">
            <text:p>0.040944929</text:p>
          </table:table-cell>
          <table:table-cell office:value-type="float" office:value="0.48778659271420399" table:style-name="ce4">
            <text:p>0.487786593</text:p>
          </table:table-cell>
          <table:table-cell office:value-type="percentage" office:value="3.0362455331259999E-3" table:style-name="ce9">
            <text:p>0.30%</text:p>
          </table:table-cell>
          <table:table-cell office:value-type="percentage" office:value="1.2447394411957E-2" table:style-name="ce9">
            <text:p>1.24%</text:p>
          </table:table-cell>
          <table:table-cell office:value-type="string" table:style-name="ce12">
            <text:p>-0.559454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4" table:style-name="ce3">
            <text:p>294</text:p>
          </table:table-cell>
          <table:table-cell office:value-type="float" office:value="0.187974088151112" table:style-name="ce4">
            <text:p>0.187974088</text:p>
          </table:table-cell>
          <table:table-cell office:value-type="float" office:value="0.17817748788354901" table:style-name="ce4">
            <text:p>0.178177488</text:p>
          </table:table-cell>
          <table:table-cell office:value-type="float" office:value="0.63384842396534002" table:style-name="ce4">
            <text:p>0.633848424</text:p>
          </table:table-cell>
          <table:table-cell office:value-type="percentage" office:value="5.0910899656979999E-3" table:style-name="ce9">
            <text:p>0.51%</text:p>
          </table:table-cell>
          <table:table-cell office:value-type="percentage" office:value="1.3149150218508999E-2" table:style-name="ce9">
            <text:p>1.31%</text:p>
          </table:table-cell>
          <table:table-cell office:value-type="string" table:style-name="ce12">
            <text:p>-0.373325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5" table:style-name="ce3">
            <text:p>295</text:p>
          </table:table-cell>
          <table:table-cell office:value-type="float" office:value="0.374681302226196" table:style-name="ce4">
            <text:p>0.374681302</text:p>
          </table:table-cell>
          <table:table-cell office:value-type="float" office:value="0.23211968684105899" table:style-name="ce4">
            <text:p>0.232119687</text:p>
          </table:table-cell>
          <table:table-cell office:value-type="float" office:value="0.39319901093274501" table:style-name="ce4">
            <text:p>0.393199011</text:p>
          </table:table-cell>
          <table:table-cell office:value-type="percentage" office:value="3.1837612016670002E-3" table:style-name="ce9">
            <text:p>0.32%</text:p>
          </table:table-cell>
          <table:table-cell office:value-type="percentage" office:value="1.4337696047117999E-2" table:style-name="ce9">
            <text:p>1.43%</text:p>
          </table:table-cell>
          <table:table-cell office:value-type="string" table:style-name="ce12">
            <text:p>-0.4754068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6" table:style-name="ce3">
            <text:p>296</text:p>
          </table:table-cell>
          <table:table-cell office:value-type="float" office:value="0.69758994605656499" table:style-name="ce4">
            <text:p>0.697589946</text:p>
          </table:table-cell>
          <table:table-cell office:value-type="float" office:value="0" table:style-name="ce4">
            <text:p>0</text:p>
          </table:table-cell>
          <table:table-cell office:value-type="float" office:value="0.30241005394343501" table:style-name="ce4">
            <text:p>0.302410054</text:p>
          </table:table-cell>
          <table:table-cell office:value-type="percentage" office:value="2.05291014503E-3" table:style-name="ce9">
            <text:p>0.21%</text:p>
          </table:table-cell>
          <table:table-cell office:value-type="percentage" office:value="1.2672219459691001E-2" table:style-name="ce9">
            <text:p>1.27%</text:p>
          </table:table-cell>
          <table:table-cell office:value-type="string" table:style-name="ce12">
            <text:p>-0.627126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7" table:style-name="ce3">
            <text:p>297</text:p>
          </table:table-cell>
          <table:table-cell office:value-type="float" office:value="0.47662671783232502" table:style-name="ce4">
            <text:p>0.476626718</text:p>
          </table:table-cell>
          <table:table-cell office:value-type="float" office:value="0.50133381845041802" table:style-name="ce4">
            <text:p>0.501333818</text:p>
          </table:table-cell>
          <table:table-cell office:value-type="float" office:value="2.2039463717256999E-2" table:style-name="ce4">
            <text:p>0.022039464</text:p>
          </table:table-cell>
          <table:table-cell office:value-type="percentage" office:value="4.794105330046E-3" table:style-name="ce9">
            <text:p>0.48%</text:p>
          </table:table-cell>
          <table:table-cell office:value-type="percentage" office:value="1.7728303170969E-2" table:style-name="ce9">
            <text:p>1.77%</text:p>
          </table:table-cell>
          <table:table-cell office:value-type="string" table:style-name="ce12">
            <text:p>-0.293648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8" table:style-name="ce3">
            <text:p>298</text:p>
          </table:table-cell>
          <table:table-cell office:value-type="float" office:value="0.52236219482148105" table:style-name="ce4">
            <text:p>0.522362195</text:p>
          </table:table-cell>
          <table:table-cell office:value-type="float" office:value="2.8098659458004001E-2" table:style-name="ce4">
            <text:p>0.028098659</text:p>
          </table:table-cell>
          <table:table-cell office:value-type="float" office:value="0.44953914572051401" table:style-name="ce4">
            <text:p>0.449539146</text:p>
          </table:table-cell>
          <table:table-cell office:value-type="percentage" office:value="2.7459401129909999E-3" table:style-name="ce9">
            <text:p>0.27%</text:p>
          </table:table-cell>
          <table:table-cell office:value-type="percentage" office:value="1.245695431142E-2" table:style-name="ce9">
            <text:p>1.25%</text:p>
          </table:table-cell>
          <table:table-cell office:value-type="string" table:style-name="ce12">
            <text:p>-0.582330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299" table:style-name="ce3">
            <text:p>299</text:p>
          </table:table-cell>
          <table:table-cell office:value-type="float" office:value="0.14122838964947701" table:style-name="ce4">
            <text:p>0.14122839</text:p>
          </table:table-cell>
          <table:table-cell office:value-type="float" office:value="0.57073433069330803" table:style-name="ce4">
            <text:p>0.570734331</text:p>
          </table:table-cell>
          <table:table-cell office:value-type="float" office:value="0.28803727965721398" table:style-name="ce4">
            <text:p>0.28803728</text:p>
          </table:table-cell>
          <table:table-cell office:value-type="percentage" office:value="6.6492258240660003E-3" table:style-name="ce9">
            <text:p>0.66%</text:p>
          </table:table-cell>
          <table:table-cell office:value-type="percentage" office:value="1.7494857132443999E-2" table:style-name="ce9">
            <text:p>1.75%</text:p>
          </table:table-cell>
          <table:table-cell office:value-type="string" table:style-name="ce12">
            <text:p>-0.191529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0" table:style-name="ce3">
            <text:p>300</text:p>
          </table:table-cell>
          <table:table-cell office:value-type="float" office:value="0.50002713917152897" table:style-name="ce4">
            <text:p>0.500027139</text:p>
          </table:table-cell>
          <table:table-cell office:value-type="float" office:value="0.218665070577061" table:style-name="ce4">
            <text:p>0.218665071</text:p>
          </table:table-cell>
          <table:table-cell office:value-type="float" office:value="0.28130779025140901" table:style-name="ce4">
            <text:p>0.28130779</text:p>
          </table:table-cell>
          <table:table-cell office:value-type="percentage" office:value="2.5054589962530001E-3" table:style-name="ce9">
            <text:p>0.25%</text:p>
          </table:table-cell>
          <table:table-cell office:value-type="percentage" office:value="1.4567669360506999E-2" table:style-name="ce9">
            <text:p>1.46%</text:p>
          </table:table-cell>
          <table:table-cell office:value-type="string" table:style-name="ce12">
            <text:p>-0.5144639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1" table:style-name="ce3">
            <text:p>301</text:p>
          </table:table-cell>
          <table:table-cell office:value-type="float" office:value="0.62175248641213499" table:style-name="ce4">
            <text:p>0.621752486</text:p>
          </table:table-cell>
          <table:table-cell office:value-type="float" office:value="0.14684750846779601" table:style-name="ce4">
            <text:p>0.146847508</text:p>
          </table:table-cell>
          <table:table-cell office:value-type="float" office:value="0.231400005120069" table:style-name="ce4">
            <text:p>0.231400005</text:p>
          </table:table-cell>
          <table:table-cell office:value-type="percentage" office:value="2.031659597623E-3" table:style-name="ce9">
            <text:p>0.20%</text:p>
          </table:table-cell>
          <table:table-cell office:value-type="percentage" office:value="1.4119181780538E-2" table:style-name="ce9">
            <text:p>1.41%</text:p>
          </table:table-cell>
          <table:table-cell office:value-type="string" table:style-name="ce12">
            <text:p>-0.564362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2" table:style-name="ce3">
            <text:p>302</text:p>
          </table:table-cell>
          <table:table-cell office:value-type="float" office:value="0.30225053718965" table:style-name="ce4">
            <text:p>0.302250537</text:p>
          </table:table-cell>
          <table:table-cell office:value-type="float" office:value="0.25725845489727101" table:style-name="ce4">
            <text:p>0.257258455</text:p>
          </table:table-cell>
          <table:table-cell office:value-type="float" office:value="0.44049100791307799" table:style-name="ce4">
            <text:p>0.440491008</text:p>
          </table:table-cell>
          <table:table-cell office:value-type="percentage" office:value="3.7273284355169999E-3" table:style-name="ce9">
            <text:p>0.37%</text:p>
          </table:table-cell>
          <table:table-cell office:value-type="percentage" office:value="1.4403362786574E-2" table:style-name="ce9">
            <text:p>1.44%</text:p>
          </table:table-cell>
          <table:table-cell office:value-type="string" table:style-name="ce12">
            <text:p>-0.435500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3" table:style-name="ce3">
            <text:p>303</text:p>
          </table:table-cell>
          <table:table-cell office:value-type="float" office:value="7.4587410235894006E-2" table:style-name="ce4">
            <text:p>0.07458741</text:p>
          </table:table-cell>
          <table:table-cell office:value-type="float" office:value="0.46077635535182099" table:style-name="ce4">
            <text:p>0.460776355</text:p>
          </table:table-cell>
          <table:table-cell office:value-type="float" office:value="0.46463623441228502" table:style-name="ce4">
            <text:p>0.464636234</text:p>
          </table:table-cell>
          <table:table-cell office:value-type="percentage" office:value="6.3285978354640001E-3" table:style-name="ce9">
            <text:p>0.63%</text:p>
          </table:table-cell>
          <table:table-cell office:value-type="percentage" office:value="1.6033435148655E-2" table:style-name="ce9">
            <text:p>1.60%</text:p>
          </table:table-cell>
          <table:table-cell office:value-type="string" table:style-name="ce12">
            <text:p>-0.228984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4" table:style-name="ce3">
            <text:p>304</text:p>
          </table:table-cell>
          <table:table-cell office:value-type="float" office:value="0.83341901554644104" table:style-name="ce4">
            <text:p>0.833419016</text:p>
          </table:table-cell>
          <table:table-cell office:value-type="float" office:value="5.5482528557911998E-2" table:style-name="ce4">
            <text:p>0.055482529</text:p>
          </table:table-cell>
          <table:table-cell office:value-type="float" office:value="0.111098455895647" table:style-name="ce4">
            <text:p>0.111098456</text:p>
          </table:table-cell>
          <table:table-cell office:value-type="percentage" office:value="1.88444265698E-3" table:style-name="ce9">
            <text:p>0.19%</text:p>
          </table:table-cell>
          <table:table-cell office:value-type="percentage" office:value="1.3722583204203999E-2" table:style-name="ce9">
            <text:p>1.37%</text:p>
          </table:table-cell>
          <table:table-cell office:value-type="string" table:style-name="ce12">
            <text:p>-0.591401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5" table:style-name="ce3">
            <text:p>305</text:p>
          </table:table-cell>
          <table:table-cell office:value-type="float" office:value="0.405973668310466" table:style-name="ce4">
            <text:p>0.405973668</text:p>
          </table:table-cell>
          <table:table-cell office:value-type="float" office:value="0" table:style-name="ce4">
            <text:p>0</text:p>
          </table:table-cell>
          <table:table-cell office:value-type="float" office:value="0.594026331689534" table:style-name="ce4">
            <text:p>0.594026332</text:p>
          </table:table-cell>
          <table:table-cell office:value-type="percentage" office:value="3.9281743293699996E-3" table:style-name="ce9">
            <text:p>0.39%</text:p>
          </table:table-cell>
          <table:table-cell office:value-type="percentage" office:value="1.1779251894657001E-2" table:style-name="ce9">
            <text:p>1.18%</text:p>
          </table:table-cell>
          <table:table-cell office:value-type="string" table:style-name="ce12">
            <text:p>-0.515467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6" table:style-name="ce3">
            <text:p>306</text:p>
          </table:table-cell>
          <table:table-cell office:value-type="float" office:value="0.38106053079144298" table:style-name="ce4">
            <text:p>0.381060531</text:p>
          </table:table-cell>
          <table:table-cell office:value-type="float" office:value="0.14841536521228299" table:style-name="ce4">
            <text:p>0.148415365</text:p>
          </table:table-cell>
          <table:table-cell office:value-type="float" office:value="0.47052410399627298" table:style-name="ce4">
            <text:p>0.470524104</text:p>
          </table:table-cell>
          <table:table-cell office:value-type="percentage" office:value="3.2493067931120001E-3" table:style-name="ce9">
            <text:p>0.32%</text:p>
          </table:table-cell>
          <table:table-cell office:value-type="percentage" office:value="1.3400079502757E-2" table:style-name="ce9">
            <text:p>1.34%</text:p>
          </table:table-cell>
          <table:table-cell office:value-type="string" table:style-name="ce12">
            <text:p>-0.503780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7" table:style-name="ce3">
            <text:p>307</text:p>
          </table:table-cell>
          <table:table-cell office:value-type="float" office:value="0.52817482536210603" table:style-name="ce4">
            <text:p>0.528174825</text:p>
          </table:table-cell>
          <table:table-cell office:value-type="float" office:value="0.47182517463789397" table:style-name="ce4">
            <text:p>0.471825175</text:p>
          </table:table-cell>
          <table:table-cell office:value-type="float" office:value="0" table:style-name="ce4">
            <text:p>0</text:p>
          </table:table-cell>
          <table:table-cell office:value-type="percentage" office:value="4.4400452638679996E-3" table:style-name="ce9">
            <text:p>0.44%</text:p>
          </table:table-cell>
          <table:table-cell office:value-type="percentage" office:value="1.7548721881379001E-2" table:style-name="ce9">
            <text:p>1.75%</text:p>
          </table:table-cell>
          <table:table-cell office:value-type="string" table:style-name="ce12">
            <text:p>-0.3168296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8" table:style-name="ce3">
            <text:p>308</text:p>
          </table:table-cell>
          <table:table-cell office:value-type="float" office:value="0.16068918202114099" table:style-name="ce4">
            <text:p>0.160689182</text:p>
          </table:table-cell>
          <table:table-cell office:value-type="float" office:value="0.43978317131070699" table:style-name="ce4">
            <text:p>0.439783171</text:p>
          </table:table-cell>
          <table:table-cell office:value-type="float" office:value="0.39952764666815199" table:style-name="ce4">
            <text:p>0.399527647</text:p>
          </table:table-cell>
          <table:table-cell office:value-type="percentage" office:value="5.4216056623960004E-3" table:style-name="ce9">
            <text:p>0.54%</text:p>
          </table:table-cell>
          <table:table-cell office:value-type="percentage" office:value="1.6057035178319998E-2" table:style-name="ce9">
            <text:p>1.61%</text:p>
          </table:table-cell>
          <table:table-cell office:value-type="string" table:style-name="ce12">
            <text:p>-0.285133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09" table:style-name="ce3">
            <text:p>309</text:p>
          </table:table-cell>
          <table:table-cell office:value-type="float" office:value="0.84371444941916895" table:style-name="ce4">
            <text:p>0.843714449</text:p>
          </table:table-cell>
          <table:table-cell office:value-type="float" office:value="2.9411928017839001E-2" table:style-name="ce4">
            <text:p>0.029411928</text:p>
          </table:table-cell>
          <table:table-cell office:value-type="float" office:value="0.126873622562993" table:style-name="ce4">
            <text:p>0.126873623</text:p>
          </table:table-cell>
          <table:table-cell office:value-type="percentage" office:value="1.8883751020989999E-3" table:style-name="ce9">
            <text:p>0.19%</text:p>
          </table:table-cell>
          <table:table-cell office:value-type="percentage" office:value="1.3455994460946001E-2" table:style-name="ce9">
            <text:p>1.35%</text:p>
          </table:table-cell>
          <table:table-cell office:value-type="string" table:style-name="ce12">
            <text:p>-0.6028261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0" table:style-name="ce3">
            <text:p>310</text:p>
          </table:table-cell>
          <table:table-cell office:value-type="float" office:value="3.2413191651831E-2" table:style-name="ce4">
            <text:p>0.032413192</text:p>
          </table:table-cell>
          <table:table-cell office:value-type="float" office:value="0.27165666728906002" table:style-name="ce4">
            <text:p>0.271656667</text:p>
          </table:table-cell>
          <table:table-cell office:value-type="float" office:value="0.695930141059109" table:style-name="ce4">
            <text:p>0.695930141</text:p>
          </table:table-cell>
          <table:table-cell office:value-type="percentage" office:value="6.7500259440110002E-3" table:style-name="ce9">
            <text:p>0.68%</text:p>
          </table:table-cell>
          <table:table-cell office:value-type="percentage" office:value="1.3741727314298E-2" table:style-name="ce9">
            <text:p>1.37%</text:p>
          </table:table-cell>
          <table:table-cell office:value-type="string" table:style-name="ce12">
            <text:p>-0.236504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1" table:style-name="ce3">
            <text:p>311</text:p>
          </table:table-cell>
          <table:table-cell office:value-type="float" office:value="0.529370830574453" table:style-name="ce4">
            <text:p>0.529370831</text:p>
          </table:table-cell>
          <table:table-cell office:value-type="float" office:value="0.19050046435507101" table:style-name="ce4">
            <text:p>0.190500464</text:p>
          </table:table-cell>
          <table:table-cell office:value-type="float" office:value="0.28012870507047699" table:style-name="ce4">
            <text:p>0.280128705</text:p>
          </table:table-cell>
          <table:table-cell office:value-type="percentage" office:value="2.348259432272E-3" table:style-name="ce9">
            <text:p>0.23%</text:p>
          </table:table-cell>
          <table:table-cell office:value-type="percentage" office:value="1.4335464151575E-2" table:style-name="ce9">
            <text:p>1.43%</text:p>
          </table:table-cell>
          <table:table-cell office:value-type="string" table:style-name="ce12">
            <text:p>-0.533763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2" table:style-name="ce3">
            <text:p>312</text:p>
          </table:table-cell>
          <table:table-cell office:value-type="float" office:value="0.23242259887491401" table:style-name="ce4">
            <text:p>0.232422599</text:p>
          </table:table-cell>
          <table:table-cell office:value-type="float" office:value="0.54716965999863498" table:style-name="ce4">
            <text:p>0.54716966</text:p>
          </table:table-cell>
          <table:table-cell office:value-type="float" office:value="0.22040774112645001" table:style-name="ce4">
            <text:p>0.220407741</text:p>
          </table:table-cell>
          <table:table-cell office:value-type="percentage" office:value="5.8743897197830004E-3" table:style-name="ce9">
            <text:p>0.59%</text:p>
          </table:table-cell>
          <table:table-cell office:value-type="percentage" office:value="1.7504646184375E-2" table:style-name="ce9">
            <text:p>1.75%</text:p>
          </table:table-cell>
          <table:table-cell office:value-type="string" table:style-name="ce12">
            <text:p>-0.235686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3" table:style-name="ce3">
            <text:p>313</text:p>
          </table:table-cell>
          <table:table-cell office:value-type="float" office:value="0.590429847703276" table:style-name="ce4">
            <text:p>0.590429848</text:p>
          </table:table-cell>
          <table:table-cell office:value-type="float" office:value="9.5859512152231999E-2" table:style-name="ce4">
            <text:p>0.095859512</text:p>
          </table:table-cell>
          <table:table-cell office:value-type="float" office:value="0.31371064014449301" table:style-name="ce4">
            <text:p>0.31371064</text:p>
          </table:table-cell>
          <table:table-cell office:value-type="percentage" office:value="2.137785910791E-3" table:style-name="ce9">
            <text:p>0.21%</text:p>
          </table:table-cell>
          <table:table-cell office:value-type="percentage" office:value="1.3440225061152999E-2" table:style-name="ce9">
            <text:p>1.34%</text:p>
          </table:table-cell>
          <table:table-cell office:value-type="string" table:style-name="ce12">
            <text:p>-0.584976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4" table:style-name="ce3">
            <text:p>314</text:p>
          </table:table-cell>
          <table:table-cell office:value-type="float" office:value="0" table:style-name="ce4">
            <text:p>0</text:p>
          </table:table-cell>
          <table:table-cell office:value-type="float" office:value="0.97672568268919702" table:style-name="ce4">
            <text:p>0.976725683</text:p>
          </table:table-cell>
          <table:table-cell office:value-type="float" office:value="2.3274317310803001E-2" table:style-name="ce4">
            <text:p>0.023274317</text:p>
          </table:table-cell>
          <table:table-cell office:value-type="percentage" office:value="1.4807758154757E-2" table:style-name="ce9">
            <text:p>1.48%</text:p>
          </table:table-cell>
          <table:table-cell office:value-type="percentage" office:value="2.1704867840017E-2" table:style-name="ce9">
            <text:p>2.17%</text:p>
          </table:table-cell>
          <table:table-cell office:value-type="string" table:style-name="ce11">
            <text:p>0.22150598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5" table:style-name="ce3">
            <text:p>315</text:p>
          </table:table-cell>
          <table:table-cell office:value-type="float" office:value="0.80013193021790496" table:style-name="ce4">
            <text:p>0.80013193</text:p>
          </table:table-cell>
          <table:table-cell office:value-type="float" office:value="0.13906985051648499" table:style-name="ce4">
            <text:p>0.139069851</text:p>
          </table:table-cell>
          <table:table-cell office:value-type="float" office:value="6.079821926561E-2" table:style-name="ce4">
            <text:p>0.060798219</text:p>
          </table:table-cell>
          <table:table-cell office:value-type="percentage" office:value="2.0232409566789998E-3" table:style-name="ce9">
            <text:p>0.20%</text:p>
          </table:table-cell>
          <table:table-cell office:value-type="percentage" office:value="1.4576466457041E-2" table:style-name="ce9">
            <text:p>1.46%</text:p>
          </table:table-cell>
          <table:table-cell office:value-type="string" table:style-name="ce12">
            <text:p>-0.547235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6" table:style-name="ce3">
            <text:p>316</text:p>
          </table:table-cell>
          <table:table-cell office:value-type="float" office:value="0.46223315339368698" table:style-name="ce4">
            <text:p>0.462233153</text:p>
          </table:table-cell>
          <table:table-cell office:value-type="float" office:value="0.38929800235303003" table:style-name="ce4">
            <text:p>0.389298002</text:p>
          </table:table-cell>
          <table:table-cell office:value-type="float" office:value="0.14846884425328299" table:style-name="ce4">
            <text:p>0.148468844</text:p>
          </table:table-cell>
          <table:table-cell office:value-type="percentage" office:value="3.5341277631020002E-3" table:style-name="ce9">
            <text:p>0.35%</text:p>
          </table:table-cell>
          <table:table-cell office:value-type="percentage" office:value="1.6403109771537E-2" table:style-name="ce9">
            <text:p>1.64%</text:p>
          </table:table-cell>
          <table:table-cell office:value-type="string" table:style-name="ce12">
            <text:p>-0.394185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7" table:style-name="ce3">
            <text:p>317</text:p>
          </table:table-cell>
          <table:table-cell office:value-type="float" office:value="5.3733037477026999E-2" table:style-name="ce4">
            <text:p>0.053733037</text:p>
          </table:table-cell>
          <table:table-cell office:value-type="float" office:value="0.537166322568147" table:style-name="ce4">
            <text:p>0.537166323</text:p>
          </table:table-cell>
          <table:table-cell office:value-type="float" office:value="0.40910063995482598" table:style-name="ce4">
            <text:p>0.40910064</text:p>
          </table:table-cell>
          <table:table-cell office:value-type="percentage" office:value="7.0243776983890003E-3" table:style-name="ce9">
            <text:p>0.70%</text:p>
          </table:table-cell>
          <table:table-cell office:value-type="percentage" office:value="1.6843087974775E-2" table:style-name="ce9">
            <text:p>1.68%</text:p>
          </table:table-cell>
          <table:table-cell office:value-type="string" table:style-name="ce12">
            <text:p>-0.176667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8" table:style-name="ce3">
            <text:p>318</text:p>
          </table:table-cell>
          <table:table-cell office:value-type="float" office:value="5.4680591536014997E-2" table:style-name="ce4">
            <text:p>0.054680592</text:p>
          </table:table-cell>
          <table:table-cell office:value-type="float" office:value="0.40896898778035801" table:style-name="ce4">
            <text:p>0.408968988</text:p>
          </table:table-cell>
          <table:table-cell office:value-type="float" office:value="0.53635042068362704" table:style-name="ce4">
            <text:p>0.536350421</text:p>
          </table:table-cell>
          <table:table-cell office:value-type="percentage" office:value="6.3530451887550002E-3" table:style-name="ce9">
            <text:p>0.64%</text:p>
          </table:table-cell>
          <table:table-cell office:value-type="percentage" office:value="1.5380065749428001E-2" table:style-name="ce9">
            <text:p>1.54%</text:p>
          </table:table-cell>
          <table:table-cell office:value-type="string" table:style-name="ce12">
            <text:p>-0.2371221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19" table:style-name="ce3">
            <text:p>319</text:p>
          </table:table-cell>
          <table:table-cell office:value-type="float" office:value="5.2887557389949998E-2" table:style-name="ce4">
            <text:p>0.052887557</text:p>
          </table:table-cell>
          <table:table-cell office:value-type="float" office:value="0.92337552935613598" table:style-name="ce4">
            <text:p>0.923375529</text:p>
          </table:table-cell>
          <table:table-cell office:value-type="float" office:value="2.3736913253913999E-2" table:style-name="ce4">
            <text:p>0.023736913</text:p>
          </table:table-cell>
          <table:table-cell office:value-type="percentage" office:value="1.3316900368548001E-2" table:style-name="ce9">
            <text:p>1.33%</text:p>
          </table:table-cell>
          <table:table-cell office:value-type="percentage" office:value="2.1256762834933E-2" table:style-name="ce9">
            <text:p>2.13%</text:p>
          </table:table-cell>
          <table:table-cell office:value-type="string" table:style-name="ce11">
            <text:p>0.1560397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0" table:style-name="ce3">
            <text:p>320</text:p>
          </table:table-cell>
          <table:table-cell office:value-type="float" office:value="0.80203962496800996" table:style-name="ce4">
            <text:p>0.802039625</text:p>
          </table:table-cell>
          <table:table-cell office:value-type="float" office:value="5.2812382514657003E-2" table:style-name="ce4">
            <text:p>0.052812383</text:p>
          </table:table-cell>
          <table:table-cell office:value-type="float" office:value="0.14514799251733301" table:style-name="ce4">
            <text:p>0.145147993</text:p>
          </table:table-cell>
          <table:table-cell office:value-type="percentage" office:value="1.8470778931310001E-3" table:style-name="ce9">
            <text:p>0.18%</text:p>
          </table:table-cell>
          <table:table-cell office:value-type="percentage" office:value="1.3595962510840999E-2" table:style-name="ce9">
            <text:p>1.36%</text:p>
          </table:table-cell>
          <table:table-cell office:value-type="string" table:style-name="ce12">
            <text:p>-0.599657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1" table:style-name="ce3">
            <text:p>321</text:p>
          </table:table-cell>
          <table:table-cell office:value-type="float" office:value="0.18897958288250799" table:style-name="ce4">
            <text:p>0.188979583</text:p>
          </table:table-cell>
          <table:table-cell office:value-type="float" office:value="0.153085258258358" table:style-name="ce4">
            <text:p>0.153085258</text:p>
          </table:table-cell>
          <table:table-cell office:value-type="float" office:value="0.65793515885913401" table:style-name="ce4">
            <text:p>0.657935159</text:p>
          </table:table-cell>
          <table:table-cell office:value-type="percentage" office:value="5.2232924979109998E-3" table:style-name="ce9">
            <text:p>0.52%</text:p>
          </table:table-cell>
          <table:table-cell office:value-type="percentage" office:value="1.286530202841E-2" table:style-name="ce9">
            <text:p>1.29%</text:p>
          </table:table-cell>
          <table:table-cell office:value-type="string" table:style-name="ce12">
            <text:p>-0.371286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2" table:style-name="ce3">
            <text:p>322</text:p>
          </table:table-cell>
          <table:table-cell office:value-type="float" office:value="0.40422986973193797" table:style-name="ce4">
            <text:p>0.40422987</text:p>
          </table:table-cell>
          <table:table-cell office:value-type="float" office:value="0.27303418731468798" table:style-name="ce4">
            <text:p>0.273034187</text:p>
          </table:table-cell>
          <table:table-cell office:value-type="float" office:value="0.32273594295337299" table:style-name="ce4">
            <text:p>0.322735943</text:p>
          </table:table-cell>
          <table:table-cell office:value-type="percentage" office:value="3.0705408967020001E-3" table:style-name="ce9">
            <text:p>0.31%</text:p>
          </table:table-cell>
          <table:table-cell office:value-type="percentage" office:value="1.4896030904005E-2" table:style-name="ce9">
            <text:p>1.49%</text:p>
          </table:table-cell>
          <table:table-cell office:value-type="string" table:style-name="ce12">
            <text:p>-0.465188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3" table:style-name="ce3">
            <text:p>323</text:p>
          </table:table-cell>
          <table:table-cell office:value-type="float" office:value="0.67582141544636798" table:style-name="ce4">
            <text:p>0.675821415</text:p>
          </table:table-cell>
          <table:table-cell office:value-type="float" office:value="0.21592650219915299" table:style-name="ce4">
            <text:p>0.215926502</text:p>
          </table:table-cell>
          <table:table-cell office:value-type="float" office:value="0.108252082354478" table:style-name="ce4">
            <text:p>0.108252082</text:p>
          </table:table-cell>
          <table:table-cell office:value-type="percentage" office:value="2.2006390542249998E-3" table:style-name="ce9">
            <text:p>0.22%</text:p>
          </table:table-cell>
          <table:table-cell office:value-type="percentage" office:value="1.5074659400152001E-2" table:style-name="ce9">
            <text:p>1.51%</text:p>
          </table:table-cell>
          <table:table-cell office:value-type="string" table:style-name="ce12">
            <text:p>-0.517382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4" table:style-name="ce3">
            <text:p>324</text:p>
          </table:table-cell>
          <table:table-cell office:value-type="float" office:value="0.50354862738088602" table:style-name="ce4">
            <text:p>0.503548627</text:p>
          </table:table-cell>
          <table:table-cell office:value-type="float" office:value="0.480745430852764" table:style-name="ce4">
            <text:p>0.480745431</text:p>
          </table:table-cell>
          <table:table-cell office:value-type="float" office:value="1.5705941766351001E-2" table:style-name="ce4">
            <text:p>0.015705942</text:p>
          </table:table-cell>
          <table:table-cell office:value-type="percentage" office:value="4.532711856611E-3" table:style-name="ce9">
            <text:p>0.45%</text:p>
          </table:table-cell>
          <table:table-cell office:value-type="percentage" office:value="1.7575315451824999E-2" table:style-name="ce9">
            <text:p>1.76%</text:p>
          </table:table-cell>
          <table:table-cell office:value-type="string" table:style-name="ce12">
            <text:p>-0.311077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5" table:style-name="ce3">
            <text:p>325</text:p>
          </table:table-cell>
          <table:table-cell office:value-type="float" office:value="0.39596606058136902" table:style-name="ce4">
            <text:p>0.395966061</text:p>
          </table:table-cell>
          <table:table-cell office:value-type="float" office:value="2.0733359366584998E-2" table:style-name="ce4">
            <text:p>0.020733359</text:p>
          </table:table-cell>
          <table:table-cell office:value-type="float" office:value="0.58330058005204599" table:style-name="ce4">
            <text:p>0.58330058</text:p>
          </table:table-cell>
          <table:table-cell office:value-type="percentage" office:value="3.8473158978180001E-3" table:style-name="ce9">
            <text:p>0.38%</text:p>
          </table:table-cell>
          <table:table-cell office:value-type="percentage" office:value="1.1985691178101001E-2" table:style-name="ce9">
            <text:p>1.20%</text:p>
          </table:table-cell>
          <table:table-cell office:value-type="string" table:style-name="ce12">
            <text:p>-0.513335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6" table:style-name="ce3">
            <text:p>326</text:p>
          </table:table-cell>
          <table:table-cell office:value-type="float" office:value="0.25562217764595202" table:style-name="ce4">
            <text:p>0.255622178</text:p>
          </table:table-cell>
          <table:table-cell office:value-type="float" office:value="0.45220798255636602" table:style-name="ce4">
            <text:p>0.452207983</text:p>
          </table:table-cell>
          <table:table-cell office:value-type="float" office:value="0.29216983979768202" table:style-name="ce4">
            <text:p>0.29216984</text:p>
          </table:table-cell>
          <table:table-cell office:value-type="percentage" office:value="4.834152519719E-3" table:style-name="ce9">
            <text:p>0.48%</text:p>
          </table:table-cell>
          <table:table-cell office:value-type="percentage" office:value="1.6489809031276999E-2" table:style-name="ce9">
            <text:p>1.65%</text:p>
          </table:table-cell>
          <table:table-cell office:value-type="string" table:style-name="ce12">
            <text:p>-0.3132751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7" table:style-name="ce3">
            <text:p>327</text:p>
          </table:table-cell>
          <table:table-cell office:value-type="float" office:value="0.69942547986338499" table:style-name="ce4">
            <text:p>0.69942548</text:p>
          </table:table-cell>
          <table:table-cell office:value-type="float" office:value="5.0026831920502002E-2" table:style-name="ce4">
            <text:p>0.050026832</text:p>
          </table:table-cell>
          <table:table-cell office:value-type="float" office:value="0.25054768821611301" table:style-name="ce4">
            <text:p>0.250547688</text:p>
          </table:table-cell>
          <table:table-cell office:value-type="percentage" office:value="1.907785235824E-3" table:style-name="ce9">
            <text:p>0.19%</text:p>
          </table:table-cell>
          <table:table-cell office:value-type="percentage" office:value="1.3249891949441E-2" table:style-name="ce9">
            <text:p>1.32%</text:p>
          </table:table-cell>
          <table:table-cell office:value-type="string" table:style-name="ce12">
            <text:p>-0.6107381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8" table:style-name="ce3">
            <text:p>328</text:p>
          </table:table-cell>
          <table:table-cell office:value-type="float" office:value="0.54812012687556799" table:style-name="ce4">
            <text:p>0.548120127</text:p>
          </table:table-cell>
          <table:table-cell office:value-type="float" office:value="0.202754150795352" table:style-name="ce4">
            <text:p>0.202754151</text:p>
          </table:table-cell>
          <table:table-cell office:value-type="float" office:value="0.24912572232908001" table:style-name="ce4">
            <text:p>0.249125722</text:p>
          </table:table-cell>
          <table:table-cell office:value-type="percentage" office:value="2.3088255937959998E-3" table:style-name="ce9">
            <text:p>0.23%</text:p>
          </table:table-cell>
          <table:table-cell office:value-type="percentage" office:value="1.4532996658205E-2" table:style-name="ce9">
            <text:p>1.45%</text:p>
          </table:table-cell>
          <table:table-cell office:value-type="string" table:style-name="ce12">
            <text:p>-0.529221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29" table:style-name="ce3">
            <text:p>329</text:p>
          </table:table-cell>
          <table:table-cell office:value-type="float" office:value="4.5251611730079001E-2" table:style-name="ce4">
            <text:p>0.045251612</text:p>
          </table:table-cell>
          <table:table-cell office:value-type="float" office:value="0.91689635997458296" table:style-name="ce4">
            <text:p>0.91689636</text:p>
          </table:table-cell>
          <table:table-cell office:value-type="float" office:value="3.7852028295338E-2" table:style-name="ce4">
            <text:p>0.037852028</text:p>
          </table:table-cell>
          <table:table-cell office:value-type="percentage" office:value="1.3178615900192999E-2" table:style-name="ce9">
            <text:p>1.32%</text:p>
          </table:table-cell>
          <table:table-cell office:value-type="percentage" office:value="2.1159291903745998E-2" table:style-name="ce9">
            <text:p>2.12%</text:p>
          </table:table-cell>
          <table:table-cell office:value-type="string" table:style-name="ce11">
            <text:p>0.1502231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0" table:style-name="ce3">
            <text:p>330</text:p>
          </table:table-cell>
          <table:table-cell office:value-type="float" office:value="0.296857609081773" table:style-name="ce4">
            <text:p>0.296857609</text:p>
          </table:table-cell>
          <table:table-cell office:value-type="float" office:value="0.35886706814886998" table:style-name="ce4">
            <text:p>0.358867068</text:p>
          </table:table-cell>
          <table:table-cell office:value-type="float" office:value="0.34427532276935702" table:style-name="ce4">
            <text:p>0.344275323</text:p>
          </table:table-cell>
          <table:table-cell office:value-type="percentage" office:value="4.0067735993370001E-3" table:style-name="ce9">
            <text:p>0.40%</text:p>
          </table:table-cell>
          <table:table-cell office:value-type="percentage" office:value="1.5548733305531999E-2" table:style-name="ce9">
            <text:p>1.55%</text:p>
          </table:table-cell>
          <table:table-cell office:value-type="string" table:style-name="ce12">
            <text:p>-0.385447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1" table:style-name="ce3">
            <text:p>331</text:p>
          </table:table-cell>
          <table:table-cell office:value-type="float" office:value="0.163288741382591" table:style-name="ce4">
            <text:p>0.163288741</text:p>
          </table:table-cell>
          <table:table-cell office:value-type="float" office:value="0.110983966183376" table:style-name="ce4">
            <text:p>0.110983966</text:p>
          </table:table-cell>
          <table:table-cell office:value-type="float" office:value="0.725727292434033" table:style-name="ce4">
            <text:p>0.725727292</text:p>
          </table:table-cell>
          <table:table-cell office:value-type="percentage" office:value="5.8817521914529998E-3" table:style-name="ce9">
            <text:p>0.59%</text:p>
          </table:table-cell>
          <table:table-cell office:value-type="percentage" office:value="1.2305209194346E-2" table:style-name="ce9">
            <text:p>1.23%</text:p>
          </table:table-cell>
          <table:table-cell office:value-type="string" table:style-name="ce12">
            <text:p>-0.334675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2" table:style-name="ce3">
            <text:p>332</text:p>
          </table:table-cell>
          <table:table-cell office:value-type="float" office:value="0.50799138652446696" table:style-name="ce4">
            <text:p>0.507991387</text:p>
          </table:table-cell>
          <table:table-cell office:value-type="float" office:value="3.6322140451489999E-3" table:style-name="ce4">
            <text:p>0.003632214</text:p>
          </table:table-cell>
          <table:table-cell office:value-type="float" office:value="0.48837639943038302" table:style-name="ce4">
            <text:p>0.488376399</text:p>
          </table:table-cell>
          <table:table-cell office:value-type="percentage" office:value="3.0054961322189999E-3" table:style-name="ce9">
            <text:p>0.30%</text:p>
          </table:table-cell>
          <table:table-cell office:value-type="percentage" office:value="1.2133177630404999E-2" table:style-name="ce9">
            <text:p>1.21%</text:p>
          </table:table-cell>
          <table:table-cell office:value-type="string" table:style-name="ce12">
            <text:p>-0.576477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3" table:style-name="ce3">
            <text:p>333</text:p>
          </table:table-cell>
          <table:table-cell office:value-type="float" office:value="0" table:style-name="ce4">
            <text:p>0</text:p>
          </table:table-cell>
          <table:table-cell office:value-type="float" office:value="0.12542553000429199" table:style-name="ce4">
            <text:p>0.12542553</text:p>
          </table:table-cell>
          <table:table-cell office:value-type="float" office:value="0.87457446999570798" table:style-name="ce4">
            <text:p>0.87457447</text:p>
          </table:table-cell>
          <table:table-cell office:value-type="percentage" office:value="8.3582286467329993E-3" table:style-name="ce9">
            <text:p>0.84%</text:p>
          </table:table-cell>
          <table:table-cell office:value-type="percentage" office:value="1.1970335342364E-2" table:style-name="ce9">
            <text:p>1.20%</text:p>
          </table:table-cell>
          <table:table-cell office:value-type="string" table:style-name="ce12">
            <text:p>-0.137153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4" table:style-name="ce3">
            <text:p>334</text:p>
          </table:table-cell>
          <table:table-cell office:value-type="float" office:value="0.30143312907329001" table:style-name="ce4">
            <text:p>0.301433129</text:p>
          </table:table-cell>
          <table:table-cell office:value-type="float" office:value="0.12148907833659101" table:style-name="ce4">
            <text:p>0.121489078</text:p>
          </table:table-cell>
          <table:table-cell office:value-type="float" office:value="0.57707779259011904" table:style-name="ce4">
            <text:p>0.577077793</text:p>
          </table:table-cell>
          <table:table-cell office:value-type="percentage" office:value="4.1059074473399999E-3" table:style-name="ce9">
            <text:p>0.41%</text:p>
          </table:table-cell>
          <table:table-cell office:value-type="percentage" office:value="1.2848350470030001E-2" table:style-name="ce9">
            <text:p>1.28%</text:p>
          </table:table-cell>
          <table:table-cell office:value-type="string" table:style-name="ce12">
            <text:p>-0.458743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5" table:style-name="ce3">
            <text:p>335</text:p>
          </table:table-cell>
          <table:table-cell office:value-type="float" office:value="0.11087153950014" table:style-name="ce4">
            <text:p>0.11087154</text:p>
          </table:table-cell>
          <table:table-cell office:value-type="float" office:value="0.45177795248097402" table:style-name="ce4">
            <text:p>0.451777952</text:p>
          </table:table-cell>
          <table:table-cell office:value-type="float" office:value="0.43735050801888697" table:style-name="ce4">
            <text:p>0.437350508</text:p>
          </table:table-cell>
          <table:table-cell office:value-type="percentage" office:value="5.9286002416840001E-3" table:style-name="ce9">
            <text:p>0.59%</text:p>
          </table:table-cell>
          <table:table-cell office:value-type="percentage" office:value="1.6041646104581E-2" table:style-name="ce9">
            <text:p>1.60%</text:p>
          </table:table-cell>
          <table:table-cell office:value-type="string" table:style-name="ce12">
            <text:p>-0.253801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6" table:style-name="ce3">
            <text:p>336</text:p>
          </table:table-cell>
          <table:table-cell office:value-type="float" office:value="4.3936831763722997E-2" table:style-name="ce4">
            <text:p>0.043936832</text:p>
          </table:table-cell>
          <table:table-cell office:value-type="float" office:value="0.76019483065811899" table:style-name="ce4">
            <text:p>0.760194831</text:p>
          </table:table-cell>
          <table:table-cell office:value-type="float" office:value="0.195868337578158" table:style-name="ce4">
            <text:p>0.195868338</text:p>
          </table:table-cell>
          <table:table-cell office:value-type="percentage" office:value="9.9225682015119995E-3" table:style-name="ce9">
            <text:p>0.99%</text:p>
          </table:table-cell>
          <table:table-cell office:value-type="percentage" office:value="1.9363399485962E-2" table:style-name="ce9">
            <text:p>1.94%</text:p>
          </table:table-cell>
          <table:table-cell office:value-type="string" table:style-name="ce12">
            <text:p>-0.003998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7" table:style-name="ce3">
            <text:p>337</text:p>
          </table:table-cell>
          <table:table-cell office:value-type="float" office:value="0.199910504737775" table:style-name="ce4">
            <text:p>0.199910505</text:p>
          </table:table-cell>
          <table:table-cell office:value-type="float" office:value="7.6679822915738993E-2" table:style-name="ce4">
            <text:p>0.076679823</text:p>
          </table:table-cell>
          <table:table-cell office:value-type="float" office:value="0.72340967234648701" table:style-name="ce4">
            <text:p>0.723409672</text:p>
          </table:table-cell>
          <table:table-cell office:value-type="percentage" office:value="5.6788472716709998E-3" table:style-name="ce9">
            <text:p>0.57%</text:p>
          </table:table-cell>
          <table:table-cell office:value-type="percentage" office:value="1.2025085408249E-2" table:style-name="ce9">
            <text:p>1.20%</text:p>
          </table:table-cell>
          <table:table-cell office:value-type="string" table:style-name="ce12">
            <text:p>-0.35934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8" table:style-name="ce3">
            <text:p>338</text:p>
          </table:table-cell>
          <table:table-cell office:value-type="float" office:value="0.42588996831289699" table:style-name="ce4">
            <text:p>0.425889968</text:p>
          </table:table-cell>
          <table:table-cell office:value-type="float" office:value="0" table:style-name="ce4">
            <text:p>0</text:p>
          </table:table-cell>
          <table:table-cell office:value-type="float" office:value="0.57411003168710295" table:style-name="ce4">
            <text:p>0.574110032</text:p>
          </table:table-cell>
          <table:table-cell office:value-type="percentage" office:value="3.7328181518509998E-3" table:style-name="ce9">
            <text:p>0.37%</text:p>
          </table:table-cell>
          <table:table-cell office:value-type="percentage" office:value="1.1840238236212001E-2" table:style-name="ce9">
            <text:p>1.18%</text:p>
          </table:table-cell>
          <table:table-cell office:value-type="string" table:style-name="ce12">
            <text:p>-0.529312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39" table:style-name="ce3">
            <text:p>339</text:p>
          </table:table-cell>
          <table:table-cell office:value-type="float" office:value="0.61116243379648805" table:style-name="ce4">
            <text:p>0.611162434</text:p>
          </table:table-cell>
          <table:table-cell office:value-type="float" office:value="0.35140906081727802" table:style-name="ce4">
            <text:p>0.351409061</text:p>
          </table:table-cell>
          <table:table-cell office:value-type="float" office:value="3.7428505386233997E-2" table:style-name="ce4">
            <text:p>0.037428505</text:p>
          </table:table-cell>
          <table:table-cell office:value-type="percentage" office:value="3.1474520484030002E-3" table:style-name="ce9">
            <text:p>0.31%</text:p>
          </table:table-cell>
          <table:table-cell office:value-type="percentage" office:value="1.6425894627165E-2" table:style-name="ce9">
            <text:p>1.64%</text:p>
          </table:table-cell>
          <table:table-cell office:value-type="string" table:style-name="ce12">
            <text:p>-0.417179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0" table:style-name="ce3">
            <text:p>340</text:p>
          </table:table-cell>
          <table:table-cell office:value-type="float" office:value="0" table:style-name="ce4">
            <text:p>0</text:p>
          </table:table-cell>
          <table:table-cell office:value-type="float" office:value="0.24509915568618099" table:style-name="ce4">
            <text:p>0.245099156</text:p>
          </table:table-cell>
          <table:table-cell office:value-type="float" office:value="0.75490084431381899" table:style-name="ce4">
            <text:p>0.754900844</text:p>
          </table:table-cell>
          <table:table-cell office:value-type="percentage" office:value="7.3693857016189999E-3" table:style-name="ce9">
            <text:p>0.74%</text:p>
          </table:table-cell>
          <table:table-cell office:value-type="percentage" office:value="1.3338791338335E-2" table:style-name="ce9">
            <text:p>1.33%</text:p>
          </table:table-cell>
          <table:table-cell office:value-type="string" table:style-name="ce12">
            <text:p>-0.197215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1" table:style-name="ce3">
            <text:p>341</text:p>
          </table:table-cell>
          <table:table-cell office:value-type="float" office:value="1.4955434307377001E-2" table:style-name="ce4">
            <text:p>0.014955434</text:p>
          </table:table-cell>
          <table:table-cell office:value-type="float" office:value="0.37659436629436599" table:style-name="ce4">
            <text:p>0.376594366</text:p>
          </table:table-cell>
          <table:table-cell office:value-type="float" office:value="0.60845019939825695" table:style-name="ce4">
            <text:p>0.608450199</text:p>
          </table:table-cell>
          <table:table-cell office:value-type="percentage" office:value="6.7991405848039999E-3" table:style-name="ce9">
            <text:p>0.68%</text:p>
          </table:table-cell>
          <table:table-cell office:value-type="percentage" office:value="1.4888221496545E-2" table:style-name="ce9">
            <text:p>1.49%</text:p>
          </table:table-cell>
          <table:table-cell office:value-type="string" table:style-name="ce12">
            <text:p>-0.2149927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2" table:style-name="ce3">
            <text:p>342</text:p>
          </table:table-cell>
          <table:table-cell office:value-type="float" office:value="0.418221271714798" table:style-name="ce4">
            <text:p>0.418221272</text:p>
          </table:table-cell>
          <table:table-cell office:value-type="float" office:value="0.38774607270153599" table:style-name="ce4">
            <text:p>0.387746073</text:p>
          </table:table-cell>
          <table:table-cell office:value-type="float" office:value="0.194032655583666" table:style-name="ce4">
            <text:p>0.194032656</text:p>
          </table:table-cell>
          <table:table-cell office:value-type="percentage" office:value="3.6230797899109999E-3" table:style-name="ce9">
            <text:p>0.36%</text:p>
          </table:table-cell>
          <table:table-cell office:value-type="percentage" office:value="1.6250593414788999E-2" table:style-name="ce9">
            <text:p>1.63%</text:p>
          </table:table-cell>
          <table:table-cell office:value-type="string" table:style-name="ce12">
            <text:p>-0.392411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3" table:style-name="ce3">
            <text:p>343</text:p>
          </table:table-cell>
          <table:table-cell office:value-type="float" office:value="0.46463216374061" table:style-name="ce4">
            <text:p>0.464632164</text:p>
          </table:table-cell>
          <table:table-cell office:value-type="float" office:value="0.43158837730336103" table:style-name="ce4">
            <text:p>0.431588377</text:p>
          </table:table-cell>
          <table:table-cell office:value-type="float" office:value="0.103779458956029" table:style-name="ce4">
            <text:p>0.103779459</text:p>
          </table:table-cell>
          <table:table-cell office:value-type="percentage" office:value="3.9413064366870003E-3" table:style-name="ce9">
            <text:p>0.39%</text:p>
          </table:table-cell>
          <table:table-cell office:value-type="percentage" office:value="1.6894042085610999E-2" table:style-name="ce9">
            <text:p>1.69%</text:p>
          </table:table-cell>
          <table:table-cell office:value-type="string" table:style-name="ce12">
            <text:p>-0.358629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4" table:style-name="ce3">
            <text:p>344</text:p>
          </table:table-cell>
          <table:table-cell office:value-type="float" office:value="9.3357291447799997E-3" table:style-name="ce4">
            <text:p>0.009335729</text:p>
          </table:table-cell>
          <table:table-cell office:value-type="float" office:value="0.50008068547907703" table:style-name="ce4">
            <text:p>0.500080685</text:p>
          </table:table-cell>
          <table:table-cell office:value-type="float" office:value="0.49058358537614299" table:style-name="ce4">
            <text:p>0.490583585</text:p>
          </table:table-cell>
          <table:table-cell office:value-type="percentage" office:value="7.2263750897849999E-3" table:style-name="ce9">
            <text:p>0.72%</text:p>
          </table:table-cell>
          <table:table-cell office:value-type="percentage" office:value="1.6283066983588002E-2" table:style-name="ce9">
            <text:p>1.63%</text:p>
          </table:table-cell>
          <table:table-cell office:value-type="string" table:style-name="ce12">
            <text:p>-0.1703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5" table:style-name="ce3">
            <text:p>345</text:p>
          </table:table-cell>
          <table:table-cell office:value-type="float" office:value="0.27438297802015599" table:style-name="ce4">
            <text:p>0.274382978</text:p>
          </table:table-cell>
          <table:table-cell office:value-type="float" office:value="4.2516134135104001E-2" table:style-name="ce4">
            <text:p>0.042516134</text:p>
          </table:table-cell>
          <table:table-cell office:value-type="float" office:value="0.68310088784473999" table:style-name="ce4">
            <text:p>0.683100888</text:p>
          </table:table-cell>
          <table:table-cell office:value-type="percentage" office:value="5.0204681667279996E-3" table:style-name="ce9">
            <text:p>0.50%</text:p>
          </table:table-cell>
          <table:table-cell office:value-type="percentage" office:value="1.1862471579113999E-2" table:style-name="ce9">
            <text:p>1.19%</text:p>
          </table:table-cell>
          <table:table-cell office:value-type="string" table:style-name="ce12">
            <text:p>-0.419771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6" table:style-name="ce3">
            <text:p>346</text:p>
          </table:table-cell>
          <table:table-cell office:value-type="float" office:value="0.19800199501645699" table:style-name="ce4">
            <text:p>0.198001995</text:p>
          </table:table-cell>
          <table:table-cell office:value-type="float" office:value="0.220989104569455" table:style-name="ce4">
            <text:p>0.220989105</text:p>
          </table:table-cell>
          <table:table-cell office:value-type="float" office:value="0.58100890041408704" table:style-name="ce4">
            <text:p>0.5810089</text:p>
          </table:table-cell>
          <table:table-cell office:value-type="percentage" office:value="4.7919285061519996E-3" table:style-name="ce9">
            <text:p>0.48%</text:p>
          </table:table-cell>
          <table:table-cell office:value-type="percentage" office:value="1.3669403568857E-2" table:style-name="ce9">
            <text:p>1.37%</text:p>
          </table:table-cell>
          <table:table-cell office:value-type="string" table:style-name="ce12">
            <text:p>-0.381002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7" table:style-name="ce3">
            <text:p>347</text:p>
          </table:table-cell>
          <table:table-cell office:value-type="float" office:value="5.521693536464E-2" table:style-name="ce4">
            <text:p>0.055216935</text:p>
          </table:table-cell>
          <table:table-cell office:value-type="float" office:value="0.59877958606286596" table:style-name="ce4">
            <text:p>0.598779586</text:p>
          </table:table-cell>
          <table:table-cell office:value-type="float" office:value="0.34600347857249403" table:style-name="ce4">
            <text:p>0.346003479</text:p>
          </table:table-cell>
          <table:table-cell office:value-type="percentage" office:value="7.5828106769719999E-3" table:style-name="ce9">
            <text:p>0.76%</text:p>
          </table:table-cell>
          <table:table-cell office:value-type="percentage" office:value="1.7552173400492001E-2" table:style-name="ce9">
            <text:p>1.76%</text:p>
          </table:table-cell>
          <table:table-cell office:value-type="string" table:style-name="ce12">
            <text:p>-0.137714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8" table:style-name="ce3">
            <text:p>348</text:p>
          </table:table-cell>
          <table:table-cell office:value-type="float" office:value="0.42535506564976" table:style-name="ce4">
            <text:p>0.425355066</text:p>
          </table:table-cell>
          <table:table-cell office:value-type="float" office:value="0.48888534333829797" table:style-name="ce4">
            <text:p>0.488885343</text:p>
          </table:table-cell>
          <table:table-cell office:value-type="float" office:value="8.5759591011941999E-2" table:style-name="ce4">
            <text:p>0.085759591</text:p>
          </table:table-cell>
          <table:table-cell office:value-type="percentage" office:value="4.6384892919879997E-3" table:style-name="ce9">
            <text:p>0.46%</text:p>
          </table:table-cell>
          <table:table-cell office:value-type="percentage" office:value="1.7428955525348001E-2" table:style-name="ce9">
            <text:p>1.74%</text:p>
          </table:table-cell>
          <table:table-cell office:value-type="string" table:style-name="ce12">
            <text:p>-0.307620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49" table:style-name="ce3">
            <text:p>349</text:p>
          </table:table-cell>
          <table:table-cell office:value-type="float" office:value="0.256307920299923" table:style-name="ce4">
            <text:p>0.25630792</text:p>
          </table:table-cell>
          <table:table-cell office:value-type="float" office:value="0.31068480256632403" table:style-name="ce4">
            <text:p>0.310684803</text:p>
          </table:table-cell>
          <table:table-cell office:value-type="float" office:value="0.43300727713375298" table:style-name="ce4">
            <text:p>0.433007277</text:p>
          </table:table-cell>
          <table:table-cell office:value-type="percentage" office:value="4.154221143747E-3" table:style-name="ce9">
            <text:p>0.42%</text:p>
          </table:table-cell>
          <table:table-cell office:value-type="percentage" office:value="1.4873605391544E-2" table:style-name="ce9">
            <text:p>1.49%</text:p>
          </table:table-cell>
          <table:table-cell office:value-type="string" table:style-name="ce12">
            <text:p>-0.393030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0" table:style-name="ce3">
            <text:p>350</text:p>
          </table:table-cell>
          <table:table-cell office:value-type="float" office:value="0" table:style-name="ce4">
            <text:p>0</text:p>
          </table:table-cell>
          <table:table-cell office:value-type="float" office:value="0.84097389521527299" table:style-name="ce4">
            <text:p>0.840973895</text:p>
          </table:table-cell>
          <table:table-cell office:value-type="float" office:value="0.15902610478472701" table:style-name="ce4">
            <text:p>0.159026105</text:p>
          </table:table-cell>
          <table:table-cell office:value-type="percentage" office:value="1.1676379403275001E-2" table:style-name="ce9">
            <text:p>1.17%</text:p>
          </table:table-cell>
          <table:table-cell office:value-type="percentage" office:value="2.0152559664561E-2" table:style-name="ce9">
            <text:p>2.02%</text:p>
          </table:table-cell>
          <table:table-cell office:value-type="string" table:style-name="ce11">
            <text:p>0.0831844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1" table:style-name="ce3">
            <text:p>351</text:p>
          </table:table-cell>
          <table:table-cell office:value-type="float" office:value="0.57227175045921097" table:style-name="ce4">
            <text:p>0.57227175</text:p>
          </table:table-cell>
          <table:table-cell office:value-type="float" office:value="0.30499265036707801" table:style-name="ce4">
            <text:p>0.30499265</text:p>
          </table:table-cell>
          <table:table-cell office:value-type="float" office:value="0.122735599173711" table:style-name="ce4">
            <text:p>0.122735599</text:p>
          </table:table-cell>
          <table:table-cell office:value-type="percentage" office:value="2.7418259726939998E-3" table:style-name="ce9">
            <text:p>0.27%</text:p>
          </table:table-cell>
          <table:table-cell office:value-type="percentage" office:value="1.5776039184649E-2" table:style-name="ce9">
            <text:p>1.58%</text:p>
          </table:table-cell>
          <table:table-cell office:value-type="string" table:style-name="ce12">
            <text:p>-0.460075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2" table:style-name="ce3">
            <text:p>352</text:p>
          </table:table-cell>
          <table:table-cell office:value-type="float" office:value="0.29922364193152401" table:style-name="ce4">
            <text:p>0.299223642</text:p>
          </table:table-cell>
          <table:table-cell office:value-type="float" office:value="0.392360926581443" table:style-name="ce4">
            <text:p>0.392360927</text:p>
          </table:table-cell>
          <table:table-cell office:value-type="float" office:value="0.30841543148703299" table:style-name="ce4">
            <text:p>0.308415431</text:p>
          </table:table-cell>
          <table:table-cell office:value-type="percentage" office:value="4.1686968886750003E-3" table:style-name="ce9">
            <text:p>0.42%</text:p>
          </table:table-cell>
          <table:table-cell office:value-type="percentage" office:value="1.593897734748E-2" table:style-name="ce9">
            <text:p>1.59%</text:p>
          </table:table-cell>
          <table:table-cell office:value-type="string" table:style-name="ce12">
            <text:p>-0.365851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3" table:style-name="ce3">
            <text:p>353</text:p>
          </table:table-cell>
          <table:table-cell office:value-type="float" office:value="0.24162759876497" table:style-name="ce4">
            <text:p>0.241627599</text:p>
          </table:table-cell>
          <table:table-cell office:value-type="float" office:value="0.65918715032667696" table:style-name="ce4">
            <text:p>0.65918715</text:p>
          </table:table-cell>
          <table:table-cell office:value-type="float" office:value="9.9185250908354006E-2" table:style-name="ce4">
            <text:p>0.099185251</text:p>
          </table:table-cell>
          <table:table-cell office:value-type="percentage" office:value="7.4137681675949998E-3" table:style-name="ce9">
            <text:p>0.74%</text:p>
          </table:table-cell>
          <table:table-cell office:value-type="percentage" office:value="1.8813741960401E-2" table:style-name="ce9">
            <text:p>1.88%</text:p>
          </table:table-cell>
          <table:table-cell office:value-type="string" table:style-name="ce12">
            <text:p>-0.137465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4" table:style-name="ce3">
            <text:p>354</text:p>
          </table:table-cell>
          <table:table-cell office:value-type="float" office:value="1.8491940636647001E-2" table:style-name="ce4">
            <text:p>0.018491941</text:p>
          </table:table-cell>
          <table:table-cell office:value-type="float" office:value="0.90570221819734698" table:style-name="ce4">
            <text:p>0.905702218</text:p>
          </table:table-cell>
          <table:table-cell office:value-type="float" office:value="7.5805841166006999E-2" table:style-name="ce4">
            <text:p>0.075805841</text:p>
          </table:table-cell>
          <table:table-cell office:value-type="percentage" office:value="1.2998522275018E-2" table:style-name="ce9">
            <text:p>1.30%</text:p>
          </table:table-cell>
          <table:table-cell office:value-type="percentage" office:value="2.0949346359070999E-2" table:style-name="ce9">
            <text:p>2.09%</text:p>
          </table:table-cell>
          <table:table-cell office:value-type="string" table:style-name="ce11">
            <text:p>0.14313201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5" table:style-name="ce3">
            <text:p>355</text:p>
          </table:table-cell>
          <table:table-cell office:value-type="float" office:value="0.14955408087274699" table:style-name="ce4">
            <text:p>0.149554081</text:p>
          </table:table-cell>
          <table:table-cell office:value-type="float" office:value="0.746234208742933" table:style-name="ce4">
            <text:p>0.746234209</text:p>
          </table:table-cell>
          <table:table-cell office:value-type="float" office:value="0.10421171038432001" table:style-name="ce4">
            <text:p>0.10421171</text:p>
          </table:table-cell>
          <table:table-cell office:value-type="percentage" office:value="9.2069971865059996E-3" table:style-name="ce9">
            <text:p>0.92%</text:p>
          </table:table-cell>
          <table:table-cell office:value-type="percentage" office:value="1.9527175132997999E-2" table:style-name="ce9">
            <text:p>1.95%</text:p>
          </table:table-cell>
          <table:table-cell office:value-type="string" table:style-name="ce12">
            <text:p>-0.040610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6" table:style-name="ce3">
            <text:p>356</text:p>
          </table:table-cell>
          <table:table-cell office:value-type="float" office:value="0.30266247677618502" table:style-name="ce4">
            <text:p>0.302662477</text:p>
          </table:table-cell>
          <table:table-cell office:value-type="float" office:value="0.45119363813207097" table:style-name="ce4">
            <text:p>0.451193638</text:p>
          </table:table-cell>
          <table:table-cell office:value-type="float" office:value="0.24614388509174401" table:style-name="ce4">
            <text:p>0.246143885</text:p>
          </table:table-cell>
          <table:table-cell office:value-type="percentage" office:value="4.5811632875870003E-3" table:style-name="ce9">
            <text:p>0.46%</text:p>
          </table:table-cell>
          <table:table-cell office:value-type="percentage" office:value="1.6622253713736001E-2" table:style-name="ce9">
            <text:p>1.66%</text:p>
          </table:table-cell>
          <table:table-cell office:value-type="string" table:style-name="ce12">
            <text:p>-0.325998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7" table:style-name="ce3">
            <text:p>357</text:p>
          </table:table-cell>
          <table:table-cell office:value-type="float" office:value="0.89552674427385204" table:style-name="ce4">
            <text:p>0.895526744</text:p>
          </table:table-cell>
          <table:table-cell office:value-type="float" office:value="0" table:style-name="ce4">
            <text:p>0</text:p>
          </table:table-cell>
          <table:table-cell office:value-type="float" office:value="0.104473255726148" table:style-name="ce4">
            <text:p>0.104473256</text:p>
          </table:table-cell>
          <table:table-cell office:value-type="percentage" office:value="1.9849051115789999E-3" table:style-name="ce9">
            <text:p>0.20%</text:p>
          </table:table-cell>
          <table:table-cell office:value-type="percentage" office:value="1.3278328083328E-2" table:style-name="ce9">
            <text:p>1.33%</text:p>
          </table:table-cell>
          <table:table-cell office:value-type="string" table:style-name="ce12">
            <text:p>-0.603622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8" table:style-name="ce3">
            <text:p>358</text:p>
          </table:table-cell>
          <table:table-cell office:value-type="float" office:value="0.181367577555621" table:style-name="ce4">
            <text:p>0.181367578</text:p>
          </table:table-cell>
          <table:table-cell office:value-type="float" office:value="0.29775962022903801" table:style-name="ce4">
            <text:p>0.29775962</text:p>
          </table:table-cell>
          <table:table-cell office:value-type="float" office:value="0.52087280221534205" table:style-name="ce4">
            <text:p>0.520872802</text:p>
          </table:table-cell>
          <table:table-cell office:value-type="percentage" office:value="4.8424027294779997E-3" table:style-name="ce9">
            <text:p>0.48%</text:p>
          </table:table-cell>
          <table:table-cell office:value-type="percentage" office:value="1.4496329989120999E-2" table:style-name="ce9">
            <text:p>1.45%</text:p>
          </table:table-cell>
          <table:table-cell office:value-type="string" table:style-name="ce12">
            <text:p>-0.35578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59" table:style-name="ce3">
            <text:p>359</text:p>
          </table:table-cell>
          <table:table-cell office:value-type="float" office:value="2.8605581828543999E-2" table:style-name="ce4">
            <text:p>0.028605582</text:p>
          </table:table-cell>
          <table:table-cell office:value-type="float" office:value="0.971394418171456" table:style-name="ce4">
            <text:p>0.971394418</text:p>
          </table:table-cell>
          <table:table-cell office:value-type="float" office:value="0" table:style-name="ce4">
            <text:p>0</text:p>
          </table:table-cell>
          <table:table-cell office:value-type="percentage" office:value="1.4596172655336E-2" table:style-name="ce9">
            <text:p>1.46%</text:p>
          </table:table-cell>
          <table:table-cell office:value-type="percentage" office:value="2.1731499431355002E-2" table:style-name="ce9">
            <text:p>2.17%</text:p>
          </table:table-cell>
          <table:table-cell office:value-type="string" table:style-name="ce11">
            <text:p>0.211498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0" table:style-name="ce3">
            <text:p>360</text:p>
          </table:table-cell>
          <table:table-cell office:value-type="float" office:value="0.77583568315120299" table:style-name="ce4">
            <text:p>0.775835683</text:p>
          </table:table-cell>
          <table:table-cell office:value-type="float" office:value="0.113432959199671" table:style-name="ce4">
            <text:p>0.113432959</text:p>
          </table:table-cell>
          <table:table-cell office:value-type="float" office:value="0.110731357649127" table:style-name="ce4">
            <text:p>0.110731358</text:p>
          </table:table-cell>
          <table:table-cell office:value-type="percentage" office:value="1.9014958930479999E-3" table:style-name="ce9">
            <text:p>0.19%</text:p>
          </table:table-cell>
          <table:table-cell office:value-type="percentage" office:value="1.4208912838969001E-2" table:style-name="ce9">
            <text:p>1.42%</text:p>
          </table:table-cell>
          <table:table-cell office:value-type="string" table:style-name="ce12">
            <text:p>-0.569959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1" table:style-name="ce3">
            <text:p>361</text:p>
          </table:table-cell>
          <table:table-cell office:value-type="float" office:value="8.6141445423229004E-2" table:style-name="ce4">
            <text:p>0.086141445</text:p>
          </table:table-cell>
          <table:table-cell office:value-type="float" office:value="0.91385855457677101" table:style-name="ce4">
            <text:p>0.913858555</text:p>
          </table:table-cell>
          <table:table-cell office:value-type="float" office:value="0" table:style-name="ce4">
            <text:p>0</text:p>
          </table:table-cell>
          <table:table-cell office:value-type="percentage" office:value="1.3010643467043E-2" table:style-name="ce9">
            <text:p>1.30%</text:p>
          </table:table-cell>
          <table:table-cell office:value-type="percentage" office:value="2.1249764973765E-2" table:style-name="ce9">
            <text:p>2.12%</text:p>
          </table:table-cell>
          <table:table-cell office:value-type="string" table:style-name="ce11">
            <text:p>0.14167888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2" table:style-name="ce3">
            <text:p>362</text:p>
          </table:table-cell>
          <table:table-cell office:value-type="float" office:value="0.33740975220722103" table:style-name="ce4">
            <text:p>0.337409752</text:p>
          </table:table-cell>
          <table:table-cell office:value-type="float" office:value="0.239020134031973" table:style-name="ce4">
            <text:p>0.239020134</text:p>
          </table:table-cell>
          <table:table-cell office:value-type="float" office:value="0.423570113760806" table:style-name="ce4">
            <text:p>0.423570114</text:p>
          </table:table-cell>
          <table:table-cell office:value-type="percentage" office:value="3.4507476550149998E-3" table:style-name="ce9">
            <text:p>0.35%</text:p>
          </table:table-cell>
          <table:table-cell office:value-type="percentage" office:value="1.4302471564057E-2" table:style-name="ce9">
            <text:p>1.43%</text:p>
          </table:table-cell>
          <table:table-cell office:value-type="string" table:style-name="ce12">
            <text:p>-0.457910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3" table:style-name="ce3">
            <text:p>363</text:p>
          </table:table-cell>
          <table:table-cell office:value-type="float" office:value="0.26716816229240398" table:style-name="ce4">
            <text:p>0.267168162</text:p>
          </table:table-cell>
          <table:table-cell office:value-type="float" office:value="0.48096634867135601" table:style-name="ce4">
            <text:p>0.480966349</text:p>
          </table:table-cell>
          <table:table-cell office:value-type="float" office:value="0.25186548903624001" table:style-name="ce4">
            <text:p>0.251865489</text:p>
          </table:table-cell>
          <table:table-cell office:value-type="percentage" office:value="5.0180279415089997E-3" table:style-name="ce9">
            <text:p>0.50%</text:p>
          </table:table-cell>
          <table:table-cell office:value-type="percentage" office:value="1.6854013415075E-2" table:style-name="ce9">
            <text:p>1.69%</text:p>
          </table:table-cell>
          <table:table-cell office:value-type="string" table:style-name="ce12">
            <text:p>-0.2955955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4" table:style-name="ce3">
            <text:p>364</text:p>
          </table:table-cell>
          <table:table-cell office:value-type="float" office:value="0" table:style-name="ce4">
            <text:p>0</text:p>
          </table:table-cell>
          <table:table-cell office:value-type="float" office:value="0.48594474122620002" table:style-name="ce4">
            <text:p>0.485944741</text:p>
          </table:table-cell>
          <table:table-cell office:value-type="float" office:value="0.51405525877379998" table:style-name="ce4">
            <text:p>0.514055259</text:p>
          </table:table-cell>
          <table:table-cell office:value-type="percentage" office:value="7.2590834096650002E-3" table:style-name="ce9">
            <text:p>0.73%</text:p>
          </table:table-cell>
          <table:table-cell office:value-type="percentage" office:value="1.6092836632418998E-2" table:style-name="ce9">
            <text:p>1.61%</text:p>
          </table:table-cell>
          <table:table-cell office:value-type="string" table:style-name="ce12">
            <text:p>-0.170319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5" table:style-name="ce3">
            <text:p>365</text:p>
          </table:table-cell>
          <table:table-cell office:value-type="float" office:value="0.39968660724412303" table:style-name="ce4">
            <text:p>0.399686607</text:p>
          </table:table-cell>
          <table:table-cell office:value-type="float" office:value="0.57091151257171802" table:style-name="ce4">
            <text:p>0.570911513</text:p>
          </table:table-cell>
          <table:table-cell office:value-type="float" office:value="2.9401880184158999E-2" table:style-name="ce4">
            <text:p>0.02940188</text:p>
          </table:table-cell>
          <table:table-cell office:value-type="percentage" office:value="5.7974977205000004E-3" table:style-name="ce9">
            <text:p>0.58%</text:p>
          </table:table-cell>
          <table:table-cell office:value-type="percentage" office:value="1.8288316394248001E-2" table:style-name="ce9">
            <text:p>1.83%</text:p>
          </table:table-cell>
          <table:table-cell office:value-type="string" table:style-name="ce12">
            <text:p>-0.229791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6" table:style-name="ce3">
            <text:p>366</text:p>
          </table:table-cell>
          <table:table-cell office:value-type="float" office:value="0.67520279664402205" table:style-name="ce4">
            <text:p>0.675202797</text:p>
          </table:table-cell>
          <table:table-cell office:value-type="float" office:value="0.31136521189481797" table:style-name="ce4">
            <text:p>0.311365212</text:p>
          </table:table-cell>
          <table:table-cell office:value-type="float" office:value="1.343199146116E-2" table:style-name="ce4">
            <text:p>0.013431991</text:p>
          </table:table-cell>
          <table:table-cell office:value-type="percentage" office:value="2.8783297152279999E-3" table:style-name="ce9">
            <text:p>0.29%</text:p>
          </table:table-cell>
          <table:table-cell office:value-type="percentage" office:value="1.6164097251952E-2" table:style-name="ce9">
            <text:p>1.62%</text:p>
          </table:table-cell>
          <table:table-cell office:value-type="string" table:style-name="ce12">
            <text:p>-0.44058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7" table:style-name="ce3">
            <text:p>367</text:p>
          </table:table-cell>
          <table:table-cell office:value-type="float" office:value="0.45208509301542099" table:style-name="ce4">
            <text:p>0.452085093</text:p>
          </table:table-cell>
          <table:table-cell office:value-type="float" office:value="0.366158554020654" table:style-name="ce4">
            <text:p>0.366158554</text:p>
          </table:table-cell>
          <table:table-cell office:value-type="float" office:value="0.18175635296392501" table:style-name="ce4">
            <text:p>0.181756353</text:p>
          </table:table-cell>
          <table:table-cell office:value-type="percentage" office:value="3.3660820932640001E-3" table:style-name="ce9">
            <text:p>0.34%</text:p>
          </table:table-cell>
          <table:table-cell office:value-type="percentage" office:value="1.6107437781985999E-2" table:style-name="ce9">
            <text:p>1.61%</text:p>
          </table:table-cell>
          <table:table-cell office:value-type="string" table:style-name="ce12">
            <text:p>-0.411854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8" table:style-name="ce3">
            <text:p>368</text:p>
          </table:table-cell>
          <table:table-cell office:value-type="float" office:value="0.34565309480786599" table:style-name="ce4">
            <text:p>0.345653095</text:p>
          </table:table-cell>
          <table:table-cell office:value-type="float" office:value="0.316800615137037" table:style-name="ce4">
            <text:p>0.316800615</text:p>
          </table:table-cell>
          <table:table-cell office:value-type="float" office:value="0.33754629005509701" table:style-name="ce4">
            <text:p>0.33754629</text:p>
          </table:table-cell>
          <table:table-cell office:value-type="percentage" office:value="3.5356357613799999E-3" table:style-name="ce9">
            <text:p>0.35%</text:p>
          </table:table-cell>
          <table:table-cell office:value-type="percentage" office:value="1.5217125826311999E-2" table:style-name="ce9">
            <text:p>1.52%</text:p>
          </table:table-cell>
          <table:table-cell office:value-type="string" table:style-name="ce12">
            <text:p>-0.424808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69" table:style-name="ce3">
            <text:p>369</text:p>
          </table:table-cell>
          <table:table-cell office:value-type="float" office:value="8.9863733479582E-2" table:style-name="ce4">
            <text:p>0.089863733</text:p>
          </table:table-cell>
          <table:table-cell office:value-type="float" office:value="0.67647654444982797" table:style-name="ce4">
            <text:p>0.676476544</text:p>
          </table:table-cell>
          <table:table-cell office:value-type="float" office:value="0.23365972207059099" table:style-name="ce4">
            <text:p>0.233659722</text:p>
          </table:table-cell>
          <table:table-cell office:value-type="percentage" office:value="8.3185945554359996E-3" table:style-name="ce9">
            <text:p>0.83%</text:p>
          </table:table-cell>
          <table:table-cell office:value-type="percentage" office:value="1.8546723457467999E-2" table:style-name="ce9">
            <text:p>1.85%</text:p>
          </table:table-cell>
          <table:table-cell office:value-type="string" table:style-name="ce12">
            <text:p>-0.090657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0" table:style-name="ce3">
            <text:p>370</text:p>
          </table:table-cell>
          <table:table-cell office:value-type="float" office:value="3.5933498072466E-2" table:style-name="ce4">
            <text:p>0.035933498</text:p>
          </table:table-cell>
          <table:table-cell office:value-type="float" office:value="0.94755648201828702" table:style-name="ce4">
            <text:p>0.947556482</text:p>
          </table:table-cell>
          <table:table-cell office:value-type="float" office:value="1.6510019909248001E-2" table:style-name="ce4">
            <text:p>0.01651002</text:p>
          </table:table-cell>
          <table:table-cell office:value-type="percentage" office:value="1.3963293828395999E-2" table:style-name="ce9">
            <text:p>1.40%</text:p>
          </table:table-cell>
          <table:table-cell office:value-type="percentage" office:value="2.1481354052107E-2" table:style-name="ce9">
            <text:p>2.15%</text:p>
          </table:table-cell>
          <table:table-cell office:value-type="string" table:style-name="ce11">
            <text:p>0.18449926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1" table:style-name="ce3">
            <text:p>371</text:p>
          </table:table-cell>
          <table:table-cell office:value-type="float" office:value="0.53423431344406602" table:style-name="ce4">
            <text:p>0.534234313</text:p>
          </table:table-cell>
          <table:table-cell office:value-type="float" office:value="0.38967414651520099" table:style-name="ce4">
            <text:p>0.389674147</text:p>
          </table:table-cell>
          <table:table-cell office:value-type="float" office:value="7.6091540040732999E-2" table:style-name="ce4">
            <text:p>0.07609154</text:p>
          </table:table-cell>
          <table:table-cell office:value-type="percentage" office:value="3.476054909313E-3" table:style-name="ce9">
            <text:p>0.35%</text:p>
          </table:table-cell>
          <table:table-cell office:value-type="percentage" office:value="1.6627888006029001E-2" table:style-name="ce9">
            <text:p>1.66%</text:p>
          </table:table-cell>
          <table:table-cell office:value-type="string" table:style-name="ce12">
            <text:p>-0.3923495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2" table:style-name="ce3">
            <text:p>372</text:p>
          </table:table-cell>
          <table:table-cell office:value-type="float" office:value="0.37773511090274398" table:style-name="ce4">
            <text:p>0.377735111</text:p>
          </table:table-cell>
          <table:table-cell office:value-type="float" office:value="0.394069011092337" table:style-name="ce4">
            <text:p>0.394069011</text:p>
          </table:table-cell>
          <table:table-cell office:value-type="float" office:value="0.228195878004918" table:style-name="ce4">
            <text:p>0.228195878</text:p>
          </table:table-cell>
          <table:table-cell office:value-type="percentage" office:value="3.8063169932370002E-3" table:style-name="ce9">
            <text:p>0.38%</text:p>
          </table:table-cell>
          <table:table-cell office:value-type="percentage" office:value="1.6198921613191999E-2" table:style-name="ce9">
            <text:p>1.62%</text:p>
          </table:table-cell>
          <table:table-cell office:value-type="string" table:style-name="ce12">
            <text:p>-0.382351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3" table:style-name="ce3">
            <text:p>373</text:p>
          </table:table-cell>
          <table:table-cell office:value-type="float" office:value="0.99368031249639899" table:style-name="ce4">
            <text:p>0.993680312</text:p>
          </table:table-cell>
          <table:table-cell office:value-type="float" office:value="0" table:style-name="ce4">
            <text:p>0</text:p>
          </table:table-cell>
          <table:table-cell office:value-type="float" office:value="6.3196875036010004E-3" table:style-name="ce4">
            <text:p>0.006319688</text:p>
          </table:table-cell>
          <table:table-cell office:value-type="percentage" office:value="2.3125385077210001E-3" table:style-name="ce9">
            <text:p>0.23%</text:p>
          </table:table-cell>
          <table:table-cell office:value-type="percentage" office:value="1.3578887275333001E-2" table:style-name="ce9">
            <text:p>1.36%</text:p>
          </table:table-cell>
          <table:table-cell office:value-type="string" table:style-name="ce12">
            <text:p>-0.566133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4" table:style-name="ce3">
            <text:p>374</text:p>
          </table:table-cell>
          <table:table-cell office:value-type="float" office:value="9.0304748377597999E-2" table:style-name="ce4">
            <text:p>0.090304748</text:p>
          </table:table-cell>
          <table:table-cell office:value-type="float" office:value="0.22240169485040101" table:style-name="ce4">
            <text:p>0.222401695</text:p>
          </table:table-cell>
          <table:table-cell office:value-type="float" office:value="0.68729355677200099" table:style-name="ce4">
            <text:p>0.687293557</text:p>
          </table:table-cell>
          <table:table-cell office:value-type="percentage" office:value="6.1469787768429996E-3" table:style-name="ce9">
            <text:p>0.61%</text:p>
          </table:table-cell>
          <table:table-cell office:value-type="percentage" office:value="1.3355773202056E-2" table:style-name="ce9">
            <text:p>1.34%</text:p>
          </table:table-cell>
          <table:table-cell office:value-type="string" table:style-name="ce12">
            <text:p>-0.288491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5" table:style-name="ce3">
            <text:p>375</text:p>
          </table:table-cell>
          <table:table-cell office:value-type="float" office:value="5.2650209556789E-2" table:style-name="ce4">
            <text:p>0.05265021</text:p>
          </table:table-cell>
          <table:table-cell office:value-type="float" office:value="0.67286222747584701" table:style-name="ce4">
            <text:p>0.672862227</text:p>
          </table:table-cell>
          <table:table-cell office:value-type="float" office:value="0.27448756296736398" table:style-name="ce4">
            <text:p>0.274487563</text:p>
          </table:table-cell>
          <table:table-cell office:value-type="percentage" office:value="8.5060920303580007E-3" table:style-name="ce9">
            <text:p>0.85%</text:p>
          </table:table-cell>
          <table:table-cell office:value-type="percentage" office:value="1.8391441376515001E-2" table:style-name="ce9">
            <text:p>1.84%</text:p>
          </table:table-cell>
          <table:table-cell office:value-type="string" table:style-name="ce12">
            <text:p>-0.081228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6" table:style-name="ce3">
            <text:p>376</text:p>
          </table:table-cell>
          <table:table-cell office:value-type="float" office:value="0.41232551472208501" table:style-name="ce4">
            <text:p>0.412325515</text:p>
          </table:table-cell>
          <table:table-cell office:value-type="float" office:value="0.50745725574297096" table:style-name="ce4">
            <text:p>0.507457256</text:p>
          </table:table-cell>
          <table:table-cell office:value-type="float" office:value="8.0217229534944007E-2" table:style-name="ce4">
            <text:p>0.08021723</text:p>
          </table:table-cell>
          <table:table-cell office:value-type="percentage" office:value="4.8863469933400003E-3" table:style-name="ce9">
            <text:p>0.49%</text:p>
          </table:table-cell>
          <table:table-cell office:value-type="percentage" office:value="1.7601425288685E-2" table:style-name="ce9">
            <text:p>1.76%</text:p>
          </table:table-cell>
          <table:table-cell office:value-type="string" table:style-name="ce12">
            <text:p>-0.290524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7" table:style-name="ce3">
            <text:p>377</text:p>
          </table:table-cell>
          <table:table-cell office:value-type="float" office:value="1.5583620685404E-2" table:style-name="ce4">
            <text:p>0.015583621</text:p>
          </table:table-cell>
          <table:table-cell office:value-type="float" office:value="0.62207966770495304" table:style-name="ce4">
            <text:p>0.622079668</text:p>
          </table:table-cell>
          <table:table-cell office:value-type="float" office:value="0.36233671160964298" table:style-name="ce4">
            <text:p>0.362336712</text:p>
          </table:table-cell>
          <table:table-cell office:value-type="percentage" office:value="8.1686413806170005E-3" table:style-name="ce9">
            <text:p>0.82%</text:p>
          </table:table-cell>
          <table:table-cell office:value-type="percentage" office:value="1.7697245069391999E-2" table:style-name="ce9">
            <text:p>1.77%</text:p>
          </table:table-cell>
          <table:table-cell office:value-type="string" table:style-name="ce12">
            <text:p>-0.103482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8" table:style-name="ce3">
            <text:p>378</text:p>
          </table:table-cell>
          <table:table-cell office:value-type="float" office:value="4.1733720083089003E-2" table:style-name="ce4">
            <text:p>0.04173372</text:p>
          </table:table-cell>
          <table:table-cell office:value-type="float" office:value="0.69129093294766197" table:style-name="ce4">
            <text:p>0.691290933</text:p>
          </table:table-cell>
          <table:table-cell office:value-type="float" office:value="0.26697534696924902" table:style-name="ce4">
            <text:p>0.266975347</text:p>
          </table:table-cell>
          <table:table-cell office:value-type="percentage" office:value="8.8408067597460002E-3" table:style-name="ce9">
            <text:p>0.88%</text:p>
          </table:table-cell>
          <table:table-cell office:value-type="percentage" office:value="1.8568744056139001E-2" table:style-name="ce9">
            <text:p>1.86%</text:p>
          </table:table-cell>
          <table:table-cell office:value-type="string" table:style-name="ce12">
            <text:p>-0.062427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79" table:style-name="ce3">
            <text:p>379</text:p>
          </table:table-cell>
          <table:table-cell office:value-type="float" office:value="0.112692345628055" table:style-name="ce4">
            <text:p>0.112692346</text:p>
          </table:table-cell>
          <table:table-cell office:value-type="float" office:value="0.64832469285954997" table:style-name="ce4">
            <text:p>0.648324693</text:p>
          </table:table-cell>
          <table:table-cell office:value-type="float" office:value="0.23898296151239501" table:style-name="ce4">
            <text:p>0.238982962</text:p>
          </table:table-cell>
          <table:table-cell office:value-type="percentage" office:value="7.7846521544930004E-3" table:style-name="ce9">
            <text:p>0.78%</text:p>
          </table:table-cell>
          <table:table-cell office:value-type="percentage" office:value="1.8294714063158999E-2" table:style-name="ce9">
            <text:p>1.83%</text:p>
          </table:table-cell>
          <table:table-cell office:value-type="string" table:style-name="ce12">
            <text:p>-0.121092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0" table:style-name="ce3">
            <text:p>380</text:p>
          </table:table-cell>
          <table:table-cell office:value-type="float" office:value="0.64710560890633395" table:style-name="ce4">
            <text:p>0.647105609</text:p>
          </table:table-cell>
          <table:table-cell office:value-type="float" office:value="0.27920568013420699" table:style-name="ce4">
            <text:p>0.27920568</text:p>
          </table:table-cell>
          <table:table-cell office:value-type="float" office:value="7.3688710959460002E-2" table:style-name="ce4">
            <text:p>0.073688711</text:p>
          </table:table-cell>
          <table:table-cell office:value-type="percentage" office:value="2.5709703209969999E-3" table:style-name="ce9">
            <text:p>0.26%</text:p>
          </table:table-cell>
          <table:table-cell office:value-type="percentage" office:value="1.5710318907304999E-2" table:style-name="ce9">
            <text:p>1.57%</text:p>
          </table:table-cell>
          <table:table-cell office:value-type="string" table:style-name="ce12">
            <text:p>-0.472875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1" table:style-name="ce3">
            <text:p>381</text:p>
          </table:table-cell>
          <table:table-cell office:value-type="float" office:value="0.34667580312115298" table:style-name="ce4">
            <text:p>0.346675803</text:p>
          </table:table-cell>
          <table:table-cell office:value-type="float" office:value="0.21651573407580199" table:style-name="ce4">
            <text:p>0.216515734</text:p>
          </table:table-cell>
          <table:table-cell office:value-type="float" office:value="0.43680846280304497" table:style-name="ce4">
            <text:p>0.436808463</text:p>
          </table:table-cell>
          <table:table-cell office:value-type="percentage" office:value="3.388295967981E-3" table:style-name="ce9">
            <text:p>0.34%</text:p>
          </table:table-cell>
          <table:table-cell office:value-type="percentage" office:value="1.4073509862853001E-2" table:style-name="ce9">
            <text:p>1.41%</text:p>
          </table:table-cell>
          <table:table-cell office:value-type="string" table:style-name="ce12">
            <text:p>-0.46979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2" table:style-name="ce3">
            <text:p>382</text:p>
          </table:table-cell>
          <table:table-cell office:value-type="float" office:value="0.15262340520664699" table:style-name="ce4">
            <text:p>0.152623405</text:p>
          </table:table-cell>
          <table:table-cell office:value-type="float" office:value="0.12448968531524" table:style-name="ce4">
            <text:p>0.124489685</text:p>
          </table:table-cell>
          <table:table-cell office:value-type="float" office:value="0.72288690947811196" table:style-name="ce4">
            <text:p>0.722886909</text:p>
          </table:table-cell>
          <table:table-cell office:value-type="percentage" office:value="5.919267481968E-3" table:style-name="ce9">
            <text:p>0.59%</text:p>
          </table:table-cell>
          <table:table-cell office:value-type="percentage" office:value="1.2426987079838E-2" table:style-name="ce9">
            <text:p>1.24%</text:p>
          </table:table-cell>
          <table:table-cell office:value-type="string" table:style-name="ce12">
            <text:p>-0.32837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3" table:style-name="ce3">
            <text:p>383</text:p>
          </table:table-cell>
          <table:table-cell office:value-type="float" office:value="0" table:style-name="ce4">
            <text:p>0</text:p>
          </table:table-cell>
          <table:table-cell office:value-type="float" office:value="0.33128440549589799" table:style-name="ce4">
            <text:p>0.331284405</text:p>
          </table:table-cell>
          <table:table-cell office:value-type="float" office:value="0.66871559450410201" table:style-name="ce4">
            <text:p>0.668715595</text:p>
          </table:table-cell>
          <table:table-cell office:value-type="percentage" office:value="7.0413466629280002E-3" table:style-name="ce9">
            <text:p>0.70%</text:p>
          </table:table-cell>
          <table:table-cell office:value-type="percentage" office:value="1.4324311090028999E-2" table:style-name="ce9">
            <text:p>1.43%</text:p>
          </table:table-cell>
          <table:table-cell office:value-type="string" table:style-name="ce12">
            <text:p>-0.206547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4" table:style-name="ce3">
            <text:p>384</text:p>
          </table:table-cell>
          <table:table-cell office:value-type="float" office:value="0.14723252418073901" table:style-name="ce4">
            <text:p>0.147232524</text:p>
          </table:table-cell>
          <table:table-cell office:value-type="float" office:value="3.0332113697416001E-2" table:style-name="ce4">
            <text:p>0.030332114</text:p>
          </table:table-cell>
          <table:table-cell office:value-type="float" office:value="0.82243536212184498" table:style-name="ce4">
            <text:p>0.822435362</text:p>
          </table:table-cell>
          <table:table-cell office:value-type="percentage" office:value="6.9677814017859996E-3" table:style-name="ce9">
            <text:p>0.70%</text:p>
          </table:table-cell>
          <table:table-cell office:value-type="percentage" office:value="1.1333797032088E-2" table:style-name="ce9">
            <text:p>1.13%</text:p>
          </table:table-cell>
          <table:table-cell office:value-type="string" table:style-name="ce12">
            <text:p>-0.267537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5" table:style-name="ce3">
            <text:p>385</text:p>
          </table:table-cell>
          <table:table-cell office:value-type="float" office:value="0.60091547366792097" table:style-name="ce4">
            <text:p>0.600915474</text:p>
          </table:table-cell>
          <table:table-cell office:value-type="float" office:value="0.29224075760150903" table:style-name="ce4">
            <text:p>0.292240758</text:p>
          </table:table-cell>
          <table:table-cell office:value-type="float" office:value="0.106843768730571" table:style-name="ce4">
            <text:p>0.106843769</text:p>
          </table:table-cell>
          <table:table-cell office:value-type="percentage" office:value="2.6442392716319999E-3" table:style-name="ce9">
            <text:p>0.26%</text:p>
          </table:table-cell>
          <table:table-cell office:value-type="percentage" office:value="1.5717933424653999E-2" table:style-name="ce9">
            <text:p>1.57%</text:p>
          </table:table-cell>
          <table:table-cell office:value-type="string" table:style-name="ce12">
            <text:p>-0.467985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6" table:style-name="ce3">
            <text:p>386</text:p>
          </table:table-cell>
          <table:table-cell office:value-type="float" office:value="0.50004487712977397" table:style-name="ce4">
            <text:p>0.500044877</text:p>
          </table:table-cell>
          <table:table-cell office:value-type="float" office:value="0.395052984253353" table:style-name="ce4">
            <text:p>0.395052984</text:p>
          </table:table-cell>
          <table:table-cell office:value-type="float" office:value="0.104902138616873" table:style-name="ce4">
            <text:p>0.104902139</text:p>
          </table:table-cell>
          <table:table-cell office:value-type="percentage" office:value="3.5406056159170002E-3" table:style-name="ce9">
            <text:p>0.35%</text:p>
          </table:table-cell>
          <table:table-cell office:value-type="percentage" office:value="1.6584701909666998E-2" table:style-name="ce9">
            <text:p>1.66%</text:p>
          </table:table-cell>
          <table:table-cell office:value-type="string" table:style-name="ce12">
            <text:p>-0.389479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7" table:style-name="ce3">
            <text:p>387</text:p>
          </table:table-cell>
          <table:table-cell office:value-type="float" office:value="0.64274784543096597" table:style-name="ce4">
            <text:p>0.642747845</text:p>
          </table:table-cell>
          <table:table-cell office:value-type="float" office:value="0.21649000371930299" table:style-name="ce4">
            <text:p>0.216490004</text:p>
          </table:table-cell>
          <table:table-cell office:value-type="float" office:value="0.14076215084973001" table:style-name="ce4">
            <text:p>0.140762151</text:p>
          </table:table-cell>
          <table:table-cell office:value-type="percentage" office:value="2.2007917075700001E-3" table:style-name="ce9">
            <text:p>0.22%</text:p>
          </table:table-cell>
          <table:table-cell office:value-type="percentage" office:value="1.4979827343524E-2" table:style-name="ce9">
            <text:p>1.50%</text:p>
          </table:table-cell>
          <table:table-cell office:value-type="string" table:style-name="ce12">
            <text:p>-0.52064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8" table:style-name="ce3">
            <text:p>388</text:p>
          </table:table-cell>
          <table:table-cell office:value-type="float" office:value="9.4194199340880996E-2" table:style-name="ce4">
            <text:p>0.094194199</text:p>
          </table:table-cell>
          <table:table-cell office:value-type="float" office:value="0.756331474079455" table:style-name="ce4">
            <text:p>0.756331474</text:p>
          </table:table-cell>
          <table:table-cell office:value-type="float" office:value="0.149474326579665" table:style-name="ce4">
            <text:p>0.149474327</text:p>
          </table:table-cell>
          <table:table-cell office:value-type="percentage" office:value="9.6031816239490007E-3" table:style-name="ce9">
            <text:p>0.96%</text:p>
          </table:table-cell>
          <table:table-cell office:value-type="percentage" office:value="1.9473117086618998E-2" table:style-name="ce9">
            <text:p>1.95%</text:p>
          </table:table-cell>
          <table:table-cell office:value-type="string" table:style-name="ce12">
            <text:p>-0.020377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89" table:style-name="ce3">
            <text:p>389</text:p>
          </table:table-cell>
          <table:table-cell office:value-type="float" office:value="0.207080022136331" table:style-name="ce4">
            <text:p>0.207080022</text:p>
          </table:table-cell>
          <table:table-cell office:value-type="float" office:value="0.49245072361780001" table:style-name="ce4">
            <text:p>0.492450724</text:p>
          </table:table-cell>
          <table:table-cell office:value-type="float" office:value="0.30046925424586901" table:style-name="ce4">
            <text:p>0.300469254</text:p>
          </table:table-cell>
          <table:table-cell office:value-type="percentage" office:value="5.4593097261159997E-3" table:style-name="ce9">
            <text:p>0.55%</text:p>
          </table:table-cell>
          <table:table-cell office:value-type="percentage" office:value="1.6801338276485001E-2" table:style-name="ce9">
            <text:p>1.68%</text:p>
          </table:table-cell>
          <table:table-cell office:value-type="string" table:style-name="ce12">
            <text:p>-0.270257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0" table:style-name="ce3">
            <text:p>390</text:p>
          </table:table-cell>
          <table:table-cell office:value-type="float" office:value="5.0600122741772002E-2" table:style-name="ce4">
            <text:p>0.050600123</text:p>
          </table:table-cell>
          <table:table-cell office:value-type="float" office:value="0.59550141496153197" table:style-name="ce4">
            <text:p>0.595501415</text:p>
          </table:table-cell>
          <table:table-cell office:value-type="float" office:value="0.35389846229669603" table:style-name="ce4">
            <text:p>0.353898462</text:p>
          </table:table-cell>
          <table:table-cell office:value-type="percentage" office:value="7.5864393737670004E-3" table:style-name="ce9">
            <text:p>0.76%</text:p>
          </table:table-cell>
          <table:table-cell office:value-type="percentage" office:value="1.7500550550162999E-2" table:style-name="ce9">
            <text:p>1.75%</text:p>
          </table:table-cell>
          <table:table-cell office:value-type="string" table:style-name="ce12">
            <text:p>-0.137913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1" table:style-name="ce3">
            <text:p>391</text:p>
          </table:table-cell>
          <table:table-cell office:value-type="float" office:value="0.16230587747302" table:style-name="ce4">
            <text:p>0.162305877</text:p>
          </table:table-cell>
          <table:table-cell office:value-type="float" office:value="0.44681166988403298" table:style-name="ce4">
            <text:p>0.44681167</text:p>
          </table:table-cell>
          <table:table-cell office:value-type="float" office:value="0.39088245264294702" table:style-name="ce4">
            <text:p>0.390882453</text:p>
          </table:table-cell>
          <table:table-cell office:value-type="percentage" office:value="5.4488041452579999E-3" table:style-name="ce9">
            <text:p>0.54%</text:p>
          </table:table-cell>
          <table:table-cell office:value-type="percentage" office:value="1.6142355894846999E-2" table:style-name="ce9">
            <text:p>1.61%</text:p>
          </table:table-cell>
          <table:table-cell office:value-type="string" table:style-name="ce12">
            <text:p>-0.281941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2" table:style-name="ce3">
            <text:p>392</text:p>
          </table:table-cell>
          <table:table-cell office:value-type="float" office:value="0.17838877983160201" table:style-name="ce4">
            <text:p>0.17838878</text:p>
          </table:table-cell>
          <table:table-cell office:value-type="float" office:value="0.57695989424763805" table:style-name="ce4">
            <text:p>0.576959894</text:p>
          </table:table-cell>
          <table:table-cell office:value-type="float" office:value="0.24465132592076" table:style-name="ce4">
            <text:p>0.244651326</text:p>
          </table:table-cell>
          <table:table-cell office:value-type="percentage" office:value="6.4971182015490002E-3" table:style-name="ce9">
            <text:p>0.65%</text:p>
          </table:table-cell>
          <table:table-cell office:value-type="percentage" office:value="1.7679835855557002E-2" table:style-name="ce9">
            <text:p>1.77%</text:p>
          </table:table-cell>
          <table:table-cell office:value-type="string" table:style-name="ce12">
            <text:p>-0.198128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3" table:style-name="ce3">
            <text:p>393</text:p>
          </table:table-cell>
          <table:table-cell office:value-type="float" office:value="0.20954518995469801" table:style-name="ce4">
            <text:p>0.20954519</text:p>
          </table:table-cell>
          <table:table-cell office:value-type="float" office:value="5.5503379827734997E-2" table:style-name="ce4">
            <text:p>0.05550338</text:p>
          </table:table-cell>
          <table:table-cell office:value-type="float" office:value="0.73495143021756704" table:style-name="ce4">
            <text:p>0.73495143</text:p>
          </table:table-cell>
          <table:table-cell office:value-type="percentage" office:value="5.7523983980519999E-3" table:style-name="ce9">
            <text:p>0.58%</text:p>
          </table:table-cell>
          <table:table-cell office:value-type="percentage" office:value="1.1812437568564999E-2" table:style-name="ce9">
            <text:p>1.18%</text:p>
          </table:table-cell>
          <table:table-cell office:value-type="string" table:style-name="ce12">
            <text:p>-0.3595872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4" table:style-name="ce3">
            <text:p>394</text:p>
          </table:table-cell>
          <table:table-cell office:value-type="float" office:value="3.0025454234737001E-2" table:style-name="ce4">
            <text:p>0.030025454</text:p>
          </table:table-cell>
          <table:table-cell office:value-type="float" office:value="0.71186650637914695" table:style-name="ce4">
            <text:p>0.711866506</text:p>
          </table:table-cell>
          <table:table-cell office:value-type="float" office:value="0.25810803938611498" table:style-name="ce4">
            <text:p>0.258108039</text:p>
          </table:table-cell>
          <table:table-cell office:value-type="percentage" office:value="9.2237019470479999E-3" table:style-name="ce9">
            <text:p>0.92%</text:p>
          </table:table-cell>
          <table:table-cell office:value-type="percentage" office:value="1.8768171433304E-2" table:style-name="ce9">
            <text:p>1.88%</text:p>
          </table:table-cell>
          <table:table-cell office:value-type="string" table:style-name="ce12">
            <text:p>-0.041362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5" table:style-name="ce3">
            <text:p>395</text:p>
          </table:table-cell>
          <table:table-cell office:value-type="float" office:value="0.32896028016930001" table:style-name="ce4">
            <text:p>0.32896028</text:p>
          </table:table-cell>
          <table:table-cell office:value-type="float" office:value="0.58070979079396301" table:style-name="ce4">
            <text:p>0.580709791</text:p>
          </table:table-cell>
          <table:table-cell office:value-type="float" office:value="9.0329929036737006E-2" table:style-name="ce4">
            <text:p>0.090329929</text:p>
          </table:table-cell>
          <table:table-cell office:value-type="percentage" office:value="6.0078913356779997E-3" table:style-name="ce9">
            <text:p>0.60%</text:p>
          </table:table-cell>
          <table:table-cell office:value-type="percentage" office:value="1.8183785373819001E-2" table:style-name="ce9">
            <text:p>1.82%</text:p>
          </table:table-cell>
          <table:table-cell office:value-type="string" table:style-name="ce12">
            <text:p>-0.219542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6" table:style-name="ce3">
            <text:p>396</text:p>
          </table:table-cell>
          <table:table-cell office:value-type="float" office:value="0.293721186628429" table:style-name="ce4">
            <text:p>0.293721187</text:p>
          </table:table-cell>
          <table:table-cell office:value-type="float" office:value="0.148459997122381" table:style-name="ce4">
            <text:p>0.148459997</text:p>
          </table:table-cell>
          <table:table-cell office:value-type="float" office:value="0.55781881624919005" table:style-name="ce4">
            <text:p>0.557818816</text:p>
          </table:table-cell>
          <table:table-cell office:value-type="percentage" office:value="4.0465292929909996E-3" table:style-name="ce9">
            <text:p>0.40%</text:p>
          </table:table-cell>
          <table:table-cell office:value-type="percentage" office:value="1.3133145254832E-2" table:style-name="ce9">
            <text:p>1.31%</text:p>
          </table:table-cell>
          <table:table-cell office:value-type="string" table:style-name="ce12">
            <text:p>-0.453316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7" table:style-name="ce3">
            <text:p>397</text:p>
          </table:table-cell>
          <table:table-cell office:value-type="float" office:value="0.26244597181750501" table:style-name="ce4">
            <text:p>0.262445972</text:p>
          </table:table-cell>
          <table:table-cell office:value-type="float" office:value="0.43865215781897698" table:style-name="ce4">
            <text:p>0.438652158</text:p>
          </table:table-cell>
          <table:table-cell office:value-type="float" office:value="0.29890187036351701" table:style-name="ce4">
            <text:p>0.29890187</text:p>
          </table:table-cell>
          <table:table-cell office:value-type="percentage" office:value="4.6915340033749997E-3" table:style-name="ce9">
            <text:p>0.47%</text:p>
          </table:table-cell>
          <table:table-cell office:value-type="percentage" office:value="1.6355694884086999E-2" table:style-name="ce9">
            <text:p>1.64%</text:p>
          </table:table-cell>
          <table:table-cell office:value-type="string" table:style-name="ce12">
            <text:p>-0.324563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8" table:style-name="ce3">
            <text:p>398</text:p>
          </table:table-cell>
          <table:table-cell office:value-type="float" office:value="7.3642624405555995E-2" table:style-name="ce4">
            <text:p>0.073642624</text:p>
          </table:table-cell>
          <table:table-cell office:value-type="float" office:value="0" table:style-name="ce4">
            <text:p>0</text:p>
          </table:table-cell>
          <table:table-cell office:value-type="float" office:value="0.92635737559444398" table:style-name="ce4">
            <text:p>0.926357376</text:p>
          </table:table-cell>
          <table:table-cell office:value-type="percentage" office:value="8.6435004800089997E-3" table:style-name="ce9">
            <text:p>0.86%</text:p>
          </table:table-cell>
          <table:table-cell office:value-type="percentage" office:value="1.0761610337215E-2" table:style-name="ce9">
            <text:p>1.08%</text:p>
          </table:table-cell>
          <table:table-cell office:value-type="string" table:style-name="ce12">
            <text:p>-0.126049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399" table:style-name="ce3">
            <text:p>399</text:p>
          </table:table-cell>
          <table:table-cell office:value-type="float" office:value="0.41904000249248902" table:style-name="ce4">
            <text:p>0.419040002</text:p>
          </table:table-cell>
          <table:table-cell office:value-type="float" office:value="0" table:style-name="ce4">
            <text:p>0</text:p>
          </table:table-cell>
          <table:table-cell office:value-type="float" office:value="0.58095999750751104" table:style-name="ce4">
            <text:p>0.580959998</text:p>
          </table:table-cell>
          <table:table-cell office:value-type="percentage" office:value="3.7988956237669999E-3" table:style-name="ce9">
            <text:p>0.38%</text:p>
          </table:table-cell>
          <table:table-cell office:value-type="percentage" office:value="1.1819262735988E-2" table:style-name="ce9">
            <text:p>1.18%</text:p>
          </table:table-cell>
          <table:table-cell office:value-type="string" table:style-name="ce12">
            <text:p>-0.52466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0" table:style-name="ce3">
            <text:p>400</text:p>
          </table:table-cell>
          <table:table-cell office:value-type="float" office:value="0.133147480878539" table:style-name="ce4">
            <text:p>0.133147481</text:p>
          </table:table-cell>
          <table:table-cell office:value-type="float" office:value="0.13325180617021901" table:style-name="ce4">
            <text:p>0.133251806</text:p>
          </table:table-cell>
          <table:table-cell office:value-type="float" office:value="0.73360071295124196" table:style-name="ce4">
            <text:p>0.733600713</text:p>
          </table:table-cell>
          <table:table-cell office:value-type="percentage" office:value="6.1264468799420001E-3" table:style-name="ce9">
            <text:p>0.61%</text:p>
          </table:table-cell>
          <table:table-cell office:value-type="percentage" office:value="1.2467543206465001E-2" table:style-name="ce9">
            <text:p>1.25%</text:p>
          </table:table-cell>
          <table:table-cell office:value-type="string" table:style-name="ce12">
            <text:p>-0.310690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1" table:style-name="ce3">
            <text:p>401</text:p>
          </table:table-cell>
          <table:table-cell office:value-type="float" office:value="0.13111222485854701" table:style-name="ce4">
            <text:p>0.131112225</text:p>
          </table:table-cell>
          <table:table-cell office:value-type="float" office:value="0.19289282455380199" table:style-name="ce4">
            <text:p>0.192892825</text:p>
          </table:table-cell>
          <table:table-cell office:value-type="float" office:value="0.67599495058765102" table:style-name="ce4">
            <text:p>0.675994951</text:p>
          </table:table-cell>
          <table:table-cell office:value-type="percentage" office:value="5.7445199578359998E-3" table:style-name="ce9">
            <text:p>0.57%</text:p>
          </table:table-cell>
          <table:table-cell office:value-type="percentage" office:value="1.3143300091531E-2" table:style-name="ce9">
            <text:p>1.31%</text:p>
          </table:table-cell>
          <table:table-cell office:value-type="string" table:style-name="ce12">
            <text:p>-0.3237756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2" table:style-name="ce3">
            <text:p>402</text:p>
          </table:table-cell>
          <table:table-cell office:value-type="float" office:value="0.218978213410738" table:style-name="ce4">
            <text:p>0.218978213</text:p>
          </table:table-cell>
          <table:table-cell office:value-type="float" office:value="0.27946038024539899" table:style-name="ce4">
            <text:p>0.27946038</text:p>
          </table:table-cell>
          <table:table-cell office:value-type="float" office:value="0.50156140634386304" table:style-name="ce4">
            <text:p>0.501561406</text:p>
          </table:table-cell>
          <table:table-cell office:value-type="percentage" office:value="4.4685345856519997E-3" table:style-name="ce9">
            <text:p>0.45%</text:p>
          </table:table-cell>
          <table:table-cell office:value-type="percentage" office:value="1.4402248736989001E-2" table:style-name="ce9">
            <text:p>1.44%</text:p>
          </table:table-cell>
          <table:table-cell office:value-type="string" table:style-name="ce12">
            <text:p>-0.384069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3" table:style-name="ce3">
            <text:p>403</text:p>
          </table:table-cell>
          <table:table-cell office:value-type="float" office:value="6.1837369764933002E-2" table:style-name="ce4">
            <text:p>0.06183737</text:p>
          </table:table-cell>
          <table:table-cell office:value-type="float" office:value="0.47633537495676098" table:style-name="ce4">
            <text:p>0.476335375</text:p>
          </table:table-cell>
          <table:table-cell office:value-type="float" office:value="0.46182725527830598" table:style-name="ce4">
            <text:p>0.461827255</text:p>
          </table:table-cell>
          <table:table-cell office:value-type="percentage" office:value="6.5390808983510004E-3" table:style-name="ce9">
            <text:p>0.65%</text:p>
          </table:table-cell>
          <table:table-cell office:value-type="percentage" office:value="1.6172308680707001E-2" table:style-name="ce9">
            <text:p>1.62%</text:p>
          </table:table-cell>
          <table:table-cell office:value-type="string" table:style-name="ce12">
            <text:p>-0.214002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4" table:style-name="ce3">
            <text:p>404</text:p>
          </table:table-cell>
          <table:table-cell office:value-type="float" office:value="0.465766030173696" table:style-name="ce4">
            <text:p>0.46576603</text:p>
          </table:table-cell>
          <table:table-cell office:value-type="float" office:value="0.36185715959593301" table:style-name="ce4">
            <text:p>0.36185716</text:p>
          </table:table-cell>
          <table:table-cell office:value-type="float" office:value="0.17237681023037099" table:style-name="ce4">
            <text:p>0.17237681</text:p>
          </table:table-cell>
          <table:table-cell office:value-type="percentage" office:value="3.3020689207079999E-3" table:style-name="ce9">
            <text:p>0.33%</text:p>
          </table:table-cell>
          <table:table-cell office:value-type="percentage" office:value="1.6100144601784001E-2" table:style-name="ce9">
            <text:p>1.61%</text:p>
          </table:table-cell>
          <table:table-cell office:value-type="string" table:style-name="ce12">
            <text:p>-0.416016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5" table:style-name="ce3">
            <text:p>405</text:p>
          </table:table-cell>
          <table:table-cell office:value-type="float" office:value="0.36550828217926601" table:style-name="ce4">
            <text:p>0.365508282</text:p>
          </table:table-cell>
          <table:table-cell office:value-type="float" office:value="0.59299867938668505" table:style-name="ce4">
            <text:p>0.592998679</text:p>
          </table:table-cell>
          <table:table-cell office:value-type="float" office:value="4.1493038434049001E-2" table:style-name="ce4">
            <text:p>0.041493038</text:p>
          </table:table-cell>
          <table:table-cell office:value-type="percentage" office:value="6.1550927629079998E-3" table:style-name="ce9">
            <text:p>0.62%</text:p>
          </table:table-cell>
          <table:table-cell office:value-type="percentage" office:value="1.8436222401650999E-2" table:style-name="ce9">
            <text:p>1.84%</text:p>
          </table:table-cell>
          <table:table-cell office:value-type="string" table:style-name="ce12">
            <text:p>-0.208551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6" table:style-name="ce3">
            <text:p>406</text:p>
          </table:table-cell>
          <table:table-cell office:value-type="float" office:value="5.6384830688675003E-2" table:style-name="ce4">
            <text:p>0.056384831</text:p>
          </table:table-cell>
          <table:table-cell office:value-type="float" office:value="0.83973726257802395" table:style-name="ce4">
            <text:p>0.839737263</text:p>
          </table:table-cell>
          <table:table-cell office:value-type="float" office:value="0.10387790673330199" table:style-name="ce4">
            <text:p>0.103877907</text:p>
          </table:table-cell>
          <table:table-cell office:value-type="percentage" office:value="1.1394373203238E-2" table:style-name="ce9">
            <text:p>1.14%</text:p>
          </table:table-cell>
          <table:table-cell office:value-type="percentage" office:value="2.031107669348E-2" table:style-name="ce9">
            <text:p>2.03%</text:p>
          </table:table-cell>
          <table:table-cell office:value-type="string" table:style-name="ce11">
            <text:p>0.06865086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7" table:style-name="ce3">
            <text:p>407</text:p>
          </table:table-cell>
          <table:table-cell office:value-type="float" office:value="0.104307312415412" table:style-name="ce4">
            <text:p>0.104307312</text:p>
          </table:table-cell>
          <table:table-cell office:value-type="float" office:value="0.76518510185806399" table:style-name="ce4">
            <text:p>0.765185102</text:p>
          </table:table-cell>
          <table:table-cell office:value-type="float" office:value="0.13050758572652399" table:style-name="ce4">
            <text:p>0.130507586</text:p>
          </table:table-cell>
          <table:table-cell office:value-type="percentage" office:value="9.7238052262650001E-3" table:style-name="ce9">
            <text:p>0.97%</text:p>
          </table:table-cell>
          <table:table-cell office:value-type="percentage" office:value="1.9605325127053E-2" table:style-name="ce9">
            <text:p>1.96%</text:p>
          </table:table-cell>
          <table:table-cell office:value-type="string" table:style-name="ce12">
            <text:p>-0.0140877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8" table:style-name="ce3">
            <text:p>408</text:p>
          </table:table-cell>
          <table:table-cell office:value-type="float" office:value="0.18688873381350299" table:style-name="ce4">
            <text:p>0.186888734</text:p>
          </table:table-cell>
          <table:table-cell office:value-type="float" office:value="0.64780477976082496" table:style-name="ce4">
            <text:p>0.64780478</text:p>
          </table:table-cell>
          <table:table-cell office:value-type="float" office:value="0.165306486425672" table:style-name="ce4">
            <text:p>0.165306486</text:p>
          </table:table-cell>
          <table:table-cell office:value-type="percentage" office:value="7.4109512534289998E-3" table:style-name="ce9">
            <text:p>0.74%</text:p>
          </table:table-cell>
          <table:table-cell office:value-type="percentage" office:value="1.8515968050616002E-2" table:style-name="ce9">
            <text:p>1.85%</text:p>
          </table:table-cell>
          <table:table-cell office:value-type="string" table:style-name="ce12">
            <text:p>-0.13982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09" table:style-name="ce3">
            <text:p>409</text:p>
          </table:table-cell>
          <table:table-cell office:value-type="float" office:value="9.0005223377480001E-2" table:style-name="ce4">
            <text:p>0.090005223</text:p>
          </table:table-cell>
          <table:table-cell office:value-type="float" office:value="8.9892348561184998E-2" table:style-name="ce4">
            <text:p>0.089892349</text:p>
          </table:table-cell>
          <table:table-cell office:value-type="float" office:value="0.82010242806133504" table:style-name="ce4">
            <text:p>0.820102428</text:p>
          </table:table-cell>
          <table:table-cell office:value-type="percentage" office:value="7.2016254164530003E-3" table:style-name="ce9">
            <text:p>0.72%</text:p>
          </table:table-cell>
          <table:table-cell office:value-type="percentage" office:value="1.1839624833640001E-2" table:style-name="ce9">
            <text:p>1.18%</text:p>
          </table:table-cell>
          <table:table-cell office:value-type="string" table:style-name="ce12">
            <text:p>-0.236356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0" table:style-name="ce3">
            <text:p>410</text:p>
          </table:table-cell>
          <table:table-cell office:value-type="float" office:value="0.50406373234419699" table:style-name="ce4">
            <text:p>0.504063732</text:p>
          </table:table-cell>
          <table:table-cell office:value-type="float" office:value="0.18305332738914701" table:style-name="ce4">
            <text:p>0.183053327</text:p>
          </table:table-cell>
          <table:table-cell office:value-type="float" office:value="0.31288294026665597" table:style-name="ce4">
            <text:p>0.31288294</text:p>
          </table:table-cell>
          <table:table-cell office:value-type="percentage" office:value="2.4420607755229998E-3" table:style-name="ce9">
            <text:p>0.24%</text:p>
          </table:table-cell>
          <table:table-cell office:value-type="percentage" office:value="1.417281320389E-2" table:style-name="ce9">
            <text:p>1.42%</text:p>
          </table:table-cell>
          <table:table-cell office:value-type="string" table:style-name="ce12">
            <text:p>-0.533270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1" table:style-name="ce3">
            <text:p>411</text:p>
          </table:table-cell>
          <table:table-cell office:value-type="float" office:value="0" table:style-name="ce4">
            <text:p>0</text:p>
          </table:table-cell>
          <table:table-cell office:value-type="float" office:value="0.65560695979613903" table:style-name="ce4">
            <text:p>0.65560696</text:p>
          </table:table-cell>
          <table:table-cell office:value-type="float" office:value="0.34439304020386002" table:style-name="ce4">
            <text:p>0.34439304</text:p>
          </table:table-cell>
          <table:table-cell office:value-type="percentage" office:value="8.6891783779300003E-3" table:style-name="ce9">
            <text:p>0.87%</text:p>
          </table:table-cell>
          <table:table-cell office:value-type="percentage" office:value="1.803290721162E-2" table:style-name="ce9">
            <text:p>1.80%</text:p>
          </table:table-cell>
          <table:table-cell office:value-type="string" table:style-name="ce12">
            <text:p>-0.072690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2" table:style-name="ce3">
            <text:p>412</text:p>
          </table:table-cell>
          <table:table-cell office:value-type="float" office:value="0" table:style-name="ce4">
            <text:p>0</text:p>
          </table:table-cell>
          <table:table-cell office:value-type="float" office:value="0.26966500679511901" table:style-name="ce4">
            <text:p>0.269665007</text:p>
          </table:table-cell>
          <table:table-cell office:value-type="float" office:value="0.73033499320488104" table:style-name="ce4">
            <text:p>0.730334993</text:p>
          </table:table-cell>
          <table:table-cell office:value-type="percentage" office:value="7.2431122632770004E-3" table:style-name="ce9">
            <text:p>0.72%</text:p>
          </table:table-cell>
          <table:table-cell office:value-type="percentage" office:value="1.3619699400194999E-2" table:style-name="ce9">
            <text:p>1.36%</text:p>
          </table:table-cell>
          <table:table-cell office:value-type="string" table:style-name="ce12">
            <text:p>-0.202419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3" table:style-name="ce3">
            <text:p>413</text:p>
          </table:table-cell>
          <table:table-cell office:value-type="float" office:value="0.26780054860156" table:style-name="ce4">
            <text:p>0.267800549</text:p>
          </table:table-cell>
          <table:table-cell office:value-type="float" office:value="0.309515805410641" table:style-name="ce4">
            <text:p>0.309515805</text:p>
          </table:table-cell>
          <table:table-cell office:value-type="float" office:value="0.42268364598779901" table:style-name="ce4">
            <text:p>0.422683646</text:p>
          </table:table-cell>
          <table:table-cell office:value-type="percentage" office:value="4.058618016295E-3" table:style-name="ce9">
            <text:p>0.41%</text:p>
          </table:table-cell>
          <table:table-cell office:value-type="percentage" office:value="1.4895429971483E-2" table:style-name="ce9">
            <text:p>1.49%</text:p>
          </table:table-cell>
          <table:table-cell office:value-type="string" table:style-name="ce12">
            <text:p>-0.398872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4" table:style-name="ce3">
            <text:p>414</text:p>
          </table:table-cell>
          <table:table-cell office:value-type="float" office:value="0.47833752907007898" table:style-name="ce4">
            <text:p>0.478337529</text:p>
          </table:table-cell>
          <table:table-cell office:value-type="float" office:value="0.52166247092992102" table:style-name="ce4">
            <text:p>0.521662471</text:p>
          </table:table-cell>
          <table:table-cell office:value-type="float" office:value="0" table:style-name="ce4">
            <text:p>0</text:p>
          </table:table-cell>
          <table:table-cell office:value-type="percentage" office:value="5.086755455491E-3" table:style-name="ce9">
            <text:p>0.51%</text:p>
          </table:table-cell>
          <table:table-cell office:value-type="percentage" office:value="1.7965998018331E-2" table:style-name="ce9">
            <text:p>1.80%</text:p>
          </table:table-cell>
          <table:table-cell office:value-type="string" table:style-name="ce12">
            <text:p>-0.273474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5" table:style-name="ce3">
            <text:p>415</text:p>
          </table:table-cell>
          <table:table-cell office:value-type="float" office:value="0.35348764051412401" table:style-name="ce4">
            <text:p>0.353487641</text:p>
          </table:table-cell>
          <table:table-cell office:value-type="float" office:value="6.5689746337596999E-2" table:style-name="ce4">
            <text:p>0.065689746</text:p>
          </table:table-cell>
          <table:table-cell office:value-type="float" office:value="0.58082261314827999" table:style-name="ce4">
            <text:p>0.580822613</text:p>
          </table:table-cell>
          <table:table-cell office:value-type="percentage" office:value="3.9257116436170001E-3" table:style-name="ce9">
            <text:p>0.39%</text:p>
          </table:table-cell>
          <table:table-cell office:value-type="percentage" office:value="1.2369688453979E-2" table:style-name="ce9">
            <text:p>1.24%</text:p>
          </table:table-cell>
          <table:table-cell office:value-type="string" table:style-name="ce12">
            <text:p>-0.491062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6" table:style-name="ce3">
            <text:p>416</text:p>
          </table:table-cell>
          <table:table-cell office:value-type="float" office:value="0.25294363161639399" table:style-name="ce4">
            <text:p>0.252943632</text:p>
          </table:table-cell>
          <table:table-cell office:value-type="float" office:value="0.126063330942802" table:style-name="ce4">
            <text:p>0.126063331</text:p>
          </table:table-cell>
          <table:table-cell office:value-type="float" office:value="0.62099303744080403" table:style-name="ce4">
            <text:p>0.620993037</text:p>
          </table:table-cell>
          <table:table-cell office:value-type="percentage" office:value="4.6149167780539999E-3" table:style-name="ce9">
            <text:p>0.46%</text:p>
          </table:table-cell>
          <table:table-cell office:value-type="percentage" office:value="1.2752175346521E-2" table:style-name="ce9">
            <text:p>1.28%</text:p>
          </table:table-cell>
          <table:table-cell office:value-type="string" table:style-name="ce12">
            <text:p>-0.422287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7" table:style-name="ce3">
            <text:p>417</text:p>
          </table:table-cell>
          <table:table-cell office:value-type="float" office:value="0.58264794720653401" table:style-name="ce4">
            <text:p>0.582647947</text:p>
          </table:table-cell>
          <table:table-cell office:value-type="float" office:value="0.23952692995367" table:style-name="ce4">
            <text:p>0.23952693</text:p>
          </table:table-cell>
          <table:table-cell office:value-type="float" office:value="0.17782512283979501" table:style-name="ce4">
            <text:p>0.177825123</text:p>
          </table:table-cell>
          <table:table-cell office:value-type="percentage" office:value="2.355809391431E-3" table:style-name="ce9">
            <text:p>0.24%</text:p>
          </table:table-cell>
          <table:table-cell office:value-type="percentage" office:value="1.5059218474078E-2" table:style-name="ce9">
            <text:p>1.51%</text:p>
          </table:table-cell>
          <table:table-cell office:value-type="string" table:style-name="ce12">
            <text:p>-0.507608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8" table:style-name="ce3">
            <text:p>418</text:p>
          </table:table-cell>
          <table:table-cell office:value-type="float" office:value="0.100971851566472" table:style-name="ce4">
            <text:p>0.100971852</text:p>
          </table:table-cell>
          <table:table-cell office:value-type="float" office:value="0.26297313375423198" table:style-name="ce4">
            <text:p>0.262973134</text:p>
          </table:table-cell>
          <table:table-cell office:value-type="float" office:value="0.63605501467929604" table:style-name="ce4">
            <text:p>0.636055015</text:p>
          </table:table-cell>
          <table:table-cell office:value-type="percentage" office:value="5.8377340338170002E-3" table:style-name="ce9">
            <text:p>0.58%</text:p>
          </table:table-cell>
          <table:table-cell office:value-type="percentage" office:value="1.385236764606E-2" table:style-name="ce9">
            <text:p>1.39%</text:p>
          </table:table-cell>
          <table:table-cell office:value-type="string" table:style-name="ce12">
            <text:p>-0.300473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19" table:style-name="ce3">
            <text:p>419</text:p>
          </table:table-cell>
          <table:table-cell office:value-type="float" office:value="0.123643680301963" table:style-name="ce4">
            <text:p>0.12364368</text:p>
          </table:table-cell>
          <table:table-cell office:value-type="float" office:value="0.36140380506076702" table:style-name="ce4">
            <text:p>0.361403805</text:p>
          </table:table-cell>
          <table:table-cell office:value-type="float" office:value="0.51495251463726999" table:style-name="ce4">
            <text:p>0.514952515</text:p>
          </table:table-cell>
          <table:table-cell office:value-type="percentage" office:value="5.4933183093469999E-3" table:style-name="ce9">
            <text:p>0.55%</text:p>
          </table:table-cell>
          <table:table-cell office:value-type="percentage" office:value="1.5047336708061E-2" table:style-name="ce9">
            <text:p>1.50%</text:p>
          </table:table-cell>
          <table:table-cell office:value-type="string" table:style-name="ce12">
            <text:p>-0.29950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0" table:style-name="ce3">
            <text:p>420</text:p>
          </table:table-cell>
          <table:table-cell office:value-type="float" office:value="0.50567763723912496" table:style-name="ce4">
            <text:p>0.505677637</text:p>
          </table:table-cell>
          <table:table-cell office:value-type="float" office:value="0.34476804339539402" table:style-name="ce4">
            <text:p>0.344768043</text:p>
          </table:table-cell>
          <table:table-cell office:value-type="float" office:value="0.149554319365481" table:style-name="ce4">
            <text:p>0.149554319</text:p>
          </table:table-cell>
          <table:table-cell office:value-type="percentage" office:value="3.0995689698949998E-3" table:style-name="ce9">
            <text:p>0.31%</text:p>
          </table:table-cell>
          <table:table-cell office:value-type="percentage" office:value="1.6026946872446001E-2" table:style-name="ce9">
            <text:p>1.60%</text:p>
          </table:table-cell>
          <table:table-cell office:value-type="string" table:style-name="ce12">
            <text:p>-0.430551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1" table:style-name="ce3">
            <text:p>421</text:p>
          </table:table-cell>
          <table:table-cell office:value-type="float" office:value="0.79730280104697104" table:style-name="ce4">
            <text:p>0.797302801</text:p>
          </table:table-cell>
          <table:table-cell office:value-type="float" office:value="5.8274901890635999E-2" table:style-name="ce4">
            <text:p>0.058274902</text:p>
          </table:table-cell>
          <table:table-cell office:value-type="float" office:value="0.14442229706239301" table:style-name="ce4">
            <text:p>0.144422297</text:p>
          </table:table-cell>
          <table:table-cell office:value-type="percentage" office:value="1.8453153330060001E-3" table:style-name="ce9">
            <text:p>0.18%</text:p>
          </table:table-cell>
          <table:table-cell office:value-type="percentage" office:value="1.3643921095521001E-2" table:style-name="ce9">
            <text:p>1.36%</text:p>
          </table:table-cell>
          <table:table-cell office:value-type="string" table:style-name="ce12">
            <text:p>-0.5976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2" table:style-name="ce3">
            <text:p>422</text:p>
          </table:table-cell>
          <table:table-cell office:value-type="float" office:value="0.969590542563187" table:style-name="ce4">
            <text:p>0.969590543</text:p>
          </table:table-cell>
          <table:table-cell office:value-type="float" office:value="0" table:style-name="ce4">
            <text:p>0</text:p>
          </table:table-cell>
          <table:table-cell office:value-type="float" office:value="3.0409457436813E-2" table:style-name="ce4">
            <text:p>0.030409457</text:p>
          </table:table-cell>
          <table:table-cell office:value-type="percentage" office:value="2.209943459164E-3" table:style-name="ce9">
            <text:p>0.22%</text:p>
          </table:table-cell>
          <table:table-cell office:value-type="percentage" office:value="1.3505121217534E-2" table:style-name="ce9">
            <text:p>1.35%</text:p>
          </table:table-cell>
          <table:table-cell office:value-type="string" table:style-name="ce12">
            <text:p>-0.576822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3" table:style-name="ce3">
            <text:p>423</text:p>
          </table:table-cell>
          <table:table-cell office:value-type="float" office:value="0.65626410891004705" table:style-name="ce4">
            <text:p>0.656264109</text:p>
          </table:table-cell>
          <table:table-cell office:value-type="float" office:value="8.3889611962970997E-2" table:style-name="ce4">
            <text:p>0.083889612</text:p>
          </table:table-cell>
          <table:table-cell office:value-type="float" office:value="0.25984627912698199" table:style-name="ce4">
            <text:p>0.259846279</text:p>
          </table:table-cell>
          <table:table-cell office:value-type="percentage" office:value="1.9525485189059999E-3" table:style-name="ce9">
            <text:p>0.20%</text:p>
          </table:table-cell>
          <table:table-cell office:value-type="percentage" office:value="1.3504943648647001E-2" table:style-name="ce9">
            <text:p>1.35%</text:p>
          </table:table-cell>
          <table:table-cell office:value-type="string" table:style-name="ce12">
            <text:p>-0.595889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4" table:style-name="ce3">
            <text:p>424</text:p>
          </table:table-cell>
          <table:table-cell office:value-type="float" office:value="0.85245161992471497" table:style-name="ce4">
            <text:p>0.85245162</text:p>
          </table:table-cell>
          <table:table-cell office:value-type="float" office:value="8.2046888152680006E-2" table:style-name="ce4">
            <text:p>0.082046888</text:p>
          </table:table-cell>
          <table:table-cell office:value-type="float" office:value="6.5501491922605001E-2" table:style-name="ce4">
            <text:p>0.065501492</text:p>
          </table:table-cell>
          <table:table-cell office:value-type="percentage" office:value="1.966632476221E-3" table:style-name="ce9">
            <text:p>0.20%</text:p>
          </table:table-cell>
          <table:table-cell office:value-type="percentage" office:value="1.4084624360463E-2" table:style-name="ce9">
            <text:p>1.41%</text:p>
          </table:table-cell>
          <table:table-cell office:value-type="string" table:style-name="ce12">
            <text:p>-0.570364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5" table:style-name="ce3">
            <text:p>425</text:p>
          </table:table-cell>
          <table:table-cell office:value-type="float" office:value="0.50361310668664605" table:style-name="ce4">
            <text:p>0.503613107</text:p>
          </table:table-cell>
          <table:table-cell office:value-type="float" office:value="0.43376722107457399" table:style-name="ce4">
            <text:p>0.433767221</text:p>
          </table:table-cell>
          <table:table-cell office:value-type="float" office:value="6.2619672238779997E-2" table:style-name="ce4">
            <text:p>0.062619672</text:p>
          </table:table-cell>
          <table:table-cell office:value-type="percentage" office:value="3.9481672372690003E-3" table:style-name="ce9">
            <text:p>0.39%</text:p>
          </table:table-cell>
          <table:table-cell office:value-type="percentage" office:value="1.7038321743920001E-2" table:style-name="ce9">
            <text:p>1.70%</text:p>
          </table:table-cell>
          <table:table-cell office:value-type="string" table:style-name="ce12">
            <text:p>-0.35518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6" table:style-name="ce3">
            <text:p>426</text:p>
          </table:table-cell>
          <table:table-cell office:value-type="float" office:value="0.71214502350167397" table:style-name="ce4">
            <text:p>0.712145024</text:p>
          </table:table-cell>
          <table:table-cell office:value-type="float" office:value="0.25234516332463403" table:style-name="ce4">
            <text:p>0.252345163</text:p>
          </table:table-cell>
          <table:table-cell office:value-type="float" office:value="3.5509813173691999E-2" table:style-name="ce4">
            <text:p>0.035509813</text:p>
          </table:table-cell>
          <table:table-cell office:value-type="percentage" office:value="2.4706206230940002E-3" table:style-name="ce9">
            <text:p>0.25%</text:p>
          </table:table-cell>
          <table:table-cell office:value-type="percentage" office:value="1.5602330850807001E-2" table:style-name="ce9">
            <text:p>1.56%</text:p>
          </table:table-cell>
          <table:table-cell office:value-type="string" table:style-name="ce12">
            <text:p>-0.482580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7" table:style-name="ce3">
            <text:p>427</text:p>
          </table:table-cell>
          <table:table-cell office:value-type="float" office:value="0.210094403757733" table:style-name="ce4">
            <text:p>0.210094404</text:p>
          </table:table-cell>
          <table:table-cell office:value-type="float" office:value="0.52655352586924198" table:style-name="ce4">
            <text:p>0.526553526</text:p>
          </table:table-cell>
          <table:table-cell office:value-type="float" office:value="0.26335207037302499" table:style-name="ce4">
            <text:p>0.26335207</text:p>
          </table:table-cell>
          <table:table-cell office:value-type="percentage" office:value="5.7645495194549997E-3" table:style-name="ce9">
            <text:p>0.58%</text:p>
          </table:table-cell>
          <table:table-cell office:value-type="percentage" office:value="1.7200530859966999E-2" table:style-name="ce9">
            <text:p>1.72%</text:p>
          </table:table-cell>
          <table:table-cell office:value-type="string" table:style-name="ce12">
            <text:p>-0.246239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8" table:style-name="ce3">
            <text:p>428</text:p>
          </table:table-cell>
          <table:table-cell office:value-type="float" office:value="0.100414888910448" table:style-name="ce4">
            <text:p>0.100414889</text:p>
          </table:table-cell>
          <table:table-cell office:value-type="float" office:value="0.40651647463746099" table:style-name="ce4">
            <text:p>0.406516475</text:p>
          </table:table-cell>
          <table:table-cell office:value-type="float" office:value="0.49306863645209098" table:style-name="ce4">
            <text:p>0.493068636</text:p>
          </table:table-cell>
          <table:table-cell office:value-type="percentage" office:value="5.843533522557E-3" table:style-name="ce9">
            <text:p>0.58%</text:p>
          </table:table-cell>
          <table:table-cell office:value-type="percentage" office:value="1.5492065965862001E-2" table:style-name="ce9">
            <text:p>1.55%</text:p>
          </table:table-cell>
          <table:table-cell office:value-type="string" table:style-name="ce12">
            <text:p>-0.268296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29" table:style-name="ce3">
            <text:p>429</text:p>
          </table:table-cell>
          <table:table-cell office:value-type="float" office:value="0.433058741606477" table:style-name="ce4">
            <text:p>0.433058742</text:p>
          </table:table-cell>
          <table:table-cell office:value-type="float" office:value="0.55894756841345905" table:style-name="ce4">
            <text:p>0.558947568</text:p>
          </table:table-cell>
          <table:table-cell office:value-type="float" office:value="7.9936899800640004E-3" table:style-name="ce4">
            <text:p>0.00799369</text:p>
          </table:table-cell>
          <table:table-cell office:value-type="percentage" office:value="5.618676553696E-3" table:style-name="ce9">
            <text:p>0.56%</text:p>
          </table:table-cell>
          <table:table-cell office:value-type="percentage" office:value="1.8253699767712E-2" table:style-name="ce9">
            <text:p>1.83%</text:p>
          </table:table-cell>
          <table:table-cell office:value-type="string" table:style-name="ce12">
            <text:p>-0.240023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0" table:style-name="ce3">
            <text:p>430</text:p>
          </table:table-cell>
          <table:table-cell office:value-type="float" office:value="0.88298524880743801" table:style-name="ce4">
            <text:p>0.882985249</text:p>
          </table:table-cell>
          <table:table-cell office:value-type="float" office:value="5.6166355362357999E-2" table:style-name="ce4">
            <text:p>0.056166355</text:p>
          </table:table-cell>
          <table:table-cell office:value-type="float" office:value="6.0848395830204002E-2" table:style-name="ce4">
            <text:p>0.060848396</text:p>
          </table:table-cell>
          <table:table-cell office:value-type="percentage" office:value="1.9933839906929999E-3" table:style-name="ce9">
            <text:p>0.20%</text:p>
          </table:table-cell>
          <table:table-cell office:value-type="percentage" office:value="1.3882181049593E-2" table:style-name="ce9">
            <text:p>1.39%</text:p>
          </table:table-cell>
          <table:table-cell office:value-type="string" table:style-name="ce12">
            <text:p>-0.576754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1" table:style-name="ce3">
            <text:p>431</text:p>
          </table:table-cell>
          <table:table-cell office:value-type="float" office:value="0.64478820985877106" table:style-name="ce4">
            <text:p>0.64478821</text:p>
          </table:table-cell>
          <table:table-cell office:value-type="float" office:value="0.150910620216511" table:style-name="ce4">
            <text:p>0.15091062</text:p>
          </table:table-cell>
          <table:table-cell office:value-type="float" office:value="0.204301169924718" table:style-name="ce4">
            <text:p>0.20430117</text:p>
          </table:table-cell>
          <table:table-cell office:value-type="percentage" office:value="1.9966724816549999E-3" table:style-name="ce9">
            <text:p>0.20%</text:p>
          </table:table-cell>
          <table:table-cell office:value-type="percentage" office:value="1.4236181487113E-2" table:style-name="ce9">
            <text:p>1.42%</text:p>
          </table:table-cell>
          <table:table-cell office:value-type="string" table:style-name="ce12">
            <text:p>-0.562182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2" table:style-name="ce3">
            <text:p>432</text:p>
          </table:table-cell>
          <table:table-cell office:value-type="float" office:value="0.20855915012776199" table:style-name="ce4">
            <text:p>0.20855915</text:p>
          </table:table-cell>
          <table:table-cell office:value-type="float" office:value="0.58695894589896602" table:style-name="ce4">
            <text:p>0.586958946</text:p>
          </table:table-cell>
          <table:table-cell office:value-type="float" office:value="0.20448190397327301" table:style-name="ce4">
            <text:p>0.204481904</text:p>
          </table:table-cell>
          <table:table-cell office:value-type="percentage" office:value="6.4690489154279997E-3" table:style-name="ce9">
            <text:p>0.65%</text:p>
          </table:table-cell>
          <table:table-cell office:value-type="percentage" office:value="1.7886559675126999E-2" table:style-name="ce9">
            <text:p>1.79%</text:p>
          </table:table-cell>
          <table:table-cell office:value-type="string" table:style-name="ce12">
            <text:p>-0.197408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3" table:style-name="ce3">
            <text:p>433</text:p>
          </table:table-cell>
          <table:table-cell office:value-type="float" office:value="7.4675471061189996E-3" table:style-name="ce4">
            <text:p>0.007467547</text:p>
          </table:table-cell>
          <table:table-cell office:value-type="float" office:value="5.9249846355352E-2" table:style-name="ce4">
            <text:p>0.059249846</text:p>
          </table:table-cell>
          <table:table-cell office:value-type="float" office:value="0.93328260653852901" table:style-name="ce4">
            <text:p>0.933282607</text:p>
          </table:table-cell>
          <table:table-cell office:value-type="percentage" office:value="9.0293330250669993E-3" table:style-name="ce9">
            <text:p>0.90%</text:p>
          </table:table-cell>
          <table:table-cell office:value-type="percentage" office:value="1.1236489603438E-2" table:style-name="ce9">
            <text:p>1.12%</text:p>
          </table:table-cell>
          <table:table-cell office:value-type="string" table:style-name="ce12">
            <text:p>-0.086385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4" table:style-name="ce3">
            <text:p>434</text:p>
          </table:table-cell>
          <table:table-cell office:value-type="float" office:value="0" table:style-name="ce4">
            <text:p>0</text:p>
          </table:table-cell>
          <table:table-cell office:value-type="float" office:value="0.36871423110919999" table:style-name="ce4">
            <text:p>0.368714231</text:p>
          </table:table-cell>
          <table:table-cell office:value-type="float" office:value="0.63128576889080001" table:style-name="ce4">
            <text:p>0.631285769</text:p>
          </table:table-cell>
          <table:table-cell office:value-type="percentage" office:value="6.9990481277970003E-3" table:style-name="ce9">
            <text:p>0.70%</text:p>
          </table:table-cell>
          <table:table-cell office:value-type="percentage" office:value="1.4752317419717E-2" table:style-name="ce9">
            <text:p>1.48%</text:p>
          </table:table-cell>
          <table:table-cell office:value-type="string" table:style-name="ce12">
            <text:p>-0.203422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5" table:style-name="ce3">
            <text:p>435</text:p>
          </table:table-cell>
          <table:table-cell office:value-type="float" office:value="0.44569102335132399" table:style-name="ce4">
            <text:p>0.445691023</text:p>
          </table:table-cell>
          <table:table-cell office:value-type="float" office:value="0.46035240587259602" table:style-name="ce4">
            <text:p>0.460352406</text:p>
          </table:table-cell>
          <table:table-cell office:value-type="float" office:value="9.3956570776079995E-2" table:style-name="ce4">
            <text:p>0.093956571</text:p>
          </table:table-cell>
          <table:table-cell office:value-type="percentage" office:value="4.2780061108169997E-3" table:style-name="ce9">
            <text:p>0.43%</text:p>
          </table:table-cell>
          <table:table-cell office:value-type="percentage" office:value="1.7164955614794999E-2" table:style-name="ce9">
            <text:p>1.72%</text:p>
          </table:table-cell>
          <table:table-cell office:value-type="string" table:style-name="ce12">
            <text:p>-0.333353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6" table:style-name="ce3">
            <text:p>436</text:p>
          </table:table-cell>
          <table:table-cell office:value-type="float" office:value="0.34787299781345898" table:style-name="ce4">
            <text:p>0.347872998</text:p>
          </table:table-cell>
          <table:table-cell office:value-type="float" office:value="0.465789237042249" table:style-name="ce4">
            <text:p>0.465789237</text:p>
          </table:table-cell>
          <table:table-cell office:value-type="float" office:value="0.18633776514429201" table:style-name="ce4">
            <text:p>0.186337765</text:p>
          </table:table-cell>
          <table:table-cell office:value-type="percentage" office:value="4.5395851664370001E-3" table:style-name="ce9">
            <text:p>0.45%</text:p>
          </table:table-cell>
          <table:table-cell office:value-type="percentage" office:value="1.6927593521994001E-2" table:style-name="ce9">
            <text:p>1.69%</text:p>
          </table:table-cell>
          <table:table-cell office:value-type="string" table:style-name="ce12">
            <text:p>-0.322574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7" table:style-name="ce3">
            <text:p>437</text:p>
          </table:table-cell>
          <table:table-cell office:value-type="float" office:value="0.381401399194228" table:style-name="ce4">
            <text:p>0.381401399</text:p>
          </table:table-cell>
          <table:table-cell office:value-type="float" office:value="0.438601670087296" table:style-name="ce4">
            <text:p>0.43860167</text:p>
          </table:table-cell>
          <table:table-cell office:value-type="float" office:value="0.179996930718476" table:style-name="ce4">
            <text:p>0.179996931</text:p>
          </table:table-cell>
          <table:table-cell office:value-type="percentage" office:value="4.1714194499900001E-3" table:style-name="ce9">
            <text:p>0.42%</text:p>
          </table:table-cell>
          <table:table-cell office:value-type="percentage" office:value="1.6719374794568E-2" table:style-name="ce9">
            <text:p>1.67%</text:p>
          </table:table-cell>
          <table:table-cell office:value-type="string" table:style-name="ce12">
            <text:p>-0.348612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8" table:style-name="ce3">
            <text:p>438</text:p>
          </table:table-cell>
          <table:table-cell office:value-type="float" office:value="0.57315249553764702" table:style-name="ce4">
            <text:p>0.573152496</text:p>
          </table:table-cell>
          <table:table-cell office:value-type="float" office:value="0.16995440372381901" table:style-name="ce4">
            <text:p>0.169954404</text:p>
          </table:table-cell>
          <table:table-cell office:value-type="float" office:value="0.256893100738534" table:style-name="ce4">
            <text:p>0.256893101</text:p>
          </table:table-cell>
          <table:table-cell office:value-type="percentage" office:value="2.1794780435689999E-3" table:style-name="ce9">
            <text:p>0.22%</text:p>
          </table:table-cell>
          <table:table-cell office:value-type="percentage" office:value="1.4234587235335E-2" table:style-name="ce9">
            <text:p>1.42%</text:p>
          </table:table-cell>
          <table:table-cell office:value-type="string" table:style-name="ce12">
            <text:p>-0.54940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39" table:style-name="ce3">
            <text:p>439</text:p>
          </table:table-cell>
          <table:table-cell office:value-type="float" office:value="1.7507541546399E-2" table:style-name="ce4">
            <text:p>0.017507542</text:p>
          </table:table-cell>
          <table:table-cell office:value-type="float" office:value="0.465604653364245" table:style-name="ce4">
            <text:p>0.465604653</text:p>
          </table:table-cell>
          <table:table-cell office:value-type="float" office:value="0.51688780508935595" table:style-name="ce4">
            <text:p>0.516887805</text:p>
          </table:table-cell>
          <table:table-cell office:value-type="percentage" office:value="6.9668445447959998E-3" table:style-name="ce9">
            <text:p>0.70%</text:p>
          </table:table-cell>
          <table:table-cell office:value-type="percentage" office:value="1.5913860157571999E-2" table:style-name="ce9">
            <text:p>1.59%</text:p>
          </table:table-cell>
          <table:table-cell office:value-type="string" table:style-name="ce12">
            <text:p>-0.190598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0" table:style-name="ce3">
            <text:p>440</text:p>
          </table:table-cell>
          <table:table-cell office:value-type="float" office:value="0.39387754612257603" table:style-name="ce4">
            <text:p>0.393877546</text:p>
          </table:table-cell>
          <table:table-cell office:value-type="float" office:value="0.47237647938307098" table:style-name="ce4">
            <text:p>0.472376479</text:p>
          </table:table-cell>
          <table:table-cell office:value-type="float" office:value="0.13374597449435299" table:style-name="ce4">
            <text:p>0.133745974</text:p>
          </table:table-cell>
          <table:table-cell office:value-type="percentage" office:value="4.4892891484510002E-3" table:style-name="ce9">
            <text:p>0.45%</text:p>
          </table:table-cell>
          <table:table-cell office:value-type="percentage" office:value="1.7143789986525E-2" table:style-name="ce9">
            <text:p>1.71%</text:p>
          </table:table-cell>
          <table:table-cell office:value-type="string" table:style-name="ce12">
            <text:p>-0.321440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1" table:style-name="ce3">
            <text:p>441</text:p>
          </table:table-cell>
          <table:table-cell office:value-type="float" office:value="0.38643226737026998" table:style-name="ce4">
            <text:p>0.386432267</text:p>
          </table:table-cell>
          <table:table-cell office:value-type="float" office:value="0.235300290415241" table:style-name="ce4">
            <text:p>0.23530029</text:p>
          </table:table-cell>
          <table:table-cell office:value-type="float" office:value="0.37826744221448899" table:style-name="ce4">
            <text:p>0.378267442</text:p>
          </table:table-cell>
          <table:table-cell office:value-type="percentage" office:value="3.108713018091E-3" table:style-name="ce9">
            <text:p>0.31%</text:p>
          </table:table-cell>
          <table:table-cell office:value-type="percentage" office:value="1.4410048939930999E-2" table:style-name="ce9">
            <text:p>1.44%</text:p>
          </table:table-cell>
          <table:table-cell office:value-type="string" table:style-name="ce12">
            <text:p>-0.478227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2" table:style-name="ce3">
            <text:p>442</text:p>
          </table:table-cell>
          <table:table-cell office:value-type="float" office:value="0.25397455098822602" table:style-name="ce4">
            <text:p>0.253974551</text:p>
          </table:table-cell>
          <table:table-cell office:value-type="float" office:value="0.247404492664832" table:style-name="ce4">
            <text:p>0.247404493</text:p>
          </table:table-cell>
          <table:table-cell office:value-type="float" office:value="0.49862095634694198" table:style-name="ce4">
            <text:p>0.498620956</text:p>
          </table:table-cell>
          <table:table-cell office:value-type="percentage" office:value="4.1545187004129996E-3" table:style-name="ce9">
            <text:p>0.42%</text:p>
          </table:table-cell>
          <table:table-cell office:value-type="percentage" office:value="1.4142856262406E-2" table:style-name="ce9">
            <text:p>1.41%</text:p>
          </table:table-cell>
          <table:table-cell office:value-type="string" table:style-name="ce12">
            <text:p>-0.413316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3" table:style-name="ce3">
            <text:p>443</text:p>
          </table:table-cell>
          <table:table-cell office:value-type="float" office:value="0.51080867051971202" table:style-name="ce4">
            <text:p>0.510808671</text:p>
          </table:table-cell>
          <table:table-cell office:value-type="float" office:value="0.15637504878665801" table:style-name="ce4">
            <text:p>0.156375049</text:p>
          </table:table-cell>
          <table:table-cell office:value-type="float" office:value="0.33281628069362901" table:style-name="ce4">
            <text:p>0.332816281</text:p>
          </table:table-cell>
          <table:table-cell office:value-type="percentage" office:value="2.4098941783430002E-3" table:style-name="ce9">
            <text:p>0.24%</text:p>
          </table:table-cell>
          <table:table-cell office:value-type="percentage" office:value="1.3888403635637E-2" table:style-name="ce9">
            <text:p>1.39%</text:p>
          </table:table-cell>
          <table:table-cell office:value-type="string" table:style-name="ce12">
            <text:p>-0.5465067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4" table:style-name="ce3">
            <text:p>444</text:p>
          </table:table-cell>
          <table:table-cell office:value-type="float" office:value="0.50115187566189101" table:style-name="ce4">
            <text:p>0.501151876</text:p>
          </table:table-cell>
          <table:table-cell office:value-type="float" office:value="9.0035058477654001E-2" table:style-name="ce4">
            <text:p>0.090035058</text:p>
          </table:table-cell>
          <table:table-cell office:value-type="float" office:value="0.40881306586045602" table:style-name="ce4">
            <text:p>0.408813066</text:p>
          </table:table-cell>
          <table:table-cell office:value-type="percentage" office:value="2.5930890571550002E-3" table:style-name="ce9">
            <text:p>0.26%</text:p>
          </table:table-cell>
          <table:table-cell office:value-type="percentage" office:value="1.3100242069187E-2" table:style-name="ce9">
            <text:p>1.31%</text:p>
          </table:table-cell>
          <table:table-cell office:value-type="string" table:style-name="ce12">
            <text:p>-0.5654026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5" table:style-name="ce3">
            <text:p>445</text:p>
          </table:table-cell>
          <table:table-cell office:value-type="float" office:value="0.34372190815470199" table:style-name="ce4">
            <text:p>0.343721908</text:p>
          </table:table-cell>
          <table:table-cell office:value-type="float" office:value="9.3055988818770002E-3" table:style-name="ce4">
            <text:p>0.009305599</text:p>
          </table:table-cell>
          <table:table-cell office:value-type="float" office:value="0.64697249296341997" table:style-name="ce4">
            <text:p>0.646972493</text:p>
          </table:table-cell>
          <table:table-cell office:value-type="percentage" office:value="4.5094503086220003E-3" table:style-name="ce9">
            <text:p>0.45%</text:p>
          </table:table-cell>
          <table:table-cell office:value-type="percentage" office:value="1.1695037378416E-2" table:style-name="ce9">
            <text:p>1.17%</text:p>
          </table:table-cell>
          <table:table-cell office:value-type="string" table:style-name="ce12">
            <text:p>-0.469476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6" table:style-name="ce3">
            <text:p>446</text:p>
          </table:table-cell>
          <table:table-cell office:value-type="float" office:value="0.33530922818879699" table:style-name="ce4">
            <text:p>0.335309228</text:p>
          </table:table-cell>
          <table:table-cell office:value-type="float" office:value="0.29266374882788199" table:style-name="ce4">
            <text:p>0.292663749</text:p>
          </table:table-cell>
          <table:table-cell office:value-type="float" office:value="0.37202702298332002" table:style-name="ce4">
            <text:p>0.372027023</text:p>
          </table:table-cell>
          <table:table-cell office:value-type="percentage" office:value="3.5294689845880001E-3" table:style-name="ce9">
            <text:p>0.35%</text:p>
          </table:table-cell>
          <table:table-cell office:value-type="percentage" office:value="1.4909448876916E-2" table:style-name="ce9">
            <text:p>1.49%</text:p>
          </table:table-cell>
          <table:table-cell office:value-type="string" table:style-name="ce12">
            <text:p>-0.4339886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7" table:style-name="ce3">
            <text:p>447</text:p>
          </table:table-cell>
          <table:table-cell office:value-type="float" office:value="0.21805516331205799" table:style-name="ce4">
            <text:p>0.218055163</text:p>
          </table:table-cell>
          <table:table-cell office:value-type="float" office:value="0.239827673375443" table:style-name="ce4">
            <text:p>0.239827673</text:p>
          </table:table-cell>
          <table:table-cell office:value-type="float" office:value="0.54211716331249904" table:style-name="ce4">
            <text:p>0.542117163</text:p>
          </table:table-cell>
          <table:table-cell office:value-type="percentage" office:value="4.5241403823640001E-3" table:style-name="ce9">
            <text:p>0.45%</text:p>
          </table:table-cell>
          <table:table-cell office:value-type="percentage" office:value="1.3946226178092999E-2" table:style-name="ce9">
            <text:p>1.39%</text:p>
          </table:table-cell>
          <table:table-cell office:value-type="string" table:style-name="ce12">
            <text:p>-0.392640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8" table:style-name="ce3">
            <text:p>448</text:p>
          </table:table-cell>
          <table:table-cell office:value-type="float" office:value="0.27693378782422301" table:style-name="ce4">
            <text:p>0.276933788</text:p>
          </table:table-cell>
          <table:table-cell office:value-type="float" office:value="0.38891914122604598" table:style-name="ce4">
            <text:p>0.388919141</text:p>
          </table:table-cell>
          <table:table-cell office:value-type="float" office:value="0.33414707094973101" table:style-name="ce4">
            <text:p>0.334147071</text:p>
          </table:table-cell>
          <table:table-cell office:value-type="percentage" office:value="4.2840547084660001E-3" table:style-name="ce9">
            <text:p>0.43%</text:p>
          </table:table-cell>
          <table:table-cell office:value-type="percentage" office:value="1.5831366396805002E-2" table:style-name="ce9">
            <text:p>1.58%</text:p>
          </table:table-cell>
          <table:table-cell office:value-type="string" table:style-name="ce12">
            <text:p>-0.361051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49" table:style-name="ce3">
            <text:p>449</text:p>
          </table:table-cell>
          <table:table-cell office:value-type="float" office:value="0.58112324917226899" table:style-name="ce4">
            <text:p>0.581123249</text:p>
          </table:table-cell>
          <table:table-cell office:value-type="float" office:value="5.9528874575236999E-2" table:style-name="ce4">
            <text:p>0.059528875</text:p>
          </table:table-cell>
          <table:table-cell office:value-type="float" office:value="0.35934787625249398" table:style-name="ce4">
            <text:p>0.359347876</text:p>
          </table:table-cell>
          <table:table-cell office:value-type="percentage" office:value="2.2689749869900001E-3" table:style-name="ce9">
            <text:p>0.23%</text:p>
          </table:table-cell>
          <table:table-cell office:value-type="percentage" office:value="1.2996289803127E-2" table:style-name="ce9">
            <text:p>1.30%</text:p>
          </table:table-cell>
          <table:table-cell office:value-type="string" table:style-name="ce12">
            <text:p>-0.5948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0" table:style-name="ce3">
            <text:p>450</text:p>
          </table:table-cell>
          <table:table-cell office:value-type="float" office:value="6.8799369926664994E-2" table:style-name="ce4">
            <text:p>0.06879937</text:p>
          </table:table-cell>
          <table:table-cell office:value-type="float" office:value="0.26872308467428202" table:style-name="ce4">
            <text:p>0.268723085</text:p>
          </table:table-cell>
          <table:table-cell office:value-type="float" office:value="0.66247754539905301" table:style-name="ce4">
            <text:p>0.662477545</text:p>
          </table:table-cell>
          <table:table-cell office:value-type="percentage" office:value="6.2477071142619999E-3" table:style-name="ce9">
            <text:p>0.62%</text:p>
          </table:table-cell>
          <table:table-cell office:value-type="percentage" office:value="1.3819601373640999E-2" table:style-name="ce9">
            <text:p>1.38%</text:p>
          </table:table-cell>
          <table:table-cell office:value-type="string" table:style-name="ce12">
            <text:p>-0.271519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1" table:style-name="ce3">
            <text:p>451</text:p>
          </table:table-cell>
          <table:table-cell office:value-type="float" office:value="2.9260175745332E-2" table:style-name="ce4">
            <text:p>0.029260176</text:p>
          </table:table-cell>
          <table:table-cell office:value-type="float" office:value="0.97073982425466798" table:style-name="ce4">
            <text:p>0.970739824</text:p>
          </table:table-cell>
          <table:table-cell office:value-type="float" office:value="0" table:style-name="ce4">
            <text:p>0</text:p>
          </table:table-cell>
          <table:table-cell office:value-type="percentage" office:value="1.4577525061939999E-2" table:style-name="ce9">
            <text:p>1.46%</text:p>
          </table:table-cell>
          <table:table-cell office:value-type="percentage" office:value="2.1726018668128001E-2" table:style-name="ce9">
            <text:p>2.17%</text:p>
          </table:table-cell>
          <table:table-cell office:value-type="string" table:style-name="ce11">
            <text:p>0.2106932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2" table:style-name="ce3">
            <text:p>452</text:p>
          </table:table-cell>
          <table:table-cell office:value-type="float" office:value="0" table:style-name="ce4">
            <text:p>0</text:p>
          </table:table-cell>
          <table:table-cell office:value-type="float" office:value="0.38957341387630401" table:style-name="ce4">
            <text:p>0.389573414</text:p>
          </table:table-cell>
          <table:table-cell office:value-type="float" office:value="0.61042658612369605" table:style-name="ce4">
            <text:p>0.610426586</text:p>
          </table:table-cell>
          <table:table-cell office:value-type="percentage" office:value="7.0017977526620001E-3" table:style-name="ce9">
            <text:p>0.70%</text:p>
          </table:table-cell>
          <table:table-cell office:value-type="percentage" office:value="1.4990840098094E-2" table:style-name="ce9">
            <text:p>1.50%</text:p>
          </table:table-cell>
          <table:table-cell office:value-type="string" table:style-name="ce12">
            <text:p>-0.200002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3" table:style-name="ce3">
            <text:p>453</text:p>
          </table:table-cell>
          <table:table-cell office:value-type="float" office:value="0.66269812944949902" table:style-name="ce4">
            <text:p>0.662698129</text:p>
          </table:table-cell>
          <table:table-cell office:value-type="float" office:value="0.27452064426373401" table:style-name="ce4">
            <text:p>0.274520644</text:p>
          </table:table-cell>
          <table:table-cell office:value-type="float" office:value="6.2781226286766995E-2" table:style-name="ce4">
            <text:p>0.062781226</text:p>
          </table:table-cell>
          <table:table-cell office:value-type="percentage" office:value="2.5529595015540002E-3" table:style-name="ce9">
            <text:p>0.26%</text:p>
          </table:table-cell>
          <table:table-cell office:value-type="percentage" office:value="1.5704492346208E-2" table:style-name="ce9">
            <text:p>1.57%</text:p>
          </table:table-cell>
          <table:table-cell office:value-type="string" table:style-name="ce12">
            <text:p>-0.474198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4" table:style-name="ce3">
            <text:p>454</text:p>
          </table:table-cell>
          <table:table-cell office:value-type="float" office:value="4.6489793458970004E-3" table:style-name="ce4">
            <text:p>0.004648979</text:p>
          </table:table-cell>
          <table:table-cell office:value-type="float" office:value="0.97333386279374601" table:style-name="ce4">
            <text:p>0.973333863</text:p>
          </table:table-cell>
          <table:table-cell office:value-type="float" office:value="2.2017157860357E-2" table:style-name="ce4">
            <text:p>0.022017158</text:p>
          </table:table-cell>
          <table:table-cell office:value-type="percentage" office:value="1.4706620759601999E-2" table:style-name="ce9">
            <text:p>1.47%</text:p>
          </table:table-cell>
          <table:table-cell office:value-type="percentage" office:value="2.1680318506061998E-2" table:style-name="ce9">
            <text:p>2.17%</text:p>
          </table:table-cell>
          <table:table-cell office:value-type="string" table:style-name="ce11">
            <text:p>0.2170918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5" table:style-name="ce3">
            <text:p>455</text:p>
          </table:table-cell>
          <table:table-cell office:value-type="float" office:value="0.234887980229153" table:style-name="ce4">
            <text:p>0.23488798</text:p>
          </table:table-cell>
          <table:table-cell office:value-type="float" office:value="0.239012356468533" table:style-name="ce4">
            <text:p>0.239012356</text:p>
          </table:table-cell>
          <table:table-cell office:value-type="float" office:value="0.52609966330231395" table:style-name="ce4">
            <text:p>0.526099663</text:p>
          </table:table-cell>
          <table:table-cell office:value-type="percentage" office:value="4.3527367663829999E-3" table:style-name="ce9">
            <text:p>0.44%</text:p>
          </table:table-cell>
          <table:table-cell office:value-type="percentage" office:value="1.3988447419448E-2" table:style-name="ce9">
            <text:p>1.40%</text:p>
          </table:table-cell>
          <table:table-cell office:value-type="string" table:style-name="ce12">
            <text:p>-0.403709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6" table:style-name="ce3">
            <text:p>456</text:p>
          </table:table-cell>
          <table:table-cell office:value-type="float" office:value="0.56365699441685602" table:style-name="ce4">
            <text:p>0.563656994</text:p>
          </table:table-cell>
          <table:table-cell office:value-type="float" office:value="0.22331981316924401" table:style-name="ce4">
            <text:p>0.223319813</text:p>
          </table:table-cell>
          <table:table-cell office:value-type="float" office:value="0.2130231924139" table:style-name="ce4">
            <text:p>0.213023192</text:p>
          </table:table-cell>
          <table:table-cell office:value-type="percentage" office:value="2.3267138653829999E-3" table:style-name="ce9">
            <text:p>0.23%</text:p>
          </table:table-cell>
          <table:table-cell office:value-type="percentage" office:value="1.4815738900941001E-2" table:style-name="ce9">
            <text:p>1.48%</text:p>
          </table:table-cell>
          <table:table-cell office:value-type="string" table:style-name="ce12">
            <text:p>-0.51791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7" table:style-name="ce3">
            <text:p>457</text:p>
          </table:table-cell>
          <table:table-cell office:value-type="float" office:value="0.46847198343045299" table:style-name="ce4">
            <text:p>0.468471983</text:p>
          </table:table-cell>
          <table:table-cell office:value-type="float" office:value="0.53152801656954696" table:style-name="ce4">
            <text:p>0.531528017</text:p>
          </table:table-cell>
          <table:table-cell office:value-type="float" office:value="0" table:style-name="ce4">
            <text:p>0</text:p>
          </table:table-cell>
          <table:table-cell office:value-type="percentage" office:value="5.2244054774069999E-3" table:style-name="ce9">
            <text:p>0.52%</text:p>
          </table:table-cell>
          <table:table-cell office:value-type="percentage" office:value="1.8048599946599998E-2" table:style-name="ce9">
            <text:p>1.80%</text:p>
          </table:table-cell>
          <table:table-cell office:value-type="string" table:style-name="ce12">
            <text:p>-0.264596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8" table:style-name="ce3">
            <text:p>458</text:p>
          </table:table-cell>
          <table:table-cell office:value-type="float" office:value="0.52201671970610397" table:style-name="ce4">
            <text:p>0.52201672</text:p>
          </table:table-cell>
          <table:table-cell office:value-type="float" office:value="0.37818161384193899" table:style-name="ce4">
            <text:p>0.378181614</text:p>
          </table:table-cell>
          <table:table-cell office:value-type="float" office:value="9.9801666451955998E-2" table:style-name="ce4">
            <text:p>0.099801666</text:p>
          </table:table-cell>
          <table:table-cell office:value-type="percentage" office:value="3.3671108979239999E-3" table:style-name="ce9">
            <text:p>0.34%</text:p>
          </table:table-cell>
          <table:table-cell office:value-type="percentage" office:value="1.6459060153038E-2" table:style-name="ce9">
            <text:p>1.65%</text:p>
          </table:table-cell>
          <table:table-cell office:value-type="string" table:style-name="ce12">
            <text:p>-0.402993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59" table:style-name="ce3">
            <text:p>459</text:p>
          </table:table-cell>
          <table:table-cell office:value-type="float" office:value="0.452231611488354" table:style-name="ce4">
            <text:p>0.452231611</text:p>
          </table:table-cell>
          <table:table-cell office:value-type="float" office:value="0.119968432174302" table:style-name="ce4">
            <text:p>0.119968432</text:p>
          </table:table-cell>
          <table:table-cell office:value-type="float" office:value="0.42779995633734402" table:style-name="ce4">
            <text:p>0.427799956</text:p>
          </table:table-cell>
          <table:table-cell office:value-type="percentage" office:value="2.8096043281710002E-3" table:style-name="ce9">
            <text:p>0.28%</text:p>
          </table:table-cell>
          <table:table-cell office:value-type="percentage" office:value="1.3292726906215E-2" table:style-name="ce9">
            <text:p>1.33%</text:p>
          </table:table-cell>
          <table:table-cell office:value-type="string" table:style-name="ce12">
            <text:p>-0.540927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0" table:style-name="ce3">
            <text:p>460</text:p>
          </table:table-cell>
          <table:table-cell office:value-type="float" office:value="0.83781898106360597" table:style-name="ce4">
            <text:p>0.837818981</text:p>
          </table:table-cell>
          <table:table-cell office:value-type="float" office:value="0.10249274869991901" table:style-name="ce4">
            <text:p>0.102492749</text:p>
          </table:table-cell>
          <table:table-cell office:value-type="float" office:value="5.9688270236475001E-2" table:style-name="ce4">
            <text:p>0.05968827</text:p>
          </table:table-cell>
          <table:table-cell office:value-type="percentage" office:value="1.985183860277E-3" table:style-name="ce9">
            <text:p>0.20%</text:p>
          </table:table-cell>
          <table:table-cell office:value-type="percentage" office:value="1.4273613667235001E-2" table:style-name="ce9">
            <text:p>1.43%</text:p>
          </table:table-cell>
          <table:table-cell office:value-type="string" table:style-name="ce12">
            <text:p>-0.561512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1" table:style-name="ce3">
            <text:p>461</text:p>
          </table:table-cell>
          <table:table-cell office:value-type="float" office:value="0.66244107671936703" table:style-name="ce4">
            <text:p>0.662441077</text:p>
          </table:table-cell>
          <table:table-cell office:value-type="float" office:value="0.33755892328063303" table:style-name="ce4">
            <text:p>0.337558923</text:p>
          </table:table-cell>
          <table:table-cell office:value-type="float" office:value="0" table:style-name="ce4">
            <text:p>0</text:p>
          </table:table-cell>
          <table:table-cell office:value-type="percentage" office:value="3.101914728235E-3" table:style-name="ce9">
            <text:p>0.31%</text:p>
          </table:table-cell>
          <table:table-cell office:value-type="percentage" office:value="1.6424541661787001E-2" table:style-name="ce9">
            <text:p>1.64%</text:p>
          </table:table-cell>
          <table:table-cell office:value-type="string" table:style-name="ce12">
            <text:p>-0.419986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2" table:style-name="ce3">
            <text:p>462</text:p>
          </table:table-cell>
          <table:table-cell office:value-type="float" office:value="0.76785716278390204" table:style-name="ce4">
            <text:p>0.767857163</text:p>
          </table:table-cell>
          <table:table-cell office:value-type="float" office:value="1.0844146288234E-2" table:style-name="ce4">
            <text:p>0.010844146</text:p>
          </table:table-cell>
          <table:table-cell office:value-type="float" office:value="0.221298690927863" table:style-name="ce4">
            <text:p>0.221298691</text:p>
          </table:table-cell>
          <table:table-cell office:value-type="percentage" office:value="1.8908335203000001E-3" table:style-name="ce9">
            <text:p>0.19%</text:p>
          </table:table-cell>
          <table:table-cell office:value-type="percentage" office:value="1.3011388692878999E-2" table:style-name="ce9">
            <text:p>1.30%</text:p>
          </table:table-cell>
          <table:table-cell office:value-type="string" table:style-name="ce12">
            <text:p>-0.62323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3" table:style-name="ce3">
            <text:p>463</text:p>
          </table:table-cell>
          <table:table-cell office:value-type="float" office:value="0" table:style-name="ce4">
            <text:p>0</text:p>
          </table:table-cell>
          <table:table-cell office:value-type="float" office:value="0.68365354583203097" table:style-name="ce4">
            <text:p>0.683653546</text:p>
          </table:table-cell>
          <table:table-cell office:value-type="float" office:value="0.31634645416796903" table:style-name="ce4">
            <text:p>0.316346454</text:p>
          </table:table-cell>
          <table:table-cell office:value-type="percentage" office:value="9.0456295541179992E-3" table:style-name="ce9">
            <text:p>0.90%</text:p>
          </table:table-cell>
          <table:table-cell office:value-type="percentage" office:value="1.8353617130858001E-2" table:style-name="ce9">
            <text:p>1.84%</text:p>
          </table:table-cell>
          <table:table-cell office:value-type="string" table:style-name="ce12">
            <text:p>-0.051999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4" table:style-name="ce3">
            <text:p>464</text:p>
          </table:table-cell>
          <table:table-cell office:value-type="float" office:value="0.39609593299084001" table:style-name="ce4">
            <text:p>0.396095933</text:p>
          </table:table-cell>
          <table:table-cell office:value-type="float" office:value="0.24874771123623601" table:style-name="ce4">
            <text:p>0.248747711</text:p>
          </table:table-cell>
          <table:table-cell office:value-type="float" office:value="0.35515635577292398" table:style-name="ce4">
            <text:p>0.355156356</text:p>
          </table:table-cell>
          <table:table-cell office:value-type="percentage" office:value="3.0647019328229998E-3" table:style-name="ce9">
            <text:p>0.31%</text:p>
          </table:table-cell>
          <table:table-cell office:value-type="percentage" office:value="1.4593410279008999E-2" table:style-name="ce9">
            <text:p>1.46%</text:p>
          </table:table-cell>
          <table:table-cell office:value-type="string" table:style-name="ce12">
            <text:p>-0.475234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5" table:style-name="ce3">
            <text:p>465</text:p>
          </table:table-cell>
          <table:table-cell office:value-type="float" office:value="0.334849961727548" table:style-name="ce4">
            <text:p>0.334849962</text:p>
          </table:table-cell>
          <table:table-cell office:value-type="float" office:value="0.60281520417253398" table:style-name="ce4">
            <text:p>0.602815204</text:p>
          </table:table-cell>
          <table:table-cell office:value-type="float" office:value="6.2334834099918003E-2" table:style-name="ce4">
            <text:p>0.062334834</text:p>
          </table:table-cell>
          <table:table-cell office:value-type="percentage" office:value="6.3361301755600003E-3" table:style-name="ce9">
            <text:p>0.63%</text:p>
          </table:table-cell>
          <table:table-cell office:value-type="percentage" office:value="1.8454593558133E-2" table:style-name="ce9">
            <text:p>1.85%</text:p>
          </table:table-cell>
          <table:table-cell office:value-type="string" table:style-name="ce12">
            <text:p>-0.198534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6" table:style-name="ce3">
            <text:p>466</text:p>
          </table:table-cell>
          <table:table-cell office:value-type="float" office:value="0.75836856183421097" table:style-name="ce4">
            <text:p>0.758368562</text:p>
          </table:table-cell>
          <table:table-cell office:value-type="float" office:value="0.12680954787120299" table:style-name="ce4">
            <text:p>0.126809548</text:p>
          </table:table-cell>
          <table:table-cell office:value-type="float" office:value="0.114821890294586" table:style-name="ce4">
            <text:p>0.11482189</text:p>
          </table:table-cell>
          <table:table-cell office:value-type="percentage" office:value="1.91678417347E-3" table:style-name="ce9">
            <text:p>0.19%</text:p>
          </table:table-cell>
          <table:table-cell office:value-type="percentage" office:value="1.4308386165884E-2" table:style-name="ce9">
            <text:p>1.43%</text:p>
          </table:table-cell>
          <table:table-cell office:value-type="string" table:style-name="ce12">
            <text:p>-0.564928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7" table:style-name="ce3">
            <text:p>467</text:p>
          </table:table-cell>
          <table:table-cell office:value-type="float" office:value="0.28791681450255902" table:style-name="ce4">
            <text:p>0.287916815</text:p>
          </table:table-cell>
          <table:table-cell office:value-type="float" office:value="0.30634043782853998" table:style-name="ce4">
            <text:p>0.306340438</text:p>
          </table:table-cell>
          <table:table-cell office:value-type="float" office:value="0.405742747668901" table:style-name="ce4">
            <text:p>0.405742748</text:p>
          </table:table-cell>
          <table:table-cell office:value-type="percentage" office:value="3.8957975345830002E-3" table:style-name="ce9">
            <text:p>0.39%</text:p>
          </table:table-cell>
          <table:table-cell office:value-type="percentage" office:value="1.4920718622846999E-2" table:style-name="ce9">
            <text:p>1.49%</text:p>
          </table:table-cell>
          <table:table-cell office:value-type="string" table:style-name="ce12">
            <text:p>-0.409109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8" table:style-name="ce3">
            <text:p>468</text:p>
          </table:table-cell>
          <table:table-cell office:value-type="float" office:value="0.40659509885593198" table:style-name="ce4">
            <text:p>0.406595099</text:p>
          </table:table-cell>
          <table:table-cell office:value-type="float" office:value="0.59340490114406796" table:style-name="ce4">
            <text:p>0.593404901</text:p>
          </table:table-cell>
          <table:table-cell office:value-type="float" office:value="0" table:style-name="ce4">
            <text:p>0</text:p>
          </table:table-cell>
          <table:table-cell office:value-type="percentage" office:value="6.1603320356539999E-3" table:style-name="ce9">
            <text:p>0.62%</text:p>
          </table:table-cell>
          <table:table-cell office:value-type="percentage" office:value="1.8566680767248999E-2" table:style-name="ce9">
            <text:p>1.86%</text:p>
          </table:table-cell>
          <table:table-cell office:value-type="string" table:style-name="ce12">
            <text:p>-0.206804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69" table:style-name="ce3">
            <text:p>469</text:p>
          </table:table-cell>
          <table:table-cell office:value-type="float" office:value="0.58506113910087498" table:style-name="ce4">
            <text:p>0.585061139</text:p>
          </table:table-cell>
          <table:table-cell office:value-type="float" office:value="0.172952194088311" table:style-name="ce4">
            <text:p>0.172952194</text:p>
          </table:table-cell>
          <table:table-cell office:value-type="float" office:value="0.24198666681081299" table:style-name="ce4">
            <text:p>0.241986667</text:p>
          </table:table-cell>
          <table:table-cell office:value-type="percentage" office:value="2.1514170887599999E-3" table:style-name="ce9">
            <text:p>0.22%</text:p>
          </table:table-cell>
          <table:table-cell office:value-type="percentage" office:value="1.4305332509443E-2" table:style-name="ce9">
            <text:p>1.43%</text:p>
          </table:table-cell>
          <table:table-cell office:value-type="string" table:style-name="ce12">
            <text:p>-0.548647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0" table:style-name="ce3">
            <text:p>470</text:p>
          </table:table-cell>
          <table:table-cell office:value-type="float" office:value="0.82880273204521804" table:style-name="ce4">
            <text:p>0.828802732</text:p>
          </table:table-cell>
          <table:table-cell office:value-type="float" office:value="7.8392517120989005E-2" table:style-name="ce4">
            <text:p>0.078392517</text:p>
          </table:table-cell>
          <table:table-cell office:value-type="float" office:value="9.2804750833792998E-2" table:style-name="ce4">
            <text:p>0.092804751</text:p>
          </table:table-cell>
          <table:table-cell office:value-type="percentage" office:value="1.9075441081900001E-3" table:style-name="ce9">
            <text:p>0.19%</text:p>
          </table:table-cell>
          <table:table-cell office:value-type="percentage" office:value="1.3970420972804E-2" table:style-name="ce9">
            <text:p>1.40%</text:p>
          </table:table-cell>
          <table:table-cell office:value-type="string" table:style-name="ce12">
            <text:p>-0.579256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1" table:style-name="ce3">
            <text:p>471</text:p>
          </table:table-cell>
          <table:table-cell office:value-type="float" office:value="0.111546361985656" table:style-name="ce4">
            <text:p>0.111546362</text:p>
          </table:table-cell>
          <table:table-cell office:value-type="float" office:value="0.84111812592322499" table:style-name="ce4">
            <text:p>0.841118126</text:p>
          </table:table-cell>
          <table:table-cell office:value-type="float" office:value="4.7335512091118997E-2" table:style-name="ce4">
            <text:p>0.047335512</text:p>
          </table:table-cell>
          <table:table-cell office:value-type="percentage" office:value="1.1249802831206E-2" table:style-name="ce9">
            <text:p>1.12%</text:p>
          </table:table-cell>
          <table:table-cell office:value-type="percentage" office:value="2.0495778624048E-2" table:style-name="ce9">
            <text:p>2.05%</text:p>
          </table:table-cell>
          <table:table-cell office:value-type="string" table:style-name="ce11">
            <text:p>0.06097856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2" table:style-name="ce3">
            <text:p>472</text:p>
          </table:table-cell>
          <table:table-cell office:value-type="float" office:value="0.29308274742183799" table:style-name="ce4">
            <text:p>0.293082747</text:p>
          </table:table-cell>
          <table:table-cell office:value-type="float" office:value="0.27493117999071298" table:style-name="ce4">
            <text:p>0.27493118</text:p>
          </table:table-cell>
          <table:table-cell office:value-type="float" office:value="0.43198607258744898" table:style-name="ce4">
            <text:p>0.431986073</text:p>
          </table:table-cell>
          <table:table-cell office:value-type="percentage" office:value="3.8100658860200001E-3" table:style-name="ce9">
            <text:p>0.38%</text:p>
          </table:table-cell>
          <table:table-cell office:value-type="percentage" office:value="1.4577375655333E-2" table:style-name="ce9">
            <text:p>1.46%</text:p>
          </table:table-cell>
          <table:table-cell office:value-type="string" table:style-name="ce12">
            <text:p>-0.424626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3" table:style-name="ce3">
            <text:p>473</text:p>
          </table:table-cell>
          <table:table-cell office:value-type="float" office:value="7.9825546900316E-2" table:style-name="ce4">
            <text:p>0.079825547</text:p>
          </table:table-cell>
          <table:table-cell office:value-type="float" office:value="0.75230723658279297" table:style-name="ce4">
            <text:p>0.752307237</text:p>
          </table:table-cell>
          <table:table-cell office:value-type="float" office:value="0.16786721651689099" table:style-name="ce4">
            <text:p>0.167867217</text:p>
          </table:table-cell>
          <table:table-cell office:value-type="percentage" office:value="9.5973481007359997E-3" table:style-name="ce9">
            <text:p>0.96%</text:p>
          </table:table-cell>
          <table:table-cell office:value-type="percentage" office:value="1.9383101619589001E-2" table:style-name="ce9">
            <text:p>1.94%</text:p>
          </table:table-cell>
          <table:table-cell office:value-type="string" table:style-name="ce12">
            <text:p>-0.020773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4" table:style-name="ce3">
            <text:p>474</text:p>
          </table:table-cell>
          <table:table-cell office:value-type="float" office:value="0.90083720890405905" table:style-name="ce4">
            <text:p>0.900837209</text:p>
          </table:table-cell>
          <table:table-cell office:value-type="float" office:value="2.1618454308241001E-2" table:style-name="ce4">
            <text:p>0.021618454</text:p>
          </table:table-cell>
          <table:table-cell office:value-type="float" office:value="7.7544336787699994E-2" table:style-name="ce4">
            <text:p>0.077544337</text:p>
          </table:table-cell>
          <table:table-cell office:value-type="percentage" office:value="1.999907988893E-3" table:style-name="ce9">
            <text:p>0.20%</text:p>
          </table:table-cell>
          <table:table-cell office:value-type="percentage" office:value="1.3541794300402E-2" table:style-name="ce9">
            <text:p>1.35%</text:p>
          </table:table-cell>
          <table:table-cell office:value-type="string" table:style-name="ce12">
            <text:p>-0.590770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5" table:style-name="ce3">
            <text:p>475</text:p>
          </table:table-cell>
          <table:table-cell office:value-type="float" office:value="0" table:style-name="ce4">
            <text:p>0</text:p>
          </table:table-cell>
          <table:table-cell office:value-type="float" office:value="0.97417192037636502" table:style-name="ce4">
            <text:p>0.97417192</text:p>
          </table:table-cell>
          <table:table-cell office:value-type="float" office:value="2.5828079623635002E-2" table:style-name="ce4">
            <text:p>0.02582808</text:p>
          </table:table-cell>
          <table:table-cell office:value-type="percentage" office:value="1.4741486652639E-2" table:style-name="ce9">
            <text:p>1.47%</text:p>
          </table:table-cell>
          <table:table-cell office:value-type="percentage" office:value="2.1675665822200998E-2" table:style-name="ce9">
            <text:p>2.17%</text:p>
          </table:table-cell>
          <table:table-cell office:value-type="string" table:style-name="ce11">
            <text:p>0.21874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6" table:style-name="ce3">
            <text:p>476</text:p>
          </table:table-cell>
          <table:table-cell office:value-type="float" office:value="6.0225572642874002E-2" table:style-name="ce4">
            <text:p>0.060225573</text:p>
          </table:table-cell>
          <table:table-cell office:value-type="float" office:value="0.785458650764713" table:style-name="ce4">
            <text:p>0.785458651</text:p>
          </table:table-cell>
          <table:table-cell office:value-type="float" office:value="0.154315776592413" table:style-name="ce4">
            <text:p>0.154315777</text:p>
          </table:table-cell>
          <table:table-cell office:value-type="percentage" office:value="1.0295931456002E-2" table:style-name="ce9">
            <text:p>1.03%</text:p>
          </table:table-cell>
          <table:table-cell office:value-type="percentage" office:value="1.9702167030145001E-2" table:style-name="ce9">
            <text:p>1.97%</text:p>
          </table:table-cell>
          <table:table-cell office:value-type="string" table:style-name="ce11">
            <text:p>0.01502023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7" table:style-name="ce3">
            <text:p>477</text:p>
          </table:table-cell>
          <table:table-cell office:value-type="float" office:value="0.105745613481048" table:style-name="ce4">
            <text:p>0.105745613</text:p>
          </table:table-cell>
          <table:table-cell office:value-type="float" office:value="0.441257249717313" table:style-name="ce4">
            <text:p>0.44125725</text:p>
          </table:table-cell>
          <table:table-cell office:value-type="float" office:value="0.452997136801639" table:style-name="ce4">
            <text:p>0.452997137</text:p>
          </table:table-cell>
          <table:table-cell office:value-type="percentage" office:value="5.9252237476500004E-3" table:style-name="ce9">
            <text:p>0.59%</text:p>
          </table:table-cell>
          <table:table-cell office:value-type="percentage" office:value="1.5905646653225001E-2" table:style-name="ce9">
            <text:p>1.59%</text:p>
          </table:table-cell>
          <table:table-cell office:value-type="string" table:style-name="ce12">
            <text:p>-0.256184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8" table:style-name="ce3">
            <text:p>478</text:p>
          </table:table-cell>
          <table:table-cell office:value-type="float" office:value="2.5810099423616999E-2" table:style-name="ce4">
            <text:p>0.025810099</text:p>
          </table:table-cell>
          <table:table-cell office:value-type="float" office:value="0.62176921324362699" table:style-name="ce4">
            <text:p>0.621769213</text:p>
          </table:table-cell>
          <table:table-cell office:value-type="float" office:value="0.352420687332757" table:style-name="ce4">
            <text:p>0.352420687</text:p>
          </table:table-cell>
          <table:table-cell office:value-type="percentage" office:value="8.0771802077070007E-3" table:style-name="ce9">
            <text:p>0.81%</text:p>
          </table:table-cell>
          <table:table-cell office:value-type="percentage" office:value="1.7725009882348999E-2" table:style-name="ce9">
            <text:p>1.77%</text:p>
          </table:table-cell>
          <table:table-cell office:value-type="string" table:style-name="ce12">
            <text:p>-0.1084806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79" table:style-name="ce3">
            <text:p>479</text:p>
          </table:table-cell>
          <table:table-cell office:value-type="float" office:value="0.52758212137044402" table:style-name="ce4">
            <text:p>0.527582121</text:p>
          </table:table-cell>
          <table:table-cell office:value-type="float" office:value="0" table:style-name="ce4">
            <text:p>0</text:p>
          </table:table-cell>
          <table:table-cell office:value-type="float" office:value="0.47241787862955598" table:style-name="ce4">
            <text:p>0.472417879</text:p>
          </table:table-cell>
          <table:table-cell office:value-type="percentage" office:value="2.8890986593909998E-3" table:style-name="ce9">
            <text:p>0.29%</text:p>
          </table:table-cell>
          <table:table-cell office:value-type="percentage" office:value="1.2151633042431E-2" table:style-name="ce9">
            <text:p>1.22%</text:p>
          </table:table-cell>
          <table:table-cell office:value-type="string" table:style-name="ce12">
            <text:p>-0.585180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0" table:style-name="ce3">
            <text:p>480</text:p>
          </table:table-cell>
          <table:table-cell office:value-type="float" office:value="0" table:style-name="ce4">
            <text:p>0</text:p>
          </table:table-cell>
          <table:table-cell office:value-type="float" office:value="0.38237886993054698" table:style-name="ce4">
            <text:p>0.38237887</text:p>
          </table:table-cell>
          <table:table-cell office:value-type="float" office:value="0.61762113006945296" table:style-name="ce4">
            <text:p>0.61762113</text:p>
          </table:table-cell>
          <table:table-cell office:value-type="percentage" office:value="6.998721055477E-3" table:style-name="ce9">
            <text:p>0.70%</text:p>
          </table:table-cell>
          <table:table-cell office:value-type="percentage" office:value="1.4908571204303001E-2" table:style-name="ce9">
            <text:p>1.49%</text:p>
          </table:table-cell>
          <table:table-cell office:value-type="string" table:style-name="ce12">
            <text:p>-0.201312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1" table:style-name="ce3">
            <text:p>481</text:p>
          </table:table-cell>
          <table:table-cell office:value-type="float" office:value="0.17562743805064901" table:style-name="ce4">
            <text:p>0.175627438</text:p>
          </table:table-cell>
          <table:table-cell office:value-type="float" office:value="0.394257186518781" table:style-name="ce4">
            <text:p>0.394257187</text:p>
          </table:table-cell>
          <table:table-cell office:value-type="float" office:value="0.43011537543056999" table:style-name="ce4">
            <text:p>0.430115375</text:p>
          </table:table-cell>
          <table:table-cell office:value-type="percentage" office:value="5.0770869745750003E-3" table:style-name="ce9">
            <text:p>0.51%</text:p>
          </table:table-cell>
          <table:table-cell office:value-type="percentage" office:value="1.5582192987717999E-2" table:style-name="ce9">
            <text:p>1.56%</text:p>
          </table:table-cell>
          <table:table-cell office:value-type="string" table:style-name="ce12">
            <text:p>-0.315931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2" table:style-name="ce3">
            <text:p>482</text:p>
          </table:table-cell>
          <table:table-cell office:value-type="float" office:value="0.43027543308938498" table:style-name="ce4">
            <text:p>0.430275433</text:p>
          </table:table-cell>
          <table:table-cell office:value-type="float" office:value="0.229213441119966" table:style-name="ce4">
            <text:p>0.229213441</text:p>
          </table:table-cell>
          <table:table-cell office:value-type="float" office:value="0.34051112579064902" table:style-name="ce4">
            <text:p>0.340511126</text:p>
          </table:table-cell>
          <table:table-cell office:value-type="percentage" office:value="2.8447991036470001E-3" table:style-name="ce9">
            <text:p>0.28%</text:p>
          </table:table-cell>
          <table:table-cell office:value-type="percentage" office:value="1.4474699989319001E-2" table:style-name="ce9">
            <text:p>1.45%</text:p>
          </table:table-cell>
          <table:table-cell office:value-type="string" table:style-name="ce12">
            <text:p>-0.494324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3" table:style-name="ce3">
            <text:p>483</text:p>
          </table:table-cell>
          <table:table-cell office:value-type="float" office:value="0.20067089587341599" table:style-name="ce4">
            <text:p>0.200670896</text:p>
          </table:table-cell>
          <table:table-cell office:value-type="float" office:value="5.7491677952442997E-2" table:style-name="ce4">
            <text:p>0.057491678</text:p>
          </table:table-cell>
          <table:table-cell office:value-type="float" office:value="0.74183742617414095" table:style-name="ce4">
            <text:p>0.741837426</text:p>
          </table:table-cell>
          <table:table-cell office:value-type="percentage" office:value="5.8567970645809998E-3" table:style-name="ce9">
            <text:p>0.59%</text:p>
          </table:table-cell>
          <table:table-cell office:value-type="percentage" office:value="1.180799929891E-2" table:style-name="ce9">
            <text:p>1.18%</text:p>
          </table:table-cell>
          <table:table-cell office:value-type="string" table:style-name="ce12">
            <text:p>-0.350881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4" table:style-name="ce3">
            <text:p>484</text:p>
          </table:table-cell>
          <table:table-cell office:value-type="float" office:value="0.74120358242677897" table:style-name="ce4">
            <text:p>0.741203582</text:p>
          </table:table-cell>
          <table:table-cell office:value-type="float" office:value="0.21157805326624901" table:style-name="ce4">
            <text:p>0.211578053</text:p>
          </table:table-cell>
          <table:table-cell office:value-type="float" office:value="4.7218364306972002E-2" table:style-name="ce4">
            <text:p>0.047218364</text:p>
          </table:table-cell>
          <table:table-cell office:value-type="percentage" office:value="2.2587751832700001E-3" table:style-name="ce9">
            <text:p>0.23%</text:p>
          </table:table-cell>
          <table:table-cell office:value-type="percentage" office:value="1.5225144151792E-2" table:style-name="ce9">
            <text:p>1.52%</text:p>
          </table:table-cell>
          <table:table-cell office:value-type="string" table:style-name="ce12">
            <text:p>-0.508450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5" table:style-name="ce3">
            <text:p>485</text:p>
          </table:table-cell>
          <table:table-cell office:value-type="float" office:value="0.16475724936613001" table:style-name="ce4">
            <text:p>0.164757249</text:p>
          </table:table-cell>
          <table:table-cell office:value-type="float" office:value="0.74895519940371802" table:style-name="ce4">
            <text:p>0.748955199</text:p>
          </table:table-cell>
          <table:table-cell office:value-type="float" office:value="8.6287551230151999E-2" table:style-name="ce4">
            <text:p>0.086287551</text:p>
          </table:table-cell>
          <table:table-cell office:value-type="percentage" office:value="9.2129277389100001E-3" table:style-name="ce9">
            <text:p>0.92%</text:p>
          </table:table-cell>
          <table:table-cell office:value-type="percentage" office:value="1.9604843500594001E-2" table:style-name="ce9">
            <text:p>1.96%</text:p>
          </table:table-cell>
          <table:table-cell office:value-type="string" table:style-name="ce12">
            <text:p>-0.040146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6" table:style-name="ce3">
            <text:p>486</text:p>
          </table:table-cell>
          <table:table-cell office:value-type="float" office:value="0.35021562900157699" table:style-name="ce4">
            <text:p>0.350215629</text:p>
          </table:table-cell>
          <table:table-cell office:value-type="float" office:value="0.54797371965311203" table:style-name="ce4">
            <text:p>0.54797372</text:p>
          </table:table-cell>
          <table:table-cell office:value-type="float" office:value="0.101810651345311" table:style-name="ce4">
            <text:p>0.101810651</text:p>
          </table:table-cell>
          <table:table-cell office:value-type="percentage" office:value="5.5078103807049998E-3" table:style-name="ce9">
            <text:p>0.55%</text:p>
          </table:table-cell>
          <table:table-cell office:value-type="percentage" office:value="1.7874538345212E-2" table:style-name="ce9">
            <text:p>1.79%</text:p>
          </table:table-cell>
          <table:table-cell office:value-type="string" table:style-name="ce12">
            <text:p>-0.251317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7" table:style-name="ce3">
            <text:p>487</text:p>
          </table:table-cell>
          <table:table-cell office:value-type="float" office:value="0.62054763495535403" table:style-name="ce4">
            <text:p>0.620547635</text:p>
          </table:table-cell>
          <table:table-cell office:value-type="float" office:value="8.8626144840590004E-2" table:style-name="ce4">
            <text:p>0.088626145</text:p>
          </table:table-cell>
          <table:table-cell office:value-type="float" office:value="0.29082622020405602" table:style-name="ce4">
            <text:p>0.29082622</text:p>
          </table:table-cell>
          <table:table-cell office:value-type="percentage" office:value="2.0448364075540001E-3" table:style-name="ce9">
            <text:p>0.20%</text:p>
          </table:table-cell>
          <table:table-cell office:value-type="percentage" office:value="1.344973686917E-2" table:style-name="ce9">
            <text:p>1.34%</text:p>
          </table:table-cell>
          <table:table-cell office:value-type="string" table:style-name="ce12">
            <text:p>-0.591473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8" table:style-name="ce3">
            <text:p>488</text:p>
          </table:table-cell>
          <table:table-cell office:value-type="float" office:value="2.2756939735142E-2" table:style-name="ce4">
            <text:p>0.02275694</text:p>
          </table:table-cell>
          <table:table-cell office:value-type="float" office:value="0.355223398021281" table:style-name="ce4">
            <text:p>0.355223398</text:p>
          </table:table-cell>
          <table:table-cell office:value-type="float" office:value="0.62201966224357697" table:style-name="ce4">
            <text:p>0.622019662</text:p>
          </table:table-cell>
          <table:table-cell office:value-type="percentage" office:value="6.698484977418E-3" table:style-name="ce9">
            <text:p>0.67%</text:p>
          </table:table-cell>
          <table:table-cell office:value-type="percentage" office:value="1.4667735842057E-2" table:style-name="ce9">
            <text:p>1.47%</text:p>
          </table:table-cell>
          <table:table-cell office:value-type="string" table:style-name="ce12">
            <text:p>-0.225086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89" table:style-name="ce3">
            <text:p>489</text:p>
          </table:table-cell>
          <table:table-cell office:value-type="float" office:value="0.27602564797629398" table:style-name="ce4">
            <text:p>0.276025648</text:p>
          </table:table-cell>
          <table:table-cell office:value-type="float" office:value="8.0502385644542998E-2" table:style-name="ce4">
            <text:p>0.080502386</text:p>
          </table:table-cell>
          <table:table-cell office:value-type="float" office:value="0.64347196637916304" table:style-name="ce4">
            <text:p>0.643471966</text:p>
          </table:table-cell>
          <table:table-cell office:value-type="percentage" office:value="4.6683576480700002E-3" table:style-name="ce9">
            <text:p>0.47%</text:p>
          </table:table-cell>
          <table:table-cell office:value-type="percentage" office:value="1.2301870655935E-2" table:style-name="ce9">
            <text:p>1.23%</text:p>
          </table:table-cell>
          <table:table-cell office:value-type="string" table:style-name="ce12">
            <text:p>-0.43340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0" table:style-name="ce3">
            <text:p>490</text:p>
          </table:table-cell>
          <table:table-cell office:value-type="float" office:value="0.45865782444428699" table:style-name="ce4">
            <text:p>0.458657824</text:p>
          </table:table-cell>
          <table:table-cell office:value-type="float" office:value="0.28381774632409801" table:style-name="ce4">
            <text:p>0.283817746</text:p>
          </table:table-cell>
          <table:table-cell office:value-type="float" office:value="0.257524429231615" table:style-name="ce4">
            <text:p>0.257524429</text:p>
          </table:table-cell>
          <table:table-cell office:value-type="percentage" office:value="2.8632727338280001E-3" table:style-name="ce9">
            <text:p>0.29%</text:p>
          </table:table-cell>
          <table:table-cell office:value-type="percentage" office:value="1.5186005415031E-2" table:style-name="ce9">
            <text:p>1.52%</text:p>
          </table:table-cell>
          <table:table-cell office:value-type="string" table:style-name="ce12">
            <text:p>-0.469954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1" table:style-name="ce3">
            <text:p>491</text:p>
          </table:table-cell>
          <table:table-cell office:value-type="float" office:value="5.2284098351408001E-2" table:style-name="ce4">
            <text:p>0.052284098</text:p>
          </table:table-cell>
          <table:table-cell office:value-type="float" office:value="0.76470636853780904" table:style-name="ce4">
            <text:p>0.764706369</text:p>
          </table:table-cell>
          <table:table-cell office:value-type="float" office:value="0.183009533110783" table:style-name="ce4">
            <text:p>0.183009533</text:p>
          </table:table-cell>
          <table:table-cell office:value-type="percentage" office:value="9.9565132051699992E-3" table:style-name="ce9">
            <text:p>1.00%</text:p>
          </table:table-cell>
          <table:table-cell office:value-type="percentage" office:value="1.9440548905452E-2" table:style-name="ce9">
            <text:p>1.94%</text:p>
          </table:table-cell>
          <table:table-cell office:value-type="string" table:style-name="ce12">
            <text:p>-0.002236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2" table:style-name="ce3">
            <text:p>492</text:p>
          </table:table-cell>
          <table:table-cell office:value-type="float" office:value="0.44698487147806798" table:style-name="ce4">
            <text:p>0.446984871</text:p>
          </table:table-cell>
          <table:table-cell office:value-type="float" office:value="0.51143266111789798" table:style-name="ce4">
            <text:p>0.511432661</text:p>
          </table:table-cell>
          <table:table-cell office:value-type="float" office:value="4.1582467404033999E-2" table:style-name="ce4">
            <text:p>0.041582467</text:p>
          </table:table-cell>
          <table:table-cell office:value-type="percentage" office:value="4.9245453816090003E-3" table:style-name="ce9">
            <text:p>0.49%</text:p>
          </table:table-cell>
          <table:table-cell office:value-type="percentage" office:value="1.7753015182285E-2" table:style-name="ce9">
            <text:p>1.78%</text:p>
          </table:table-cell>
          <table:table-cell office:value-type="string" table:style-name="ce12">
            <text:p>-0.285892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3" table:style-name="ce3">
            <text:p>493</text:p>
          </table:table-cell>
          <table:table-cell office:value-type="float" office:value="0.17806036326129901" table:style-name="ce4">
            <text:p>0.178060363</text:p>
          </table:table-cell>
          <table:table-cell office:value-type="float" office:value="0.73205966096749497" table:style-name="ce4">
            <text:p>0.732059661</text:p>
          </table:table-cell>
          <table:table-cell office:value-type="float" office:value="8.9879975771207002E-2" table:style-name="ce4">
            <text:p>0.089879976</text:p>
          </table:table-cell>
          <table:table-cell office:value-type="percentage" office:value="8.8582957652640001E-3" table:style-name="ce9">
            <text:p>0.89%</text:p>
          </table:table-cell>
          <table:table-cell office:value-type="percentage" office:value="1.9452380592645001E-2" table:style-name="ce9">
            <text:p>1.95%</text:p>
          </table:table-cell>
          <table:table-cell office:value-type="string" table:style-name="ce12">
            <text:p>-0.058692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4" table:style-name="ce3">
            <text:p>494</text:p>
          </table:table-cell>
          <table:table-cell office:value-type="float" office:value="0.33102197371752201" table:style-name="ce4">
            <text:p>0.331021974</text:p>
          </table:table-cell>
          <table:table-cell office:value-type="float" office:value="0.31460537720534298" table:style-name="ce4">
            <text:p>0.314605377</text:p>
          </table:table-cell>
          <table:table-cell office:value-type="float" office:value="0.35437264907713401" table:style-name="ce4">
            <text:p>0.354372649</text:p>
          </table:table-cell>
          <table:table-cell office:value-type="percentage" office:value="3.6180458532869999E-3" table:style-name="ce9">
            <text:p>0.36%</text:p>
          </table:table-cell>
          <table:table-cell office:value-type="percentage" office:value="1.514722107355E-2" table:style-name="ce9">
            <text:p>1.51%</text:p>
          </table:table-cell>
          <table:table-cell office:value-type="string" table:style-name="ce12">
            <text:p>-0.421328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5" table:style-name="ce3">
            <text:p>495</text:p>
          </table:table-cell>
          <table:table-cell office:value-type="float" office:value="0.26360320387772401" table:style-name="ce4">
            <text:p>0.263603204</text:p>
          </table:table-cell>
          <table:table-cell office:value-type="float" office:value="0.59014004311610802" table:style-name="ce4">
            <text:p>0.590140043</text:p>
          </table:table-cell>
          <table:table-cell office:value-type="float" office:value="0.146256753006168" table:style-name="ce4">
            <text:p>0.146256753</text:p>
          </table:table-cell>
          <table:table-cell office:value-type="percentage" office:value="6.2999824369590002E-3" table:style-name="ce9">
            <text:p>0.63%</text:p>
          </table:table-cell>
          <table:table-cell office:value-type="percentage" office:value="1.8091487369036E-2" table:style-name="ce9">
            <text:p>1.81%</text:p>
          </table:table-cell>
          <table:table-cell office:value-type="string" table:style-name="ce12">
            <text:p>-0.204517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6" table:style-name="ce3">
            <text:p>496</text:p>
          </table:table-cell>
          <table:table-cell office:value-type="float" office:value="5.0477123827455998E-2" table:style-name="ce4">
            <text:p>0.050477124</text:p>
          </table:table-cell>
          <table:table-cell office:value-type="float" office:value="8.4637995180122993E-2" table:style-name="ce4">
            <text:p>0.084637995</text:p>
          </table:table-cell>
          <table:table-cell office:value-type="float" office:value="0.864884880992421" table:style-name="ce4">
            <text:p>0.864884881</text:p>
          </table:table-cell>
          <table:table-cell office:value-type="percentage" office:value="7.927154724201E-3" table:style-name="ce9">
            <text:p>0.79%</text:p>
          </table:table-cell>
          <table:table-cell office:value-type="percentage" office:value="1.1658501563313E-2" table:style-name="ce9">
            <text:p>1.17%</text:p>
          </table:table-cell>
          <table:table-cell office:value-type="string" table:style-name="ce12">
            <text:p>-0.1777968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7" table:style-name="ce3">
            <text:p>497</text:p>
          </table:table-cell>
          <table:table-cell office:value-type="float" office:value="0.52880832502167896" table:style-name="ce4">
            <text:p>0.528808325</text:p>
          </table:table-cell>
          <table:table-cell office:value-type="float" office:value="7.6027533659039997E-2" table:style-name="ce4">
            <text:p>0.076027534</text:p>
          </table:table-cell>
          <table:table-cell office:value-type="float" office:value="0.39516414131928201" table:style-name="ce4">
            <text:p>0.395164141</text:p>
          </table:table-cell>
          <table:table-cell office:value-type="percentage" office:value="2.480482039748E-3" table:style-name="ce9">
            <text:p>0.25%</text:p>
          </table:table-cell>
          <table:table-cell office:value-type="percentage" office:value="1.302475511872E-2" table:style-name="ce9">
            <text:p>1.30%</text:p>
          </table:table-cell>
          <table:table-cell office:value-type="string" table:style-name="ce12">
            <text:p>-0.57732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8" table:style-name="ce3">
            <text:p>498</text:p>
          </table:table-cell>
          <table:table-cell office:value-type="float" office:value="1.7999829117000001E-3" table:style-name="ce4">
            <text:p>0.001799983</text:p>
          </table:table-cell>
          <table:table-cell office:value-type="float" office:value="0.30830559872409202" table:style-name="ce4">
            <text:p>0.308305599</text:p>
          </table:table-cell>
          <table:table-cell office:value-type="float" office:value="0.68989441836420895" table:style-name="ce4">
            <text:p>0.689894418</text:p>
          </table:table-cell>
          <table:table-cell office:value-type="percentage" office:value="7.0709729730599998E-3" table:style-name="ce9">
            <text:p>0.71%</text:p>
          </table:table-cell>
          <table:table-cell office:value-type="percentage" office:value="1.4067062507624E-2" table:style-name="ce9">
            <text:p>1.41%</text:p>
          </table:table-cell>
          <table:table-cell office:value-type="string" table:style-name="ce12">
            <text:p>-0.20821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499" table:style-name="ce3">
            <text:p>499</text:p>
          </table:table-cell>
          <table:table-cell office:value-type="float" office:value="0.65679677511497003" table:style-name="ce4">
            <text:p>0.656796775</text:p>
          </table:table-cell>
          <table:table-cell office:value-type="float" office:value="0.217019350081538" table:style-name="ce4">
            <text:p>0.21701935</text:p>
          </table:table-cell>
          <table:table-cell office:value-type="float" office:value="0.126183874803492" table:style-name="ce4">
            <text:p>0.126183875</text:p>
          </table:table-cell>
          <table:table-cell office:value-type="percentage" office:value="2.201127911292E-3" table:style-name="ce9">
            <text:p>0.22%</text:p>
          </table:table-cell>
          <table:table-cell office:value-type="percentage" office:value="1.5028900045038001E-2" table:style-name="ce9">
            <text:p>1.50%</text:p>
          </table:table-cell>
          <table:table-cell office:value-type="string" table:style-name="ce12">
            <text:p>-0.5189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0" table:style-name="ce3">
            <text:p>500</text:p>
          </table:table-cell>
          <table:table-cell office:value-type="float" office:value="0.39424317421300598" table:style-name="ce4">
            <text:p>0.394243174</text:p>
          </table:table-cell>
          <table:table-cell office:value-type="float" office:value="0.33575358746787798" table:style-name="ce4">
            <text:p>0.335753587</text:p>
          </table:table-cell>
          <table:table-cell office:value-type="float" office:value="0.27000323831911599" table:style-name="ce4">
            <text:p>0.270003238</text:p>
          </table:table-cell>
          <table:table-cell office:value-type="percentage" office:value="3.368030120222E-3" table:style-name="ce9">
            <text:p>0.34%</text:p>
          </table:table-cell>
          <table:table-cell office:value-type="percentage" office:value="1.5582640420015E-2" table:style-name="ce9">
            <text:p>1.56%</text:p>
          </table:table-cell>
          <table:table-cell office:value-type="string" table:style-name="ce12">
            <text:p>-0.42559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1" table:style-name="ce3">
            <text:p>501</text:p>
          </table:table-cell>
          <table:table-cell office:value-type="float" office:value="6.1840946616503002E-2" table:style-name="ce4">
            <text:p>0.061840947</text:p>
          </table:table-cell>
          <table:table-cell office:value-type="float" office:value="0.283451621225978" table:style-name="ce4">
            <text:p>0.283451621</text:p>
          </table:table-cell>
          <table:table-cell office:value-type="float" office:value="0.65470743215751903" table:style-name="ce4">
            <text:p>0.654707432</text:p>
          </table:table-cell>
          <table:table-cell office:value-type="percentage" office:value="6.2958456537599997E-3" table:style-name="ce9">
            <text:p>0.63%</text:p>
          </table:table-cell>
          <table:table-cell office:value-type="percentage" office:value="1.3966713111475E-2" table:style-name="ce9">
            <text:p>1.40%</text:p>
          </table:table-cell>
          <table:table-cell office:value-type="string" table:style-name="ce12">
            <text:p>-0.265213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2" table:style-name="ce3">
            <text:p>502</text:p>
          </table:table-cell>
          <table:table-cell office:value-type="float" office:value="0.56990678334417899" table:style-name="ce4">
            <text:p>0.569906783</text:p>
          </table:table-cell>
          <table:table-cell office:value-type="float" office:value="0.31411025217309402" table:style-name="ce4">
            <text:p>0.314110252</text:p>
          </table:table-cell>
          <table:table-cell office:value-type="float" office:value="0.11598296448272701" table:style-name="ce4">
            <text:p>0.115982964</text:p>
          </table:table-cell>
          <table:table-cell office:value-type="percentage" office:value="2.8089771363459999E-3" table:style-name="ce9">
            <text:p>0.28%</text:p>
          </table:table-cell>
          <table:table-cell office:value-type="percentage" office:value="1.587305621191E-2" table:style-name="ce9">
            <text:p>1.59%</text:p>
          </table:table-cell>
          <table:table-cell office:value-type="string" table:style-name="ce12">
            <text:p>-0.453033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3" table:style-name="ce3">
            <text:p>503</text:p>
          </table:table-cell>
          <table:table-cell office:value-type="float" office:value="9.9344787521399996E-3" table:style-name="ce4">
            <text:p>0.009934479</text:p>
          </table:table-cell>
          <table:table-cell office:value-type="float" office:value="0.25584711943175098" table:style-name="ce4">
            <text:p>0.255847119</text:p>
          </table:table-cell>
          <table:table-cell office:value-type="float" office:value="0.73421840181610898" table:style-name="ce4">
            <text:p>0.734218402</text:p>
          </table:table-cell>
          <table:table-cell office:value-type="percentage" office:value="7.1570204874109996E-3" table:style-name="ce9">
            <text:p>0.72%</text:p>
          </table:table-cell>
          <table:table-cell office:value-type="percentage" office:value="1.3492113920074E-2" table:style-name="ce9">
            <text:p>1.35%</text:p>
          </table:table-cell>
          <table:table-cell office:value-type="string" table:style-name="ce12">
            <text:p>-0.21071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4" table:style-name="ce3">
            <text:p>504</text:p>
          </table:table-cell>
          <table:table-cell office:value-type="float" office:value="0.68441838261005605" table:style-name="ce4">
            <text:p>0.684418383</text:p>
          </table:table-cell>
          <table:table-cell office:value-type="float" office:value="0" table:style-name="ce4">
            <text:p>0</text:p>
          </table:table-cell>
          <table:table-cell office:value-type="float" office:value="0.315581617389944" table:style-name="ce4">
            <text:p>0.315581617</text:p>
          </table:table-cell>
          <table:table-cell office:value-type="percentage" office:value="2.0920093316310001E-3" table:style-name="ce9">
            <text:p>0.21%</text:p>
          </table:table-cell>
          <table:table-cell office:value-type="percentage" office:value="1.2631886392451001E-2" table:style-name="ce9">
            <text:p>1.26%</text:p>
          </table:table-cell>
          <table:table-cell office:value-type="string" table:style-name="ce12">
            <text:p>-0.626034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5" table:style-name="ce3">
            <text:p>505</text:p>
          </table:table-cell>
          <table:table-cell office:value-type="float" office:value="0.72586848826296801" table:style-name="ce4">
            <text:p>0.725868488</text:p>
          </table:table-cell>
          <table:table-cell office:value-type="float" office:value="8.2386537188278E-2" table:style-name="ce4">
            <text:p>0.082386537</text:p>
          </table:table-cell>
          <table:table-cell office:value-type="float" office:value="0.191744974548754" table:style-name="ce4">
            <text:p>0.191744975</text:p>
          </table:table-cell>
          <table:table-cell office:value-type="percentage" office:value="1.849298155123E-3" table:style-name="ce9">
            <text:p>0.18%</text:p>
          </table:table-cell>
          <table:table-cell office:value-type="percentage" office:value="1.3700893942564E-2" table:style-name="ce9">
            <text:p>1.37%</text:p>
          </table:table-cell>
          <table:table-cell office:value-type="string" table:style-name="ce12">
            <text:p>-0.594902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6" table:style-name="ce3">
            <text:p>506</text:p>
          </table:table-cell>
          <table:table-cell office:value-type="float" office:value="0.27881432971138798" table:style-name="ce4">
            <text:p>0.27881433</text:p>
          </table:table-cell>
          <table:table-cell office:value-type="float" office:value="0.26271762244970998" table:style-name="ce4">
            <text:p>0.262717622</text:p>
          </table:table-cell>
          <table:table-cell office:value-type="float" office:value="0.45846804783890199" table:style-name="ce4">
            <text:p>0.458468048</text:p>
          </table:table-cell>
          <table:table-cell office:value-type="percentage" office:value="3.9229283535420004E-3" table:style-name="ce9">
            <text:p>0.39%</text:p>
          </table:table-cell>
          <table:table-cell office:value-type="percentage" office:value="1.439402306084E-2" table:style-name="ce9">
            <text:p>1.44%</text:p>
          </table:table-cell>
          <table:table-cell office:value-type="string" table:style-name="ce12">
            <text:p>-0.4221941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7" table:style-name="ce3">
            <text:p>507</text:p>
          </table:table-cell>
          <table:table-cell office:value-type="float" office:value="0.208142926459679" table:style-name="ce4">
            <text:p>0.208142926</text:p>
          </table:table-cell>
          <table:table-cell office:value-type="float" office:value="0.138742948470328" table:style-name="ce4">
            <text:p>0.138742948</text:p>
          </table:table-cell>
          <table:table-cell office:value-type="float" office:value="0.653114125069993" table:style-name="ce4">
            <text:p>0.653114125</text:p>
          </table:table-cell>
          <table:table-cell office:value-type="percentage" office:value="5.0737621391970002E-3" table:style-name="ce9">
            <text:p>0.51%</text:p>
          </table:table-cell>
          <table:table-cell office:value-type="percentage" office:value="1.2759979833299E-2" table:style-name="ce9">
            <text:p>1.28%</text:p>
          </table:table-cell>
          <table:table-cell office:value-type="string" table:style-name="ce12">
            <text:p>-0.386069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8" table:style-name="ce3">
            <text:p>508</text:p>
          </table:table-cell>
          <table:table-cell office:value-type="float" office:value="0.55406429091901499" table:style-name="ce4">
            <text:p>0.554064291</text:p>
          </table:table-cell>
          <table:table-cell office:value-type="float" office:value="0.232140933357176" table:style-name="ce4">
            <text:p>0.232140933</text:p>
          </table:table-cell>
          <table:table-cell office:value-type="float" office:value="0.21379477572380901" table:style-name="ce4">
            <text:p>0.213794776</text:p>
          </table:table-cell>
          <table:table-cell office:value-type="percentage" office:value="2.3787236352230002E-3" table:style-name="ce9">
            <text:p>0.24%</text:p>
          </table:table-cell>
          <table:table-cell office:value-type="percentage" office:value="1.4887233406825E-2" table:style-name="ce9">
            <text:p>1.49%</text:p>
          </table:table-cell>
          <table:table-cell office:value-type="string" table:style-name="ce12">
            <text:p>-0.511933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09" table:style-name="ce3">
            <text:p>509</text:p>
          </table:table-cell>
          <table:table-cell office:value-type="float" office:value="0.34705097621839098" table:style-name="ce4">
            <text:p>0.347050976</text:p>
          </table:table-cell>
          <table:table-cell office:value-type="float" office:value="0.14069356339731401" table:style-name="ce4">
            <text:p>0.140693563</text:p>
          </table:table-cell>
          <table:table-cell office:value-type="float" office:value="0.51225546038429504" table:style-name="ce4">
            <text:p>0.51225546</text:p>
          </table:table-cell>
          <table:table-cell office:value-type="percentage" office:value="3.5671651601709999E-3" table:style-name="ce9">
            <text:p>0.36%</text:p>
          </table:table-cell>
          <table:table-cell office:value-type="percentage" office:value="1.3207639718948E-2" table:style-name="ce9">
            <text:p>1.32%</text:p>
          </table:table-cell>
          <table:table-cell office:value-type="string" table:style-name="ce12">
            <text:p>-0.487054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0" table:style-name="ce3">
            <text:p>510</text:p>
          </table:table-cell>
          <table:table-cell office:value-type="float" office:value="0.90748785681251098" table:style-name="ce4">
            <text:p>0.907487857</text:p>
          </table:table-cell>
          <table:table-cell office:value-type="float" office:value="1.6353638547464001E-2" table:style-name="ce4">
            <text:p>0.016353639</text:p>
          </table:table-cell>
          <table:table-cell office:value-type="float" office:value="7.6158504640024993E-2" table:style-name="ce4">
            <text:p>0.076158505</text:p>
          </table:table-cell>
          <table:table-cell office:value-type="percentage" office:value="2.0146541695199999E-3" table:style-name="ce9">
            <text:p>0.20%</text:p>
          </table:table-cell>
          <table:table-cell office:value-type="percentage" office:value="1.3501956818746001E-2" table:style-name="ce9">
            <text:p>1.35%</text:p>
          </table:table-cell>
          <table:table-cell office:value-type="string" table:style-name="ce12">
            <text:p>-0.591421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1" table:style-name="ce3">
            <text:p>511</text:p>
          </table:table-cell>
          <table:table-cell office:value-type="float" office:value="0.36385002585727" table:style-name="ce4">
            <text:p>0.363850026</text:p>
          </table:table-cell>
          <table:table-cell office:value-type="float" office:value="0.36323833488893897" table:style-name="ce4">
            <text:p>0.363238335</text:p>
          </table:table-cell>
          <table:table-cell office:value-type="float" office:value="0.27291163925379103" table:style-name="ce4">
            <text:p>0.272911639</text:p>
          </table:table-cell>
          <table:table-cell office:value-type="percentage" office:value="3.6587490633749999E-3" table:style-name="ce9">
            <text:p>0.37%</text:p>
          </table:table-cell>
          <table:table-cell office:value-type="percentage" office:value="1.5803857935418001E-2" table:style-name="ce9">
            <text:p>1.58%</text:p>
          </table:table-cell>
          <table:table-cell office:value-type="string" table:style-name="ce12">
            <text:p>-0.401247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2" table:style-name="ce3">
            <text:p>512</text:p>
          </table:table-cell>
          <table:table-cell office:value-type="float" office:value="0" table:style-name="ce4">
            <text:p>0</text:p>
          </table:table-cell>
          <table:table-cell office:value-type="float" office:value="0.70033393053427595" table:style-name="ce4">
            <text:p>0.700333931</text:p>
          </table:table-cell>
          <table:table-cell office:value-type="float" office:value="0.29966606946572399" table:style-name="ce4">
            <text:p>0.299666069</text:p>
          </table:table-cell>
          <table:table-cell office:value-type="percentage" office:value="9.2737762546309995E-3" table:style-name="ce9">
            <text:p>0.93%</text:p>
          </table:table-cell>
          <table:table-cell office:value-type="percentage" office:value="1.8544355669369E-2" table:style-name="ce9">
            <text:p>1.85%</text:p>
          </table:table-cell>
          <table:table-cell office:value-type="string" table:style-name="ce12">
            <text:p>-0.039161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3" table:style-name="ce3">
            <text:p>513</text:p>
          </table:table-cell>
          <table:table-cell office:value-type="float" office:value="0.56486664564400801" table:style-name="ce4">
            <text:p>0.564866646</text:p>
          </table:table-cell>
          <table:table-cell office:value-type="float" office:value="0.26848191497599799" table:style-name="ce4">
            <text:p>0.268481915</text:p>
          </table:table-cell>
          <table:table-cell office:value-type="float" office:value="0.16665143937999399" table:style-name="ce4">
            <text:p>0.166651439</text:p>
          </table:table-cell>
          <table:table-cell office:value-type="percentage" office:value="2.521867591721E-3" table:style-name="ce9">
            <text:p>0.25%</text:p>
          </table:table-cell>
          <table:table-cell office:value-type="percentage" office:value="1.5335867150994E-2" table:style-name="ce9">
            <text:p>1.53%</text:p>
          </table:table-cell>
          <table:table-cell office:value-type="string" table:style-name="ce12">
            <text:p>-0.487623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4" table:style-name="ce3">
            <text:p>514</text:p>
          </table:table-cell>
          <table:table-cell office:value-type="float" office:value="0.39225415964513499" table:style-name="ce4">
            <text:p>0.39225416</text:p>
          </table:table-cell>
          <table:table-cell office:value-type="float" office:value="0.30232265649455298" table:style-name="ce4">
            <text:p>0.302322656</text:p>
          </table:table-cell>
          <table:table-cell office:value-type="float" office:value="0.30542318386031198" table:style-name="ce4">
            <text:p>0.305423184</text:p>
          </table:table-cell>
          <table:table-cell office:value-type="percentage" office:value="3.226884978596E-3" table:style-name="ce9">
            <text:p>0.32%</text:p>
          </table:table-cell>
          <table:table-cell office:value-type="percentage" office:value="1.5194270427081999E-2" table:style-name="ce9">
            <text:p>1.52%</text:p>
          </table:table-cell>
          <table:table-cell office:value-type="string" table:style-name="ce12">
            <text:p>-0.4457677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5" table:style-name="ce3">
            <text:p>515</text:p>
          </table:table-cell>
          <table:table-cell office:value-type="float" office:value="0" table:style-name="ce4">
            <text:p>0</text:p>
          </table:table-cell>
          <table:table-cell office:value-type="float" office:value="0.50052193887739604" table:style-name="ce4">
            <text:p>0.500521939</text:p>
          </table:table-cell>
          <table:table-cell office:value-type="float" office:value="0.49947806112260401" table:style-name="ce4">
            <text:p>0.499478061</text:p>
          </table:table-cell>
          <table:table-cell office:value-type="percentage" office:value="7.333013828008E-3" table:style-name="ce9">
            <text:p>0.73%</text:p>
          </table:table-cell>
          <table:table-cell office:value-type="percentage" office:value="1.6259525436377001E-2" table:style-name="ce9">
            <text:p>1.63%</text:p>
          </table:table-cell>
          <table:table-cell office:value-type="string" table:style-name="ce12">
            <text:p>-0.164026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6" table:style-name="ce3">
            <text:p>516</text:p>
          </table:table-cell>
          <table:table-cell office:value-type="float" office:value="0.55227639869300305" table:style-name="ce4">
            <text:p>0.552276399</text:p>
          </table:table-cell>
          <table:table-cell office:value-type="float" office:value="0.10228331254277399" table:style-name="ce4">
            <text:p>0.102283313</text:p>
          </table:table-cell>
          <table:table-cell office:value-type="float" office:value="0.345440288764224" table:style-name="ce4">
            <text:p>0.345440289</text:p>
          </table:table-cell>
          <table:table-cell office:value-type="percentage" office:value="2.2855699067060001E-3" table:style-name="ce9">
            <text:p>0.23%</text:p>
          </table:table-cell>
          <table:table-cell office:value-type="percentage" office:value="1.339684967817E-2" table:style-name="ce9">
            <text:p>1.34%</text:p>
          </table:table-cell>
          <table:table-cell office:value-type="string" table:style-name="ce12">
            <text:p>-0.57583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7" table:style-name="ce3">
            <text:p>517</text:p>
          </table:table-cell>
          <table:table-cell office:value-type="float" office:value="0.41277147078791898" table:style-name="ce4">
            <text:p>0.412771471</text:p>
          </table:table-cell>
          <table:table-cell office:value-type="float" office:value="8.9953868189934005E-2" table:style-name="ce4">
            <text:p>0.089953868</text:p>
          </table:table-cell>
          <table:table-cell office:value-type="float" office:value="0.49727466102214801" table:style-name="ce4">
            <text:p>0.497274661</text:p>
          </table:table-cell>
          <table:table-cell office:value-type="percentage" office:value="3.2291340193490001E-3" table:style-name="ce9">
            <text:p>0.32%</text:p>
          </table:table-cell>
          <table:table-cell office:value-type="percentage" office:value="1.2828681191534E-2" table:style-name="ce9">
            <text:p>1.28%</text:p>
          </table:table-cell>
          <table:table-cell office:value-type="string" table:style-name="ce12">
            <text:p>-0.527791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8" table:style-name="ce3">
            <text:p>518</text:p>
          </table:table-cell>
          <table:table-cell office:value-type="float" office:value="0.84980303465190798" table:style-name="ce4">
            <text:p>0.849803035</text:p>
          </table:table-cell>
          <table:table-cell office:value-type="float" office:value="9.1282516907550005E-3" table:style-name="ce4">
            <text:p>0.009128252</text:p>
          </table:table-cell>
          <table:table-cell office:value-type="float" office:value="0.141068713657337" table:style-name="ce4">
            <text:p>0.141068714</text:p>
          </table:table-cell>
          <table:table-cell office:value-type="percentage" office:value="1.904787812108E-3" table:style-name="ce9">
            <text:p>0.19%</text:p>
          </table:table-cell>
          <table:table-cell office:value-type="percentage" office:value="1.3242696693705E-2" table:style-name="ce9">
            <text:p>1.32%</text:p>
          </table:table-cell>
          <table:table-cell office:value-type="string" table:style-name="ce12">
            <text:p>-0.611296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19" table:style-name="ce3">
            <text:p>519</text:p>
          </table:table-cell>
          <table:table-cell office:value-type="float" office:value="0.65378032728143598" table:style-name="ce4">
            <text:p>0.653780327</text:p>
          </table:table-cell>
          <table:table-cell office:value-type="float" office:value="0.18323696717875201" table:style-name="ce4">
            <text:p>0.183236967</text:p>
          </table:table-cell>
          <table:table-cell office:value-type="float" office:value="0.16298270553981201" table:style-name="ce4">
            <text:p>0.162982706</text:p>
          </table:table-cell>
          <table:table-cell office:value-type="percentage" office:value="2.066907848327E-3" table:style-name="ce9">
            <text:p>0.21%</text:p>
          </table:table-cell>
          <table:table-cell office:value-type="percentage" office:value="1.4633365097895E-2" table:style-name="ce9">
            <text:p>1.46%</text:p>
          </table:table-cell>
          <table:table-cell office:value-type="string" table:style-name="ce12">
            <text:p>-0.542123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0" table:style-name="ce3">
            <text:p>520</text:p>
          </table:table-cell>
          <table:table-cell office:value-type="float" office:value="0" table:style-name="ce4">
            <text:p>0</text:p>
          </table:table-cell>
          <table:table-cell office:value-type="float" office:value="0.51831801263916899" table:style-name="ce4">
            <text:p>0.518318013</text:p>
          </table:table-cell>
          <table:table-cell office:value-type="float" office:value="0.48168198736083101" table:style-name="ce4">
            <text:p>0.481681987</text:p>
          </table:table-cell>
          <table:table-cell office:value-type="percentage" office:value="7.4357415674159997E-3" table:style-name="ce9">
            <text:p>0.74%</text:p>
          </table:table-cell>
          <table:table-cell office:value-type="percentage" office:value="1.6463021768215E-2" table:style-name="ce9">
            <text:p>1.65%</text:p>
          </table:table-cell>
          <table:table-cell office:value-type="string" table:style-name="ce12">
            <text:p>-0.155758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1" table:style-name="ce3">
            <text:p>521</text:p>
          </table:table-cell>
          <table:table-cell office:value-type="float" office:value="0.41643392584371602" table:style-name="ce4">
            <text:p>0.416433926</text:p>
          </table:table-cell>
          <table:table-cell office:value-type="float" office:value="0.38667349289761299" table:style-name="ce4">
            <text:p>0.386673493</text:p>
          </table:table-cell>
          <table:table-cell office:value-type="float" office:value="0.19689258125867101" table:style-name="ce4">
            <text:p>0.196892581</text:p>
          </table:table-cell>
          <table:table-cell office:value-type="percentage" office:value="3.6198242407869999E-3" table:style-name="ce9">
            <text:p>0.36%</text:p>
          </table:table-cell>
          <table:table-cell office:value-type="percentage" office:value="1.6232855482342001E-2" table:style-name="ce9">
            <text:p>1.62%</text:p>
          </table:table-cell>
          <table:table-cell office:value-type="string" table:style-name="ce12">
            <text:p>-0.39304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2" table:style-name="ce3">
            <text:p>522</text:p>
          </table:table-cell>
          <table:table-cell office:value-type="float" office:value="0.25818961002929203" table:style-name="ce4">
            <text:p>0.25818961</text:p>
          </table:table-cell>
          <table:table-cell office:value-type="float" office:value="0.35826434584018502" table:style-name="ce4">
            <text:p>0.358264346</text:p>
          </table:table-cell>
          <table:table-cell office:value-type="float" office:value="0.38354604413052301" table:style-name="ce4">
            <text:p>0.383546044</text:p>
          </table:table-cell>
          <table:table-cell office:value-type="percentage" office:value="4.2707869108219998E-3" table:style-name="ce9">
            <text:p>0.43%</text:p>
          </table:table-cell>
          <table:table-cell office:value-type="percentage" office:value="1.5423434714784001E-2" table:style-name="ce9">
            <text:p>1.54%</text:p>
          </table:table-cell>
          <table:table-cell office:value-type="string" table:style-name="ce12">
            <text:p>-0.371461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3" table:style-name="ce3">
            <text:p>523</text:p>
          </table:table-cell>
          <table:table-cell office:value-type="float" office:value="0.56467791909287401" table:style-name="ce4">
            <text:p>0.564677919</text:p>
          </table:table-cell>
          <table:table-cell office:value-type="float" office:value="2.5614488866949E-2" table:style-name="ce4">
            <text:p>0.025614489</text:p>
          </table:table-cell>
          <table:table-cell office:value-type="float" office:value="0.40970759204017798" table:style-name="ce4">
            <text:p>0.409707592</text:p>
          </table:table-cell>
          <table:table-cell office:value-type="percentage" office:value="2.4989055068520001E-3" table:style-name="ce9">
            <text:p>0.25%</text:p>
          </table:table-cell>
          <table:table-cell office:value-type="percentage" office:value="1.255812440565E-2" table:style-name="ce9">
            <text:p>1.26%</text:p>
          </table:table-cell>
          <table:table-cell office:value-type="string" table:style-name="ce12">
            <text:p>-0.597310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4" table:style-name="ce3">
            <text:p>524</text:p>
          </table:table-cell>
          <table:table-cell office:value-type="float" office:value="0.60824042911699505" table:style-name="ce4">
            <text:p>0.608240429</text:p>
          </table:table-cell>
          <table:table-cell office:value-type="float" office:value="0.28303296521742299" table:style-name="ce4">
            <text:p>0.283032965</text:p>
          </table:table-cell>
          <table:table-cell office:value-type="float" office:value="0.108726605665582" table:style-name="ce4">
            <text:p>0.108726606</text:p>
          </table:table-cell>
          <table:table-cell office:value-type="percentage" office:value="2.5806687165899999E-3" table:style-name="ce9">
            <text:p>0.26%</text:p>
          </table:table-cell>
          <table:table-cell office:value-type="percentage" office:value="1.5635073216605001E-2" table:style-name="ce9">
            <text:p>1.56%</text:p>
          </table:table-cell>
          <table:table-cell office:value-type="string" table:style-name="ce12">
            <text:p>-0.474531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5" table:style-name="ce3">
            <text:p>525</text:p>
          </table:table-cell>
          <table:table-cell office:value-type="float" office:value="0.53473735104002196" table:style-name="ce4">
            <text:p>0.534737351</text:p>
          </table:table-cell>
          <table:table-cell office:value-type="float" office:value="0.373702692472349" table:style-name="ce4">
            <text:p>0.373702692</text:p>
          </table:table-cell>
          <table:table-cell office:value-type="float" office:value="9.1559956487630004E-2" table:style-name="ce4">
            <text:p>0.091559956</text:p>
          </table:table-cell>
          <table:table-cell office:value-type="percentage" office:value="3.3207717010020001E-3" table:style-name="ce9">
            <text:p>0.33%</text:p>
          </table:table-cell>
          <table:table-cell office:value-type="percentage" office:value="1.6446796386603998E-2" table:style-name="ce9">
            <text:p>1.64%</text:p>
          </table:table-cell>
          <table:table-cell office:value-type="string" table:style-name="ce12">
            <text:p>-0.40611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6" table:style-name="ce3">
            <text:p>526</text:p>
          </table:table-cell>
          <table:table-cell office:value-type="float" office:value="0.106675331763551" table:style-name="ce4">
            <text:p>0.106675332</text:p>
          </table:table-cell>
          <table:table-cell office:value-type="float" office:value="8.0440962018272E-2" table:style-name="ce4">
            <text:p>0.080440962</text:p>
          </table:table-cell>
          <table:table-cell office:value-type="float" office:value="0.81288370621817696" table:style-name="ce4">
            <text:p>0.812883706</text:p>
          </table:table-cell>
          <table:table-cell office:value-type="percentage" office:value="7.034204903027E-3" table:style-name="ce9">
            <text:p>0.70%</text:p>
          </table:table-cell>
          <table:table-cell office:value-type="percentage" office:value="1.1782595243425001E-2" table:style-name="ce9">
            <text:p>1.18%</text:p>
          </table:table-cell>
          <table:table-cell office:value-type="string" table:style-name="ce12">
            <text:p>-0.251709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7" table:style-name="ce3">
            <text:p>527</text:p>
          </table:table-cell>
          <table:table-cell office:value-type="float" office:value="0.345794669575336" table:style-name="ce4">
            <text:p>0.34579467</text:p>
          </table:table-cell>
          <table:table-cell office:value-type="float" office:value="0.374509031732631" table:style-name="ce4">
            <text:p>0.374509032</text:p>
          </table:table-cell>
          <table:table-cell office:value-type="float" office:value="0.279696298692032" table:style-name="ce4">
            <text:p>0.279696299</text:p>
          </table:table-cell>
          <table:table-cell office:value-type="percentage" office:value="3.812576775991E-3" table:style-name="ce9">
            <text:p>0.38%</text:p>
          </table:table-cell>
          <table:table-cell office:value-type="percentage" office:value="1.5877449345757001E-2" table:style-name="ce9">
            <text:p>1.59%</text:p>
          </table:table-cell>
          <table:table-cell office:value-type="string" table:style-name="ce12">
            <text:p>-0.389698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8" table:style-name="ce3">
            <text:p>528</text:p>
          </table:table-cell>
          <table:table-cell office:value-type="float" office:value="0.412926299268491" table:style-name="ce4">
            <text:p>0.412926299</text:p>
          </table:table-cell>
          <table:table-cell office:value-type="float" office:value="0.48096046370738699" table:style-name="ce4">
            <text:p>0.480960464</text:p>
          </table:table-cell>
          <table:table-cell office:value-type="float" office:value="0.106113237024122" table:style-name="ce4">
            <text:p>0.106113237</text:p>
          </table:table-cell>
          <table:table-cell office:value-type="percentage" office:value="4.5562965438839999E-3" table:style-name="ce9">
            <text:p>0.46%</text:p>
          </table:table-cell>
          <table:table-cell office:value-type="percentage" office:value="1.7300276791201E-2" table:style-name="ce9">
            <text:p>1.73%</text:p>
          </table:table-cell>
          <table:table-cell office:value-type="string" table:style-name="ce12">
            <text:p>-0.314659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29" table:style-name="ce3">
            <text:p>529</text:p>
          </table:table-cell>
          <table:table-cell office:value-type="float" office:value="0.80470406170911402" table:style-name="ce4">
            <text:p>0.804704062</text:p>
          </table:table-cell>
          <table:table-cell office:value-type="float" office:value="7.5800170465588998E-2" table:style-name="ce4">
            <text:p>0.07580017</text:p>
          </table:table-cell>
          <table:table-cell office:value-type="float" office:value="0.119495767825297" table:style-name="ce4">
            <text:p>0.119495768</text:p>
          </table:table-cell>
          <table:table-cell office:value-type="percentage" office:value="1.8667924896900001E-3" table:style-name="ce9">
            <text:p>0.19%</text:p>
          </table:table-cell>
          <table:table-cell office:value-type="percentage" office:value="1.3866984434863E-2" table:style-name="ce9">
            <text:p>1.39%</text:p>
          </table:table-cell>
          <table:table-cell office:value-type="string" table:style-name="ce12">
            <text:p>-0.5865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0" table:style-name="ce3">
            <text:p>530</text:p>
          </table:table-cell>
          <table:table-cell office:value-type="float" office:value="0.23548058293624999" table:style-name="ce4">
            <text:p>0.235480583</text:p>
          </table:table-cell>
          <table:table-cell office:value-type="float" office:value="0.39583866195405998" table:style-name="ce4">
            <text:p>0.395838662</text:p>
          </table:table-cell>
          <table:table-cell office:value-type="float" office:value="0.36868075510969001" table:style-name="ce4">
            <text:p>0.368680755</text:p>
          </table:table-cell>
          <table:table-cell office:value-type="percentage" office:value="4.6032066075530004E-3" table:style-name="ce9">
            <text:p>0.46%</text:p>
          </table:table-cell>
          <table:table-cell office:value-type="percentage" office:value="1.5783555238136002E-2" table:style-name="ce9">
            <text:p>1.58%</text:p>
          </table:table-cell>
          <table:table-cell office:value-type="string" table:style-name="ce12">
            <text:p>-0.341925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1" table:style-name="ce3">
            <text:p>531</text:p>
          </table:table-cell>
          <table:table-cell office:value-type="float" office:value="0.62914326437538903" table:style-name="ce4">
            <text:p>0.629143264</text:p>
          </table:table-cell>
          <table:table-cell office:value-type="float" office:value="0.37085673562461002" table:style-name="ce4">
            <text:p>0.370856736</text:p>
          </table:table-cell>
          <table:table-cell office:value-type="float" office:value="0" table:style-name="ce4">
            <text:p>0</text:p>
          </table:table-cell>
          <table:table-cell office:value-type="percentage" office:value="3.3787981111039998E-3" table:style-name="ce9">
            <text:p>0.34%</text:p>
          </table:table-cell>
          <table:table-cell office:value-type="percentage" office:value="1.6703336531044E-2" table:style-name="ce9">
            <text:p>1.67%</text:p>
          </table:table-cell>
          <table:table-cell office:value-type="string" table:style-name="ce12">
            <text:p>-0.396399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2" table:style-name="ce3">
            <text:p>532</text:p>
          </table:table-cell>
          <table:table-cell office:value-type="float" office:value="0.353017602915985" table:style-name="ce4">
            <text:p>0.353017603</text:p>
          </table:table-cell>
          <table:table-cell office:value-type="float" office:value="3.6694155609456998E-2" table:style-name="ce4">
            <text:p>0.036694156</text:p>
          </table:table-cell>
          <table:table-cell office:value-type="float" office:value="0.61028824147455896" table:style-name="ce4">
            <text:p>0.610288241</text:p>
          </table:table-cell>
          <table:table-cell office:value-type="percentage" office:value="4.1569046209290004E-3" table:style-name="ce9">
            <text:p>0.42%</text:p>
          </table:table-cell>
          <table:table-cell office:value-type="percentage" office:value="1.2036687443343E-2" table:style-name="ce9">
            <text:p>1.20%</text:p>
          </table:table-cell>
          <table:table-cell office:value-type="string" table:style-name="ce12">
            <text:p>-0.485440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3" table:style-name="ce3">
            <text:p>533</text:p>
          </table:table-cell>
          <table:table-cell office:value-type="float" office:value="0.168950139214222" table:style-name="ce4">
            <text:p>0.168950139</text:p>
          </table:table-cell>
          <table:table-cell office:value-type="float" office:value="0.339168269988744" table:style-name="ce4">
            <text:p>0.33916827</text:p>
          </table:table-cell>
          <table:table-cell office:value-type="float" office:value="0.49188159079703397" table:style-name="ce4">
            <text:p>0.491881591</text:p>
          </table:table-cell>
          <table:table-cell office:value-type="percentage" office:value="4.9937090546480004E-3" table:style-name="ce9">
            <text:p>0.50%</text:p>
          </table:table-cell>
          <table:table-cell office:value-type="percentage" office:value="1.4931809940278E-2" table:style-name="ce9">
            <text:p>1.49%</text:p>
          </table:table-cell>
          <table:table-cell office:value-type="string" table:style-name="ce12">
            <text:p>-0.33527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4" table:style-name="ce3">
            <text:p>534</text:p>
          </table:table-cell>
          <table:table-cell office:value-type="float" office:value="0.14386387096522299" table:style-name="ce4">
            <text:p>0.143863871</text:p>
          </table:table-cell>
          <table:table-cell office:value-type="float" office:value="0.74594485598205795" table:style-name="ce4">
            <text:p>0.745944856</text:p>
          </table:table-cell>
          <table:table-cell office:value-type="float" office:value="0.110191273052719" table:style-name="ce4">
            <text:p>0.110191273</text:p>
          </table:table-cell>
          <table:table-cell office:value-type="percentage" office:value="9.2202385362479995E-3" table:style-name="ce9">
            <text:p>0.92%</text:p>
          </table:table-cell>
          <table:table-cell office:value-type="percentage" office:value="1.9506442238568001E-2" table:style-name="ce9">
            <text:p>1.95%</text:p>
          </table:table-cell>
          <table:table-cell office:value-type="string" table:style-name="ce12">
            <text:p>-0.039974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5" table:style-name="ce3">
            <text:p>535</text:p>
          </table:table-cell>
          <table:table-cell office:value-type="float" office:value="0" table:style-name="ce4">
            <text:p>0</text:p>
          </table:table-cell>
          <table:table-cell office:value-type="float" office:value="0.37894096429219598" table:style-name="ce4">
            <text:p>0.378940964</text:p>
          </table:table-cell>
          <table:table-cell office:value-type="float" office:value="0.62105903570780396" table:style-name="ce4">
            <text:p>0.621059036</text:p>
          </table:table-cell>
          <table:table-cell office:value-type="percentage" office:value="6.9980421995469999E-3" table:style-name="ce9">
            <text:p>0.70%</text:p>
          </table:table-cell>
          <table:table-cell office:value-type="percentage" office:value="1.4869259095577E-2" table:style-name="ce9">
            <text:p>1.49%</text:p>
          </table:table-cell>
          <table:table-cell office:value-type="string" table:style-name="ce12">
            <text:p>-0.201890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6" table:style-name="ce3">
            <text:p>536</text:p>
          </table:table-cell>
          <table:table-cell office:value-type="float" office:value="0" table:style-name="ce4">
            <text:p>0</text:p>
          </table:table-cell>
          <table:table-cell office:value-type="float" office:value="0.58803596007120396" table:style-name="ce4">
            <text:p>0.58803596</text:p>
          </table:table-cell>
          <table:table-cell office:value-type="float" office:value="0.41196403992879599" table:style-name="ce4">
            <text:p>0.41196404</text:p>
          </table:table-cell>
          <table:table-cell office:value-type="percentage" office:value="7.9702745546650008E-3" table:style-name="ce9">
            <text:p>0.80%</text:p>
          </table:table-cell>
          <table:table-cell office:value-type="percentage" office:value="1.7260239556567001E-2" table:style-name="ce9">
            <text:p>1.73%</text:p>
          </table:table-cell>
          <table:table-cell office:value-type="string" table:style-name="ce12">
            <text:p>-0.117595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7" table:style-name="ce3">
            <text:p>537</text:p>
          </table:table-cell>
          <table:table-cell office:value-type="float" office:value="0.58034354305152502" table:style-name="ce4">
            <text:p>0.580343543</text:p>
          </table:table-cell>
          <table:table-cell office:value-type="float" office:value="2.8347023370454E-2" table:style-name="ce4">
            <text:p>0.028347023</text:p>
          </table:table-cell>
          <table:table-cell office:value-type="float" office:value="0.391309433578021" table:style-name="ce4">
            <text:p>0.391309434</text:p>
          </table:table-cell>
          <table:table-cell office:value-type="percentage" office:value="2.4001717611560002E-3" table:style-name="ce9">
            <text:p>0.24%</text:p>
          </table:table-cell>
          <table:table-cell office:value-type="percentage" office:value="1.2637340875663001E-2" table:style-name="ce9">
            <text:p>1.26%</text:p>
          </table:table-cell>
          <table:table-cell office:value-type="string" table:style-name="ce12">
            <text:p>-0.601378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8" table:style-name="ce3">
            <text:p>538</text:p>
          </table:table-cell>
          <table:table-cell office:value-type="float" office:value="0.57054629979210203" table:style-name="ce4">
            <text:p>0.5705463</text:p>
          </table:table-cell>
          <table:table-cell office:value-type="float" office:value="0.321994964986827" table:style-name="ce4">
            <text:p>0.321994965</text:p>
          </table:table-cell>
          <table:table-cell office:value-type="float" office:value="0.10745873522107099" table:style-name="ce4">
            <text:p>0.107458735</text:p>
          </table:table-cell>
          <table:table-cell office:value-type="percentage" office:value="2.8686736033709998E-3" table:style-name="ce9">
            <text:p>0.29%</text:p>
          </table:table-cell>
          <table:table-cell office:value-type="percentage" office:value="1.5965175401843001E-2" table:style-name="ce9">
            <text:p>1.60%</text:p>
          </table:table-cell>
          <table:table-cell office:value-type="string" table:style-name="ce12">
            <text:p>-0.44668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39" table:style-name="ce3">
            <text:p>539</text:p>
          </table:table-cell>
          <table:table-cell office:value-type="float" office:value="0.49634119167399499" table:style-name="ce4">
            <text:p>0.496341192</text:p>
          </table:table-cell>
          <table:table-cell office:value-type="float" office:value="0.36953740558940501" table:style-name="ce4">
            <text:p>0.369537406</text:p>
          </table:table-cell>
          <table:table-cell office:value-type="float" office:value="0.1341214027366" table:style-name="ce4">
            <text:p>0.134121403</text:p>
          </table:table-cell>
          <table:table-cell office:value-type="percentage" office:value="3.3119992193790001E-3" table:style-name="ce9">
            <text:p>0.33%</text:p>
          </table:table-cell>
          <table:table-cell office:value-type="percentage" office:value="1.6281592633638001E-2" table:style-name="ce9">
            <text:p>1.63%</text:p>
          </table:table-cell>
          <table:table-cell office:value-type="string" table:style-name="ce12">
            <text:p>-0.410770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0" table:style-name="ce3">
            <text:p>540</text:p>
          </table:table-cell>
          <table:table-cell office:value-type="float" office:value="0.25177497886389799" table:style-name="ce4">
            <text:p>0.251774979</text:p>
          </table:table-cell>
          <table:table-cell office:value-type="float" office:value="0.38253277514970302" table:style-name="ce4">
            <text:p>0.382532775</text:p>
          </table:table-cell>
          <table:table-cell office:value-type="float" office:value="0.36569224598639799" table:style-name="ce4">
            <text:p>0.365692246</text:p>
          </table:table-cell>
          <table:table-cell office:value-type="percentage" office:value="4.4209872828790001E-3" table:style-name="ce9">
            <text:p>0.44%</text:p>
          </table:table-cell>
          <table:table-cell office:value-type="percentage" office:value="1.5681299339974E-2" table:style-name="ce9">
            <text:p>1.57%</text:p>
          </table:table-cell>
          <table:table-cell office:value-type="string" table:style-name="ce12">
            <text:p>-0.355774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1" table:style-name="ce3">
            <text:p>541</text:p>
          </table:table-cell>
          <table:table-cell office:value-type="float" office:value="0.180424753261788" table:style-name="ce4">
            <text:p>0.180424753</text:p>
          </table:table-cell>
          <table:table-cell office:value-type="float" office:value="0.72460204737713496" table:style-name="ce4">
            <text:p>0.724602047</text:p>
          </table:table-cell>
          <table:table-cell office:value-type="float" office:value="9.4973199361076996E-2" table:style-name="ce4">
            <text:p>0.094973199</text:p>
          </table:table-cell>
          <table:table-cell office:value-type="percentage" office:value="8.7142850589230006E-3" table:style-name="ce9">
            <text:p>0.87%</text:p>
          </table:table-cell>
          <table:table-cell office:value-type="percentage" office:value="1.9374343598173999E-2" table:style-name="ce9">
            <text:p>1.94%</text:p>
          </table:table-cell>
          <table:table-cell office:value-type="string" table:style-name="ce12">
            <text:p>-0.066361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2" table:style-name="ce3">
            <text:p>542</text:p>
          </table:table-cell>
          <table:table-cell office:value-type="float" office:value="0.122535446433419" table:style-name="ce4">
            <text:p>0.122535446</text:p>
          </table:table-cell>
          <table:table-cell office:value-type="float" office:value="0.18597907089082899" table:style-name="ce4">
            <text:p>0.185979071</text:p>
          </table:table-cell>
          <table:table-cell office:value-type="float" office:value="0.69148548267575305" table:style-name="ce4">
            <text:p>0.691485483</text:p>
          </table:table-cell>
          <table:table-cell office:value-type="percentage" office:value="5.9018297539279998E-3" table:style-name="ce9">
            <text:p>0.59%</text:p>
          </table:table-cell>
          <table:table-cell office:value-type="percentage" office:value="1.3037978778138001E-2" table:style-name="ce9">
            <text:p>1.30%</text:p>
          </table:table-cell>
          <table:table-cell office:value-type="string" table:style-name="ce12">
            <text:p>-0.314325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3" table:style-name="ce3">
            <text:p>543</text:p>
          </table:table-cell>
          <table:table-cell office:value-type="float" office:value="0.48633890276278802" table:style-name="ce4">
            <text:p>0.486338903</text:p>
          </table:table-cell>
          <table:table-cell office:value-type="float" office:value="0.33487692018114301" table:style-name="ce4">
            <text:p>0.33487692</text:p>
          </table:table-cell>
          <table:table-cell office:value-type="float" office:value="0.178784177056069" table:style-name="ce4">
            <text:p>0.178784177</text:p>
          </table:table-cell>
          <table:table-cell office:value-type="percentage" office:value="3.062758937029E-3" table:style-name="ce9">
            <text:p>0.31%</text:p>
          </table:table-cell>
          <table:table-cell office:value-type="percentage" office:value="1.5854625103550998E-2" table:style-name="ce9">
            <text:p>1.59%</text:p>
          </table:table-cell>
          <table:table-cell office:value-type="string" table:style-name="ce12">
            <text:p>-0.4375531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4" table:style-name="ce3">
            <text:p>544</text:p>
          </table:table-cell>
          <table:table-cell office:value-type="float" office:value="0.107788578362582" table:style-name="ce4">
            <text:p>0.107788578</text:p>
          </table:table-cell>
          <table:table-cell office:value-type="float" office:value="0.87722192300828505" table:style-name="ce4">
            <text:p>0.877221923</text:p>
          </table:table-cell>
          <table:table-cell office:value-type="float" office:value="1.4989498629132E-2" table:style-name="ce4">
            <text:p>0.014989499</text:p>
          </table:table-cell>
          <table:table-cell office:value-type="percentage" office:value="1.2083385363097001E-2" table:style-name="ce9">
            <text:p>1.21%</text:p>
          </table:table-cell>
          <table:table-cell office:value-type="percentage" office:value="2.0897115119666E-2" table:style-name="ce9">
            <text:p>2.09%</text:p>
          </table:table-cell>
          <table:table-cell office:value-type="string" table:style-name="ce11">
            <text:p>0.0996972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5" table:style-name="ce3">
            <text:p>545</text:p>
          </table:table-cell>
          <table:table-cell office:value-type="float" office:value="0.56957887323182299" table:style-name="ce4">
            <text:p>0.569578873</text:p>
          </table:table-cell>
          <table:table-cell office:value-type="float" office:value="0.104210265324051" table:style-name="ce4">
            <text:p>0.104210265</text:p>
          </table:table-cell>
          <table:table-cell office:value-type="float" office:value="0.32621086144412598" table:style-name="ce4">
            <text:p>0.326210861</text:p>
          </table:table-cell>
          <table:table-cell office:value-type="percentage" office:value="2.2063189347690001E-3" table:style-name="ce9">
            <text:p>0.22%</text:p>
          </table:table-cell>
          <table:table-cell office:value-type="percentage" office:value="1.3471866654091001E-2" table:style-name="ce9">
            <text:p>1.35%</text:p>
          </table:table-cell>
          <table:table-cell office:value-type="string" table:style-name="ce12">
            <text:p>-0.578515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6" table:style-name="ce3">
            <text:p>546</text:p>
          </table:table-cell>
          <table:table-cell office:value-type="float" office:value="0.44057094666098301" table:style-name="ce4">
            <text:p>0.440570947</text:p>
          </table:table-cell>
          <table:table-cell office:value-type="float" office:value="0.350273639297558" table:style-name="ce4">
            <text:p>0.350273639</text:p>
          </table:table-cell>
          <table:table-cell office:value-type="float" office:value="0.20915541404145899" table:style-name="ce4">
            <text:p>0.209155414</text:p>
          </table:table-cell>
          <table:table-cell office:value-type="percentage" office:value="3.2837619632350001E-3" table:style-name="ce9">
            <text:p>0.33%</text:p>
          </table:table-cell>
          <table:table-cell office:value-type="percentage" office:value="1.5890537526338001E-2" table:style-name="ce9">
            <text:p>1.59%</text:p>
          </table:table-cell>
          <table:table-cell office:value-type="string" table:style-name="ce12">
            <text:p>-0.422656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7" table:style-name="ce3">
            <text:p>547</text:p>
          </table:table-cell>
          <table:table-cell office:value-type="float" office:value="5.1858227706364002E-2" table:style-name="ce4">
            <text:p>0.051858228</text:p>
          </table:table-cell>
          <table:table-cell office:value-type="float" office:value="0.76807207824741897" table:style-name="ce4">
            <text:p>0.768072078</text:p>
          </table:table-cell>
          <table:table-cell office:value-type="float" office:value="0.18006969404621601" table:style-name="ce4">
            <text:p>0.180069694</text:p>
          </table:table-cell>
          <table:table-cell office:value-type="percentage" office:value="1.0018740278662E-2" table:style-name="ce9">
            <text:p>1.00%</text:p>
          </table:table-cell>
          <table:table-cell office:value-type="percentage" office:value="1.9477731388747001E-2" table:style-name="ce9">
            <text:p>1.95%</text:p>
          </table:table-cell>
          <table:table-cell office:value-type="string" table:style-name="ce11">
            <text:p>0.0009621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8" table:style-name="ce3">
            <text:p>548</text:p>
          </table:table-cell>
          <table:table-cell office:value-type="float" office:value="8.3853090280023995E-2" table:style-name="ce4">
            <text:p>0.08385309</text:p>
          </table:table-cell>
          <table:table-cell office:value-type="float" office:value="0.17543096251972801" table:style-name="ce4">
            <text:p>0.175430963</text:p>
          </table:table-cell>
          <table:table-cell office:value-type="float" office:value="0.74071594720024803" table:style-name="ce4">
            <text:p>0.740715947</text:p>
          </table:table-cell>
          <table:table-cell office:value-type="percentage" office:value="6.5280809530080001E-3" table:style-name="ce9">
            <text:p>0.65%</text:p>
          </table:table-cell>
          <table:table-cell office:value-type="percentage" office:value="1.2798911724506E-2" table:style-name="ce9">
            <text:p>1.28%</text:p>
          </table:table-cell>
          <table:table-cell office:value-type="string" table:style-name="ce12">
            <text:p>-0.271266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49" table:style-name="ce3">
            <text:p>549</text:p>
          </table:table-cell>
          <table:table-cell office:value-type="float" office:value="0.13777770543277401" table:style-name="ce4">
            <text:p>0.137777705</text:p>
          </table:table-cell>
          <table:table-cell office:value-type="float" office:value="0.30717325420614" table:style-name="ce4">
            <text:p>0.307173254</text:p>
          </table:table-cell>
          <table:table-cell office:value-type="float" office:value="0.55504904036108604" table:style-name="ce4">
            <text:p>0.55504904</text:p>
          </table:table-cell>
          <table:table-cell office:value-type="percentage" office:value="5.3106914917230002E-3" table:style-name="ce9">
            <text:p>0.53%</text:p>
          </table:table-cell>
          <table:table-cell office:value-type="percentage" office:value="1.4470496009835E-2" table:style-name="ce9">
            <text:p>1.45%</text:p>
          </table:table-cell>
          <table:table-cell office:value-type="string" table:style-name="ce12">
            <text:p>-0.324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0" table:style-name="ce3">
            <text:p>550</text:p>
          </table:table-cell>
          <table:table-cell office:value-type="float" office:value="1.4042898570458E-2" table:style-name="ce4">
            <text:p>0.014042899</text:p>
          </table:table-cell>
          <table:table-cell office:value-type="float" office:value="0.98595710142954196" table:style-name="ce4">
            <text:p>0.985957101</text:p>
          </table:table-cell>
          <table:table-cell office:value-type="float" office:value="0" table:style-name="ce4">
            <text:p>0</text:p>
          </table:table-cell>
          <table:table-cell office:value-type="percentage" office:value="1.5014647080612E-2" table:style-name="ce9">
            <text:p>1.50%</text:p>
          </table:table-cell>
          <table:table-cell office:value-type="percentage" office:value="2.1853429404803001E-2" table:style-name="ce9">
            <text:p>2.19%</text:p>
          </table:table-cell>
          <table:table-cell office:value-type="string" table:style-name="ce11">
            <text:p>0.22946728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1" table:style-name="ce3">
            <text:p>551</text:p>
          </table:table-cell>
          <table:table-cell office:value-type="float" office:value="0.31912534850027802" table:style-name="ce4">
            <text:p>0.319125349</text:p>
          </table:table-cell>
          <table:table-cell office:value-type="float" office:value="0.52256473923681102" table:style-name="ce4">
            <text:p>0.522564739</text:p>
          </table:table-cell>
          <table:table-cell office:value-type="float" office:value="0.158309912262911" table:style-name="ce4">
            <text:p>0.158309912</text:p>
          </table:table-cell>
          <table:table-cell office:value-type="percentage" office:value="5.2546027794540002E-3" table:style-name="ce9">
            <text:p>0.53%</text:p>
          </table:table-cell>
          <table:table-cell office:value-type="percentage" office:value="1.7488786637729001E-2" table:style-name="ce9">
            <text:p>1.75%</text:p>
          </table:table-cell>
          <table:table-cell office:value-type="string" table:style-name="ce12">
            <text:p>-0.27133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2" table:style-name="ce3">
            <text:p>552</text:p>
          </table:table-cell>
          <table:table-cell office:value-type="float" office:value="0.443946349833648" table:style-name="ce4">
            <text:p>0.44394635</text:p>
          </table:table-cell>
          <table:table-cell office:value-type="float" office:value="0.16526791265504001" table:style-name="ce4">
            <text:p>0.165267913</text:p>
          </table:table-cell>
          <table:table-cell office:value-type="float" office:value="0.39078573751131201" table:style-name="ce4">
            <text:p>0.390785738</text:p>
          </table:table-cell>
          <table:table-cell office:value-type="percentage" office:value="2.765284740441E-3" table:style-name="ce9">
            <text:p>0.28%</text:p>
          </table:table-cell>
          <table:table-cell office:value-type="percentage" office:value="1.3785351390205E-2" table:style-name="ce9">
            <text:p>1.38%</text:p>
          </table:table-cell>
          <table:table-cell office:value-type="string" table:style-name="ce12">
            <text:p>-0.524811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3" table:style-name="ce3">
            <text:p>553</text:p>
          </table:table-cell>
          <table:table-cell office:value-type="float" office:value="0.28083678635095399" table:style-name="ce4">
            <text:p>0.280836786</text:p>
          </table:table-cell>
          <table:table-cell office:value-type="float" office:value="0.14649708646034801" table:style-name="ce4">
            <text:p>0.146497086</text:p>
          </table:table-cell>
          <table:table-cell office:value-type="float" office:value="0.57266612718869703" table:style-name="ce4">
            <text:p>0.572666127</text:p>
          </table:table-cell>
          <table:table-cell office:value-type="percentage" office:value="4.1898683665999997E-3" table:style-name="ce9">
            <text:p>0.42%</text:p>
          </table:table-cell>
          <table:table-cell office:value-type="percentage" office:value="1.3071245831141E-2" table:style-name="ce9">
            <text:p>1.31%</text:p>
          </table:table-cell>
          <table:table-cell office:value-type="string" table:style-name="ce12">
            <text:p>-0.444497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4" table:style-name="ce3">
            <text:p>554</text:p>
          </table:table-cell>
          <table:table-cell office:value-type="float" office:value="0" table:style-name="ce4">
            <text:p>0</text:p>
          </table:table-cell>
          <table:table-cell office:value-type="float" office:value="4.9938002161105E-2" table:style-name="ce4">
            <text:p>0.049938002</text:p>
          </table:table-cell>
          <table:table-cell office:value-type="float" office:value="0.950061997838895" table:style-name="ce4">
            <text:p>0.950061998</text:p>
          </table:table-cell>
          <table:table-cell office:value-type="percentage" office:value="9.3009062724510004E-3" table:style-name="ce9">
            <text:p>0.93%</text:p>
          </table:table-cell>
          <table:table-cell office:value-type="percentage" office:value="1.1107142976382E-2" table:style-name="ce9">
            <text:p>1.11%</text:p>
          </table:table-cell>
          <table:table-cell office:value-type="string" table:style-name="ce12">
            <text:p>-0.062940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5" table:style-name="ce3">
            <text:p>555</text:p>
          </table:table-cell>
          <table:table-cell office:value-type="float" office:value="8.6147068355200002E-3" table:style-name="ce4">
            <text:p>0.008614707</text:p>
          </table:table-cell>
          <table:table-cell office:value-type="float" office:value="0.76506684362708899" table:style-name="ce4">
            <text:p>0.765066844</text:p>
          </table:table-cell>
          <table:table-cell office:value-type="float" office:value="0.226318449537392" table:style-name="ce4">
            <text:p>0.22631845</text:p>
          </table:table-cell>
          <table:table-cell office:value-type="percentage" office:value="1.0217444416061001E-2" table:style-name="ce9">
            <text:p>1.02%</text:p>
          </table:table-cell>
          <table:table-cell office:value-type="percentage" office:value="1.9310949456654E-2" table:style-name="ce9">
            <text:p>1.93%</text:p>
          </table:table-cell>
          <table:table-cell office:value-type="string" table:style-name="ce11">
            <text:p>0.0112601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6" table:style-name="ce3">
            <text:p>556</text:p>
          </table:table-cell>
          <table:table-cell office:value-type="float" office:value="0.112554869464073" table:style-name="ce4">
            <text:p>0.112554869</text:p>
          </table:table-cell>
          <table:table-cell office:value-type="float" office:value="0.771888178094851" table:style-name="ce4">
            <text:p>0.771888178</text:p>
          </table:table-cell>
          <table:table-cell office:value-type="float" office:value="0.115556952441076" table:style-name="ce4">
            <text:p>0.115556952</text:p>
          </table:table-cell>
          <table:table-cell office:value-type="percentage" office:value="9.8190200452270004E-3" table:style-name="ce9">
            <text:p>0.98%</text:p>
          </table:table-cell>
          <table:table-cell office:value-type="percentage" office:value="1.9707229245706E-2" table:style-name="ce9">
            <text:p>1.97%</text:p>
          </table:table-cell>
          <table:table-cell office:value-type="string" table:style-name="ce12">
            <text:p>-0.009183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7" table:style-name="ce3">
            <text:p>557</text:p>
          </table:table-cell>
          <table:table-cell office:value-type="float" office:value="0.226437072389054" table:style-name="ce4">
            <text:p>0.226437072</text:p>
          </table:table-cell>
          <table:table-cell office:value-type="float" office:value="0.64524751685612602" table:style-name="ce4">
            <text:p>0.645247517</text:p>
          </table:table-cell>
          <table:table-cell office:value-type="float" office:value="0.128315410754819" table:style-name="ce4">
            <text:p>0.128315411</text:p>
          </table:table-cell>
          <table:table-cell office:value-type="percentage" office:value="7.231299132211E-3" table:style-name="ce9">
            <text:p>0.72%</text:p>
          </table:table-cell>
          <table:table-cell office:value-type="percentage" office:value="1.8607828240943002E-2" table:style-name="ce9">
            <text:p>1.86%</text:p>
          </table:table-cell>
          <table:table-cell office:value-type="string" table:style-name="ce12">
            <text:p>-0.148792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8" table:style-name="ce3">
            <text:p>558</text:p>
          </table:table-cell>
          <table:table-cell office:value-type="float" office:value="0.348796628971832" table:style-name="ce4">
            <text:p>0.348796629</text:p>
          </table:table-cell>
          <table:table-cell office:value-type="float" office:value="1.109196579446E-2" table:style-name="ce4">
            <text:p>0.011091966</text:p>
          </table:table-cell>
          <table:table-cell office:value-type="float" office:value="0.64011140523370702" table:style-name="ce4">
            <text:p>0.640111405</text:p>
          </table:table-cell>
          <table:table-cell office:value-type="percentage" office:value="4.4344657453979997E-3" table:style-name="ce9">
            <text:p>0.44%</text:p>
          </table:table-cell>
          <table:table-cell office:value-type="percentage" office:value="1.1731003771738999E-2" table:style-name="ce9">
            <text:p>1.17%</text:p>
          </table:table-cell>
          <table:table-cell office:value-type="string" table:style-name="ce12">
            <text:p>-0.474429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59" table:style-name="ce3">
            <text:p>559</text:p>
          </table:table-cell>
          <table:table-cell office:value-type="float" office:value="0.37042295458077901" table:style-name="ce4">
            <text:p>0.370422955</text:p>
          </table:table-cell>
          <table:table-cell office:value-type="float" office:value="2.9802369299159999E-3" table:style-name="ce4">
            <text:p>0.002980237</text:p>
          </table:table-cell>
          <table:table-cell office:value-type="float" office:value="0.62659680848930499" table:style-name="ce4">
            <text:p>0.626596808</text:p>
          </table:table-cell>
          <table:table-cell office:value-type="percentage" office:value="4.2726411597000004E-3" table:style-name="ce9">
            <text:p>0.43%</text:p>
          </table:table-cell>
          <table:table-cell office:value-type="percentage" office:value="1.1704469625566E-2" table:style-name="ce9">
            <text:p>1.17%</text:p>
          </table:table-cell>
          <table:table-cell office:value-type="string" table:style-name="ce12">
            <text:p>-0.489330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0" table:style-name="ce3">
            <text:p>560</text:p>
          </table:table-cell>
          <table:table-cell office:value-type="float" office:value="0.94832533863189195" table:style-name="ce4">
            <text:p>0.948325339</text:p>
          </table:table-cell>
          <table:table-cell office:value-type="float" office:value="1.1792798437122E-2" table:style-name="ce4">
            <text:p>0.011792798</text:p>
          </table:table-cell>
          <table:table-cell office:value-type="float" office:value="3.9881862930986001E-2" table:style-name="ce4">
            <text:p>0.039881863</text:p>
          </table:table-cell>
          <table:table-cell office:value-type="percentage" office:value="2.1406505027770002E-3" table:style-name="ce9">
            <text:p>0.21%</text:p>
          </table:table-cell>
          <table:table-cell office:value-type="percentage" office:value="1.3574853830094999E-2" table:style-name="ce9">
            <text:p>1.36%</text:p>
          </table:table-cell>
          <table:table-cell office:value-type="string" table:style-name="ce12">
            <text:p>-0.57896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1" table:style-name="ce3">
            <text:p>561</text:p>
          </table:table-cell>
          <table:table-cell office:value-type="float" office:value="0.37916591335767302" table:style-name="ce4">
            <text:p>0.379165913</text:p>
          </table:table-cell>
          <table:table-cell office:value-type="float" office:value="0.62083408664232698" table:style-name="ce4">
            <text:p>0.620834087</text:p>
          </table:table-cell>
          <table:table-cell office:value-type="float" office:value="0" table:style-name="ce4">
            <text:p>0</text:p>
          </table:table-cell>
          <table:table-cell office:value-type="percentage" office:value="6.6152676614650002E-3" table:style-name="ce9">
            <text:p>0.66%</text:p>
          </table:table-cell>
          <table:table-cell office:value-type="percentage" office:value="1.8796338983404999E-2" table:style-name="ce9">
            <text:p>1.88%</text:p>
          </table:table-cell>
          <table:table-cell office:value-type="string" table:style-name="ce12">
            <text:p>-0.1800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2" table:style-name="ce3">
            <text:p>562</text:p>
          </table:table-cell>
          <table:table-cell office:value-type="float" office:value="0" table:style-name="ce4">
            <text:p>0</text:p>
          </table:table-cell>
          <table:table-cell office:value-type="float" office:value="0.27011088404719003" table:style-name="ce4">
            <text:p>0.270110884</text:p>
          </table:table-cell>
          <table:table-cell office:value-type="float" office:value="0.72988911595281003" table:style-name="ce4">
            <text:p>0.729889116</text:p>
          </table:table-cell>
          <table:table-cell office:value-type="percentage" office:value="7.2410617963499999E-3" table:style-name="ce9">
            <text:p>0.72%</text:p>
          </table:table-cell>
          <table:table-cell office:value-type="percentage" office:value="1.3624797962184999E-2" table:style-name="ce9">
            <text:p>1.36%</text:p>
          </table:table-cell>
          <table:table-cell office:value-type="string" table:style-name="ce12">
            <text:p>-0.2024938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3" table:style-name="ce3">
            <text:p>563</text:p>
          </table:table-cell>
          <table:table-cell office:value-type="float" office:value="0.32324553432964098" table:style-name="ce4">
            <text:p>0.323245534</text:p>
          </table:table-cell>
          <table:table-cell office:value-type="float" office:value="0.45570576320023898" table:style-name="ce4">
            <text:p>0.455705763</text:p>
          </table:table-cell>
          <table:table-cell office:value-type="float" office:value="0.22104870247012001" table:style-name="ce4">
            <text:p>0.221048702</text:p>
          </table:table-cell>
          <table:table-cell office:value-type="percentage" office:value="4.532210507876E-3" table:style-name="ce9">
            <text:p>0.45%</text:p>
          </table:table-cell>
          <table:table-cell office:value-type="percentage" office:value="1.6736877455955999E-2" table:style-name="ce9">
            <text:p>1.67%</text:p>
          </table:table-cell>
          <table:table-cell office:value-type="string" table:style-name="ce12">
            <text:p>-0.326691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4" table:style-name="ce3">
            <text:p>564</text:p>
          </table:table-cell>
          <table:table-cell office:value-type="float" office:value="0.31205132411967601" table:style-name="ce4">
            <text:p>0.312051324</text:p>
          </table:table-cell>
          <table:table-cell office:value-type="float" office:value="0.40892636747417299" table:style-name="ce4">
            <text:p>0.408926367</text:p>
          </table:table-cell>
          <table:table-cell office:value-type="float" office:value="0.279022308406151" table:style-name="ce4">
            <text:p>0.279022308</text:p>
          </table:table-cell>
          <table:table-cell office:value-type="percentage" office:value="4.2062036813110002E-3" table:style-name="ce9">
            <text:p>0.42%</text:p>
          </table:table-cell>
          <table:table-cell office:value-type="percentage" office:value="1.6167681572372E-2" table:style-name="ce9">
            <text:p>1.62%</text:p>
          </table:table-cell>
          <table:table-cell office:value-type="string" table:style-name="ce12">
            <text:p>-0.358356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5" table:style-name="ce3">
            <text:p>565</text:p>
          </table:table-cell>
          <table:table-cell office:value-type="float" office:value="0.91248790078254405" table:style-name="ce4">
            <text:p>0.912487901</text:p>
          </table:table-cell>
          <table:table-cell office:value-type="float" office:value="8.7512099217455994E-2" table:style-name="ce4">
            <text:p>0.087512099</text:p>
          </table:table-cell>
          <table:table-cell office:value-type="float" office:value="0" table:style-name="ce4">
            <text:p>0</text:p>
          </table:table-cell>
          <table:table-cell office:value-type="percentage" office:value="2.181107772735E-3" table:style-name="ce9">
            <text:p>0.22%</text:p>
          </table:table-cell>
          <table:table-cell office:value-type="percentage" office:value="1.4330957527711E-2" table:style-name="ce9">
            <text:p>1.43%</text:p>
          </table:table-cell>
          <table:table-cell office:value-type="string" table:style-name="ce12">
            <text:p>-0.545594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6" table:style-name="ce3">
            <text:p>566</text:p>
          </table:table-cell>
          <table:table-cell office:value-type="float" office:value="0.28890820845318599" table:style-name="ce4">
            <text:p>0.288908208</text:p>
          </table:table-cell>
          <table:table-cell office:value-type="float" office:value="0.57427980476250495" table:style-name="ce4">
            <text:p>0.574279805</text:p>
          </table:table-cell>
          <table:table-cell office:value-type="float" office:value="0.136811986784309" table:style-name="ce4">
            <text:p>0.136811987</text:p>
          </table:table-cell>
          <table:table-cell office:value-type="percentage" office:value="6.0058880144230001E-3" table:style-name="ce9">
            <text:p>0.60%</text:p>
          </table:table-cell>
          <table:table-cell office:value-type="percentage" office:value="1.7987614389182002E-2" table:style-name="ce9">
            <text:p>1.80%</text:p>
          </table:table-cell>
          <table:table-cell office:value-type="string" table:style-name="ce12">
            <text:p>-0.22204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7" table:style-name="ce3">
            <text:p>567</text:p>
          </table:table-cell>
          <table:table-cell office:value-type="float" office:value="0.40352090565707799" table:style-name="ce4">
            <text:p>0.403520906</text:p>
          </table:table-cell>
          <table:table-cell office:value-type="float" office:value="0" table:style-name="ce4">
            <text:p>0</text:p>
          </table:table-cell>
          <table:table-cell office:value-type="float" office:value="0.59647909434292201" table:style-name="ce4">
            <text:p>0.596479094</text:p>
          </table:table-cell>
          <table:table-cell office:value-type="percentage" office:value="3.9529153266979998E-3" table:style-name="ce9">
            <text:p>0.40%</text:p>
          </table:table-cell>
          <table:table-cell office:value-type="percentage" office:value="1.1771741211402001E-2" table:style-name="ce9">
            <text:p>1.18%</text:p>
          </table:table-cell>
          <table:table-cell office:value-type="string" table:style-name="ce12">
            <text:p>-0.513695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8" table:style-name="ce3">
            <text:p>568</text:p>
          </table:table-cell>
          <table:table-cell office:value-type="float" office:value="0.22899264761638799" table:style-name="ce4">
            <text:p>0.228992648</text:p>
          </table:table-cell>
          <table:table-cell office:value-type="float" office:value="0.69024729535072604" table:style-name="ce4">
            <text:p>0.690247295</text:p>
          </table:table-cell>
          <table:table-cell office:value-type="float" office:value="8.0760057032885996E-2" table:style-name="ce4">
            <text:p>0.080760057</text:p>
          </table:table-cell>
          <table:table-cell office:value-type="percentage" office:value="7.9744797568000007E-3" table:style-name="ce9">
            <text:p>0.80%</text:p>
          </table:table-cell>
          <table:table-cell office:value-type="percentage" office:value="1.9130221737167E-2" table:style-name="ce9">
            <text:p>1.91%</text:p>
          </table:table-cell>
          <table:table-cell office:value-type="string" table:style-name="ce12">
            <text:p>-0.105880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69" table:style-name="ce3">
            <text:p>569</text:p>
          </table:table-cell>
          <table:table-cell office:value-type="float" office:value="0.51361349398952305" table:style-name="ce4">
            <text:p>0.513613494</text:p>
          </table:table-cell>
          <table:table-cell office:value-type="float" office:value="0.11184351492368499" table:style-name="ce4">
            <text:p>0.111843515</text:p>
          </table:table-cell>
          <table:table-cell office:value-type="float" office:value="0.37454299108679201" table:style-name="ce4">
            <text:p>0.374542991</text:p>
          </table:table-cell>
          <table:table-cell office:value-type="percentage" office:value="2.4578885792130001E-3" table:style-name="ce9">
            <text:p>0.25%</text:p>
          </table:table-cell>
          <table:table-cell office:value-type="percentage" office:value="1.3387778719082E-2" table:style-name="ce9">
            <text:p>1.34%</text:p>
          </table:table-cell>
          <table:table-cell office:value-type="string" table:style-name="ce12">
            <text:p>-0.563357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0" table:style-name="ce3">
            <text:p>570</text:p>
          </table:table-cell>
          <table:table-cell office:value-type="float" office:value="0.40667224598082502" table:style-name="ce4">
            <text:p>0.406672246</text:p>
          </table:table-cell>
          <table:table-cell office:value-type="float" office:value="0.38290474112804601" table:style-name="ce4">
            <text:p>0.382904741</text:p>
          </table:table-cell>
          <table:table-cell office:value-type="float" office:value="0.210423012891129" table:style-name="ce4">
            <text:p>0.210423013</text:p>
          </table:table-cell>
          <table:table-cell office:value-type="percentage" office:value="3.6211109852109999E-3" table:style-name="ce9">
            <text:p>0.36%</text:p>
          </table:table-cell>
          <table:table-cell office:value-type="percentage" office:value="1.6159868627782001E-2" table:style-name="ce9">
            <text:p>1.62%</text:p>
          </table:table-cell>
          <table:table-cell office:value-type="string" table:style-name="ce12">
            <text:p>-0.394736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1" table:style-name="ce3">
            <text:p>571</text:p>
          </table:table-cell>
          <table:table-cell office:value-type="float" office:value="0.42285746981559702" table:style-name="ce4">
            <text:p>0.42285747</text:p>
          </table:table-cell>
          <table:table-cell office:value-type="float" office:value="0.41695049368281001" table:style-name="ce4">
            <text:p>0.416950494</text:p>
          </table:table-cell>
          <table:table-cell office:value-type="float" office:value="0.160192036501594" table:style-name="ce4">
            <text:p>0.160192037</text:p>
          </table:table-cell>
          <table:table-cell office:value-type="percentage" office:value="3.8621844166460001E-3" table:style-name="ce9">
            <text:p>0.39%</text:p>
          </table:table-cell>
          <table:table-cell office:value-type="percentage" office:value="1.6598739712391002E-2" table:style-name="ce9">
            <text:p>1.66%</text:p>
          </table:table-cell>
          <table:table-cell office:value-type="string" table:style-name="ce12">
            <text:p>-0.369776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2" table:style-name="ce3">
            <text:p>572</text:p>
          </table:table-cell>
          <table:table-cell office:value-type="float" office:value="0.44037355401595202" table:style-name="ce4">
            <text:p>0.440373554</text:p>
          </table:table-cell>
          <table:table-cell office:value-type="float" office:value="0" table:style-name="ce4">
            <text:p>0</text:p>
          </table:table-cell>
          <table:table-cell office:value-type="float" office:value="0.55962644598404798" table:style-name="ce4">
            <text:p>0.559626446</text:p>
          </table:table-cell>
          <table:table-cell office:value-type="percentage" office:value="3.5969456546350001E-3" table:style-name="ce9">
            <text:p>0.36%</text:p>
          </table:table-cell>
          <table:table-cell office:value-type="percentage" office:value="1.188458888892E-2" table:style-name="ce9">
            <text:p>1.19%</text:p>
          </table:table-cell>
          <table:table-cell office:value-type="string" table:style-name="ce12">
            <text:p>-0.538769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3" table:style-name="ce3">
            <text:p>573</text:p>
          </table:table-cell>
          <table:table-cell office:value-type="float" office:value="3.5413956350180001E-3" table:style-name="ce4">
            <text:p>0.003541396</text:p>
          </table:table-cell>
          <table:table-cell office:value-type="float" office:value="0.97558025243132396" table:style-name="ce4">
            <text:p>0.975580252</text:p>
          </table:table-cell>
          <table:table-cell office:value-type="float" office:value="2.0878351933658001E-2" table:style-name="ce4">
            <text:p>0.020878352</text:p>
          </table:table-cell>
          <table:table-cell office:value-type="percentage" office:value="1.4768051499113E-2" table:style-name="ce9">
            <text:p>1.48%</text:p>
          </table:table-cell>
          <table:table-cell office:value-type="percentage" office:value="2.1702614180300998E-2" table:style-name="ce9">
            <text:p>2.17%</text:p>
          </table:table-cell>
          <table:table-cell office:value-type="string" table:style-name="ce11">
            <text:p>0.2196993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4" table:style-name="ce3">
            <text:p>574</text:p>
          </table:table-cell>
          <table:table-cell office:value-type="float" office:value="0.60903131723689097" table:style-name="ce4">
            <text:p>0.609031317</text:p>
          </table:table-cell>
          <table:table-cell office:value-type="float" office:value="0.13741672809591499" table:style-name="ce4">
            <text:p>0.137416728</text:p>
          </table:table-cell>
          <table:table-cell office:value-type="float" office:value="0.25355195466719399" table:style-name="ce4">
            <text:p>0.253551955</text:p>
          </table:table-cell>
          <table:table-cell office:value-type="percentage" office:value="2.0539050022640002E-3" table:style-name="ce9">
            <text:p>0.21%</text:p>
          </table:table-cell>
          <table:table-cell office:value-type="percentage" office:value="1.3972387845351E-2" table:style-name="ce9">
            <text:p>1.40%</text:p>
          </table:table-cell>
          <table:table-cell office:value-type="string" table:style-name="ce12">
            <text:p>-0.568699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5" table:style-name="ce3">
            <text:p>575</text:p>
          </table:table-cell>
          <table:table-cell office:value-type="float" office:value="0.27207048349193202" table:style-name="ce4">
            <text:p>0.272070483</text:p>
          </table:table-cell>
          <table:table-cell office:value-type="float" office:value="0.70385813821904697" table:style-name="ce4">
            <text:p>0.703858138</text:p>
          </table:table-cell>
          <table:table-cell office:value-type="float" office:value="2.4071378289020999E-2" table:style-name="ce4">
            <text:p>0.024071378</text:p>
          </table:table-cell>
          <table:table-cell office:value-type="percentage" office:value="8.1568171721999993E-3" table:style-name="ce9">
            <text:p>0.82%</text:p>
          </table:table-cell>
          <table:table-cell office:value-type="percentage" office:value="1.9417770394426999E-2" table:style-name="ce9">
            <text:p>1.94%</text:p>
          </table:table-cell>
          <table:table-cell office:value-type="string" table:style-name="ce12">
            <text:p>-0.094922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6" table:style-name="ce3">
            <text:p>576</text:p>
          </table:table-cell>
          <table:table-cell office:value-type="float" office:value="0.25345614281071999" table:style-name="ce4">
            <text:p>0.253456143</text:p>
          </table:table-cell>
          <table:table-cell office:value-type="float" office:value="0.352829695033404" table:style-name="ce4">
            <text:p>0.352829695</text:p>
          </table:table-cell>
          <table:table-cell office:value-type="float" office:value="0.39371416215587601" table:style-name="ce4">
            <text:p>0.393714162</text:p>
          </table:table-cell>
          <table:table-cell office:value-type="percentage" office:value="4.2864032750960001E-3" table:style-name="ce9">
            <text:p>0.43%</text:p>
          </table:table-cell>
          <table:table-cell office:value-type="percentage" office:value="1.5346795521920999E-2" table:style-name="ce9">
            <text:p>1.53%</text:p>
          </table:table-cell>
          <table:table-cell office:value-type="string" table:style-name="ce12">
            <text:p>-0.372299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7" table:style-name="ce3">
            <text:p>577</text:p>
          </table:table-cell>
          <table:table-cell office:value-type="float" office:value="0.22710454499759999" table:style-name="ce4">
            <text:p>0.227104545</text:p>
          </table:table-cell>
          <table:table-cell office:value-type="float" office:value="0.361236537122268" table:style-name="ce4">
            <text:p>0.361236537</text:p>
          </table:table-cell>
          <table:table-cell office:value-type="float" office:value="0.41165891788013198" table:style-name="ce4">
            <text:p>0.411658918</text:p>
          </table:table-cell>
          <table:table-cell office:value-type="percentage" office:value="4.5220342547170004E-3" table:style-name="ce9">
            <text:p>0.45%</text:p>
          </table:table-cell>
          <table:table-cell office:value-type="percentage" office:value="1.5362234850737001E-2" table:style-name="ce9">
            <text:p>1.54%</text:p>
          </table:table-cell>
          <table:table-cell office:value-type="string" table:style-name="ce12">
            <text:p>-0.356586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8" table:style-name="ce3">
            <text:p>578</text:p>
          </table:table-cell>
          <table:table-cell office:value-type="float" office:value="0.44425199577229202" table:style-name="ce4">
            <text:p>0.444251996</text:p>
          </table:table-cell>
          <table:table-cell office:value-type="float" office:value="0" table:style-name="ce4">
            <text:p>0</text:p>
          </table:table-cell>
          <table:table-cell office:value-type="float" office:value="0.55574800422770798" table:style-name="ce4">
            <text:p>0.555748004</text:p>
          </table:table-cell>
          <table:table-cell office:value-type="percentage" office:value="3.5614469505469998E-3" table:style-name="ce9">
            <text:p>0.36%</text:p>
          </table:table-cell>
          <table:table-cell office:value-type="percentage" office:value="1.1896465189920999E-2" table:style-name="ce9">
            <text:p>1.19%</text:p>
          </table:table-cell>
          <table:table-cell office:value-type="string" table:style-name="ce12">
            <text:p>-0.541215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79" table:style-name="ce3">
            <text:p>579</text:p>
          </table:table-cell>
          <table:table-cell office:value-type="float" office:value="0.68018266750142897" table:style-name="ce4">
            <text:p>0.680182668</text:p>
          </table:table-cell>
          <table:table-cell office:value-type="float" office:value="0.27677245627616498" table:style-name="ce4">
            <text:p>0.276772456</text:p>
          </table:table-cell>
          <table:table-cell office:value-type="float" office:value="4.3044876222405999E-2" table:style-name="ce4">
            <text:p>0.043044876</text:p>
          </table:table-cell>
          <table:table-cell office:value-type="percentage" office:value="2.5950290775509999E-3" table:style-name="ce9">
            <text:p>0.26%</text:p>
          </table:table-cell>
          <table:table-cell office:value-type="percentage" office:value="1.5783781557624998E-2" table:style-name="ce9">
            <text:p>1.58%</text:p>
          </table:table-cell>
          <table:table-cell office:value-type="string" table:style-name="ce12">
            <text:p>-0.4691506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0" table:style-name="ce3">
            <text:p>580</text:p>
          </table:table-cell>
          <table:table-cell office:value-type="float" office:value="0.24000972934915901" table:style-name="ce4">
            <text:p>0.240009729</text:p>
          </table:table-cell>
          <table:table-cell office:value-type="float" office:value="0.32557434417834302" table:style-name="ce4">
            <text:p>0.325574344</text:p>
          </table:table-cell>
          <table:table-cell office:value-type="float" office:value="0.43441592647249799" table:style-name="ce4">
            <text:p>0.434415926</text:p>
          </table:table-cell>
          <table:table-cell office:value-type="percentage" office:value="4.3182931239240004E-3" table:style-name="ce9">
            <text:p>0.43%</text:p>
          </table:table-cell>
          <table:table-cell office:value-type="percentage" office:value="1.4993958603914E-2" table:style-name="ce9">
            <text:p>1.50%</text:p>
          </table:table-cell>
          <table:table-cell office:value-type="string" table:style-name="ce12">
            <text:p>-0.378933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1" table:style-name="ce3">
            <text:p>581</text:p>
          </table:table-cell>
          <table:table-cell office:value-type="float" office:value="0.18469977204207999" table:style-name="ce4">
            <text:p>0.184699772</text:p>
          </table:table-cell>
          <table:table-cell office:value-type="float" office:value="0.611816956015375" table:style-name="ce4">
            <text:p>0.611816956</text:p>
          </table:table-cell>
          <table:table-cell office:value-type="float" office:value="0.20348327194254501" table:style-name="ce4">
            <text:p>0.203483272</text:p>
          </table:table-cell>
          <table:table-cell office:value-type="percentage" office:value="6.9066078682859999E-3" table:style-name="ce9">
            <text:p>0.69%</text:p>
          </table:table-cell>
          <table:table-cell office:value-type="percentage" office:value="1.8097747978626001E-2" table:style-name="ce9">
            <text:p>1.81%</text:p>
          </table:table-cell>
          <table:table-cell office:value-type="string" table:style-name="ce12">
            <text:p>-0.17092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2" table:style-name="ce3">
            <text:p>582</text:p>
          </table:table-cell>
          <table:table-cell office:value-type="float" office:value="0.60346788277254904" table:style-name="ce4">
            <text:p>0.603467883</text:p>
          </table:table-cell>
          <table:table-cell office:value-type="float" office:value="0.39653211722745102" table:style-name="ce4">
            <text:p>0.396532117</text:p>
          </table:table-cell>
          <table:table-cell office:value-type="float" office:value="0" table:style-name="ce4">
            <text:p>0</text:p>
          </table:table-cell>
          <table:table-cell office:value-type="percentage" office:value="3.6170554689200001E-3" table:style-name="ce9">
            <text:p>0.36%</text:p>
          </table:table-cell>
          <table:table-cell office:value-type="percentage" office:value="1.6918310553455999E-2" table:style-name="ce9">
            <text:p>1.69%</text:p>
          </table:table-cell>
          <table:table-cell office:value-type="string" table:style-name="ce12">
            <text:p>-0.377280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3" table:style-name="ce3">
            <text:p>583</text:p>
          </table:table-cell>
          <table:table-cell office:value-type="float" office:value="0.50698046756245496" table:style-name="ce4">
            <text:p>0.506980468</text:p>
          </table:table-cell>
          <table:table-cell office:value-type="float" office:value="0.44595125252707601" table:style-name="ce4">
            <text:p>0.445951253</text:p>
          </table:table-cell>
          <table:table-cell office:value-type="float" office:value="4.7068279910469003E-2" table:style-name="ce4">
            <text:p>0.04706828</text:p>
          </table:table-cell>
          <table:table-cell office:value-type="percentage" office:value="4.0916905167899999E-3" table:style-name="ce9">
            <text:p>0.41%</text:p>
          </table:table-cell>
          <table:table-cell office:value-type="percentage" office:value="1.718795623447E-2" table:style-name="ce9">
            <text:p>1.72%</text:p>
          </table:table-cell>
          <table:table-cell office:value-type="string" table:style-name="ce12">
            <text:p>-0.343747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4" table:style-name="ce3">
            <text:p>584</text:p>
          </table:table-cell>
          <table:table-cell office:value-type="float" office:value="0.58586682556344205" table:style-name="ce4">
            <text:p>0.585866826</text:p>
          </table:table-cell>
          <table:table-cell office:value-type="float" office:value="0.358552216780753" table:style-name="ce4">
            <text:p>0.358552217</text:p>
          </table:table-cell>
          <table:table-cell office:value-type="float" office:value="5.5580957655805001E-2" table:style-name="ce4">
            <text:p>0.055580958</text:p>
          </table:table-cell>
          <table:table-cell office:value-type="percentage" office:value="3.1907735834399999E-3" table:style-name="ce9">
            <text:p>0.32%</text:p>
          </table:table-cell>
          <table:table-cell office:value-type="percentage" office:value="1.643011741053E-2" table:style-name="ce9">
            <text:p>1.64%</text:p>
          </table:table-cell>
          <table:table-cell office:value-type="string" table:style-name="ce12">
            <text:p>-0.414435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5" table:style-name="ce3">
            <text:p>585</text:p>
          </table:table-cell>
          <table:table-cell office:value-type="float" office:value="0.111023202522448" table:style-name="ce4">
            <text:p>0.111023203</text:p>
          </table:table-cell>
          <table:table-cell office:value-type="float" office:value="0.43429887356208402" table:style-name="ce4">
            <text:p>0.434298874</text:p>
          </table:table-cell>
          <table:table-cell office:value-type="float" office:value="0.45467792391546802" table:style-name="ce4">
            <text:p>0.454677924</text:p>
          </table:table-cell>
          <table:table-cell office:value-type="percentage" office:value="5.8421065118419999E-3" table:style-name="ce9">
            <text:p>0.58%</text:p>
          </table:table-cell>
          <table:table-cell office:value-type="percentage" office:value="1.5842238989423E-2" table:style-name="ce9">
            <text:p>1.58%</text:p>
          </table:table-cell>
          <table:table-cell office:value-type="string" table:style-name="ce12">
            <text:p>-0.2624561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6" table:style-name="ce3">
            <text:p>586</text:p>
          </table:table-cell>
          <table:table-cell office:value-type="float" office:value="5.7160827302637003E-2" table:style-name="ce4">
            <text:p>0.057160827</text:p>
          </table:table-cell>
          <table:table-cell office:value-type="float" office:value="0.30627084320189002" table:style-name="ce4">
            <text:p>0.306270843</text:p>
          </table:table-cell>
          <table:table-cell office:value-type="float" office:value="0.63656832949547304" table:style-name="ce4">
            <text:p>0.636568329</text:p>
          </table:table-cell>
          <table:table-cell office:value-type="percentage" office:value="6.3025758082100002E-3" table:style-name="ce9">
            <text:p>0.63%</text:p>
          </table:table-cell>
          <table:table-cell office:value-type="percentage" office:value="1.4213317499496E-2" table:style-name="ce9">
            <text:p>1.42%</text:p>
          </table:table-cell>
          <table:table-cell office:value-type="string" table:style-name="ce12">
            <text:p>-0.260138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7" table:style-name="ce3">
            <text:p>587</text:p>
          </table:table-cell>
          <table:table-cell office:value-type="float" office:value="0.13109096866612699" table:style-name="ce4">
            <text:p>0.131090969</text:p>
          </table:table-cell>
          <table:table-cell office:value-type="float" office:value="0.46909569548288299" table:style-name="ce4">
            <text:p>0.469095695</text:p>
          </table:table-cell>
          <table:table-cell office:value-type="float" office:value="0.39981333585098999" table:style-name="ce4">
            <text:p>0.399813336</text:p>
          </table:table-cell>
          <table:table-cell office:value-type="percentage" office:value="5.8474391222600001E-3" table:style-name="ce9">
            <text:p>0.58%</text:p>
          </table:table-cell>
          <table:table-cell office:value-type="percentage" office:value="1.6301587334895999E-2" table:style-name="ce9">
            <text:p>1.63%</text:p>
          </table:table-cell>
          <table:table-cell office:value-type="string" table:style-name="ce12">
            <text:p>-0.254733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8" table:style-name="ce3">
            <text:p>588</text:p>
          </table:table-cell>
          <table:table-cell office:value-type="float" office:value="4.4332535903778003E-2" table:style-name="ce4">
            <text:p>0.044332536</text:p>
          </table:table-cell>
          <table:table-cell office:value-type="float" office:value="0.73375338224126596" table:style-name="ce4">
            <text:p>0.733753382</text:p>
          </table:table-cell>
          <table:table-cell office:value-type="float" office:value="0.22191408185495501" table:style-name="ce4">
            <text:p>0.221914082</text:p>
          </table:table-cell>
          <table:table-cell office:value-type="percentage" office:value="9.4749774866749997E-3" table:style-name="ce9">
            <text:p>0.95%</text:p>
          </table:table-cell>
          <table:table-cell office:value-type="percentage" office:value="1.9062255853952999E-2" table:style-name="ce9">
            <text:p>1.91%</text:p>
          </table:table-cell>
          <table:table-cell office:value-type="string" table:style-name="ce12">
            <text:p>-0.027542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89" table:style-name="ce3">
            <text:p>589</text:p>
          </table:table-cell>
          <table:table-cell office:value-type="float" office:value="0.73913806551040395" table:style-name="ce4">
            <text:p>0.739138066</text:p>
          </table:table-cell>
          <table:table-cell office:value-type="float" office:value="5.202271249548E-3" table:style-name="ce4">
            <text:p>0.005202271</text:p>
          </table:table-cell>
          <table:table-cell office:value-type="float" office:value="0.25565966324004802" table:style-name="ce4">
            <text:p>0.255659663</text:p>
          </table:table-cell>
          <table:table-cell office:value-type="percentage" office:value="1.9418993628410001E-3" table:style-name="ce9">
            <text:p>0.19%</text:p>
          </table:table-cell>
          <table:table-cell office:value-type="percentage" office:value="1.2858932743818999E-2" table:style-name="ce9">
            <text:p>1.29%</text:p>
          </table:table-cell>
          <table:table-cell office:value-type="string" table:style-name="ce12">
            <text:p>-0.626653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0" table:style-name="ce3">
            <text:p>590</text:p>
          </table:table-cell>
          <table:table-cell office:value-type="float" office:value="4.1595874649264002E-2" table:style-name="ce4">
            <text:p>0.041595875</text:p>
          </table:table-cell>
          <table:table-cell office:value-type="float" office:value="0.34286764318290702" table:style-name="ce4">
            <text:p>0.342867643</text:p>
          </table:table-cell>
          <table:table-cell office:value-type="float" office:value="0.61553648216782997" table:style-name="ce4">
            <text:p>0.615536482</text:p>
          </table:table-cell>
          <table:table-cell office:value-type="percentage" office:value="6.4579392557730002E-3" table:style-name="ce9">
            <text:p>0.65%</text:p>
          </table:table-cell>
          <table:table-cell office:value-type="percentage" office:value="1.4584136322849999E-2" table:style-name="ce9">
            <text:p>1.46%</text:p>
          </table:table-cell>
          <table:table-cell office:value-type="string" table:style-name="ce12">
            <text:p>-0.242870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1" table:style-name="ce3">
            <text:p>591</text:p>
          </table:table-cell>
          <table:table-cell office:value-type="float" office:value="0.18203572517345201" table:style-name="ce4">
            <text:p>0.182035725</text:p>
          </table:table-cell>
          <table:table-cell office:value-type="float" office:value="0.33524730977412798" table:style-name="ce4">
            <text:p>0.33524731</text:p>
          </table:table-cell>
          <table:table-cell office:value-type="float" office:value="0.48271696505242001" table:style-name="ce4">
            <text:p>0.482716965</text:p>
          </table:table-cell>
          <table:table-cell office:value-type="percentage" office:value="4.8597593636440003E-3" table:style-name="ce9">
            <text:p>0.49%</text:p>
          </table:table-cell>
          <table:table-cell office:value-type="percentage" office:value="1.4927043943378E-2" table:style-name="ce9">
            <text:p>1.49%</text:p>
          </table:table-cell>
          <table:table-cell office:value-type="string" table:style-name="ce12">
            <text:p>-0.34435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2" table:style-name="ce3">
            <text:p>592</text:p>
          </table:table-cell>
          <table:table-cell office:value-type="float" office:value="9.4395105208201005E-2" table:style-name="ce4">
            <text:p>0.094395105</text:p>
          </table:table-cell>
          <table:table-cell office:value-type="float" office:value="0.72217070805358696" table:style-name="ce4">
            <text:p>0.722170708</text:p>
          </table:table-cell>
          <table:table-cell office:value-type="float" office:value="0.18343418673821199" table:style-name="ce4">
            <text:p>0.183434187</text:p>
          </table:table-cell>
          <table:table-cell office:value-type="percentage" office:value="9.0079857521369999E-3" table:style-name="ce9">
            <text:p>0.90%</text:p>
          </table:table-cell>
          <table:table-cell office:value-type="percentage" office:value="1.9083107328178001E-2" table:style-name="ce9">
            <text:p>1.91%</text:p>
          </table:table-cell>
          <table:table-cell office:value-type="string" table:style-name="ce12">
            <text:p>-0.051983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3" table:style-name="ce3">
            <text:p>593</text:p>
          </table:table-cell>
          <table:table-cell office:value-type="float" office:value="0.39036090614489599" table:style-name="ce4">
            <text:p>0.390360906</text:p>
          </table:table-cell>
          <table:table-cell office:value-type="float" office:value="0" table:style-name="ce4">
            <text:p>0</text:p>
          </table:table-cell>
          <table:table-cell office:value-type="float" office:value="0.60963909385510395" table:style-name="ce4">
            <text:p>0.609639094</text:p>
          </table:table-cell>
          <table:table-cell office:value-type="percentage" office:value="4.0882148401629997E-3" table:style-name="ce9">
            <text:p>0.41%</text:p>
          </table:table-cell>
          <table:table-cell office:value-type="percentage" office:value="1.1731443554457001E-2" table:style-name="ce9">
            <text:p>1.17%</text:p>
          </table:table-cell>
          <table:table-cell office:value-type="string" table:style-name="ce12">
            <text:p>-0.503926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4" table:style-name="ce3">
            <text:p>594</text:p>
          </table:table-cell>
          <table:table-cell office:value-type="float" office:value="0.59331021578366605" table:style-name="ce4">
            <text:p>0.593310216</text:p>
          </table:table-cell>
          <table:table-cell office:value-type="float" office:value="0.34042694076124802" table:style-name="ce4">
            <text:p>0.340426941</text:p>
          </table:table-cell>
          <table:table-cell office:value-type="float" office:value="6.6262843455084999E-2" table:style-name="ce4">
            <text:p>0.066262843</text:p>
          </table:table-cell>
          <table:table-cell office:value-type="percentage" office:value="3.0274227064230001E-3" table:style-name="ce9">
            <text:p>0.30%</text:p>
          </table:table-cell>
          <table:table-cell office:value-type="percentage" office:value="1.6245649327774999E-2" table:style-name="ce9">
            <text:p>1.62%</text:p>
          </table:table-cell>
          <table:table-cell office:value-type="string" table:style-name="ce12">
            <text:p>-0.429196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5" table:style-name="ce3">
            <text:p>595</text:p>
          </table:table-cell>
          <table:table-cell office:value-type="float" office:value="0.13280635905987501" table:style-name="ce4">
            <text:p>0.132806359</text:p>
          </table:table-cell>
          <table:table-cell office:value-type="float" office:value="0.38440355953535499" table:style-name="ce4">
            <text:p>0.38440356</text:p>
          </table:table-cell>
          <table:table-cell office:value-type="float" office:value="0.48279008140476998" table:style-name="ce4">
            <text:p>0.482790081</text:p>
          </table:table-cell>
          <table:table-cell office:value-type="percentage" office:value="5.4475877395399998E-3" table:style-name="ce9">
            <text:p>0.54%</text:p>
          </table:table-cell>
          <table:table-cell office:value-type="percentage" office:value="1.5338393943564E-2" table:style-name="ce9">
            <text:p>1.53%</text:p>
          </table:table-cell>
          <table:table-cell office:value-type="string" table:style-name="ce12">
            <text:p>-0.296798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6" table:style-name="ce3">
            <text:p>596</text:p>
          </table:table-cell>
          <table:table-cell office:value-type="float" office:value="0.29422944010742702" table:style-name="ce4">
            <text:p>0.29422944</text:p>
          </table:table-cell>
          <table:table-cell office:value-type="float" office:value="0.43372699512179003" table:style-name="ce4">
            <text:p>0.433726995</text:p>
          </table:table-cell>
          <table:table-cell office:value-type="float" office:value="0.27204356477078301" table:style-name="ce4">
            <text:p>0.272043565</text:p>
          </table:table-cell>
          <table:table-cell office:value-type="percentage" office:value="4.479733385519E-3" table:style-name="ce9">
            <text:p>0.45%</text:p>
          </table:table-cell>
          <table:table-cell office:value-type="percentage" office:value="1.6396701317459999E-2" table:style-name="ce9">
            <text:p>1.64%</text:p>
          </table:table-cell>
          <table:table-cell office:value-type="string" table:style-name="ce12">
            <text:p>-0.336669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7" table:style-name="ce3">
            <text:p>597</text:p>
          </table:table-cell>
          <table:table-cell office:value-type="float" office:value="0" table:style-name="ce4">
            <text:p>0</text:p>
          </table:table-cell>
          <table:table-cell office:value-type="float" office:value="6.9375235894090004E-2" table:style-name="ce4">
            <text:p>0.069375236</text:p>
          </table:table-cell>
          <table:table-cell office:value-type="float" office:value="0.93062476410591" table:style-name="ce4">
            <text:p>0.930624764</text:p>
          </table:table-cell>
          <table:table-cell office:value-type="percentage" office:value="9.0345911420630001E-3" table:style-name="ce9">
            <text:p>0.90%</text:p>
          </table:table-cell>
          <table:table-cell office:value-type="percentage" office:value="1.1329405809110999E-2" table:style-name="ce9">
            <text:p>1.13%</text:p>
          </table:table-cell>
          <table:table-cell office:value-type="string" table:style-name="ce12">
            <text:p>-0.085212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8" table:style-name="ce3">
            <text:p>598</text:p>
          </table:table-cell>
          <table:table-cell office:value-type="float" office:value="0.329603942339804" table:style-name="ce4">
            <text:p>0.329603942</text:p>
          </table:table-cell>
          <table:table-cell office:value-type="float" office:value="0.58909127116903703" table:style-name="ce4">
            <text:p>0.589091271</text:p>
          </table:table-cell>
          <table:table-cell office:value-type="float" office:value="8.1304786491159006E-2" table:style-name="ce4">
            <text:p>0.081304786</text:p>
          </table:table-cell>
          <table:table-cell office:value-type="percentage" office:value="6.1315792982920003E-3" table:style-name="ce9">
            <text:p>0.61%</text:p>
          </table:table-cell>
          <table:table-cell office:value-type="percentage" office:value="1.8281597746111999E-2" table:style-name="ce9">
            <text:p>1.83%</text:p>
          </table:table-cell>
          <table:table-cell office:value-type="string" table:style-name="ce12">
            <text:p>-0.211601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599" table:style-name="ce3">
            <text:p>599</text:p>
          </table:table-cell>
          <table:table-cell office:value-type="float" office:value="9.9944162502423994E-2" table:style-name="ce4">
            <text:p>0.099944163</text:p>
          </table:table-cell>
          <table:table-cell office:value-type="float" office:value="0.36108430941821501" table:style-name="ce4">
            <text:p>0.361084309</text:p>
          </table:table-cell>
          <table:table-cell office:value-type="float" office:value="0.538971528079361" table:style-name="ce4">
            <text:p>0.538971528</text:p>
          </table:table-cell>
          <table:table-cell office:value-type="percentage" office:value="5.752788459288E-3" table:style-name="ce9">
            <text:p>0.58%</text:p>
          </table:table-cell>
          <table:table-cell office:value-type="percentage" office:value="1.497111225298E-2" table:style-name="ce9">
            <text:p>1.50%</text:p>
          </table:table-cell>
          <table:table-cell office:value-type="string" table:style-name="ce12">
            <text:p>-0.283693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0" table:style-name="ce3">
            <text:p>600</text:p>
          </table:table-cell>
          <table:table-cell office:value-type="float" office:value="0.217631179113804" table:style-name="ce4">
            <text:p>0.217631179</text:p>
          </table:table-cell>
          <table:table-cell office:value-type="float" office:value="0.56337295622286299" table:style-name="ce4">
            <text:p>0.563372956</text:p>
          </table:table-cell>
          <table:table-cell office:value-type="float" office:value="0.21899586466333301" table:style-name="ce4">
            <text:p>0.218995865</text:p>
          </table:table-cell>
          <table:table-cell office:value-type="percentage" office:value="6.1344135750589996E-3" table:style-name="ce9">
            <text:p>0.61%</text:p>
          </table:table-cell>
          <table:table-cell office:value-type="percentage" office:value="1.7644635982377001E-2" table:style-name="ce9">
            <text:p>1.76%</text:p>
          </table:table-cell>
          <table:table-cell office:value-type="string" table:style-name="ce12">
            <text:p>-0.219079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1" table:style-name="ce3">
            <text:p>601</text:p>
          </table:table-cell>
          <table:table-cell office:value-type="float" office:value="4.2303233692120003E-2" table:style-name="ce4">
            <text:p>0.042303234</text:p>
          </table:table-cell>
          <table:table-cell office:value-type="float" office:value="0.64423440566040402" table:style-name="ce4">
            <text:p>0.644234406</text:p>
          </table:table-cell>
          <table:table-cell office:value-type="float" office:value="0.31346236064747601" table:style-name="ce4">
            <text:p>0.313462361</text:p>
          </table:table-cell>
          <table:table-cell office:value-type="percentage" office:value="8.2073592910330007E-3" table:style-name="ce9">
            <text:p>0.82%</text:p>
          </table:table-cell>
          <table:table-cell office:value-type="percentage" office:value="1.8032401277065999E-2" table:style-name="ce9">
            <text:p>1.80%</text:p>
          </table:table-cell>
          <table:table-cell office:value-type="string" table:style-name="ce12">
            <text:p>-0.099412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2" table:style-name="ce3">
            <text:p>602</text:p>
          </table:table-cell>
          <table:table-cell office:value-type="float" office:value="3.8355278519609001E-2" table:style-name="ce4">
            <text:p>0.038355279</text:p>
          </table:table-cell>
          <table:table-cell office:value-type="float" office:value="0.66666611353278804" table:style-name="ce4">
            <text:p>0.666666114</text:p>
          </table:table-cell>
          <table:table-cell office:value-type="float" office:value="0.294978607947603" table:style-name="ce4">
            <text:p>0.294978608</text:p>
          </table:table-cell>
          <table:table-cell office:value-type="percentage" office:value="8.5244335636940009E-3" table:style-name="ce9">
            <text:p>0.85%</text:p>
          </table:table-cell>
          <table:table-cell office:value-type="percentage" office:value="1.8276816463209999E-2" table:style-name="ce9">
            <text:p>1.83%</text:p>
          </table:table-cell>
          <table:table-cell office:value-type="string" table:style-name="ce12">
            <text:p>-0.08073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3" table:style-name="ce3">
            <text:p>603</text:p>
          </table:table-cell>
          <table:table-cell office:value-type="float" office:value="0.81669284235958095" table:style-name="ce4">
            <text:p>0.816692842</text:p>
          </table:table-cell>
          <table:table-cell office:value-type="float" office:value="0.133966658488645" table:style-name="ce4">
            <text:p>0.133966658</text:p>
          </table:table-cell>
          <table:table-cell office:value-type="float" office:value="4.9340499151774998E-2" table:style-name="ce4">
            <text:p>0.049340499</text:p>
          </table:table-cell>
          <table:table-cell office:value-type="percentage" office:value="2.0423063044750001E-3" table:style-name="ce9">
            <text:p>0.20%</text:p>
          </table:table-cell>
          <table:table-cell office:value-type="percentage" office:value="1.4568823664910999E-2" table:style-name="ce9">
            <text:p>1.46%</text:p>
          </table:table-cell>
          <table:table-cell office:value-type="string" table:style-name="ce12">
            <text:p>-0.546213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4" table:style-name="ce3">
            <text:p>604</text:p>
          </table:table-cell>
          <table:table-cell office:value-type="float" office:value="7.9435611186166002E-2" table:style-name="ce4">
            <text:p>0.079435611</text:p>
          </table:table-cell>
          <table:table-cell office:value-type="float" office:value="0.62580291449994896" table:style-name="ce4">
            <text:p>0.625802914</text:p>
          </table:table-cell>
          <table:table-cell office:value-type="float" office:value="0.294761474313886" table:style-name="ce4">
            <text:p>0.294761474</text:p>
          </table:table-cell>
          <table:table-cell office:value-type="percentage" office:value="7.7068693255819996E-3" table:style-name="ce9">
            <text:p>0.77%</text:p>
          </table:table-cell>
          <table:table-cell office:value-type="percentage" office:value="1.7935343255612999E-2" table:style-name="ce9">
            <text:p>1.79%</text:p>
          </table:table-cell>
          <table:table-cell office:value-type="string" table:style-name="ce12">
            <text:p>-0.127855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5" table:style-name="ce3">
            <text:p>605</text:p>
          </table:table-cell>
          <table:table-cell office:value-type="float" office:value="0.382199061086821" table:style-name="ce4">
            <text:p>0.382199061</text:p>
          </table:table-cell>
          <table:table-cell office:value-type="float" office:value="0.20424194654723599" table:style-name="ce4">
            <text:p>0.204241947</text:p>
          </table:table-cell>
          <table:table-cell office:value-type="float" office:value="0.41355899236594401" table:style-name="ce4">
            <text:p>0.413558992</text:p>
          </table:table-cell>
          <table:table-cell office:value-type="percentage" office:value="3.13563516963E-3" table:style-name="ce9">
            <text:p>0.31%</text:p>
          </table:table-cell>
          <table:table-cell office:value-type="percentage" office:value="1.4041937232861E-2" table:style-name="ce9">
            <text:p>1.40%</text:p>
          </table:table-cell>
          <table:table-cell office:value-type="string" table:style-name="ce12">
            <text:p>-0.488847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6" table:style-name="ce3">
            <text:p>606</text:p>
          </table:table-cell>
          <table:table-cell office:value-type="float" office:value="0.74807656529201605" table:style-name="ce4">
            <text:p>0.748076565</text:p>
          </table:table-cell>
          <table:table-cell office:value-type="float" office:value="0.23233652814174799" table:style-name="ce4">
            <text:p>0.232336528</text:p>
          </table:table-cell>
          <table:table-cell office:value-type="float" office:value="1.9586906566236E-2" table:style-name="ce4">
            <text:p>0.019586907</text:p>
          </table:table-cell>
          <table:table-cell office:value-type="percentage" office:value="2.4101464541030002E-3" table:style-name="ce9">
            <text:p>0.24%</text:p>
          </table:table-cell>
          <table:table-cell office:value-type="percentage" office:value="1.5483561226909999E-2" table:style-name="ce9">
            <text:p>1.55%</text:p>
          </table:table-cell>
          <table:table-cell office:value-type="string" table:style-name="ce12">
            <text:p>-0.490187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7" table:style-name="ce3">
            <text:p>607</text:p>
          </table:table-cell>
          <table:table-cell office:value-type="float" office:value="0.64347969654380599" table:style-name="ce4">
            <text:p>0.643479697</text:p>
          </table:table-cell>
          <table:table-cell office:value-type="float" office:value="1.8719547950884999E-2" table:style-name="ce4">
            <text:p>0.018719548</text:p>
          </table:table-cell>
          <table:table-cell office:value-type="float" office:value="0.33780075550530902" table:style-name="ce4">
            <text:p>0.337800756</text:p>
          </table:table-cell>
          <table:table-cell office:value-type="percentage" office:value="2.1574256212179999E-3" table:style-name="ce9">
            <text:p>0.22%</text:p>
          </table:table-cell>
          <table:table-cell office:value-type="percentage" office:value="1.2720582894964E-2" table:style-name="ce9">
            <text:p>1.27%</text:p>
          </table:table-cell>
          <table:table-cell office:value-type="string" table:style-name="ce12">
            <text:p>-0.61652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8" table:style-name="ce3">
            <text:p>608</text:p>
          </table:table-cell>
          <table:table-cell office:value-type="float" office:value="2.5847659774271999E-2" table:style-name="ce4">
            <text:p>0.02584766</text:p>
          </table:table-cell>
          <table:table-cell office:value-type="float" office:value="0.84256885268917703" table:style-name="ce4">
            <text:p>0.842568853</text:p>
          </table:table-cell>
          <table:table-cell office:value-type="float" office:value="0.13158348753655" table:style-name="ce4">
            <text:p>0.131583488</text:p>
          </table:table-cell>
          <table:table-cell office:value-type="percentage" office:value="1.1582140838182001E-2" table:style-name="ce9">
            <text:p>1.16%</text:p>
          </table:table-cell>
          <table:table-cell office:value-type="percentage" office:value="2.0249946793205E-2" table:style-name="ce9">
            <text:p>2.02%</text:p>
          </table:table-cell>
          <table:table-cell office:value-type="string" table:style-name="ce11">
            <text:p>0.0781306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09" table:style-name="ce3">
            <text:p>609</text:p>
          </table:table-cell>
          <table:table-cell office:value-type="float" office:value="0.16516438037457201" table:style-name="ce4">
            <text:p>0.16516438</text:p>
          </table:table-cell>
          <table:table-cell office:value-type="float" office:value="0.76267728612881702" table:style-name="ce4">
            <text:p>0.762677286</text:p>
          </table:table-cell>
          <table:table-cell office:value-type="float" office:value="7.2158333496610993E-2" table:style-name="ce4">
            <text:p>0.072158333</text:p>
          </table:table-cell>
          <table:table-cell office:value-type="percentage" office:value="9.4775924151739993E-3" table:style-name="ce9">
            <text:p>0.95%</text:p>
          </table:table-cell>
          <table:table-cell office:value-type="percentage" office:value="1.9763000885169E-2" table:style-name="ce9">
            <text:p>1.98%</text:p>
          </table:table-cell>
          <table:table-cell office:value-type="string" table:style-name="ce12">
            <text:p>-0.026433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0" table:style-name="ce3">
            <text:p>610</text:p>
          </table:table-cell>
          <table:table-cell office:value-type="float" office:value="4.8406289213059998E-2" table:style-name="ce4">
            <text:p>0.048406289</text:p>
          </table:table-cell>
          <table:table-cell office:value-type="float" office:value="0.69448232733525905" table:style-name="ce4">
            <text:p>0.694482327</text:p>
          </table:table-cell>
          <table:table-cell office:value-type="float" office:value="0.257111383451681" table:style-name="ce4">
            <text:p>0.257111383</text:p>
          </table:table-cell>
          <table:table-cell office:value-type="percentage" office:value="8.8421254379280004E-3" table:style-name="ce9">
            <text:p>0.88%</text:p>
          </table:table-cell>
          <table:table-cell office:value-type="percentage" office:value="1.8625669621376E-2" table:style-name="ce9">
            <text:p>1.86%</text:p>
          </table:table-cell>
          <table:table-cell office:value-type="string" table:style-name="ce12">
            <text:p>-0.062165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1" table:style-name="ce3">
            <text:p>611</text:p>
          </table:table-cell>
          <table:table-cell office:value-type="float" office:value="0.44513314563608902" table:style-name="ce4">
            <text:p>0.445133146</text:p>
          </table:table-cell>
          <table:table-cell office:value-type="float" office:value="0.21409287118694201" table:style-name="ce4">
            <text:p>0.214092871</text:p>
          </table:table-cell>
          <table:table-cell office:value-type="float" office:value="0.340773983176969" table:style-name="ce4">
            <text:p>0.340773983</text:p>
          </table:table-cell>
          <table:table-cell office:value-type="percentage" office:value="2.7492592393610002E-3" table:style-name="ce9">
            <text:p>0.27%</text:p>
          </table:table-cell>
          <table:table-cell office:value-type="percentage" office:value="1.4347294055937E-2" table:style-name="ce9">
            <text:p>1.43%</text:p>
          </table:table-cell>
          <table:table-cell office:value-type="string" table:style-name="ce12">
            <text:p>-0.505373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2" table:style-name="ce3">
            <text:p>612</text:p>
          </table:table-cell>
          <table:table-cell office:value-type="float" office:value="0.657621347599467" table:style-name="ce4">
            <text:p>0.657621348</text:p>
          </table:table-cell>
          <table:table-cell office:value-type="float" office:value="4.6449826850004997E-2" table:style-name="ce4">
            <text:p>0.046449827</text:p>
          </table:table-cell>
          <table:table-cell office:value-type="float" office:value="0.29592882555052802" table:style-name="ce4">
            <text:p>0.295928826</text:p>
          </table:table-cell>
          <table:table-cell office:value-type="percentage" office:value="2.0168357085329999E-3" table:style-name="ce9">
            <text:p>0.20%</text:p>
          </table:table-cell>
          <table:table-cell office:value-type="percentage" office:value="1.308097947723E-2" table:style-name="ce9">
            <text:p>1.31%</text:p>
          </table:table-cell>
          <table:table-cell office:value-type="string" table:style-name="ce12">
            <text:p>-0.6102879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3" table:style-name="ce3">
            <text:p>613</text:p>
          </table:table-cell>
          <table:table-cell office:value-type="float" office:value="0.10647621256593599" table:style-name="ce4">
            <text:p>0.106476213</text:p>
          </table:table-cell>
          <table:table-cell office:value-type="float" office:value="4.6567835805001997E-2" table:style-name="ce4">
            <text:p>0.046567836</text:p>
          </table:table-cell>
          <table:table-cell office:value-type="float" office:value="0.84695595162906101" table:style-name="ce4">
            <text:p>0.846955952</text:p>
          </table:table-cell>
          <table:table-cell office:value-type="percentage" office:value="7.4319133816530001E-3" table:style-name="ce9">
            <text:p>0.74%</text:p>
          </table:table-cell>
          <table:table-cell office:value-type="percentage" office:value="1.1394649688014E-2" table:style-name="ce9">
            <text:p>1.14%</text:p>
          </table:table-cell>
          <table:table-cell office:value-type="string" table:style-name="ce12">
            <text:p>-0.225376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4" table:style-name="ce3">
            <text:p>614</text:p>
          </table:table-cell>
          <table:table-cell office:value-type="float" office:value="0.112369564195214" table:style-name="ce4">
            <text:p>0.112369564</text:p>
          </table:table-cell>
          <table:table-cell office:value-type="float" office:value="0.59712571707374096" table:style-name="ce4">
            <text:p>0.597125717</text:p>
          </table:table-cell>
          <table:table-cell office:value-type="float" office:value="0.290504718731044" table:style-name="ce4">
            <text:p>0.290504719</text:p>
          </table:table-cell>
          <table:table-cell office:value-type="percentage" office:value="7.1378040867930001E-3" table:style-name="ce9">
            <text:p>0.71%</text:p>
          </table:table-cell>
          <table:table-cell office:value-type="percentage" office:value="1.7708270472601002E-2" table:style-name="ce9">
            <text:p>1.77%</text:p>
          </table:table-cell>
          <table:table-cell office:value-type="string" table:style-name="ce12">
            <text:p>-0.161630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5" table:style-name="ce3">
            <text:p>615</text:p>
          </table:table-cell>
          <table:table-cell office:value-type="float" office:value="0.60795775976962996" table:style-name="ce4">
            <text:p>0.60795776</text:p>
          </table:table-cell>
          <table:table-cell office:value-type="float" office:value="7.3774733572795001E-2" table:style-name="ce4">
            <text:p>0.073774734</text:p>
          </table:table-cell>
          <table:table-cell office:value-type="float" office:value="0.31826750665757497" table:style-name="ce4">
            <text:p>0.318267507</text:p>
          </table:table-cell>
          <table:table-cell office:value-type="percentage" office:value="2.1159777393230002E-3" table:style-name="ce9">
            <text:p>0.21%</text:p>
          </table:table-cell>
          <table:table-cell office:value-type="percentage" office:value="1.324136059886E-2" table:style-name="ce9">
            <text:p>1.32%</text:p>
          </table:table-cell>
          <table:table-cell office:value-type="string" table:style-name="ce12">
            <text:p>-0.595408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6" table:style-name="ce3">
            <text:p>616</text:p>
          </table:table-cell>
          <table:table-cell office:value-type="float" office:value="0.83444751938894901" table:style-name="ce4">
            <text:p>0.834447519</text:p>
          </table:table-cell>
          <table:table-cell office:value-type="float" office:value="4.571488880598E-2" table:style-name="ce4">
            <text:p>0.045714889</text:p>
          </table:table-cell>
          <table:table-cell office:value-type="float" office:value="0.119837591805071" table:style-name="ce4">
            <text:p>0.119837592</text:p>
          </table:table-cell>
          <table:table-cell office:value-type="percentage" office:value="1.8791888640059999E-3" table:style-name="ce9">
            <text:p>0.19%</text:p>
          </table:table-cell>
          <table:table-cell office:value-type="percentage" office:value="1.3614040630657E-2" table:style-name="ce9">
            <text:p>1.36%</text:p>
          </table:table-cell>
          <table:table-cell office:value-type="string" table:style-name="ce12">
            <text:p>-0.5965026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7" table:style-name="ce3">
            <text:p>617</text:p>
          </table:table-cell>
          <table:table-cell office:value-type="float" office:value="3.8257965098655998E-2" table:style-name="ce4">
            <text:p>0.038257965</text:p>
          </table:table-cell>
          <table:table-cell office:value-type="float" office:value="0" table:style-name="ce4">
            <text:p>0</text:p>
          </table:table-cell>
          <table:table-cell office:value-type="float" office:value="0.96174203490134502" table:style-name="ce4">
            <text:p>0.961742035</text:p>
          </table:table-cell>
          <table:table-cell office:value-type="percentage" office:value="9.3073434262210004E-3" table:style-name="ce9">
            <text:p>0.93%</text:p>
          </table:table-cell>
          <table:table-cell office:value-type="percentage" office:value="1.0653257836096001E-2" table:style-name="ce9">
            <text:p>1.07%</text:p>
          </table:table-cell>
          <table:table-cell office:value-type="string" table:style-name="ce12">
            <text:p>-0.0650183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8" table:style-name="ce3">
            <text:p>618</text:p>
          </table:table-cell>
          <table:table-cell office:value-type="float" office:value="0.61025291720575403" table:style-name="ce4">
            <text:p>0.610252917</text:p>
          </table:table-cell>
          <table:table-cell office:value-type="float" office:value="0.160268837673267" table:style-name="ce4">
            <text:p>0.160268838</text:p>
          </table:table-cell>
          <table:table-cell office:value-type="float" office:value="0.229478245120979" table:style-name="ce4">
            <text:p>0.229478245</text:p>
          </table:table-cell>
          <table:table-cell office:value-type="percentage" office:value="2.0732117821040002E-3" table:style-name="ce9">
            <text:p>0.21%</text:p>
          </table:table-cell>
          <table:table-cell office:value-type="percentage" office:value="1.4237440143882001E-2" table:style-name="ce9">
            <text:p>1.42%</text:p>
          </table:table-cell>
          <table:table-cell office:value-type="string" table:style-name="ce12">
            <text:p>-0.556756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19" table:style-name="ce3">
            <text:p>619</text:p>
          </table:table-cell>
          <table:table-cell office:value-type="float" office:value="0.27519906592218701" table:style-name="ce4">
            <text:p>0.275199066</text:p>
          </table:table-cell>
          <table:table-cell office:value-type="float" office:value="0.61219906834873705" table:style-name="ce4">
            <text:p>0.612199068</text:p>
          </table:table-cell>
          <table:table-cell office:value-type="float" office:value="0.112601865729076" table:style-name="ce4">
            <text:p>0.112601866</text:p>
          </table:table-cell>
          <table:table-cell office:value-type="percentage" office:value="6.5879436712979996E-3" table:style-name="ce9">
            <text:p>0.66%</text:p>
          </table:table-cell>
          <table:table-cell office:value-type="percentage" office:value="1.8379238187956001E-2" table:style-name="ce9">
            <text:p>1.84%</text:p>
          </table:table-cell>
          <table:table-cell office:value-type="string" table:style-name="ce12">
            <text:p>-0.18564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0" table:style-name="ce3">
            <text:p>620</text:p>
          </table:table-cell>
          <table:table-cell office:value-type="float" office:value="0.70113885669924603" table:style-name="ce4">
            <text:p>0.701138857</text:p>
          </table:table-cell>
          <table:table-cell office:value-type="float" office:value="0.26081213504790102" table:style-name="ce4">
            <text:p>0.260812135</text:p>
          </table:table-cell>
          <table:table-cell office:value-type="float" office:value="3.8049008252852998E-2" table:style-name="ce4">
            <text:p>0.038049008</text:p>
          </table:table-cell>
          <table:table-cell office:value-type="percentage" office:value="2.5112146299979998E-3" table:style-name="ce9">
            <text:p>0.25%</text:p>
          </table:table-cell>
          <table:table-cell office:value-type="percentage" office:value="1.5665447492896001E-2" table:style-name="ce9">
            <text:p>1.57%</text:p>
          </table:table-cell>
          <table:table-cell office:value-type="string" table:style-name="ce12">
            <text:p>-0.478044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1" table:style-name="ce3">
            <text:p>621</text:p>
          </table:table-cell>
          <table:table-cell office:value-type="float" office:value="0.17521795461183601" table:style-name="ce4">
            <text:p>0.175217955</text:p>
          </table:table-cell>
          <table:table-cell office:value-type="float" office:value="0.77140732254669397" table:style-name="ce4">
            <text:p>0.771407323</text:p>
          </table:table-cell>
          <table:table-cell office:value-type="float" office:value="5.3374722841469997E-2" table:style-name="ce4">
            <text:p>0.053374723</text:p>
          </table:table-cell>
          <table:table-cell office:value-type="percentage" office:value="9.6284029170450001E-3" table:style-name="ce9">
            <text:p>0.96%</text:p>
          </table:table-cell>
          <table:table-cell office:value-type="percentage" office:value="1.9893613354912999E-2" table:style-name="ce9">
            <text:p>1.99%</text:p>
          </table:table-cell>
          <table:table-cell office:value-type="string" table:style-name="ce12">
            <text:p>-0.018679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2" table:style-name="ce3">
            <text:p>622</text:p>
          </table:table-cell>
          <table:table-cell office:value-type="float" office:value="0.15461490839835901" table:style-name="ce4">
            <text:p>0.154614908</text:p>
          </table:table-cell>
          <table:table-cell office:value-type="float" office:value="8.9711726719031007E-2" table:style-name="ce4">
            <text:p>0.089711727</text:p>
          </table:table-cell>
          <table:table-cell office:value-type="float" office:value="0.75567336488261105" table:style-name="ce4">
            <text:p>0.755673365</text:p>
          </table:table-cell>
          <table:table-cell office:value-type="percentage" office:value="6.2008498279769999E-3" table:style-name="ce9">
            <text:p>0.62%</text:p>
          </table:table-cell>
          <table:table-cell office:value-type="percentage" office:value="1.2035402831343E-2" table:style-name="ce9">
            <text:p>1.20%</text:p>
          </table:table-cell>
          <table:table-cell office:value-type="string" table:style-name="ce12">
            <text:p>-0.315664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3" table:style-name="ce3">
            <text:p>623</text:p>
          </table:table-cell>
          <table:table-cell office:value-type="float" office:value="0.44314609666109001" table:style-name="ce4">
            <text:p>0.443146097</text:p>
          </table:table-cell>
          <table:table-cell office:value-type="float" office:value="0.33970118219225498" table:style-name="ce4">
            <text:p>0.339701182</text:p>
          </table:table-cell>
          <table:table-cell office:value-type="float" office:value="0.21715272114665499" table:style-name="ce4">
            <text:p>0.217152721</text:p>
          </table:table-cell>
          <table:table-cell office:value-type="percentage" office:value="3.2073213903969998E-3" table:style-name="ce9">
            <text:p>0.32%</text:p>
          </table:table-cell>
          <table:table-cell office:value-type="percentage" office:value="1.5777527981321999E-2" table:style-name="ce9">
            <text:p>1.58%</text:p>
          </table:table-cell>
          <table:table-cell office:value-type="string" table:style-name="ce12">
            <text:p>-0.430528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4" table:style-name="ce3">
            <text:p>624</text:p>
          </table:table-cell>
          <table:table-cell office:value-type="float" office:value="0.51983601368817201" table:style-name="ce4">
            <text:p>0.519836014</text:p>
          </table:table-cell>
          <table:table-cell office:value-type="float" office:value="0.31743267719901203" table:style-name="ce4">
            <text:p>0.317432677</text:p>
          </table:table-cell>
          <table:table-cell office:value-type="float" office:value="0.162731309112815" table:style-name="ce4">
            <text:p>0.162731309</text:p>
          </table:table-cell>
          <table:table-cell office:value-type="percentage" office:value="2.8826250058429999E-3" table:style-name="ce9">
            <text:p>0.29%</text:p>
          </table:table-cell>
          <table:table-cell office:value-type="percentage" office:value="1.5757724500282001E-2" table:style-name="ce9">
            <text:p>1.58%</text:p>
          </table:table-cell>
          <table:table-cell office:value-type="string" table:style-name="ce12">
            <text:p>-0.451675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5" table:style-name="ce3">
            <text:p>625</text:p>
          </table:table-cell>
          <table:table-cell office:value-type="float" office:value="0.16429132490007201" table:style-name="ce4">
            <text:p>0.164291325</text:p>
          </table:table-cell>
          <table:table-cell office:value-type="float" office:value="0.113659013150979" table:style-name="ce4">
            <text:p>0.113659013</text:p>
          </table:table-cell>
          <table:table-cell office:value-type="float" office:value="0.72204966194894904" table:style-name="ce4">
            <text:p>0.722049662</text:p>
          </table:table-cell>
          <table:table-cell office:value-type="percentage" office:value="5.844846048437E-3" table:style-name="ce9">
            <text:p>0.58%</text:p>
          </table:table-cell>
          <table:table-cell office:value-type="percentage" office:value="1.2338868133287001E-2" table:style-name="ce9">
            <text:p>1.23%</text:p>
          </table:table-cell>
          <table:table-cell office:value-type="string" table:style-name="ce12">
            <text:p>-0.336753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6" table:style-name="ce3">
            <text:p>626</text:p>
          </table:table-cell>
          <table:table-cell office:value-type="float" office:value="0.86169542713276304" table:style-name="ce4">
            <text:p>0.861695427</text:p>
          </table:table-cell>
          <table:table-cell office:value-type="float" office:value="0.110184988266914" table:style-name="ce4">
            <text:p>0.110184988</text:p>
          </table:table-cell>
          <table:table-cell office:value-type="float" office:value="2.8119584600322999E-2" table:style-name="ce4">
            <text:p>0.028119585</text:p>
          </table:table-cell>
          <table:table-cell office:value-type="percentage" office:value="2.0796514324229998E-3" table:style-name="ce9">
            <text:p>0.21%</text:p>
          </table:table-cell>
          <table:table-cell office:value-type="percentage" office:value="1.4434686492855999E-2" table:style-name="ce9">
            <text:p>1.44%</text:p>
          </table:table-cell>
          <table:table-cell office:value-type="string" table:style-name="ce12">
            <text:p>-0.548702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7" table:style-name="ce3">
            <text:p>627</text:p>
          </table:table-cell>
          <table:table-cell office:value-type="float" office:value="5.0156385178204997E-2" table:style-name="ce4">
            <text:p>0.050156385</text:p>
          </table:table-cell>
          <table:table-cell office:value-type="float" office:value="0.82748051199650796" table:style-name="ce4">
            <text:p>0.827480512</text:p>
          </table:table-cell>
          <table:table-cell office:value-type="float" office:value="0.12236310282528801" table:style-name="ce4">
            <text:p>0.122363103</text:p>
          </table:table-cell>
          <table:table-cell office:value-type="percentage" office:value="1.1165197237664E-2" table:style-name="ce9">
            <text:p>1.12%</text:p>
          </table:table-cell>
          <table:table-cell office:value-type="percentage" office:value="2.0151849647827999E-2" table:style-name="ce9">
            <text:p>2.02%</text:p>
          </table:table-cell>
          <table:table-cell office:value-type="string" table:style-name="ce11">
            <text:p>0.0578208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8" table:style-name="ce3">
            <text:p>628</text:p>
          </table:table-cell>
          <table:table-cell office:value-type="float" office:value="0" table:style-name="ce4">
            <text:p>0</text:p>
          </table:table-cell>
          <table:table-cell office:value-type="float" office:value="0.62182402598400699" table:style-name="ce4">
            <text:p>0.621824026</text:p>
          </table:table-cell>
          <table:table-cell office:value-type="float" office:value="0.37817597401599301" table:style-name="ce4">
            <text:p>0.378175974</text:p>
          </table:table-cell>
          <table:table-cell office:value-type="percentage" office:value="8.3050423905409992E-3" table:style-name="ce9">
            <text:p>0.83%</text:p>
          </table:table-cell>
          <table:table-cell office:value-type="percentage" office:value="1.7646602726624001E-2" table:style-name="ce9">
            <text:p>1.76%</text:p>
          </table:table-cell>
          <table:table-cell office:value-type="string" table:style-name="ce12">
            <text:p>-0.09605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29" table:style-name="ce3">
            <text:p>629</text:p>
          </table:table-cell>
          <table:table-cell office:value-type="float" office:value="0.261252053181107" table:style-name="ce4">
            <text:p>0.261252053</text:p>
          </table:table-cell>
          <table:table-cell office:value-type="float" office:value="0.159908542649292" table:style-name="ce4">
            <text:p>0.159908543</text:p>
          </table:table-cell>
          <table:table-cell office:value-type="float" office:value="0.578839404169601" table:style-name="ce4">
            <text:p>0.578839404</text:p>
          </table:table-cell>
          <table:table-cell office:value-type="percentage" office:value="4.3343571166829997E-3" table:style-name="ce9">
            <text:p>0.43%</text:p>
          </table:table-cell>
          <table:table-cell office:value-type="percentage" office:value="1.3164633457415E-2" table:style-name="ce9">
            <text:p>1.32%</text:p>
          </table:table-cell>
          <table:table-cell office:value-type="string" table:style-name="ce12">
            <text:p>-0.430368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0" table:style-name="ce3">
            <text:p>630</text:p>
          </table:table-cell>
          <table:table-cell office:value-type="float" office:value="0.111957791789751" table:style-name="ce4">
            <text:p>0.111957792</text:p>
          </table:table-cell>
          <table:table-cell office:value-type="float" office:value="0.173798728124646" table:style-name="ce4">
            <text:p>0.173798728</text:p>
          </table:table-cell>
          <table:table-cell office:value-type="float" office:value="0.71424348008560301" table:style-name="ce4">
            <text:p>0.71424348</text:p>
          </table:table-cell>
          <table:table-cell office:value-type="percentage" office:value="6.1285645585500001E-3" table:style-name="ce9">
            <text:p>0.61%</text:p>
          </table:table-cell>
          <table:table-cell office:value-type="percentage" office:value="1.2866307595350001E-2" table:style-name="ce9">
            <text:p>1.29%</text:p>
          </table:table-cell>
          <table:table-cell office:value-type="string" table:style-name="ce12">
            <text:p>-0.300897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1" table:style-name="ce3">
            <text:p>631</text:p>
          </table:table-cell>
          <table:table-cell office:value-type="float" office:value="0.147118965554496" table:style-name="ce4">
            <text:p>0.147118966</text:p>
          </table:table-cell>
          <table:table-cell office:value-type="float" office:value="0.17768575491208499" table:style-name="ce4">
            <text:p>0.177685755</text:p>
          </table:table-cell>
          <table:table-cell office:value-type="float" office:value="0.67519527953341896" table:style-name="ce4">
            <text:p>0.67519528</text:p>
          </table:table-cell>
          <table:table-cell office:value-type="percentage" office:value="5.618039463084E-3" table:style-name="ce9">
            <text:p>0.56%</text:p>
          </table:table-cell>
          <table:table-cell office:value-type="percentage" office:value="1.3018423518571E-2" table:style-name="ce9">
            <text:p>1.30%</text:p>
          </table:table-cell>
          <table:table-cell office:value-type="string" table:style-name="ce12">
            <text:p>-0.336596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2" table:style-name="ce3">
            <text:p>632</text:p>
          </table:table-cell>
          <table:table-cell office:value-type="float" office:value="0.65145052664133096" table:style-name="ce4">
            <text:p>0.651450527</text:p>
          </table:table-cell>
          <table:table-cell office:value-type="float" office:value="0.33949102259831798" table:style-name="ce4">
            <text:p>0.339491023</text:p>
          </table:table-cell>
          <table:table-cell office:value-type="float" office:value="9.0584507603500009E-3" table:style-name="ce4">
            <text:p>0.009058451</text:p>
          </table:table-cell>
          <table:table-cell office:value-type="percentage" office:value="3.0972379067759999E-3" table:style-name="ce9">
            <text:p>0.31%</text:p>
          </table:table-cell>
          <table:table-cell office:value-type="percentage" office:value="1.6412980508949002E-2" table:style-name="ce9">
            <text:p>1.64%</text:p>
          </table:table-cell>
          <table:table-cell office:value-type="string" table:style-name="ce12">
            <text:p>-0.420567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3" table:style-name="ce3">
            <text:p>633</text:p>
          </table:table-cell>
          <table:table-cell office:value-type="float" office:value="0" table:style-name="ce4">
            <text:p>0</text:p>
          </table:table-cell>
          <table:table-cell office:value-type="float" office:value="0.41222643038870599" table:style-name="ce4">
            <text:p>0.41222643</text:p>
          </table:table-cell>
          <table:table-cell office:value-type="float" office:value="0.58777356961129401" table:style-name="ce4">
            <text:p>0.58777357</text:p>
          </table:table-cell>
          <table:table-cell office:value-type="percentage" office:value="7.02612280137E-3" table:style-name="ce9">
            <text:p>0.70%</text:p>
          </table:table-cell>
          <table:table-cell office:value-type="percentage" office:value="1.5249875086769E-2" table:style-name="ce9">
            <text:p>1.52%</text:p>
          </table:table-cell>
          <table:table-cell office:value-type="string" table:style-name="ce12">
            <text:p>-0.195009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4" table:style-name="ce3">
            <text:p>634</text:p>
          </table:table-cell>
          <table:table-cell office:value-type="float" office:value="0.66590882473745205" table:style-name="ce4">
            <text:p>0.665908825</text:p>
          </table:table-cell>
          <table:table-cell office:value-type="float" office:value="0.24424216482807801" table:style-name="ce4">
            <text:p>0.244242165</text:p>
          </table:table-cell>
          <table:table-cell office:value-type="float" office:value="8.9849010434469995E-2" table:style-name="ce4">
            <text:p>0.08984901</text:p>
          </table:table-cell>
          <table:table-cell office:value-type="percentage" office:value="2.352412237359E-3" table:style-name="ce9">
            <text:p>0.24%</text:p>
          </table:table-cell>
          <table:table-cell office:value-type="percentage" office:value="1.5368092521238001E-2" table:style-name="ce9">
            <text:p>1.54%</text:p>
          </table:table-cell>
          <table:table-cell office:value-type="string" table:style-name="ce12">
            <text:p>-0.497627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5" table:style-name="ce3">
            <text:p>635</text:p>
          </table:table-cell>
          <table:table-cell office:value-type="float" office:value="0" table:style-name="ce4">
            <text:p>0</text:p>
          </table:table-cell>
          <table:table-cell office:value-type="float" office:value="0.29369094808868701" table:style-name="ce4">
            <text:p>0.293690948</text:p>
          </table:table-cell>
          <table:table-cell office:value-type="float" office:value="0.70630905191131299" table:style-name="ce4">
            <text:p>0.706309052</text:p>
          </table:table-cell>
          <table:table-cell office:value-type="percentage" office:value="7.1448883959909998E-3" table:style-name="ce9">
            <text:p>0.71%</text:p>
          </table:table-cell>
          <table:table-cell office:value-type="percentage" office:value="1.3894433647065999E-2" table:style-name="ce9">
            <text:p>1.39%</text:p>
          </table:table-cell>
          <table:table-cell office:value-type="string" table:style-name="ce12">
            <text:p>-0.205486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6" table:style-name="ce3">
            <text:p>636</text:p>
          </table:table-cell>
          <table:table-cell office:value-type="float" office:value="0.31358771764399401" table:style-name="ce4">
            <text:p>0.313587718</text:p>
          </table:table-cell>
          <table:table-cell office:value-type="float" office:value="0.68641228235600604" table:style-name="ce4">
            <text:p>0.686412282</text:p>
          </table:table-cell>
          <table:table-cell office:value-type="float" office:value="0" table:style-name="ce4">
            <text:p>0</text:p>
          </table:table-cell>
          <table:table-cell office:value-type="percentage" office:value="7.8026618788149997E-3" table:style-name="ce9">
            <text:p>0.78%</text:p>
          </table:table-cell>
          <table:table-cell office:value-type="percentage" office:value="1.9345410024806001E-2" table:style-name="ce9">
            <text:p>1.93%</text:p>
          </table:table-cell>
          <table:table-cell office:value-type="string" table:style-name="ce12">
            <text:p>-0.113584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7" table:style-name="ce3">
            <text:p>637</text:p>
          </table:table-cell>
          <table:table-cell office:value-type="float" office:value="0.56369149651471395" table:style-name="ce4">
            <text:p>0.563691497</text:p>
          </table:table-cell>
          <table:table-cell office:value-type="float" office:value="9.2122307325107997E-2" table:style-name="ce4">
            <text:p>0.092122307</text:p>
          </table:table-cell>
          <table:table-cell office:value-type="float" office:value="0.34418619616017798" table:style-name="ce4">
            <text:p>0.344186196</text:p>
          </table:table-cell>
          <table:table-cell office:value-type="percentage" office:value="2.2557642927840001E-3" table:style-name="ce9">
            <text:p>0.23%</text:p>
          </table:table-cell>
          <table:table-cell office:value-type="percentage" office:value="1.3315614132518E-2" table:style-name="ce9">
            <text:p>1.33%</text:p>
          </table:table-cell>
          <table:table-cell office:value-type="string" table:style-name="ce12">
            <text:p>-0.58159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8" table:style-name="ce3">
            <text:p>638</text:p>
          </table:table-cell>
          <table:table-cell office:value-type="float" office:value="0.329152789555198" table:style-name="ce4">
            <text:p>0.32915279</text:p>
          </table:table-cell>
          <table:table-cell office:value-type="float" office:value="0.47012955143545598" table:style-name="ce4">
            <text:p>0.470129551</text:p>
          </table:table-cell>
          <table:table-cell office:value-type="float" office:value="0.20071765900934599" table:style-name="ce4">
            <text:p>0.200717659</text:p>
          </table:table-cell>
          <table:table-cell office:value-type="percentage" office:value="4.6472259416249998E-3" table:style-name="ce9">
            <text:p>0.46%</text:p>
          </table:table-cell>
          <table:table-cell office:value-type="percentage" office:value="1.6919900834364999E-2" table:style-name="ce9">
            <text:p>1.69%</text:p>
          </table:table-cell>
          <table:table-cell office:value-type="string" table:style-name="ce12">
            <text:p>-0.316359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39" table:style-name="ce3">
            <text:p>639</text:p>
          </table:table-cell>
          <table:table-cell office:value-type="float" office:value="0.28299431431143601" table:style-name="ce4">
            <text:p>0.282994314</text:p>
          </table:table-cell>
          <table:table-cell office:value-type="float" office:value="0.15577362951403301" table:style-name="ce4">
            <text:p>0.15577363</text:p>
          </table:table-cell>
          <table:table-cell office:value-type="float" office:value="0.56123205617453098" table:style-name="ce4">
            <text:p>0.561232056</text:p>
          </table:table-cell>
          <table:table-cell office:value-type="percentage" office:value="4.1233129293010004E-3" table:style-name="ce9">
            <text:p>0.41%</text:p>
          </table:table-cell>
          <table:table-cell office:value-type="percentage" office:value="1.3183928813090001E-2" table:style-name="ce9">
            <text:p>1.32%</text:p>
          </table:table-cell>
          <table:table-cell office:value-type="string" table:style-name="ce12">
            <text:p>-0.445746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0" table:style-name="ce3">
            <text:p>640</text:p>
          </table:table-cell>
          <table:table-cell office:value-type="float" office:value="0.27006151710755999" table:style-name="ce4">
            <text:p>0.270061517</text:p>
          </table:table-cell>
          <table:table-cell office:value-type="float" office:value="0.144562463621945" table:style-name="ce4">
            <text:p>0.144562464</text:p>
          </table:table-cell>
          <table:table-cell office:value-type="float" office:value="0.58537601927049498" table:style-name="ce4">
            <text:p>0.585376019</text:p>
          </table:table-cell>
          <table:table-cell office:value-type="percentage" office:value="4.3152625578310004E-3" table:style-name="ce9">
            <text:p>0.43%</text:p>
          </table:table-cell>
          <table:table-cell office:value-type="percentage" office:value="1.3016128313739999E-2" table:style-name="ce9">
            <text:p>1.30%</text:p>
          </table:table-cell>
          <table:table-cell office:value-type="string" table:style-name="ce12">
            <text:p>-0.436745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1" table:style-name="ce3">
            <text:p>641</text:p>
          </table:table-cell>
          <table:table-cell office:value-type="float" office:value="0.55681905044559299" table:style-name="ce4">
            <text:p>0.55681905</text:p>
          </table:table-cell>
          <table:table-cell office:value-type="float" office:value="0" table:style-name="ce4">
            <text:p>0</text:p>
          </table:table-cell>
          <table:table-cell office:value-type="float" office:value="0.44318094955440701" table:style-name="ce4">
            <text:p>0.44318095</text:p>
          </table:table-cell>
          <table:table-cell office:value-type="percentage" office:value="2.6941219450730002E-3" table:style-name="ce9">
            <text:p>0.27%</text:p>
          </table:table-cell>
          <table:table-cell office:value-type="percentage" office:value="1.2241160381464E-2" table:style-name="ce9">
            <text:p>1.22%</text:p>
          </table:table-cell>
          <table:table-cell office:value-type="string" table:style-name="ce12">
            <text:p>-0.59682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2" table:style-name="ce3">
            <text:p>642</text:p>
          </table:table-cell>
          <table:table-cell office:value-type="float" office:value="0.50752226536907097" table:style-name="ce4">
            <text:p>0.507522265</text:p>
          </table:table-cell>
          <table:table-cell office:value-type="float" office:value="5.0466356150383002E-2" table:style-name="ce4">
            <text:p>0.050466356</text:p>
          </table:table-cell>
          <table:table-cell office:value-type="float" office:value="0.442011378480546" table:style-name="ce4">
            <text:p>0.442011378</text:p>
          </table:table-cell>
          <table:table-cell office:value-type="percentage" office:value="2.7226710072220002E-3" table:style-name="ce9">
            <text:p>0.27%</text:p>
          </table:table-cell>
          <table:table-cell office:value-type="percentage" office:value="1.2667284872016E-2" table:style-name="ce9">
            <text:p>1.27%</text:p>
          </table:table-cell>
          <table:table-cell office:value-type="string" table:style-name="ce12">
            <text:p>-0.574497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3" table:style-name="ce3">
            <text:p>643</text:p>
          </table:table-cell>
          <table:table-cell office:value-type="float" office:value="0.76143795113250201" table:style-name="ce4">
            <text:p>0.761437951</text:p>
          </table:table-cell>
          <table:table-cell office:value-type="float" office:value="0.14032407060023699" table:style-name="ce4">
            <text:p>0.140324071</text:p>
          </table:table-cell>
          <table:table-cell office:value-type="float" office:value="9.8237978267260995E-2" table:style-name="ce4">
            <text:p>0.098237978</text:p>
          </table:table-cell>
          <table:table-cell office:value-type="percentage" office:value="1.9603890946980002E-3" table:style-name="ce9">
            <text:p>0.20%</text:p>
          </table:table-cell>
          <table:table-cell office:value-type="percentage" office:value="1.4472322263396E-2" table:style-name="ce9">
            <text:p>1.45%</text:p>
          </table:table-cell>
          <table:table-cell office:value-type="string" table:style-name="ce12">
            <text:p>-0.555516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4" table:style-name="ce3">
            <text:p>644</text:p>
          </table:table-cell>
          <table:table-cell office:value-type="float" office:value="0.35743118985127598" table:style-name="ce4">
            <text:p>0.35743119</text:p>
          </table:table-cell>
          <table:table-cell office:value-type="float" office:value="0.42420728398352497" table:style-name="ce4">
            <text:p>0.424207284</text:p>
          </table:table-cell>
          <table:table-cell office:value-type="float" office:value="0.21836152616519799" table:style-name="ce4">
            <text:p>0.218361526</text:p>
          </table:table-cell>
          <table:table-cell office:value-type="percentage" office:value="4.1221399509450002E-3" table:style-name="ce9">
            <text:p>0.41%</text:p>
          </table:table-cell>
          <table:table-cell office:value-type="percentage" office:value="1.6481376474977001E-2" table:style-name="ce9">
            <text:p>1.65%</text:p>
          </table:table-cell>
          <table:table-cell office:value-type="string" table:style-name="ce12">
            <text:p>-0.356636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5" table:style-name="ce3">
            <text:p>645</text:p>
          </table:table-cell>
          <table:table-cell office:value-type="float" office:value="0.50009897096274802" table:style-name="ce4">
            <text:p>0.500098971</text:p>
          </table:table-cell>
          <table:table-cell office:value-type="float" office:value="0.26032843214051199" table:style-name="ce4">
            <text:p>0.260328432</text:p>
          </table:table-cell>
          <table:table-cell office:value-type="float" office:value="0.23957259689673999" table:style-name="ce4">
            <text:p>0.239572597</text:p>
          </table:table-cell>
          <table:table-cell office:value-type="percentage" office:value="2.6282269718370002E-3" table:style-name="ce9">
            <text:p>0.26%</text:p>
          </table:table-cell>
          <table:table-cell office:value-type="percentage" office:value="1.5044305710765E-2" table:style-name="ce9">
            <text:p>1.50%</text:p>
          </table:table-cell>
          <table:table-cell office:value-type="string" table:style-name="ce12">
            <text:p>-0.4900041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6" table:style-name="ce3">
            <text:p>646</text:p>
          </table:table-cell>
          <table:table-cell office:value-type="float" office:value="4.4322363207172998E-2" table:style-name="ce4">
            <text:p>0.044322363</text:p>
          </table:table-cell>
          <table:table-cell office:value-type="float" office:value="0.75835035448083998" table:style-name="ce4">
            <text:p>0.758350354</text:p>
          </table:table-cell>
          <table:table-cell office:value-type="float" office:value="0.19732728231198701" table:style-name="ce4">
            <text:p>0.197327282</text:p>
          </table:table-cell>
          <table:table-cell office:value-type="percentage" office:value="9.8883684073700004E-3" table:style-name="ce9">
            <text:p>0.99%</text:p>
          </table:table-cell>
          <table:table-cell office:value-type="percentage" office:value="1.9343488632703999E-2" table:style-name="ce9">
            <text:p>1.93%</text:p>
          </table:table-cell>
          <table:table-cell office:value-type="string" table:style-name="ce12">
            <text:p>-0.005771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7" table:style-name="ce3">
            <text:p>647</text:p>
          </table:table-cell>
          <table:table-cell office:value-type="float" office:value="0.664195056466232" table:style-name="ce4">
            <text:p>0.664195056</text:p>
          </table:table-cell>
          <table:table-cell office:value-type="float" office:value="7.3578666372294002E-2" table:style-name="ce4">
            <text:p>0.073578666</text:p>
          </table:table-cell>
          <table:table-cell office:value-type="float" office:value="0.26222627716147401" table:style-name="ce4">
            <text:p>0.262226277</text:p>
          </table:table-cell>
          <table:table-cell office:value-type="percentage" office:value="1.9460513216089999E-3" table:style-name="ce9">
            <text:p>0.19%</text:p>
          </table:table-cell>
          <table:table-cell office:value-type="percentage" office:value="1.3411324621386E-2" table:style-name="ce9">
            <text:p>1.34%</text:p>
          </table:table-cell>
          <table:table-cell office:value-type="string" table:style-name="ce12">
            <text:p>-0.600533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8" table:style-name="ce3">
            <text:p>648</text:p>
          </table:table-cell>
          <table:table-cell office:value-type="float" office:value="5.0498251655310003E-3" table:style-name="ce4">
            <text:p>0.005049825</text:p>
          </table:table-cell>
          <table:table-cell office:value-type="float" office:value="0.60864132884844302" table:style-name="ce4">
            <text:p>0.608641329</text:p>
          </table:table-cell>
          <table:table-cell office:value-type="float" office:value="0.386308845986025" table:style-name="ce4">
            <text:p>0.386308846</text:p>
          </table:table-cell>
          <table:table-cell office:value-type="percentage" office:value="8.1216024309780002E-3" table:style-name="ce9">
            <text:p>0.81%</text:p>
          </table:table-cell>
          <table:table-cell office:value-type="percentage" office:value="1.7511323128977001E-2" table:style-name="ce9">
            <text:p>1.75%</text:p>
          </table:table-cell>
          <table:table-cell office:value-type="string" table:style-name="ce12">
            <text:p>-0.1072676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49" table:style-name="ce3">
            <text:p>649</text:p>
          </table:table-cell>
          <table:table-cell office:value-type="float" office:value="0.155962187715493" table:style-name="ce4">
            <text:p>0.155962188</text:p>
          </table:table-cell>
          <table:table-cell office:value-type="float" office:value="3.9743100171321002E-2" table:style-name="ce4">
            <text:p>0.0397431</text:p>
          </table:table-cell>
          <table:table-cell office:value-type="float" office:value="0.80429471211318604" table:style-name="ce4">
            <text:p>0.804294712</text:p>
          </table:table-cell>
          <table:table-cell office:value-type="percentage" office:value="6.7165176760560002E-3" table:style-name="ce9">
            <text:p>0.67%</text:p>
          </table:table-cell>
          <table:table-cell office:value-type="percentage" office:value="1.1468142108471999E-2" table:style-name="ce9">
            <text:p>1.15%</text:p>
          </table:table-cell>
          <table:table-cell office:value-type="string" table:style-name="ce12">
            <text:p>-0.2863133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0" table:style-name="ce3">
            <text:p>650</text:p>
          </table:table-cell>
          <table:table-cell office:value-type="float" office:value="0.101275149853643" table:style-name="ce4">
            <text:p>0.10127515</text:p>
          </table:table-cell>
          <table:table-cell office:value-type="float" office:value="0.675975601025394" table:style-name="ce4">
            <text:p>0.675975601</text:p>
          </table:table-cell>
          <table:table-cell office:value-type="float" office:value="0.222749249120963" table:style-name="ce4">
            <text:p>0.222749249</text:p>
          </table:table-cell>
          <table:table-cell office:value-type="percentage" office:value="8.2452265304799998E-3" table:style-name="ce9">
            <text:p>0.82%</text:p>
          </table:table-cell>
          <table:table-cell office:value-type="percentage" office:value="1.8575938483666999E-2" table:style-name="ce9">
            <text:p>1.86%</text:p>
          </table:table-cell>
          <table:table-cell office:value-type="string" table:style-name="ce12">
            <text:p>-0.094464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1" table:style-name="ce3">
            <text:p>651</text:p>
          </table:table-cell>
          <table:table-cell office:value-type="float" office:value="0.16024709439787099" table:style-name="ce4">
            <text:p>0.160247094</text:p>
          </table:table-cell>
          <table:table-cell office:value-type="float" office:value="0.60031613772144699" table:style-name="ce4">
            <text:p>0.600316138</text:p>
          </table:table-cell>
          <table:table-cell office:value-type="float" office:value="0.23943676788068199" table:style-name="ce4">
            <text:p>0.239436768</text:p>
          </table:table-cell>
          <table:table-cell office:value-type="percentage" office:value="6.8820239181609996E-3" table:style-name="ce9">
            <text:p>0.69%</text:p>
          </table:table-cell>
          <table:table-cell office:value-type="percentage" office:value="1.7891359937209E-2" table:style-name="ce9">
            <text:p>1.79%</text:p>
          </table:table-cell>
          <table:table-cell office:value-type="string" table:style-name="ce12">
            <text:p>-0.174272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2" table:style-name="ce3">
            <text:p>652</text:p>
          </table:table-cell>
          <table:table-cell office:value-type="float" office:value="0.39425598050753002" table:style-name="ce4">
            <text:p>0.394255981</text:p>
          </table:table-cell>
          <table:table-cell office:value-type="float" office:value="0.42483511398963603" table:style-name="ce4">
            <text:p>0.424835114</text:p>
          </table:table-cell>
          <table:table-cell office:value-type="float" office:value="0.18090890550283401" table:style-name="ce4">
            <text:p>0.180908906</text:p>
          </table:table-cell>
          <table:table-cell office:value-type="percentage" office:value="4.006927268099E-3" table:style-name="ce9">
            <text:p>0.40%</text:p>
          </table:table-cell>
          <table:table-cell office:value-type="percentage" office:value="1.6601318022147999E-2" table:style-name="ce9">
            <text:p>1.66%</text:p>
          </table:table-cell>
          <table:table-cell office:value-type="string" table:style-name="ce12">
            <text:p>-0.360999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3" table:style-name="ce3">
            <text:p>653</text:p>
          </table:table-cell>
          <table:table-cell office:value-type="float" office:value="0" table:style-name="ce4">
            <text:p>0</text:p>
          </table:table-cell>
          <table:table-cell office:value-type="float" office:value="0.99031801714026302" table:style-name="ce4">
            <text:p>0.990318017</text:p>
          </table:table-cell>
          <table:table-cell office:value-type="float" office:value="9.6819828597370008E-3" table:style-name="ce4">
            <text:p>0.009681983</text:p>
          </table:table-cell>
          <table:table-cell office:value-type="percentage" office:value="1.516523766629E-2" table:style-name="ce9">
            <text:p>1.52%</text:p>
          </table:table-cell>
          <table:table-cell office:value-type="percentage" office:value="2.1860294831326E-2" table:style-name="ce9">
            <text:p>2.19%</text:p>
          </table:table-cell>
          <table:table-cell office:value-type="string" table:style-name="ce11">
            <text:p>0.23628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4" table:style-name="ce3">
            <text:p>654</text:p>
          </table:table-cell>
          <table:table-cell office:value-type="float" office:value="0.18939105179422699" table:style-name="ce4">
            <text:p>0.189391052</text:p>
          </table:table-cell>
          <table:table-cell office:value-type="float" office:value="0.81060894820577301" table:style-name="ce4">
            <text:p>0.810608948</text:p>
          </table:table-cell>
          <table:table-cell office:value-type="float" office:value="0" table:style-name="ce4">
            <text:p>0</text:p>
          </table:table-cell>
          <table:table-cell office:value-type="percentage" office:value="1.0436805156616E-2" table:style-name="ce9">
            <text:p>1.04%</text:p>
          </table:table-cell>
          <table:table-cell office:value-type="percentage" office:value="2.0385279937581002E-2" table:style-name="ce9">
            <text:p>2.04%</text:p>
          </table:table-cell>
          <table:table-cell office:value-type="string" table:style-name="ce11">
            <text:p>0.0214274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5" table:style-name="ce3">
            <text:p>655</text:p>
          </table:table-cell>
          <table:table-cell office:value-type="float" office:value="0.16344536911195201" table:style-name="ce4">
            <text:p>0.163445369</text:p>
          </table:table-cell>
          <table:table-cell office:value-type="float" office:value="0.56948771427109202" table:style-name="ce4">
            <text:p>0.569487714</text:p>
          </table:table-cell>
          <table:table-cell office:value-type="float" office:value="0.26706691661695697" table:style-name="ce4">
            <text:p>0.267066917</text:p>
          </table:table-cell>
          <table:table-cell office:value-type="percentage" office:value="6.4964304930530004E-3" table:style-name="ce9">
            <text:p>0.65%</text:p>
          </table:table-cell>
          <table:table-cell office:value-type="percentage" office:value="1.7548633523740999E-2" table:style-name="ce9">
            <text:p>1.75%</text:p>
          </table:table-cell>
          <table:table-cell office:value-type="string" table:style-name="ce12">
            <text:p>-0.199649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6" table:style-name="ce3">
            <text:p>656</text:p>
          </table:table-cell>
          <table:table-cell office:value-type="float" office:value="0.21514665067994099" table:style-name="ce4">
            <text:p>0.215146651</text:p>
          </table:table-cell>
          <table:table-cell office:value-type="float" office:value="0.24235170914613999" table:style-name="ce4">
            <text:p>0.242351709</text:p>
          </table:table-cell>
          <table:table-cell office:value-type="float" office:value="0.542501640173919" table:style-name="ce4">
            <text:p>0.54250164</text:p>
          </table:table-cell>
          <table:table-cell office:value-type="percentage" office:value="4.5495924805290001E-3" table:style-name="ce9">
            <text:p>0.45%</text:p>
          </table:table-cell>
          <table:table-cell office:value-type="percentage" office:value="1.3966182025965E-2" table:style-name="ce9">
            <text:p>1.40%</text:p>
          </table:table-cell>
          <table:table-cell office:value-type="string" table:style-name="ce12">
            <text:p>-0.390257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7" table:style-name="ce3">
            <text:p>657</text:p>
          </table:table-cell>
          <table:table-cell office:value-type="float" office:value="8.9247390043968006E-2" table:style-name="ce4">
            <text:p>0.08924739</text:p>
          </table:table-cell>
          <table:table-cell office:value-type="float" office:value="0.54308041911911498" table:style-name="ce4">
            <text:p>0.543080419</text:p>
          </table:table-cell>
          <table:table-cell office:value-type="float" office:value="0.36767219083691699" table:style-name="ce4">
            <text:p>0.367672191</text:p>
          </table:table-cell>
          <table:table-cell office:value-type="percentage" office:value="6.761466717586E-3" table:style-name="ce9">
            <text:p>0.68%</text:p>
          </table:table-cell>
          <table:table-cell office:value-type="percentage" office:value="1.7019464719091E-2" table:style-name="ce9">
            <text:p>1.70%</text:p>
          </table:table-cell>
          <table:table-cell office:value-type="string" table:style-name="ce12">
            <text:p>-0.190284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8" table:style-name="ce3">
            <text:p>658</text:p>
          </table:table-cell>
          <table:table-cell office:value-type="float" office:value="0.181861827323609" table:style-name="ce4">
            <text:p>0.181861827</text:p>
          </table:table-cell>
          <table:table-cell office:value-type="float" office:value="4.2956657457679001E-2" table:style-name="ce4">
            <text:p>0.042956657</text:p>
          </table:table-cell>
          <table:table-cell office:value-type="float" office:value="0.77518151521871204" table:style-name="ce4">
            <text:p>0.775181515</text:p>
          </table:table-cell>
          <table:table-cell office:value-type="percentage" office:value="6.2854138112659998E-3" table:style-name="ce9">
            <text:p>0.63%</text:p>
          </table:table-cell>
          <table:table-cell office:value-type="percentage" office:value="1.1584196933955E-2" table:style-name="ce9">
            <text:p>1.16%</text:p>
          </table:table-cell>
          <table:table-cell office:value-type="string" table:style-name="ce12">
            <text:p>-0.320659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59" table:style-name="ce3">
            <text:p>659</text:p>
          </table:table-cell>
          <table:table-cell office:value-type="float" office:value="9.4900951779053999E-2" table:style-name="ce4">
            <text:p>0.094900952</text:p>
          </table:table-cell>
          <table:table-cell office:value-type="float" office:value="0.38481652697215402" table:style-name="ce4">
            <text:p>0.384816527</text:p>
          </table:table-cell>
          <table:table-cell office:value-type="float" office:value="0.52028252124879204" table:style-name="ce4">
            <text:p>0.520282521</text:p>
          </table:table-cell>
          <table:table-cell office:value-type="percentage" office:value="5.8466119335689997E-3" table:style-name="ce9">
            <text:p>0.58%</text:p>
          </table:table-cell>
          <table:table-cell office:value-type="percentage" office:value="1.5227044820684999E-2" table:style-name="ce9">
            <text:p>1.52%</text:p>
          </table:table-cell>
          <table:table-cell office:value-type="string" table:style-name="ce12">
            <text:p>-0.272763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0" table:style-name="ce3">
            <text:p>660</text:p>
          </table:table-cell>
          <table:table-cell office:value-type="float" office:value="0.95567742131692901" table:style-name="ce4">
            <text:p>0.955677421</text:p>
          </table:table-cell>
          <table:table-cell office:value-type="float" office:value="0" table:style-name="ce4">
            <text:p>0</text:p>
          </table:table-cell>
          <table:table-cell office:value-type="float" office:value="4.4322578683070997E-2" table:style-name="ce4">
            <text:p>0.044322579</text:p>
          </table:table-cell>
          <table:table-cell office:value-type="percentage" office:value="2.1572636187580001E-3" table:style-name="ce9">
            <text:p>0.22%</text:p>
          </table:table-cell>
          <table:table-cell office:value-type="percentage" office:value="1.3462517402351E-2" table:style-name="ce9">
            <text:p>1.35%</text:p>
          </table:table-cell>
          <table:table-cell office:value-type="string" table:style-name="ce12">
            <text:p>-0.58256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1" table:style-name="ce3">
            <text:p>661</text:p>
          </table:table-cell>
          <table:table-cell office:value-type="float" office:value="0.11763270211437001" table:style-name="ce4">
            <text:p>0.117632702</text:p>
          </table:table-cell>
          <table:table-cell office:value-type="float" office:value="0.54044748713275004" table:style-name="ce4">
            <text:p>0.540447487</text:p>
          </table:table-cell>
          <table:table-cell office:value-type="float" office:value="0.34191981075288003" table:style-name="ce4">
            <text:p>0.341919811</text:p>
          </table:table-cell>
          <table:table-cell office:value-type="percentage" office:value="6.5114325865379998E-3" table:style-name="ce9">
            <text:p>0.65%</text:p>
          </table:table-cell>
          <table:table-cell office:value-type="percentage" office:value="1.7076276979205E-2" table:style-name="ce9">
            <text:p>1.71%</text:p>
          </table:table-cell>
          <table:table-cell office:value-type="string" table:style-name="ce12">
            <text:p>-0.204293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2" table:style-name="ce3">
            <text:p>662</text:p>
          </table:table-cell>
          <table:table-cell office:value-type="float" office:value="0.96067675871986902" table:style-name="ce4">
            <text:p>0.960676759</text:p>
          </table:table-cell>
          <table:table-cell office:value-type="float" office:value="9.5345569293530004E-3" table:style-name="ce4">
            <text:p>0.009534557</text:p>
          </table:table-cell>
          <table:table-cell office:value-type="float" office:value="2.9788684350778E-2" table:style-name="ce4">
            <text:p>0.029788684</text:p>
          </table:table-cell>
          <table:table-cell office:value-type="percentage" office:value="2.1847641437319999E-3" table:style-name="ce9">
            <text:p>0.22%</text:p>
          </table:table-cell>
          <table:table-cell office:value-type="percentage" office:value="1.3586852743199001E-2" table:style-name="ce9">
            <text:p>1.36%</text:p>
          </table:table-cell>
          <table:table-cell office:value-type="string" table:style-name="ce12">
            <text:p>-0.5752057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3" table:style-name="ce3">
            <text:p>663</text:p>
          </table:table-cell>
          <table:table-cell office:value-type="float" office:value="0.44885159871784802" table:style-name="ce4">
            <text:p>0.448851599</text:p>
          </table:table-cell>
          <table:table-cell office:value-type="float" office:value="0.35941906845423699" table:style-name="ce4">
            <text:p>0.359419068</text:p>
          </table:table-cell>
          <table:table-cell office:value-type="float" office:value="0.19172933282791499" table:style-name="ce4">
            <text:p>0.191729333</text:p>
          </table:table-cell>
          <table:table-cell office:value-type="percentage" office:value="3.324270937574E-3" table:style-name="ce9">
            <text:p>0.33%</text:p>
          </table:table-cell>
          <table:table-cell office:value-type="percentage" office:value="1.6020471048777001E-2" table:style-name="ce9">
            <text:p>1.60%</text:p>
          </table:table-cell>
          <table:table-cell office:value-type="string" table:style-name="ce12">
            <text:p>-0.416699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4" table:style-name="ce3">
            <text:p>664</text:p>
          </table:table-cell>
          <table:table-cell office:value-type="float" office:value="0.60091321973905598" table:style-name="ce4">
            <text:p>0.60091322</text:p>
          </table:table-cell>
          <table:table-cell office:value-type="float" office:value="0.28842700402183902" table:style-name="ce4">
            <text:p>0.288427004</text:p>
          </table:table-cell>
          <table:table-cell office:value-type="float" office:value="0.110659776239106" table:style-name="ce4">
            <text:p>0.110659776</text:p>
          </table:table-cell>
          <table:table-cell office:value-type="percentage" office:value="2.6177639248799998E-3" table:style-name="ce9">
            <text:p>0.26%</text:p>
          </table:table-cell>
          <table:table-cell office:value-type="percentage" office:value="1.5674316630307002E-2" table:style-name="ce9">
            <text:p>1.57%</text:p>
          </table:table-cell>
          <table:table-cell office:value-type="string" table:style-name="ce12">
            <text:p>-0.470976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5" table:style-name="ce3">
            <text:p>665</text:p>
          </table:table-cell>
          <table:table-cell office:value-type="float" office:value="3.322308431497E-3" table:style-name="ce4">
            <text:p>0.003322308</text:p>
          </table:table-cell>
          <table:table-cell office:value-type="float" office:value="0.397975186215347" table:style-name="ce4">
            <text:p>0.397975186</text:p>
          </table:table-cell>
          <table:table-cell office:value-type="float" office:value="0.59870250535315594" table:style-name="ce4">
            <text:p>0.598702505</text:p>
          </table:table-cell>
          <table:table-cell office:value-type="percentage" office:value="6.9648587605499997E-3" table:style-name="ce9">
            <text:p>0.70%</text:p>
          </table:table-cell>
          <table:table-cell office:value-type="percentage" office:value="1.5097086875676E-2" table:style-name="ce9">
            <text:p>1.51%</text:p>
          </table:table-cell>
          <table:table-cell office:value-type="string" table:style-name="ce12">
            <text:p>-0.201041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6" table:style-name="ce3">
            <text:p>666</text:p>
          </table:table-cell>
          <table:table-cell office:value-type="float" office:value="0.19998507665124701" table:style-name="ce4">
            <text:p>0.199985077</text:p>
          </table:table-cell>
          <table:table-cell office:value-type="float" office:value="0.366124109374724" table:style-name="ce4">
            <text:p>0.366124109</text:p>
          </table:table-cell>
          <table:table-cell office:value-type="float" office:value="0.43389081397402901" table:style-name="ce4">
            <text:p>0.433890814</text:p>
          </table:table-cell>
          <table:table-cell office:value-type="percentage" office:value="4.7655239170959996E-3" table:style-name="ce9">
            <text:p>0.48%</text:p>
          </table:table-cell>
          <table:table-cell office:value-type="percentage" office:value="1.5335080358313999E-2" table:style-name="ce9">
            <text:p>1.53%</text:p>
          </table:table-cell>
          <table:table-cell office:value-type="string" table:style-name="ce12">
            <text:p>-0.341339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7" table:style-name="ce3">
            <text:p>667</text:p>
          </table:table-cell>
          <table:table-cell office:value-type="float" office:value="0.49673396596608199" table:style-name="ce4">
            <text:p>0.496733966</text:p>
          </table:table-cell>
          <table:table-cell office:value-type="float" office:value="0.32598414026238698" table:style-name="ce4">
            <text:p>0.32598414</text:p>
          </table:table-cell>
          <table:table-cell office:value-type="float" office:value="0.177281893771531" table:style-name="ce4">
            <text:p>0.177281894</text:p>
          </table:table-cell>
          <table:table-cell office:value-type="percentage" office:value="2.981320990842E-3" table:style-name="ce9">
            <text:p>0.30%</text:p>
          </table:table-cell>
          <table:table-cell office:value-type="percentage" office:value="1.5784768107188998E-2" table:style-name="ce9">
            <text:p>1.58%</text:p>
          </table:table-cell>
          <table:table-cell office:value-type="string" table:style-name="ce12">
            <text:p>-0.444648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8" table:style-name="ce3">
            <text:p>668</text:p>
          </table:table-cell>
          <table:table-cell office:value-type="float" office:value="0.55471970795446901" table:style-name="ce4">
            <text:p>0.554719708</text:p>
          </table:table-cell>
          <table:table-cell office:value-type="float" office:value="0.37822651177450101" table:style-name="ce4">
            <text:p>0.378226512</text:p>
          </table:table-cell>
          <table:table-cell office:value-type="float" office:value="6.7053780271029997E-2" table:style-name="ce4">
            <text:p>0.06705378</text:p>
          </table:table-cell>
          <table:table-cell office:value-type="percentage" office:value="3.3656552790330002E-3" table:style-name="ce9">
            <text:p>0.34%</text:p>
          </table:table-cell>
          <table:table-cell office:value-type="percentage" office:value="1.6559714426515999E-2" table:style-name="ce9">
            <text:p>1.66%</text:p>
          </table:table-cell>
          <table:table-cell office:value-type="string" table:style-name="ce12">
            <text:p>-0.4006316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69" table:style-name="ce3">
            <text:p>669</text:p>
          </table:table-cell>
          <table:table-cell office:value-type="float" office:value="0" table:style-name="ce4">
            <text:p>0</text:p>
          </table:table-cell>
          <table:table-cell office:value-type="float" office:value="0.23868965299852499" table:style-name="ce4">
            <text:p>0.238689653</text:p>
          </table:table-cell>
          <table:table-cell office:value-type="float" office:value="0.76131034700147404" table:style-name="ce4">
            <text:p>0.761310347</text:p>
          </table:table-cell>
          <table:table-cell office:value-type="percentage" office:value="7.4066299438450001E-3" table:style-name="ce9">
            <text:p>0.74%</text:p>
          </table:table-cell>
          <table:table-cell office:value-type="percentage" office:value="1.3265499313177999E-2" table:style-name="ce9">
            <text:p>1.33%</text:p>
          </table:table-cell>
          <table:table-cell office:value-type="string" table:style-name="ce12">
            <text:p>-0.1954973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0" table:style-name="ce3">
            <text:p>670</text:p>
          </table:table-cell>
          <table:table-cell office:value-type="float" office:value="0.207523702659554" table:style-name="ce4">
            <text:p>0.207523703</text:p>
          </table:table-cell>
          <table:table-cell office:value-type="float" office:value="0.26356562725006999" table:style-name="ce4">
            <text:p>0.263565627</text:p>
          </table:table-cell>
          <table:table-cell office:value-type="float" office:value="0.52891067009037596" table:style-name="ce4">
            <text:p>0.52891067</text:p>
          </table:table-cell>
          <table:table-cell office:value-type="percentage" office:value="4.5953475676269997E-3" table:style-name="ce9">
            <text:p>0.46%</text:p>
          </table:table-cell>
          <table:table-cell office:value-type="percentage" office:value="1.4185418593772E-2" table:style-name="ce9">
            <text:p>1.42%</text:p>
          </table:table-cell>
          <table:table-cell office:value-type="string" table:style-name="ce12">
            <text:p>-0.381000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1" table:style-name="ce3">
            <text:p>671</text:p>
          </table:table-cell>
          <table:table-cell office:value-type="float" office:value="0.47446191863718501" table:style-name="ce4">
            <text:p>0.474461919</text:p>
          </table:table-cell>
          <table:table-cell office:value-type="float" office:value="0.52262612449864299" table:style-name="ce4">
            <text:p>0.522626124</text:p>
          </table:table-cell>
          <table:table-cell office:value-type="float" office:value="2.9119568641729999E-3" table:style-name="ce4">
            <text:p>0.002911957</text:p>
          </table:table-cell>
          <table:table-cell office:value-type="percentage" office:value="5.09729374478E-3" table:style-name="ce9">
            <text:p>0.51%</text:p>
          </table:table-cell>
          <table:table-cell office:value-type="percentage" office:value="1.7965149669842001E-2" table:style-name="ce9">
            <text:p>1.80%</text:p>
          </table:table-cell>
          <table:table-cell office:value-type="string" table:style-name="ce12">
            <text:p>-0.272900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2" table:style-name="ce3">
            <text:p>672</text:p>
          </table:table-cell>
          <table:table-cell office:value-type="float" office:value="0.72840231727031601" table:style-name="ce4">
            <text:p>0.728402317</text:p>
          </table:table-cell>
          <table:table-cell office:value-type="float" office:value="0.11954094135202099" table:style-name="ce4">
            <text:p>0.119540941</text:p>
          </table:table-cell>
          <table:table-cell office:value-type="float" office:value="0.15205674137766301" table:style-name="ce4">
            <text:p>0.152056741</text:p>
          </table:table-cell>
          <table:table-cell office:value-type="percentage" office:value="1.885037029961E-3" table:style-name="ce9">
            <text:p>0.19%</text:p>
          </table:table-cell>
          <table:table-cell office:value-type="percentage" office:value="1.4133509774536E-2" table:style-name="ce9">
            <text:p>1.41%</text:p>
          </table:table-cell>
          <table:table-cell office:value-type="string" table:style-name="ce12">
            <text:p>-0.574164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3" table:style-name="ce3">
            <text:p>673</text:p>
          </table:table-cell>
          <table:table-cell office:value-type="float" office:value="0.74505419753957203" table:style-name="ce4">
            <text:p>0.745054198</text:p>
          </table:table-cell>
          <table:table-cell office:value-type="float" office:value="0.117446240145305" table:style-name="ce4">
            <text:p>0.11744624</text:p>
          </table:table-cell>
          <table:table-cell office:value-type="float" office:value="0.137499562315123" table:style-name="ce4">
            <text:p>0.137499562</text:p>
          </table:table-cell>
          <table:table-cell office:value-type="percentage" office:value="1.8855279138339999E-3" table:style-name="ce9">
            <text:p>0.19%</text:p>
          </table:table-cell>
          <table:table-cell office:value-type="percentage" office:value="1.4160547331869999E-2" table:style-name="ce9">
            <text:p>1.42%</text:p>
          </table:table-cell>
          <table:table-cell office:value-type="string" table:style-name="ce12">
            <text:p>-0.57303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4" table:style-name="ce3">
            <text:p>674</text:p>
          </table:table-cell>
          <table:table-cell office:value-type="float" office:value="0.62242043857187102" table:style-name="ce4">
            <text:p>0.622420439</text:p>
          </table:table-cell>
          <table:table-cell office:value-type="float" office:value="0.11422372803807" table:style-name="ce4">
            <text:p>0.114223728</text:p>
          </table:table-cell>
          <table:table-cell office:value-type="float" office:value="0.26335583339005902" table:style-name="ce4">
            <text:p>0.263355833</text:p>
          </table:table-cell>
          <table:table-cell office:value-type="percentage" office:value="2.0170738022519999E-3" table:style-name="ce9">
            <text:p>0.20%</text:p>
          </table:table-cell>
          <table:table-cell office:value-type="percentage" office:value="1.3748177456824001E-2" table:style-name="ce9">
            <text:p>1.37%</text:p>
          </table:table-cell>
          <table:table-cell office:value-type="string" table:style-name="ce12">
            <text:p>-0.580653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5" table:style-name="ce3">
            <text:p>675</text:p>
          </table:table-cell>
          <table:table-cell office:value-type="float" office:value="0.64631825369533202" table:style-name="ce4">
            <text:p>0.646318254</text:p>
          </table:table-cell>
          <table:table-cell office:value-type="float" office:value="0.19022753774838999" table:style-name="ce4">
            <text:p>0.190227538</text:p>
          </table:table-cell>
          <table:table-cell office:value-type="float" office:value="0.16345420855627801" table:style-name="ce4">
            <text:p>0.163454209</text:p>
          </table:table-cell>
          <table:table-cell office:value-type="percentage" office:value="2.0952123299549999E-3" table:style-name="ce9">
            <text:p>0.21%</text:p>
          </table:table-cell>
          <table:table-cell office:value-type="percentage" office:value="1.4690451721375E-2" table:style-name="ce9">
            <text:p>1.47%</text:p>
          </table:table-cell>
          <table:table-cell office:value-type="string" table:style-name="ce12">
            <text:p>-0.538090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6" table:style-name="ce3">
            <text:p>676</text:p>
          </table:table-cell>
          <table:table-cell office:value-type="float" office:value="0.357568579038475" table:style-name="ce4">
            <text:p>0.357568579</text:p>
          </table:table-cell>
          <table:table-cell office:value-type="float" office:value="0.50969280892904301" table:style-name="ce4">
            <text:p>0.509692809</text:p>
          </table:table-cell>
          <table:table-cell office:value-type="float" office:value="0.132738612032481" table:style-name="ce4">
            <text:p>0.132738612</text:p>
          </table:table-cell>
          <table:table-cell office:value-type="percentage" office:value="4.9999160318370001E-3" table:style-name="ce9">
            <text:p>0.50%</text:p>
          </table:table-cell>
          <table:table-cell office:value-type="percentage" office:value="1.7459315646347999E-2" table:style-name="ce9">
            <text:p>1.75%</text:p>
          </table:table-cell>
          <table:table-cell office:value-type="string" table:style-name="ce12">
            <text:p>-0.286384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7" table:style-name="ce3">
            <text:p>677</text:p>
          </table:table-cell>
          <table:table-cell office:value-type="float" office:value="5.4936749474787001E-2" table:style-name="ce4">
            <text:p>0.054936749</text:p>
          </table:table-cell>
          <table:table-cell office:value-type="float" office:value="0.594602220816149" table:style-name="ce4">
            <text:p>0.594602221</text:p>
          </table:table-cell>
          <table:table-cell office:value-type="float" office:value="0.35046102970906401" table:style-name="ce4">
            <text:p>0.35046103</text:p>
          </table:table-cell>
          <table:table-cell office:value-type="percentage" office:value="7.5411303487850001E-3" table:style-name="ce9">
            <text:p>0.75%</text:p>
          </table:table-cell>
          <table:table-cell office:value-type="percentage" office:value="1.7503547678552001E-2" table:style-name="ce9">
            <text:p>1.75%</text:p>
          </table:table-cell>
          <table:table-cell office:value-type="string" table:style-name="ce12">
            <text:p>-0.140478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8" table:style-name="ce3">
            <text:p>678</text:p>
          </table:table-cell>
          <table:table-cell office:value-type="float" office:value="0.27187721442173102" table:style-name="ce4">
            <text:p>0.271877214</text:p>
          </table:table-cell>
          <table:table-cell office:value-type="float" office:value="0.228243765750163" table:style-name="ce4">
            <text:p>0.228243766</text:p>
          </table:table-cell>
          <table:table-cell office:value-type="float" office:value="0.49987901982810601" table:style-name="ce4">
            <text:p>0.49987902</text:p>
          </table:table-cell>
          <table:table-cell office:value-type="percentage" office:value="4.0116777159479996E-3" table:style-name="ce9">
            <text:p>0.40%</text:p>
          </table:table-cell>
          <table:table-cell office:value-type="percentage" office:value="1.3978575577998E-2" table:style-name="ce9">
            <text:p>1.40%</text:p>
          </table:table-cell>
          <table:table-cell office:value-type="string" table:style-name="ce12">
            <text:p>-0.428392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79" table:style-name="ce3">
            <text:p>679</text:p>
          </table:table-cell>
          <table:table-cell office:value-type="float" office:value="0.52709668435083201" table:style-name="ce4">
            <text:p>0.527096684</text:p>
          </table:table-cell>
          <table:table-cell office:value-type="float" office:value="0.47290331564916799" table:style-name="ce4">
            <text:p>0.472903316</text:p>
          </table:table-cell>
          <table:table-cell office:value-type="float" office:value="0" table:style-name="ce4">
            <text:p>0</text:p>
          </table:table-cell>
          <table:table-cell office:value-type="percentage" office:value="4.4531761522659998E-3" table:style-name="ce9">
            <text:p>0.45%</text:p>
          </table:table-cell>
          <table:table-cell office:value-type="percentage" office:value="1.7557748906312998E-2" table:style-name="ce9">
            <text:p>1.76%</text:p>
          </table:table-cell>
          <table:table-cell office:value-type="string" table:style-name="ce12">
            <text:p>-0.3159188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0" table:style-name="ce3">
            <text:p>680</text:p>
          </table:table-cell>
          <table:table-cell office:value-type="float" office:value="9.3366280390362003E-2" table:style-name="ce4">
            <text:p>0.09336628</text:p>
          </table:table-cell>
          <table:table-cell office:value-type="float" office:value="0.54144551597597901" table:style-name="ce4">
            <text:p>0.541445516</text:p>
          </table:table-cell>
          <table:table-cell office:value-type="float" office:value="0.365188203633659" table:style-name="ce4">
            <text:p>0.365188204</text:p>
          </table:table-cell>
          <table:table-cell office:value-type="percentage" office:value="6.7130106847160002E-3" table:style-name="ce9">
            <text:p>0.67%</text:p>
          </table:table-cell>
          <table:table-cell office:value-type="percentage" office:value="1.7013382350753999E-2" table:style-name="ce9">
            <text:p>1.70%</text:p>
          </table:table-cell>
          <table:table-cell office:value-type="string" table:style-name="ce12">
            <text:p>-0.193200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1" table:style-name="ce3">
            <text:p>681</text:p>
          </table:table-cell>
          <table:table-cell office:value-type="float" office:value="1.2958214529077E-2" table:style-name="ce4">
            <text:p>0.012958215</text:p>
          </table:table-cell>
          <table:table-cell office:value-type="float" office:value="0.11994314561795801" table:style-name="ce4">
            <text:p>0.119943146</text:p>
          </table:table-cell>
          <table:table-cell office:value-type="float" office:value="0.86709863985296398" table:style-name="ce4">
            <text:p>0.86709864</text:p>
          </table:table-cell>
          <table:table-cell office:value-type="percentage" office:value="8.1868959698699999E-3" table:style-name="ce9">
            <text:p>0.82%</text:p>
          </table:table-cell>
          <table:table-cell office:value-type="percentage" office:value="1.1947324587358E-2" table:style-name="ce9">
            <text:p>1.19%</text:p>
          </table:table-cell>
          <table:table-cell office:value-type="string" table:style-name="ce12">
            <text:p>-0.151758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2" table:style-name="ce3">
            <text:p>682</text:p>
          </table:table-cell>
          <table:table-cell office:value-type="float" office:value="0.25523401163760101" table:style-name="ce4">
            <text:p>0.255234012</text:p>
          </table:table-cell>
          <table:table-cell office:value-type="float" office:value="0.40785756058817102" table:style-name="ce4">
            <text:p>0.407857561</text:p>
          </table:table-cell>
          <table:table-cell office:value-type="float" office:value="0.33690842777422803" table:style-name="ce4">
            <text:p>0.336908428</text:p>
          </table:table-cell>
          <table:table-cell office:value-type="percentage" office:value="4.5321051583200002E-3" table:style-name="ce9">
            <text:p>0.45%</text:p>
          </table:table-cell>
          <table:table-cell office:value-type="percentage" office:value="1.5981477755631999E-2" table:style-name="ce9">
            <text:p>1.60%</text:p>
          </table:table-cell>
          <table:table-cell office:value-type="string" table:style-name="ce12">
            <text:p>-0.342139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3" table:style-name="ce3">
            <text:p>683</text:p>
          </table:table-cell>
          <table:table-cell office:value-type="float" office:value="0.65122446945646295" table:style-name="ce4">
            <text:p>0.651224469</text:p>
          </table:table-cell>
          <table:table-cell office:value-type="float" office:value="0.34877553054353699" table:style-name="ce4">
            <text:p>0.348775531</text:p>
          </table:table-cell>
          <table:table-cell office:value-type="float" office:value="0" table:style-name="ce4">
            <text:p>0</text:p>
          </table:table-cell>
          <table:table-cell office:value-type="percentage" office:value="3.1911352565249999E-3" table:style-name="ce9">
            <text:p>0.32%</text:p>
          </table:table-cell>
          <table:table-cell office:value-type="percentage" office:value="1.6518455716052E-2" table:style-name="ce9">
            <text:p>1.65%</text:p>
          </table:table-cell>
          <table:table-cell office:value-type="string" table:style-name="ce12">
            <text:p>-0.412197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4" table:style-name="ce3">
            <text:p>684</text:p>
          </table:table-cell>
          <table:table-cell office:value-type="float" office:value="0.27854253769899401" table:style-name="ce4">
            <text:p>0.278542538</text:p>
          </table:table-cell>
          <table:table-cell office:value-type="float" office:value="8.6907597719995996E-2" table:style-name="ce4">
            <text:p>0.086907598</text:p>
          </table:table-cell>
          <table:table-cell office:value-type="float" office:value="0.63454986458100904" table:style-name="ce4">
            <text:p>0.634549865</text:p>
          </table:table-cell>
          <table:table-cell office:value-type="percentage" office:value="4.5891310904710002E-3" table:style-name="ce9">
            <text:p>0.46%</text:p>
          </table:table-cell>
          <table:table-cell office:value-type="percentage" office:value="1.2382820667181001E-2" table:style-name="ce9">
            <text:p>1.24%</text:p>
          </table:table-cell>
          <table:table-cell office:value-type="string" table:style-name="ce12">
            <text:p>-0.436965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5" table:style-name="ce3">
            <text:p>685</text:p>
          </table:table-cell>
          <table:table-cell office:value-type="float" office:value="2.621565298432E-2" table:style-name="ce4">
            <text:p>0.026215653</text:p>
          </table:table-cell>
          <table:table-cell office:value-type="float" office:value="0.93834255770154196" table:style-name="ce4">
            <text:p>0.938342558</text:p>
          </table:table-cell>
          <table:table-cell office:value-type="float" office:value="3.5441789314138002E-2" table:style-name="ce4">
            <text:p>0.035441789</text:p>
          </table:table-cell>
          <table:table-cell office:value-type="percentage" office:value="1.3757913005258001E-2" table:style-name="ce9">
            <text:p>1.38%</text:p>
          </table:table-cell>
          <table:table-cell office:value-type="percentage" office:value="2.1346236419416E-2" table:style-name="ce9">
            <text:p>2.13%</text:p>
          </table:table-cell>
          <table:table-cell office:value-type="string" table:style-name="ce11">
            <text:p>0.176045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6" table:style-name="ce3">
            <text:p>686</text:p>
          </table:table-cell>
          <table:table-cell office:value-type="float" office:value="1.9666871665549E-2" table:style-name="ce4">
            <text:p>0.019666872</text:p>
          </table:table-cell>
          <table:table-cell office:value-type="float" office:value="0.62393760063139703" table:style-name="ce4">
            <text:p>0.623937601</text:p>
          </table:table-cell>
          <table:table-cell office:value-type="float" office:value="0.35639552770305399" table:style-name="ce4">
            <text:p>0.356395528</text:p>
          </table:table-cell>
          <table:table-cell office:value-type="percentage" office:value="8.1536972016410005E-3" table:style-name="ce9">
            <text:p>0.82%</text:p>
          </table:table-cell>
          <table:table-cell office:value-type="percentage" office:value="1.7730993801345001E-2" table:style-name="ce9">
            <text:p>1.77%</text:p>
          </table:table-cell>
          <table:table-cell office:value-type="string" table:style-name="ce12">
            <text:p>-0.104128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7" table:style-name="ce3">
            <text:p>687</text:p>
          </table:table-cell>
          <table:table-cell office:value-type="float" office:value="7.3281081422103003E-2" table:style-name="ce4">
            <text:p>0.073281081</text:p>
          </table:table-cell>
          <table:table-cell office:value-type="float" office:value="0.19200891824823399" table:style-name="ce4">
            <text:p>0.192008918</text:p>
          </table:table-cell>
          <table:table-cell office:value-type="float" office:value="0.73471000032966305" table:style-name="ce4">
            <text:p>0.73471</text:p>
          </table:table-cell>
          <table:table-cell office:value-type="percentage" office:value="6.5710406575869998E-3" table:style-name="ce9">
            <text:p>0.66%</text:p>
          </table:table-cell>
          <table:table-cell office:value-type="percentage" office:value="1.2956106110211999E-2" table:style-name="ce9">
            <text:p>1.30%</text:p>
          </table:table-cell>
          <table:table-cell office:value-type="string" table:style-name="ce12">
            <text:p>-0.264659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8" table:style-name="ce3">
            <text:p>688</text:p>
          </table:table-cell>
          <table:table-cell office:value-type="float" office:value="0.62561668000729498" table:style-name="ce4">
            <text:p>0.62561668</text:p>
          </table:table-cell>
          <table:table-cell office:value-type="float" office:value="0.18465564029454701" table:style-name="ce4">
            <text:p>0.18465564</text:p>
          </table:table-cell>
          <table:table-cell office:value-type="float" office:value="0.18972767969815801" table:style-name="ce4">
            <text:p>0.18972768</text:p>
          </table:table-cell>
          <table:table-cell office:value-type="percentage" office:value="2.0988686204680002E-3" table:style-name="ce9">
            <text:p>0.21%</text:p>
          </table:table-cell>
          <table:table-cell office:value-type="percentage" office:value="1.4563346675366001E-2" table:style-name="ce9">
            <text:p>1.46%</text:p>
          </table:table-cell>
          <table:table-cell office:value-type="string" table:style-name="ce12">
            <text:p>-0.542535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89" table:style-name="ce3">
            <text:p>689</text:p>
          </table:table-cell>
          <table:table-cell office:value-type="float" office:value="0" table:style-name="ce4">
            <text:p>0</text:p>
          </table:table-cell>
          <table:table-cell office:value-type="float" office:value="0.85960240151879796" table:style-name="ce4">
            <text:p>0.859602402</text:p>
          </table:table-cell>
          <table:table-cell office:value-type="float" office:value="0.14039759848120201" table:style-name="ce4">
            <text:p>0.140397598</text:p>
          </table:table-cell>
          <table:table-cell office:value-type="percentage" office:value="1.2058847794814E-2" table:style-name="ce9">
            <text:p>1.21%</text:p>
          </table:table-cell>
          <table:table-cell office:value-type="percentage" office:value="2.0365574779644E-2" table:style-name="ce9">
            <text:p>2.04%</text:p>
          </table:table-cell>
          <table:table-cell office:value-type="string" table:style-name="ce11">
            <text:p>0.1010945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0" table:style-name="ce3">
            <text:p>690</text:p>
          </table:table-cell>
          <table:table-cell office:value-type="float" office:value="0.110566357143202" table:style-name="ce4">
            <text:p>0.110566357</text:p>
          </table:table-cell>
          <table:table-cell office:value-type="float" office:value="0.13192207101675099" table:style-name="ce4">
            <text:p>0.131922071</text:p>
          </table:table-cell>
          <table:table-cell office:value-type="float" office:value="0.75751157184004703" table:style-name="ce4">
            <text:p>0.757511572</text:p>
          </table:table-cell>
          <table:table-cell office:value-type="percentage" office:value="6.4711337999109999E-3" table:style-name="ce9">
            <text:p>0.65%</text:p>
          </table:table-cell>
          <table:table-cell office:value-type="percentage" office:value="1.2383191433513E-2" table:style-name="ce9">
            <text:p>1.24%</text:p>
          </table:table-cell>
          <table:table-cell office:value-type="string" table:style-name="ce12">
            <text:p>-0.284972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1" table:style-name="ce3">
            <text:p>691</text:p>
          </table:table-cell>
          <table:table-cell office:value-type="float" office:value="0.27253959430716002" table:style-name="ce4">
            <text:p>0.272539594</text:p>
          </table:table-cell>
          <table:table-cell office:value-type="float" office:value="0.29494833444047702" table:style-name="ce4">
            <text:p>0.294948334</text:p>
          </table:table-cell>
          <table:table-cell office:value-type="float" office:value="0.43251207125236302" table:style-name="ce4">
            <text:p>0.432512071</text:p>
          </table:table-cell>
          <table:table-cell office:value-type="percentage" office:value="3.9971555931719999E-3" table:style-name="ce9">
            <text:p>0.40%</text:p>
          </table:table-cell>
          <table:table-cell office:value-type="percentage" office:value="1.4743363975134E-2" table:style-name="ce9">
            <text:p>1.47%</text:p>
          </table:table-cell>
          <table:table-cell office:value-type="string" table:style-name="ce12">
            <text:p>-0.4071556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2" table:style-name="ce3">
            <text:p>692</text:p>
          </table:table-cell>
          <table:table-cell office:value-type="float" office:value="0.86259560667439605" table:style-name="ce4">
            <text:p>0.862595607</text:p>
          </table:table-cell>
          <table:table-cell office:value-type="float" office:value="2.3819150252179001E-2" table:style-name="ce4">
            <text:p>0.02381915</text:p>
          </table:table-cell>
          <table:table-cell office:value-type="float" office:value="0.113585243073425" table:style-name="ce4">
            <text:p>0.113585243</text:p>
          </table:table-cell>
          <table:table-cell office:value-type="percentage" office:value="1.917392744824E-3" table:style-name="ce9">
            <text:p>0.19%</text:p>
          </table:table-cell>
          <table:table-cell office:value-type="percentage" office:value="1.3449858201686E-2" table:style-name="ce9">
            <text:p>1.34%</text:p>
          </table:table-cell>
          <table:table-cell office:value-type="string" table:style-name="ce12">
            <text:p>-0.600943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3" table:style-name="ce3">
            <text:p>693</text:p>
          </table:table-cell>
          <table:table-cell office:value-type="float" office:value="0.17447070077822999" table:style-name="ce4">
            <text:p>0.174470701</text:p>
          </table:table-cell>
          <table:table-cell office:value-type="float" office:value="3.8326376524069998E-2" table:style-name="ce4">
            <text:p>0.038326377</text:p>
          </table:table-cell>
          <table:table-cell office:value-type="float" office:value="0.78720292269769998" table:style-name="ce4">
            <text:p>0.787202923</text:p>
          </table:table-cell>
          <table:table-cell office:value-type="percentage" office:value="6.4489116861070001E-3" table:style-name="ce9">
            <text:p>0.64%</text:p>
          </table:table-cell>
          <table:table-cell office:value-type="percentage" office:value="1.1508617526580001E-2" table:style-name="ce9">
            <text:p>1.15%</text:p>
          </table:table-cell>
          <table:table-cell office:value-type="string" table:style-name="ce12">
            <text:p>-0.308559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4" table:style-name="ce3">
            <text:p>694</text:p>
          </table:table-cell>
          <table:table-cell office:value-type="float" office:value="0.68408833351573695" table:style-name="ce4">
            <text:p>0.684088334</text:p>
          </table:table-cell>
          <table:table-cell office:value-type="float" office:value="0.12505680043120601" table:style-name="ce4">
            <text:p>0.1250568</text:p>
          </table:table-cell>
          <table:table-cell office:value-type="float" office:value="0.19085486605305699" table:style-name="ce4">
            <text:p>0.190854866</text:p>
          </table:table-cell>
          <table:table-cell office:value-type="percentage" office:value="1.912147729252E-3" table:style-name="ce9">
            <text:p>0.19%</text:p>
          </table:table-cell>
          <table:table-cell office:value-type="percentage" office:value="1.4060887801850001E-2" table:style-name="ce9">
            <text:p>1.41%</text:p>
          </table:table-cell>
          <table:table-cell office:value-type="string" table:style-name="ce12">
            <text:p>-0.575202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5" table:style-name="ce3">
            <text:p>695</text:p>
          </table:table-cell>
          <table:table-cell office:value-type="float" office:value="0.35294642599654102" table:style-name="ce4">
            <text:p>0.352946426</text:p>
          </table:table-cell>
          <table:table-cell office:value-type="float" office:value="1.6711936710080001E-3" table:style-name="ce4">
            <text:p>0.001671194</text:p>
          </table:table-cell>
          <table:table-cell office:value-type="float" office:value="0.64538238033245099" table:style-name="ce4">
            <text:p>0.64538238</text:p>
          </table:table-cell>
          <table:table-cell office:value-type="percentage" office:value="4.4797105387719997E-3" table:style-name="ce9">
            <text:p>0.45%</text:p>
          </table:table-cell>
          <table:table-cell office:value-type="percentage" office:value="1.1635985407038999E-2" table:style-name="ce9">
            <text:p>1.16%</text:p>
          </table:table-cell>
          <table:table-cell office:value-type="string" table:style-name="ce12">
            <text:p>-0.474415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6" table:style-name="ce3">
            <text:p>696</text:p>
          </table:table-cell>
          <table:table-cell office:value-type="float" office:value="0.26206317867607898" table:style-name="ce4">
            <text:p>0.262063179</text:p>
          </table:table-cell>
          <table:table-cell office:value-type="float" office:value="8.4760869616150994E-2" table:style-name="ce4">
            <text:p>0.08476087</text:p>
          </table:table-cell>
          <table:table-cell office:value-type="float" office:value="0.65317595170776999" table:style-name="ce4">
            <text:p>0.653175952</text:p>
          </table:table-cell>
          <table:table-cell office:value-type="percentage" office:value="4.8020621601520003E-3" table:style-name="ce9">
            <text:p>0.48%</text:p>
          </table:table-cell>
          <table:table-cell office:value-type="percentage" office:value="1.2307811070769E-2" table:style-name="ce9">
            <text:p>1.23%</text:p>
          </table:table-cell>
          <table:table-cell office:value-type="string" table:style-name="ce12">
            <text:p>-0.422328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7" table:style-name="ce3">
            <text:p>697</text:p>
          </table:table-cell>
          <table:table-cell office:value-type="float" office:value="0.106089464098219" table:style-name="ce4">
            <text:p>0.106089464</text:p>
          </table:table-cell>
          <table:table-cell office:value-type="float" office:value="0.254222502294214" table:style-name="ce4">
            <text:p>0.254222502</text:p>
          </table:table-cell>
          <table:table-cell office:value-type="float" office:value="0.63968803360756699" table:style-name="ce4">
            <text:p>0.639688034</text:p>
          </table:table-cell>
          <table:table-cell office:value-type="percentage" office:value="5.7997006059089997E-3" table:style-name="ce9">
            <text:p>0.58%</text:p>
          </table:table-cell>
          <table:table-cell office:value-type="percentage" office:value="1.3767975852063999E-2" table:style-name="ce9">
            <text:p>1.38%</text:p>
          </table:table-cell>
          <table:table-cell office:value-type="string" table:style-name="ce12">
            <text:p>-0.305077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8" table:style-name="ce3">
            <text:p>698</text:p>
          </table:table-cell>
          <table:table-cell office:value-type="float" office:value="4.1417079660580003E-2" table:style-name="ce4">
            <text:p>0.04141708</text:p>
          </table:table-cell>
          <table:table-cell office:value-type="float" office:value="0.37705071465713902" table:style-name="ce4">
            <text:p>0.377050715</text:p>
          </table:table-cell>
          <table:table-cell office:value-type="float" office:value="0.58153220568228103" table:style-name="ce4">
            <text:p>0.581532206</text:p>
          </table:table-cell>
          <table:table-cell office:value-type="percentage" office:value="6.4614871015929998E-3" table:style-name="ce9">
            <text:p>0.65%</text:p>
          </table:table-cell>
          <table:table-cell office:value-type="percentage" office:value="1.4974468848303999E-2" table:style-name="ce9">
            <text:p>1.50%</text:p>
          </table:table-cell>
          <table:table-cell office:value-type="string" table:style-name="ce12">
            <text:p>-0.236303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699" table:style-name="ce3">
            <text:p>699</text:p>
          </table:table-cell>
          <table:table-cell office:value-type="float" office:value="0.24276327682757301" table:style-name="ce4">
            <text:p>0.242763277</text:p>
          </table:table-cell>
          <table:table-cell office:value-type="float" office:value="0.138098457990461" table:style-name="ce4">
            <text:p>0.138098458</text:p>
          </table:table-cell>
          <table:table-cell office:value-type="float" office:value="0.61913826518196602" table:style-name="ce4">
            <text:p>0.619138265</text:p>
          </table:table-cell>
          <table:table-cell office:value-type="percentage" office:value="4.6592196779199997E-3" table:style-name="ce9">
            <text:p>0.47%</text:p>
          </table:table-cell>
          <table:table-cell office:value-type="percentage" office:value="1.2858622235005E-2" table:style-name="ce9">
            <text:p>1.29%</text:p>
          </table:table-cell>
          <table:table-cell office:value-type="string" table:style-name="ce12">
            <text:p>-0.4153462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0" table:style-name="ce3">
            <text:p>700</text:p>
          </table:table-cell>
          <table:table-cell office:value-type="float" office:value="0.21716295994138199" table:style-name="ce4">
            <text:p>0.21716296</text:p>
          </table:table-cell>
          <table:table-cell office:value-type="float" office:value="0.52908562773661005" table:style-name="ce4">
            <text:p>0.529085628</text:p>
          </table:table-cell>
          <table:table-cell office:value-type="float" office:value="0.25375141232200799" table:style-name="ce4">
            <text:p>0.253751412</text:p>
          </table:table-cell>
          <table:table-cell office:value-type="percentage" office:value="5.752037868004E-3" table:style-name="ce9">
            <text:p>0.58%</text:p>
          </table:table-cell>
          <table:table-cell office:value-type="percentage" office:value="1.7251130045537001E-2" table:style-name="ce9">
            <text:p>1.73%</text:p>
          </table:table-cell>
          <table:table-cell office:value-type="string" table:style-name="ce12">
            <text:p>-0.246242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1" table:style-name="ce3">
            <text:p>701</text:p>
          </table:table-cell>
          <table:table-cell office:value-type="float" office:value="0.34411041222938898" table:style-name="ce4">
            <text:p>0.344110412</text:p>
          </table:table-cell>
          <table:table-cell office:value-type="float" office:value="3.8968966442366998E-2" table:style-name="ce4">
            <text:p>0.038968966</text:p>
          </table:table-cell>
          <table:table-cell office:value-type="float" office:value="0.61692062132824399" table:style-name="ce4">
            <text:p>0.616920621</text:p>
          </table:table-cell>
          <table:table-cell office:value-type="percentage" office:value="4.2339634687689996E-3" table:style-name="ce9">
            <text:p>0.42%</text:p>
          </table:table-cell>
          <table:table-cell office:value-type="percentage" office:value="1.2035424684232E-2" table:style-name="ce9">
            <text:p>1.20%</text:p>
          </table:table-cell>
          <table:table-cell office:value-type="string" table:style-name="ce12">
            <text:p>-0.479088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2" table:style-name="ce3">
            <text:p>702</text:p>
          </table:table-cell>
          <table:table-cell office:value-type="float" office:value="6.7288592882215004E-2" table:style-name="ce4">
            <text:p>0.067288593</text:p>
          </table:table-cell>
          <table:table-cell office:value-type="float" office:value="0.478827884268066" table:style-name="ce4">
            <text:p>0.478827884</text:p>
          </table:table-cell>
          <table:table-cell office:value-type="float" office:value="0.453883522849719" table:style-name="ce4">
            <text:p>0.453883523</text:p>
          </table:table-cell>
          <table:table-cell office:value-type="percentage" office:value="6.497949123035E-3" table:style-name="ce9">
            <text:p>0.65%</text:p>
          </table:table-cell>
          <table:table-cell office:value-type="percentage" office:value="1.6217502641840999E-2" table:style-name="ce9">
            <text:p>1.62%</text:p>
          </table:table-cell>
          <table:table-cell office:value-type="string" table:style-name="ce12">
            <text:p>-0.215942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3" table:style-name="ce3">
            <text:p>703</text:p>
          </table:table-cell>
          <table:table-cell office:value-type="float" office:value="0.37439497886697098" table:style-name="ce4">
            <text:p>0.374394979</text:p>
          </table:table-cell>
          <table:table-cell office:value-type="float" office:value="0.62560502113302896" table:style-name="ce4">
            <text:p>0.625605021</text:p>
          </table:table-cell>
          <table:table-cell office:value-type="float" office:value="0" table:style-name="ce4">
            <text:p>0</text:p>
          </table:table-cell>
          <table:table-cell office:value-type="percentage" office:value="6.6969093772039998E-3" table:style-name="ce9">
            <text:p>0.67%</text:p>
          </table:table-cell>
          <table:table-cell office:value-type="percentage" office:value="1.8836284912699001E-2" table:style-name="ce9">
            <text:p>1.88%</text:p>
          </table:table-cell>
          <table:table-cell office:value-type="string" table:style-name="ce12">
            <text:p>-0.175357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4" table:style-name="ce3">
            <text:p>704</text:p>
          </table:table-cell>
          <table:table-cell office:value-type="float" office:value="3.3441329504185997E-2" table:style-name="ce4">
            <text:p>0.03344133</text:p>
          </table:table-cell>
          <table:table-cell office:value-type="float" office:value="6.1349914702655002E-2" table:style-name="ce4">
            <text:p>0.061349915</text:p>
          </table:table-cell>
          <table:table-cell office:value-type="float" office:value="0.90520875579315996" table:style-name="ce4">
            <text:p>0.905208756</text:p>
          </table:table-cell>
          <table:table-cell office:value-type="percentage" office:value="8.518937309371E-3" table:style-name="ce9">
            <text:p>0.85%</text:p>
          </table:table-cell>
          <table:table-cell office:value-type="percentage" office:value="1.1340038828769E-2" table:style-name="ce9">
            <text:p>1.13%</text:p>
          </table:table-cell>
          <table:table-cell office:value-type="string" table:style-name="ce12">
            <text:p>-0.1306047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5" table:style-name="ce3">
            <text:p>705</text:p>
          </table:table-cell>
          <table:table-cell office:value-type="float" office:value="0.395066066846883" table:style-name="ce4">
            <text:p>0.395066067</text:p>
          </table:table-cell>
          <table:table-cell office:value-type="float" office:value="0.42951499957704697" table:style-name="ce4">
            <text:p>0.429515</text:p>
          </table:table-cell>
          <table:table-cell office:value-type="float" office:value="0.17541893357607" table:style-name="ce4">
            <text:p>0.175418934</text:p>
          </table:table-cell>
          <table:table-cell office:value-type="percentage" office:value="4.0477892993599999E-3" table:style-name="ce9">
            <text:p>0.40%</text:p>
          </table:table-cell>
          <table:table-cell office:value-type="percentage" office:value="1.6657312639333999E-2" table:style-name="ce9">
            <text:p>1.67%</text:p>
          </table:table-cell>
          <table:table-cell office:value-type="string" table:style-name="ce12">
            <text:p>-0.35733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6" table:style-name="ce3">
            <text:p>706</text:p>
          </table:table-cell>
          <table:table-cell office:value-type="float" office:value="0.52710772192514999" table:style-name="ce4">
            <text:p>0.527107722</text:p>
          </table:table-cell>
          <table:table-cell office:value-type="float" office:value="9.9763049254133998E-2" table:style-name="ce4">
            <text:p>0.099763049</text:p>
          </table:table-cell>
          <table:table-cell office:value-type="float" office:value="0.37312922882071597" table:style-name="ce4">
            <text:p>0.373129229</text:p>
          </table:table-cell>
          <table:table-cell office:value-type="percentage" office:value="2.4157977609729998E-3" table:style-name="ce9">
            <text:p>0.24%</text:p>
          </table:table-cell>
          <table:table-cell office:value-type="percentage" office:value="1.329096090531E-2" table:style-name="ce9">
            <text:p>1.33%</text:p>
          </table:table-cell>
          <table:table-cell office:value-type="string" table:style-name="ce12">
            <text:p>-0.570628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7" table:style-name="ce3">
            <text:p>707</text:p>
          </table:table-cell>
          <table:table-cell office:value-type="float" office:value="0.43706126272460299" table:style-name="ce4">
            <text:p>0.437061263</text:p>
          </table:table-cell>
          <table:table-cell office:value-type="float" office:value="0.27427511157316598" table:style-name="ce4">
            <text:p>0.274275112</text:p>
          </table:table-cell>
          <table:table-cell office:value-type="float" office:value="0.28866362570223097" table:style-name="ce4">
            <text:p>0.288663626</text:p>
          </table:table-cell>
          <table:table-cell office:value-type="percentage" office:value="2.915417444089E-3" table:style-name="ce9">
            <text:p>0.29%</text:p>
          </table:table-cell>
          <table:table-cell office:value-type="percentage" office:value="1.5010754811741999E-2" table:style-name="ce9">
            <text:p>1.50%</text:p>
          </table:table-cell>
          <table:table-cell office:value-type="string" table:style-name="ce12">
            <text:p>-0.4719671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8" table:style-name="ce3">
            <text:p>708</text:p>
          </table:table-cell>
          <table:table-cell office:value-type="float" office:value="0.235037840682184" table:style-name="ce4">
            <text:p>0.235037841</text:p>
          </table:table-cell>
          <table:table-cell office:value-type="float" office:value="0.76460422865754196" table:style-name="ce4">
            <text:p>0.764604229</text:p>
          </table:table-cell>
          <table:table-cell office:value-type="float" office:value="3.5793066027399998E-4" table:style-name="ce4">
            <text:p>0.000357931</text:p>
          </table:table-cell>
          <table:table-cell office:value-type="percentage" office:value="9.4025208121839999E-3" table:style-name="ce9">
            <text:p>0.94%</text:p>
          </table:table-cell>
          <table:table-cell office:value-type="percentage" office:value="1.9998997046916999E-2" table:style-name="ce9">
            <text:p>2.00%</text:p>
          </table:table-cell>
          <table:table-cell office:value-type="string" table:style-name="ce12">
            <text:p>-0.029875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09" table:style-name="ce3">
            <text:p>709</text:p>
          </table:table-cell>
          <table:table-cell office:value-type="float" office:value="0" table:style-name="ce4">
            <text:p>0</text:p>
          </table:table-cell>
          <table:table-cell office:value-type="float" office:value="8.2568606046927007E-2" table:style-name="ce4">
            <text:p>0.082568606</text:p>
          </table:table-cell>
          <table:table-cell office:value-type="float" office:value="0.91743139395307305" table:style-name="ce4">
            <text:p>0.917431394</text:p>
          </table:table-cell>
          <table:table-cell office:value-type="percentage" office:value="8.8631450081339998E-3" table:style-name="ce9">
            <text:p>0.89%</text:p>
          </table:table-cell>
          <table:table-cell office:value-type="percentage" office:value="1.1480270683387001E-2" table:style-name="ce9">
            <text:p>1.15%</text:p>
          </table:table-cell>
          <table:table-cell office:value-type="string" table:style-name="ce12">
            <text:p>-0.099026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0" table:style-name="ce3">
            <text:p>710</text:p>
          </table:table-cell>
          <table:table-cell office:value-type="float" office:value="0.73579442481245205" table:style-name="ce4">
            <text:p>0.735794425</text:p>
          </table:table-cell>
          <table:table-cell office:value-type="float" office:value="0.24864419992035899" table:style-name="ce4">
            <text:p>0.2486442</text:p>
          </table:table-cell>
          <table:table-cell office:value-type="float" office:value="1.5561375267189001E-2" table:style-name="ce4">
            <text:p>0.015561375</text:p>
          </table:table-cell>
          <table:table-cell office:value-type="percentage" office:value="2.4974682374670001E-3" table:style-name="ce9">
            <text:p>0.25%</text:p>
          </table:table-cell>
          <table:table-cell office:value-type="percentage" office:value="1.5632428293620999E-2" table:style-name="ce9">
            <text:p>1.56%</text:p>
          </table:table-cell>
          <table:table-cell office:value-type="string" table:style-name="ce12">
            <text:p>-0.479933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1" table:style-name="ce3">
            <text:p>711</text:p>
          </table:table-cell>
          <table:table-cell office:value-type="float" office:value="0" table:style-name="ce4">
            <text:p>0</text:p>
          </table:table-cell>
          <table:table-cell office:value-type="float" office:value="0.71076562111494801" table:style-name="ce4">
            <text:p>0.710765621</text:p>
          </table:table-cell>
          <table:table-cell office:value-type="float" office:value="0.28923437888505199" table:style-name="ce4">
            <text:p>0.289234379</text:p>
          </table:table-cell>
          <table:table-cell office:value-type="percentage" office:value="9.4225790157110006E-3" table:style-name="ce9">
            <text:p>0.94%</text:p>
          </table:table-cell>
          <table:table-cell office:value-type="percentage" office:value="1.8663641012667001E-2" table:style-name="ce9">
            <text:p>1.87%</text:p>
          </table:table-cell>
          <table:table-cell office:value-type="string" table:style-name="ce12">
            <text:p>-0.030938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2" table:style-name="ce3">
            <text:p>712</text:p>
          </table:table-cell>
          <table:table-cell office:value-type="float" office:value="0.80159859365833397" table:style-name="ce4">
            <text:p>0.801598594</text:p>
          </table:table-cell>
          <table:table-cell office:value-type="float" office:value="0.104960415207017" table:style-name="ce4">
            <text:p>0.104960415</text:p>
          </table:table-cell>
          <table:table-cell office:value-type="float" office:value="9.3440991134649001E-2" table:style-name="ce4">
            <text:p>0.093440991</text:p>
          </table:table-cell>
          <table:table-cell office:value-type="percentage" office:value="1.916922384466E-3" table:style-name="ce9">
            <text:p>0.19%</text:p>
          </table:table-cell>
          <table:table-cell office:value-type="percentage" office:value="1.4190919577127E-2" table:style-name="ce9">
            <text:p>1.42%</text:p>
          </table:table-cell>
          <table:table-cell office:value-type="string" table:style-name="ce12">
            <text:p>-0.569595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3" table:style-name="ce3">
            <text:p>713</text:p>
          </table:table-cell>
          <table:table-cell office:value-type="float" office:value="0.34324563021716697" table:style-name="ce4">
            <text:p>0.34324563</text:p>
          </table:table-cell>
          <table:table-cell office:value-type="float" office:value="0.256912943327815" table:style-name="ce4">
            <text:p>0.256912943</text:p>
          </table:table-cell>
          <table:table-cell office:value-type="float" office:value="0.39984142645501802" table:style-name="ce4">
            <text:p>0.399841426</text:p>
          </table:table-cell>
          <table:table-cell office:value-type="percentage" office:value="3.4169047816310001E-3" table:style-name="ce9">
            <text:p>0.34%</text:p>
          </table:table-cell>
          <table:table-cell office:value-type="percentage" office:value="1.4524944286485E-2" table:style-name="ce9">
            <text:p>1.45%</text:p>
          </table:table-cell>
          <table:table-cell office:value-type="string" table:style-name="ce12">
            <text:p>-0.453226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4" table:style-name="ce3">
            <text:p>714</text:p>
          </table:table-cell>
          <table:table-cell office:value-type="float" office:value="0.21551792032158301" table:style-name="ce4">
            <text:p>0.21551792</text:p>
          </table:table-cell>
          <table:table-cell office:value-type="float" office:value="0.70608832685050904" table:style-name="ce4">
            <text:p>0.706088327</text:p>
          </table:table-cell>
          <table:table-cell office:value-type="float" office:value="7.8393752827908003E-2" table:style-name="ce4">
            <text:p>0.078393753</text:p>
          </table:table-cell>
          <table:table-cell office:value-type="percentage" office:value="8.2880631878849993E-3" table:style-name="ce9">
            <text:p>0.83%</text:p>
          </table:table-cell>
          <table:table-cell office:value-type="percentage" office:value="1.9270100960375E-2" table:style-name="ce9">
            <text:p>1.93%</text:p>
          </table:table-cell>
          <table:table-cell office:value-type="string" table:style-name="ce12">
            <text:p>-0.088839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5" table:style-name="ce3">
            <text:p>715</text:p>
          </table:table-cell>
          <table:table-cell office:value-type="float" office:value="0.14753434910983099" table:style-name="ce4">
            <text:p>0.147534349</text:p>
          </table:table-cell>
          <table:table-cell office:value-type="float" office:value="0.13732729966217699" table:style-name="ce4">
            <text:p>0.1373273</text:p>
          </table:table-cell>
          <table:table-cell office:value-type="float" office:value="0.71513835122799196" table:style-name="ce4">
            <text:p>0.715138351</text:p>
          </table:table-cell>
          <table:table-cell office:value-type="percentage" office:value="5.8888933333490004E-3" table:style-name="ce9">
            <text:p>0.59%</text:p>
          </table:table-cell>
          <table:table-cell office:value-type="percentage" office:value="1.2558200559857E-2" table:style-name="ce9">
            <text:p>1.26%</text:p>
          </table:table-cell>
          <table:table-cell office:value-type="string" table:style-name="ce12">
            <text:p>-0.3273643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6" table:style-name="ce3">
            <text:p>716</text:p>
          </table:table-cell>
          <table:table-cell office:value-type="float" office:value="0.59558359400204197" table:style-name="ce4">
            <text:p>0.595583594</text:p>
          </table:table-cell>
          <table:table-cell office:value-type="float" office:value="0.121372536763327" table:style-name="ce4">
            <text:p>0.121372537</text:p>
          </table:table-cell>
          <table:table-cell office:value-type="float" office:value="0.28304386923463098" table:style-name="ce4">
            <text:p>0.283043869</text:p>
          </table:table-cell>
          <table:table-cell office:value-type="percentage" office:value="2.0926543437859999E-3" table:style-name="ce9">
            <text:p>0.21%</text:p>
          </table:table-cell>
          <table:table-cell office:value-type="percentage" office:value="1.3747745409696E-2" table:style-name="ce9">
            <text:p>1.37%</text:p>
          </table:table-cell>
          <table:table-cell office:value-type="string" table:style-name="ce12">
            <text:p>-0.575174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7" table:style-name="ce3">
            <text:p>717</text:p>
          </table:table-cell>
          <table:table-cell office:value-type="float" office:value="0" table:style-name="ce4">
            <text:p>0</text:p>
          </table:table-cell>
          <table:table-cell office:value-type="float" office:value="0.87415705417536804" table:style-name="ce4">
            <text:p>0.874157054</text:p>
          </table:table-cell>
          <table:table-cell office:value-type="float" office:value="0.12584294582463201" table:style-name="ce4">
            <text:p>0.125842946</text:p>
          </table:table-cell>
          <table:table-cell office:value-type="percentage" office:value="1.2368130234466999E-2" table:style-name="ce9">
            <text:p>1.24%</text:p>
          </table:table-cell>
          <table:table-cell office:value-type="percentage" office:value="2.0532005783833001E-2" table:style-name="ce9">
            <text:p>2.05%</text:p>
          </table:table-cell>
          <table:table-cell office:value-type="string" table:style-name="ce11">
            <text:p>0.11533846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8" table:style-name="ce3">
            <text:p>718</text:p>
          </table:table-cell>
          <table:table-cell office:value-type="float" office:value="0.32036282156097001" table:style-name="ce4">
            <text:p>0.320362822</text:p>
          </table:table-cell>
          <table:table-cell office:value-type="float" office:value="0.55493586224767999" table:style-name="ce4">
            <text:p>0.554935862</text:p>
          </table:table-cell>
          <table:table-cell office:value-type="float" office:value="0.12470131619135" table:style-name="ce4">
            <text:p>0.124701316</text:p>
          </table:table-cell>
          <table:table-cell office:value-type="percentage" office:value="5.6628352659249996E-3" table:style-name="ce9">
            <text:p>0.57%</text:p>
          </table:table-cell>
          <table:table-cell office:value-type="percentage" office:value="1.7862736512743001E-2" table:style-name="ce9">
            <text:p>1.79%</text:p>
          </table:table-cell>
          <table:table-cell office:value-type="string" table:style-name="ce12">
            <text:p>-0.242805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19" table:style-name="ce3">
            <text:p>719</text:p>
          </table:table-cell>
          <table:table-cell office:value-type="float" office:value="0.17160968130631599" table:style-name="ce4">
            <text:p>0.171609681</text:p>
          </table:table-cell>
          <table:table-cell office:value-type="float" office:value="0.62483880482425302" table:style-name="ce4">
            <text:p>0.624838805</text:p>
          </table:table-cell>
          <table:table-cell office:value-type="float" office:value="0.20355151386943099" table:style-name="ce4">
            <text:p>0.203551514</text:p>
          </table:table-cell>
          <table:table-cell office:value-type="percentage" office:value="7.1465934922479999E-3" table:style-name="ce9">
            <text:p>0.71%</text:p>
          </table:table-cell>
          <table:table-cell office:value-type="percentage" office:value="1.8206567936373E-2" table:style-name="ce9">
            <text:p>1.82%</text:p>
          </table:table-cell>
          <table:table-cell office:value-type="string" table:style-name="ce12">
            <text:p>-0.156724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0" table:style-name="ce3">
            <text:p>720</text:p>
          </table:table-cell>
          <table:table-cell office:value-type="float" office:value="0.328369137926879" table:style-name="ce4">
            <text:p>0.328369138</text:p>
          </table:table-cell>
          <table:table-cell office:value-type="float" office:value="0.45563334101719599" table:style-name="ce4">
            <text:p>0.455633341</text:p>
          </table:table-cell>
          <table:table-cell office:value-type="float" office:value="0.21599752105592501" table:style-name="ce4">
            <text:p>0.215997521</text:p>
          </table:table-cell>
          <table:table-cell office:value-type="percentage" office:value="4.5112019140839997E-3" table:style-name="ce9">
            <text:p>0.45%</text:p>
          </table:table-cell>
          <table:table-cell office:value-type="percentage" office:value="1.6751738466547001E-2" table:style-name="ce9">
            <text:p>1.68%</text:p>
          </table:table-cell>
          <table:table-cell office:value-type="string" table:style-name="ce12">
            <text:p>-0.327655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1" table:style-name="ce3">
            <text:p>721</text:p>
          </table:table-cell>
          <table:table-cell office:value-type="float" office:value="0" table:style-name="ce4">
            <text:p>0</text:p>
          </table:table-cell>
          <table:table-cell office:value-type="float" office:value="0.50752726752704802" table:style-name="ce4">
            <text:p>0.507527268</text:p>
          </table:table-cell>
          <table:table-cell office:value-type="float" office:value="0.49247273247295198" table:style-name="ce4">
            <text:p>0.492472732</text:p>
          </table:table-cell>
          <table:table-cell office:value-type="percentage" office:value="7.371815549008E-3" table:style-name="ce9">
            <text:p>0.74%</text:p>
          </table:table-cell>
          <table:table-cell office:value-type="percentage" office:value="1.6339630672093999E-2" table:style-name="ce9">
            <text:p>1.63%</text:p>
          </table:table-cell>
          <table:table-cell office:value-type="string" table:style-name="ce12">
            <text:p>-0.160847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2" table:style-name="ce3">
            <text:p>722</text:p>
          </table:table-cell>
          <table:table-cell office:value-type="float" office:value="3.5746935329670999E-2" table:style-name="ce4">
            <text:p>0.035746935</text:p>
          </table:table-cell>
          <table:table-cell office:value-type="float" office:value="0" table:style-name="ce4">
            <text:p>0</text:p>
          </table:table-cell>
          <table:table-cell office:value-type="float" office:value="0.96425306467032901" table:style-name="ce4">
            <text:p>0.964253065</text:p>
          </table:table-cell>
          <table:table-cell office:value-type="percentage" office:value="9.3556354103869997E-3" table:style-name="ce9">
            <text:p>0.94%</text:p>
          </table:table-cell>
          <table:table-cell office:value-type="percentage" office:value="1.0645568731236E-2" table:style-name="ce9">
            <text:p>1.06%</text:p>
          </table:table-cell>
          <table:table-cell office:value-type="string" table:style-name="ce12">
            <text:p>-0.060528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3" table:style-name="ce3">
            <text:p>723</text:p>
          </table:table-cell>
          <table:table-cell office:value-type="float" office:value="5.8031957802400001E-4" table:style-name="ce4">
            <text:p>0.00058032</text:p>
          </table:table-cell>
          <table:table-cell office:value-type="float" office:value="4.9135057854633998E-2" table:style-name="ce4">
            <text:p>0.049135058</text:p>
          </table:table-cell>
          <table:table-cell office:value-type="float" office:value="0.95028462256734203" table:style-name="ce4">
            <text:p>0.950284623</text:p>
          </table:table-cell>
          <table:table-cell office:value-type="percentage" office:value="9.3010746184200004E-3" table:style-name="ce9">
            <text:p>0.93%</text:p>
          </table:table-cell>
          <table:table-cell office:value-type="percentage" office:value="1.1099738403379999E-2" table:style-name="ce9">
            <text:p>1.11%</text:p>
          </table:table-cell>
          <table:table-cell office:value-type="string" table:style-name="ce12">
            <text:p>-0.06296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4" table:style-name="ce3">
            <text:p>724</text:p>
          </table:table-cell>
          <table:table-cell office:value-type="float" office:value="0.23797387745319801" table:style-name="ce4">
            <text:p>0.237973877</text:p>
          </table:table-cell>
          <table:table-cell office:value-type="float" office:value="0.35725675216373798" table:style-name="ce4">
            <text:p>0.357256752</text:p>
          </table:table-cell>
          <table:table-cell office:value-type="float" office:value="0.40476937038306399" table:style-name="ce4">
            <text:p>0.40476937</text:p>
          </table:table-cell>
          <table:table-cell office:value-type="percentage" office:value="4.4215824064040002E-3" table:style-name="ce9">
            <text:p>0.44%</text:p>
          </table:table-cell>
          <table:table-cell office:value-type="percentage" office:value="1.535000973775E-2" table:style-name="ce9">
            <text:p>1.54%</text:p>
          </table:table-cell>
          <table:table-cell office:value-type="string" table:style-name="ce12">
            <text:p>-0.3634146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5" table:style-name="ce3">
            <text:p>725</text:p>
          </table:table-cell>
          <table:table-cell office:value-type="float" office:value="0" table:style-name="ce4">
            <text:p>0</text:p>
          </table:table-cell>
          <table:table-cell office:value-type="float" office:value="0.95773608893933204" table:style-name="ce4">
            <text:p>0.957736089</text:p>
          </table:table-cell>
          <table:table-cell office:value-type="float" office:value="4.2263911060668E-2" table:style-name="ce4">
            <text:p>0.042263911</text:p>
          </table:table-cell>
          <table:table-cell office:value-type="percentage" office:value="1.4321724848381999E-2" table:style-name="ce9">
            <text:p>1.43%</text:p>
          </table:table-cell>
          <table:table-cell office:value-type="percentage" office:value="2.1487723725931999E-2" table:style-name="ce9">
            <text:p>2.15%</text:p>
          </table:table-cell>
          <table:table-cell office:value-type="string" table:style-name="ce11">
            <text:p>0.2011253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6" table:style-name="ce3">
            <text:p>726</text:p>
          </table:table-cell>
          <table:table-cell office:value-type="float" office:value="0.89243205582594498" table:style-name="ce4">
            <text:p>0.892432056</text:p>
          </table:table-cell>
          <table:table-cell office:value-type="float" office:value="0" table:style-name="ce4">
            <text:p>0</text:p>
          </table:table-cell>
          <table:table-cell office:value-type="float" office:value="0.10756794417405501" table:style-name="ce4">
            <text:p>0.107567944</text:p>
          </table:table-cell>
          <table:table-cell office:value-type="percentage" office:value="1.9784710567219998E-3" table:style-name="ce9">
            <text:p>0.20%</text:p>
          </table:table-cell>
          <table:table-cell office:value-type="percentage" office:value="1.3268851738490999E-2" table:style-name="ce9">
            <text:p>1.33%</text:p>
          </table:table-cell>
          <table:table-cell office:value-type="string" table:style-name="ce12">
            <text:p>-0.604538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7" table:style-name="ce3">
            <text:p>727</text:p>
          </table:table-cell>
          <table:table-cell office:value-type="float" office:value="0.17302994171640099" table:style-name="ce4">
            <text:p>0.173029942</text:p>
          </table:table-cell>
          <table:table-cell office:value-type="float" office:value="0.119437521666042" table:style-name="ce4">
            <text:p>0.119437522</text:p>
          </table:table-cell>
          <table:table-cell office:value-type="float" office:value="0.707532536617556" table:style-name="ce4">
            <text:p>0.707532537</text:p>
          </table:table-cell>
          <table:table-cell office:value-type="percentage" office:value="5.6757988247709999E-3" table:style-name="ce9">
            <text:p>0.57%</text:p>
          </table:table-cell>
          <table:table-cell office:value-type="percentage" office:value="1.2431703601962E-2" table:style-name="ce9">
            <text:p>1.24%</text:p>
          </table:table-cell>
          <table:table-cell office:value-type="string" table:style-name="ce12">
            <text:p>-0.347836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8" table:style-name="ce3">
            <text:p>728</text:p>
          </table:table-cell>
          <table:table-cell office:value-type="float" office:value="0.40535949367413798" table:style-name="ce4">
            <text:p>0.405359494</text:p>
          </table:table-cell>
          <table:table-cell office:value-type="float" office:value="0.49006418369419802" table:style-name="ce4">
            <text:p>0.490064184</text:p>
          </table:table-cell>
          <table:table-cell office:value-type="float" office:value="0.104576322631664" table:style-name="ce4">
            <text:p>0.104576323</text:p>
          </table:table-cell>
          <table:table-cell office:value-type="percentage" office:value="4.675826566261E-3" table:style-name="ce9">
            <text:p>0.47%</text:p>
          </table:table-cell>
          <table:table-cell office:value-type="percentage" office:value="1.7381206364654001E-2" table:style-name="ce9">
            <text:p>1.74%</text:p>
          </table:table-cell>
          <table:table-cell office:value-type="string" table:style-name="ce12">
            <text:p>-0.306317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29" table:style-name="ce3">
            <text:p>729</text:p>
          </table:table-cell>
          <table:table-cell office:value-type="float" office:value="0.56806561522468102" table:style-name="ce4">
            <text:p>0.568065615</text:p>
          </table:table-cell>
          <table:table-cell office:value-type="float" office:value="0.217606679534537" table:style-name="ce4">
            <text:p>0.21760668</text:p>
          </table:table-cell>
          <table:table-cell office:value-type="float" office:value="0.21432770524078101" table:style-name="ce4">
            <text:p>0.214327705</text:p>
          </table:table-cell>
          <table:table-cell office:value-type="percentage" office:value="2.298315644917E-3" table:style-name="ce9">
            <text:p>0.23%</text:p>
          </table:table-cell>
          <table:table-cell office:value-type="percentage" office:value="1.4763909565873E-2" table:style-name="ce9">
            <text:p>1.48%</text:p>
          </table:table-cell>
          <table:table-cell office:value-type="string" table:style-name="ce12">
            <text:p>-0.521656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0" table:style-name="ce3">
            <text:p>730</text:p>
          </table:table-cell>
          <table:table-cell office:value-type="float" office:value="0.199254712974613" table:style-name="ce4">
            <text:p>0.199254713</text:p>
          </table:table-cell>
          <table:table-cell office:value-type="float" office:value="0.12520666403220901" table:style-name="ce4">
            <text:p>0.125206664</text:p>
          </table:table-cell>
          <table:table-cell office:value-type="float" office:value="0.67553862299317902" table:style-name="ce4">
            <text:p>0.675538623</text:p>
          </table:table-cell>
          <table:table-cell office:value-type="percentage" office:value="5.2812405614389999E-3" table:style-name="ce9">
            <text:p>0.53%</text:p>
          </table:table-cell>
          <table:table-cell office:value-type="percentage" office:value="1.2577976884481999E-2" table:style-name="ce9">
            <text:p>1.26%</text:p>
          </table:table-cell>
          <table:table-cell office:value-type="string" table:style-name="ce12">
            <text:p>-0.375160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1" table:style-name="ce3">
            <text:p>731</text:p>
          </table:table-cell>
          <table:table-cell office:value-type="float" office:value="0.42974246268565602" table:style-name="ce4">
            <text:p>0.429742463</text:p>
          </table:table-cell>
          <table:table-cell office:value-type="float" office:value="0.57025753731434403" table:style-name="ce4">
            <text:p>0.570257537</text:p>
          </table:table-cell>
          <table:table-cell office:value-type="float" office:value="0" table:style-name="ce4">
            <text:p>0</text:p>
          </table:table-cell>
          <table:table-cell office:value-type="percentage" office:value="5.7955556953070003E-3" table:style-name="ce9">
            <text:p>0.58%</text:p>
          </table:table-cell>
          <table:table-cell office:value-type="percentage" office:value="1.8372873252032001E-2" table:style-name="ce9">
            <text:p>1.84%</text:p>
          </table:table-cell>
          <table:table-cell office:value-type="string" table:style-name="ce12">
            <text:p>-0.228839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2" table:style-name="ce3">
            <text:p>732</text:p>
          </table:table-cell>
          <table:table-cell office:value-type="float" office:value="0.21403146021964101" table:style-name="ce4">
            <text:p>0.21403146</text:p>
          </table:table-cell>
          <table:table-cell office:value-type="float" office:value="0.41306352835676802" table:style-name="ce4">
            <text:p>0.413063528</text:p>
          </table:table-cell>
          <table:table-cell office:value-type="float" office:value="0.372905011423591" table:style-name="ce4">
            <text:p>0.372905011</text:p>
          </table:table-cell>
          <table:table-cell office:value-type="percentage" office:value="4.8515329333059997E-3" table:style-name="ce9">
            <text:p>0.49%</text:p>
          </table:table-cell>
          <table:table-cell office:value-type="percentage" office:value="1.5914839823496001E-2" table:style-name="ce9">
            <text:p>1.59%</text:p>
          </table:table-cell>
          <table:table-cell office:value-type="string" table:style-name="ce12">
            <text:p>-0.3235010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3" table:style-name="ce3">
            <text:p>733</text:p>
          </table:table-cell>
          <table:table-cell office:value-type="float" office:value="0.84539843638328904" table:style-name="ce4">
            <text:p>0.845398436</text:p>
          </table:table-cell>
          <table:table-cell office:value-type="float" office:value="2.8372004958549999E-2" table:style-name="ce4">
            <text:p>0.028372005</text:p>
          </table:table-cell>
          <table:table-cell office:value-type="float" office:value="0.12622955865816099" table:style-name="ce4">
            <text:p>0.126229559</text:p>
          </table:table-cell>
          <table:table-cell office:value-type="percentage" office:value="1.890729015844E-3" table:style-name="ce9">
            <text:p>0.19%</text:p>
          </table:table-cell>
          <table:table-cell office:value-type="percentage" office:value="1.3449259634828001E-2" table:style-name="ce9">
            <text:p>1.34%</text:p>
          </table:table-cell>
          <table:table-cell office:value-type="string" table:style-name="ce12">
            <text:p>-0.602952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4" table:style-name="ce3">
            <text:p>734</text:p>
          </table:table-cell>
          <table:table-cell office:value-type="float" office:value="3.8578693380230997E-2" table:style-name="ce4">
            <text:p>0.038578693</text:p>
          </table:table-cell>
          <table:table-cell office:value-type="float" office:value="0.69166889026851497" table:style-name="ce4">
            <text:p>0.69166889</text:p>
          </table:table-cell>
          <table:table-cell office:value-type="float" office:value="0.26975241635125402" table:style-name="ce4">
            <text:p>0.269752416</text:p>
          </table:table-cell>
          <table:table-cell office:value-type="percentage" office:value="8.8679815119469992E-3" table:style-name="ce9">
            <text:p>0.89%</text:p>
          </table:table-cell>
          <table:table-cell office:value-type="percentage" office:value="1.8563404851932998E-2" table:style-name="ce9">
            <text:p>1.86%</text:p>
          </table:table-cell>
          <table:table-cell office:value-type="string" table:style-name="ce12">
            <text:p>-0.0609811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5" table:style-name="ce3">
            <text:p>735</text:p>
          </table:table-cell>
          <table:table-cell office:value-type="float" office:value="0.605099377894602" table:style-name="ce4">
            <text:p>0.605099378</text:p>
          </table:table-cell>
          <table:table-cell office:value-type="float" office:value="0.25339853761340397" table:style-name="ce4">
            <text:p>0.253398538</text:p>
          </table:table-cell>
          <table:table-cell office:value-type="float" office:value="0.141502084491994" table:style-name="ce4">
            <text:p>0.141502084</text:p>
          </table:table-cell>
          <table:table-cell office:value-type="percentage" office:value="2.4012712332479999E-3" table:style-name="ce9">
            <text:p>0.24%</text:p>
          </table:table-cell>
          <table:table-cell office:value-type="percentage" office:value="1.5286588173332E-2" table:style-name="ce9">
            <text:p>1.53%</text:p>
          </table:table-cell>
          <table:table-cell office:value-type="string" table:style-name="ce12">
            <text:p>-0.49708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6" table:style-name="ce3">
            <text:p>736</text:p>
          </table:table-cell>
          <table:table-cell office:value-type="float" office:value="0.39743936053212803" table:style-name="ce4">
            <text:p>0.397439361</text:p>
          </table:table-cell>
          <table:table-cell office:value-type="float" office:value="0.24955471831569401" table:style-name="ce4">
            <text:p>0.249554718</text:p>
          </table:table-cell>
          <table:table-cell office:value-type="float" office:value="0.35300592115217699" table:style-name="ce4">
            <text:p>0.353005921</text:p>
          </table:table-cell>
          <table:table-cell office:value-type="percentage" office:value="3.0580614747519998E-3" table:style-name="ce9">
            <text:p>0.31%</text:p>
          </table:table-cell>
          <table:table-cell office:value-type="percentage" office:value="1.4606752077222E-2" table:style-name="ce9">
            <text:p>1.46%</text:p>
          </table:table-cell>
          <table:table-cell office:value-type="string" table:style-name="ce12">
            <text:p>-0.475255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7" table:style-name="ce3">
            <text:p>737</text:p>
          </table:table-cell>
          <table:table-cell office:value-type="float" office:value="7.4569002978250004E-2" table:style-name="ce4">
            <text:p>0.074569003</text:p>
          </table:table-cell>
          <table:table-cell office:value-type="float" office:value="0.81404839059140199" table:style-name="ce4">
            <text:p>0.814048391</text:p>
          </table:table-cell>
          <table:table-cell office:value-type="float" office:value="0.111382606430348" table:style-name="ce4">
            <text:p>0.111382606</text:p>
          </table:table-cell>
          <table:table-cell office:value-type="percentage" office:value="1.0792929503652999E-2" table:style-name="ce9">
            <text:p>1.08%</text:p>
          </table:table-cell>
          <table:table-cell office:value-type="percentage" office:value="2.0073009337365999E-2" table:style-name="ce9">
            <text:p>2.01%</text:p>
          </table:table-cell>
          <table:table-cell office:value-type="string" table:style-name="ce11">
            <text:p>0.0395023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8" table:style-name="ce3">
            <text:p>738</text:p>
          </table:table-cell>
          <table:table-cell office:value-type="float" office:value="0.38483774511798102" table:style-name="ce4">
            <text:p>0.384837745</text:p>
          </table:table-cell>
          <table:table-cell office:value-type="float" office:value="0.495100276304271" table:style-name="ce4">
            <text:p>0.495100276</text:p>
          </table:table-cell>
          <table:table-cell office:value-type="float" office:value="0.120061978577747" table:style-name="ce4">
            <text:p>0.120061979</text:p>
          </table:table-cell>
          <table:table-cell office:value-type="percentage" office:value="4.7691862502519996E-3" table:style-name="ce9">
            <text:p>0.48%</text:p>
          </table:table-cell>
          <table:table-cell office:value-type="percentage" office:value="1.7375953277292001E-2" table:style-name="ce9">
            <text:p>1.74%</text:p>
          </table:table-cell>
          <table:table-cell office:value-type="string" table:style-name="ce12">
            <text:p>-0.301037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39" table:style-name="ce3">
            <text:p>739</text:p>
          </table:table-cell>
          <table:table-cell office:value-type="float" office:value="6.8083166898493003E-2" table:style-name="ce4">
            <text:p>0.068083167</text:p>
          </table:table-cell>
          <table:table-cell office:value-type="float" office:value="0.35271609605761101" table:style-name="ce4">
            <text:p>0.352716096</text:p>
          </table:table-cell>
          <table:table-cell office:value-type="float" office:value="0.57920073704389596" table:style-name="ce4">
            <text:p>0.579200737</text:p>
          </table:table-cell>
          <table:table-cell office:value-type="percentage" office:value="6.1211428102429999E-3" table:style-name="ce9">
            <text:p>0.61%</text:p>
          </table:table-cell>
          <table:table-cell office:value-type="percentage" office:value="1.4777859988886999E-2" table:style-name="ce9">
            <text:p>1.48%</text:p>
          </table:table-cell>
          <table:table-cell office:value-type="string" table:style-name="ce12">
            <text:p>-0.262477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0" table:style-name="ce3">
            <text:p>740</text:p>
          </table:table-cell>
          <table:table-cell office:value-type="float" office:value="3.6443686515837001E-2" table:style-name="ce4">
            <text:p>0.036443687</text:p>
          </table:table-cell>
          <table:table-cell office:value-type="float" office:value="3.1284584768558998E-2" table:style-name="ce4">
            <text:p>0.031284585</text:p>
          </table:table-cell>
          <table:table-cell office:value-type="float" office:value="0.93227172871560404" table:style-name="ce4">
            <text:p>0.932271729</text:p>
          </table:table-cell>
          <table:table-cell office:value-type="percentage" office:value="8.8741778915270002E-3" table:style-name="ce9">
            <text:p>0.89%</text:p>
          </table:table-cell>
          <table:table-cell office:value-type="percentage" office:value="1.1005438387806999E-2" table:style-name="ce9">
            <text:p>1.10%</text:p>
          </table:table-cell>
          <table:table-cell office:value-type="string" table:style-name="ce12">
            <text:p>-0.102296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1" table:style-name="ce3">
            <text:p>741</text:p>
          </table:table-cell>
          <table:table-cell office:value-type="float" office:value="0.35150611210792099" table:style-name="ce4">
            <text:p>0.351506112</text:p>
          </table:table-cell>
          <table:table-cell office:value-type="float" office:value="0.30655851801561701" table:style-name="ce4">
            <text:p>0.306558518</text:p>
          </table:table-cell>
          <table:table-cell office:value-type="float" office:value="0.341935369876462" table:style-name="ce4">
            <text:p>0.34193537</text:p>
          </table:table-cell>
          <table:table-cell office:value-type="percentage" office:value="3.466029714478E-3" table:style-name="ce9">
            <text:p>0.35%</text:p>
          </table:table-cell>
          <table:table-cell office:value-type="percentage" office:value="1.5117931177504E-2" table:style-name="ce9">
            <text:p>1.51%</text:p>
          </table:table-cell>
          <table:table-cell office:value-type="string" table:style-name="ce12">
            <text:p>-0.432200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2" table:style-name="ce3">
            <text:p>742</text:p>
          </table:table-cell>
          <table:table-cell office:value-type="float" office:value="9.7469994015986994E-2" table:style-name="ce4">
            <text:p>0.097469994</text:p>
          </table:table-cell>
          <table:table-cell office:value-type="float" office:value="0.19394633330206201" table:style-name="ce4">
            <text:p>0.193946333</text:p>
          </table:table-cell>
          <table:table-cell office:value-type="float" office:value="0.70858367268195199" table:style-name="ce4">
            <text:p>0.708583673</text:p>
          </table:table-cell>
          <table:table-cell office:value-type="percentage" office:value="6.2052827525209998E-3" table:style-name="ce9">
            <text:p>0.62%</text:p>
          </table:table-cell>
          <table:table-cell office:value-type="percentage" office:value="1.3052329904203E-2" table:style-name="ce9">
            <text:p>1.31%</text:p>
          </table:table-cell>
          <table:table-cell office:value-type="string" table:style-name="ce12">
            <text:p>-0.2907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3" table:style-name="ce3">
            <text:p>743</text:p>
          </table:table-cell>
          <table:table-cell office:value-type="float" office:value="0.196015443798676" table:style-name="ce4">
            <text:p>0.196015444</text:p>
          </table:table-cell>
          <table:table-cell office:value-type="float" office:value="0.72319984185015995" table:style-name="ce4">
            <text:p>0.723199842</text:p>
          </table:table-cell>
          <table:table-cell office:value-type="float" office:value="8.0784714351162995E-2" table:style-name="ce4">
            <text:p>0.080784714</text:p>
          </table:table-cell>
          <table:table-cell office:value-type="percentage" office:value="8.6474058825529998E-3" table:style-name="ce9">
            <text:p>0.86%</text:p>
          </table:table-cell>
          <table:table-cell office:value-type="percentage" office:value="1.9406050271523E-2" table:style-name="ce9">
            <text:p>1.94%</text:p>
          </table:table-cell>
          <table:table-cell office:value-type="string" table:style-name="ce12">
            <text:p>-0.069699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4" table:style-name="ce3">
            <text:p>744</text:p>
          </table:table-cell>
          <table:table-cell office:value-type="float" office:value="5.9228275768357999E-2" table:style-name="ce4">
            <text:p>0.059228276</text:p>
          </table:table-cell>
          <table:table-cell office:value-type="float" office:value="0.39196453891107202" table:style-name="ce4">
            <text:p>0.391964539</text:p>
          </table:table-cell>
          <table:table-cell office:value-type="float" office:value="0.54880718532057005" table:style-name="ce4">
            <text:p>0.548807185</text:p>
          </table:table-cell>
          <table:table-cell office:value-type="percentage" office:value="6.2650207200240001E-3" table:style-name="ce9">
            <text:p>0.63%</text:p>
          </table:table-cell>
          <table:table-cell office:value-type="percentage" office:value="1.5199547179297E-2" table:style-name="ce9">
            <text:p>1.52%</text:p>
          </table:table-cell>
          <table:table-cell office:value-type="string" table:style-name="ce12">
            <text:p>-0.245729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5" table:style-name="ce3">
            <text:p>745</text:p>
          </table:table-cell>
          <table:table-cell office:value-type="float" office:value="0.46701889456001899" table:style-name="ce4">
            <text:p>0.467018895</text:p>
          </table:table-cell>
          <table:table-cell office:value-type="float" office:value="0.144500064854308" table:style-name="ce4">
            <text:p>0.144500065</text:p>
          </table:table-cell>
          <table:table-cell office:value-type="float" office:value="0.38848104058567301" table:style-name="ce4">
            <text:p>0.388481041</text:p>
          </table:table-cell>
          <table:table-cell office:value-type="percentage" office:value="2.656210629681E-3" table:style-name="ce9">
            <text:p>0.27%</text:p>
          </table:table-cell>
          <table:table-cell office:value-type="percentage" office:value="1.3618524297916001E-2" table:style-name="ce9">
            <text:p>1.36%</text:p>
          </table:table-cell>
          <table:table-cell office:value-type="string" table:style-name="ce12">
            <text:p>-0.539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6" table:style-name="ce3">
            <text:p>746</text:p>
          </table:table-cell>
          <table:table-cell office:value-type="float" office:value="7.2220762636273E-2" table:style-name="ce4">
            <text:p>0.072220763</text:p>
          </table:table-cell>
          <table:table-cell office:value-type="float" office:value="0.412569316342141" table:style-name="ce4">
            <text:p>0.412569316</text:p>
          </table:table-cell>
          <table:table-cell office:value-type="float" office:value="0.51520992102158503" table:style-name="ce4">
            <text:p>0.515209921</text:p>
          </table:table-cell>
          <table:table-cell office:value-type="percentage" office:value="6.1644654411449999E-3" table:style-name="ce9">
            <text:p>0.62%</text:p>
          </table:table-cell>
          <table:table-cell office:value-type="percentage" office:value="1.5474945469083E-2" table:style-name="ce9">
            <text:p>1.55%</text:p>
          </table:table-cell>
          <table:table-cell office:value-type="string" table:style-name="ce12">
            <text:p>-0.247854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7" table:style-name="ce3">
            <text:p>747</text:p>
          </table:table-cell>
          <table:table-cell office:value-type="float" office:value="7.9035931583275001E-2" table:style-name="ce4">
            <text:p>0.079035932</text:p>
          </table:table-cell>
          <table:table-cell office:value-type="float" office:value="0.42036828838053802" table:style-name="ce4">
            <text:p>0.420368288</text:p>
          </table:table-cell>
          <table:table-cell office:value-type="float" office:value="0.50059578003618699" table:style-name="ce4">
            <text:p>0.50059578</text:p>
          </table:table-cell>
          <table:table-cell office:value-type="percentage" office:value="6.1143630539819997E-3" table:style-name="ce9">
            <text:p>0.61%</text:p>
          </table:table-cell>
          <table:table-cell office:value-type="percentage" office:value="1.5584994885543E-2" table:style-name="ce9">
            <text:p>1.56%</text:p>
          </table:table-cell>
          <table:table-cell office:value-type="string" table:style-name="ce12">
            <text:p>-0.24931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8" table:style-name="ce3">
            <text:p>748</text:p>
          </table:table-cell>
          <table:table-cell office:value-type="float" office:value="9.8289139743931997E-2" table:style-name="ce4">
            <text:p>0.09828914</text:p>
          </table:table-cell>
          <table:table-cell office:value-type="float" office:value="0.44013888232318099" table:style-name="ce4">
            <text:p>0.440138882</text:p>
          </table:table-cell>
          <table:table-cell office:value-type="float" office:value="0.46157197793288701" table:style-name="ce4">
            <text:p>0.461571978</text:p>
          </table:table-cell>
          <table:table-cell office:value-type="percentage" office:value="5.9931505179899999E-3" table:style-name="ce9">
            <text:p>0.60%</text:p>
          </table:table-cell>
          <table:table-cell office:value-type="percentage" office:value="1.5870025525823998E-2" table:style-name="ce9">
            <text:p>1.59%</text:p>
          </table:table-cell>
          <table:table-cell office:value-type="string" table:style-name="ce12">
            <text:p>-0.252479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49" table:style-name="ce3">
            <text:p>749</text:p>
          </table:table-cell>
          <table:table-cell office:value-type="float" office:value="0.470073323355858" table:style-name="ce4">
            <text:p>0.470073323</text:p>
          </table:table-cell>
          <table:table-cell office:value-type="float" office:value="0.52992667664414195" table:style-name="ce4">
            <text:p>0.529926677</text:p>
          </table:table-cell>
          <table:table-cell office:value-type="float" office:value="0" table:style-name="ce4">
            <text:p>0</text:p>
          </table:table-cell>
          <table:table-cell office:value-type="percentage" office:value="5.2018462411739996E-3" table:style-name="ce9">
            <text:p>0.52%</text:p>
          </table:table-cell>
          <table:table-cell office:value-type="percentage" office:value="1.8035192298358E-2" table:style-name="ce9">
            <text:p>1.80%</text:p>
          </table:table-cell>
          <table:table-cell office:value-type="string" table:style-name="ce12">
            <text:p>-0.266043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0" table:style-name="ce3">
            <text:p>750</text:p>
          </table:table-cell>
          <table:table-cell office:value-type="float" office:value="0.18475392945441099" table:style-name="ce4">
            <text:p>0.184753929</text:p>
          </table:table-cell>
          <table:table-cell office:value-type="float" office:value="5.8134487671269997E-3" table:style-name="ce4">
            <text:p>0.005813449</text:p>
          </table:table-cell>
          <table:table-cell office:value-type="float" office:value="0.80943262177846098" table:style-name="ce4">
            <text:p>0.809432622</text:p>
          </table:table-cell>
          <table:table-cell office:value-type="percentage" office:value="6.6864675299240003E-3" table:style-name="ce9">
            <text:p>0.67%</text:p>
          </table:table-cell>
          <table:table-cell office:value-type="percentage" office:value="1.1168324039017E-2" table:style-name="ce9">
            <text:p>1.12%</text:p>
          </table:table-cell>
          <table:table-cell office:value-type="string" table:style-name="ce12">
            <text:p>-0.2966901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1" table:style-name="ce3">
            <text:p>751</text:p>
          </table:table-cell>
          <table:table-cell office:value-type="float" office:value="0.68747650578676101" table:style-name="ce4">
            <text:p>0.687476506</text:p>
          </table:table-cell>
          <table:table-cell office:value-type="float" office:value="8.1198413450897997E-2" table:style-name="ce4">
            <text:p>0.081198413</text:p>
          </table:table-cell>
          <table:table-cell office:value-type="float" office:value="0.23132508076234201" table:style-name="ce4">
            <text:p>0.231325081</text:p>
          </table:table-cell>
          <table:table-cell office:value-type="percentage" office:value="1.8928735983390001E-3" table:style-name="ce9">
            <text:p>0.19%</text:p>
          </table:table-cell>
          <table:table-cell office:value-type="percentage" office:value="1.3569746543976E-2" table:style-name="ce9">
            <text:p>1.36%</text:p>
          </table:table-cell>
          <table:table-cell office:value-type="string" table:style-name="ce12">
            <text:p>-0.597441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2" table:style-name="ce3">
            <text:p>752</text:p>
          </table:table-cell>
          <table:table-cell office:value-type="float" office:value="8.0571595864098997E-2" table:style-name="ce4">
            <text:p>0.080571596</text:p>
          </table:table-cell>
          <table:table-cell office:value-type="float" office:value="0.24985804818622301" table:style-name="ce4">
            <text:p>0.249858048</text:p>
          </table:table-cell>
          <table:table-cell office:value-type="float" office:value="0.66957035594967795" table:style-name="ce4">
            <text:p>0.669570356</text:p>
          </table:table-cell>
          <table:table-cell office:value-type="percentage" office:value="6.1568898184299996E-3" table:style-name="ce9">
            <text:p>0.62%</text:p>
          </table:table-cell>
          <table:table-cell office:value-type="percentage" office:value="1.3639929670379001E-2" table:style-name="ce9">
            <text:p>1.36%</text:p>
          </table:table-cell>
          <table:table-cell office:value-type="string" table:style-name="ce12">
            <text:p>-0.281754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3" table:style-name="ce3">
            <text:p>753</text:p>
          </table:table-cell>
          <table:table-cell office:value-type="float" office:value="8.5547246015173994E-2" table:style-name="ce4">
            <text:p>0.085547246</text:p>
          </table:table-cell>
          <table:table-cell office:value-type="float" office:value="0.88549965003961295" table:style-name="ce4">
            <text:p>0.88549965</text:p>
          </table:table-cell>
          <table:table-cell office:value-type="float" office:value="2.8953103945212999E-2" table:style-name="ce4">
            <text:p>0.028953104</text:p>
          </table:table-cell>
          <table:table-cell office:value-type="percentage" office:value="1.2325808849960001E-2" table:style-name="ce9">
            <text:p>1.23%</text:p>
          </table:table-cell>
          <table:table-cell office:value-type="percentage" office:value="2.0923664206476001E-2" table:style-name="ce9">
            <text:p>2.09%</text:p>
          </table:table-cell>
          <table:table-cell office:value-type="string" table:style-name="ce11">
            <text:p>0.1111568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4" table:style-name="ce3">
            <text:p>754</text:p>
          </table:table-cell>
          <table:table-cell office:value-type="float" office:value="0.64886854583141396" table:style-name="ce4">
            <text:p>0.648868546</text:p>
          </table:table-cell>
          <table:table-cell office:value-type="float" office:value="3.528390867863E-3" table:style-name="ce4">
            <text:p>0.003528391</text:p>
          </table:table-cell>
          <table:table-cell office:value-type="float" office:value="0.34760306330072399" table:style-name="ce4">
            <text:p>0.347603063</text:p>
          </table:table-cell>
          <table:table-cell office:value-type="percentage" office:value="2.202482764255E-3" table:style-name="ce9">
            <text:p>0.22%</text:p>
          </table:table-cell>
          <table:table-cell office:value-type="percentage" office:value="1.2563374894411001E-2" table:style-name="ce9">
            <text:p>1.26%</text:p>
          </table:table-cell>
          <table:table-cell office:value-type="string" table:style-name="ce12">
            <text:p>-0.620654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5" table:style-name="ce3">
            <text:p>755</text:p>
          </table:table-cell>
          <table:table-cell office:value-type="float" office:value="0.13013226131958" table:style-name="ce4">
            <text:p>0.130132261</text:p>
          </table:table-cell>
          <table:table-cell office:value-type="float" office:value="0.71086524280335295" table:style-name="ce4">
            <text:p>0.710865243</text:p>
          </table:table-cell>
          <table:table-cell office:value-type="float" office:value="0.159002495877067" table:style-name="ce4">
            <text:p>0.159002496</text:p>
          </table:table-cell>
          <table:table-cell office:value-type="percentage" office:value="8.6524917538690002E-3" table:style-name="ce9">
            <text:p>0.87%</text:p>
          </table:table-cell>
          <table:table-cell office:value-type="percentage" office:value="1.9063262351418E-2" table:style-name="ce9">
            <text:p>1.91%</text:p>
          </table:table-cell>
          <table:table-cell office:value-type="string" table:style-name="ce12">
            <text:p>-0.070686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6" table:style-name="ce3">
            <text:p>756</text:p>
          </table:table-cell>
          <table:table-cell office:value-type="float" office:value="0.26872445805717399" table:style-name="ce4">
            <text:p>0.268724458</text:p>
          </table:table-cell>
          <table:table-cell office:value-type="float" office:value="0.43168077161835999" table:style-name="ce4">
            <text:p>0.431680772</text:p>
          </table:table-cell>
          <table:table-cell office:value-type="float" office:value="0.29959477032446602" table:style-name="ce4">
            <text:p>0.29959477</text:p>
          </table:table-cell>
          <table:table-cell office:value-type="percentage" office:value="4.6042628626320001E-3" table:style-name="ce9">
            <text:p>0.46%</text:p>
          </table:table-cell>
          <table:table-cell office:value-type="percentage" office:value="1.6295203331151E-2" table:style-name="ce9">
            <text:p>1.63%</text:p>
          </table:table-cell>
          <table:table-cell office:value-type="string" table:style-name="ce12">
            <text:p>-0.331124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7" table:style-name="ce3">
            <text:p>757</text:p>
          </table:table-cell>
          <table:table-cell office:value-type="float" office:value="0.55853460887940998" table:style-name="ce4">
            <text:p>0.558534609</text:p>
          </table:table-cell>
          <table:table-cell office:value-type="float" office:value="4.2763622219354001E-2" table:style-name="ce4">
            <text:p>0.042763622</text:p>
          </table:table-cell>
          <table:table-cell office:value-type="float" office:value="0.39870176890123599" table:style-name="ce4">
            <text:p>0.398701769</text:p>
          </table:table-cell>
          <table:table-cell office:value-type="percentage" office:value="2.4500903821290001E-3" table:style-name="ce9">
            <text:p>0.25%</text:p>
          </table:table-cell>
          <table:table-cell office:value-type="percentage" office:value="1.2735411410905E-2" table:style-name="ce9">
            <text:p>1.27%</text:p>
          </table:table-cell>
          <table:table-cell office:value-type="string" table:style-name="ce12">
            <text:p>-0.5928281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8" table:style-name="ce3">
            <text:p>758</text:p>
          </table:table-cell>
          <table:table-cell office:value-type="float" office:value="0.66754017072359595" table:style-name="ce4">
            <text:p>0.667540171</text:p>
          </table:table-cell>
          <table:table-cell office:value-type="float" office:value="3.1921201752175998E-2" table:style-name="ce4">
            <text:p>0.031921202</text:p>
          </table:table-cell>
          <table:table-cell office:value-type="float" office:value="0.300538627524227" table:style-name="ce4">
            <text:p>0.300538628</text:p>
          </table:table-cell>
          <table:table-cell office:value-type="percentage" office:value="2.028514171362E-3" table:style-name="ce9">
            <text:p>0.20%</text:p>
          </table:table-cell>
          <table:table-cell office:value-type="percentage" office:value="1.2945218842269001E-2" table:style-name="ce9">
            <text:p>1.29%</text:p>
          </table:table-cell>
          <table:table-cell office:value-type="string" table:style-name="ce12">
            <text:p>-0.615786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59" table:style-name="ce3">
            <text:p>759</text:p>
          </table:table-cell>
          <table:table-cell office:value-type="float" office:value="3.7940116971702E-2" table:style-name="ce4">
            <text:p>0.037940117</text:p>
          </table:table-cell>
          <table:table-cell office:value-type="float" office:value="0.742201963091074" table:style-name="ce4">
            <text:p>0.742201963</text:p>
          </table:table-cell>
          <table:table-cell office:value-type="float" office:value="0.21985791993722401" table:style-name="ce4">
            <text:p>0.21985792</text:p>
          </table:table-cell>
          <table:table-cell office:value-type="percentage" office:value="9.6521474794370003E-3" table:style-name="ce9">
            <text:p>0.97%</text:p>
          </table:table-cell>
          <table:table-cell office:value-type="percentage" office:value="1.9139290103691E-2" table:style-name="ce9">
            <text:p>1.91%</text:p>
          </table:table-cell>
          <table:table-cell office:value-type="string" table:style-name="ce12">
            <text:p>-0.018174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0" table:style-name="ce3">
            <text:p>760</text:p>
          </table:table-cell>
          <table:table-cell office:value-type="float" office:value="4.3654944582150003E-2" table:style-name="ce4">
            <text:p>0.043654945</text:p>
          </table:table-cell>
          <table:table-cell office:value-type="float" office:value="0.229640344871091" table:style-name="ce4">
            <text:p>0.229640345</text:p>
          </table:table-cell>
          <table:table-cell office:value-type="float" office:value="0.726704710546758" table:style-name="ce4">
            <text:p>0.726704711</text:p>
          </table:table-cell>
          <table:table-cell office:value-type="percentage" office:value="6.783963412246E-3" table:style-name="ce9">
            <text:p>0.68%</text:p>
          </table:table-cell>
          <table:table-cell office:value-type="percentage" office:value="1.3295698582751999E-2" table:style-name="ce9">
            <text:p>1.33%</text:p>
          </table:table-cell>
          <table:table-cell office:value-type="string" table:style-name="ce12">
            <text:p>-0.241885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1" table:style-name="ce3">
            <text:p>761</text:p>
          </table:table-cell>
          <table:table-cell office:value-type="float" office:value="0.233444186884225" table:style-name="ce4">
            <text:p>0.233444187</text:p>
          </table:table-cell>
          <table:table-cell office:value-type="float" office:value="0.17547944212699201" table:style-name="ce4">
            <text:p>0.175479442</text:p>
          </table:table-cell>
          <table:table-cell office:value-type="float" office:value="0.59107637098878196" table:style-name="ce4">
            <text:p>0.591076371</text:p>
          </table:table-cell>
          <table:table-cell office:value-type="percentage" office:value="4.5688002232940001E-3" table:style-name="ce9">
            <text:p>0.46%</text:p>
          </table:table-cell>
          <table:table-cell office:value-type="percentage" office:value="1.3257533782807999E-2" table:style-name="ce9">
            <text:p>1.33%</text:p>
          </table:table-cell>
          <table:table-cell office:value-type="string" table:style-name="ce12">
            <text:p>-0.409668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2" table:style-name="ce3">
            <text:p>762</text:p>
          </table:table-cell>
          <table:table-cell office:value-type="float" office:value="0.845939235006404" table:style-name="ce4">
            <text:p>0.845939235</text:p>
          </table:table-cell>
          <table:table-cell office:value-type="float" office:value="6.7250947438801001E-2" table:style-name="ce4">
            <text:p>0.067250947</text:p>
          </table:table-cell>
          <table:table-cell office:value-type="float" office:value="8.6809817554794999E-2" table:style-name="ce4">
            <text:p>0.086809818</text:p>
          </table:table-cell>
          <table:table-cell office:value-type="percentage" office:value="1.9220444641389999E-3" table:style-name="ce9">
            <text:p>0.19%</text:p>
          </table:table-cell>
          <table:table-cell office:value-type="percentage" office:value="1.3895492468452E-2" table:style-name="ce9">
            <text:p>1.39%</text:p>
          </table:table-cell>
          <table:table-cell office:value-type="string" table:style-name="ce12">
            <text:p>-0.5813364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3" table:style-name="ce3">
            <text:p>763</text:p>
          </table:table-cell>
          <table:table-cell office:value-type="float" office:value="0.33033117091435499" table:style-name="ce4">
            <text:p>0.330331171</text:p>
          </table:table-cell>
          <table:table-cell office:value-type="float" office:value="1.9726733652249001E-2" table:style-name="ce4">
            <text:p>0.019726734</text:p>
          </table:table-cell>
          <table:table-cell office:value-type="float" office:value="0.64994209543339598" table:style-name="ce4">
            <text:p>0.649942095</text:p>
          </table:table-cell>
          <table:table-cell office:value-type="percentage" office:value="4.5627547907339996E-3" table:style-name="ce9">
            <text:p>0.46%</text:p>
          </table:table-cell>
          <table:table-cell office:value-type="percentage" office:value="1.1773197810725E-2" table:style-name="ce9">
            <text:p>1.18%</text:p>
          </table:table-cell>
          <table:table-cell office:value-type="string" table:style-name="ce12">
            <text:p>-0.461832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4" table:style-name="ce3">
            <text:p>764</text:p>
          </table:table-cell>
          <table:table-cell office:value-type="float" office:value="0.17856209359857" table:style-name="ce4">
            <text:p>0.178562094</text:p>
          </table:table-cell>
          <table:table-cell office:value-type="float" office:value="0.57524026723287802" table:style-name="ce4">
            <text:p>0.575240267</text:p>
          </table:table-cell>
          <table:table-cell office:value-type="float" office:value="0.246197639168551" table:style-name="ce4">
            <text:p>0.246197639</text:p>
          </table:table-cell>
          <table:table-cell office:value-type="percentage" office:value="6.4758317642869996E-3" table:style-name="ce9">
            <text:p>0.65%</text:p>
          </table:table-cell>
          <table:table-cell office:value-type="percentage" office:value="1.7660702801484001E-2" table:style-name="ce9">
            <text:p>1.77%</text:p>
          </table:table-cell>
          <table:table-cell office:value-type="string" table:style-name="ce12">
            <text:p>-0.199548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5" table:style-name="ce3">
            <text:p>765</text:p>
          </table:table-cell>
          <table:table-cell office:value-type="float" office:value="0.77570037236542999" table:style-name="ce4">
            <text:p>0.775700372</text:p>
          </table:table-cell>
          <table:table-cell office:value-type="float" office:value="2.2184817296332E-2" table:style-name="ce4">
            <text:p>0.022184817</text:p>
          </table:table-cell>
          <table:table-cell office:value-type="float" office:value="0.202114810338238" table:style-name="ce4">
            <text:p>0.20211481</text:p>
          </table:table-cell>
          <table:table-cell office:value-type="percentage" office:value="1.8642382076850001E-3" table:style-name="ce9">
            <text:p>0.19%</text:p>
          </table:table-cell>
          <table:table-cell office:value-type="percentage" office:value="1.3165085080703E-2" table:style-name="ce9">
            <text:p>1.32%</text:p>
          </table:table-cell>
          <table:table-cell office:value-type="string" table:style-name="ce12">
            <text:p>-0.617980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6" table:style-name="ce3">
            <text:p>766</text:p>
          </table:table-cell>
          <table:table-cell office:value-type="float" office:value="0.44984366629244199" table:style-name="ce4">
            <text:p>0.449843666</text:p>
          </table:table-cell>
          <table:table-cell office:value-type="float" office:value="0" table:style-name="ce4">
            <text:p>0</text:p>
          </table:table-cell>
          <table:table-cell office:value-type="float" office:value="0.55015633370755801" table:style-name="ce4">
            <text:p>0.550156334</text:p>
          </table:table-cell>
          <table:table-cell office:value-type="percentage" office:value="3.510925778793E-3" table:style-name="ce9">
            <text:p>0.35%</text:p>
          </table:table-cell>
          <table:table-cell office:value-type="percentage" office:value="1.1913587623714E-2" table:style-name="ce9">
            <text:p>1.19%</text:p>
          </table:table-cell>
          <table:table-cell office:value-type="string" table:style-name="ce12">
            <text:p>-0.54467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7" table:style-name="ce3">
            <text:p>767</text:p>
          </table:table-cell>
          <table:table-cell office:value-type="float" office:value="7.4308851449629999E-3" table:style-name="ce4">
            <text:p>0.007430885</text:p>
          </table:table-cell>
          <table:table-cell office:value-type="float" office:value="0.20586299840300301" table:style-name="ce4">
            <text:p>0.205862998</text:p>
          </table:table-cell>
          <table:table-cell office:value-type="float" office:value="0.78670611645203403" table:style-name="ce4">
            <text:p>0.786706116</text:p>
          </table:table-cell>
          <table:table-cell office:value-type="percentage" office:value="7.5033265944540002E-3" table:style-name="ce9">
            <text:p>0.75%</text:p>
          </table:table-cell>
          <table:table-cell office:value-type="percentage" office:value="1.2912884137760001E-2" table:style-name="ce9">
            <text:p>1.29%</text:p>
          </table:table-cell>
          <table:table-cell office:value-type="string" table:style-name="ce12">
            <text:p>-0.193347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8" table:style-name="ce3">
            <text:p>768</text:p>
          </table:table-cell>
          <table:table-cell office:value-type="float" office:value="0.14251256695054801" table:style-name="ce4">
            <text:p>0.142512567</text:p>
          </table:table-cell>
          <table:table-cell office:value-type="float" office:value="0.75888312948062997" table:style-name="ce4">
            <text:p>0.758883129</text:p>
          </table:table-cell>
          <table:table-cell office:value-type="float" office:value="9.8604303568821994E-2" table:style-name="ce4">
            <text:p>0.098604304</text:p>
          </table:table-cell>
          <table:table-cell office:value-type="percentage" office:value="9.4682915215799999E-3" table:style-name="ce9">
            <text:p>0.95%</text:p>
          </table:table-cell>
          <table:table-cell office:value-type="percentage" office:value="1.9650252236598002E-2" table:style-name="ce9">
            <text:p>1.97%</text:p>
          </table:table-cell>
          <table:table-cell office:value-type="string" table:style-name="ce12">
            <text:p>-0.027058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69" table:style-name="ce3">
            <text:p>769</text:p>
          </table:table-cell>
          <table:table-cell office:value-type="float" office:value="0.27141938156843598" table:style-name="ce4">
            <text:p>0.271419382</text:p>
          </table:table-cell>
          <table:table-cell office:value-type="float" office:value="0.53615090861204895" table:style-name="ce4">
            <text:p>0.536150909</text:p>
          </table:table-cell>
          <table:table-cell office:value-type="float" office:value="0.19242970981951499" table:style-name="ce4">
            <text:p>0.19242971</text:p>
          </table:table-cell>
          <table:table-cell office:value-type="percentage" office:value="5.5791741347090001E-3" table:style-name="ce9">
            <text:p>0.56%</text:p>
          </table:table-cell>
          <table:table-cell office:value-type="percentage" office:value="1.7498061159295E-2" table:style-name="ce9">
            <text:p>1.75%</text:p>
          </table:table-cell>
          <table:table-cell office:value-type="string" table:style-name="ce12">
            <text:p>-0.2526466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0" table:style-name="ce3">
            <text:p>770</text:p>
          </table:table-cell>
          <table:table-cell office:value-type="float" office:value="0.66827037973282299" table:style-name="ce4">
            <text:p>0.66827038</text:p>
          </table:table-cell>
          <table:table-cell office:value-type="float" office:value="0.15189144751359401" table:style-name="ce4">
            <text:p>0.151891448</text:p>
          </table:table-cell>
          <table:table-cell office:value-type="float" office:value="0.17983817275358299" table:style-name="ce4">
            <text:p>0.179838173</text:p>
          </table:table-cell>
          <table:table-cell office:value-type="percentage" office:value="1.9717535223180002E-3" table:style-name="ce9">
            <text:p>0.20%</text:p>
          </table:table-cell>
          <table:table-cell office:value-type="percentage" office:value="1.4319302655767E-2" table:style-name="ce9">
            <text:p>1.43%</text:p>
          </table:table-cell>
          <table:table-cell office:value-type="string" table:style-name="ce12">
            <text:p>-0.560658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1" table:style-name="ce3">
            <text:p>771</text:p>
          </table:table-cell>
          <table:table-cell office:value-type="float" office:value="0.65882702562007001" table:style-name="ce4">
            <text:p>0.658827026</text:p>
          </table:table-cell>
          <table:table-cell office:value-type="float" office:value="3.9830214979287001E-2" table:style-name="ce4">
            <text:p>0.039830215</text:p>
          </table:table-cell>
          <table:table-cell office:value-type="float" office:value="0.30134275940064198" table:style-name="ce4">
            <text:p>0.301342759</text:p>
          </table:table-cell>
          <table:table-cell office:value-type="percentage" office:value="2.031364521235E-3" table:style-name="ce9">
            <text:p>0.20%</text:p>
          </table:table-cell>
          <table:table-cell office:value-type="percentage" office:value="1.3008976819850001E-2" table:style-name="ce9">
            <text:p>1.30%</text:p>
          </table:table-cell>
          <table:table-cell office:value-type="string" table:style-name="ce12">
            <text:p>-0.612548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2" table:style-name="ce3">
            <text:p>772</text:p>
          </table:table-cell>
          <table:table-cell office:value-type="float" office:value="0.58933714614825505" table:style-name="ce4">
            <text:p>0.589337146</text:p>
          </table:table-cell>
          <table:table-cell office:value-type="float" office:value="9.3151219277798999E-2" table:style-name="ce4">
            <text:p>0.093151219</text:p>
          </table:table-cell>
          <table:table-cell office:value-type="float" office:value="0.31751163457394699" table:style-name="ce4">
            <text:p>0.317511635</text:p>
          </table:table-cell>
          <table:table-cell office:value-type="percentage" office:value="2.1466381228879999E-3" table:style-name="ce9">
            <text:p>0.21%</text:p>
          </table:table-cell>
          <table:table-cell office:value-type="percentage" office:value="1.3405910005241E-2" table:style-name="ce9">
            <text:p>1.34%</text:p>
          </table:table-cell>
          <table:table-cell office:value-type="string" table:style-name="ce12">
            <text:p>-0.585813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3" table:style-name="ce3">
            <text:p>773</text:p>
          </table:table-cell>
          <table:table-cell office:value-type="float" office:value="2.601771196901E-3" table:style-name="ce4">
            <text:p>0.002601771</text:p>
          </table:table-cell>
          <table:table-cell office:value-type="float" office:value="0.83308124770589798" table:style-name="ce4">
            <text:p>0.833081248</text:p>
          </table:table-cell>
          <table:table-cell office:value-type="float" office:value="0.164316981097201" table:style-name="ce4">
            <text:p>0.164316981</text:p>
          </table:table-cell>
          <table:table-cell office:value-type="percentage" office:value="1.1504951710798E-2" table:style-name="ce9">
            <text:p>1.15%</text:p>
          </table:table-cell>
          <table:table-cell office:value-type="percentage" office:value="2.0070274993117001E-2" table:style-name="ce9">
            <text:p>2.01%</text:p>
          </table:table-cell>
          <table:table-cell office:value-type="string" table:style-name="ce11">
            <text:p>0.0749841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4" table:style-name="ce3">
            <text:p>774</text:p>
          </table:table-cell>
          <table:table-cell office:value-type="float" office:value="3.2639172782955597E-5" table:style-name="ce5">
            <text:p>3.26E-05</text:p>
          </table:table-cell>
          <table:table-cell office:value-type="float" office:value="0.47137700546570099" table:style-name="ce4">
            <text:p>0.471377005</text:p>
          </table:table-cell>
          <table:table-cell office:value-type="float" office:value="0.528590355361516" table:style-name="ce4">
            <text:p>0.528590355</text:p>
          </table:table-cell>
          <table:table-cell office:value-type="percentage" office:value="7.1940076661520004E-3" table:style-name="ce9">
            <text:p>0.72%</text:p>
          </table:table-cell>
          <table:table-cell office:value-type="percentage" office:value="1.5926355969697999E-2" table:style-name="ce9">
            <text:p>1.59%</text:p>
          </table:table-cell>
          <table:table-cell office:value-type="string" table:style-name="ce12">
            <text:p>-0.176185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5" table:style-name="ce3">
            <text:p>775</text:p>
          </table:table-cell>
          <table:table-cell office:value-type="float" office:value="0.133591564207032" table:style-name="ce4">
            <text:p>0.133591564</text:p>
          </table:table-cell>
          <table:table-cell office:value-type="float" office:value="0.57061469400174503" table:style-name="ce4">
            <text:p>0.570614694</text:p>
          </table:table-cell>
          <table:table-cell office:value-type="float" office:value="0.29579374179122297" table:style-name="ce4">
            <text:p>0.295793742</text:p>
          </table:table-cell>
          <table:table-cell office:value-type="percentage" office:value="6.698449348651E-3" table:style-name="ce9">
            <text:p>0.67%</text:p>
          </table:table-cell>
          <table:table-cell office:value-type="percentage" office:value="1.7470104130455001E-2" table:style-name="ce9">
            <text:p>1.75%</text:p>
          </table:table-cell>
          <table:table-cell office:value-type="string" table:style-name="ce12">
            <text:p>-0.18898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6" table:style-name="ce3">
            <text:p>776</text:p>
          </table:table-cell>
          <table:table-cell office:value-type="float" office:value="5.1758537536519003E-2" table:style-name="ce4">
            <text:p>0.051758538</text:p>
          </table:table-cell>
          <table:table-cell office:value-type="float" office:value="0.65836457855234898" table:style-name="ce4">
            <text:p>0.658364579</text:p>
          </table:table-cell>
          <table:table-cell office:value-type="float" office:value="0.28987688391113198" table:style-name="ce4">
            <text:p>0.289876884</text:p>
          </table:table-cell>
          <table:table-cell office:value-type="percentage" office:value="8.3172259366490007E-3" table:style-name="ce9">
            <text:p>0.83%</text:p>
          </table:table-cell>
          <table:table-cell office:value-type="percentage" office:value="1.8222931786823E-2" table:style-name="ce9">
            <text:p>1.82%</text:p>
          </table:table-cell>
          <table:table-cell office:value-type="string" table:style-name="ce12">
            <text:p>-0.092343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7" table:style-name="ce3">
            <text:p>777</text:p>
          </table:table-cell>
          <table:table-cell office:value-type="float" office:value="0" table:style-name="ce4">
            <text:p>0</text:p>
          </table:table-cell>
          <table:table-cell office:value-type="float" office:value="3.1870719799899998E-3" table:style-name="ce4">
            <text:p>0.003187072</text:p>
          </table:table-cell>
          <table:table-cell office:value-type="float" office:value="0.99681292802000998" table:style-name="ce4">
            <text:p>0.996812928</text:p>
          </table:table-cell>
          <table:table-cell office:value-type="percentage" office:value="1.0008443729557E-2" table:style-name="ce9">
            <text:p>1.00%</text:p>
          </table:table-cell>
          <table:table-cell office:value-type="percentage" office:value="1.0572550743890999E-2" table:style-name="ce9">
            <text:p>1.06%</text:p>
          </table:table-cell>
          <table:table-cell office:value-type="string" table:style-name="ce11">
            <text:p>0.0007986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8" table:style-name="ce3">
            <text:p>778</text:p>
          </table:table-cell>
          <table:table-cell office:value-type="float" office:value="0.30183541359723098" table:style-name="ce4">
            <text:p>0.301835414</text:p>
          </table:table-cell>
          <table:table-cell office:value-type="float" office:value="0.60206869952414299" table:style-name="ce4">
            <text:p>0.6020687</text:p>
          </table:table-cell>
          <table:table-cell office:value-type="float" office:value="9.6095886878625997E-2" table:style-name="ce4">
            <text:p>0.096095887</text:p>
          </table:table-cell>
          <table:table-cell office:value-type="percentage" office:value="6.3758725169840002E-3" table:style-name="ce9">
            <text:p>0.64%</text:p>
          </table:table-cell>
          <table:table-cell office:value-type="percentage" office:value="1.834496244419E-2" table:style-name="ce9">
            <text:p>1.83%</text:p>
          </table:table-cell>
          <table:table-cell office:value-type="string" table:style-name="ce12">
            <text:p>-0.197554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79" table:style-name="ce3">
            <text:p>779</text:p>
          </table:table-cell>
          <table:table-cell office:value-type="float" office:value="0.279747798067843" table:style-name="ce4">
            <text:p>0.279747798</text:p>
          </table:table-cell>
          <table:table-cell office:value-type="float" office:value="0.62543911567741794" table:style-name="ce4">
            <text:p>0.625439116</text:p>
          </table:table-cell>
          <table:table-cell office:value-type="float" office:value="9.4813086254738999E-2" table:style-name="ce4">
            <text:p>0.094813086</text:p>
          </table:table-cell>
          <table:table-cell office:value-type="percentage" office:value="6.7818643120119999E-3" table:style-name="ce9">
            <text:p>0.68%</text:p>
          </table:table-cell>
          <table:table-cell office:value-type="percentage" office:value="1.8544565629810002E-2" table:style-name="ce9">
            <text:p>1.85%</text:p>
          </table:table-cell>
          <table:table-cell office:value-type="string" table:style-name="ce12">
            <text:p>-0.173535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0" table:style-name="ce3">
            <text:p>780</text:p>
          </table:table-cell>
          <table:table-cell office:value-type="float" office:value="8.3152402560467006E-2" table:style-name="ce4">
            <text:p>0.083152403</text:p>
          </table:table-cell>
          <table:table-cell office:value-type="float" office:value="0.841912287328758" table:style-name="ce4">
            <text:p>0.841912287</text:p>
          </table:table-cell>
          <table:table-cell office:value-type="float" office:value="7.4935310110775005E-2" table:style-name="ce4">
            <text:p>0.07493531</text:p>
          </table:table-cell>
          <table:table-cell office:value-type="percentage" office:value="1.134694427821E-2" table:style-name="ce9">
            <text:p>1.13%</text:p>
          </table:table-cell>
          <table:table-cell office:value-type="percentage" office:value="2.0417913726051999E-2" table:style-name="ce9">
            <text:p>2.04%</text:p>
          </table:table-cell>
          <table:table-cell office:value-type="string" table:style-name="ce11">
            <text:p>0.0659687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1" table:style-name="ce3">
            <text:p>781</text:p>
          </table:table-cell>
          <table:table-cell office:value-type="float" office:value="0.10437092728373699" table:style-name="ce4">
            <text:p>0.104370927</text:p>
          </table:table-cell>
          <table:table-cell office:value-type="float" office:value="3.8541942275709E-2" table:style-name="ce4">
            <text:p>0.038541942</text:p>
          </table:table-cell>
          <table:table-cell office:value-type="float" office:value="0.85708713044055496" table:style-name="ce4">
            <text:p>0.85708713</text:p>
          </table:table-cell>
          <table:table-cell office:value-type="percentage" office:value="7.5681357951519999E-3" table:style-name="ce9">
            <text:p>0.76%</text:p>
          </table:table-cell>
          <table:table-cell office:value-type="percentage" office:value="1.1296427732853999E-2" table:style-name="ce9">
            <text:p>1.13%</text:p>
          </table:table-cell>
          <table:table-cell office:value-type="string" table:style-name="ce12">
            <text:p>-0.215277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2" table:style-name="ce3">
            <text:p>782</text:p>
          </table:table-cell>
          <table:table-cell office:value-type="float" office:value="0.66313626437751805" table:style-name="ce4">
            <text:p>0.663136264</text:p>
          </table:table-cell>
          <table:table-cell office:value-type="float" office:value="0.30333841621442797" table:style-name="ce4">
            <text:p>0.303338416</text:p>
          </table:table-cell>
          <table:table-cell office:value-type="float" office:value="3.3525319408053998E-2" table:style-name="ce4">
            <text:p>0.033525319</text:p>
          </table:table-cell>
          <table:table-cell office:value-type="percentage" office:value="2.783585102435E-3" table:style-name="ce9">
            <text:p>0.28%</text:p>
          </table:table-cell>
          <table:table-cell office:value-type="percentage" office:value="1.6035362326636E-2" table:style-name="ce9">
            <text:p>1.60%</text:p>
          </table:table-cell>
          <table:table-cell office:value-type="string" table:style-name="ce12">
            <text:p>-0.450031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3" table:style-name="ce3">
            <text:p>783</text:p>
          </table:table-cell>
          <table:table-cell office:value-type="float" office:value="0.50195620238281502" table:style-name="ce4">
            <text:p>0.501956202</text:p>
          </table:table-cell>
          <table:table-cell office:value-type="float" office:value="0.44723429888866101" table:style-name="ce4">
            <text:p>0.447234299</text:p>
          </table:table-cell>
          <table:table-cell office:value-type="float" office:value="5.0809498728524E-2" table:style-name="ce4">
            <text:p>0.050809499</text:p>
          </table:table-cell>
          <table:table-cell office:value-type="percentage" office:value="4.1055167218660002E-3" table:style-name="ce9">
            <text:p>0.41%</text:p>
          </table:table-cell>
          <table:table-cell office:value-type="percentage" office:value="1.7187242778199E-2" table:style-name="ce9">
            <text:p>1.72%</text:p>
          </table:table-cell>
          <table:table-cell office:value-type="string" table:style-name="ce12">
            <text:p>-0.342956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4" table:style-name="ce3">
            <text:p>784</text:p>
          </table:table-cell>
          <table:table-cell office:value-type="float" office:value="2.4324537564629E-2" table:style-name="ce4">
            <text:p>0.024324538</text:p>
          </table:table-cell>
          <table:table-cell office:value-type="float" office:value="0.89164442780867503" table:style-name="ce4">
            <text:p>0.891644428</text:p>
          </table:table-cell>
          <table:table-cell office:value-type="float" office:value="8.4031034626696005E-2" table:style-name="ce4">
            <text:p>0.084031035</text:p>
          </table:table-cell>
          <table:table-cell office:value-type="percentage" office:value="1.2653620954362999E-2" table:style-name="ce9">
            <text:p>1.27%</text:p>
          </table:table-cell>
          <table:table-cell office:value-type="percentage" office:value="2.0806457107733E-2" table:style-name="ce9">
            <text:p>2.08%</text:p>
          </table:table-cell>
          <table:table-cell office:value-type="string" table:style-name="ce11">
            <text:p>0.1275383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5" table:style-name="ce3">
            <text:p>785</text:p>
          </table:table-cell>
          <table:table-cell office:value-type="float" office:value="0.34385740438582302" table:style-name="ce4">
            <text:p>0.343857404</text:p>
          </table:table-cell>
          <table:table-cell office:value-type="float" office:value="0.46957254342431298" table:style-name="ce4">
            <text:p>0.469572543</text:p>
          </table:table-cell>
          <table:table-cell office:value-type="float" office:value="0.186570052189864" table:style-name="ce4">
            <text:p>0.186570052</text:p>
          </table:table-cell>
          <table:table-cell office:value-type="percentage" office:value="4.5908736138030003E-3" table:style-name="ce9">
            <text:p>0.46%</text:p>
          </table:table-cell>
          <table:table-cell office:value-type="percentage" office:value="1.6958558976302999E-2" table:style-name="ce9">
            <text:p>1.70%</text:p>
          </table:table-cell>
          <table:table-cell office:value-type="string" table:style-name="ce12">
            <text:p>-0.318961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6" table:style-name="ce3">
            <text:p>786</text:p>
          </table:table-cell>
          <table:table-cell office:value-type="float" office:value="0.11814652662804601" table:style-name="ce4">
            <text:p>0.118146527</text:p>
          </table:table-cell>
          <table:table-cell office:value-type="float" office:value="0.658726661064579" table:style-name="ce4">
            <text:p>0.658726661</text:p>
          </table:table-cell>
          <table:table-cell office:value-type="float" office:value="0.22312681230737499" table:style-name="ce4">
            <text:p>0.223126812</text:p>
          </table:table-cell>
          <table:table-cell office:value-type="percentage" office:value="7.8998364333809998E-3" table:style-name="ce9">
            <text:p>0.79%</text:p>
          </table:table-cell>
          <table:table-cell office:value-type="percentage" office:value="1.8430360956770999E-2" table:style-name="ce9">
            <text:p>1.84%</text:p>
          </table:table-cell>
          <table:table-cell office:value-type="string" table:style-name="ce12">
            <text:p>-0.113951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7" table:style-name="ce3">
            <text:p>787</text:p>
          </table:table-cell>
          <table:table-cell office:value-type="float" office:value="3.6525492545017003E-2" table:style-name="ce4">
            <text:p>0.036525493</text:p>
          </table:table-cell>
          <table:table-cell office:value-type="float" office:value="0.61915642752668298" table:style-name="ce4">
            <text:p>0.619156428</text:p>
          </table:table-cell>
          <table:table-cell office:value-type="float" office:value="0.34431807992830099" table:style-name="ce4">
            <text:p>0.34431808</text:p>
          </table:table-cell>
          <table:table-cell office:value-type="percentage" office:value="7.9583522127029994E-3" table:style-name="ce9">
            <text:p>0.80%</text:p>
          </table:table-cell>
          <table:table-cell office:value-type="percentage" office:value="1.7727944887026E-2" table:style-name="ce9">
            <text:p>1.77%</text:p>
          </table:table-cell>
          <table:table-cell office:value-type="string" table:style-name="ce12">
            <text:p>-0.115165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8" table:style-name="ce3">
            <text:p>788</text:p>
          </table:table-cell>
          <table:table-cell office:value-type="float" office:value="0.50300104898478104" table:style-name="ce4">
            <text:p>0.503001049</text:p>
          </table:table-cell>
          <table:table-cell office:value-type="float" office:value="0.37461495321859301" table:style-name="ce4">
            <text:p>0.374614953</text:p>
          </table:table-cell>
          <table:table-cell office:value-type="float" office:value="0.122383997796625" table:style-name="ce4">
            <text:p>0.122383998</text:p>
          </table:table-cell>
          <table:table-cell office:value-type="percentage" office:value="3.348586268746E-3" table:style-name="ce9">
            <text:p>0.33%</text:p>
          </table:table-cell>
          <table:table-cell office:value-type="percentage" office:value="1.6360047248154E-2" table:style-name="ce9">
            <text:p>1.64%</text:p>
          </table:table-cell>
          <table:table-cell office:value-type="string" table:style-name="ce12">
            <text:p>-0.406564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89" table:style-name="ce3">
            <text:p>789</text:p>
          </table:table-cell>
          <table:table-cell office:value-type="float" office:value="5.8025397319876E-2" table:style-name="ce4">
            <text:p>0.058025397</text:p>
          </table:table-cell>
          <table:table-cell office:value-type="float" office:value="0.13217914326998401" table:style-name="ce4">
            <text:p>0.132179143</text:p>
          </table:table-cell>
          <table:table-cell office:value-type="float" office:value="0.80979545941013997" table:style-name="ce4">
            <text:p>0.809795459</text:p>
          </table:table-cell>
          <table:table-cell office:value-type="percentage" office:value="7.2944466865139997E-3" table:style-name="ce9">
            <text:p>0.73%</text:p>
          </table:table-cell>
          <table:table-cell office:value-type="percentage" office:value="1.2225243669486E-2" table:style-name="ce9">
            <text:p>1.22%</text:p>
          </table:table-cell>
          <table:table-cell office:value-type="string" table:style-name="ce12">
            <text:p>-0.2213087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0" table:style-name="ce3">
            <text:p>790</text:p>
          </table:table-cell>
          <table:table-cell office:value-type="float" office:value="0.48441424635111202" table:style-name="ce4">
            <text:p>0.484414246</text:p>
          </table:table-cell>
          <table:table-cell office:value-type="float" office:value="0.48544909350468102" table:style-name="ce4">
            <text:p>0.485449094</text:p>
          </table:table-cell>
          <table:table-cell office:value-type="float" office:value="3.0136660144207E-2" table:style-name="ce4">
            <text:p>0.03013666</text:p>
          </table:table-cell>
          <table:table-cell office:value-type="percentage" office:value="4.582339641076E-3" table:style-name="ce9">
            <text:p>0.46%</text:p>
          </table:table-cell>
          <table:table-cell office:value-type="percentage" office:value="1.7570509363624E-2" table:style-name="ce9">
            <text:p>1.76%</text:p>
          </table:table-cell>
          <table:table-cell office:value-type="string" table:style-name="ce12">
            <text:p>-0.308338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1" table:style-name="ce3">
            <text:p>791</text:p>
          </table:table-cell>
          <table:table-cell office:value-type="float" office:value="0.125543471429923" table:style-name="ce4">
            <text:p>0.125543471</text:p>
          </table:table-cell>
          <table:table-cell office:value-type="float" office:value="0.84599676661363898" table:style-name="ce4">
            <text:p>0.845996767</text:p>
          </table:table-cell>
          <table:table-cell office:value-type="float" office:value="2.8459761956437998E-2" table:style-name="ce4">
            <text:p>0.028459762</text:p>
          </table:table-cell>
          <table:table-cell office:value-type="percentage" office:value="1.132736391394E-2" table:style-name="ce9">
            <text:p>1.13%</text:p>
          </table:table-cell>
          <table:table-cell office:value-type="percentage" office:value="2.0594426392805999E-2" table:style-name="ce9">
            <text:p>2.06%</text:p>
          </table:table-cell>
          <table:table-cell office:value-type="string" table:style-name="ce11">
            <text:p>0.0644525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2" table:style-name="ce3">
            <text:p>792</text:p>
          </table:table-cell>
          <table:table-cell office:value-type="float" office:value="0.59767619412492501" table:style-name="ce4">
            <text:p>0.597676194</text:p>
          </table:table-cell>
          <table:table-cell office:value-type="float" office:value="8.1065062401248E-2" table:style-name="ce4">
            <text:p>0.081065062</text:p>
          </table:table-cell>
          <table:table-cell office:value-type="float" office:value="0.32125874347382699" table:style-name="ce4">
            <text:p>0.321258743</text:p>
          </table:table-cell>
          <table:table-cell office:value-type="percentage" office:value="2.1385795554399998E-3" table:style-name="ce9">
            <text:p>0.21%</text:p>
          </table:table-cell>
          <table:table-cell office:value-type="percentage" office:value="1.3293241271048001E-2" table:style-name="ce9">
            <text:p>1.33%</text:p>
          </table:table-cell>
          <table:table-cell office:value-type="string" table:style-name="ce12">
            <text:p>-0.5913847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3" table:style-name="ce3">
            <text:p>793</text:p>
          </table:table-cell>
          <table:table-cell office:value-type="float" office:value="0.13192857330953001" table:style-name="ce4">
            <text:p>0.131928573</text:p>
          </table:table-cell>
          <table:table-cell office:value-type="float" office:value="0.67742018117006797" table:style-name="ce4">
            <text:p>0.677420181</text:p>
          </table:table-cell>
          <table:table-cell office:value-type="float" office:value="0.190651245520402" table:style-name="ce4">
            <text:p>0.190651246</text:p>
          </table:table-cell>
          <table:table-cell office:value-type="percentage" office:value="8.1059890489250004E-3" table:style-name="ce9">
            <text:p>0.81%</text:p>
          </table:table-cell>
          <table:table-cell office:value-type="percentage" office:value="1.8686321945756999E-2" table:style-name="ce9">
            <text:p>1.87%</text:p>
          </table:table-cell>
          <table:table-cell office:value-type="string" table:style-name="ce12">
            <text:p>-0.1013581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4" table:style-name="ce3">
            <text:p>794</text:p>
          </table:table-cell>
          <table:table-cell office:value-type="float" office:value="0.29565865356620702" table:style-name="ce4">
            <text:p>0.295658654</text:p>
          </table:table-cell>
          <table:table-cell office:value-type="float" office:value="0.51213984818112701" table:style-name="ce4">
            <text:p>0.512139848</text:p>
          </table:table-cell>
          <table:table-cell office:value-type="float" office:value="0.192201498252666" table:style-name="ce4">
            <text:p>0.192201498</text:p>
          </table:table-cell>
          <table:table-cell office:value-type="percentage" office:value="5.2122630634389997E-3" table:style-name="ce9">
            <text:p>0.52%</text:p>
          </table:table-cell>
          <table:table-cell office:value-type="percentage" office:value="1.7297720926478001E-2" table:style-name="ce9">
            <text:p>1.73%</text:p>
          </table:table-cell>
          <table:table-cell office:value-type="string" table:style-name="ce12">
            <text:p>-0.276784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5" table:style-name="ce3">
            <text:p>795</text:p>
          </table:table-cell>
          <table:table-cell office:value-type="float" office:value="0.18453943372006901" table:style-name="ce4">
            <text:p>0.184539434</text:p>
          </table:table-cell>
          <table:table-cell office:value-type="float" office:value="0.25855205765162398" table:style-name="ce4">
            <text:p>0.258552058</text:p>
          </table:table-cell>
          <table:table-cell office:value-type="float" office:value="0.55690850862830699" table:style-name="ce4">
            <text:p>0.556908509</text:p>
          </table:table-cell>
          <table:table-cell office:value-type="percentage" office:value="4.8476314196559999E-3" table:style-name="ce9">
            <text:p>0.48%</text:p>
          </table:table-cell>
          <table:table-cell office:value-type="percentage" office:value="1.4057708056803E-2" table:style-name="ce9">
            <text:p>1.41%</text:p>
          </table:table-cell>
          <table:table-cell office:value-type="string" table:style-name="ce12">
            <text:p>-0.366515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6" table:style-name="ce3">
            <text:p>796</text:p>
          </table:table-cell>
          <table:table-cell office:value-type="float" office:value="0.27878069817454898" table:style-name="ce4">
            <text:p>0.278780698</text:p>
          </table:table-cell>
          <table:table-cell office:value-type="float" office:value="0.41735862610170599" table:style-name="ce4">
            <text:p>0.417358626</text:p>
          </table:table-cell>
          <table:table-cell office:value-type="float" office:value="0.30386067572374498" table:style-name="ce4">
            <text:p>0.303860676</text:p>
          </table:table-cell>
          <table:table-cell office:value-type="percentage" office:value="4.4462178033790002E-3" table:style-name="ce9">
            <text:p>0.44%</text:p>
          </table:table-cell>
          <table:table-cell office:value-type="percentage" office:value="1.6162224558632001E-2" table:style-name="ce9">
            <text:p>1.62%</text:p>
          </table:table-cell>
          <table:table-cell office:value-type="string" table:style-name="ce12">
            <text:p>-0.343627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7" table:style-name="ce3">
            <text:p>797</text:p>
          </table:table-cell>
          <table:table-cell office:value-type="float" office:value="0.35759072375649198" table:style-name="ce4">
            <text:p>0.357590724</text:p>
          </table:table-cell>
          <table:table-cell office:value-type="float" office:value="0.39620367952796598" table:style-name="ce4">
            <text:p>0.39620368</text:p>
          </table:table-cell>
          <table:table-cell office:value-type="float" office:value="0.24620559671554099" table:style-name="ce4">
            <text:p>0.246205597</text:p>
          </table:table-cell>
          <table:table-cell office:value-type="percentage" office:value="3.9026220807969999E-3" table:style-name="ce9">
            <text:p>0.39%</text:p>
          </table:table-cell>
          <table:table-cell office:value-type="percentage" office:value="1.6161646559724002E-2" table:style-name="ce9">
            <text:p>1.62%</text:p>
          </table:table-cell>
          <table:table-cell office:value-type="string" table:style-name="ce12">
            <text:p>-0.377274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8" table:style-name="ce3">
            <text:p>798</text:p>
          </table:table-cell>
          <table:table-cell office:value-type="float" office:value="0.219435227479225" table:style-name="ce4">
            <text:p>0.219435227</text:p>
          </table:table-cell>
          <table:table-cell office:value-type="float" office:value="0.62928651470538599" table:style-name="ce4">
            <text:p>0.629286515</text:p>
          </table:table-cell>
          <table:table-cell office:value-type="float" office:value="0.15127825781538901" table:style-name="ce4">
            <text:p>0.151278258</text:p>
          </table:table-cell>
          <table:table-cell office:value-type="percentage" office:value="7.0108780808689998E-3" table:style-name="ce9">
            <text:p>0.70%</text:p>
          </table:table-cell>
          <table:table-cell office:value-type="percentage" office:value="1.8403875196234001E-2" table:style-name="ce9">
            <text:p>1.84%</text:p>
          </table:table-cell>
          <table:table-cell office:value-type="string" table:style-name="ce12">
            <text:p>-0.162418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799" table:style-name="ce3">
            <text:p>799</text:p>
          </table:table-cell>
          <table:table-cell office:value-type="float" office:value="0.152912843297898" table:style-name="ce4">
            <text:p>0.152912843</text:p>
          </table:table-cell>
          <table:table-cell office:value-type="float" office:value="0.53890007796199202" table:style-name="ce4">
            <text:p>0.538900078</text:p>
          </table:table-cell>
          <table:table-cell office:value-type="float" office:value="0.30818707874010998" table:style-name="ce4">
            <text:p>0.308187079</text:p>
          </table:table-cell>
          <table:table-cell office:value-type="percentage" office:value="6.2420896774420002E-3" table:style-name="ce9">
            <text:p>0.62%</text:p>
          </table:table-cell>
          <table:table-cell office:value-type="percentage" office:value="1.7166614962203001E-2" table:style-name="ce9">
            <text:p>1.72%</text:p>
          </table:table-cell>
          <table:table-cell office:value-type="string" table:style-name="ce12">
            <text:p>-0.218908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0" table:style-name="ce3">
            <text:p>800</text:p>
          </table:table-cell>
          <table:table-cell office:value-type="float" office:value="0.272313905595092" table:style-name="ce4">
            <text:p>0.272313906</text:p>
          </table:table-cell>
          <table:table-cell office:value-type="float" office:value="0.61019349153283797" table:style-name="ce4">
            <text:p>0.610193492</text:p>
          </table:table-cell>
          <table:table-cell office:value-type="float" office:value="0.11749260287207" table:style-name="ce4">
            <text:p>0.117492603</text:p>
          </table:table-cell>
          <table:table-cell office:value-type="percentage" office:value="6.5650245777430002E-3" table:style-name="ce9">
            <text:p>0.66%</text:p>
          </table:table-cell>
          <table:table-cell office:value-type="percentage" office:value="1.8347469874672999E-2" table:style-name="ce9">
            <text:p>1.83%</text:p>
          </table:table-cell>
          <table:table-cell office:value-type="string" table:style-name="ce12">
            <text:p>-0.187217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1" table:style-name="ce3">
            <text:p>801</text:p>
          </table:table-cell>
          <table:table-cell office:value-type="float" office:value="0.65620542085358902" table:style-name="ce4">
            <text:p>0.656205421</text:p>
          </table:table-cell>
          <table:table-cell office:value-type="float" office:value="0.28722059965471602" table:style-name="ce4">
            <text:p>0.2872206</text:p>
          </table:table-cell>
          <table:table-cell office:value-type="float" office:value="5.6573979491695001E-2" table:style-name="ce4">
            <text:p>0.056573979</text:p>
          </table:table-cell>
          <table:table-cell office:value-type="percentage" office:value="2.641133813717E-3" table:style-name="ce9">
            <text:p>0.26%</text:p>
          </table:table-cell>
          <table:table-cell office:value-type="percentage" office:value="1.5829833540393998E-2" table:style-name="ce9">
            <text:p>1.58%</text:p>
          </table:table-cell>
          <table:table-cell office:value-type="string" table:style-name="ce12">
            <text:p>-0.464873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2" table:style-name="ce3">
            <text:p>802</text:p>
          </table:table-cell>
          <table:table-cell office:value-type="float" office:value="0.32708421205531002" table:style-name="ce4">
            <text:p>0.327084212</text:p>
          </table:table-cell>
          <table:table-cell office:value-type="float" office:value="0" table:style-name="ce4">
            <text:p>0</text:p>
          </table:table-cell>
          <table:table-cell office:value-type="float" office:value="0.67291578794468998" table:style-name="ce4">
            <text:p>0.672915788</text:p>
          </table:table-cell>
          <table:table-cell office:value-type="percentage" office:value="4.7989082399939997E-3" table:style-name="ce9">
            <text:p>0.48%</text:p>
          </table:table-cell>
          <table:table-cell office:value-type="percentage" office:value="1.1537681958289E-2" table:style-name="ce9">
            <text:p>1.15%</text:p>
          </table:table-cell>
          <table:table-cell office:value-type="string" table:style-name="ce12">
            <text:p>-0.450791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3" table:style-name="ce3">
            <text:p>803</text:p>
          </table:table-cell>
          <table:table-cell office:value-type="float" office:value="0.13882844718125301" table:style-name="ce4">
            <text:p>0.138828447</text:p>
          </table:table-cell>
          <table:table-cell office:value-type="float" office:value="0.43726333142192098" table:style-name="ce4">
            <text:p>0.437263331</text:p>
          </table:table-cell>
          <table:table-cell office:value-type="float" office:value="0.42390822139682599" table:style-name="ce4">
            <text:p>0.423908221</text:p>
          </table:table-cell>
          <table:table-cell office:value-type="percentage" office:value="5.5972414139929998E-3" table:style-name="ce9">
            <text:p>0.56%</text:p>
          </table:table-cell>
          <table:table-cell office:value-type="percentage" office:value="1.5961280602157998E-2" table:style-name="ce9">
            <text:p>1.60%</text:p>
          </table:table-cell>
          <table:table-cell office:value-type="string" table:style-name="ce12">
            <text:p>-0.275839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4" table:style-name="ce3">
            <text:p>804</text:p>
          </table:table-cell>
          <table:table-cell office:value-type="float" office:value="0.37191574086465101" table:style-name="ce4">
            <text:p>0.371915741</text:p>
          </table:table-cell>
          <table:table-cell office:value-type="float" office:value="0.59126412260984396" table:style-name="ce4">
            <text:p>0.591264123</text:p>
          </table:table-cell>
          <table:table-cell office:value-type="float" office:value="3.6820136525504997E-2" table:style-name="ce4">
            <text:p>0.036820137</text:p>
          </table:table-cell>
          <table:table-cell office:value-type="percentage" office:value="6.1244309111179998E-3" table:style-name="ce9">
            <text:p>0.61%</text:p>
          </table:table-cell>
          <table:table-cell office:value-type="percentage" office:value="1.8436008402507999E-2" table:style-name="ce9">
            <text:p>1.84%</text:p>
          </table:table-cell>
          <table:table-cell office:value-type="string" table:style-name="ce12">
            <text:p>-0.2102173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5" table:style-name="ce3">
            <text:p>805</text:p>
          </table:table-cell>
          <table:table-cell office:value-type="float" office:value="0.24279595335767601" table:style-name="ce4">
            <text:p>0.242795953</text:p>
          </table:table-cell>
          <table:table-cell office:value-type="float" office:value="0.444320352013024" table:style-name="ce4">
            <text:p>0.444320352</text:p>
          </table:table-cell>
          <table:table-cell office:value-type="float" office:value="0.31288369462929999" table:style-name="ce4">
            <text:p>0.312883695</text:p>
          </table:table-cell>
          <table:table-cell office:value-type="percentage" office:value="4.8516871893389997E-3" table:style-name="ce9">
            <text:p>0.49%</text:p>
          </table:table-cell>
          <table:table-cell office:value-type="percentage" office:value="1.6360339168122E-2" table:style-name="ce9">
            <text:p>1.64%</text:p>
          </table:table-cell>
          <table:table-cell office:value-type="string" table:style-name="ce12">
            <text:p>-0.314682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6" table:style-name="ce3">
            <text:p>806</text:p>
          </table:table-cell>
          <table:table-cell office:value-type="float" office:value="0.225719829166214" table:style-name="ce4">
            <text:p>0.225719829</text:p>
          </table:table-cell>
          <table:table-cell office:value-type="float" office:value="0.61441951140340201" table:style-name="ce4">
            <text:p>0.614419511</text:p>
          </table:table-cell>
          <table:table-cell office:value-type="float" office:value="0.15986065943038399" table:style-name="ce4">
            <text:p>0.159860659</text:p>
          </table:table-cell>
          <table:table-cell office:value-type="percentage" office:value="6.7714436789080004E-3" table:style-name="ce9">
            <text:p>0.68%</text:p>
          </table:table-cell>
          <table:table-cell office:value-type="percentage" office:value="1.8253116774072001E-2" table:style-name="ce9">
            <text:p>1.83%</text:p>
          </table:table-cell>
          <table:table-cell office:value-type="string" table:style-name="ce12">
            <text:p>-0.176876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7" table:style-name="ce3">
            <text:p>807</text:p>
          </table:table-cell>
          <table:table-cell office:value-type="float" office:value="0.615509014015867" table:style-name="ce4">
            <text:p>0.615509014</text:p>
          </table:table-cell>
          <table:table-cell office:value-type="float" office:value="0.238799032555323" table:style-name="ce4">
            <text:p>0.238799033</text:p>
          </table:table-cell>
          <table:table-cell office:value-type="float" office:value="0.145691953428809" table:style-name="ce4">
            <text:p>0.145691953</text:p>
          </table:table-cell>
          <table:table-cell office:value-type="percentage" office:value="2.3190869353910001E-3" table:style-name="ce9">
            <text:p>0.23%</text:p>
          </table:table-cell>
          <table:table-cell office:value-type="percentage" office:value="1.5151519967314999E-2" table:style-name="ce9">
            <text:p>1.52%</text:p>
          </table:table-cell>
          <table:table-cell office:value-type="string" table:style-name="ce12">
            <text:p>-0.50694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8" table:style-name="ce3">
            <text:p>808</text:p>
          </table:table-cell>
          <table:table-cell office:value-type="float" office:value="0.42137688842794002" table:style-name="ce4">
            <text:p>0.421376888</text:p>
          </table:table-cell>
          <table:table-cell office:value-type="float" office:value="0.54614925279892301" table:style-name="ce4">
            <text:p>0.546149253</text:p>
          </table:table-cell>
          <table:table-cell office:value-type="float" office:value="3.2473858773137E-2" table:style-name="ce4">
            <text:p>0.032473859</text:p>
          </table:table-cell>
          <table:table-cell office:value-type="percentage" office:value="5.4207941767359996E-3" table:style-name="ce9">
            <text:p>0.54%</text:p>
          </table:table-cell>
          <table:table-cell office:value-type="percentage" office:value="1.8071580925144999E-2" table:style-name="ce9">
            <text:p>1.81%</text:p>
          </table:table-cell>
          <table:table-cell office:value-type="string" table:style-name="ce12">
            <text:p>-0.2533926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09" table:style-name="ce3">
            <text:p>809</text:p>
          </table:table-cell>
          <table:table-cell office:value-type="float" office:value="0.93882785283471004" table:style-name="ce4">
            <text:p>0.938827853</text:p>
          </table:table-cell>
          <table:table-cell office:value-type="float" office:value="6.117214716529E-2" table:style-name="ce4">
            <text:p>0.061172147</text:p>
          </table:table-cell>
          <table:table-cell office:value-type="float" office:value="0" table:style-name="ce4">
            <text:p>0</text:p>
          </table:table-cell>
          <table:table-cell office:value-type="percentage" office:value="2.203141720647E-3" table:style-name="ce9">
            <text:p>0.22%</text:p>
          </table:table-cell>
          <table:table-cell office:value-type="percentage" office:value="1.4110419210877001E-2" table:style-name="ce9">
            <text:p>1.41%</text:p>
          </table:table-cell>
          <table:table-cell office:value-type="string" table:style-name="ce12">
            <text:p>-0.552560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0" table:style-name="ce3">
            <text:p>810</text:p>
          </table:table-cell>
          <table:table-cell office:value-type="float" office:value="0.251239875432195" table:style-name="ce4">
            <text:p>0.251239875</text:p>
          </table:table-cell>
          <table:table-cell office:value-type="float" office:value="0.112003017752279" table:style-name="ce4">
            <text:p>0.112003018</text:p>
          </table:table-cell>
          <table:table-cell office:value-type="float" office:value="0.636757106815525" table:style-name="ce4">
            <text:p>0.636757107</text:p>
          </table:table-cell>
          <table:table-cell office:value-type="percentage" office:value="4.7286194439249999E-3" table:style-name="ce9">
            <text:p>0.47%</text:p>
          </table:table-cell>
          <table:table-cell office:value-type="percentage" office:value="1.2586179938412E-2" table:style-name="ce9">
            <text:p>1.26%</text:p>
          </table:table-cell>
          <table:table-cell office:value-type="string" table:style-name="ce12">
            <text:p>-0.418822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1" table:style-name="ce3">
            <text:p>811</text:p>
          </table:table-cell>
          <table:table-cell office:value-type="float" office:value="0.39316979094782301" table:style-name="ce4">
            <text:p>0.393169791</text:p>
          </table:table-cell>
          <table:table-cell office:value-type="float" office:value="0.34310988687011301" table:style-name="ce4">
            <text:p>0.343109887</text:p>
          </table:table-cell>
          <table:table-cell office:value-type="float" office:value="0.26372032218206398" table:style-name="ce4">
            <text:p>0.263720322</text:p>
          </table:table-cell>
          <table:table-cell office:value-type="percentage" office:value="3.4123689462089999E-3" table:style-name="ce9">
            <text:p>0.34%</text:p>
          </table:table-cell>
          <table:table-cell office:value-type="percentage" office:value="1.5663472129996001E-2" table:style-name="ce9">
            <text:p>1.57%</text:p>
          </table:table-cell>
          <table:table-cell office:value-type="string" table:style-name="ce12">
            <text:p>-0.420572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2" table:style-name="ce3">
            <text:p>812</text:p>
          </table:table-cell>
          <table:table-cell office:value-type="float" office:value="0" table:style-name="ce4">
            <text:p>0</text:p>
          </table:table-cell>
          <table:table-cell office:value-type="float" office:value="0.789836666134209" table:style-name="ce4">
            <text:p>0.789836666</text:p>
          </table:table-cell>
          <table:table-cell office:value-type="float" office:value="0.210163333865791" table:style-name="ce4">
            <text:p>0.210163334</text:p>
          </table:table-cell>
          <table:table-cell office:value-type="percentage" office:value="1.0703698291083001E-2" table:style-name="ce9">
            <text:p>1.07%</text:p>
          </table:table-cell>
          <table:table-cell office:value-type="percentage" office:value="1.9567810540813E-2" table:style-name="ce9">
            <text:p>1.96%</text:p>
          </table:table-cell>
          <table:table-cell office:value-type="string" table:style-name="ce11">
            <text:p>0.0359620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3" table:style-name="ce3">
            <text:p>813</text:p>
          </table:table-cell>
          <table:table-cell office:value-type="float" office:value="0.15106543272055301" table:style-name="ce4">
            <text:p>0.151065433</text:p>
          </table:table-cell>
          <table:table-cell office:value-type="float" office:value="0.63869057978633104" table:style-name="ce4">
            <text:p>0.63869058</text:p>
          </table:table-cell>
          <table:table-cell office:value-type="float" office:value="0.21024398749311601" table:style-name="ce4">
            <text:p>0.210243987</text:p>
          </table:table-cell>
          <table:table-cell office:value-type="percentage" office:value="7.440992867956E-3" table:style-name="ce9">
            <text:p>0.74%</text:p>
          </table:table-cell>
          <table:table-cell office:value-type="percentage" office:value="1.8302052401028002E-2" table:style-name="ce9">
            <text:p>1.83%</text:p>
          </table:table-cell>
          <table:table-cell office:value-type="string" table:style-name="ce12">
            <text:p>-0.139820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4" table:style-name="ce3">
            <text:p>814</text:p>
          </table:table-cell>
          <table:table-cell office:value-type="float" office:value="0.87310699673634595" table:style-name="ce4">
            <text:p>0.873106997</text:p>
          </table:table-cell>
          <table:table-cell office:value-type="float" office:value="0.12151821248557799" table:style-name="ce4">
            <text:p>0.121518212</text:p>
          </table:table-cell>
          <table:table-cell office:value-type="float" office:value="5.3747907780770003E-3" table:style-name="ce4">
            <text:p>0.005374791</text:p>
          </table:table-cell>
          <table:table-cell office:value-type="percentage" office:value="2.165888824495E-3" table:style-name="ce9">
            <text:p>0.22%</text:p>
          </table:table-cell>
          <table:table-cell office:value-type="percentage" office:value="1.4599224517153E-2" table:style-name="ce9">
            <text:p>1.46%</text:p>
          </table:table-cell>
          <table:table-cell office:value-type="string" table:style-name="ce12">
            <text:p>-0.536611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5" table:style-name="ce3">
            <text:p>815</text:p>
          </table:table-cell>
          <table:table-cell office:value-type="float" office:value="0.32352520182393002" table:style-name="ce4">
            <text:p>0.323525202</text:p>
          </table:table-cell>
          <table:table-cell office:value-type="float" office:value="0.36685250429821198" table:style-name="ce4">
            <text:p>0.366852504</text:p>
          </table:table-cell>
          <table:table-cell office:value-type="float" office:value="0.309622293877858" table:style-name="ce4">
            <text:p>0.309622294</text:p>
          </table:table-cell>
          <table:table-cell office:value-type="percentage" office:value="3.8860053920569998E-3" table:style-name="ce9">
            <text:p>0.39%</text:p>
          </table:table-cell>
          <table:table-cell office:value-type="percentage" office:value="1.5721705664707999E-2" table:style-name="ce9">
            <text:p>1.57%</text:p>
          </table:table-cell>
          <table:table-cell office:value-type="string" table:style-name="ce12">
            <text:p>-0.388888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6" table:style-name="ce3">
            <text:p>816</text:p>
          </table:table-cell>
          <table:table-cell office:value-type="float" office:value="0.17438150001531499" table:style-name="ce4">
            <text:p>0.1743815</text:p>
          </table:table-cell>
          <table:table-cell office:value-type="float" office:value="0.64696844203243398" table:style-name="ce4">
            <text:p>0.646968442</text:p>
          </table:table-cell>
          <table:table-cell office:value-type="float" office:value="0.178650057952251" table:style-name="ce4">
            <text:p>0.178650058</text:p>
          </table:table-cell>
          <table:table-cell office:value-type="percentage" office:value="7.4507352930680004E-3" table:style-name="ce9">
            <text:p>0.75%</text:p>
          </table:table-cell>
          <table:table-cell office:value-type="percentage" office:value="1.8468105809852E-2" table:style-name="ce9">
            <text:p>1.85%</text:p>
          </table:table-cell>
          <table:table-cell office:value-type="string" table:style-name="ce12">
            <text:p>-0.138036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7" table:style-name="ce3">
            <text:p>817</text:p>
          </table:table-cell>
          <table:table-cell office:value-type="float" office:value="0.60896105795737199" table:style-name="ce4">
            <text:p>0.608961058</text:p>
          </table:table-cell>
          <table:table-cell office:value-type="float" office:value="0.217374476703766" table:style-name="ce4">
            <text:p>0.217374477</text:p>
          </table:table-cell>
          <table:table-cell office:value-type="float" office:value="0.17366446533886201" table:style-name="ce4">
            <text:p>0.173664465</text:p>
          </table:table-cell>
          <table:table-cell office:value-type="percentage" office:value="2.2295776423410002E-3" table:style-name="ce9">
            <text:p>0.22%</text:p>
          </table:table-cell>
          <table:table-cell office:value-type="percentage" office:value="1.4886481597564E-2" table:style-name="ce9">
            <text:p>1.49%</text:p>
          </table:table-cell>
          <table:table-cell office:value-type="string" table:style-name="ce12">
            <text:p>-0.52197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8" table:style-name="ce3">
            <text:p>818</text:p>
          </table:table-cell>
          <table:table-cell office:value-type="float" office:value="0.37654319254035801" table:style-name="ce4">
            <text:p>0.376543193</text:p>
          </table:table-cell>
          <table:table-cell office:value-type="float" office:value="0.59735545138560797" table:style-name="ce4">
            <text:p>0.597355451</text:p>
          </table:table-cell>
          <table:table-cell office:value-type="float" office:value="2.6101356074035E-2" table:style-name="ce4">
            <text:p>0.026101356</text:p>
          </table:table-cell>
          <table:table-cell office:value-type="percentage" office:value="6.2209809859659999E-3" table:style-name="ce9">
            <text:p>0.62%</text:p>
          </table:table-cell>
          <table:table-cell office:value-type="percentage" office:value="1.8519832008975001E-2" table:style-name="ce9">
            <text:p>1.85%</text:p>
          </table:table-cell>
          <table:table-cell office:value-type="string" table:style-name="ce12">
            <text:p>-0.204052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19" table:style-name="ce3">
            <text:p>819</text:p>
          </table:table-cell>
          <table:table-cell office:value-type="float" office:value="6.0850343977375002E-2" table:style-name="ce4">
            <text:p>0.060850344</text:p>
          </table:table-cell>
          <table:table-cell office:value-type="float" office:value="0.68032612503052603" table:style-name="ce4">
            <text:p>0.680326125</text:p>
          </table:table-cell>
          <table:table-cell office:value-type="float" office:value="0.25882353099209998" table:style-name="ce4">
            <text:p>0.258823531</text:p>
          </table:table-cell>
          <table:table-cell office:value-type="percentage" office:value="8.5554179907540006E-3" table:style-name="ce9">
            <text:p>0.86%</text:p>
          </table:table-cell>
          <table:table-cell office:value-type="percentage" office:value="1.8501900196845E-2" table:style-name="ce9">
            <text:p>1.85%</text:p>
          </table:table-cell>
          <table:table-cell office:value-type="string" table:style-name="ce12">
            <text:p>-0.0780774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0" table:style-name="ce3">
            <text:p>820</text:p>
          </table:table-cell>
          <table:table-cell office:value-type="float" office:value="0.68801810668368302" table:style-name="ce4">
            <text:p>0.688018107</text:p>
          </table:table-cell>
          <table:table-cell office:value-type="float" office:value="7.1843454111660002E-2" table:style-name="ce4">
            <text:p>0.071843454</text:p>
          </table:table-cell>
          <table:table-cell office:value-type="float" office:value="0.240138439204656" table:style-name="ce4">
            <text:p>0.240138439</text:p>
          </table:table-cell>
          <table:table-cell office:value-type="percentage" office:value="1.8992143767119999E-3" table:style-name="ce9">
            <text:p>0.19%</text:p>
          </table:table-cell>
          <table:table-cell office:value-type="percentage" office:value="1.3464431968725E-2" table:style-name="ce9">
            <text:p>1.35%</text:p>
          </table:table-cell>
          <table:table-cell office:value-type="string" table:style-name="ce12">
            <text:p>-0.601643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1" table:style-name="ce3">
            <text:p>821</text:p>
          </table:table-cell>
          <table:table-cell office:value-type="float" office:value="0.27339876797608598" table:style-name="ce4">
            <text:p>0.273398768</text:p>
          </table:table-cell>
          <table:table-cell office:value-type="float" office:value="0.442432207205471" table:style-name="ce4">
            <text:p>0.442432207</text:p>
          </table:table-cell>
          <table:table-cell office:value-type="float" office:value="0.28416902481844297" table:style-name="ce4">
            <text:p>0.284169025</text:p>
          </table:table-cell>
          <table:table-cell office:value-type="percentage" office:value="4.6578530480940001E-3" table:style-name="ce9">
            <text:p>0.47%</text:p>
          </table:table-cell>
          <table:table-cell office:value-type="percentage" office:value="1.6432458281215999E-2" table:style-name="ce9">
            <text:p>1.64%</text:p>
          </table:table-cell>
          <table:table-cell office:value-type="string" table:style-name="ce12">
            <text:p>-0.325097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2" table:style-name="ce3">
            <text:p>822</text:p>
          </table:table-cell>
          <table:table-cell office:value-type="float" office:value="5.9543862545634998E-2" table:style-name="ce4">
            <text:p>0.059543863</text:p>
          </table:table-cell>
          <table:table-cell office:value-type="float" office:value="4.6613644591519997E-3" table:style-name="ce4">
            <text:p>0.004661364</text:p>
          </table:table-cell>
          <table:table-cell office:value-type="float" office:value="0.93579477299521296" table:style-name="ce4">
            <text:p>0.935794773</text:p>
          </table:table-cell>
          <table:table-cell office:value-type="percentage" office:value="8.8337575239909993E-3" table:style-name="ce9">
            <text:p>0.88%</text:p>
          </table:table-cell>
          <table:table-cell office:value-type="percentage" office:value="1.0771740304495001E-2" table:style-name="ce9">
            <text:p>1.08%</text:p>
          </table:table-cell>
          <table:table-cell office:value-type="string" table:style-name="ce12">
            <text:p>-0.108268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3" table:style-name="ce3">
            <text:p>823</text:p>
          </table:table-cell>
          <table:table-cell office:value-type="float" office:value="0.27042098047774799" table:style-name="ce4">
            <text:p>0.27042098</text:p>
          </table:table-cell>
          <table:table-cell office:value-type="float" office:value="6.9756459407742E-2" table:style-name="ce4">
            <text:p>0.069756459</text:p>
          </table:table-cell>
          <table:table-cell office:value-type="float" office:value="0.65982256011451001" table:style-name="ce4">
            <text:p>0.65982256</text:p>
          </table:table-cell>
          <table:table-cell office:value-type="percentage" office:value="4.8237277567260003E-3" table:style-name="ce9">
            <text:p>0.48%</text:p>
          </table:table-cell>
          <table:table-cell office:value-type="percentage" office:value="1.2161829826933E-2" table:style-name="ce9">
            <text:p>1.22%</text:p>
          </table:table-cell>
          <table:table-cell office:value-type="string" table:style-name="ce12">
            <text:p>-0.425616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4" table:style-name="ce3">
            <text:p>824</text:p>
          </table:table-cell>
          <table:table-cell office:value-type="float" office:value="0.68954988933963302" table:style-name="ce4">
            <text:p>0.689549889</text:p>
          </table:table-cell>
          <table:table-cell office:value-type="float" office:value="7.0769419461421998E-2" table:style-name="ce4">
            <text:p>0.070769419</text:p>
          </table:table-cell>
          <table:table-cell office:value-type="float" office:value="0.239680691198945" table:style-name="ce4">
            <text:p>0.239680691</text:p>
          </table:table-cell>
          <table:table-cell office:value-type="percentage" office:value="1.8975755735020001E-3" table:style-name="ce9">
            <text:p>0.19%</text:p>
          </table:table-cell>
          <table:table-cell office:value-type="percentage" office:value="1.3456841010262E-2" table:style-name="ce9">
            <text:p>1.35%</text:p>
          </table:table-cell>
          <table:table-cell office:value-type="string" table:style-name="ce12">
            <text:p>-0.602104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5" table:style-name="ce3">
            <text:p>825</text:p>
          </table:table-cell>
          <table:table-cell office:value-type="float" office:value="9.4630927990175001E-2" table:style-name="ce4">
            <text:p>0.094630928</text:p>
          </table:table-cell>
          <table:table-cell office:value-type="float" office:value="0.67027077277394598" table:style-name="ce4">
            <text:p>0.670270773</text:p>
          </table:table-cell>
          <table:table-cell office:value-type="float" office:value="0.23509829923587799" table:style-name="ce4">
            <text:p>0.235098299</text:p>
          </table:table-cell>
          <table:table-cell office:value-type="percentage" office:value="8.2003560522879992E-3" table:style-name="ce9">
            <text:p>0.82%</text:p>
          </table:table-cell>
          <table:table-cell office:value-type="percentage" office:value="1.8490358855487998E-2" table:style-name="ce9">
            <text:p>1.85%</text:p>
          </table:table-cell>
          <table:table-cell office:value-type="string" table:style-name="ce12">
            <text:p>-0.097328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6" table:style-name="ce3">
            <text:p>826</text:p>
          </table:table-cell>
          <table:table-cell office:value-type="float" office:value="0.53830849849440798" table:style-name="ce4">
            <text:p>0.538308498</text:p>
          </table:table-cell>
          <table:table-cell office:value-type="float" office:value="0.35047905849734701" table:style-name="ce4">
            <text:p>0.350479058</text:p>
          </table:table-cell>
          <table:table-cell office:value-type="float" office:value="0.111212443008245" table:style-name="ce4">
            <text:p>0.111212443</text:p>
          </table:table-cell>
          <table:table-cell office:value-type="percentage" office:value="3.1125231500120001E-3" table:style-name="ce9">
            <text:p>0.31%</text:p>
          </table:table-cell>
          <table:table-cell office:value-type="percentage" office:value="1.6192171769304001E-2" table:style-name="ce9">
            <text:p>1.62%</text:p>
          </table:table-cell>
          <table:table-cell office:value-type="string" table:style-name="ce12">
            <text:p>-0.425358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7" table:style-name="ce3">
            <text:p>827</text:p>
          </table:table-cell>
          <table:table-cell office:value-type="float" office:value="9.1023430101712002E-2" table:style-name="ce4">
            <text:p>0.09102343</text:p>
          </table:table-cell>
          <table:table-cell office:value-type="float" office:value="7.4054500536875997E-2" table:style-name="ce4">
            <text:p>0.074054501</text:p>
          </table:table-cell>
          <table:table-cell office:value-type="float" office:value="0.834922069361412" table:style-name="ce4">
            <text:p>0.834922069</text:p>
          </table:table-cell>
          <table:table-cell office:value-type="percentage" office:value="7.3611534722300004E-3" table:style-name="ce9">
            <text:p>0.74%</text:p>
          </table:table-cell>
          <table:table-cell office:value-type="percentage" office:value="1.166163850166E-2" table:style-name="ce9">
            <text:p>1.17%</text:p>
          </table:table-cell>
          <table:table-cell office:value-type="string" table:style-name="ce12">
            <text:p>-0.22628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8" table:style-name="ce3">
            <text:p>828</text:p>
          </table:table-cell>
          <table:table-cell office:value-type="float" office:value="0.70854543676372095" table:style-name="ce4">
            <text:p>0.708545437</text:p>
          </table:table-cell>
          <table:table-cell office:value-type="float" office:value="4.8084570636390003E-2" table:style-name="ce4">
            <text:p>0.048084571</text:p>
          </table:table-cell>
          <table:table-cell office:value-type="float" office:value="0.24336999259988901" table:style-name="ce4">
            <text:p>0.243369993</text:p>
          </table:table-cell>
          <table:table-cell office:value-type="percentage" office:value="1.894847511806E-3" table:style-name="ce9">
            <text:p>0.19%</text:p>
          </table:table-cell>
          <table:table-cell office:value-type="percentage" office:value="1.3255608897790001E-2" table:style-name="ce9">
            <text:p>1.33%</text:p>
          </table:table-cell>
          <table:table-cell office:value-type="string" table:style-name="ce12">
            <text:p>-0.6114507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29" table:style-name="ce3">
            <text:p>829</text:p>
          </table:table-cell>
          <table:table-cell office:value-type="float" office:value="0.84949765802951205" table:style-name="ce4">
            <text:p>0.849497658</text:p>
          </table:table-cell>
          <table:table-cell office:value-type="float" office:value="0" table:style-name="ce4">
            <text:p>0</text:p>
          </table:table-cell>
          <table:table-cell office:value-type="float" office:value="0.15050234197048801" table:style-name="ce4">
            <text:p>0.150502342</text:p>
          </table:table-cell>
          <table:table-cell office:value-type="percentage" office:value="1.9137798201709999E-3" table:style-name="ce9">
            <text:p>0.19%</text:p>
          </table:table-cell>
          <table:table-cell office:value-type="percentage" office:value="1.3137380940795E-2" table:style-name="ce9">
            <text:p>1.31%</text:p>
          </table:table-cell>
          <table:table-cell office:value-type="string" table:style-name="ce12">
            <text:p>-0.6155123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0" table:style-name="ce3">
            <text:p>830</text:p>
          </table:table-cell>
          <table:table-cell office:value-type="float" office:value="0.27312764352463897" table:style-name="ce4">
            <text:p>0.273127644</text:p>
          </table:table-cell>
          <table:table-cell office:value-type="float" office:value="8.7935445167742002E-2" table:style-name="ce4">
            <text:p>0.087935445</text:p>
          </table:table-cell>
          <table:table-cell office:value-type="float" office:value="0.63893691130761898" table:style-name="ce4">
            <text:p>0.638936911</text:p>
          </table:table-cell>
          <table:table-cell office:value-type="percentage" office:value="4.6448959744419998E-3" table:style-name="ce9">
            <text:p>0.46%</text:p>
          </table:table-cell>
          <table:table-cell office:value-type="percentage" office:value="1.2377992879152E-2" table:style-name="ce9">
            <text:p>1.24%</text:p>
          </table:table-cell>
          <table:table-cell office:value-type="string" table:style-name="ce12">
            <text:p>-0.432631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1" table:style-name="ce3">
            <text:p>831</text:p>
          </table:table-cell>
          <table:table-cell office:value-type="float" office:value="0.30177385057512501" table:style-name="ce4">
            <text:p>0.301773851</text:p>
          </table:table-cell>
          <table:table-cell office:value-type="float" office:value="0.46898617504510998" table:style-name="ce4">
            <text:p>0.468986175</text:p>
          </table:table-cell>
          <table:table-cell office:value-type="float" office:value="0.22923997437976401" table:style-name="ce4">
            <text:p>0.229239974</text:p>
          </table:table-cell>
          <table:table-cell office:value-type="percentage" office:value="4.7451976295850001E-3" table:style-name="ce9">
            <text:p>0.47%</text:p>
          </table:table-cell>
          <table:table-cell office:value-type="percentage" office:value="1.6822988511245002E-2" table:style-name="ce9">
            <text:p>1.68%</text:p>
          </table:table-cell>
          <table:table-cell office:value-type="string" table:style-name="ce12">
            <text:p>-0.312358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2" table:style-name="ce3">
            <text:p>832</text:p>
          </table:table-cell>
          <table:table-cell office:value-type="float" office:value="0.253908030659867" table:style-name="ce4">
            <text:p>0.253908031</text:p>
          </table:table-cell>
          <table:table-cell office:value-type="float" office:value="0.32028075903300401" table:style-name="ce4">
            <text:p>0.320280759</text:p>
          </table:table-cell>
          <table:table-cell office:value-type="float" office:value="0.42581121030712898" table:style-name="ce4">
            <text:p>0.42581121</text:p>
          </table:table-cell>
          <table:table-cell office:value-type="percentage" office:value="4.192157134196E-3" table:style-name="ce9">
            <text:p>0.42%</text:p>
          </table:table-cell>
          <table:table-cell office:value-type="percentage" office:value="1.4975985419343999E-2" table:style-name="ce9">
            <text:p>1.50%</text:p>
          </table:table-cell>
          <table:table-cell office:value-type="string" table:style-name="ce12">
            <text:p>-0.387810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3" table:style-name="ce3">
            <text:p>833</text:p>
          </table:table-cell>
          <table:table-cell office:value-type="float" office:value="0.71155849984028996" table:style-name="ce4">
            <text:p>0.7115585</text:p>
          </table:table-cell>
          <table:table-cell office:value-type="float" office:value="5.4864572447399E-2" table:style-name="ce4">
            <text:p>0.054864572</text:p>
          </table:table-cell>
          <table:table-cell office:value-type="float" office:value="0.233576927712312" table:style-name="ce4">
            <text:p>0.233576928</text:p>
          </table:table-cell>
          <table:table-cell office:value-type="percentage" office:value="1.8801499152360001E-3" table:style-name="ce9">
            <text:p>0.19%</text:p>
          </table:table-cell>
          <table:table-cell office:value-type="percentage" office:value="1.3342363940706E-2" table:style-name="ce9">
            <text:p>1.33%</text:p>
          </table:table-cell>
          <table:table-cell office:value-type="string" table:style-name="ce12">
            <text:p>-0.608576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4" table:style-name="ce3">
            <text:p>834</text:p>
          </table:table-cell>
          <table:table-cell office:value-type="float" office:value="0.40599015483169199" table:style-name="ce4">
            <text:p>0.405990155</text:p>
          </table:table-cell>
          <table:table-cell office:value-type="float" office:value="0.17021477894192799" table:style-name="ce4">
            <text:p>0.170214779</text:p>
          </table:table-cell>
          <table:table-cell office:value-type="float" office:value="0.42379506622638002" table:style-name="ce4">
            <text:p>0.423795066</text:p>
          </table:table-cell>
          <table:table-cell office:value-type="percentage" office:value="3.0088141566209999E-3" table:style-name="ce9">
            <text:p>0.30%</text:p>
          </table:table-cell>
          <table:table-cell office:value-type="percentage" office:value="1.3725691430609E-2" table:style-name="ce9">
            <text:p>1.37%</text:p>
          </table:table-cell>
          <table:table-cell office:value-type="string" table:style-name="ce12">
            <text:p>-0.509350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5" table:style-name="ce3">
            <text:p>835</text:p>
          </table:table-cell>
          <table:table-cell office:value-type="float" office:value="0" table:style-name="ce4">
            <text:p>0</text:p>
          </table:table-cell>
          <table:table-cell office:value-type="float" office:value="0.57451052612945397" table:style-name="ce4">
            <text:p>0.574510526</text:p>
          </table:table-cell>
          <table:table-cell office:value-type="float" office:value="0.42548947387054598" table:style-name="ce4">
            <text:p>0.425489474</text:p>
          </table:table-cell>
          <table:table-cell office:value-type="percentage" office:value="7.8501202001889994E-3" table:style-name="ce9">
            <text:p>0.79%</text:p>
          </table:table-cell>
          <table:table-cell office:value-type="percentage" office:value="1.7105577565922001E-2" table:style-name="ce9">
            <text:p>1.71%</text:p>
          </table:table-cell>
          <table:table-cell office:value-type="string" table:style-name="ce12">
            <text:p>-0.1256829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6" table:style-name="ce3">
            <text:p>836</text:p>
          </table:table-cell>
          <table:table-cell office:value-type="float" office:value="0.17847887338826801" table:style-name="ce4">
            <text:p>0.178478873</text:p>
          </table:table-cell>
          <table:table-cell office:value-type="float" office:value="7.9419139557379993E-3" table:style-name="ce4">
            <text:p>0.007941914</text:p>
          </table:table-cell>
          <table:table-cell office:value-type="float" office:value="0.81357921265599398" table:style-name="ce4">
            <text:p>0.813579213</text:p>
          </table:table-cell>
          <table:table-cell office:value-type="percentage" office:value="6.7566452949889997E-3" table:style-name="ce9">
            <text:p>0.68%</text:p>
          </table:table-cell>
          <table:table-cell office:value-type="percentage" office:value="1.1173447775946E-2" table:style-name="ce9">
            <text:p>1.12%</text:p>
          </table:table-cell>
          <table:table-cell office:value-type="string" table:style-name="ce12">
            <text:p>-0.290273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7" table:style-name="ce3">
            <text:p>837</text:p>
          </table:table-cell>
          <table:table-cell office:value-type="float" office:value="0.521508905432431" table:style-name="ce4">
            <text:p>0.521508905</text:p>
          </table:table-cell>
          <table:table-cell office:value-type="float" office:value="0.119587212250854" table:style-name="ce4">
            <text:p>0.119587212</text:p>
          </table:table-cell>
          <table:table-cell office:value-type="float" office:value="0.35890388231671499" table:style-name="ce4">
            <text:p>0.358903882</text:p>
          </table:table-cell>
          <table:table-cell office:value-type="percentage" office:value="2.4003631502340001E-3" table:style-name="ce9">
            <text:p>0.24%</text:p>
          </table:table-cell>
          <table:table-cell office:value-type="percentage" office:value="1.3500503919944E-2" table:style-name="ce9">
            <text:p>1.35%</text:p>
          </table:table-cell>
          <table:table-cell office:value-type="string" table:style-name="ce12">
            <text:p>-0.562915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8" table:style-name="ce3">
            <text:p>838</text:p>
          </table:table-cell>
          <table:table-cell office:value-type="float" office:value="0.166519601783753" table:style-name="ce4">
            <text:p>0.166519602</text:p>
          </table:table-cell>
          <table:table-cell office:value-type="float" office:value="0.68249156717809001" table:style-name="ce4">
            <text:p>0.682491567</text:p>
          </table:table-cell>
          <table:table-cell office:value-type="float" office:value="0.150988831038157" table:style-name="ce4">
            <text:p>0.150988831</text:p>
          </table:table-cell>
          <table:table-cell office:value-type="percentage" office:value="8.0344785123350002E-3" table:style-name="ce9">
            <text:p>0.80%</text:p>
          </table:table-cell>
          <table:table-cell office:value-type="percentage" office:value="1.8850235038564998E-2" table:style-name="ce9">
            <text:p>1.89%</text:p>
          </table:table-cell>
          <table:table-cell office:value-type="string" table:style-name="ce12">
            <text:p>-0.104270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39" table:style-name="ce3">
            <text:p>839</text:p>
          </table:table-cell>
          <table:table-cell office:value-type="float" office:value="8.0151975273687004E-2" table:style-name="ce4">
            <text:p>0.080151975</text:p>
          </table:table-cell>
          <table:table-cell office:value-type="float" office:value="0.89936142007858599" table:style-name="ce4">
            <text:p>0.89936142</text:p>
          </table:table-cell>
          <table:table-cell office:value-type="float" office:value="2.0486604647726E-2" table:style-name="ce4">
            <text:p>0.020486605</text:p>
          </table:table-cell>
          <table:table-cell office:value-type="percentage" office:value="1.2668298618026E-2" table:style-name="ce9">
            <text:p>1.27%</text:p>
          </table:table-cell>
          <table:table-cell office:value-type="percentage" office:value="2.1065651135183001E-2" table:style-name="ce9">
            <text:p>2.11%</text:p>
          </table:table-cell>
          <table:table-cell office:value-type="string" table:style-name="ce11">
            <text:p>0.12666587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0" table:style-name="ce3">
            <text:p>840</text:p>
          </table:table-cell>
          <table:table-cell office:value-type="float" office:value="0.487493643702963" table:style-name="ce4">
            <text:p>0.487493644</text:p>
          </table:table-cell>
          <table:table-cell office:value-type="float" office:value="0.46243921399398502" table:style-name="ce4">
            <text:p>0.462439214</text:p>
          </table:table-cell>
          <table:table-cell office:value-type="float" office:value="5.0067142303053001E-2" table:style-name="ce4">
            <text:p>0.050067142</text:p>
          </table:table-cell>
          <table:table-cell office:value-type="percentage" office:value="4.2876178178179996E-3" table:style-name="ce9">
            <text:p>0.43%</text:p>
          </table:table-cell>
          <table:table-cell office:value-type="percentage" office:value="1.731682320357E-2" table:style-name="ce9">
            <text:p>1.73%</text:p>
          </table:table-cell>
          <table:table-cell office:value-type="string" table:style-name="ce12">
            <text:p>-0.3298747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1" table:style-name="ce3">
            <text:p>841</text:p>
          </table:table-cell>
          <table:table-cell office:value-type="float" office:value="0" table:style-name="ce4">
            <text:p>0</text:p>
          </table:table-cell>
          <table:table-cell office:value-type="float" office:value="0.46927369112519801" table:style-name="ce4">
            <text:p>0.469273691</text:p>
          </table:table-cell>
          <table:table-cell office:value-type="float" office:value="0.53072630887480199" table:style-name="ce4">
            <text:p>0.530726309</text:p>
          </table:table-cell>
          <table:table-cell office:value-type="percentage" office:value="7.1858115207940002E-3" table:style-name="ce9">
            <text:p>0.72%</text:p>
          </table:table-cell>
          <table:table-cell office:value-type="percentage" office:value="1.5902204834144E-2" table:style-name="ce9">
            <text:p>1.59%</text:p>
          </table:table-cell>
          <table:table-cell office:value-type="string" table:style-name="ce12">
            <text:p>-0.176968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2" table:style-name="ce3">
            <text:p>842</text:p>
          </table:table-cell>
          <table:table-cell office:value-type="float" office:value="9.8244284422656994E-2" table:style-name="ce4">
            <text:p>0.098244284</text:p>
          </table:table-cell>
          <table:table-cell office:value-type="float" office:value="0.26154324946490198" table:style-name="ce4">
            <text:p>0.261543249</text:p>
          </table:table-cell>
          <table:table-cell office:value-type="float" office:value="0.64021246611244198" table:style-name="ce4">
            <text:p>0.640212466</text:p>
          </table:table-cell>
          <table:table-cell office:value-type="percentage" office:value="5.8777821081219999E-3" table:style-name="ce9">
            <text:p>0.59%</text:p>
          </table:table-cell>
          <table:table-cell office:value-type="percentage" office:value="1.3827664890652E-2" table:style-name="ce9">
            <text:p>1.38%</text:p>
          </table:table-cell>
          <table:table-cell office:value-type="string" table:style-name="ce12">
            <text:p>-0.298113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3" table:style-name="ce3">
            <text:p>843</text:p>
          </table:table-cell>
          <table:table-cell office:value-type="float" office:value="0.63057760909226102" table:style-name="ce4">
            <text:p>0.630577609</text:p>
          </table:table-cell>
          <table:table-cell office:value-type="float" office:value="0.257341614772227" table:style-name="ce4">
            <text:p>0.257341615</text:p>
          </table:table-cell>
          <table:table-cell office:value-type="float" office:value="0.112080776135512" table:style-name="ce4">
            <text:p>0.112080776</text:p>
          </table:table-cell>
          <table:table-cell office:value-type="percentage" office:value="2.4172437627759998E-3" table:style-name="ce9">
            <text:p>0.24%</text:p>
          </table:table-cell>
          <table:table-cell office:value-type="percentage" office:value="1.5409694577711E-2" table:style-name="ce9">
            <text:p>1.54%</text:p>
          </table:table-cell>
          <table:table-cell office:value-type="string" table:style-name="ce12">
            <text:p>-0.492076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4" table:style-name="ce3">
            <text:p>844</text:p>
          </table:table-cell>
          <table:table-cell office:value-type="float" office:value="0.126668118650511" table:style-name="ce4">
            <text:p>0.126668119</text:p>
          </table:table-cell>
          <table:table-cell office:value-type="float" office:value="0.87333188134948903" table:style-name="ce4">
            <text:p>0.873331881</text:p>
          </table:table-cell>
          <table:table-cell office:value-type="float" office:value="0" table:style-name="ce4">
            <text:p>0</text:p>
          </table:table-cell>
          <table:table-cell office:value-type="percentage" office:value="1.1958819782958E-2" table:style-name="ce9">
            <text:p>1.20%</text:p>
          </table:table-cell>
          <table:table-cell office:value-type="percentage" office:value="2.0910444526911001E-2" table:style-name="ce9">
            <text:p>2.09%</text:p>
          </table:table-cell>
          <table:table-cell office:value-type="string" table:style-name="ce11">
            <text:p>0.09367663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5" table:style-name="ce3">
            <text:p>845</text:p>
          </table:table-cell>
          <table:table-cell office:value-type="float" office:value="4.2933805267801002E-2" table:style-name="ce4">
            <text:p>0.042933805</text:p>
          </table:table-cell>
          <table:table-cell office:value-type="float" office:value="2.9243136702971999E-2" table:style-name="ce4">
            <text:p>0.029243137</text:p>
          </table:table-cell>
          <table:table-cell office:value-type="float" office:value="0.92782305802922804" table:style-name="ce4">
            <text:p>0.927823058</text:p>
          </table:table-cell>
          <table:table-cell office:value-type="percentage" office:value="8.7824085319080005E-3" table:style-name="ce9">
            <text:p>0.88%</text:p>
          </table:table-cell>
          <table:table-cell office:value-type="percentage" office:value="1.1001968233371E-2" table:style-name="ce9">
            <text:p>1.10%</text:p>
          </table:table-cell>
          <table:table-cell office:value-type="string" table:style-name="ce12">
            <text:p>-0.110670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6" table:style-name="ce3">
            <text:p>846</text:p>
          </table:table-cell>
          <table:table-cell office:value-type="float" office:value="4.5367656366549998E-2" table:style-name="ce4">
            <text:p>0.045367656</text:p>
          </table:table-cell>
          <table:table-cell office:value-type="float" office:value="0.53927703515103398" table:style-name="ce4">
            <text:p>0.539277035</text:p>
          </table:table-cell>
          <table:table-cell office:value-type="float" office:value="0.41535530848241597" table:style-name="ce4">
            <text:p>0.415355308</text:p>
          </table:table-cell>
          <table:table-cell office:value-type="percentage" office:value="7.119482504108E-3" table:style-name="ce9">
            <text:p>0.71%</text:p>
          </table:table-cell>
          <table:table-cell office:value-type="percentage" office:value="1.6841607861006001E-2" table:style-name="ce9">
            <text:p>1.68%</text:p>
          </table:table-cell>
          <table:table-cell office:value-type="string" table:style-name="ce12">
            <text:p>-0.1710357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7" table:style-name="ce3">
            <text:p>847</text:p>
          </table:table-cell>
          <table:table-cell office:value-type="float" office:value="0.45296473931314801" table:style-name="ce4">
            <text:p>0.452964739</text:p>
          </table:table-cell>
          <table:table-cell office:value-type="float" office:value="0.42266187018063101" table:style-name="ce4">
            <text:p>0.42266187</text:p>
          </table:table-cell>
          <table:table-cell office:value-type="float" office:value="0.12437339050622" table:style-name="ce4">
            <text:p>0.124373391</text:p>
          </table:table-cell>
          <table:table-cell office:value-type="percentage" office:value="3.8626021012550002E-3" table:style-name="ce9">
            <text:p>0.39%</text:p>
          </table:table-cell>
          <table:table-cell office:value-type="percentage" office:value="1.6756241170445E-2" table:style-name="ce9">
            <text:p>1.68%</text:p>
          </table:table-cell>
          <table:table-cell office:value-type="string" table:style-name="ce12">
            <text:p>-0.366275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8" table:style-name="ce3">
            <text:p>848</text:p>
          </table:table-cell>
          <table:table-cell office:value-type="float" office:value="0.54372642686377504" table:style-name="ce4">
            <text:p>0.543726427</text:p>
          </table:table-cell>
          <table:table-cell office:value-type="float" office:value="0.45627357313622502" table:style-name="ce4">
            <text:p>0.456273573</text:p>
          </table:table-cell>
          <table:table-cell office:value-type="float" office:value="0" table:style-name="ce4">
            <text:p>0</text:p>
          </table:table-cell>
          <table:table-cell office:value-type="percentage" office:value="4.2548678443970001E-3" table:style-name="ce9">
            <text:p>0.43%</text:p>
          </table:table-cell>
          <table:table-cell office:value-type="percentage" office:value="1.7418511924562001E-2" table:style-name="ce9">
            <text:p>1.74%</text:p>
          </table:table-cell>
          <table:table-cell office:value-type="string" table:style-name="ce12">
            <text:p>-0.329829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49" table:style-name="ce3">
            <text:p>849</text:p>
          </table:table-cell>
          <table:table-cell office:value-type="float" office:value="0.53250839832347796" table:style-name="ce4">
            <text:p>0.532508398</text:p>
          </table:table-cell>
          <table:table-cell office:value-type="float" office:value="0.37115110088918601" table:style-name="ce4">
            <text:p>0.371151101</text:p>
          </table:table-cell>
          <table:table-cell office:value-type="float" office:value="9.6340500787335998E-2" table:style-name="ce4">
            <text:p>0.096340501</text:p>
          </table:table-cell>
          <table:table-cell office:value-type="percentage" office:value="3.2976534807299999E-3" table:style-name="ce9">
            <text:p>0.33%</text:p>
          </table:table-cell>
          <table:table-cell office:value-type="percentage" office:value="1.6410793843202001E-2" table:style-name="ce9">
            <text:p>1.64%</text:p>
          </table:table-cell>
          <table:table-cell office:value-type="string" table:style-name="ce12">
            <text:p>-0.4084108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0" table:style-name="ce3">
            <text:p>850</text:p>
          </table:table-cell>
          <table:table-cell office:value-type="float" office:value="0.28065341104866298" table:style-name="ce4">
            <text:p>0.280653411</text:p>
          </table:table-cell>
          <table:table-cell office:value-type="float" office:value="0.65149741546152695" table:style-name="ce4">
            <text:p>0.651497415</text:p>
          </table:table-cell>
          <table:table-cell office:value-type="float" office:value="6.7849173489809997E-2" table:style-name="ce4">
            <text:p>0.067849173</text:p>
          </table:table-cell>
          <table:table-cell office:value-type="percentage" office:value="7.2056728711510001E-3" table:style-name="ce9">
            <text:p>0.72%</text:p>
          </table:table-cell>
          <table:table-cell office:value-type="percentage" office:value="1.8845312800274999E-2" table:style-name="ce9">
            <text:p>1.88%</text:p>
          </table:table-cell>
          <table:table-cell office:value-type="string" table:style-name="ce12">
            <text:p>-0.148277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1" table:style-name="ce3">
            <text:p>851</text:p>
          </table:table-cell>
          <table:table-cell office:value-type="float" office:value="0.68572090847078504" table:style-name="ce4">
            <text:p>0.685720908</text:p>
          </table:table-cell>
          <table:table-cell office:value-type="float" office:value="5.5635536425071998E-2" table:style-name="ce4">
            <text:p>0.055635536</text:p>
          </table:table-cell>
          <table:table-cell office:value-type="float" office:value="0.258643555104143" table:style-name="ce4">
            <text:p>0.258643555</text:p>
          </table:table-cell>
          <table:table-cell office:value-type="percentage" office:value="1.9254691022240001E-3" table:style-name="ce9">
            <text:p>0.19%</text:p>
          </table:table-cell>
          <table:table-cell office:value-type="percentage" office:value="1.3272061719113999E-2" table:style-name="ce9">
            <text:p>1.33%</text:p>
          </table:table-cell>
          <table:table-cell office:value-type="string" table:style-name="ce12">
            <text:p>-0.6083855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2" table:style-name="ce3">
            <text:p>852</text:p>
          </table:table-cell>
          <table:table-cell office:value-type="float" office:value="0.112969297025792" table:style-name="ce4">
            <text:p>0.112969297</text:p>
          </table:table-cell>
          <table:table-cell office:value-type="float" office:value="0.76069523630939495" table:style-name="ce4">
            <text:p>0.760695236</text:p>
          </table:table-cell>
          <table:table-cell office:value-type="float" office:value="0.12633546666481399" table:style-name="ce4">
            <text:p>0.126335467</text:p>
          </table:table-cell>
          <table:table-cell office:value-type="percentage" office:value="9.6059822630590007E-3" table:style-name="ce9">
            <text:p>0.96%</text:p>
          </table:table-cell>
          <table:table-cell office:value-type="percentage" office:value="1.9580508102604002E-2" table:style-name="ce9">
            <text:p>1.96%</text:p>
          </table:table-cell>
          <table:table-cell office:value-type="string" table:style-name="ce12">
            <text:p>-0.020122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3" table:style-name="ce3">
            <text:p>853</text:p>
          </table:table-cell>
          <table:table-cell office:value-type="float" office:value="0.171808533738323" table:style-name="ce4">
            <text:p>0.171808534</text:p>
          </table:table-cell>
          <table:table-cell office:value-type="float" office:value="0.30891891844136499" table:style-name="ce4">
            <text:p>0.308918918</text:p>
          </table:table-cell>
          <table:table-cell office:value-type="float" office:value="0.51927254782031096" table:style-name="ce4">
            <text:p>0.519272548</text:p>
          </table:table-cell>
          <table:table-cell office:value-type="percentage" office:value="4.9414310601660003E-3" table:style-name="ce9">
            <text:p>0.49%</text:p>
          </table:table-cell>
          <table:table-cell office:value-type="percentage" office:value="1.4594664398333001E-2" table:style-name="ce9">
            <text:p>1.46%</text:p>
          </table:table-cell>
          <table:table-cell office:value-type="string" table:style-name="ce12">
            <text:p>-0.346604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4" table:style-name="ce3">
            <text:p>854</text:p>
          </table:table-cell>
          <table:table-cell office:value-type="float" office:value="0.61178281523151301" table:style-name="ce4">
            <text:p>0.611782815</text:p>
          </table:table-cell>
          <table:table-cell office:value-type="float" office:value="0.37521568242220998" table:style-name="ce4">
            <text:p>0.375215682</text:p>
          </table:table-cell>
          <table:table-cell office:value-type="float" office:value="1.3001502346277999E-2" table:style-name="ce4">
            <text:p>0.013001502</text:p>
          </table:table-cell>
          <table:table-cell office:value-type="percentage" office:value="3.3933298718829999E-3" table:style-name="ce9">
            <text:p>0.34%</text:p>
          </table:table-cell>
          <table:table-cell office:value-type="percentage" office:value="1.6700020665137E-2" table:style-name="ce9">
            <text:p>1.67%</text:p>
          </table:table-cell>
          <table:table-cell office:value-type="string" table:style-name="ce12">
            <text:p>-0.395608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5" table:style-name="ce3">
            <text:p>855</text:p>
          </table:table-cell>
          <table:table-cell office:value-type="float" office:value="0.116668700200854" table:style-name="ce4">
            <text:p>0.1166687</text:p>
          </table:table-cell>
          <table:table-cell office:value-type="float" office:value="0.30511257238654299" table:style-name="ce4">
            <text:p>0.305112572</text:p>
          </table:table-cell>
          <table:table-cell office:value-type="float" office:value="0.57821872741260305" table:style-name="ce4">
            <text:p>0.578218727</text:p>
          </table:table-cell>
          <table:table-cell office:value-type="percentage" office:value="5.5562994756309996E-3" table:style-name="ce9">
            <text:p>0.56%</text:p>
          </table:table-cell>
          <table:table-cell office:value-type="percentage" office:value="1.4382293755847E-2" table:style-name="ce9">
            <text:p>1.44%</text:p>
          </table:table-cell>
          <table:table-cell office:value-type="string" table:style-name="ce12">
            <text:p>-0.308970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6" table:style-name="ce3">
            <text:p>856</text:p>
          </table:table-cell>
          <table:table-cell office:value-type="float" office:value="0.59879561540160897" table:style-name="ce4">
            <text:p>0.598795615</text:p>
          </table:table-cell>
          <table:table-cell office:value-type="float" office:value="0.27722817317602699" table:style-name="ce4">
            <text:p>0.277228173</text:p>
          </table:table-cell>
          <table:table-cell office:value-type="float" office:value="0.12397621142236399" table:style-name="ce4">
            <text:p>0.123976211</text:p>
          </table:table-cell>
          <table:table-cell office:value-type="percentage" office:value="2.5443364175810001E-3" table:style-name="ce9">
            <text:p>0.25%</text:p>
          </table:table-cell>
          <table:table-cell office:value-type="percentage" office:value="1.5539774730230001E-2" table:style-name="ce9">
            <text:p>1.55%</text:p>
          </table:table-cell>
          <table:table-cell office:value-type="string" table:style-name="ce12">
            <text:p>-0.47977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7" table:style-name="ce3">
            <text:p>857</text:p>
          </table:table-cell>
          <table:table-cell office:value-type="float" office:value="0.46566390209925301" table:style-name="ce4">
            <text:p>0.465663902</text:p>
          </table:table-cell>
          <table:table-cell office:value-type="float" office:value="0.46602593924501401" table:style-name="ce4">
            <text:p>0.466025939</text:p>
          </table:table-cell>
          <table:table-cell office:value-type="float" office:value="6.8310158655734005E-2" table:style-name="ce4">
            <text:p>0.068310159</text:p>
          </table:table-cell>
          <table:table-cell office:value-type="percentage" office:value="4.3331177773610003E-3" table:style-name="ce9">
            <text:p>0.43%</text:p>
          </table:table-cell>
          <table:table-cell office:value-type="percentage" office:value="1.7290991497246999E-2" table:style-name="ce9">
            <text:p>1.73%</text:p>
          </table:table-cell>
          <table:table-cell office:value-type="string" table:style-name="ce12">
            <text:p>-0.327736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8" table:style-name="ce3">
            <text:p>858</text:p>
          </table:table-cell>
          <table:table-cell office:value-type="float" office:value="0.18903522860479099" table:style-name="ce4">
            <text:p>0.189035229</text:p>
          </table:table-cell>
          <table:table-cell office:value-type="float" office:value="0.51012211874910296" table:style-name="ce4">
            <text:p>0.510122119</text:p>
          </table:table-cell>
          <table:table-cell office:value-type="float" office:value="0.30084265264610599" table:style-name="ce4">
            <text:p>0.300842653</text:p>
          </table:table-cell>
          <table:table-cell office:value-type="percentage" office:value="5.7315234227679999E-3" table:style-name="ce9">
            <text:p>0.57%</text:p>
          </table:table-cell>
          <table:table-cell office:value-type="percentage" office:value="1.6948153379081E-2" table:style-name="ce9">
            <text:p>1.69%</text:p>
          </table:table-cell>
          <table:table-cell office:value-type="string" table:style-name="ce12">
            <text:p>-0.2518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59" table:style-name="ce3">
            <text:p>859</text:p>
          </table:table-cell>
          <table:table-cell office:value-type="float" office:value="0.18343370829479899" table:style-name="ce4">
            <text:p>0.183433708</text:p>
          </table:table-cell>
          <table:table-cell office:value-type="float" office:value="0.74813886082966496" table:style-name="ce4">
            <text:p>0.748138861</text:p>
          </table:table-cell>
          <table:table-cell office:value-type="float" office:value="6.8427430875536002E-2" table:style-name="ce4">
            <text:p>0.068427431</text:p>
          </table:table-cell>
          <table:table-cell office:value-type="percentage" office:value="9.1496306480739996E-3" table:style-name="ce9">
            <text:p>0.91%</text:p>
          </table:table-cell>
          <table:table-cell office:value-type="percentage" office:value="1.9652698534671002E-2" table:style-name="ce9">
            <text:p>1.97%</text:p>
          </table:table-cell>
          <table:table-cell office:value-type="string" table:style-name="ce12">
            <text:p>-0.043269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0" table:style-name="ce3">
            <text:p>860</text:p>
          </table:table-cell>
          <table:table-cell office:value-type="float" office:value="5.7686153650263999E-2" table:style-name="ce4">
            <text:p>0.057686154</text:p>
          </table:table-cell>
          <table:table-cell office:value-type="float" office:value="0.94231384634973603" table:style-name="ce4">
            <text:p>0.942313846</text:p>
          </table:table-cell>
          <table:table-cell office:value-type="float" office:value="0" table:style-name="ce4">
            <text:p>0</text:p>
          </table:table-cell>
          <table:table-cell office:value-type="percentage" office:value="1.3781262597164E-2" table:style-name="ce9">
            <text:p>1.38%</text:p>
          </table:table-cell>
          <table:table-cell office:value-type="percentage" office:value="2.148801454006E-2" table:style-name="ce9">
            <text:p>2.15%</text:p>
          </table:table-cell>
          <table:table-cell office:value-type="string" table:style-name="ce11">
            <text:p>0.1759707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1" table:style-name="ce3">
            <text:p>861</text:p>
          </table:table-cell>
          <table:table-cell office:value-type="float" office:value="0.52233550063305201" table:style-name="ce4">
            <text:p>0.522335501</text:p>
          </table:table-cell>
          <table:table-cell office:value-type="float" office:value="0.207672688425873" table:style-name="ce4">
            <text:p>0.207672688</text:p>
          </table:table-cell>
          <table:table-cell office:value-type="float" office:value="0.26999181094107499" table:style-name="ce4">
            <text:p>0.269991811</text:p>
          </table:table-cell>
          <table:table-cell office:value-type="percentage" office:value="2.401711402649E-3" table:style-name="ce9">
            <text:p>0.24%</text:p>
          </table:table-cell>
          <table:table-cell office:value-type="percentage" office:value="1.4510283714653001E-2" table:style-name="ce9">
            <text:p>1.45%</text:p>
          </table:table-cell>
          <table:table-cell office:value-type="string" table:style-name="ce12">
            <text:p>-0.523648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2" table:style-name="ce3">
            <text:p>862</text:p>
          </table:table-cell>
          <table:table-cell office:value-type="float" office:value="5.6603085828762001E-2" table:style-name="ce4">
            <text:p>0.056603086</text:p>
          </table:table-cell>
          <table:table-cell office:value-type="float" office:value="0.48941682803299402" table:style-name="ce4">
            <text:p>0.489416828</text:p>
          </table:table-cell>
          <table:table-cell office:value-type="float" office:value="0.45398008613824298" table:style-name="ce4">
            <text:p>0.453980086</text:p>
          </table:table-cell>
          <table:table-cell office:value-type="percentage" office:value="6.6662510705629997E-3" table:style-name="ce9">
            <text:p>0.67%</text:p>
          </table:table-cell>
          <table:table-cell office:value-type="percentage" office:value="1.6305865725491E-2" table:style-name="ce9">
            <text:p>1.63%</text:p>
          </table:table-cell>
          <table:table-cell office:value-type="string" table:style-name="ce12">
            <text:p>-0.20445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3" table:style-name="ce3">
            <text:p>863</text:p>
          </table:table-cell>
          <table:table-cell office:value-type="float" office:value="0.181106713183566" table:style-name="ce4">
            <text:p>0.181106713</text:p>
          </table:table-cell>
          <table:table-cell office:value-type="float" office:value="0.22806143265179599" table:style-name="ce4">
            <text:p>0.228061433</text:p>
          </table:table-cell>
          <table:table-cell office:value-type="float" office:value="0.59083185416463702" table:style-name="ce4">
            <text:p>0.590831854</text:p>
          </table:table-cell>
          <table:table-cell office:value-type="percentage" office:value="4.96285488981E-3" table:style-name="ce9">
            <text:p>0.50%</text:p>
          </table:table-cell>
          <table:table-cell office:value-type="percentage" office:value="1.3698539351574E-2" table:style-name="ce9">
            <text:p>1.37%</text:p>
          </table:table-cell>
          <table:table-cell office:value-type="string" table:style-name="ce12">
            <text:p>-0.367714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4" table:style-name="ce3">
            <text:p>864</text:p>
          </table:table-cell>
          <table:table-cell office:value-type="float" office:value="0.52597164517689099" table:style-name="ce4">
            <text:p>0.525971645</text:p>
          </table:table-cell>
          <table:table-cell office:value-type="float" office:value="0.3533988006587" table:style-name="ce4">
            <text:p>0.353398801</text:p>
          </table:table-cell>
          <table:table-cell office:value-type="float" office:value="0.120629554164409" table:style-name="ce4">
            <text:p>0.120629554</text:p>
          </table:table-cell>
          <table:table-cell office:value-type="percentage" office:value="3.1453884790799999E-3" table:style-name="ce9">
            <text:p>0.31%</text:p>
          </table:table-cell>
          <table:table-cell office:value-type="percentage" office:value="1.6187781655695E-2" table:style-name="ce9">
            <text:p>1.62%</text:p>
          </table:table-cell>
          <table:table-cell office:value-type="string" table:style-name="ce12">
            <text:p>-0.423443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5" table:style-name="ce3">
            <text:p>865</text:p>
          </table:table-cell>
          <table:table-cell office:value-type="float" office:value="0.15554750535131601" table:style-name="ce4">
            <text:p>0.155547505</text:p>
          </table:table-cell>
          <table:table-cell office:value-type="float" office:value="0.35907629477466801" table:style-name="ce4">
            <text:p>0.359076295</text:p>
          </table:table-cell>
          <table:table-cell office:value-type="float" office:value="0.48537619987401598" table:style-name="ce4">
            <text:p>0.4853762</text:p>
          </table:table-cell>
          <table:table-cell office:value-type="percentage" office:value="5.1607746861929999E-3" table:style-name="ce9">
            <text:p>0.52%</text:p>
          </table:table-cell>
          <table:table-cell office:value-type="percentage" office:value="1.5118415586449999E-2" table:style-name="ce9">
            <text:p>1.51%</text:p>
          </table:table-cell>
          <table:table-cell office:value-type="string" table:style-name="ce12">
            <text:p>-0.32008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6" table:style-name="ce3">
            <text:p>866</text:p>
          </table:table-cell>
          <table:table-cell office:value-type="float" office:value="0.278211512371287" table:style-name="ce4">
            <text:p>0.278211512</text:p>
          </table:table-cell>
          <table:table-cell office:value-type="float" office:value="0.53877513538692601" table:style-name="ce4">
            <text:p>0.538775135</text:p>
          </table:table-cell>
          <table:table-cell office:value-type="float" office:value="0.183013352241787" table:style-name="ce4">
            <text:p>0.183013352</text:p>
          </table:table-cell>
          <table:table-cell office:value-type="percentage" office:value="5.5845706407809999E-3" table:style-name="ce9">
            <text:p>0.56%</text:p>
          </table:table-cell>
          <table:table-cell office:value-type="percentage" office:value="1.754886733298E-2" table:style-name="ce9">
            <text:p>1.75%</text:p>
          </table:table-cell>
          <table:table-cell office:value-type="string" table:style-name="ce12">
            <text:p>-0.251607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7" table:style-name="ce3">
            <text:p>867</text:p>
          </table:table-cell>
          <table:table-cell office:value-type="float" office:value="0.221036133403785" table:style-name="ce4">
            <text:p>0.221036133</text:p>
          </table:table-cell>
          <table:table-cell office:value-type="float" office:value="4.2353646186900004E-3" table:style-name="ce4">
            <text:p>0.004235365</text:p>
          </table:table-cell>
          <table:table-cell office:value-type="float" office:value="0.77472850197752496" table:style-name="ce4">
            <text:p>0.774728502</text:p>
          </table:table-cell>
          <table:table-cell office:value-type="percentage" office:value="6.1612769450159997E-3" table:style-name="ce9">
            <text:p>0.62%</text:p>
          </table:table-cell>
          <table:table-cell office:value-type="percentage" office:value="1.1261379705261001E-2" table:style-name="ce9">
            <text:p>1.13%</text:p>
          </table:table-cell>
          <table:table-cell office:value-type="string" table:style-name="ce12">
            <text:p>-0.340875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8" table:style-name="ce3">
            <text:p>868</text:p>
          </table:table-cell>
          <table:table-cell office:value-type="float" office:value="1.3022107111374E-2" table:style-name="ce4">
            <text:p>0.013022107</text:p>
          </table:table-cell>
          <table:table-cell office:value-type="float" office:value="0.89392124613146495" table:style-name="ce4">
            <text:p>0.893921246</text:p>
          </table:table-cell>
          <table:table-cell office:value-type="float" office:value="9.3056646757160993E-2" table:style-name="ce4">
            <text:p>0.093056647</text:p>
          </table:table-cell>
          <table:table-cell office:value-type="percentage" office:value="1.2748900199344E-2" table:style-name="ce9">
            <text:p>1.27%</text:p>
          </table:table-cell>
          <table:table-cell office:value-type="percentage" office:value="2.0797882763491999E-2" table:style-name="ce9">
            <text:p>2.08%</text:p>
          </table:table-cell>
          <table:table-cell office:value-type="string" table:style-name="ce11">
            <text:p>0.13217211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69" table:style-name="ce3">
            <text:p>869</text:p>
          </table:table-cell>
          <table:table-cell office:value-type="float" office:value="4.0982668116269001E-2" table:style-name="ce4">
            <text:p>0.040982668</text:p>
          </table:table-cell>
          <table:table-cell office:value-type="float" office:value="0.84511697326493995" table:style-name="ce4">
            <text:p>0.845116973</text:p>
          </table:table-cell>
          <table:table-cell office:value-type="float" office:value="0.113900358618791" table:style-name="ce4">
            <text:p>0.113900359</text:p>
          </table:table-cell>
          <table:table-cell office:value-type="percentage" office:value="1.1569298875983999E-2" table:style-name="ce9">
            <text:p>1.16%</text:p>
          </table:table-cell>
          <table:table-cell office:value-type="percentage" office:value="2.0325429693200999E-2" table:style-name="ce9">
            <text:p>2.03%</text:p>
          </table:table-cell>
          <table:table-cell office:value-type="string" table:style-name="ce11">
            <text:p>0.07720865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0" table:style-name="ce3">
            <text:p>870</text:p>
          </table:table-cell>
          <table:table-cell office:value-type="float" office:value="0.26987522935344099" table:style-name="ce4">
            <text:p>0.269875229</text:p>
          </table:table-cell>
          <table:table-cell office:value-type="float" office:value="0.46351801049801999" table:style-name="ce4">
            <text:p>0.46351801</text:p>
          </table:table-cell>
          <table:table-cell office:value-type="float" office:value="0.26660676014853901" table:style-name="ce4">
            <text:p>0.26660676</text:p>
          </table:table-cell>
          <table:table-cell office:value-type="percentage" office:value="4.8485063388410002E-3" table:style-name="ce9">
            <text:p>0.48%</text:p>
          </table:table-cell>
          <table:table-cell office:value-type="percentage" office:value="1.6662782802018002E-2" table:style-name="ce9">
            <text:p>1.67%</text:p>
          </table:table-cell>
          <table:table-cell office:value-type="string" table:style-name="ce12">
            <text:p>-0.3091616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1" table:style-name="ce3">
            <text:p>871</text:p>
          </table:table-cell>
          <table:table-cell office:value-type="float" office:value="0.67318602349978696" table:style-name="ce4">
            <text:p>0.673186023</text:p>
          </table:table-cell>
          <table:table-cell office:value-type="float" office:value="0.15786367179006799" table:style-name="ce4">
            <text:p>0.157863672</text:p>
          </table:table-cell>
          <table:table-cell office:value-type="float" office:value="0.16895030471014499" table:style-name="ce4">
            <text:p>0.168950305</text:p>
          </table:table-cell>
          <table:table-cell office:value-type="percentage" office:value="1.982009365368E-3" table:style-name="ce9">
            <text:p>0.20%</text:p>
          </table:table-cell>
          <table:table-cell office:value-type="percentage" office:value="1.4402646796395999E-2" table:style-name="ce9">
            <text:p>1.44%</text:p>
          </table:table-cell>
          <table:table-cell office:value-type="string" table:style-name="ce12">
            <text:p>-0.556702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2" table:style-name="ce3">
            <text:p>872</text:p>
          </table:table-cell>
          <table:table-cell office:value-type="float" office:value="5.8964294477786998E-2" table:style-name="ce4">
            <text:p>0.058964294</text:p>
          </table:table-cell>
          <table:table-cell office:value-type="float" office:value="0.44710333236591598" table:style-name="ce4">
            <text:p>0.447103332</text:p>
          </table:table-cell>
          <table:table-cell office:value-type="float" office:value="0.49393237315629701" table:style-name="ce4">
            <text:p>0.493932373</text:p>
          </table:table-cell>
          <table:table-cell office:value-type="percentage" office:value="6.4294645313080004E-3" table:style-name="ce9">
            <text:p>0.64%</text:p>
          </table:table-cell>
          <table:table-cell office:value-type="percentage" office:value="1.5829245447714E-2" table:style-name="ce9">
            <text:p>1.58%</text:p>
          </table:table-cell>
          <table:table-cell office:value-type="string" table:style-name="ce12">
            <text:p>-0.2255657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3" table:style-name="ce3">
            <text:p>873</text:p>
          </table:table-cell>
          <table:table-cell office:value-type="float" office:value="0.59168419163795305" table:style-name="ce4">
            <text:p>0.591684192</text:p>
          </table:table-cell>
          <table:table-cell office:value-type="float" office:value="0.40831580836204701" table:style-name="ce4">
            <text:p>0.408315808</text:p>
          </table:table-cell>
          <table:table-cell office:value-type="float" office:value="0" table:style-name="ce4">
            <text:p>0</text:p>
          </table:table-cell>
          <table:table-cell office:value-type="percentage" office:value="3.7336206570059999E-3" table:style-name="ce9">
            <text:p>0.37%</text:p>
          </table:table-cell>
          <table:table-cell office:value-type="percentage" office:value="1.7016972669612E-2" table:style-name="ce9">
            <text:p>1.70%</text:p>
          </table:table-cell>
          <table:table-cell office:value-type="string" table:style-name="ce12">
            <text:p>-0.368242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4" table:style-name="ce3">
            <text:p>874</text:p>
          </table:table-cell>
          <table:table-cell office:value-type="float" office:value="0.81094533498855703" table:style-name="ce4">
            <text:p>0.810945335</text:p>
          </table:table-cell>
          <table:table-cell office:value-type="float" office:value="0" table:style-name="ce4">
            <text:p>0</text:p>
          </table:table-cell>
          <table:table-cell office:value-type="float" office:value="0.189054665011443" table:style-name="ce4">
            <text:p>0.189054665</text:p>
          </table:table-cell>
          <table:table-cell office:value-type="percentage" office:value="1.894752157927E-3" table:style-name="ce9">
            <text:p>0.19%</text:p>
          </table:table-cell>
          <table:table-cell office:value-type="percentage" office:value="1.3019328634873E-2" table:style-name="ce9">
            <text:p>1.30%</text:p>
          </table:table-cell>
          <table:table-cell office:value-type="string" table:style-name="ce12">
            <text:p>-0.622554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5" table:style-name="ce3">
            <text:p>875</text:p>
          </table:table-cell>
          <table:table-cell office:value-type="float" office:value="0.59756219479523098" table:style-name="ce4">
            <text:p>0.597562195</text:p>
          </table:table-cell>
          <table:table-cell office:value-type="float" office:value="0.39460218081426301" table:style-name="ce4">
            <text:p>0.394602181</text:p>
          </table:table-cell>
          <table:table-cell office:value-type="float" office:value="7.8356243905060002E-3" table:style-name="ce4">
            <text:p>0.007835624</text:p>
          </table:table-cell>
          <table:table-cell office:value-type="percentage" office:value="3.5842736004740002E-3" table:style-name="ce9">
            <text:p>0.36%</text:p>
          </table:table-cell>
          <table:table-cell office:value-type="percentage" office:value="1.687815792597E-2" table:style-name="ce9">
            <text:p>1.69%</text:p>
          </table:table-cell>
          <table:table-cell office:value-type="string" table:style-name="ce12">
            <text:p>-0.380120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6" table:style-name="ce3">
            <text:p>876</text:p>
          </table:table-cell>
          <table:table-cell office:value-type="float" office:value="2.9225928037348001E-2" table:style-name="ce4">
            <text:p>0.029225928</text:p>
          </table:table-cell>
          <table:table-cell office:value-type="float" office:value="0.87799230893679903" table:style-name="ce4">
            <text:p>0.877992309</text:p>
          </table:table-cell>
          <table:table-cell office:value-type="float" office:value="9.2781763025852004E-2" table:style-name="ce4">
            <text:p>0.092781763</text:p>
          </table:table-cell>
          <table:table-cell office:value-type="percentage" office:value="1.232782376534E-2" table:style-name="ce9">
            <text:p>1.23%</text:p>
          </table:table-cell>
          <table:table-cell office:value-type="percentage" office:value="2.0665355192625998E-2" table:style-name="ce9">
            <text:p>2.07%</text:p>
          </table:table-cell>
          <table:table-cell office:value-type="string" table:style-name="ce11">
            <text:p>0.1126437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7" table:style-name="ce3">
            <text:p>877</text:p>
          </table:table-cell>
          <table:table-cell office:value-type="float" office:value="0.143003725728193" table:style-name="ce4">
            <text:p>0.143003726</text:p>
          </table:table-cell>
          <table:table-cell office:value-type="float" office:value="0.50716339364123297" table:style-name="ce4">
            <text:p>0.507163394</text:p>
          </table:table-cell>
          <table:table-cell office:value-type="float" office:value="0.34983288063057399" table:style-name="ce4">
            <text:p>0.349832881</text:p>
          </table:table-cell>
          <table:table-cell office:value-type="percentage" office:value="6.0282478782859999E-3" table:style-name="ce9">
            <text:p>0.60%</text:p>
          </table:table-cell>
          <table:table-cell office:value-type="percentage" office:value="1.6773366109438002E-2" table:style-name="ce9">
            <text:p>1.68%</text:p>
          </table:table-cell>
          <table:table-cell office:value-type="string" table:style-name="ce12">
            <text:p>-0.23678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8" table:style-name="ce3">
            <text:p>878</text:p>
          </table:table-cell>
          <table:table-cell office:value-type="float" office:value="4.0933067059206997E-2" table:style-name="ce4">
            <text:p>0.040933067</text:p>
          </table:table-cell>
          <table:table-cell office:value-type="float" office:value="0.81747871958671603" table:style-name="ce4">
            <text:p>0.81747872</text:p>
          </table:table-cell>
          <table:table-cell office:value-type="float" office:value="0.14158821335407701" table:style-name="ce4">
            <text:p>0.141588213</text:p>
          </table:table-cell>
          <table:table-cell office:value-type="percentage" office:value="1.100471835997E-2" table:style-name="ce9">
            <text:p>1.10%</text:p>
          </table:table-cell>
          <table:table-cell office:value-type="percentage" office:value="2.0009237128834002E-2" table:style-name="ce9">
            <text:p>2.00%</text:p>
          </table:table-cell>
          <table:table-cell office:value-type="string" table:style-name="ce11">
            <text:p>0.05021271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79" table:style-name="ce3">
            <text:p>879</text:p>
          </table:table-cell>
          <table:table-cell office:value-type="float" office:value="0.2416737024484" table:style-name="ce4">
            <text:p>0.241673702</text:p>
          </table:table-cell>
          <table:table-cell office:value-type="float" office:value="0.63111951418664203" table:style-name="ce4">
            <text:p>0.631119514</text:p>
          </table:table-cell>
          <table:table-cell office:value-type="float" office:value="0.127206783364958" table:style-name="ce4">
            <text:p>0.127206783</text:p>
          </table:table-cell>
          <table:table-cell office:value-type="percentage" office:value="6.9664007393759999E-3" table:style-name="ce9">
            <text:p>0.70%</text:p>
          </table:table-cell>
          <table:table-cell office:value-type="percentage" office:value="1.8492932510886999E-2" table:style-name="ce9">
            <text:p>1.85%</text:p>
          </table:table-cell>
          <table:table-cell office:value-type="string" table:style-name="ce12">
            <text:p>-0.164040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0" table:style-name="ce3">
            <text:p>880</text:p>
          </table:table-cell>
          <table:table-cell office:value-type="float" office:value="0.40640725064023903" table:style-name="ce4">
            <text:p>0.406407251</text:p>
          </table:table-cell>
          <table:table-cell office:value-type="float" office:value="0.151738607029207" table:style-name="ce4">
            <text:p>0.151738607</text:p>
          </table:table-cell>
          <table:table-cell office:value-type="float" office:value="0.44185414233055298" table:style-name="ce4">
            <text:p>0.441854142</text:p>
          </table:table-cell>
          <table:table-cell office:value-type="percentage" office:value="3.0448255159679998E-3" table:style-name="ce9">
            <text:p>0.30%</text:p>
          </table:table-cell>
          <table:table-cell office:value-type="percentage" office:value="1.3515695446584E-2" table:style-name="ce9">
            <text:p>1.35%</text:p>
          </table:table-cell>
          <table:table-cell office:value-type="string" table:style-name="ce12">
            <text:p>-0.514599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1" table:style-name="ce3">
            <text:p>881</text:p>
          </table:table-cell>
          <table:table-cell office:value-type="float" office:value="0.68925327329293795" table:style-name="ce4">
            <text:p>0.689253273</text:p>
          </table:table-cell>
          <table:table-cell office:value-type="float" office:value="0.31074672670706199" table:style-name="ce4">
            <text:p>0.310746727</text:p>
          </table:table-cell>
          <table:table-cell office:value-type="float" office:value="0" table:style-name="ce4">
            <text:p>0</text:p>
          </table:table-cell>
          <table:table-cell office:value-type="percentage" office:value="2.905313377072E-3" table:style-name="ce9">
            <text:p>0.29%</text:p>
          </table:table-cell>
          <table:table-cell office:value-type="percentage" office:value="1.6200049350971E-2" table:style-name="ce9">
            <text:p>1.62%</text:p>
          </table:table-cell>
          <table:table-cell office:value-type="string" table:style-name="ce12">
            <text:p>-0.437942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2" table:style-name="ce3">
            <text:p>882</text:p>
          </table:table-cell>
          <table:table-cell office:value-type="float" office:value="0" table:style-name="ce4">
            <text:p>0</text:p>
          </table:table-cell>
          <table:table-cell office:value-type="float" office:value="0.98676928231000205" table:style-name="ce4">
            <text:p>0.986769282</text:p>
          </table:table-cell>
          <table:table-cell office:value-type="float" office:value="1.3230717689997999E-2" table:style-name="ce4">
            <text:p>0.013230718</text:p>
          </table:table-cell>
          <table:table-cell office:value-type="percentage" office:value="1.5071134036648001E-2" table:style-name="ce9">
            <text:p>1.51%</text:p>
          </table:table-cell>
          <table:table-cell office:value-type="percentage" office:value="2.1819715401824001E-2" table:style-name="ce9">
            <text:p>2.18%</text:p>
          </table:table-cell>
          <table:table-cell office:value-type="string" table:style-name="ce11">
            <text:p>0.23241064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3" table:style-name="ce3">
            <text:p>883</text:p>
          </table:table-cell>
          <table:table-cell office:value-type="float" office:value="0.26111324940255498" table:style-name="ce4">
            <text:p>0.261113249</text:p>
          </table:table-cell>
          <table:table-cell office:value-type="float" office:value="0.50345716727133705" table:style-name="ce4">
            <text:p>0.503457167</text:p>
          </table:table-cell>
          <table:table-cell office:value-type="float" office:value="0.235429583326108" table:style-name="ce4">
            <text:p>0.235429583</text:p>
          </table:table-cell>
          <table:table-cell office:value-type="percentage" office:value="5.2658411440360004E-3" table:style-name="ce9">
            <text:p>0.53%</text:p>
          </table:table-cell>
          <table:table-cell office:value-type="percentage" office:value="1.7092652743645E-2" table:style-name="ce9">
            <text:p>1.71%</text:p>
          </table:table-cell>
          <table:table-cell office:value-type="string" table:style-name="ce12">
            <text:p>-0.27697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4" table:style-name="ce3">
            <text:p>884</text:p>
          </table:table-cell>
          <table:table-cell office:value-type="float" office:value="0.37607224648806198" table:style-name="ce4">
            <text:p>0.376072246</text:p>
          </table:table-cell>
          <table:table-cell office:value-type="float" office:value="0.256953327297339" table:style-name="ce4">
            <text:p>0.256953327</text:p>
          </table:table-cell>
          <table:table-cell office:value-type="float" office:value="0.36697442621460002" table:style-name="ce4">
            <text:p>0.366974426</text:p>
          </table:table-cell>
          <table:table-cell office:value-type="percentage" office:value="3.1985837782000002E-3" table:style-name="ce9">
            <text:p>0.32%</text:p>
          </table:table-cell>
          <table:table-cell office:value-type="percentage" office:value="1.4625925508581E-2" table:style-name="ce9">
            <text:p>1.46%</text:p>
          </table:table-cell>
          <table:table-cell office:value-type="string" table:style-name="ce12">
            <text:p>-0.465024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5" table:style-name="ce3">
            <text:p>885</text:p>
          </table:table-cell>
          <table:table-cell office:value-type="float" office:value="0.20446001562703001" table:style-name="ce4">
            <text:p>0.204460016</text:p>
          </table:table-cell>
          <table:table-cell office:value-type="float" office:value="0.66576915507428802" table:style-name="ce4">
            <text:p>0.665769155</text:p>
          </table:table-cell>
          <table:table-cell office:value-type="float" office:value="0.129770829298682" table:style-name="ce4">
            <text:p>0.129770829</text:p>
          </table:table-cell>
          <table:table-cell office:value-type="percentage" office:value="7.6276506676059997E-3" table:style-name="ce9">
            <text:p>0.76%</text:p>
          </table:table-cell>
          <table:table-cell office:value-type="percentage" office:value="1.8775194480026E-2" table:style-name="ce9">
            <text:p>1.88%</text:p>
          </table:table-cell>
          <table:table-cell office:value-type="string" table:style-name="ce12">
            <text:p>-0.12635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6" table:style-name="ce3">
            <text:p>886</text:p>
          </table:table-cell>
          <table:table-cell office:value-type="float" office:value="0.45367838031513902" table:style-name="ce4">
            <text:p>0.45367838</text:p>
          </table:table-cell>
          <table:table-cell office:value-type="float" office:value="6.4278414413512994E-2" table:style-name="ce4">
            <text:p>0.064278414</text:p>
          </table:table-cell>
          <table:table-cell office:value-type="float" office:value="0.48204320527134797" table:style-name="ce4">
            <text:p>0.482043205</text:p>
          </table:table-cell>
          <table:table-cell office:value-type="percentage" office:value="3.0365502761670001E-3" table:style-name="ce9">
            <text:p>0.30%</text:p>
          </table:table-cell>
          <table:table-cell office:value-type="percentage" office:value="1.2660347294417999E-2" table:style-name="ce9">
            <text:p>1.27%</text:p>
          </table:table-cell>
          <table:table-cell office:value-type="string" table:style-name="ce12">
            <text:p>-0.550020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7" table:style-name="ce3">
            <text:p>887</text:p>
          </table:table-cell>
          <table:table-cell office:value-type="float" office:value="0.27956395082026803" table:style-name="ce4">
            <text:p>0.279563951</text:p>
          </table:table-cell>
          <table:table-cell office:value-type="float" office:value="0.54428214828315002" table:style-name="ce4">
            <text:p>0.544282148</text:p>
          </table:table-cell>
          <table:table-cell office:value-type="float" office:value="0.17615390089658201" table:style-name="ce4">
            <text:p>0.176153901</text:p>
          </table:table-cell>
          <table:table-cell office:value-type="percentage" office:value="5.6463616493960004E-3" table:style-name="ce9">
            <text:p>0.56%</text:p>
          </table:table-cell>
          <table:table-cell office:value-type="percentage" office:value="1.7615980822405002E-2" table:style-name="ce9">
            <text:p>1.76%</text:p>
          </table:table-cell>
          <table:table-cell office:value-type="string" table:style-name="ce12">
            <text:p>-0.247141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8" table:style-name="ce3">
            <text:p>888</text:p>
          </table:table-cell>
          <table:table-cell office:value-type="float" office:value="0.26840782715219602" table:style-name="ce4">
            <text:p>0.268407827</text:p>
          </table:table-cell>
          <table:table-cell office:value-type="float" office:value="0.12674201922185299" table:style-name="ce4">
            <text:p>0.126742019</text:p>
          </table:table-cell>
          <table:table-cell office:value-type="float" office:value="0.60485015362595096" table:style-name="ce4">
            <text:p>0.604850154</text:p>
          </table:table-cell>
          <table:table-cell office:value-type="percentage" office:value="4.4339867924440002E-3" table:style-name="ce9">
            <text:p>0.44%</text:p>
          </table:table-cell>
          <table:table-cell office:value-type="percentage" office:value="1.2807289488982E-2" table:style-name="ce9">
            <text:p>1.28%</text:p>
          </table:table-cell>
          <table:table-cell office:value-type="string" table:style-name="ce12">
            <text:p>-0.4345972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89" table:style-name="ce3">
            <text:p>889</text:p>
          </table:table-cell>
          <table:table-cell office:value-type="float" office:value="0.214067431142484" table:style-name="ce4">
            <text:p>0.214067431</text:p>
          </table:table-cell>
          <table:table-cell office:value-type="float" office:value="0.78009424305765296" table:style-name="ce4">
            <text:p>0.780094243</text:p>
          </table:table-cell>
          <table:table-cell office:value-type="float" office:value="5.8383257998619997E-3" table:style-name="ce4">
            <text:p>0.005838326</text:p>
          </table:table-cell>
          <table:table-cell office:value-type="percentage" office:value="9.7482548853219993E-3" table:style-name="ce9">
            <text:p>0.97%</text:p>
          </table:table-cell>
          <table:table-cell office:value-type="percentage" office:value="2.011190965532E-2" table:style-name="ce9">
            <text:p>2.01%</text:p>
          </table:table-cell>
          <table:table-cell office:value-type="string" table:style-name="ce12">
            <text:p>-0.012517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0" table:style-name="ce3">
            <text:p>890</text:p>
          </table:table-cell>
          <table:table-cell office:value-type="float" office:value="0.49421080986315402" table:style-name="ce4">
            <text:p>0.49421081</text:p>
          </table:table-cell>
          <table:table-cell office:value-type="float" office:value="0" table:style-name="ce4">
            <text:p>0</text:p>
          </table:table-cell>
          <table:table-cell office:value-type="float" office:value="0.50578919013684598" table:style-name="ce4">
            <text:p>0.50578919</text:p>
          </table:table-cell>
          <table:table-cell office:value-type="percentage" office:value="3.137625187071E-3" table:style-name="ce9">
            <text:p>0.31%</text:p>
          </table:table-cell>
          <table:table-cell office:value-type="percentage" office:value="1.2049445678237999E-2" table:style-name="ce9">
            <text:p>1.20%</text:p>
          </table:table-cell>
          <table:table-cell office:value-type="string" table:style-name="ce12">
            <text:p>-0.569517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1" table:style-name="ce3">
            <text:p>891</text:p>
          </table:table-cell>
          <table:table-cell office:value-type="float" office:value="0.19759598497321099" table:style-name="ce4">
            <text:p>0.197595985</text:p>
          </table:table-cell>
          <table:table-cell office:value-type="float" office:value="0.253232404275329" table:style-name="ce4">
            <text:p>0.253232404</text:p>
          </table:table-cell>
          <table:table-cell office:value-type="float" office:value="0.54917161075146004" table:style-name="ce4">
            <text:p>0.549171611</text:p>
          </table:table-cell>
          <table:table-cell office:value-type="percentage" office:value="4.7154600058360004E-3" table:style-name="ce9">
            <text:p>0.47%</text:p>
          </table:table-cell>
          <table:table-cell office:value-type="percentage" office:value="1.4036859234734999E-2" table:style-name="ce9">
            <text:p>1.40%</text:p>
          </table:table-cell>
          <table:table-cell office:value-type="string" table:style-name="ce12">
            <text:p>-0.3764759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2" table:style-name="ce3">
            <text:p>892</text:p>
          </table:table-cell>
          <table:table-cell office:value-type="float" office:value="0.72799166204992705" table:style-name="ce4">
            <text:p>0.727991662</text:p>
          </table:table-cell>
          <table:table-cell office:value-type="float" office:value="3.1954361784448999E-2" table:style-name="ce4">
            <text:p>0.031954362</text:p>
          </table:table-cell>
          <table:table-cell office:value-type="float" office:value="0.24005397616562399" table:style-name="ce4">
            <text:p>0.240053976</text:p>
          </table:table-cell>
          <table:table-cell office:value-type="percentage" office:value="1.8933831059500001E-3" table:style-name="ce9">
            <text:p>0.19%</text:p>
          </table:table-cell>
          <table:table-cell office:value-type="percentage" office:value="1.3130708476033001E-2" table:style-name="ce9">
            <text:p>1.31%</text:p>
          </table:table-cell>
          <table:table-cell office:value-type="string" table:style-name="ce12">
            <text:p>-0.617378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3" table:style-name="ce3">
            <text:p>893</text:p>
          </table:table-cell>
          <table:table-cell office:value-type="float" office:value="8.1185860856945E-2" table:style-name="ce4">
            <text:p>0.081185861</text:p>
          </table:table-cell>
          <table:table-cell office:value-type="float" office:value="0.87278576674564001" table:style-name="ce4">
            <text:p>0.872785767</text:p>
          </table:table-cell>
          <table:table-cell office:value-type="float" office:value="4.6028372397414002E-2" table:style-name="ce4">
            <text:p>0.046028372</text:p>
          </table:table-cell>
          <table:table-cell office:value-type="percentage" office:value="1.20409560027E-2" table:style-name="ce9">
            <text:p>1.20%</text:p>
          </table:table-cell>
          <table:table-cell office:value-type="percentage" office:value="2.0764927079202002E-2" table:style-name="ce9">
            <text:p>2.08%</text:p>
          </table:table-cell>
          <table:table-cell office:value-type="string" table:style-name="ce11">
            <text:p>0.09828862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4" table:style-name="ce3">
            <text:p>894</text:p>
          </table:table-cell>
          <table:table-cell office:value-type="float" office:value="0.52359791772036102" table:style-name="ce4">
            <text:p>0.523597918</text:p>
          </table:table-cell>
          <table:table-cell office:value-type="float" office:value="0.17646756854895701" table:style-name="ce4">
            <text:p>0.176467569</text:p>
          </table:table-cell>
          <table:table-cell office:value-type="float" office:value="0.29993451373068197" table:style-name="ce4">
            <text:p>0.299934514</text:p>
          </table:table-cell>
          <table:table-cell office:value-type="percentage" office:value="2.356255925993E-3" table:style-name="ce9">
            <text:p>0.24%</text:p>
          </table:table-cell>
          <table:table-cell office:value-type="percentage" office:value="1.4157321963267E-2" table:style-name="ce9">
            <text:p>1.42%</text:p>
          </table:table-cell>
          <table:table-cell office:value-type="string" table:style-name="ce12">
            <text:p>-0.539914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5" table:style-name="ce3">
            <text:p>895</text:p>
          </table:table-cell>
          <table:table-cell office:value-type="float" office:value="0" table:style-name="ce4">
            <text:p>0</text:p>
          </table:table-cell>
          <table:table-cell office:value-type="float" office:value="0.41505371388649798" table:style-name="ce4">
            <text:p>0.415053714</text:p>
          </table:table-cell>
          <table:table-cell office:value-type="float" office:value="0.58494628611350197" table:style-name="ce4">
            <text:p>0.584946286</text:p>
          </table:table-cell>
          <table:table-cell office:value-type="percentage" office:value="7.0307183572039999E-3" table:style-name="ce9">
            <text:p>0.70%</text:p>
          </table:table-cell>
          <table:table-cell office:value-type="percentage" office:value="1.5282204792105999E-2" table:style-name="ce9">
            <text:p>1.53%</text:p>
          </table:table-cell>
          <table:table-cell office:value-type="string" table:style-name="ce12">
            <text:p>-0.19429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6" table:style-name="ce3">
            <text:p>896</text:p>
          </table:table-cell>
          <table:table-cell office:value-type="float" office:value="0.42665870027207597" table:style-name="ce4">
            <text:p>0.4266587</text:p>
          </table:table-cell>
          <table:table-cell office:value-type="float" office:value="0.33875027399122298" table:style-name="ce4">
            <text:p>0.338750274</text:p>
          </table:table-cell>
          <table:table-cell office:value-type="float" office:value="0.23459102573670099" table:style-name="ce4">
            <text:p>0.234591026</text:p>
          </table:table-cell>
          <table:table-cell office:value-type="percentage" office:value="3.2562752992940001E-3" table:style-name="ce9">
            <text:p>0.33%</text:p>
          </table:table-cell>
          <table:table-cell office:value-type="percentage" office:value="1.5716167854975999E-2" table:style-name="ce9">
            <text:p>1.57%</text:p>
          </table:table-cell>
          <table:table-cell office:value-type="string" table:style-name="ce12">
            <text:p>-0.429094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7" table:style-name="ce3">
            <text:p>897</text:p>
          </table:table-cell>
          <table:table-cell office:value-type="float" office:value="0.87872859072775" table:style-name="ce4">
            <text:p>0.878728591</text:p>
          </table:table-cell>
          <table:table-cell office:value-type="float" office:value="0.115603154309273" table:style-name="ce4">
            <text:p>0.115603154</text:p>
          </table:table-cell>
          <table:table-cell office:value-type="float" office:value="5.6682549629770004E-3" table:style-name="ce4">
            <text:p>0.005668255</text:p>
          </table:table-cell>
          <table:table-cell office:value-type="percentage" office:value="2.160955454008E-3" table:style-name="ce9">
            <text:p>0.22%</text:p>
          </table:table-cell>
          <table:table-cell office:value-type="percentage" office:value="1.4548800479176E-2" table:style-name="ce9">
            <text:p>1.45%</text:p>
          </table:table-cell>
          <table:table-cell office:value-type="string" table:style-name="ce12">
            <text:p>-0.5388104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8" table:style-name="ce3">
            <text:p>898</text:p>
          </table:table-cell>
          <table:table-cell office:value-type="float" office:value="0.86529399684916097" table:style-name="ce4">
            <text:p>0.865293997</text:p>
          </table:table-cell>
          <table:table-cell office:value-type="float" office:value="4.9799718893931998E-2" table:style-name="ce4">
            <text:p>0.049799719</text:p>
          </table:table-cell>
          <table:table-cell office:value-type="float" office:value="8.4906284256907993E-2" table:style-name="ce4">
            <text:p>0.084906284</text:p>
          </table:table-cell>
          <table:table-cell office:value-type="percentage" office:value="1.9390949024479999E-3" table:style-name="ce9">
            <text:p>0.19%</text:p>
          </table:table-cell>
          <table:table-cell office:value-type="percentage" office:value="1.3755206244870999E-2" table:style-name="ce9">
            <text:p>1.38%</text:p>
          </table:table-cell>
          <table:table-cell office:value-type="string" table:style-name="ce12">
            <text:p>-0.5860257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899" table:style-name="ce3">
            <text:p>899</text:p>
          </table:table-cell>
          <table:table-cell office:value-type="float" office:value="0.239133558294019" table:style-name="ce4">
            <text:p>0.239133558</text:p>
          </table:table-cell>
          <table:table-cell office:value-type="float" office:value="0.72716042070341802" table:style-name="ce4">
            <text:p>0.727160421</text:p>
          </table:table-cell>
          <table:table-cell office:value-type="float" office:value="3.3706021002563001E-2" table:style-name="ce4">
            <text:p>0.033706021</text:p>
          </table:table-cell>
          <table:table-cell office:value-type="percentage" office:value="8.6413799080900001E-3" table:style-name="ce9">
            <text:p>0.86%</text:p>
          </table:table-cell>
          <table:table-cell office:value-type="percentage" office:value="1.9583372458925E-2" table:style-name="ce9">
            <text:p>1.96%</text:p>
          </table:table-cell>
          <table:table-cell office:value-type="string" table:style-name="ce12">
            <text:p>-0.069376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0" table:style-name="ce3">
            <text:p>900</text:p>
          </table:table-cell>
          <table:table-cell office:value-type="float" office:value="0.19341357864025499" table:style-name="ce4">
            <text:p>0.193413579</text:p>
          </table:table-cell>
          <table:table-cell office:value-type="float" office:value="0.2097492693294" table:style-name="ce4">
            <text:p>0.209749269</text:p>
          </table:table-cell>
          <table:table-cell office:value-type="float" office:value="0.59683715203034504" table:style-name="ce4">
            <text:p>0.596837152</text:p>
          </table:table-cell>
          <table:table-cell office:value-type="percentage" office:value="4.8837558054939997E-3" table:style-name="ce9">
            <text:p>0.49%</text:p>
          </table:table-cell>
          <table:table-cell office:value-type="percentage" office:value="1.3526826834755999E-2" table:style-name="ce9">
            <text:p>1.35%</text:p>
          </table:table-cell>
          <table:table-cell office:value-type="string" table:style-name="ce12">
            <text:p>-0.3782294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1" table:style-name="ce3">
            <text:p>901</text:p>
          </table:table-cell>
          <table:table-cell office:value-type="float" office:value="0.699564014545074" table:style-name="ce4">
            <text:p>0.699564015</text:p>
          </table:table-cell>
          <table:table-cell office:value-type="float" office:value="0.20295820175717999" table:style-name="ce4">
            <text:p>0.202958202</text:p>
          </table:table-cell>
          <table:table-cell office:value-type="float" office:value="9.7477783697744999E-2" table:style-name="ce4">
            <text:p>0.097477784</text:p>
          </table:table-cell>
          <table:table-cell office:value-type="percentage" office:value="2.1518202757459999E-3" table:style-name="ce9">
            <text:p>0.22%</text:p>
          </table:table-cell>
          <table:table-cell office:value-type="percentage" office:value="1.4999071150455999E-2" table:style-name="ce9">
            <text:p>1.50%</text:p>
          </table:table-cell>
          <table:table-cell office:value-type="string" table:style-name="ce12">
            <text:p>-0.523244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2" table:style-name="ce3">
            <text:p>902</text:p>
          </table:table-cell>
          <table:table-cell office:value-type="float" office:value="0.74977396343478697" table:style-name="ce4">
            <text:p>0.749773963</text:p>
          </table:table-cell>
          <table:table-cell office:value-type="float" office:value="1.9392452241809001E-2" table:style-name="ce4">
            <text:p>0.019392452</text:p>
          </table:table-cell>
          <table:table-cell office:value-type="float" office:value="0.23083358432340401" table:style-name="ce4">
            <text:p>0.230833584</text:p>
          </table:table-cell>
          <table:table-cell office:value-type="percentage" office:value="1.8905853772370001E-3" table:style-name="ce9">
            <text:p>0.19%</text:p>
          </table:table-cell>
          <table:table-cell office:value-type="percentage" office:value="1.3053764575259001E-2" table:style-name="ce9">
            <text:p>1.31%</text:p>
          </table:table-cell>
          <table:table-cell office:value-type="string" table:style-name="ce12">
            <text:p>-0.621231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3" table:style-name="ce3">
            <text:p>903</text:p>
          </table:table-cell>
          <table:table-cell office:value-type="float" office:value="0.30842680429166902" table:style-name="ce4">
            <text:p>0.308426804</text:p>
          </table:table-cell>
          <table:table-cell office:value-type="float" office:value="0.55533335187611399" table:style-name="ce4">
            <text:p>0.555333352</text:p>
          </table:table-cell>
          <table:table-cell office:value-type="float" office:value="0.13623984383221599" table:style-name="ce4">
            <text:p>0.136239844</text:p>
          </table:table-cell>
          <table:table-cell office:value-type="percentage" office:value="5.6978538889970003E-3" table:style-name="ce9">
            <text:p>0.57%</text:p>
          </table:table-cell>
          <table:table-cell office:value-type="percentage" office:value="1.7830732105443999E-2" table:style-name="ce9">
            <text:p>1.78%</text:p>
          </table:table-cell>
          <table:table-cell office:value-type="string" table:style-name="ce12">
            <text:p>-0.241277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4" table:style-name="ce3">
            <text:p>904</text:p>
          </table:table-cell>
          <table:table-cell office:value-type="float" office:value="0.483338876906512" table:style-name="ce4">
            <text:p>0.483338877</text:p>
          </table:table-cell>
          <table:table-cell office:value-type="float" office:value="0.15971620758211" table:style-name="ce4">
            <text:p>0.159716208</text:p>
          </table:table-cell>
          <table:table-cell office:value-type="float" office:value="0.35694491551137802" table:style-name="ce4">
            <text:p>0.356944916</text:p>
          </table:table-cell>
          <table:table-cell office:value-type="percentage" office:value="2.5448334695439999E-3" table:style-name="ce9">
            <text:p>0.25%</text:p>
          </table:table-cell>
          <table:table-cell office:value-type="percentage" office:value="1.3842493317036001E-2" table:style-name="ce9">
            <text:p>1.38%</text:p>
          </table:table-cell>
          <table:table-cell office:value-type="string" table:style-name="ce12">
            <text:p>-0.5385711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5" table:style-name="ce3">
            <text:p>905</text:p>
          </table:table-cell>
          <table:table-cell office:value-type="float" office:value="0.61945959399996098" table:style-name="ce4">
            <text:p>0.619459594</text:p>
          </table:table-cell>
          <table:table-cell office:value-type="float" office:value="0.29657038415333198" table:style-name="ce4">
            <text:p>0.296570384</text:p>
          </table:table-cell>
          <table:table-cell office:value-type="float" office:value="8.3970021846707002E-2" table:style-name="ce4">
            <text:p>0.083970022</text:p>
          </table:table-cell>
          <table:table-cell office:value-type="percentage" office:value="2.6802644758470002E-3" table:style-name="ce9">
            <text:p>0.27%</text:p>
          </table:table-cell>
          <table:table-cell office:value-type="percentage" office:value="1.5824226819391E-2" table:style-name="ce9">
            <text:p>1.58%</text:p>
          </table:table-cell>
          <table:table-cell office:value-type="string" table:style-name="ce12">
            <text:p>-0.4625651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6" table:style-name="ce3">
            <text:p>906</text:p>
          </table:table-cell>
          <table:table-cell office:value-type="float" office:value="0.78017376938879601" table:style-name="ce4">
            <text:p>0.780173769</text:p>
          </table:table-cell>
          <table:table-cell office:value-type="float" office:value="0.10578672503519899" table:style-name="ce4">
            <text:p>0.105786725</text:p>
          </table:table-cell>
          <table:table-cell office:value-type="float" office:value="0.11403950557600501" table:style-name="ce4">
            <text:p>0.114039506</text:p>
          </table:table-cell>
          <table:table-cell office:value-type="percentage" office:value="1.8891752799400001E-3" table:style-name="ce9">
            <text:p>0.19%</text:p>
          </table:table-cell>
          <table:table-cell office:value-type="percentage" office:value="1.4134762705615001E-2" table:style-name="ce9">
            <text:p>1.41%</text:p>
          </table:table-cell>
          <table:table-cell office:value-type="string" table:style-name="ce12">
            <text:p>-0.5738210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7" table:style-name="ce3">
            <text:p>907</text:p>
          </table:table-cell>
          <table:table-cell office:value-type="float" office:value="0.60851412117446102" table:style-name="ce4">
            <text:p>0.608514121</text:p>
          </table:table-cell>
          <table:table-cell office:value-type="float" office:value="4.8977000096755E-2" table:style-name="ce4">
            <text:p>0.048977</text:p>
          </table:table-cell>
          <table:table-cell office:value-type="float" office:value="0.34250887872878399" table:style-name="ce4">
            <text:p>0.342508879</text:p>
          </table:table-cell>
          <table:table-cell office:value-type="percentage" office:value="2.1842481713590001E-3" table:style-name="ce9">
            <text:p>0.22%</text:p>
          </table:table-cell>
          <table:table-cell office:value-type="percentage" office:value="1.2959504637333001E-2" table:style-name="ce9">
            <text:p>1.30%</text:p>
          </table:table-cell>
          <table:table-cell office:value-type="string" table:style-name="ce12">
            <text:p>-0.6030903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8" table:style-name="ce3">
            <text:p>908</text:p>
          </table:table-cell>
          <table:table-cell office:value-type="float" office:value="5.8656863386091003E-2" table:style-name="ce4">
            <text:p>0.058656863</text:p>
          </table:table-cell>
          <table:table-cell office:value-type="float" office:value="0.60181905234361199" table:style-name="ce4">
            <text:p>0.601819052</text:p>
          </table:table-cell>
          <table:table-cell office:value-type="float" office:value="0.33952408427029701" table:style-name="ce4">
            <text:p>0.339524084</text:p>
          </table:table-cell>
          <table:table-cell office:value-type="percentage" office:value="7.5875502327989999E-3" table:style-name="ce9">
            <text:p>0.76%</text:p>
          </table:table-cell>
          <table:table-cell office:value-type="percentage" office:value="1.7597462908846E-2" table:style-name="ce9">
            <text:p>1.76%</text:p>
          </table:table-cell>
          <table:table-cell office:value-type="string" table:style-name="ce12">
            <text:p>-0.1370907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09" table:style-name="ce3">
            <text:p>909</text:p>
          </table:table-cell>
          <table:table-cell office:value-type="float" office:value="6.0158161155299998E-4" table:style-name="ce4">
            <text:p>0.000601582</text:p>
          </table:table-cell>
          <table:table-cell office:value-type="float" office:value="0.28628756550754703" table:style-name="ce4">
            <text:p>0.286287566</text:p>
          </table:table-cell>
          <table:table-cell office:value-type="float" office:value="0.71311085288089904" table:style-name="ce4">
            <text:p>0.713110853</text:p>
          </table:table-cell>
          <table:table-cell office:value-type="percentage" office:value="7.1634263381960004E-3" table:style-name="ce9">
            <text:p>0.72%</text:p>
          </table:table-cell>
          <table:table-cell office:value-type="percentage" office:value="1.3811618826632999E-2" table:style-name="ce9">
            <text:p>1.38%</text:p>
          </table:table-cell>
          <table:table-cell office:value-type="string" table:style-name="ce12">
            <text:p>-0.205375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0" table:style-name="ce3">
            <text:p>910</text:p>
          </table:table-cell>
          <table:table-cell office:value-type="float" office:value="0.18684089479643201" table:style-name="ce4">
            <text:p>0.186840895</text:p>
          </table:table-cell>
          <table:table-cell office:value-type="float" office:value="0.43536333357421703" table:style-name="ce4">
            <text:p>0.435363334</text:p>
          </table:table-cell>
          <table:table-cell office:value-type="float" office:value="0.37779577162935102" table:style-name="ce4">
            <text:p>0.377795772</text:p>
          </table:table-cell>
          <table:table-cell office:value-type="percentage" office:value="5.1851309545789996E-3" table:style-name="ce9">
            <text:p>0.52%</text:p>
          </table:table-cell>
          <table:table-cell office:value-type="percentage" office:value="1.608657477297E-2" table:style-name="ce9">
            <text:p>1.61%</text:p>
          </table:table-cell>
          <table:table-cell office:value-type="string" table:style-name="ce12">
            <text:p>-0.2993097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1" table:style-name="ce3">
            <text:p>911</text:p>
          </table:table-cell>
          <table:table-cell office:value-type="float" office:value="0.85875182166824504" table:style-name="ce4">
            <text:p>0.858751822</text:p>
          </table:table-cell>
          <table:table-cell office:value-type="float" office:value="2.4298277775378001E-2" table:style-name="ce4">
            <text:p>0.024298278</text:p>
          </table:table-cell>
          <table:table-cell office:value-type="float" office:value="0.116949900556377" table:style-name="ce4">
            <text:p>0.116949901</text:p>
          </table:table-cell>
          <table:table-cell office:value-type="percentage" office:value="1.9109541524360001E-3" table:style-name="ce9">
            <text:p>0.19%</text:p>
          </table:table-cell>
          <table:table-cell office:value-type="percentage" office:value="1.3443566799762999E-2" table:style-name="ce9">
            <text:p>1.34%</text:p>
          </table:table-cell>
          <table:table-cell office:value-type="string" table:style-name="ce12">
            <text:p>-0.601703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2" table:style-name="ce3">
            <text:p>912</text:p>
          </table:table-cell>
          <table:table-cell office:value-type="float" office:value="0.69390280128792203" table:style-name="ce4">
            <text:p>0.693902801</text:p>
          </table:table-cell>
          <table:table-cell office:value-type="float" office:value="7.6016045908280996E-2" table:style-name="ce4">
            <text:p>0.076016046</text:p>
          </table:table-cell>
          <table:table-cell office:value-type="float" office:value="0.23008115280379701" table:style-name="ce4">
            <text:p>0.230081153</text:p>
          </table:table-cell>
          <table:table-cell office:value-type="percentage" office:value="1.885986577631E-3" table:style-name="ce9">
            <text:p>0.19%</text:p>
          </table:table-cell>
          <table:table-cell office:value-type="percentage" office:value="1.3530164852778E-2" table:style-name="ce9">
            <text:p>1.35%</text:p>
          </table:table-cell>
          <table:table-cell office:value-type="string" table:style-name="ce12">
            <text:p>-0.599698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3" table:style-name="ce3">
            <text:p>913</text:p>
          </table:table-cell>
          <table:table-cell office:value-type="float" office:value="0.104126347164872" table:style-name="ce4">
            <text:p>0.104126347</text:p>
          </table:table-cell>
          <table:table-cell office:value-type="float" office:value="0.26686382732029901" table:style-name="ce4">
            <text:p>0.266863827</text:p>
          </table:table-cell>
          <table:table-cell office:value-type="float" office:value="0.62900982551482898" table:style-name="ce4">
            <text:p>0.629009826</text:p>
          </table:table-cell>
          <table:table-cell office:value-type="percentage" office:value="5.7853728791840003E-3" table:style-name="ce9">
            <text:p>0.58%</text:p>
          </table:table-cell>
          <table:table-cell office:value-type="percentage" office:value="1.3906516821895001E-2" table:style-name="ce9">
            <text:p>1.39%</text:p>
          </table:table-cell>
          <table:table-cell office:value-type="string" table:style-name="ce12">
            <text:p>-0.303068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4" table:style-name="ce3">
            <text:p>914</text:p>
          </table:table-cell>
          <table:table-cell office:value-type="float" office:value="0.220024694911992" table:style-name="ce4">
            <text:p>0.220024695</text:p>
          </table:table-cell>
          <table:table-cell office:value-type="float" office:value="0.77997530508800805" table:style-name="ce4">
            <text:p>0.779975305</text:p>
          </table:table-cell>
          <table:table-cell office:value-type="float" office:value="0" table:style-name="ce4">
            <text:p>0</text:p>
          </table:table-cell>
          <table:table-cell office:value-type="percentage" office:value="9.7402189651880008E-3" table:style-name="ce9">
            <text:p>0.97%</text:p>
          </table:table-cell>
          <table:table-cell office:value-type="percentage" office:value="2.0128791540095999E-2" table:style-name="ce9">
            <text:p>2.01%</text:p>
          </table:table-cell>
          <table:table-cell office:value-type="string" table:style-name="ce12">
            <text:p>-0.012905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5" table:style-name="ce3">
            <text:p>915</text:p>
          </table:table-cell>
          <table:table-cell office:value-type="float" office:value="0.42218887978580499" table:style-name="ce4">
            <text:p>0.42218888</text:p>
          </table:table-cell>
          <table:table-cell office:value-type="float" office:value="0" table:style-name="ce4">
            <text:p>0</text:p>
          </table:table-cell>
          <table:table-cell office:value-type="float" office:value="0.57781112021419501" table:style-name="ce4">
            <text:p>0.57781112</text:p>
          </table:table-cell>
          <table:table-cell office:value-type="percentage" office:value="3.7683754042509999E-3" table:style-name="ce9">
            <text:p>0.38%</text:p>
          </table:table-cell>
          <table:table-cell office:value-type="percentage" office:value="1.1828905014228E-2" table:style-name="ce9">
            <text:p>1.18%</text:p>
          </table:table-cell>
          <table:table-cell office:value-type="string" table:style-name="ce12">
            <text:p>-0.5268133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6" table:style-name="ce3">
            <text:p>916</text:p>
          </table:table-cell>
          <table:table-cell office:value-type="float" office:value="0.36688263044320302" table:style-name="ce4">
            <text:p>0.36688263</text:p>
          </table:table-cell>
          <table:table-cell office:value-type="float" office:value="0.50507452309455403" table:style-name="ce4">
            <text:p>0.505074523</text:p>
          </table:table-cell>
          <table:table-cell office:value-type="float" office:value="0.12804284646224301" table:style-name="ce4">
            <text:p>0.128042846</text:p>
          </table:table-cell>
          <table:table-cell office:value-type="percentage" office:value="4.9240000540719999E-3" table:style-name="ce9">
            <text:p>0.49%</text:p>
          </table:table-cell>
          <table:table-cell office:value-type="percentage" office:value="1.7435026863378E-2" table:style-name="ce9">
            <text:p>1.74%</text:p>
          </table:table-cell>
          <table:table-cell office:value-type="string" table:style-name="ce12">
            <text:p>-0.2911380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7" table:style-name="ce3">
            <text:p>917</text:p>
          </table:table-cell>
          <table:table-cell office:value-type="float" office:value="0.58756741661693102" table:style-name="ce4">
            <text:p>0.587567417</text:p>
          </table:table-cell>
          <table:table-cell office:value-type="float" office:value="0.28151442983165098" table:style-name="ce4">
            <text:p>0.28151443</text:p>
          </table:table-cell>
          <table:table-cell office:value-type="float" office:value="0.130918153551417" table:style-name="ce4">
            <text:p>0.130918154</text:p>
          </table:table-cell>
          <table:table-cell office:value-type="percentage" office:value="2.5764909874580002E-3" table:style-name="ce9">
            <text:p>0.26%</text:p>
          </table:table-cell>
          <table:table-cell office:value-type="percentage" office:value="1.5554405420456999E-2" table:style-name="ce9">
            <text:p>1.56%</text:p>
          </table:table-cell>
          <table:table-cell office:value-type="string" table:style-name="ce12">
            <text:p>-0.4772608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8" table:style-name="ce3">
            <text:p>918</text:p>
          </table:table-cell>
          <table:table-cell office:value-type="float" office:value="0.73998409574663104" table:style-name="ce4">
            <text:p>0.739984096</text:p>
          </table:table-cell>
          <table:table-cell office:value-type="float" office:value="0.23409398121142799" table:style-name="ce4">
            <text:p>0.234093981</text:p>
          </table:table-cell>
          <table:table-cell office:value-type="float" office:value="2.5921923041940999E-2" table:style-name="ce4">
            <text:p>0.025921923</text:p>
          </table:table-cell>
          <table:table-cell office:value-type="percentage" office:value="2.4023457510709998E-3" table:style-name="ce9">
            <text:p>0.24%</text:p>
          </table:table-cell>
          <table:table-cell office:value-type="percentage" office:value="1.5478877317038999E-2" table:style-name="ce9">
            <text:p>1.55%</text:p>
          </table:table-cell>
          <table:table-cell office:value-type="string" table:style-name="ce12">
            <text:p>-0.4908401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19" table:style-name="ce3">
            <text:p>919</text:p>
          </table:table-cell>
          <table:table-cell office:value-type="float" office:value="0.207502038735215" table:style-name="ce4">
            <text:p>0.207502039</text:p>
          </table:table-cell>
          <table:table-cell office:value-type="float" office:value="7.9723955093406004E-2" table:style-name="ce4">
            <text:p>0.079723955</text:p>
          </table:table-cell>
          <table:table-cell office:value-type="float" office:value="0.71277400617137898" table:style-name="ce4">
            <text:p>0.712774006</text:p>
          </table:table-cell>
          <table:table-cell office:value-type="percentage" office:value="5.5465771644130002E-3" table:style-name="ce9">
            <text:p>0.55%</text:p>
          </table:table-cell>
          <table:table-cell office:value-type="percentage" office:value="1.2083141036595999E-2" table:style-name="ce9">
            <text:p>1.21%</text:p>
          </table:table-cell>
          <table:table-cell office:value-type="string" table:style-name="ce12">
            <text:p>-0.368565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0" table:style-name="ce3">
            <text:p>920</text:p>
          </table:table-cell>
          <table:table-cell office:value-type="float" office:value="0.31279934909478202" table:style-name="ce4">
            <text:p>0.312799349</text:p>
          </table:table-cell>
          <table:table-cell office:value-type="float" office:value="0.44616716526898698" table:style-name="ce4">
            <text:p>0.446167165</text:p>
          </table:table-cell>
          <table:table-cell office:value-type="float" office:value="0.241033485636231" table:style-name="ce4">
            <text:p>0.241033486</text:p>
          </table:table-cell>
          <table:table-cell office:value-type="percentage" office:value="4.4918824755639996E-3" table:style-name="ce9">
            <text:p>0.45%</text:p>
          </table:table-cell>
          <table:table-cell office:value-type="percentage" office:value="1.6595816939062001E-2" table:style-name="ce9">
            <text:p>1.66%</text:p>
          </table:table-cell>
          <table:table-cell office:value-type="string" table:style-name="ce12">
            <text:p>-0.3318979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1" table:style-name="ce3">
            <text:p>921</text:p>
          </table:table-cell>
          <table:table-cell office:value-type="float" office:value="0.36285435746015998" table:style-name="ce4">
            <text:p>0.362854357</text:p>
          </table:table-cell>
          <table:table-cell office:value-type="float" office:value="0.37264284587817997" table:style-name="ce4">
            <text:p>0.372642846</text:p>
          </table:table-cell>
          <table:table-cell office:value-type="float" office:value="0.26450279666165999" table:style-name="ce4">
            <text:p>0.264502797</text:p>
          </table:table-cell>
          <table:table-cell office:value-type="percentage" office:value="3.7205927057779998E-3" table:style-name="ce9">
            <text:p>0.37%</text:p>
          </table:table-cell>
          <table:table-cell office:value-type="percentage" office:value="1.5908348714184999E-2" table:style-name="ce9">
            <text:p>1.59%</text:p>
          </table:table-cell>
          <table:table-cell office:value-type="string" table:style-name="ce12">
            <text:p>-0.3947239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2" table:style-name="ce3">
            <text:p>922</text:p>
          </table:table-cell>
          <table:table-cell office:value-type="float" office:value="0.42006465459261" table:style-name="ce4">
            <text:p>0.420064655</text:p>
          </table:table-cell>
          <table:table-cell office:value-type="float" office:value="0.22507277093186501" table:style-name="ce4">
            <text:p>0.225072771</text:p>
          </table:table-cell>
          <table:table-cell office:value-type="float" office:value="0.35486257447552499" table:style-name="ce4">
            <text:p>0.354862574</text:p>
          </table:table-cell>
          <table:table-cell office:value-type="percentage" office:value="2.8969706244010001E-3" table:style-name="ce9">
            <text:p>0.29%</text:p>
          </table:table-cell>
          <table:table-cell office:value-type="percentage" office:value="1.4396085085325E-2" table:style-name="ce9">
            <text:p>1.44%</text:p>
          </table:table-cell>
          <table:table-cell office:value-type="string" table:style-name="ce12">
            <text:p>-0.4934000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3" table:style-name="ce3">
            <text:p>923</text:p>
          </table:table-cell>
          <table:table-cell office:value-type="float" office:value="0.16160024312364399" table:style-name="ce4">
            <text:p>0.161600243</text:p>
          </table:table-cell>
          <table:table-cell office:value-type="float" office:value="6.5210459757939999E-3" table:style-name="ce4">
            <text:p>0.006521046</text:p>
          </table:table-cell>
          <table:table-cell office:value-type="float" office:value="0.83187871090056198" table:style-name="ce4">
            <text:p>0.831878711</text:p>
          </table:table-cell>
          <table:table-cell office:value-type="percentage" office:value="7.0416586498230002E-3" table:style-name="ce9">
            <text:p>0.70%</text:p>
          </table:table-cell>
          <table:table-cell office:value-type="percentage" office:value="1.1105515696504E-2" table:style-name="ce9">
            <text:p>1.11%</text:p>
          </table:table-cell>
          <table:table-cell office:value-type="string" table:style-name="ce12">
            <text:p>-0.2663848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4" table:style-name="ce3">
            <text:p>924</text:p>
          </table:table-cell>
          <table:table-cell office:value-type="float" office:value="0.40798121276306099" table:style-name="ce4">
            <text:p>0.407981213</text:p>
          </table:table-cell>
          <table:table-cell office:value-type="float" office:value="0.59201878723693901" table:style-name="ce4">
            <text:p>0.592018787</text:p>
          </table:table-cell>
          <table:table-cell office:value-type="float" office:value="0" table:style-name="ce4">
            <text:p>0</text:p>
          </table:table-cell>
          <table:table-cell office:value-type="percentage" office:value="6.1379952549590003E-3" table:style-name="ce9">
            <text:p>0.61%</text:p>
          </table:table-cell>
          <table:table-cell office:value-type="percentage" office:value="1.8555075156600001E-2" table:style-name="ce9">
            <text:p>1.86%</text:p>
          </table:table-cell>
          <table:table-cell office:value-type="string" table:style-name="ce12">
            <text:p>-0.20813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5" table:style-name="ce3">
            <text:p>925</text:p>
          </table:table-cell>
          <table:table-cell office:value-type="float" office:value="0.207744969404386" table:style-name="ce4">
            <text:p>0.207744969</text:p>
          </table:table-cell>
          <table:table-cell office:value-type="float" office:value="0.77143664665987699" table:style-name="ce4">
            <text:p>0.771436647</text:p>
          </table:table-cell>
          <table:table-cell office:value-type="float" office:value="2.0818383935737001E-2" table:style-name="ce4">
            <text:p>0.020818384</text:p>
          </table:table-cell>
          <table:table-cell office:value-type="percentage" office:value="9.5733389320339993E-3" table:style-name="ce9">
            <text:p>0.96%</text:p>
          </table:table-cell>
          <table:table-cell office:value-type="percentage" office:value="1.9993550689348001E-2" table:style-name="ce9">
            <text:p>2.00%</text:p>
          </table:table-cell>
          <table:table-cell office:value-type="string" table:style-name="ce12">
            <text:p>-0.021339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6" table:style-name="ce3">
            <text:p>926</text:p>
          </table:table-cell>
          <table:table-cell office:value-type="float" office:value="1.9549838422414999E-2" table:style-name="ce4">
            <text:p>0.019549838</text:p>
          </table:table-cell>
          <table:table-cell office:value-type="float" office:value="0.60988056740063801" table:style-name="ce4">
            <text:p>0.609880567</text:p>
          </table:table-cell>
          <table:table-cell office:value-type="float" office:value="0.37056959417694701" table:style-name="ce4">
            <text:p>0.370569594</text:p>
          </table:table-cell>
          <table:table-cell office:value-type="percentage" office:value="8.0032644851860003E-3" table:style-name="ce9">
            <text:p>0.80%</text:p>
          </table:table-cell>
          <table:table-cell office:value-type="percentage" office:value="1.7569894654501001E-2" table:style-name="ce9">
            <text:p>1.76%</text:p>
          </table:table-cell>
          <table:table-cell office:value-type="string" table:style-name="ce12">
            <text:p>-0.11364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7" table:style-name="ce3">
            <text:p>927</text:p>
          </table:table-cell>
          <table:table-cell office:value-type="float" office:value="0.36165340034482701" table:style-name="ce4">
            <text:p>0.3616534</text:p>
          </table:table-cell>
          <table:table-cell office:value-type="float" office:value="8.2681004613264997E-2" table:style-name="ce4">
            <text:p>0.082681005</text:p>
          </table:table-cell>
          <table:table-cell office:value-type="float" office:value="0.55566559504190804" table:style-name="ce4">
            <text:p>0.555665595</text:p>
          </table:table-cell>
          <table:table-cell office:value-type="percentage" office:value="3.730125745611E-3" table:style-name="ce9">
            <text:p>0.37%</text:p>
          </table:table-cell>
          <table:table-cell office:value-type="percentage" office:value="1.2588986436154999E-2" table:style-name="ce9">
            <text:p>1.26%</text:p>
          </table:table-cell>
          <table:table-cell office:value-type="string" table:style-name="ce12">
            <text:p>-0.49804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8" table:style-name="ce3">
            <text:p>928</text:p>
          </table:table-cell>
          <table:table-cell office:value-type="float" office:value="0" table:style-name="ce4">
            <text:p>0</text:p>
          </table:table-cell>
          <table:table-cell office:value-type="float" office:value="0.92877298620304605" table:style-name="ce4">
            <text:p>0.928772986</text:p>
          </table:table-cell>
          <table:table-cell office:value-type="float" office:value="7.1227013796953995E-2" table:style-name="ce4">
            <text:p>0.071227014</text:p>
          </table:table-cell>
          <table:table-cell office:value-type="percentage" office:value="1.3610489682332E-2" table:style-name="ce9">
            <text:p>1.36%</text:p>
          </table:table-cell>
          <table:table-cell office:value-type="percentage" office:value="2.1156533529466E-2" table:style-name="ce9">
            <text:p>2.12%</text:p>
          </table:table-cell>
          <table:table-cell office:value-type="string" table:style-name="ce11">
            <text:p>0.17065603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29" table:style-name="ce3">
            <text:p>929</text:p>
          </table:table-cell>
          <table:table-cell office:value-type="float" office:value="0.60738216254314703" table:style-name="ce4">
            <text:p>0.607382163</text:p>
          </table:table-cell>
          <table:table-cell office:value-type="float" office:value="0.194158390488407" table:style-name="ce4">
            <text:p>0.19415839</text:p>
          </table:table-cell>
          <table:table-cell office:value-type="float" office:value="0.198459446968446" table:style-name="ce4">
            <text:p>0.198459447</text:p>
          </table:table-cell>
          <table:table-cell office:value-type="percentage" office:value="2.1526074665910002E-3" table:style-name="ce9">
            <text:p>0.22%</text:p>
          </table:table-cell>
          <table:table-cell office:value-type="percentage" office:value="1.4616173176560001E-2" table:style-name="ce9">
            <text:p>1.46%</text:p>
          </table:table-cell>
          <table:table-cell office:value-type="string" table:style-name="ce12">
            <text:p>-0.536897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0" table:style-name="ce3">
            <text:p>930</text:p>
          </table:table-cell>
          <table:table-cell office:value-type="float" office:value="9.2809459151719995E-2" table:style-name="ce4">
            <text:p>0.092809459</text:p>
          </table:table-cell>
          <table:table-cell office:value-type="float" office:value="7.1678897739227004E-2" table:style-name="ce4">
            <text:p>0.071678898</text:p>
          </table:table-cell>
          <table:table-cell office:value-type="float" office:value="0.83551164310905301" table:style-name="ce4">
            <text:p>0.835511643</text:p>
          </table:table-cell>
          <table:table-cell office:value-type="percentage" office:value="7.3588694301490003E-3" table:style-name="ce9">
            <text:p>0.74%</text:p>
          </table:table-cell>
          <table:table-cell office:value-type="percentage" office:value="1.1639942777049999E-2" table:style-name="ce9">
            <text:p>1.16%</text:p>
          </table:table-cell>
          <table:table-cell office:value-type="string" table:style-name="ce12">
            <text:p>-0.226902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1" table:style-name="ce3">
            <text:p>931</text:p>
          </table:table-cell>
          <table:table-cell office:value-type="float" office:value="0.40032928008754598" table:style-name="ce4">
            <text:p>0.40032928</text:p>
          </table:table-cell>
          <table:table-cell office:value-type="float" office:value="0.38828325753071702" table:style-name="ce4">
            <text:p>0.388283258</text:p>
          </table:table-cell>
          <table:table-cell office:value-type="float" office:value="0.211387462381738" table:style-name="ce4">
            <text:p>0.211387462</text:p>
          </table:table-cell>
          <table:table-cell office:value-type="percentage" office:value="3.6826135939540001E-3" table:style-name="ce9">
            <text:p>0.37%</text:p>
          </table:table-cell>
          <table:table-cell office:value-type="percentage" office:value="1.6201948427935001E-2" table:style-name="ce9">
            <text:p>1.62%</text:p>
          </table:table-cell>
          <table:table-cell office:value-type="string" table:style-name="ce12">
            <text:p>-0.389915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2" table:style-name="ce3">
            <text:p>932</text:p>
          </table:table-cell>
          <table:table-cell office:value-type="float" office:value="0.48667432056627202" table:style-name="ce4">
            <text:p>0.486674321</text:p>
          </table:table-cell>
          <table:table-cell office:value-type="float" office:value="3.1852400568555997E-2" table:style-name="ce4">
            <text:p>0.031852401</text:p>
          </table:table-cell>
          <table:table-cell office:value-type="float" office:value="0.48147327886517199" table:style-name="ce4">
            <text:p>0.481473279</text:p>
          </table:table-cell>
          <table:table-cell office:value-type="percentage" office:value="2.9757367585449999E-3" table:style-name="ce9">
            <text:p>0.30%</text:p>
          </table:table-cell>
          <table:table-cell office:value-type="percentage" office:value="1.2390596981981999E-2" table:style-name="ce9">
            <text:p>1.24%</text:p>
          </table:table-cell>
          <table:table-cell office:value-type="string" table:style-name="ce12">
            <text:p>-0.5669027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3" table:style-name="ce3">
            <text:p>933</text:p>
          </table:table-cell>
          <table:table-cell office:value-type="float" office:value="0.34359026935714498" table:style-name="ce4">
            <text:p>0.343590269</text:p>
          </table:table-cell>
          <table:table-cell office:value-type="float" office:value="0.17834496879895001" table:style-name="ce4">
            <text:p>0.178344969</text:p>
          </table:table-cell>
          <table:table-cell office:value-type="float" office:value="0.47806476184390501" table:style-name="ce4">
            <text:p>0.478064762</text:p>
          </table:table-cell>
          <table:table-cell office:value-type="percentage" office:value="3.474875602773E-3" table:style-name="ce9">
            <text:p>0.35%</text:p>
          </table:table-cell>
          <table:table-cell office:value-type="percentage" office:value="1.3627582649888999E-2" table:style-name="ce9">
            <text:p>1.36%</text:p>
          </table:table-cell>
          <table:table-cell office:value-type="string" table:style-name="ce12">
            <text:p>-0.4788174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4" table:style-name="ce3">
            <text:p>934</text:p>
          </table:table-cell>
          <table:table-cell office:value-type="float" office:value="2.3178103544142001E-2" table:style-name="ce4">
            <text:p>0.023178104</text:p>
          </table:table-cell>
          <table:table-cell office:value-type="float" office:value="0.68122371889449396" table:style-name="ce4">
            <text:p>0.681223719</text:p>
          </table:table-cell>
          <table:table-cell office:value-type="float" office:value="0.29559817756136503" table:style-name="ce4">
            <text:p>0.295598178</text:p>
          </table:table-cell>
          <table:table-cell office:value-type="percentage" office:value="8.8329758332930004E-3" table:style-name="ce9">
            <text:p>0.88%</text:p>
          </table:table-cell>
          <table:table-cell office:value-type="percentage" office:value="1.8396806716604999E-2" table:style-name="ce9">
            <text:p>1.84%</text:p>
          </table:table-cell>
          <table:table-cell office:value-type="string" table:style-name="ce12">
            <text:p>-0.063436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5" table:style-name="ce3">
            <text:p>935</text:p>
          </table:table-cell>
          <table:table-cell office:value-type="float" office:value="0.69599429978663097" table:style-name="ce4">
            <text:p>0.6959943</text:p>
          </table:table-cell>
          <table:table-cell office:value-type="float" office:value="0.232520202084642" table:style-name="ce4">
            <text:p>0.232520202</text:p>
          </table:table-cell>
          <table:table-cell office:value-type="float" office:value="7.1485498128726996E-2" table:style-name="ce4">
            <text:p>0.071485498</text:p>
          </table:table-cell>
          <table:table-cell office:value-type="percentage" office:value="2.3111128064800001E-3" table:style-name="ce9">
            <text:p>0.23%</text:p>
          </table:table-cell>
          <table:table-cell office:value-type="percentage" office:value="1.5326178743105E-2" table:style-name="ce9">
            <text:p>1.53%</text:p>
          </table:table-cell>
          <table:table-cell office:value-type="string" table:style-name="ce12">
            <text:p>-0.501683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6" table:style-name="ce3">
            <text:p>936</text:p>
          </table:table-cell>
          <table:table-cell office:value-type="float" office:value="0.35997427966442302" table:style-name="ce4">
            <text:p>0.35997428</text:p>
          </table:table-cell>
          <table:table-cell office:value-type="float" office:value="0" table:style-name="ce4">
            <text:p>0</text:p>
          </table:table-cell>
          <table:table-cell office:value-type="float" office:value="0.64002572033557703" table:style-name="ce4">
            <text:p>0.64002572</text:p>
          </table:table-cell>
          <table:table-cell office:value-type="percentage" office:value="4.417076222653E-3" table:style-name="ce9">
            <text:p>0.44%</text:p>
          </table:table-cell>
          <table:table-cell office:value-type="percentage" office:value="1.1638395690092999E-2" table:style-name="ce9">
            <text:p>1.16%</text:p>
          </table:table-cell>
          <table:table-cell office:value-type="string" table:style-name="ce12">
            <text:p>-0.4796987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7" table:style-name="ce3">
            <text:p>937</text:p>
          </table:table-cell>
          <table:table-cell office:value-type="float" office:value="0.55746071873581804" table:style-name="ce4">
            <text:p>0.557460719</text:p>
          </table:table-cell>
          <table:table-cell office:value-type="float" office:value="0.24946765091569501" table:style-name="ce4">
            <text:p>0.249467651</text:p>
          </table:table-cell>
          <table:table-cell office:value-type="float" office:value="0.19307163034848701" table:style-name="ce4">
            <text:p>0.19307163</text:p>
          </table:table-cell>
          <table:table-cell office:value-type="percentage" office:value="2.440975397441E-3" table:style-name="ce9">
            <text:p>0.24%</text:p>
          </table:table-cell>
          <table:table-cell office:value-type="percentage" office:value="1.5095763007848E-2" table:style-name="ce9">
            <text:p>1.51%</text:p>
          </table:table-cell>
          <table:table-cell office:value-type="string" table:style-name="ce12">
            <text:p>-0.5007381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8" table:style-name="ce3">
            <text:p>938</text:p>
          </table:table-cell>
          <table:table-cell office:value-type="float" office:value="0.76525448822229702" table:style-name="ce4">
            <text:p>0.765254488</text:p>
          </table:table-cell>
          <table:table-cell office:value-type="float" office:value="0.21967075491848301" table:style-name="ce4">
            <text:p>0.219670755</text:p>
          </table:table-cell>
          <table:table-cell office:value-type="float" office:value="1.5074756859220001E-2" table:style-name="ce4">
            <text:p>0.015074757</text:p>
          </table:table-cell>
          <table:table-cell office:value-type="percentage" office:value="2.3684159184240001E-3" table:style-name="ce9">
            <text:p>0.24%</text:p>
          </table:table-cell>
          <table:table-cell office:value-type="percentage" office:value="1.5391330440219999E-2" table:style-name="ce9">
            <text:p>1.54%</text:p>
          </table:table-cell>
          <table:table-cell office:value-type="string" table:style-name="ce12">
            <text:p>-0.4958365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39" table:style-name="ce3">
            <text:p>939</text:p>
          </table:table-cell>
          <table:table-cell office:value-type="float" office:value="0.42060968483067002" table:style-name="ce4">
            <text:p>0.420609685</text:p>
          </table:table-cell>
          <table:table-cell office:value-type="float" office:value="0.46615196480274002" table:style-name="ce4">
            <text:p>0.466151965</text:p>
          </table:table-cell>
          <table:table-cell office:value-type="float" office:value="0.11323835036659" table:style-name="ce4">
            <text:p>0.11323835</text:p>
          </table:table-cell>
          <table:table-cell office:value-type="percentage" office:value="4.3736848370269999E-3" table:style-name="ce9">
            <text:p>0.44%</text:p>
          </table:table-cell>
          <table:table-cell office:value-type="percentage" office:value="1.7154470622005001E-2" table:style-name="ce9">
            <text:p>1.72%</text:p>
          </table:table-cell>
          <table:table-cell office:value-type="string" table:style-name="ce12">
            <text:p>-0.327979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0" table:style-name="ce3">
            <text:p>940</text:p>
          </table:table-cell>
          <table:table-cell office:value-type="float" office:value="0.56165859618953196" table:style-name="ce4">
            <text:p>0.561658596</text:p>
          </table:table-cell>
          <table:table-cell office:value-type="float" office:value="0" table:style-name="ce4">
            <text:p>0</text:p>
          </table:table-cell>
          <table:table-cell office:value-type="float" office:value="0.43834140381046799" table:style-name="ce4">
            <text:p>0.438341404</text:p>
          </table:table-cell>
          <table:table-cell office:value-type="percentage" office:value="2.6638982576489998E-3" table:style-name="ce9">
            <text:p>0.27%</text:p>
          </table:table-cell>
          <table:table-cell office:value-type="percentage" office:value="1.2255979709837E-2" table:style-name="ce9">
            <text:p>1.23%</text:p>
          </table:table-cell>
          <table:table-cell office:value-type="string" table:style-name="ce12">
            <text:p>-0.598573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1" table:style-name="ce3">
            <text:p>941</text:p>
          </table:table-cell>
          <table:table-cell office:value-type="float" office:value="0.19650591494994099" table:style-name="ce4">
            <text:p>0.196505915</text:p>
          </table:table-cell>
          <table:table-cell office:value-type="float" office:value="0.61772469963343002" table:style-name="ce4">
            <text:p>0.6177247</text:p>
          </table:table-cell>
          <table:table-cell office:value-type="float" office:value="0.18576938541662799" table:style-name="ce4">
            <text:p>0.185769385</text:p>
          </table:table-cell>
          <table:table-cell office:value-type="percentage" office:value="6.9343679675230004E-3" table:style-name="ce9">
            <text:p>0.69%</text:p>
          </table:table-cell>
          <table:table-cell office:value-type="percentage" office:value="1.8201454407951002E-2" table:style-name="ce9">
            <text:p>1.82%</text:p>
          </table:table-cell>
          <table:table-cell office:value-type="string" table:style-name="ce12">
            <text:p>-0.1684278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2" table:style-name="ce3">
            <text:p>942</text:p>
          </table:table-cell>
          <table:table-cell office:value-type="float" office:value="5.6984768590813001E-2" table:style-name="ce4">
            <text:p>0.056984769</text:p>
          </table:table-cell>
          <table:table-cell office:value-type="float" office:value="0.167471262479302" table:style-name="ce4">
            <text:p>0.167471262</text:p>
          </table:table-cell>
          <table:table-cell office:value-type="float" office:value="0.77554396892988497" table:style-name="ce4">
            <text:p>0.775543969</text:p>
          </table:table-cell>
          <table:table-cell office:value-type="percentage" office:value="7.0013886072780003E-3" table:style-name="ce9">
            <text:p>0.70%</text:p>
          </table:table-cell>
          <table:table-cell office:value-type="percentage" office:value="1.2625618996620999E-2" table:style-name="ce9">
            <text:p>1.26%</text:p>
          </table:table-cell>
          <table:table-cell office:value-type="string" table:style-name="ce12">
            <text:p>-0.23750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3" table:style-name="ce3">
            <text:p>943</text:p>
          </table:table-cell>
          <table:table-cell office:value-type="float" office:value="0.49203580157531002" table:style-name="ce4">
            <text:p>0.492035802</text:p>
          </table:table-cell>
          <table:table-cell office:value-type="float" office:value="0.34975307848060599" table:style-name="ce4">
            <text:p>0.349753078</text:p>
          </table:table-cell>
          <table:table-cell office:value-type="float" office:value="0.15821111994408399" table:style-name="ce4">
            <text:p>0.15821112</text:p>
          </table:table-cell>
          <table:table-cell office:value-type="percentage" office:value="3.1591181132109999E-3" table:style-name="ce9">
            <text:p>0.32%</text:p>
          </table:table-cell>
          <table:table-cell office:value-type="percentage" office:value="1.6042177149484999E-2" table:style-name="ce9">
            <text:p>1.60%</text:p>
          </table:table-cell>
          <table:table-cell office:value-type="string" table:style-name="ce12">
            <text:p>-0.4264310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4" table:style-name="ce3">
            <text:p>944</text:p>
          </table:table-cell>
          <table:table-cell office:value-type="float" office:value="0.22563653541905901" table:style-name="ce4">
            <text:p>0.225636535</text:p>
          </table:table-cell>
          <table:table-cell office:value-type="float" office:value="0.209399945834332" table:style-name="ce4">
            <text:p>0.209399946</text:p>
          </table:table-cell>
          <table:table-cell office:value-type="float" office:value="0.56496351874660899" table:style-name="ce4">
            <text:p>0.564963519</text:p>
          </table:table-cell>
          <table:table-cell office:value-type="percentage" office:value="4.5232584421360002E-3" table:style-name="ce9">
            <text:p>0.45%</text:p>
          </table:table-cell>
          <table:table-cell office:value-type="percentage" office:value="1.3621503305682001E-2" table:style-name="ce9">
            <text:p>1.36%</text:p>
          </table:table-cell>
          <table:table-cell office:value-type="string" table:style-name="ce12">
            <text:p>-0.4020659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5" table:style-name="ce3">
            <text:p>945</text:p>
          </table:table-cell>
          <table:table-cell office:value-type="float" office:value="0.31526491854098498" table:style-name="ce4">
            <text:p>0.315264919</text:p>
          </table:table-cell>
          <table:table-cell office:value-type="float" office:value="0.28541904320122702" table:style-name="ce4">
            <text:p>0.285419043</text:p>
          </table:table-cell>
          <table:table-cell office:value-type="float" office:value="0.399316038257787" table:style-name="ce4">
            <text:p>0.399316038</text:p>
          </table:table-cell>
          <table:table-cell office:value-type="percentage" office:value="3.654049255812E-3" table:style-name="ce9">
            <text:p>0.37%</text:p>
          </table:table-cell>
          <table:table-cell office:value-type="percentage" office:value="1.4765228065298E-2" table:style-name="ce9">
            <text:p>1.48%</text:p>
          </table:table-cell>
          <table:table-cell office:value-type="string" table:style-name="ce12">
            <text:p>-0.4297902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6" table:style-name="ce3">
            <text:p>946</text:p>
          </table:table-cell>
          <table:table-cell office:value-type="float" office:value="0.167535489970387" table:style-name="ce4">
            <text:p>0.16753549</text:p>
          </table:table-cell>
          <table:table-cell office:value-type="float" office:value="0.32701898423523501" table:style-name="ce4">
            <text:p>0.327018984</text:p>
          </table:table-cell>
          <table:table-cell office:value-type="float" office:value="0.50544552579437796" table:style-name="ce4">
            <text:p>0.505445526</text:p>
          </table:table-cell>
          <table:table-cell office:value-type="percentage" office:value="4.994320359002E-3" table:style-name="ce9">
            <text:p>0.50%</text:p>
          </table:table-cell>
          <table:table-cell office:value-type="percentage" office:value="1.4788552224307E-2" table:style-name="ce9">
            <text:p>1.48%</text:p>
          </table:table-cell>
          <table:table-cell office:value-type="string" table:style-name="ce12">
            <text:p>-0.338483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7" table:style-name="ce3">
            <text:p>947</text:p>
          </table:table-cell>
          <table:table-cell office:value-type="float" office:value="0.10129786104951501" table:style-name="ce4">
            <text:p>0.101297861</text:p>
          </table:table-cell>
          <table:table-cell office:value-type="float" office:value="9.005520875228E-2" table:style-name="ce4">
            <text:p>0.090055209</text:p>
          </table:table-cell>
          <table:table-cell office:value-type="float" office:value="0.80864693019820499" table:style-name="ce4">
            <text:p>0.80864693</text:p>
          </table:table-cell>
          <table:table-cell office:value-type="percentage" office:value="7.0171912822520003E-3" table:style-name="ce9">
            <text:p>0.70%</text:p>
          </table:table-cell>
          <table:table-cell office:value-type="percentage" office:value="1.1876066672023001E-2" table:style-name="ce9">
            <text:p>1.19%</text:p>
          </table:table-cell>
          <table:table-cell office:value-type="string" table:style-name="ce12">
            <text:p>-0.2511613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8" table:style-name="ce3">
            <text:p>948</text:p>
          </table:table-cell>
          <table:table-cell office:value-type="float" office:value="0.37283325596102002" table:style-name="ce4">
            <text:p>0.372833256</text:p>
          </table:table-cell>
          <table:table-cell office:value-type="float" office:value="0.50157798980827195" table:style-name="ce4">
            <text:p>0.50157799</text:p>
          </table:table-cell>
          <table:table-cell office:value-type="float" office:value="0.12558875423070801" table:style-name="ce4">
            <text:p>0.125588754</text:p>
          </table:table-cell>
          <table:table-cell office:value-type="percentage" office:value="4.8697303734030004E-3" table:style-name="ce9">
            <text:p>0.49%</text:p>
          </table:table-cell>
          <table:table-cell office:value-type="percentage" office:value="1.7413265954748999E-2" table:style-name="ce9">
            <text:p>1.74%</text:p>
          </table:table-cell>
          <table:table-cell office:value-type="string" table:style-name="ce12">
            <text:p>-0.294618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49" table:style-name="ce3">
            <text:p>949</text:p>
          </table:table-cell>
          <table:table-cell office:value-type="float" office:value="0.20914518944138699" table:style-name="ce4">
            <text:p>0.209145189</text:p>
          </table:table-cell>
          <table:table-cell office:value-type="float" office:value="0.69578998738568598" table:style-name="ce4">
            <text:p>0.695789987</text:p>
          </table:table-cell>
          <table:table-cell office:value-type="float" office:value="9.5064823172926999E-2" table:style-name="ce4">
            <text:p>0.095064823</text:p>
          </table:table-cell>
          <table:table-cell office:value-type="percentage" office:value="8.1200106055329992E-3" table:style-name="ce9">
            <text:p>0.81%</text:p>
          </table:table-cell>
          <table:table-cell office:value-type="percentage" office:value="1.9132826330016998E-2" table:style-name="ce9">
            <text:p>1.91%</text:p>
          </table:table-cell>
          <table:table-cell office:value-type="string" table:style-name="ce12">
            <text:p>-0.0982598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0" table:style-name="ce3">
            <text:p>950</text:p>
          </table:table-cell>
          <table:table-cell office:value-type="float" office:value="3.7913628053461997E-2" table:style-name="ce4">
            <text:p>0.037913628</text:p>
          </table:table-cell>
          <table:table-cell office:value-type="float" office:value="0.48680883831708099" table:style-name="ce4">
            <text:p>0.486808838</text:p>
          </table:table-cell>
          <table:table-cell office:value-type="float" office:value="0.47527753362945802" table:style-name="ce4">
            <text:p>0.475277534</text:p>
          </table:table-cell>
          <table:table-cell office:value-type="percentage" office:value="6.84432138836E-3" table:style-name="ce9">
            <text:p>0.68%</text:p>
          </table:table-cell>
          <table:table-cell office:value-type="percentage" office:value="1.6218814034129999E-2" table:style-name="ce9">
            <text:p>1.62%</text:p>
          </table:table-cell>
          <table:table-cell office:value-type="string" table:style-name="ce12">
            <text:p>-0.1945690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1" table:style-name="ce3">
            <text:p>951</text:p>
          </table:table-cell>
          <table:table-cell office:value-type="float" office:value="0.71099093580990202" table:style-name="ce4">
            <text:p>0.710990936</text:p>
          </table:table-cell>
          <table:table-cell office:value-type="float" office:value="0.134993468875994" table:style-name="ce4">
            <text:p>0.134993469</text:p>
          </table:table-cell>
          <table:table-cell office:value-type="float" office:value="0.154015595314104" table:style-name="ce4">
            <text:p>0.154015595</text:p>
          </table:table-cell>
          <table:table-cell office:value-type="percentage" office:value="1.9157246263410001E-3" table:style-name="ce9">
            <text:p>0.19%</text:p>
          </table:table-cell>
          <table:table-cell office:value-type="percentage" office:value="1.425689193837E-2" table:style-name="ce9">
            <text:p>1.43%</text:p>
          </table:table-cell>
          <table:table-cell office:value-type="string" table:style-name="ce12">
            <text:p>-0.567043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2" table:style-name="ce3">
            <text:p>952</text:p>
          </table:table-cell>
          <table:table-cell office:value-type="float" office:value="0.41603843480645297" table:style-name="ce4">
            <text:p>0.416038435</text:p>
          </table:table-cell>
          <table:table-cell office:value-type="float" office:value="0.21423405531869499" table:style-name="ce4">
            <text:p>0.214234055</text:p>
          </table:table-cell>
          <table:table-cell office:value-type="float" office:value="0.36972750987485098" table:style-name="ce4">
            <text:p>0.36972751</text:p>
          </table:table-cell>
          <table:table-cell office:value-type="percentage" office:value="2.9136407109760002E-3" table:style-name="ce9">
            <text:p>0.29%</text:p>
          </table:table-cell>
          <table:table-cell office:value-type="percentage" office:value="1.4259816634449999E-2" table:style-name="ce9">
            <text:p>1.43%</text:p>
          </table:table-cell>
          <table:table-cell office:value-type="string" table:style-name="ce12">
            <text:p>-0.49694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3" table:style-name="ce3">
            <text:p>953</text:p>
          </table:table-cell>
          <table:table-cell office:value-type="float" office:value="0" table:style-name="ce4">
            <text:p>0</text:p>
          </table:table-cell>
          <table:table-cell office:value-type="float" office:value="0.14859529723436299" table:style-name="ce4">
            <text:p>0.148595297</text:p>
          </table:table-cell>
          <table:table-cell office:value-type="float" office:value="0.85140470276563696" table:style-name="ce4">
            <text:p>0.851404703</text:p>
          </table:table-cell>
          <table:table-cell office:value-type="percentage" office:value="8.1183743971069994E-3" table:style-name="ce9">
            <text:p>0.81%</text:p>
          </table:table-cell>
          <table:table-cell office:value-type="percentage" office:value="1.2235279324052E-2" table:style-name="ce9">
            <text:p>1.22%</text:p>
          </table:table-cell>
          <table:table-cell office:value-type="string" table:style-name="ce12">
            <text:p>-0.153786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4" table:style-name="ce3">
            <text:p>954</text:p>
          </table:table-cell>
          <table:table-cell office:value-type="float" office:value="6.8180544020037995E-2" table:style-name="ce4">
            <text:p>0.068180544</text:p>
          </table:table-cell>
          <table:table-cell office:value-type="float" office:value="0.30360919937535902" table:style-name="ce4">
            <text:p>0.303609199</text:p>
          </table:table-cell>
          <table:table-cell office:value-type="float" office:value="0.62821025660460295" table:style-name="ce4">
            <text:p>0.628210257</text:p>
          </table:table-cell>
          <table:table-cell office:value-type="percentage" office:value="6.1625086281929999E-3" table:style-name="ce9">
            <text:p>0.62%</text:p>
          </table:table-cell>
          <table:table-cell office:value-type="percentage" office:value="1.4216625695606E-2" table:style-name="ce9">
            <text:p>1.42%</text:p>
          </table:table-cell>
          <table:table-cell office:value-type="string" table:style-name="ce12">
            <text:p>-0.269929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5" table:style-name="ce3">
            <text:p>955</text:p>
          </table:table-cell>
          <table:table-cell office:value-type="float" office:value="0.41331481379267798" table:style-name="ce4">
            <text:p>0.413314814</text:p>
          </table:table-cell>
          <table:table-cell office:value-type="float" office:value="0.36630837631775398" table:style-name="ce4">
            <text:p>0.366308376</text:p>
          </table:table-cell>
          <table:table-cell office:value-type="float" office:value="0.22037680988956801" table:style-name="ce4">
            <text:p>0.22037681</text:p>
          </table:table-cell>
          <table:table-cell office:value-type="percentage" office:value="3.4795134193159999E-3" table:style-name="ce9">
            <text:p>0.35%</text:p>
          </table:table-cell>
          <table:table-cell office:value-type="percentage" office:value="1.5990431268495999E-2" table:style-name="ce9">
            <text:p>1.60%</text:p>
          </table:table-cell>
          <table:table-cell office:value-type="string" table:style-name="ce12">
            <text:p>-0.4077743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6" table:style-name="ce3">
            <text:p>956</text:p>
          </table:table-cell>
          <table:table-cell office:value-type="float" office:value="0" table:style-name="ce4">
            <text:p>0</text:p>
          </table:table-cell>
          <table:table-cell office:value-type="float" office:value="0.39177956766944899" table:style-name="ce4">
            <text:p>0.391779568</text:p>
          </table:table-cell>
          <table:table-cell office:value-type="float" office:value="0.60822043233055001" table:style-name="ce4">
            <text:p>0.608220432</text:p>
          </table:table-cell>
          <table:table-cell office:value-type="percentage" office:value="7.0031901844369998E-3" table:style-name="ce9">
            <text:p>0.70%</text:p>
          </table:table-cell>
          <table:table-cell office:value-type="percentage" office:value="1.5016067247092001E-2" table:style-name="ce9">
            <text:p>1.50%</text:p>
          </table:table-cell>
          <table:table-cell office:value-type="string" table:style-name="ce12">
            <text:p>-0.1995735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7" table:style-name="ce3">
            <text:p>957</text:p>
          </table:table-cell>
          <table:table-cell office:value-type="float" office:value="0.199539716377514" table:style-name="ce4">
            <text:p>0.199539716</text:p>
          </table:table-cell>
          <table:table-cell office:value-type="float" office:value="0.22030126155143201" table:style-name="ce4">
            <text:p>0.220301262</text:p>
          </table:table-cell>
          <table:table-cell office:value-type="float" office:value="0.58015902207105396" table:style-name="ce4">
            <text:p>0.580159022</text:p>
          </table:table-cell>
          <table:table-cell office:value-type="percentage" office:value="4.776762818298E-3" table:style-name="ce9">
            <text:p>0.48%</text:p>
          </table:table-cell>
          <table:table-cell office:value-type="percentage" office:value="1.3666246858363E-2" table:style-name="ce9">
            <text:p>1.37%</text:p>
          </table:table-cell>
          <table:table-cell office:value-type="string" table:style-name="ce12">
            <text:p>-0.3821998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8" table:style-name="ce3">
            <text:p>958</text:p>
          </table:table-cell>
          <table:table-cell office:value-type="float" office:value="0.431964916759149" table:style-name="ce4">
            <text:p>0.431964917</text:p>
          </table:table-cell>
          <table:table-cell office:value-type="float" office:value="0.28055635129789303" table:style-name="ce4">
            <text:p>0.280556351</text:p>
          </table:table-cell>
          <table:table-cell office:value-type="float" office:value="0.28747873194295798" table:style-name="ce4">
            <text:p>0.287478732</text:p>
          </table:table-cell>
          <table:table-cell office:value-type="percentage" office:value="2.9595398202510001E-3" table:style-name="ce9">
            <text:p>0.30%</text:p>
          </table:table-cell>
          <table:table-cell office:value-type="percentage" office:value="1.5066974478112E-2" table:style-name="ce9">
            <text:p>1.51%</text:p>
          </table:table-cell>
          <table:table-cell office:value-type="string" table:style-name="ce12">
            <text:p>-0.4672776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59" table:style-name="ce3">
            <text:p>959</text:p>
          </table:table-cell>
          <table:table-cell office:value-type="float" office:value="0.143423262748853" table:style-name="ce4">
            <text:p>0.143423263</text:p>
          </table:table-cell>
          <table:table-cell office:value-type="float" office:value="0.69288464357429203" table:style-name="ce4">
            <text:p>0.692884644</text:p>
          </table:table-cell>
          <table:table-cell office:value-type="float" office:value="0.163692093676854" table:style-name="ce4">
            <text:p>0.163692094</text:p>
          </table:table-cell>
          <table:table-cell office:value-type="percentage" office:value="8.2980418645840007E-3" table:style-name="ce9">
            <text:p>0.83%</text:p>
          </table:table-cell>
          <table:table-cell office:value-type="percentage" office:value="1.8898354791352E-2" table:style-name="ce9">
            <text:p>1.89%</text:p>
          </table:table-cell>
          <table:table-cell office:value-type="string" table:style-name="ce12">
            <text:p>-0.0900585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0" table:style-name="ce3">
            <text:p>960</text:p>
          </table:table-cell>
          <table:table-cell office:value-type="float" office:value="0.49902342958795698" table:style-name="ce4">
            <text:p>0.49902343</text:p>
          </table:table-cell>
          <table:table-cell office:value-type="float" office:value="0.45706527498947602" table:style-name="ce4">
            <text:p>0.457065275</text:p>
          </table:table-cell>
          <table:table-cell office:value-type="float" office:value="4.3911295422567997E-2" table:style-name="ce4">
            <text:p>0.043911295</text:p>
          </table:table-cell>
          <table:table-cell office:value-type="percentage" office:value="4.2242227607719998E-3" table:style-name="ce9">
            <text:p>0.42%</text:p>
          </table:table-cell>
          <table:table-cell office:value-type="percentage" office:value="1.7290678473504999E-2" table:style-name="ce9">
            <text:p>1.73%</text:p>
          </table:table-cell>
          <table:table-cell office:value-type="string" table:style-name="ce12">
            <text:p>-0.3340399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1" table:style-name="ce3">
            <text:p>961</text:p>
          </table:table-cell>
          <table:table-cell office:value-type="float" office:value="0.52557818542359702" table:style-name="ce4">
            <text:p>0.525578185</text:p>
          </table:table-cell>
          <table:table-cell office:value-type="float" office:value="0.23171936597324999" table:style-name="ce4">
            <text:p>0.231719366</text:p>
          </table:table-cell>
          <table:table-cell office:value-type="float" office:value="0.24270244860315299" table:style-name="ce4">
            <text:p>0.242702449</text:p>
          </table:table-cell>
          <table:table-cell office:value-type="percentage" office:value="2.4518216454509998E-3" table:style-name="ce9">
            <text:p>0.25%</text:p>
          </table:table-cell>
          <table:table-cell office:value-type="percentage" office:value="1.479518460771E-2" table:style-name="ce9">
            <text:p>1.48%</text:p>
          </table:table-cell>
          <table:table-cell office:value-type="string" table:style-name="ce12">
            <text:p>-0.5101780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2" table:style-name="ce3">
            <text:p>962</text:p>
          </table:table-cell>
          <table:table-cell office:value-type="float" office:value="8.8272394955907996E-2" table:style-name="ce4">
            <text:p>0.088272395</text:p>
          </table:table-cell>
          <table:table-cell office:value-type="float" office:value="0.28682936987511598" table:style-name="ce4">
            <text:p>0.28682937</text:p>
          </table:table-cell>
          <table:table-cell office:value-type="float" office:value="0.62489823516897602" table:style-name="ce4">
            <text:p>0.624898235</text:p>
          </table:table-cell>
          <table:table-cell office:value-type="percentage" office:value="5.9373652370699999E-3" table:style-name="ce9">
            <text:p>0.59%</text:p>
          </table:table-cell>
          <table:table-cell office:value-type="percentage" office:value="1.4086273917432999E-2" table:style-name="ce9">
            <text:p>1.41%</text:p>
          </table:table-cell>
          <table:table-cell office:value-type="string" table:style-name="ce12">
            <text:p>-0.28841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3" table:style-name="ce3">
            <text:p>963</text:p>
          </table:table-cell>
          <table:table-cell office:value-type="float" office:value="5.2474351126476998E-2" table:style-name="ce4">
            <text:p>0.052474351</text:p>
          </table:table-cell>
          <table:table-cell office:value-type="float" office:value="0.51755373194987397" table:style-name="ce4">
            <text:p>0.517553732</text:p>
          </table:table-cell>
          <table:table-cell office:value-type="float" office:value="0.429971916923649" table:style-name="ce4">
            <text:p>0.429971917</text:p>
          </table:table-cell>
          <table:table-cell office:value-type="percentage" office:value="6.8893942549590002E-3" table:style-name="ce9">
            <text:p>0.69%</text:p>
          </table:table-cell>
          <table:table-cell office:value-type="percentage" office:value="1.6614965689641999E-2" table:style-name="ce9">
            <text:p>1.66%</text:p>
          </table:table-cell>
          <table:table-cell office:value-type="string" table:style-name="ce12">
            <text:p>-0.1872171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4" table:style-name="ce3">
            <text:p>964</text:p>
          </table:table-cell>
          <table:table-cell office:value-type="float" office:value="5.6061278832465998E-2" table:style-name="ce4">
            <text:p>0.056061279</text:p>
          </table:table-cell>
          <table:table-cell office:value-type="float" office:value="0.52106795721305099" table:style-name="ce4">
            <text:p>0.521067957</text:p>
          </table:table-cell>
          <table:table-cell office:value-type="float" office:value="0.42287076395448298" table:style-name="ce4">
            <text:p>0.422870764</text:p>
          </table:table-cell>
          <table:table-cell office:value-type="percentage" office:value="6.8801536496159998E-3" table:style-name="ce9">
            <text:p>0.69%</text:p>
          </table:table-cell>
          <table:table-cell office:value-type="percentage" office:value="1.6666134152149001E-2" table:style-name="ce9">
            <text:p>1.67%</text:p>
          </table:table-cell>
          <table:table-cell office:value-type="string" table:style-name="ce12">
            <text:p>-0.187196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5" table:style-name="ce3">
            <text:p>965</text:p>
          </table:table-cell>
          <table:table-cell office:value-type="float" office:value="6.3546441089472994E-2" table:style-name="ce4">
            <text:p>0.063546441</text:p>
          </table:table-cell>
          <table:table-cell office:value-type="float" office:value="0" table:style-name="ce4">
            <text:p>0</text:p>
          </table:table-cell>
          <table:table-cell office:value-type="float" office:value="0.93645355891052795" table:style-name="ce4">
            <text:p>0.936453559</text:p>
          </table:table-cell>
          <table:table-cell office:value-type="percentage" office:value="8.8297379392010007E-3" table:style-name="ce9">
            <text:p>0.88%</text:p>
          </table:table-cell>
          <table:table-cell office:value-type="percentage" office:value="1.0730694490193E-2" table:style-name="ce9">
            <text:p>1.07%</text:p>
          </table:table-cell>
          <table:table-cell office:value-type="string" table:style-name="ce12">
            <text:p>-0.1090574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6" table:style-name="ce3">
            <text:p>966</text:p>
          </table:table-cell>
          <table:table-cell office:value-type="float" office:value="0.40017707856051399" table:style-name="ce4">
            <text:p>0.400177079</text:p>
          </table:table-cell>
          <table:table-cell office:value-type="float" office:value="0.52626798019151699" table:style-name="ce4">
            <text:p>0.52626798</text:p>
          </table:table-cell>
          <table:table-cell office:value-type="float" office:value="7.3554941247969005E-2" table:style-name="ce4">
            <text:p>0.073554941</text:p>
          </table:table-cell>
          <table:table-cell office:value-type="percentage" office:value="5.147246044903E-3" table:style-name="ce9">
            <text:p>0.51%</text:p>
          </table:table-cell>
          <table:table-cell office:value-type="percentage" office:value="1.7779323933777999E-2" table:style-name="ce9">
            <text:p>1.78%</text:p>
          </table:table-cell>
          <table:table-cell office:value-type="string" table:style-name="ce12">
            <text:p>-0.2729436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7" table:style-name="ce3">
            <text:p>967</text:p>
          </table:table-cell>
          <table:table-cell office:value-type="float" office:value="0.39521138429188202" table:style-name="ce4">
            <text:p>0.395211384</text:p>
          </table:table-cell>
          <table:table-cell office:value-type="float" office:value="0.42620150465442902" table:style-name="ce4">
            <text:p>0.426201505</text:p>
          </table:table-cell>
          <table:table-cell office:value-type="float" office:value="0.17858711105368899" table:style-name="ce4">
            <text:p>0.178587111</text:p>
          </table:table-cell>
          <table:table-cell office:value-type="percentage" office:value="4.0167488997820003E-3" table:style-name="ce9">
            <text:p>0.40%</text:p>
          </table:table-cell>
          <table:table-cell office:value-type="percentage" office:value="1.6619868135969999E-2" table:style-name="ce9">
            <text:p>1.66%</text:p>
          </table:table-cell>
          <table:table-cell office:value-type="string" table:style-name="ce12">
            <text:p>-0.3600059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8" table:style-name="ce3">
            <text:p>968</text:p>
          </table:table-cell>
          <table:table-cell office:value-type="float" office:value="0.95584135451281904" table:style-name="ce4">
            <text:p>0.955841355</text:p>
          </table:table-cell>
          <table:table-cell office:value-type="float" office:value="0" table:style-name="ce4">
            <text:p>0</text:p>
          </table:table-cell>
          <table:table-cell office:value-type="float" office:value="4.4158645487181E-2" table:style-name="ce4">
            <text:p>0.044158645</text:p>
          </table:table-cell>
          <table:table-cell office:value-type="percentage" office:value="2.1578563007570001E-3" table:style-name="ce9">
            <text:p>0.22%</text:p>
          </table:table-cell>
          <table:table-cell office:value-type="percentage" office:value="1.3463019387453E-2" table:style-name="ce9">
            <text:p>1.35%</text:p>
          </table:table-cell>
          <table:table-cell office:value-type="string" table:style-name="ce12">
            <text:p>-0.582495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69" table:style-name="ce3">
            <text:p>969</text:p>
          </table:table-cell>
          <table:table-cell office:value-type="float" office:value="0.124726700312406" table:style-name="ce4">
            <text:p>0.1247267</text:p>
          </table:table-cell>
          <table:table-cell office:value-type="float" office:value="0.72728971756290195" table:style-name="ce4">
            <text:p>0.727289718</text:p>
          </table:table-cell>
          <table:table-cell office:value-type="float" office:value="0.14798358212469201" table:style-name="ce4">
            <text:p>0.147983582</text:p>
          </table:table-cell>
          <table:table-cell office:value-type="percentage" office:value="8.9563899610520005E-3" table:style-name="ce9">
            <text:p>0.90%</text:p>
          </table:table-cell>
          <table:table-cell office:value-type="percentage" office:value="1.9234522043330999E-2" table:style-name="ce9">
            <text:p>1.92%</text:p>
          </table:table-cell>
          <table:table-cell office:value-type="string" table:style-name="ce12">
            <text:p>-0.0542571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0" table:style-name="ce3">
            <text:p>970</text:p>
          </table:table-cell>
          <table:table-cell office:value-type="float" office:value="0.50291024876023904" table:style-name="ce4">
            <text:p>0.502910249</text:p>
          </table:table-cell>
          <table:table-cell office:value-type="float" office:value="3.3719508425707999E-2" table:style-name="ce4">
            <text:p>0.033719508</text:p>
          </table:table-cell>
          <table:table-cell office:value-type="float" office:value="0.46337024281405298" table:style-name="ce4">
            <text:p>0.463370243</text:p>
          </table:table-cell>
          <table:table-cell office:value-type="percentage" office:value="2.8463873114380001E-3" table:style-name="ce9">
            <text:p>0.28%</text:p>
          </table:table-cell>
          <table:table-cell office:value-type="percentage" office:value="1.2461663731355E-2" table:style-name="ce9">
            <text:p>1.25%</text:p>
          </table:table-cell>
          <table:table-cell office:value-type="string" table:style-name="ce12">
            <text:p>-0.5740495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1" table:style-name="ce3">
            <text:p>971</text:p>
          </table:table-cell>
          <table:table-cell office:value-type="float" office:value="0.63767613723455296" table:style-name="ce4">
            <text:p>0.637676137</text:p>
          </table:table-cell>
          <table:table-cell office:value-type="float" office:value="0.17267982954670899" table:style-name="ce4">
            <text:p>0.17267983</text:p>
          </table:table-cell>
          <table:table-cell office:value-type="float" office:value="0.18964403321873899" table:style-name="ce4">
            <text:p>0.189644033</text:p>
          </table:table-cell>
          <table:table-cell office:value-type="percentage" office:value="2.051714729398E-3" table:style-name="ce9">
            <text:p>0.21%</text:p>
          </table:table-cell>
          <table:table-cell office:value-type="percentage" office:value="1.4463332122762001E-2" table:style-name="ce9">
            <text:p>1.45%</text:p>
          </table:table-cell>
          <table:table-cell office:value-type="string" table:style-name="ce12">
            <text:p>-0.549547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2" table:style-name="ce3">
            <text:p>972</text:p>
          </table:table-cell>
          <table:table-cell office:value-type="float" office:value="0.37467850342666498" table:style-name="ce4">
            <text:p>0.374678503</text:p>
          </table:table-cell>
          <table:table-cell office:value-type="float" office:value="0.145361866417236" table:style-name="ce4">
            <text:p>0.145361866</text:p>
          </table:table-cell>
          <table:table-cell office:value-type="float" office:value="0.47995963015609899" table:style-name="ce4">
            <text:p>0.47995963</text:p>
          </table:table-cell>
          <table:table-cell office:value-type="percentage" office:value="3.3111688920609999E-3" table:style-name="ce9">
            <text:p>0.33%</text:p>
          </table:table-cell>
          <table:table-cell office:value-type="percentage" office:value="1.3345620437158E-2" table:style-name="ce9">
            <text:p>1.33%</text:p>
          </table:table-cell>
          <table:table-cell office:value-type="string" table:style-name="ce12">
            <text:p>-0.5012004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3" table:style-name="ce3">
            <text:p>973</text:p>
          </table:table-cell>
          <table:table-cell office:value-type="float" office:value="0.36504027156399499" table:style-name="ce4">
            <text:p>0.365040272</text:p>
          </table:table-cell>
          <table:table-cell office:value-type="float" office:value="4.7826339524029003E-2" table:style-name="ce4">
            <text:p>0.04782634</text:p>
          </table:table-cell>
          <table:table-cell office:value-type="float" office:value="0.58713338891197597" table:style-name="ce4">
            <text:p>0.587133389</text:p>
          </table:table-cell>
          <table:table-cell office:value-type="percentage" office:value="3.9409343678639998E-3" table:style-name="ce9">
            <text:p>0.39%</text:p>
          </table:table-cell>
          <table:table-cell office:value-type="percentage" office:value="1.2200797857777E-2" table:style-name="ce9">
            <text:p>1.22%</text:p>
          </table:table-cell>
          <table:table-cell office:value-type="string" table:style-name="ce12">
            <text:p>-0.4966122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4" table:style-name="ce3">
            <text:p>974</text:p>
          </table:table-cell>
          <table:table-cell office:value-type="float" office:value="0.160528833575348" table:style-name="ce4">
            <text:p>0.160528834</text:p>
          </table:table-cell>
          <table:table-cell office:value-type="float" office:value="0.221964785763655" table:style-name="ce4">
            <text:p>0.221964786</text:p>
          </table:table-cell>
          <table:table-cell office:value-type="float" office:value="0.61750638066099695" table:style-name="ce4">
            <text:p>0.617506381</text:p>
          </table:table-cell>
          <table:table-cell office:value-type="percentage" office:value="5.22944136446E-3" table:style-name="ce9">
            <text:p>0.52%</text:p>
          </table:table-cell>
          <table:table-cell office:value-type="percentage" office:value="1.3565812615637E-2" table:style-name="ce9">
            <text:p>1.36%</text:p>
          </table:table-cell>
          <table:table-cell office:value-type="string" table:style-name="ce12">
            <text:p>-0.3516603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5" table:style-name="ce3">
            <text:p>975</text:p>
          </table:table-cell>
          <table:table-cell office:value-type="float" office:value="0.15096393685460399" table:style-name="ce4">
            <text:p>0.150963937</text:p>
          </table:table-cell>
          <table:table-cell office:value-type="float" office:value="0.48342489478615203" table:style-name="ce4">
            <text:p>0.483424895</text:p>
          </table:table-cell>
          <table:table-cell office:value-type="float" office:value="0.36561116835924401" table:style-name="ce4">
            <text:p>0.365611168</text:p>
          </table:table-cell>
          <table:table-cell office:value-type="percentage" office:value="5.7824581452959999E-3" table:style-name="ce9">
            <text:p>0.58%</text:p>
          </table:table-cell>
          <table:table-cell office:value-type="percentage" office:value="1.6526293956250999E-2" table:style-name="ce9">
            <text:p>1.65%</text:p>
          </table:table-cell>
          <table:table-cell office:value-type="string" table:style-name="ce12">
            <text:p>-0.2552019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6" table:style-name="ce3">
            <text:p>976</text:p>
          </table:table-cell>
          <table:table-cell office:value-type="float" office:value="0.16416494297867701" table:style-name="ce4">
            <text:p>0.164164943</text:p>
          </table:table-cell>
          <table:table-cell office:value-type="float" office:value="0.52542500739981701" table:style-name="ce4">
            <text:p>0.525425007</text:p>
          </table:table-cell>
          <table:table-cell office:value-type="float" office:value="0.31041004962150598" table:style-name="ce4">
            <text:p>0.31041005</text:p>
          </table:table-cell>
          <table:table-cell office:value-type="percentage" office:value="6.0369416819019998E-3" table:style-name="ce9">
            <text:p>0.60%</text:p>
          </table:table-cell>
          <table:table-cell office:value-type="percentage" office:value="1.7046984287417001E-2" table:style-name="ce9">
            <text:p>1.70%</text:p>
          </table:table-cell>
          <table:table-cell office:value-type="string" table:style-name="ce12">
            <text:p>-0.2324785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7" table:style-name="ce3">
            <text:p>977</text:p>
          </table:table-cell>
          <table:table-cell office:value-type="float" office:value="6.5887528942808998E-2" table:style-name="ce4">
            <text:p>0.065887529</text:p>
          </table:table-cell>
          <table:table-cell office:value-type="float" office:value="0.65634872256755095" table:style-name="ce4">
            <text:p>0.656348723</text:p>
          </table:table-cell>
          <table:table-cell office:value-type="float" office:value="0.27776374848964003" table:style-name="ce4">
            <text:p>0.277763748</text:p>
          </table:table-cell>
          <table:table-cell office:value-type="percentage" office:value="8.1912067073980008E-3" table:style-name="ce9">
            <text:p>0.82%</text:p>
          </table:table-cell>
          <table:table-cell office:value-type="percentage" office:value="1.8243145512448E-2" table:style-name="ce9">
            <text:p>1.82%</text:p>
          </table:table-cell>
          <table:table-cell office:value-type="string" table:style-name="ce12">
            <text:p>-0.0991491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8" table:style-name="ce3">
            <text:p>978</text:p>
          </table:table-cell>
          <table:table-cell office:value-type="float" office:value="0.934662356494941" table:style-name="ce4">
            <text:p>0.934662356</text:p>
          </table:table-cell>
          <table:table-cell office:value-type="float" office:value="2.7355865986516001E-2" table:style-name="ce4">
            <text:p>0.027355866</text:p>
          </table:table-cell>
          <table:table-cell office:value-type="float" office:value="3.7981777518544001E-2" table:style-name="ce4">
            <text:p>0.037981778</text:p>
          </table:table-cell>
          <table:table-cell office:value-type="percentage" office:value="2.1109371431679998E-3" table:style-name="ce9">
            <text:p>0.21%</text:p>
          </table:table-cell>
          <table:table-cell office:value-type="percentage" office:value="1.3710978102007E-2" table:style-name="ce9">
            <text:p>1.37%</text:p>
          </table:table-cell>
          <table:table-cell office:value-type="string" table:style-name="ce12">
            <text:p>-0.5753829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79" table:style-name="ce3">
            <text:p>979</text:p>
          </table:table-cell>
          <table:table-cell office:value-type="float" office:value="0" table:style-name="ce4">
            <text:p>0</text:p>
          </table:table-cell>
          <table:table-cell office:value-type="float" office:value="0.86655727177393804" table:style-name="ce4">
            <text:p>0.866557272</text:p>
          </table:table-cell>
          <table:table-cell office:value-type="float" office:value="0.13344272822606101" table:style-name="ce4">
            <text:p>0.133442728</text:p>
          </table:table-cell>
          <table:table-cell office:value-type="percentage" office:value="1.2205492645614E-2" table:style-name="ce9">
            <text:p>1.22%</text:p>
          </table:table-cell>
          <table:table-cell office:value-type="percentage" office:value="2.0445103028643E-2" table:style-name="ce9">
            <text:p>2.04%</text:p>
          </table:table-cell>
          <table:table-cell office:value-type="string" table:style-name="ce11">
            <text:p>0.1078739</text:p>
          </table:table-cell>
          <table:table-cell table:style-name="ce11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0" table:style-name="ce3">
            <text:p>980</text:p>
          </table:table-cell>
          <table:table-cell office:value-type="float" office:value="9.4559967252456995E-2" table:style-name="ce4">
            <text:p>0.094559967</text:p>
          </table:table-cell>
          <table:table-cell office:value-type="float" office:value="1.6573868725714001E-2" table:style-name="ce4">
            <text:p>0.016573869</text:p>
          </table:table-cell>
          <table:table-cell office:value-type="float" office:value="0.88886616402182905" table:style-name="ce4">
            <text:p>0.888866164</text:p>
          </table:table-cell>
          <table:table-cell office:value-type="percentage" office:value="8.0295620383969996E-3" table:style-name="ce9">
            <text:p>0.80%</text:p>
          </table:table-cell>
          <table:table-cell office:value-type="percentage" office:value="1.1015182543121E-2" table:style-name="ce9">
            <text:p>1.10%</text:p>
          </table:table-cell>
          <table:table-cell office:value-type="string" table:style-name="ce12">
            <text:p>-0.17888382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1" table:style-name="ce3">
            <text:p>981</text:p>
          </table:table-cell>
          <table:table-cell office:value-type="float" office:value="0.13886672985516799" table:style-name="ce4">
            <text:p>0.13886673</text:p>
          </table:table-cell>
          <table:table-cell office:value-type="float" office:value="0.66418601082087003" table:style-name="ce4">
            <text:p>0.664186011</text:p>
          </table:table-cell>
          <table:table-cell office:value-type="float" office:value="0.19694725932396201" table:style-name="ce4">
            <text:p>0.196947259</text:p>
          </table:table-cell>
          <table:table-cell office:value-type="percentage" office:value="7.871417362551E-3" table:style-name="ce9">
            <text:p>0.79%</text:p>
          </table:table-cell>
          <table:table-cell office:value-type="percentage" office:value="1.8556236077172002E-2" table:style-name="ce9">
            <text:p>1.86%</text:p>
          </table:table-cell>
          <table:table-cell office:value-type="string" table:style-name="ce12">
            <text:p>-0.11470985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2" table:style-name="ce3">
            <text:p>982</text:p>
          </table:table-cell>
          <table:table-cell office:value-type="float" office:value="0" table:style-name="ce4">
            <text:p>0</text:p>
          </table:table-cell>
          <table:table-cell office:value-type="float" office:value="0.72042529016392598" table:style-name="ce4">
            <text:p>0.72042529</text:p>
          </table:table-cell>
          <table:table-cell office:value-type="float" office:value="0.27957470983607402" table:style-name="ce4">
            <text:p>0.27957471</text:p>
          </table:table-cell>
          <table:table-cell office:value-type="percentage" office:value="9.5645708156379995E-3" table:style-name="ce9">
            <text:p>0.96%</text:p>
          </table:table-cell>
          <table:table-cell office:value-type="percentage" office:value="1.8774098366607001E-2" table:style-name="ce9">
            <text:p>1.88%</text:p>
          </table:table-cell>
          <table:table-cell office:value-type="string" table:style-name="ce12">
            <text:p>-0.0231930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3" table:style-name="ce3">
            <text:p>983</text:p>
          </table:table-cell>
          <table:table-cell office:value-type="float" office:value="0.41216076912786298" table:style-name="ce4">
            <text:p>0.412160769</text:p>
          </table:table-cell>
          <table:table-cell office:value-type="float" office:value="0.24212071231281401" table:style-name="ce4">
            <text:p>0.242120712</text:p>
          </table:table-cell>
          <table:table-cell office:value-type="float" office:value="0.34571851855932301" table:style-name="ce4">
            <text:p>0.345718519</text:p>
          </table:table-cell>
          <table:table-cell office:value-type="percentage" office:value="2.962327192733E-3" table:style-name="ce9">
            <text:p>0.30%</text:p>
          </table:table-cell>
          <table:table-cell office:value-type="percentage" office:value="1.4566823856468E-2" table:style-name="ce9">
            <text:p>1.46%</text:p>
          </table:table-cell>
          <table:table-cell office:value-type="string" table:style-name="ce12">
            <text:p>-0.483130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4" table:style-name="ce3">
            <text:p>984</text:p>
          </table:table-cell>
          <table:table-cell office:value-type="float" office:value="0.45675309441584799" table:style-name="ce4">
            <text:p>0.456753094</text:p>
          </table:table-cell>
          <table:table-cell office:value-type="float" office:value="0.28523340264165298" table:style-name="ce4">
            <text:p>0.285233403</text:p>
          </table:table-cell>
          <table:table-cell office:value-type="float" office:value="0.25801350294249797" table:style-name="ce4">
            <text:p>0.258013503</text:p>
          </table:table-cell>
          <table:table-cell office:value-type="percentage" office:value="2.8762440843009998E-3" table:style-name="ce9">
            <text:p>0.29%</text:p>
          </table:table-cell>
          <table:table-cell office:value-type="percentage" office:value="1.5196360769129001E-2" table:style-name="ce9">
            <text:p>1.52%</text:p>
          </table:table-cell>
          <table:table-cell office:value-type="string" table:style-name="ce12">
            <text:p>-0.4687803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5" table:style-name="ce3">
            <text:p>985</text:p>
          </table:table-cell>
          <table:table-cell office:value-type="float" office:value="0.38374642518665297" table:style-name="ce4">
            <text:p>0.383746425</text:p>
          </table:table-cell>
          <table:table-cell office:value-type="float" office:value="0.49547099074609102" table:style-name="ce4">
            <text:p>0.495470991</text:p>
          </table:table-cell>
          <table:table-cell office:value-type="float" office:value="0.120782584067256" table:style-name="ce4">
            <text:p>0.120782584</text:p>
          </table:table-cell>
          <table:table-cell office:value-type="percentage" office:value="4.7756042176210003E-3" table:style-name="ce9">
            <text:p>0.48%</text:p>
          </table:table-cell>
          <table:table-cell office:value-type="percentage" office:value="1.7376850594236E-2" table:style-name="ce9">
            <text:p>1.74%</text:p>
          </table:table-cell>
          <table:table-cell office:value-type="string" table:style-name="ce12">
            <text:p>-0.300652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6" table:style-name="ce3">
            <text:p>986</text:p>
          </table:table-cell>
          <table:table-cell office:value-type="float" office:value="0.47302576153083098" table:style-name="ce4">
            <text:p>0.473025762</text:p>
          </table:table-cell>
          <table:table-cell office:value-type="float" office:value="0.31674016761187701" table:style-name="ce4">
            <text:p>0.316740168</text:p>
          </table:table-cell>
          <table:table-cell office:value-type="float" office:value="0.21023407085729201" table:style-name="ce4">
            <text:p>0.210234071</text:p>
          </table:table-cell>
          <table:table-cell office:value-type="percentage" office:value="2.9805497111090001E-3" table:style-name="ce9">
            <text:p>0.30%</text:p>
          </table:table-cell>
          <table:table-cell office:value-type="percentage" office:value="1.5606466546343E-2" table:style-name="ce9">
            <text:p>1.56%</text:p>
          </table:table-cell>
          <table:table-cell office:value-type="string" table:style-name="ce12">
            <text:p>-0.4497782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7" table:style-name="ce3">
            <text:p>987</text:p>
          </table:table-cell>
          <table:table-cell office:value-type="float" office:value="0" table:style-name="ce4">
            <text:p>0</text:p>
          </table:table-cell>
          <table:table-cell office:value-type="float" office:value="0.22025076977253699" table:style-name="ce4">
            <text:p>0.22025077</text:p>
          </table:table-cell>
          <table:table-cell office:value-type="float" office:value="0.77974923022746301" table:style-name="ce4">
            <text:p>0.77974923</text:p>
          </table:table-cell>
          <table:table-cell office:value-type="percentage" office:value="7.5236933566319997E-3" table:style-name="ce9">
            <text:p>0.75%</text:p>
          </table:table-cell>
          <table:table-cell office:value-type="percentage" office:value="1.3054652519109E-2" table:style-name="ce9">
            <text:p>1.31%</text:p>
          </table:table-cell>
          <table:table-cell office:value-type="string" table:style-name="ce12">
            <text:p>-0.1896876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8" table:style-name="ce3">
            <text:p>988</text:p>
          </table:table-cell>
          <table:table-cell office:value-type="float" office:value="0.45729765316694299" table:style-name="ce4">
            <text:p>0.457297653</text:p>
          </table:table-cell>
          <table:table-cell office:value-type="float" office:value="0.134243548272557" table:style-name="ce4">
            <text:p>0.134243548</text:p>
          </table:table-cell>
          <table:table-cell office:value-type="float" office:value="0.40845879856049899" table:style-name="ce4">
            <text:p>0.408458799</text:p>
          </table:table-cell>
          <table:table-cell office:value-type="percentage" office:value="2.7374389736070002E-3" table:style-name="ce9">
            <text:p>0.27%</text:p>
          </table:table-cell>
          <table:table-cell office:value-type="percentage" office:value="1.3471474326532999E-2" table:style-name="ce9">
            <text:p>1.35%</text:p>
          </table:table-cell>
          <table:table-cell office:value-type="string" table:style-name="ce12">
            <text:p>-0.539106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89" table:style-name="ce3">
            <text:p>989</text:p>
          </table:table-cell>
          <table:table-cell office:value-type="float" office:value="0.163233379286086" table:style-name="ce4">
            <text:p>0.163233379</text:p>
          </table:table-cell>
          <table:table-cell office:value-type="float" office:value="0.40560246833262897" table:style-name="ce4">
            <text:p>0.405602468</text:p>
          </table:table-cell>
          <table:table-cell office:value-type="float" office:value="0.43116415238128503" table:style-name="ce4">
            <text:p>0.431164152</text:p>
          </table:table-cell>
          <table:table-cell office:value-type="percentage" office:value="5.2325303399769997E-3" table:style-name="ce9">
            <text:p>0.52%</text:p>
          </table:table-cell>
          <table:table-cell office:value-type="percentage" office:value="1.5673972910624001E-2" table:style-name="ce9">
            <text:p>1.57%</text:p>
          </table:table-cell>
          <table:table-cell office:value-type="string" table:style-name="ce12">
            <text:p>-0.30416474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0" table:style-name="ce3">
            <text:p>990</text:p>
          </table:table-cell>
          <table:table-cell office:value-type="float" office:value="0.38048797424932501" table:style-name="ce4">
            <text:p>0.380487974</text:p>
          </table:table-cell>
          <table:table-cell office:value-type="float" office:value="0.336951378182061" table:style-name="ce4">
            <text:p>0.336951378</text:p>
          </table:table-cell>
          <table:table-cell office:value-type="float" office:value="0.28256064756861399" table:style-name="ce4">
            <text:p>0.282560648</text:p>
          </table:table-cell>
          <table:table-cell office:value-type="percentage" office:value="3.4368504381519999E-3" table:style-name="ce9">
            <text:p>0.34%</text:p>
          </table:table-cell>
          <table:table-cell office:value-type="percentage" office:value="1.5554216798236001E-2" table:style-name="ce9">
            <text:p>1.56%</text:p>
          </table:table-cell>
          <table:table-cell office:value-type="string" table:style-name="ce12">
            <text:p>-0.42195309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1" table:style-name="ce3">
            <text:p>991</text:p>
          </table:table-cell>
          <table:table-cell office:value-type="float" office:value="0.62466414983436103" table:style-name="ce4">
            <text:p>0.62466415</text:p>
          </table:table-cell>
          <table:table-cell office:value-type="float" office:value="0.29826383662184902" table:style-name="ce4">
            <text:p>0.298263837</text:p>
          </table:table-cell>
          <table:table-cell office:value-type="float" office:value="7.7072013543790993E-2" table:style-name="ce4">
            <text:p>0.077072014</text:p>
          </table:table-cell>
          <table:table-cell office:value-type="percentage" office:value="2.6962508313970002E-3" table:style-name="ce9">
            <text:p>0.27%</text:p>
          </table:table-cell>
          <table:table-cell office:value-type="percentage" office:value="1.5859528317270999E-2" table:style-name="ce9">
            <text:p>1.59%</text:p>
          </table:table-cell>
          <table:table-cell office:value-type="string" table:style-name="ce12">
            <text:p>-0.460527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2" table:style-name="ce3">
            <text:p>992</text:p>
          </table:table-cell>
          <table:table-cell office:value-type="float" office:value="0.17744271579309101" table:style-name="ce4">
            <text:p>0.177442716</text:p>
          </table:table-cell>
          <table:table-cell office:value-type="float" office:value="0.23465705376825599" table:style-name="ce4">
            <text:p>0.234657054</text:p>
          </table:table-cell>
          <table:table-cell office:value-type="float" office:value="0.58790023043865303" table:style-name="ce4">
            <text:p>0.58790023</text:p>
          </table:table-cell>
          <table:table-cell office:value-type="percentage" office:value="4.9849587045020004E-3" table:style-name="ce9">
            <text:p>0.50%</text:p>
          </table:table-cell>
          <table:table-cell office:value-type="percentage" office:value="1.3762739978412E-2" table:style-name="ce9">
            <text:p>1.38%</text:p>
          </table:table-cell>
          <table:table-cell office:value-type="string" table:style-name="ce12">
            <text:p>-0.3643926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3" table:style-name="ce3">
            <text:p>993</text:p>
          </table:table-cell>
          <table:table-cell office:value-type="float" office:value="0.85886957512290996" table:style-name="ce4">
            <text:p>0.858869575</text:p>
          </table:table-cell>
          <table:table-cell office:value-type="float" office:value="0" table:style-name="ce4">
            <text:p>0</text:p>
          </table:table-cell>
          <table:table-cell office:value-type="float" office:value="0.14113042487708999" table:style-name="ce4">
            <text:p>0.141130425</text:p>
          </table:table-cell>
          <table:table-cell office:value-type="percentage" office:value="1.923989923958E-3" table:style-name="ce9">
            <text:p>0.19%</text:p>
          </table:table-cell>
          <table:table-cell office:value-type="percentage" office:value="1.3166078988967E-2" table:style-name="ce9">
            <text:p>1.32%</text:p>
          </table:table-cell>
          <table:table-cell office:value-type="string" table:style-name="ce12">
            <text:p>-0.613395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4" table:style-name="ce3">
            <text:p>994</text:p>
          </table:table-cell>
          <table:table-cell office:value-type="float" office:value="0.18632626446382899" table:style-name="ce4">
            <text:p>0.186326264</text:p>
          </table:table-cell>
          <table:table-cell office:value-type="float" office:value="0.27416632935535701" table:style-name="ce4">
            <text:p>0.274166329</text:p>
          </table:table-cell>
          <table:table-cell office:value-type="float" office:value="0.53950740618081405" table:style-name="ce4">
            <text:p>0.539507406</text:p>
          </table:table-cell>
          <table:table-cell office:value-type="percentage" office:value="4.8054526044730003E-3" table:style-name="ce9">
            <text:p>0.48%</text:p>
          </table:table-cell>
          <table:table-cell office:value-type="percentage" office:value="1.4241727211086999E-2" table:style-name="ce9">
            <text:p>1.42%</text:p>
          </table:table-cell>
          <table:table-cell office:value-type="string" table:style-name="ce12">
            <text:p>-0.36474137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5" table:style-name="ce3">
            <text:p>995</text:p>
          </table:table-cell>
          <table:table-cell office:value-type="float" office:value="0.148036130060024" table:style-name="ce4">
            <text:p>0.14803613</text:p>
          </table:table-cell>
          <table:table-cell office:value-type="float" office:value="0.75288734311758199" table:style-name="ce4">
            <text:p>0.752887343</text:p>
          </table:table-cell>
          <table:table-cell office:value-type="float" office:value="9.9076526822393998E-2" table:style-name="ce4">
            <text:p>0.099076527</text:p>
          </table:table-cell>
          <table:table-cell office:value-type="percentage" office:value="9.3369304808079995E-3" table:style-name="ce9">
            <text:p>0.93%</text:p>
          </table:table-cell>
          <table:table-cell office:value-type="percentage" office:value="1.9598604896332E-2" table:style-name="ce9">
            <text:p>1.96%</text:p>
          </table:table-cell>
          <table:table-cell office:value-type="string" table:style-name="ce12">
            <text:p>-0.0338325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6" table:style-name="ce3">
            <text:p>996</text:p>
          </table:table-cell>
          <table:table-cell office:value-type="float" office:value="0.61445842656081895" table:style-name="ce4">
            <text:p>0.614458427</text:p>
          </table:table-cell>
          <table:table-cell office:value-type="float" office:value="0.151565384810811" table:style-name="ce4">
            <text:p>0.151565385</text:p>
          </table:table-cell>
          <table:table-cell office:value-type="float" office:value="0.23397618862837" table:style-name="ce4">
            <text:p>0.233976189</text:p>
          </table:table-cell>
          <table:table-cell office:value-type="percentage" office:value="2.0525976561780001E-3" table:style-name="ce9">
            <text:p>0.21%</text:p>
          </table:table-cell>
          <table:table-cell office:value-type="percentage" office:value="1.4150794852037E-2" table:style-name="ce9">
            <text:p>1.42%</text:p>
          </table:table-cell>
          <table:table-cell office:value-type="string" table:style-name="ce12">
            <text:p>-0.5616223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7" table:style-name="ce3">
            <text:p>997</text:p>
          </table:table-cell>
          <table:table-cell office:value-type="float" office:value="0.57088108397910498" table:style-name="ce4">
            <text:p>0.570881084</text:p>
          </table:table-cell>
          <table:table-cell office:value-type="float" office:value="0.42911891602089502" table:style-name="ce4">
            <text:p>0.429118916</text:p>
          </table:table-cell>
          <table:table-cell office:value-type="float" office:value="0" table:style-name="ce4">
            <text:p>0</text:p>
          </table:table-cell>
          <table:table-cell office:value-type="percentage" office:value="3.9504907224650002E-3" table:style-name="ce9">
            <text:p>0.40%</text:p>
          </table:table-cell>
          <table:table-cell office:value-type="percentage" office:value="1.7191152270962001E-2" table:style-name="ce9">
            <text:p>1.72%</text:p>
          </table:table-cell>
          <table:table-cell office:value-type="string" table:style-name="ce12">
            <text:p>-0.35189666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8" table:style-name="ce3">
            <text:p>998</text:p>
          </table:table-cell>
          <table:table-cell office:value-type="float" office:value="0.25382389185241699" table:style-name="ce4">
            <text:p>0.253823892</text:p>
          </table:table-cell>
          <table:table-cell office:value-type="float" office:value="0.43770477307246403" table:style-name="ce4">
            <text:p>0.437704773</text:p>
          </table:table-cell>
          <table:table-cell office:value-type="float" office:value="0.30847133507511898" table:style-name="ce4">
            <text:p>0.308471335</text:p>
          </table:table-cell>
          <table:table-cell office:value-type="percentage" office:value="4.7360645658289999E-3" table:style-name="ce9">
            <text:p>0.47%</text:p>
          </table:table-cell>
          <table:table-cell office:value-type="percentage" office:value="1.6318459685992999E-2" table:style-name="ce9">
            <text:p>1.63%</text:p>
          </table:table-cell>
          <table:table-cell office:value-type="string" table:style-name="ce12">
            <text:p>-0.32257548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office:value-type="float" office:value="999" table:style-name="ce3">
            <text:p>999</text:p>
          </table:table-cell>
          <table:table-cell office:value-type="float" office:value="0.53178209602851001" table:style-name="ce4">
            <text:p>0.531782096</text:p>
          </table:table-cell>
          <table:table-cell office:value-type="float" office:value="2.2117383511433001E-2" table:style-name="ce4">
            <text:p>0.022117384</text:p>
          </table:table-cell>
          <table:table-cell office:value-type="float" office:value="0.44610052046005699" table:style-name="ce4">
            <text:p>0.44610052</text:p>
          </table:table-cell>
          <table:table-cell office:value-type="percentage" office:value="2.7187666763030002E-3" table:style-name="ce9">
            <text:p>0.27%</text:p>
          </table:table-cell>
          <table:table-cell office:value-type="percentage" office:value="1.2417403998283E-2" table:style-name="ce9">
            <text:p>1.24%</text:p>
          </table:table-cell>
          <table:table-cell office:value-type="string" table:style-name="ce12">
            <text:p>-0.58637321</text:p>
          </table:table-cell>
          <table:table-cell table:style-name="ce12"/>
          <table:table-cell table:number-columns-repeated="2" table:style-name="ce1"/>
          <table:table-cell table:number-columns-repeated="4" table:style-name="ce2"/>
          <table:table-cell table:number-columns-repeated="2" table:style-name="ce10"/>
          <table:table-cell table:number-columns-repeated="16368"/>
        </table:table-row>
        <table:table-row table:style-name="ro1">
          <table:table-cell table:number-columns-repeated="4" table:style-name="ce1"/>
          <table:table-cell table:number-columns-repeated="2" table:style-name="ce6"/>
          <table:table-cell table:number-columns-repeated="2" table:style-name="ce11"/>
          <table:table-cell table:number-columns-repeated="6" table:style-name="ce1"/>
          <table:table-cell table:number-columns-repeated="2" table:style-name="ce6"/>
          <table:table-cell table:number-columns-repeated="16368"/>
        </table:table-row>
        <table:table-row table:number-rows-repeated="1047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2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USUARIO</meta:initial-creator>
    <dc:creator/>
    <meta:creation-date>2021-05-18T23:36:24Z</meta:creation-date>
    <dc:date>2022-01-19T02:00:02Z</dc:date>
    <meta:user-defined meta:name="ContentTypeId">0x010100FB13FB75A2F4CB4DB8A374EA1797B76C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percentage-style style:name="N14">
      <number:number number:decimal-places="2" number:min-decimal-places="2" number:min-integer-digits="1"/>
      <number:text>%</number:text>
    </number:percentage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14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91.7500787401575pt" svg:width="428.2500787401575pt" chart:style-name="Crt0">
        <chart:title chart:style-name="CT00">
          <text:p text:style-name="a0" text:class-names="" text:cond-style-name="">Gráfica Portafolio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portfolio.$F$1" chart:values-cell-range-address="portfolio.$F$2:.$F$1001" chart:class="chart:scatter" chart:attached-axis="primary-y" chart:style-name="G0S0">
            <chart:domain table:cell-range-address="portfolio.$E$2:.$E$1001"/>
            <chart:data-point chart:repeated="100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